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Liberation Serif2" svg:font-family="'Liberation Serif'"/>
    <style:font-face style:name="OpenSymbol1" svg:font-family="OpenSymbol"/>
    <style:font-face style:name="Helvetica" svg:font-family="Helvetica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1.737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65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49cm" svg:stroke-color="#729fcf" draw:stroke-linejoin="miter" svg:stroke-linecap="butt" draw:fill="none" fo:padding-top="0.024cm" fo:padding-bottom="0.024cm" fo:padding-left="0.024cm" fo:padding-right="0.024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017cm" fo:min-width="9.96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1.551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3.69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3.33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3.30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3.22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3.18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3.23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4.98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72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41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4.32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69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659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78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05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0.03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0.06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8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17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88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7.02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49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74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45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23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0.12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67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4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85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1.70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114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14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87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3.85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571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456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164cm" fo:padding-top="0cm" fo:padding-bottom="0cm" fo:padding-left="0cm" fo:padding-right="0cm"/>
    </style:style>
    <style:style style:name="gr44" style:family="graphic" style:parent-style-name="standard">
      <style:graphic-properties draw:stroke="none" draw:fill="solid" draw:fill-color="#ffffff"/>
    </style:style>
    <style:style style:name="gr45" style:family="graphic" style:parent-style-name="standard">
      <style:graphic-properties draw:stroke="solid" svg:stroke-width="0.037cm" svg:stroke-color="#000000" draw:stroke-linejoin="miter" svg:stroke-linecap="butt" draw:fill="none" fo:padding-top="0.018cm" fo:padding-bottom="0.018cm" fo:padding-left="0.018cm" fo:padding-right="0.018cm"/>
    </style:style>
    <style:style style:name="gr46" style:family="graphic" style:parent-style-name="standard">
      <style:graphic-properties draw:stroke="none" draw:fill="solid" draw:fill-color="#000000"/>
    </style:style>
    <style:style style:name="gr47" style:family="graphic" style:parent-style-name="standard">
      <style:graphic-properties draw:stroke="solid" svg:stroke-width="0.037cm" svg:stroke-color="#000000" draw:stroke-linejoin="miter" svg:stroke-linecap="butt" draw:fill="solid" draw:fill-color="#000000" fo:padding-top="0.018cm" fo:padding-bottom="0.018cm" fo:padding-left="0.018cm" fo:padding-right="0.018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546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474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068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41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81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62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55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527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691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869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634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113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131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38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78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538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693cm" fo:padding-top="0cm" fo:padding-bottom="0cm" fo:padding-left="0cm" fo:padding-right="0cm"/>
    </style:style>
    <style:style style:name="gr65" style:family="graphic" style:parent-style-name="standard">
      <style:graphic-properties draw:stroke="solid" svg:stroke-width="0.038cm" svg:stroke-color="#000000" draw:stroke-linejoin="miter" svg:stroke-linecap="butt" draw:fill="none" fo:padding-top="0.019cm" fo:padding-bottom="0.019cm" fo:padding-left="0.019cm" fo:padding-right="0.019cm"/>
    </style:style>
    <style:style style:name="gr66" style:family="graphic" style:parent-style-name="standard">
      <style:graphic-properties draw:stroke="solid" svg:stroke-width="0.038cm" svg:stroke-color="#000000" draw:stroke-linejoin="miter" svg:stroke-linecap="butt" draw:fill="solid" draw:fill-color="#000000" fo:padding-top="0.019cm" fo:padding-bottom="0.019cm" fo:padding-left="0.019cm" fo:padding-right="0.019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81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45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81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25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74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25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31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53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48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45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55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54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04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55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69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5.09cm" fo:padding-top="0cm" fo:padding-bottom="0cm" fo:padding-left="0cm" fo:padding-right="0cm"/>
    </style:style>
    <style:style style:name="gr83" style:family="graphic" style:parent-style-name="standard">
      <style:graphic-properties draw:stroke="solid" svg:stroke-width="0.052cm" svg:stroke-color="#000000" draw:stroke-linejoin="miter" svg:stroke-linecap="butt" draw:fill="none" fo:padding-top="0.026cm" fo:padding-bottom="0.026cm" fo:padding-left="0.026cm" fo:padding-right="0.026cm"/>
    </style:style>
    <style:style style:name="gr84" style:family="graphic" style:parent-style-name="standard">
      <style:graphic-properties draw:stroke="solid" svg:stroke-width="0.052cm" svg:stroke-color="#000000" draw:stroke-linejoin="miter" svg:stroke-linecap="butt" draw:fill="solid" draw:fill-color="#000000" fo:padding-top="0.026cm" fo:padding-bottom="0.026cm" fo:padding-left="0.026cm" fo:padding-right="0.026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3.888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2.271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3.389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2.809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0.734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3.812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3.338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0.921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0.866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3.122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121cm" fo:padding-top="0cm" fo:padding-bottom="0cm" fo:padding-left="0cm" fo:padding-right="0cm"/>
    </style:style>
    <style:style style:name="gr96" style:family="graphic" style:parent-style-name="standard">
      <style:graphic-properties draw:stroke="solid" svg:stroke-width="0.058cm" svg:stroke-color="#000000" draw:stroke-linejoin="miter" svg:stroke-linecap="butt" draw:fill="none" fo:padding-top="0.029cm" fo:padding-bottom="0.029cm" fo:padding-left="0.029cm" fo:padding-right="0.029cm"/>
    </style:style>
    <style:style style:name="gr97" style:family="graphic" style:parent-style-name="standard">
      <style:graphic-properties draw:stroke="solid" svg:stroke-width="0.058cm" svg:stroke-color="#000000" draw:stroke-linejoin="miter" svg:stroke-linecap="butt" draw:fill="solid" draw:fill-color="#000000" fo:padding-top="0.029cm" fo:padding-bottom="0.029cm" fo:padding-left="0.029cm" fo:padding-right="0.029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1.7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4.299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3.909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3.588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3.799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0.819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0.967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4.113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3.583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2.741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4.494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3.88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3.533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5.586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146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305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825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044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694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016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795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062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032cm" fo:padding-top="0cm" fo:padding-bottom="0cm" fo:padding-left="0cm" fo:padding-right="0cm"/>
    </style:style>
    <style:style style:name="gr121" style:family="graphic" style:parent-style-name="standard">
      <style:graphic-properties draw:stroke="solid" svg:stroke-width="0.039cm" svg:stroke-color="#000000" draw:stroke-linejoin="miter" svg:stroke-linecap="butt" draw:fill="none" fo:padding-top="0.019cm" fo:padding-bottom="0.019cm" fo:padding-left="0.019cm" fo:padding-right="0.019cm"/>
    </style:style>
    <style:style style:name="gr122" style:family="graphic" style:parent-style-name="standard">
      <style:graphic-properties draw:stroke="solid" svg:stroke-width="0.039cm" svg:stroke-color="#000000" draw:stroke-linejoin="miter" svg:stroke-linecap="butt" draw:fill="solid" draw:fill-color="#000000" fo:padding-top="0.019cm" fo:padding-bottom="0.019cm" fo:padding-left="0.019cm" fo:padding-right="0.019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263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402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677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17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893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1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599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983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071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144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813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48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898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474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796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944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343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14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703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855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5.56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46cm" fo:padding-top="0cm" fo:padding-bottom="0cm" fo:padding-left="0cm" fo:padding-right="0cm"/>
    </style:style>
    <style:style style:name="gr145" style:family="graphic" style:parent-style-name="standard">
      <style:graphic-properties draw:stroke="solid" svg:stroke-width="0.056cm" svg:stroke-color="#000000" draw:stroke-linejoin="miter" svg:stroke-linecap="butt" draw:fill="none" fo:padding-top="0.028cm" fo:padding-bottom="0.028cm" fo:padding-left="0.028cm" fo:padding-right="0.028cm"/>
    </style:style>
    <style:style style:name="gr146" style:family="graphic" style:parent-style-name="standard">
      <style:graphic-properties draw:stroke="solid" svg:stroke-width="0.056cm" svg:stroke-color="#000000" draw:stroke-linejoin="miter" svg:stroke-linecap="butt" draw:fill="solid" draw:fill-color="#000000" fo:padding-top="0.028cm" fo:padding-bottom="0.028cm" fo:padding-left="0.028cm" fo:padding-right="0.028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5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342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.196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4.206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.42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0.781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566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4.125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4.121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538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0.921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312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398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157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75cm" fo:padding-top="0cm" fo:padding-bottom="0cm" fo:padding-left="0cm" fo:padding-right="0cm"/>
    </style:style>
    <style:style style:name="gr162" style:family="graphic" style:parent-style-name="standard">
      <style:graphic-properties draw:stroke="solid" svg:stroke-width="0.032cm" svg:stroke-color="#000000" draw:stroke-linejoin="miter" svg:stroke-linecap="butt" draw:fill="none" fo:padding-top="0.016cm" fo:padding-bottom="0.016cm" fo:padding-left="0.016cm" fo:padding-right="0.016cm"/>
    </style:style>
    <style:style style:name="gr163" style:family="graphic" style:parent-style-name="standard">
      <style:graphic-properties draw:stroke="solid" svg:stroke-width="0.032cm" svg:stroke-color="#000000" draw:stroke-linejoin="miter" svg:stroke-linecap="butt" draw:fill="solid" draw:fill-color="#000000" fo:padding-top="0.016cm" fo:padding-bottom="0.016cm" fo:padding-left="0.016cm" fo:padding-right="0.016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542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779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682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8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1.619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0.463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0.548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2.322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88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515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209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455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535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004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259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195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288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368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971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813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584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428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468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3.113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289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478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186cm" fo:padding-top="0cm" fo:padding-bottom="0cm" fo:padding-left="0cm" fo:padding-right="0cm"/>
    </style:style>
    <style:style style:name="gr191" style:family="graphic" style:parent-style-name="standard">
      <style:graphic-properties draw:stroke="solid" svg:stroke-width="0.041cm" svg:stroke-color="#000000" draw:stroke-linejoin="miter" svg:stroke-linecap="butt" draw:fill="none" fo:padding-top="0.02cm" fo:padding-bottom="0.02cm" fo:padding-left="0.02cm" fo:padding-right="0.02cm"/>
    </style:style>
    <style:style style:name="gr192" style:family="graphic" style:parent-style-name="standard">
      <style:graphic-properties draw:stroke="solid" svg:stroke-width="0.041cm" svg:stroke-color="#000000" draw:stroke-linejoin="miter" svg:stroke-linecap="butt" draw:fill="solid" draw:fill-color="#000000" fo:padding-top="0.02cm" fo:padding-bottom="0.02cm" fo:padding-left="0.02cm" fo:padding-right="0.02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546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589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999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02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574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675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428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407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728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15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824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757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904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711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935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066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153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694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257cm" fo:padding-top="0cm" fo:padding-bottom="0cm" fo:padding-left="0cm" fo:padding-right="0cm"/>
    </style:style>
    <style:style style:name="gr212" style:family="graphic" style:parent-style-name="standard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213" style:family="graphic" style:parent-style-name="standard">
      <style:graphic-properties draw:stroke="solid" svg:stroke-width="0.028cm" svg:stroke-color="#000000" draw:stroke-linejoin="miter" svg:stroke-linecap="butt" draw:fill="solid" draw:fill-color="#000000" fo:padding-top="0.014cm" fo:padding-bottom="0.014cm" fo:padding-left="0.014cm" fo:padding-right="0.014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124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3.389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396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463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424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805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4.32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818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2.068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323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708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0.027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66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3.685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638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3cm" fo:padding-top="0cm" fo:padding-bottom="0cm" fo:padding-left="0cm" fo:padding-right="0cm"/>
    </style:style>
    <style:style style:name="gr230" style:family="graphic" style:parent-style-name="standard">
      <style:graphic-properties draw:stroke="solid" svg:stroke-width="0.031cm" svg:stroke-color="#00a933" draw:stroke-linejoin="miter" svg:stroke-linecap="butt" draw:fill="none" fo:padding-top="0.015cm" fo:padding-bottom="0.015cm" fo:padding-left="0.015cm" fo:padding-right="0.015cm"/>
    </style:style>
    <style:style style:name="gr231" style:family="graphic" style:parent-style-name="standard">
      <style:graphic-properties draw:stroke="solid" svg:stroke-width="0.031cm" svg:stroke-color="#5983b0" draw:stroke-linejoin="miter" svg:stroke-linecap="butt" draw:fill="none" fo:padding-top="0.015cm" fo:padding-bottom="0.015cm" fo:padding-left="0.015cm" fo:padding-right="0.015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981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0.62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1.856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4.031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453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613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2.424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8.823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581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607cm" fo:padding-top="0cm" fo:padding-bottom="0cm" fo:padding-left="0cm" fo:padding-right="0cm"/>
    </style:style>
    <style:style style:name="gr242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/>
    </style:style>
    <style:style style:name="gr243" style:family="graphic" style:parent-style-name="standard">
      <style:graphic-properties draw:stroke="none" draw:fill="solid" draw:fill-color="#ff972f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591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869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908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5.752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99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855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918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079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647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7.114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109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339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847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36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35cm" fo:padding-top="0cm" fo:padding-bottom="0cm" fo:padding-left="0cm" fo:padding-right="0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686cm" fo:padding-top="0cm" fo:padding-bottom="0cm" fo:padding-left="0cm" fo:padding-right="0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02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043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151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677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7.186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7.495cm" fo:padding-top="0cm" fo:padding-bottom="0cm" fo:padding-left="0cm" fo:padding-right="0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319cm" fo:padding-top="0cm" fo:padding-bottom="0cm" fo:padding-left="0cm" fo:padding-right="0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815cm" fo:padding-top="0cm" fo:padding-bottom="0cm" fo:padding-left="0cm" fo:padding-right="0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3cm" fo:padding-top="0cm" fo:padding-bottom="0cm" fo:padding-left="0cm" fo:padding-right="0cm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669cm" fo:padding-top="0cm" fo:padding-bottom="0cm" fo:padding-left="0cm" fo:padding-right="0cm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7.135cm" fo:padding-top="0cm" fo:padding-bottom="0cm" fo:padding-left="0cm" fo:padding-right="0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193cm" fo:padding-top="0cm" fo:padding-bottom="0cm" fo:padding-left="0cm" fo:padding-right="0cm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151cm" fo:padding-top="0cm" fo:padding-bottom="0cm" fo:padding-left="0cm" fo:padding-right="0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3.498cm" fo:padding-top="0cm" fo:padding-bottom="0cm" fo:padding-left="0cm" fo:padding-right="0cm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536cm" fo:padding-top="0cm" fo:padding-bottom="0cm" fo:padding-left="0cm" fo:padding-right="0cm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2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26pt" style:font-size-asian="26pt" style:font-size-complex="26pt"/>
    </style:style>
    <style:style style:name="P6" style:family="paragraph">
      <loext:graphic-properties draw:fill="none"/>
      <style:text-properties fo:font-size="20pt" style:font-size-asian="20pt" style:font-size-complex="20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P12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3" style:family="paragraph">
      <loext:graphic-properties draw:fill="none"/>
      <style:text-properties fo:font-size="14.8999996185303pt" style:font-size-asian="14.8999996185303pt" style:font-size-complex="14.8999996185303pt"/>
    </style:style>
    <style:style style:name="P14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15" style:family="paragraph">
      <loext:graphic-properties draw:fill="none"/>
      <style:text-properties fo:font-size="14.1999998092651pt" style:font-size-asian="14.1999998092651pt" style:font-size-complex="14.1999998092651pt"/>
    </style:style>
    <style:style style:name="P16" style:family="paragraph">
      <loext:graphic-properties draw:fill="none"/>
      <style:text-properties fo:font-size="8.39999961853027pt" style:font-size-asian="8.39999961853027pt" style:font-size-complex="8.39999961853027pt"/>
    </style:style>
    <style:style style:name="P17" style:family="paragraph">
      <loext:graphic-properties draw:fill="none"/>
      <style:text-properties fo:font-size="8.30000019073486pt" style:font-size-asian="8.30000019073486pt" style:font-size-complex="8.30000019073486pt"/>
    </style:style>
    <style:style style:name="P18" style:family="paragraph">
      <loext:graphic-properties draw:fill="none"/>
      <style:text-properties fo:font-size="10.5pt" style:font-size-asian="10.5pt" style:font-size-complex="10.5pt"/>
    </style:style>
    <style:style style:name="P19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20" style:family="paragraph">
      <loext:graphic-properties draw:fill="solid" draw:fill-color="#ff972f"/>
    </style:style>
    <style:style style:name="T1" style:family="text">
      <style:text-properties fo:color="#000000" style:font-name="Liberation Serif2" fo:font-size="16pt" style:font-size-asian="16pt" style:font-name-complex="Liberation Serif2" style:font-size-complex="16pt"/>
    </style:style>
    <style:style style:name="T2" style:family="text">
      <style:text-properties fo:color="#000000" style:font-name="Liberation Serif2" fo:font-size="14pt" style:font-size-asian="14pt" style:font-name-complex="Liberation Serif2" style:font-size-complex="14pt"/>
    </style:style>
    <style:style style:name="T3" style:family="text">
      <style:text-properties fo:color="#729fcf" style:font-name="Liberation Serif2" fo:font-size="26pt" fo:font-weight="bold" style:font-size-asian="26pt" style:font-name-complex="Liberation Serif2" style:font-size-complex="26pt" style:font-weight-complex="bold"/>
    </style:style>
    <style:style style:name="T4" style:family="text">
      <style:text-properties fo:color="#729fcf" style:font-name="Liberation Serif2" fo:font-size="20pt" fo:font-weight="bold" style:font-size-asian="20pt" style:font-name-complex="Liberation Serif2" style:font-size-complex="20pt" style:font-weight-complex="bold"/>
    </style:style>
    <style:style style:name="T5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6" style:family="text">
      <style:text-properties fo:color="#000000" style:font-name="Liberation Serif2" fo:font-size="20pt" style:font-size-asian="20pt" style:font-name-complex="Liberation Serif2" style:font-size-complex="20pt"/>
    </style:style>
    <style:style style:name="T7" style:family="text">
      <style:text-properties fo:color="#000000" style:font-name="Liberation Serif2" fo:font-size="14pt" fo:font-style="italic" style:font-size-asian="14pt" style:font-name-complex="Liberation Serif2" style:font-size-complex="14pt" style:font-style-complex="italic"/>
    </style:style>
    <style:style style:name="T8" style:family="text">
      <style:text-properties fo:color="#00a933" style:font-name="Liberation Serif2" fo:font-size="14pt" style:font-size-asian="14pt" style:font-name-complex="Liberation Serif2" style:font-size-complex="14pt"/>
    </style:style>
    <style:style style:name="T9" style:family="text">
      <style:text-properties fo:color="#000000" style:font-name="Helvetica1" fo:font-size="9.60000038146973pt" style:font-size-asian="9.60000038146973pt" style:font-name-complex="Helvetica1" style:font-size-complex="9.60000038146973pt"/>
    </style:style>
    <style:style style:name="T10" style:family="text">
      <style:text-properties fo:color="#000000" style:font-name="Helvetica1" fo:font-size="10pt" style:font-size-asian="10pt" style:font-name-complex="Helvetica1" style:font-size-complex="10pt"/>
    </style:style>
    <style:style style:name="T11" style:family="text">
      <style:text-properties fo:color="#000000" style:font-name="Helvetica1" fo:font-size="13.3999996185303pt" style:font-size-asian="13.3999996185303pt" style:font-name-complex="Helvetica1" style:font-size-complex="13.3999996185303pt"/>
    </style:style>
    <style:style style:name="T12" style:family="text">
      <style:text-properties fo:color="#000000" style:font-name="Helvetica1" fo:font-size="14.8999996185303pt" style:font-size-asian="14.8999996185303pt" style:font-name-complex="Helvetica1" style:font-size-complex="14.8999996185303pt"/>
    </style:style>
    <style:style style:name="T13" style:family="text">
      <style:text-properties fo:color="#000000" style:font-name="Helvetica1" fo:font-size="10.1000003814697pt" style:font-size-asian="10.1000003814697pt" style:font-name-complex="Helvetica1" style:font-size-complex="10.1000003814697pt"/>
    </style:style>
    <style:style style:name="T14" style:family="text">
      <style:text-properties fo:color="#000000" style:font-name="Helvetica1" fo:font-size="14.1999998092651pt" style:font-size-asian="14.1999998092651pt" style:font-name-complex="Helvetica1" style:font-size-complex="14.1999998092651pt"/>
    </style:style>
    <style:style style:name="T15" style:family="text">
      <style:text-properties fo:color="#000000" style:font-name="Helvetica1" fo:font-size="8.39999961853027pt" style:font-size-asian="8.39999961853027pt" style:font-name-complex="Helvetica1" style:font-size-complex="8.39999961853027pt"/>
    </style:style>
    <style:style style:name="T16" style:family="text">
      <style:text-properties fo:color="#000000" style:font-name="Helvetica1" fo:font-size="8.30000019073486pt" style:font-size-asian="8.30000019073486pt" style:font-name-complex="Helvetica1" style:font-size-complex="8.30000019073486pt"/>
    </style:style>
    <style:style style:name="T17" style:family="text">
      <style:text-properties fo:color="#000000" style:font-name="Helvetica1" fo:font-size="10.5pt" style:font-size-asian="10.5pt" style:font-name-complex="Helvetica1" style:font-size-complex="10.5pt"/>
    </style:style>
    <style:style style:name="T18" style:family="text">
      <style:text-properties fo:color="#ce181e" style:font-name="Liberation Serif2" fo:font-size="14pt" fo:background-color="#fff200" style:font-size-asian="14pt" style:font-name-complex="Liberation Serif2" style:font-size-complex="14pt"/>
    </style:style>
    <style:style style:name="T19" style:family="text">
      <style:text-properties fo:color="#000000" style:font-name="Helvetica1" fo:font-size="7.19999980926514pt" style:font-size-asian="7.19999980926514pt" style:font-name-complex="Helvetica1" style:font-size-complex="7.19999980926514pt"/>
    </style:style>
    <style:style style:name="T20" style:family="text">
      <style:text-properties fo:color="#00a933" style:font-name="Liberation Serif2" fo:font-size="16pt" fo:font-weight="bold" style:font-size-asian="16pt" style:font-name-complex="Liberation Serif2" style:font-size-complex="16pt" style:font-weight-complex="bold"/>
    </style:style>
    <style:style style:name="T21" style:family="text">
      <style:text-properties fo:color="#5983b0" style:font-name="Liberation Serif2" fo:font-size="16pt" fo:font-weight="bold" style:font-size-asian="16pt" style:font-name-complex="Liberation Serif2" style:font-size-complex="16pt" style:font-weight-complex="bold"/>
    </style:style>
    <style:style style:name="T22" style:family="text">
      <style:text-properties fo:color="#000000" style:font-name="Liberation Serif2" fo:font-size="14pt" fo:font-weight="bold" style:font-size-asian="14pt" style:font-name-complex="Liberation Serif2" style:font-size-complex="14pt" style:font-weight-complex="bold"/>
    </style:style>
    <style:style style:name="T23" style:family="text">
      <style:text-properties fo:color="#000000" style:font-name="Liberation Serif2" fo:font-size="16pt" fo:font-weight="bold" style:font-size-asian="16pt" style:font-name-complex="Liberation Serif2" style:font-size-complex="16pt" style:font-weight-complex="bold"/>
    </style:style>
    <style:style style:name="T24" style:family="text">
      <style:text-properties fo:color="#000000" style:font-name="OpenSymbol1" fo:font-size="14pt" style:font-size-asian="14pt" style:font-name-complex="OpenSymbol1" style:font-size-complex="14pt"/>
    </style:style>
    <style:style style:name="T25" style:family="text">
      <style:text-properties fo:color="#5983b0" style:font-name="Liberation Serif2" fo:font-size="14pt" style:font-size-asian="14pt" style:font-name-complex="Liberation Serif2" style:font-size-complex="14pt"/>
    </style:style>
    <style:style style:name="T26" style:family="text">
      <style:text-properties fo:color="#5983b0" style:font-name="OpenSymbol1" fo:font-size="14pt" style:font-size-asian="14pt" style:font-name-complex="OpenSymbol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1.737cm" svg:height="0.628cm" svg:x="2.004cm" svg:y="2.027cm">
          <draw:text-box>
            <text:p text:style-name="P1"><text:span text:style-name="T1">Florian Coassin, Méline Ludwig et Ysoline Antoine</text:span></text:p>
          </draw:text-box>
        </draw:frame>
        <draw:frame draw:style-name="gr2" draw:text-style-name="P3" draw:layer="layout" svg:width="4.654cm" svg:height="0.547cm" svg:x="14.432cm" svg:y="2.671cm">
          <draw:text-box>
            <text:p text:style-name="P1"><text:span text:style-name="T2">1A MMI TP11 et TP12</text:span></text:p>
          </draw:text-box>
        </draw:frame>
        <draw:line draw:style-name="gr3" draw:text-style-name="P4" draw:layer="layout" svg:x1="5.542cm" svg:y1="13.186cm" svg:x2="15.469cm" svg:y2="13.186cm">
          <text:p/>
        </draw:line>
        <draw:frame draw:style-name="gr4" draw:text-style-name="P5" draw:layer="layout" svg:width="9.967cm" svg:height="1.017cm" svg:x="5.542cm" svg:y="12.292cm">
          <draw:text-box>
            <text:p text:style-name="P1"><text:span text:style-name="T3">Dossier Gestion de Projet</text:span></text:p>
          </draw:text-box>
        </draw:frame>
        <draw:frame draw:style-name="gr5" draw:text-style-name="P6" draw:layer="layout" svg:width="11.551cm" svg:height="0.784cm" svg:x="4.755cm" svg:y="13.338cm">
          <draw:text-box>
            <text:p text:style-name="P1"><text:span text:style-name="T4">PTUT : Journée Portes Ouvertes 2020</text:span></text:p>
          </draw:text-box>
        </draw:frame>
        <draw:line draw:style-name="gr6" draw:text-style-name="P4" draw:layer="layout" svg:x1="18.998cm" svg:y1="4.118cm" svg:x2="2cm" svg:y2="4.118cm">
          <text:p/>
        </draw:line>
        <draw:frame draw:style-name="gr7" draw:text-style-name="P7" draw:layer="layout" svg:width="0.422cm" svg:height="0.471cm" svg:x="10.4cm" svg:y="27.231cm">
          <draw:text-box>
            <text:p text:style-name="P1"><text:span text:style-name="T5">1</text:span></text:p>
          </draw:text-box>
        </draw:frame>
      </draw:page>
      <draw:page draw:name="page2" draw:style-name="dp1" draw:master-page-name="master-page36">
        <draw:frame draw:style-name="gr8" draw:text-style-name="P6" draw:layer="layout" svg:width="3.698cm" svg:height="0.784cm" svg:x="8.671cm" svg:y="10.145cm">
          <draw:text-box>
            <text:p text:style-name="P1"><text:span text:style-name="T4">Sommaire : </text:span></text:p>
          </draw:text-box>
        </draw:frame>
        <draw:frame draw:style-name="gr9" draw:text-style-name="P6" draw:layer="layout" svg:width="13.333cm" svg:height="0.784cm" svg:x="3.863cm" svg:y="12.579cm">
          <draw:text-box>
            <text:p text:style-name="P1"><text:span text:style-name="T6">Introduction…………………………….page 3</text:span></text:p>
          </draw:text-box>
        </draw:frame>
        <draw:frame draw:style-name="gr10" draw:text-style-name="P6" draw:layer="layout" svg:width="13.303cm" svg:height="0.784cm" svg:x="3.874cm" svg:y="13.391cm">
          <draw:text-box>
            <text:p text:style-name="P1"><text:span text:style-name="T6">Les Cycles………………………….…..page 3</text:span></text:p>
          </draw:text-box>
        </draw:frame>
        <draw:frame draw:style-name="gr11" draw:text-style-name="P6" draw:layer="layout" svg:width="13.227cm" svg:height="0.784cm" svg:x="3.919cm" svg:y="14.202cm">
          <draw:text-box>
            <text:p text:style-name="P1"><text:span text:style-name="T6">Pourquoi les portes Ouvertes ?…….…..page 3</text:span></text:p>
          </draw:text-box>
        </draw:frame>
        <draw:frame draw:style-name="gr9" draw:text-style-name="P6" draw:layer="layout" svg:width="13.333cm" svg:height="0.784cm" svg:x="3.863cm" svg:y="15.014cm">
          <draw:text-box>
            <text:p text:style-name="P1"><text:span text:style-name="T6">Les informations principales….………..page 4</text:span></text:p>
          </draw:text-box>
        </draw:frame>
        <draw:frame draw:style-name="gr12" draw:text-style-name="P6" draw:layer="layout" svg:width="13.189cm" svg:height="0.784cm" svg:x="3.93cm" svg:y="15.825cm">
          <draw:text-box>
            <text:p text:style-name="P1"><text:span text:style-name="T6">Les idées…………….…………...…….page 5</text:span></text:p>
          </draw:text-box>
        </draw:frame>
        <draw:frame draw:style-name="gr13" draw:text-style-name="P6" draw:layer="layout" svg:width="13.235cm" svg:height="0.784cm" svg:x="3.912cm" svg:y="16.636cm">
          <draw:text-box>
            <text:p text:style-name="P1"><text:span text:style-name="T6">Annexes………………………...……...Page 6</text:span></text:p>
          </draw:text-box>
        </draw:frame>
        <draw:frame draw:style-name="gr7" draw:text-style-name="P7" draw:layer="layout" svg:width="0.422cm" svg:height="0.471cm" svg:x="10.4cm" svg:y="27.231cm">
          <draw:text-box>
            <text:p text:style-name="P1"><text:span text:style-name="T5">2</text:span></text:p>
          </draw:text-box>
        </draw:frame>
      </draw:page>
      <draw:page draw:name="page3" draw:style-name="dp1" draw:master-page-name="master-page41">
        <draw:frame draw:style-name="gr14" draw:text-style-name="P6" draw:layer="layout" svg:width="4.985cm" svg:height="0.784cm" svg:x="2.004cm" svg:y="4.465cm">
          <draw:text-box>
            <text:p text:style-name="P1"><text:span text:style-name="T4">1. Introduction :</text:span></text:p>
          </draw:text-box>
        </draw:frame>
        <draw:frame draw:style-name="gr15" draw:text-style-name="P3" draw:layer="layout" svg:width="16.728cm" svg:height="0.547cm" svg:x="2.004cm" svg:y="5.836cm">
          <draw:text-box>
            <text:p text:style-name="P1"><text:span text:style-name="T2">Les Portes Ouvertes permettent de présenter la formation et d’informer les étudiants</text:span></text:p>
          </draw:text-box>
        </draw:frame>
        <draw:frame draw:style-name="gr16" draw:text-style-name="P3" draw:layer="layout" svg:width="16.415cm" svg:height="0.547cm" svg:x="2.004cm" svg:y="6.404cm">
          <draw:text-box>
            <text:p text:style-name="P1"><text:span text:style-name="T2">sur ce qu’est réellement la formation MMI, Métier du Multimédia et de l’Internet. </text:span></text:p>
          </draw:text-box>
        </draw:frame>
        <draw:frame draw:style-name="gr17" draw:text-style-name="P6" draw:layer="layout" svg:width="4.328cm" svg:height="0.784cm" svg:x="2.004cm" svg:y="10.389cm">
          <draw:text-box>
            <text:p text:style-name="P1"><text:span text:style-name="T4">2. Les Cycles :</text:span></text:p>
          </draw:text-box>
        </draw:frame>
        <draw:frame draw:style-name="gr18" draw:text-style-name="P3" draw:layer="layout" svg:width="16.698cm" svg:height="0.547cm" svg:x="2.004cm" svg:y="11.759cm">
          <draw:text-box>
            <text:p text:style-name="P1"><text:span text:style-name="T2">Le cycle de vie du projet : né au moment de la fin des portes ouvertes précédentes il</text:span></text:p>
          </draw:text-box>
        </draw:frame>
        <draw:frame draw:style-name="gr19" draw:text-style-name="P3" draw:layer="layout" svg:width="8.659cm" svg:height="0.547cm" svg:x="2.004cm" svg:y="12.327cm">
          <draw:text-box>
            <text:p text:style-name="P1"><text:span text:style-name="T2">dure jusqu’au bilan de nos portes ouvertes. </text:span></text:p>
          </draw:text-box>
        </draw:frame>
        <draw:frame draw:style-name="gr20" draw:text-style-name="P3" draw:layer="layout" svg:width="15.788cm" svg:height="0.547cm" svg:x="2.004cm" svg:y="13.463cm">
          <draw:text-box>
            <text:p text:style-name="P1"><text:span text:style-name="T2">Le cycle de vie du produit, lui, par contre, dure jusqu’à la rentrée des nouveaux</text:span></text:p>
          </draw:text-box>
        </draw:frame>
        <draw:frame draw:style-name="gr21" draw:text-style-name="P3" draw:layer="layout" svg:width="2.051cm" svg:height="0.547cm" svg:x="2.004cm" svg:y="14.031cm">
          <draw:text-box>
            <text:p text:style-name="P1"><text:span text:style-name="T2">étudiants. </text:span></text:p>
          </draw:text-box>
        </draw:frame>
        <draw:frame draw:style-name="gr22" draw:text-style-name="P6" draw:layer="layout" svg:width="10.035cm" svg:height="0.784cm" svg:x="2.004cm" svg:y="18.016cm">
          <draw:text-box>
            <text:p text:style-name="P1"><text:span text:style-name="T4">3. Pourquoi les portes Ouvertes ?</text:span></text:p>
          </draw:text-box>
        </draw:frame>
        <draw:frame draw:style-name="gr23" draw:text-style-name="P3" draw:layer="layout" svg:width="10.065cm" svg:height="0.547cm" svg:x="2.004cm" svg:y="18.818cm">
          <draw:text-box>
            <text:p text:style-name="P1"><text:span text:style-name="T7">(Annexe 1 : Les 5 pourquoi? Et Annexe 2 : SWOT)</text:span></text:p>
          </draw:text-box>
        </draw:frame>
        <draw:frame draw:style-name="gr24" draw:text-style-name="P3" draw:layer="layout" svg:width="15.86cm" svg:height="0.547cm" svg:x="2.004cm" svg:y="19.954cm">
          <draw:text-box>
            <text:p text:style-name="P1"><text:span text:style-name="T2">Les Portes Ouvertes sont nécessaires pour présenter en détail la formation, pour</text:span></text:p>
          </draw:text-box>
        </draw:frame>
        <draw:frame draw:style-name="gr25" draw:text-style-name="P3" draw:layer="layout" svg:width="16.178cm" svg:height="0.547cm" svg:x="2.004cm" svg:y="20.522cm">
          <draw:text-box>
            <text:p text:style-name="P1"><text:span text:style-name="T2">donner envie aux futurs étudiants de suivre cette formation numérique. Elles sont</text:span></text:p>
          </draw:text-box>
        </draw:frame>
        <draw:frame draw:style-name="gr26" draw:text-style-name="P3" draw:layer="layout" svg:width="16.885cm" svg:height="0.547cm" svg:x="2.004cm" svg:y="21.09cm">
          <draw:text-box>
            <text:p text:style-name="P1"><text:span text:style-name="T2">aussi utiles pour que les étudiants ne se trompent pas dans leurs orientations et qu’ils</text:span></text:p>
          </draw:text-box>
        </draw:frame>
        <draw:frame draw:style-name="gr27" draw:text-style-name="P3" draw:layer="layout" svg:width="7.021cm" svg:height="0.547cm" svg:x="2.004cm" svg:y="21.658cm">
          <draw:text-box>
            <text:p text:style-name="P1"><text:span text:style-name="T2">réalisent ce qu’implique ce cursus. </text:span></text:p>
          </draw:text-box>
        </draw:frame>
        <draw:frame draw:style-name="gr28" draw:text-style-name="P3" draw:layer="layout" svg:width="16.491cm" svg:height="0.547cm" svg:x="2.004cm" svg:y="22.226cm">
          <draw:text-box>
            <text:p text:style-name="P1"><text:span text:style-name="T2">Les Portes Ouvertes montrent également la motivation des étudiants vis-à-vis de la</text:span></text:p>
          </draw:text-box>
        </draw:frame>
        <draw:frame draw:style-name="gr29" draw:text-style-name="P3" draw:layer="layout" svg:width="16.741cm" svg:height="0.547cm" svg:x="2.004cm" svg:y="22.794cm">
          <draw:text-box>
            <text:p text:style-name="P1"><text:span text:style-name="T2">formation afin qu’ils ne prennent pas la place d’un autre étudiant. Mais elles ne sont</text:span></text:p>
          </draw:text-box>
        </draw:frame>
        <draw:frame draw:style-name="gr30" draw:text-style-name="P3" draw:layer="layout" svg:width="16.457cm" svg:height="0.547cm" svg:x="2.004cm" svg:y="23.362cm">
          <draw:text-box>
            <text:p text:style-name="P1"><text:span text:style-name="T2">pas avantageuses qu’aux étudiants, elles le sont aussi pour l’IUT, pour qu’il puisse</text:span></text:p>
          </draw:text-box>
        </draw:frame>
        <draw:frame draw:style-name="gr31" draw:text-style-name="P3" draw:layer="layout" svg:width="6.233cm" svg:height="0.547cm" svg:x="2.004cm" svg:y="23.93cm">
          <draw:text-box>
            <text:p text:style-name="P1"><text:span text:style-name="T2">garder son effectif d’étudiants. </text:span></text:p>
          </draw:text-box>
        </draw:frame>
        <draw:frame draw:style-name="gr7" draw:text-style-name="P7" draw:layer="layout" svg:width="0.422cm" svg:height="0.471cm" svg:x="10.4cm" svg:y="27.231cm">
          <draw:text-box>
            <text:p text:style-name="P1"><text:span text:style-name="T5">3</text:span></text:p>
          </draw:text-box>
        </draw:frame>
      </draw:page>
      <draw:page draw:name="page4" draw:style-name="dp1" draw:master-page-name="master-page46">
        <draw:frame draw:style-name="gr32" draw:text-style-name="P6" draw:layer="layout" svg:width="10.128cm" svg:height="0.784cm" svg:x="2.004cm" svg:y="5.439cm">
          <draw:text-box>
            <text:p text:style-name="P1"><text:span text:style-name="T4">4. Les informations principales : <text:s/></text:span></text:p>
          </draw:text-box>
        </draw:frame>
        <draw:frame draw:style-name="gr33" draw:text-style-name="P3" draw:layer="layout" svg:width="9.679cm" svg:height="0.547cm" svg:x="2.004cm" svg:y="6.242cm">
          <draw:text-box>
            <text:p text:style-name="P1"><text:span text:style-name="T7">(Annexe 3 : QQOQCPC et Annexe 4 : SMART+)</text:span></text:p>
          </draw:text-box>
        </draw:frame>
        <draw:frame draw:style-name="gr34" draw:text-style-name="P3" draw:layer="layout" svg:width="16.41cm" svg:height="0.547cm" svg:x="2.004cm" svg:y="7.378cm">
          <draw:text-box>
            <text:p text:style-name="P1"><text:span text:style-name="T2">Les Portes Ouvertes qui se dérouleront en mars prochain, à l’IUT de Mulhouse, au</text:span></text:p>
          </draw:text-box>
        </draw:frame>
        <draw:frame draw:style-name="gr28" draw:text-style-name="P3" draw:layer="layout" svg:width="16.491cm" svg:height="0.547cm" svg:x="2.004cm" svg:y="7.945cm">
          <draw:text-box>
            <text:p text:style-name="P1"><text:span text:style-name="T2">campus Colline, montrera en détail le département MMI et expliquera la formation</text:span></text:p>
          </draw:text-box>
        </draw:frame>
        <draw:frame draw:style-name="gr35" draw:text-style-name="P3" draw:layer="layout" svg:width="17.85cm" svg:height="0.547cm" svg:x="2.004cm" svg:y="8.513cm">
          <draw:text-box>
            <text:p text:style-name="P1"><text:span text:style-name="T2">aux <text:s text:c="2"/>futurs <text:s text:c="2"/>étudiants. <text:s text:c="2"/>La <text:s text:c="2"/>formation <text:s text:c="2"/>sera <text:s text:c="2"/>détaillée <text:s text:c="2"/>sous <text:s text:c="2"/>forme <text:s text:c="2"/>de <text:s text:c="2"/>divers <text:s text:c="2"/>stands</text:span></text:p>
          </draw:text-box>
        </draw:frame>
        <draw:frame draw:style-name="gr36" draw:text-style-name="P3" draw:layer="layout" svg:width="11.703cm" svg:height="0.547cm" svg:x="2.004cm" svg:y="9.081cm">
          <draw:text-box>
            <text:p text:style-name="P1"><text:span text:style-name="T2">présentant les différentes matières sur une journée entière. </text:span></text:p>
          </draw:text-box>
        </draw:frame>
        <draw:frame draw:style-name="gr37" draw:text-style-name="P3" draw:layer="layout" svg:width="16.114cm" svg:height="0.547cm" svg:x="2.004cm" svg:y="9.649cm">
          <draw:text-box>
            <text:p text:style-name="P1"><text:span text:style-name="T2">Pour ce faire, il nous faut un bon planning avec des étudiants MMI motivés et un</text:span></text:p>
          </draw:text-box>
        </draw:frame>
        <draw:frame draw:style-name="gr38" draw:text-style-name="P3" draw:layer="layout" svg:width="17.147cm" svg:height="0.547cm" svg:x="2.004cm" svg:y="10.217cm">
          <draw:text-box>
            <text:p text:style-name="P1"><text:span text:style-name="T2">roulement organisé pour ne laisser aucun stand vide et sans explication. Il nous faudra</text:span></text:p>
          </draw:text-box>
        </draw:frame>
        <draw:frame draw:style-name="gr39" draw:text-style-name="P3" draw:layer="layout" svg:width="9.87cm" svg:height="0.547cm" svg:x="2.004cm" svg:y="10.785cm">
          <draw:text-box>
            <text:p text:style-name="P1"><text:span text:style-name="T2">également des idées réalisables et non coûteuses. </text:span></text:p>
          </draw:text-box>
        </draw:frame>
        <draw:frame draw:style-name="gr40" draw:text-style-name="P6" draw:layer="layout" svg:width="3.854cm" svg:height="0.784cm" svg:x="2.004cm" svg:y="13.634cm">
          <draw:text-box>
            <text:p text:style-name="P1"><text:span text:style-name="T4">5. Les idées :</text:span></text:p>
          </draw:text-box>
        </draw:frame>
        <draw:frame draw:style-name="gr41" draw:text-style-name="P3" draw:layer="layout" svg:width="3.571cm" svg:height="0.547cm" svg:x="3.256cm" svg:y="15.005cm">
          <draw:text-box>
            <text:p text:style-name="P1"><text:span text:style-name="T8">a. Les pancartes : </text:span></text:p>
          </draw:text-box>
        </draw:frame>
        <draw:frame draw:style-name="gr42" draw:text-style-name="P3" draw:layer="layout" svg:width="3.456cm" svg:height="0.547cm" svg:x="2.004cm" svg:y="15.573cm">
          <draw:text-box>
            <text:p text:style-name="P1"><text:span text:style-name="T2">Pour le parking : </text:span></text:p>
          </draw:text-box>
        </draw:frame>
        <draw:frame draw:style-name="gr7" draw:text-style-name="P7" draw:layer="layout" svg:width="0.422cm" svg:height="0.471cm" svg:x="10.4cm" svg:y="27.231cm">
          <draw:text-box>
            <text:p text:style-name="P1"><text:span text:style-name="T5">4</text:span></text:p>
          </draw:text-box>
        </draw:frame>
      </draw:page>
      <draw:page draw:name="page5" draw:style-name="dp1" draw:master-page-name="master-page51">
        <draw:frame draw:style-name="gr43" draw:text-style-name="P3" draw:layer="layout" svg:width="3.164cm" svg:height="0.547cm" svg:x="2.004cm" svg:y="16.158cm">
          <draw:text-box>
            <text:p text:style-name="P1"><text:span text:style-name="T2">Pour l’accueil : </text:span></text:p>
          </draw:text-box>
        </draw:frame>
        <draw:polygon draw:style-name="gr44" draw:text-style-name="P8" draw:layer="layout" svg:width="19.882cm" svg:height="14.133cm" svg:x="0.5cm" svg:y="2.004cm" svg:viewBox="0 0 19883 14134" draw:points="0,0 19883,0 19883,14134 0,14134">
          <text:p/>
        </draw:polygon>
        <draw:path draw:style-name="gr44" draw:text-style-name="P8" draw:layer="layout" svg:width="3.021cm" svg:height="1.52cm" svg:x="6.078cm" svg:y="2.347cm" svg:viewBox="0 0 3022 1521" svg:d="M2418 0c332 0 604 341 604 760 0 420-272 761-604 761h-1814c-334 0-604-341-604-761 0-419 270-760 604-760z">
          <text:p/>
        </draw:path>
        <draw:path draw:style-name="gr45" draw:text-style-name="P4" draw:layer="layout" svg:width="3.021cm" svg:height="1.52cm" svg:x="6.078cm" svg:y="2.347cm" svg:viewBox="0 0 3022 1521" svg:d="M2418 0c332 0 604 341 604 760 0 420-272 761-604 761h-1814c-334 0-604-341-604-761 0-419 270-760 604-760z">
          <text:p/>
        </draw:path>
        <draw:path draw:style-name="gr46" draw:text-style-name="P9" draw:layer="layout" svg:width="0.178cm" svg:height="0.233cm" svg:x="6.348cm" svg:y="2.94cm" svg:viewBox="0 0 179 234" svg:d="M0 0c81 1 179-14 179 71 0 73-73 75-149 71v45 47h-30v-117zM30 118c54 0 116 10 116-47 0-56-63-44-116-45v46z">
          <text:p/>
        </draw:path>
        <draw:path draw:style-name="gr46" draw:text-style-name="P9" draw:layer="layout" svg:width="0.173cm" svg:height="0.186cm" svg:x="6.557cm" svg:y="2.991cm" svg:viewBox="0 0 174 187" svg:d="M119 149c-14 20-29 39-64 38-34-1-55-20-55-54 0-60 59-59 118-59 3-34-8-52-38-52-24 1-39 7-40 29l-31-2c5-35 31-49 72-49 42 0 67 19 67 60v39 39c-1 19 6 30 26 25v10 9c-29 8-57-2-55-33zM31 133c0 19 11 31 30 31 39-3 60-27 57-69-40 2-87-5-87 38z">
          <text:p/>
        </draw:path>
        <draw:path draw:style-name="gr46" draw:text-style-name="P9" draw:layer="layout" svg:width="0.144cm" svg:height="0.182cm" svg:x="6.752cm" svg:y="2.991cm" svg:viewBox="0 0 145 183" svg:d="M88 0c83-4 49 109 56 183h-30v-58-57c0-29-7-46-36-45-68 2-42 96-47 160h-30l-1-179h28c1 9-1 22 2 30 10-21 28-33 58-34z">
          <text:p/>
        </draw:path>
        <draw:path draw:style-name="gr46" draw:text-style-name="P9" draw:layer="layout" svg:width="0.147cm" svg:height="0.185cm" svg:x="6.93cm" svg:y="2.992cm" svg:viewBox="0 0 148 186" svg:d="M77 22c-37 0-45 32-45 70 0 37 9 70 45 70 22 0 39-13 41-35l30 1c-6 35-29 58-70 58-55 0-71-39-77-93-9-88 95-124 138-61 4 6 5 14 7 21l-30 3c-4-21-16-34-39-34z">
          <text:p/>
        </draw:path>
        <draw:path draw:style-name="gr46" draw:text-style-name="P9" draw:layer="layout" svg:width="0.173cm" svg:height="0.186cm" svg:x="7.098cm" svg:y="2.991cm" svg:viewBox="0 0 174 187" svg:d="M119 149c-14 20-29 39-64 38-34-1-55-20-55-54-1-60 60-59 118-59 3-34-9-52-38-52-23 1-39 7-41 29l-30-2c4-35 30-49 71-49 42 0 68 19 68 60v39 39c-1 19 6 30 26 25v10 9c-29 8-57-2-55-33zM31 133c0 19 12 31 31 31 38-3 59-27 56-69-40 2-87-5-87 38z">
          <text:p/>
        </draw:path>
        <draw:path draw:style-name="gr46" draw:text-style-name="P9" draw:layer="layout" svg:width="0.084cm" svg:height="0.182cm" svg:x="7.293cm" svg:y="2.991cm" svg:viewBox="0 0 85 183" svg:d="M85 29c-74-15-50 85-54 154h-30l-1-179h28c1 11-1 27 2 36 5-25 21-47 55-38v13z">
          <text:p/>
        </draw:path>
        <draw:path draw:style-name="gr46" draw:text-style-name="P9" draw:layer="layout" svg:width="0.086cm" svg:height="0.222cm" svg:x="7.386cm" svg:y="2.954cm" svg:viewBox="0 0 87 223" svg:d="M51 176c-2 22 17 27 36 20v12 11c-31 9-66 5-66-37v-59-60h-21v-11-10h23l8-42h20v20 22h33v10 11h-33v57z">
          <text:p/>
        </draw:path>
        <draw:path draw:style-name="gr46" draw:text-style-name="P9" draw:layer="layout" svg:width="0.157cm" svg:height="0.186cm" svg:x="7.489cm" svg:y="2.991cm" svg:viewBox="0 0 158 187" svg:d="M79 0c60 0 81 39 79 100h-126c0 38 13 63 49 64 24 1 40-11 47-27l26 7c-10 27-36 43-73 43-54 0-82-35-81-94 1-58 24-93 79-93zM129 77c5-57-72-73-92-27-3 6-5 17-5 27z">
          <text:p/>
        </draw:path>
        <draw:path draw:style-name="gr46" draw:text-style-name="P9" draw:layer="layout" svg:width="0.151cm" svg:height="0.252cm" svg:x="7.776cm" svg:y="2.991cm" svg:viewBox="0 0 152 253" svg:d="M87 0c51 1 65 38 65 92 0 53-15 93-65 95-29 0-46-13-56-33l1 99h-30l-2-249h30l2 28c9-20 26-32 55-32zM79 164c38 0 42-33 42-71 0-39-5-69-42-70-39 0-47 30-47 72 0 40 9 69 47 69z">
          <text:p/>
        </draw:path>
        <draw:path draw:style-name="gr46" draw:text-style-name="P9" draw:layer="layout" svg:width="0.173cm" svg:height="0.186cm" svg:x="7.955cm" svg:y="2.991cm" svg:viewBox="0 0 174 187" svg:d="M119 149c-14 20-29 39-64 38-34-1-55-20-55-54-1-60 60-59 118-59 2-34-9-52-39-52-22 1-39 7-40 29l-31-2c5-35 31-49 72-49 42 0 67 19 67 60v39 39c-1 19 7 30 27 25v10 9c-29 8-57-2-55-33zM31 133c0 19 11 31 31 31 38-3 58-27 56-69-41 2-87-5-87 38z">
          <text:p/>
        </draw:path>
        <draw:path draw:style-name="gr46" draw:text-style-name="P9" draw:layer="layout" svg:width="0.084cm" svg:height="0.182cm" svg:x="8.15cm" svg:y="2.991cm" svg:viewBox="0 0 85 183" svg:d="M85 29c-74-15-50 85-53 154h-31l-1-179h29c1 11-1 27 2 36 5-25 21-47 54-38v13z">
          <text:p/>
        </draw:path>
        <draw:polygon draw:style-name="gr46" draw:text-style-name="P9" draw:layer="layout" svg:width="0.146cm" svg:height="0.245cm" svg:x="8.261cm" svg:y="2.928cm" svg:viewBox="0 0 147 246" draw:points="111,246 51,164 30,182 30,214 30,246 0,246 0,123 0,0 30,0 30,77 30,154 107,67 143,67 70,145 147,246">
          <text:p/>
        </draw:polygon>
        <draw:path draw:style-name="gr46" draw:text-style-name="P9" draw:layer="layout" svg:width="0.03cm" svg:height="0.245cm" svg:x="8.429cm" svg:y="2.928cm" svg:viewBox="0 0 31 246" svg:d="M0 28v-14-14h31v14 14zM0 246v-89-90h31v90 89z">
          <text:p/>
        </draw:path>
        <draw:path draw:style-name="gr46" draw:text-style-name="P9" draw:layer="layout" svg:width="0.144cm" svg:height="0.182cm" svg:x="8.502cm" svg:y="2.991cm" svg:viewBox="0 0 145 183" svg:d="M88 0c84-4 49 109 56 183h-30v-58-57c0-29-7-46-36-45-67 2-41 96-46 160h-31l-1-179h29c1 9-1 22 2 30 10-21 27-33 57-34z">
          <text:p/>
        </draw:path>
        <draw:path draw:style-name="gr46" draw:text-style-name="P9" draw:layer="layout" svg:width="0.152cm" svg:height="0.251cm" svg:x="8.68cm" svg:y="2.992cm" svg:viewBox="0 0 153 252" svg:d="M152 3c-9 117 40 275-102 245-22-5-36-18-41-40l30-5c14 45 93 30 83-26v-14-14c-11 20-27 34-57 34-51 0-65-40-65-91 0-53 16-91 68-92 27-1 44 15 55 33 1-10 0-22 1-30zM75 161c34 0 47-31 47-69 0-40-13-71-47-71-36 0-43 32-43 71 0 38 6 69 43 69z">
          <text:p/>
        </draw:path>
        <draw:line draw:style-name="gr45" draw:text-style-name="P4" draw:layer="layout" svg:x1="7.588cm" svg:y1="3.905cm" svg:x2="7.588cm" svg:y2="5.186cm">
          <text:p/>
        </draw:line>
        <draw:polygon draw:style-name="gr46" draw:text-style-name="P9" draw:layer="layout" svg:width="0.038cm" svg:height="0.019cm" svg:x="7.569cm" svg:y="3.886cm" svg:viewBox="0 0 39 20" draw:points="39,20 0,20 0,0 39,0">
          <text:p/>
        </draw:polygon>
        <draw:polygon draw:style-name="gr47" draw:text-style-name="P9" draw:layer="layout" svg:width="0.175cm" svg:height="0.271cm" svg:x="7.5cm" svg:y="5.205cm" svg:viewBox="0 0 176 272" draw:points="88,272 0,0 176,0">
          <text:p/>
        </draw:polygon>
        <draw:polygon draw:style-name="gr44" draw:text-style-name="P8" draw:layer="layout" svg:width="3.021cm" svg:height="2.279cm" svg:x="6.078cm" svg:y="5.556cm" svg:viewBox="0 0 3022 2280" draw:points="0,0 3022,0 3022,2280 0,2280">
          <text:p/>
        </draw:polygon>
        <draw:polygon draw:style-name="gr45" draw:text-style-name="P4" draw:layer="layout" svg:width="3.021cm" svg:height="2.279cm" svg:x="6.078cm" svg:y="5.556cm" svg:viewBox="0 0 3022 2280" draw:points="0,0 3022,0 3022,2280 0,2280">
          <text:p/>
        </draw:polygon>
        <draw:polygon draw:style-name="gr46" draw:text-style-name="P9" draw:layer="layout" svg:width="0.191cm" svg:height="0.232cm" svg:x="6.37cm" svg:y="6.531cm" svg:viewBox="0 0 192 233" draw:points="111,26 111,130 111,233 80,233 80,130 80,26 0,26 0,13 0,0 192,0 192,13 192,26">
          <text:p/>
        </draw:polygon>
        <draw:path draw:style-name="gr46" draw:text-style-name="P9" draw:layer="layout" svg:width="0.084cm" svg:height="0.181cm" svg:x="6.577cm" svg:y="6.582cm" svg:viewBox="0 0 85 182" svg:d="M85 29c-73-16-49 86-53 153h-31l-1-179h29c1 11-1 28 2 38 6-27 22-47 54-40v14z">
          <text:p/>
        </draw:path>
        <draw:path draw:style-name="gr46" draw:text-style-name="P9" draw:layer="layout" svg:width="0.158cm" svg:height="0.186cm" svg:x="6.68cm" svg:y="6.581cm" svg:viewBox="0 0 159 187" svg:d="M80 0c58-1 79 35 79 93 1 59-25 94-80 94-56 0-78-38-79-94 0-62 26-93 80-93zM79 163c41 1 50-29 50-70 0-40-8-70-48-70s-50 30-50 70 10 69 48 70z">
          <text:p/>
        </draw:path>
        <draw:path draw:style-name="gr46" draw:text-style-name="P9" draw:layer="layout" svg:width="0.143cm" svg:height="0.182cm" svg:x="6.874cm" svg:y="6.585cm" svg:viewBox="0 0 144 183" svg:d="M59 183c-84 4-52-109-58-183h31v57 56c0 30 6 47 36 46 67-1 42-94 47-159h29v179h-28c0-9 1-23-1-31-11 21-26 34-56 35z">
          <text:p/>
        </draw:path>
        <draw:polygon draw:style-name="gr46" draw:text-style-name="P9" draw:layer="layout" svg:width="0.166cm" svg:height="0.178cm" svg:x="7.04cm" svg:y="6.585cm" svg:viewBox="0 0 167 179" draw:points="100,179 64,179 0,0 31,0 82,156 134,0 167,0">
          <text:p/>
        </draw:polygon>
        <draw:path draw:style-name="gr46" draw:text-style-name="P9" draw:layer="layout" svg:width="0.157cm" svg:height="0.186cm" svg:x="7.221cm" svg:y="6.581cm" svg:viewBox="0 0 158 187" svg:d="M79 0c60 0 81 40 79 100h-127c0 37 13 62 51 63 24 1 40-11 45-27l27 8c-11 26-35 43-72 43-55 0-83-36-82-95 1-57 24-92 79-92zM128 76c6-56-71-72-91-26-3 6-6 16-6 26z">
          <text:p/>
        </draw:path>
        <draw:polygon draw:style-name="gr46" draw:text-style-name="P9" draw:layer="layout" svg:width="0.147cm" svg:height="0.178cm" svg:x="7.402cm" svg:y="6.585cm" svg:viewBox="0 0 148 179" draw:points="0,179 0,168 0,157 109,22 6,22 6,11 6,0 141,0 141,11 141,22 33,157 148,157 148,168 148,179">
          <text:p/>
        </draw:polygon>
        <draw:path draw:style-name="gr46" draw:text-style-name="P9" draw:layer="layout" svg:width="0.143cm" svg:height="0.182cm" svg:x="7.676cm" svg:y="6.585cm" svg:viewBox="0 0 144 183" svg:d="M58 183c-83 4-51-109-57-183h30v57 56c0 30 6 47 37 46 67-1 42-94 47-159h28l1 179h-28c0-9 1-23-1-31-11 21-27 34-57 35z">
          <text:p/>
        </draw:path>
        <draw:path draw:style-name="gr46" draw:text-style-name="P9" draw:layer="layout" svg:width="0.144cm" svg:height="0.182cm" svg:x="7.863cm" svg:y="6.581cm" svg:viewBox="0 0 145 183" svg:d="M88 0c83-4 49 110 56 183h-30v-57-56c0-29-7-47-36-46-68 3-42 96-47 159h-30l-1-179h28c1 9-1 23 2 31 10-22 27-34 58-35z">
          <text:p/>
        </draw:path>
        <draw:path draw:style-name="gr46" draw:text-style-name="P9" draw:layer="layout" svg:width="0.147cm" svg:height="0.186cm" svg:x="8.128cm" svg:y="6.582cm" svg:viewBox="0 0 148 187" svg:d="M117 47c-3-32-81-36-81 0 14 50 108 11 112 84 3 75-141 71-148 8l26-5c4 34 91 43 92 0-10-52-106-14-110-84-4-54 76-59 114-40 12 7 20 18 23 33z">
          <text:p/>
        </draw:path>
        <draw:path draw:style-name="gr46" draw:text-style-name="P9" draw:layer="layout" svg:width="0.086cm" svg:height="0.221cm" svg:x="8.291cm" svg:y="6.545cm" svg:viewBox="0 0 87 222" svg:d="M51 174c-2 24 16 28 36 21v12 11c-32 10-66 5-66-37v-60-59h-21v-11-11h23l8-40h20v20 20h33v11 11h-33v56z">
          <text:p/>
        </draw:path>
        <draw:path draw:style-name="gr46" draw:text-style-name="P9" draw:layer="layout" svg:width="0.166cm" svg:height="0.249cm" svg:x="8.381cm" svg:y="6.585cm" svg:viewBox="0 0 167 250" svg:d="M167 0l-81 207c-13 26-35 49-76 41v-12-12c36 6 49-19 60-47l-70-177h31l54 146 51-146z">
          <text:p/>
        </draw:path>
        <draw:polygon draw:style-name="gr46" draw:text-style-name="P9" draw:layer="layout" svg:width="0.03cm" svg:height="0.245cm" svg:x="8.57cm" svg:y="6.518cm" svg:viewBox="0 0 31 246" draw:points="0,246 0,123 0,0 31,0 31,123 31,246">
          <text:p/>
        </draw:polygon>
        <draw:path draw:style-name="gr46" draw:text-style-name="P9" draw:layer="layout" svg:width="0.158cm" svg:height="0.186cm" svg:x="8.635cm" svg:y="6.581cm" svg:viewBox="0 0 159 187" svg:d="M81 0c58 0 80 40 78 100h-127c0 37 13 62 50 63 25 1 41-11 46-27l26 8c-10 26-34 43-72 43-55 0-83-36-82-95 1-57 25-92 81-92zM129 76c6-56-72-72-91-26-3 6-6 16-6 26z">
          <text:p/>
        </draw:path>
        <draw:line draw:style-name="gr45" draw:text-style-name="P4" draw:layer="layout" svg:x1="7.588cm" svg:y1="7.873cm" svg:x2="7.588cm" svg:y2="9.359cm">
          <text:p/>
        </draw:line>
        <draw:polygon draw:style-name="gr46" draw:text-style-name="P9" draw:layer="layout" svg:width="0.038cm" svg:height="0.019cm" svg:x="7.569cm" svg:y="7.854cm" svg:viewBox="0 0 39 20" draw:points="39,20 0,20 0,0 39,0">
          <text:p/>
        </draw:polygon>
        <draw:polygon draw:style-name="gr47" draw:text-style-name="P9" draw:layer="layout" svg:width="0.175cm" svg:height="0.272cm" svg:x="7.5cm" svg:y="9.378cm" svg:viewBox="0 0 176 273" draw:points="88,273 0,0 176,0">
          <text:p/>
        </draw:polygon>
        <draw:polygon draw:style-name="gr44" draw:text-style-name="P8" draw:layer="layout" svg:width="3.021cm" svg:height="2.28cm" svg:x="6.078cm" svg:y="9.735cm" svg:viewBox="0 0 3022 2281" draw:points="1511,0 3022,1141 1511,2281 0,1141">
          <text:p/>
        </draw:polygon>
        <draw:polygon draw:style-name="gr45" draw:text-style-name="P4" draw:layer="layout" svg:width="3.021cm" svg:height="2.28cm" svg:x="6.078cm" svg:y="9.735cm" svg:viewBox="0 0 3022 2281" draw:points="1511,0 3022,1141 1511,2281 0,1141">
          <text:p/>
        </draw:polygon>
        <draw:polygon draw:style-name="gr46" draw:text-style-name="P9" draw:layer="layout" svg:width="0.209cm" svg:height="0.233cm" svg:x="6.632cm" svg:y="10.304cm" svg:viewBox="0 0 210 234" draw:points="121,138 121,186 121,234 89,234 89,186 89,138 0,0 35,0 105,112 176,0 210,0">
          <text:p/>
        </draw:polygon>
        <draw:polygon draw:style-name="gr46" draw:text-style-name="P9" draw:layer="layout" svg:width="0.082cm" svg:height="0.026cm" svg:x="6.833cm" svg:y="10.434cm" svg:viewBox="0 0 83 27" draw:points="0,27 0,14 0,0 83,0 83,14 83,27">
          <text:p/>
        </draw:polygon>
        <draw:path draw:style-name="gr46" draw:text-style-name="P9" draw:layer="layout" svg:width="0.172cm" svg:height="0.186cm" svg:x="6.943cm" svg:y="10.355cm" svg:viewBox="0 0 173 187" svg:d="M118 149c-14 20-29 39-63 38-35-1-55-20-55-54-1-61 60-60 117-60 3-33-8-50-38-50-22 1-38 6-39 29l-32-3c5-35 32-49 72-49 42 0 67 19 67 60v40 38c-1 19 7 30 26 25v10 9c-29 9-57-2-55-33zM32 133c0 19 11 31 29 31 39-2 59-27 56-70-40 2-85-5-85 39z">
          <text:p/>
        </draw:path>
        <draw:polygon draw:style-name="gr46" draw:text-style-name="P9" draw:layer="layout" svg:width="0.082cm" svg:height="0.026cm" svg:x="7.13cm" svg:y="10.434cm" svg:viewBox="0 0 83 27" draw:points="0,27 0,14 0,0 83,0 83,14 83,27">
          <text:p/>
        </draw:polygon>
        <draw:path draw:style-name="gr46" draw:text-style-name="P9" draw:layer="layout" svg:width="0.086cm" svg:height="0.221cm" svg:x="7.231cm" svg:y="10.319cm" svg:viewBox="0 0 87 222" svg:d="M51 174c-2 24 17 28 36 22v11 11c-31 10-67 5-67-36v-61-60h-20v-10-11h22l9-40h20v20 20h33v11 10h-33v57z">
          <text:p/>
        </draw:path>
        <draw:polygon draw:style-name="gr46" draw:text-style-name="P9" draw:layer="layout" svg:width="0.083cm" svg:height="0.026cm" svg:x="7.334cm" svg:y="10.434cm" svg:viewBox="0 0 84 27" draw:points="0,27 0,14 0,0 84,0 84,14 84,27">
          <text:p/>
        </draw:polygon>
        <draw:path draw:style-name="gr46" draw:text-style-name="P9" draw:layer="layout" svg:width="0.03cm" svg:height="0.245cm" svg:x="7.453cm" svg:y="10.292cm" svg:viewBox="0 0 31 246" svg:d="M0 28v-14-14h31v14 14zM0 246v-89-90h31v90 89z">
          <text:p/>
        </draw:path>
        <draw:polygon draw:style-name="gr46" draw:text-style-name="P9" draw:layer="layout" svg:width="0.029cm" svg:height="0.245cm" svg:x="7.527cm" svg:y="10.292cm" svg:viewBox="0 0 30 246" draw:points="0,246 0,124 0,0 30,0 30,124 30,246">
          <text:p/>
        </draw:polygon>
        <draw:path draw:style-name="gr46" draw:text-style-name="P9" draw:layer="layout" svg:width="0.173cm" svg:height="0.186cm" svg:x="7.685cm" svg:y="10.355cm" svg:viewBox="0 0 174 187" svg:d="M118 149c-14 20-29 39-64 38-33-1-54-20-54-54-1-61 59-60 117-60 2-33-9-50-39-50-22 1-38 6-39 29l-30-3c4-35 30-49 70-49 42 0 69 19 69 60v40 38c-1 19 6 30 26 25v10 9c-29 9-58-2-56-33zM31 133c0 19 11 31 30 31 38-2 58-27 56-70-40 2-86-5-86 39z">
          <text:p/>
        </draw:path>
        <draw:path draw:style-name="gr46" draw:text-style-name="P9" draw:layer="layout" svg:width="0.146cm" svg:height="0.186cm" svg:x="7.867cm" svg:y="10.356cm" svg:viewBox="0 0 147 187" svg:d="M117 47c-2-32-81-36-82 0 14 51 109 11 112 85 4 74-141 70-147 8l26-5c4 34 91 42 92 0-9-53-106-14-111-85-3-54 77-59 115-40 11 7 20 18 23 33z">
          <text:p/>
        </draw:path>
        <draw:path draw:style-name="gr46" draw:text-style-name="P9" draw:layer="layout" svg:width="0.146cm" svg:height="0.186cm" svg:x="8.035cm" svg:y="10.356cm" svg:viewBox="0 0 147 187" svg:d="M117 47c-3-32-81-36-82 0 14 51 108 11 112 85s-141 70-147 8l26-5c4 34 91 42 92 0-9-53-106-14-111-85-4-54 78-59 115-40 11 7 20 18 22 33z">
          <text:p/>
        </draw:path>
        <draw:path draw:style-name="gr46" draw:text-style-name="P9" draw:layer="layout" svg:width="0.158cm" svg:height="0.186cm" svg:x="8.207cm" svg:y="10.355cm" svg:viewBox="0 0 159 187" svg:d="M80 0c59 0 81 40 79 101h-127c0 37 14 62 50 63 25 1 40-11 46-27l26 8c-10 26-34 42-72 42-55 0-83-35-82-95 1-57 24-92 80-92zM129 76c6-56-71-72-90-26-4 6-7 16-7 26z">
          <text:p/>
        </draw:path>
        <draw:polygon draw:style-name="gr46" draw:text-style-name="P9" draw:layer="layout" svg:width="0.147cm" svg:height="0.178cm" svg:x="8.388cm" svg:y="10.359cm" svg:viewBox="0 0 148 179" draw:points="0,179 0,168 0,157 109,22 7,22 7,11 7,0 142,0 142,11 142,22 33,157 148,157 148,168 148,179">
          <text:p/>
        </draw:polygon>
        <draw:path draw:style-name="gr46" draw:text-style-name="P9" draw:layer="layout" svg:width="0.151cm" svg:height="0.249cm" svg:x="6.442cm" svg:y="10.697cm" svg:viewBox="0 0 152 250" svg:d="M65 63c29 0 45 13 56 32l-1-95h31l1 246h-29c-2-9 0-21-3-29-9 22-26 33-55 33-49 0-64-37-65-92 0-62 21-95 65-95zM73 86c-37 0-42 33-42 71s5 70 42 70c39 0 47-30 47-72 0-39-8-70-47-69z">
          <text:p/>
        </draw:path>
        <draw:polygon draw:style-name="gr46" draw:text-style-name="P9" draw:layer="layout" svg:width="0.031cm" svg:height="0.073cm" svg:x="6.631cm" svg:y="10.71cm" svg:viewBox="0 0 32 74" draw:points="28,74 4,74 0,0 32,0">
          <text:p/>
        </draw:polygon>
        <draw:path draw:style-name="gr46" draw:text-style-name="P9" draw:layer="layout" svg:width="0.172cm" svg:height="0.186cm" svg:x="6.692cm" svg:y="10.76cm" svg:viewBox="0 0 173 187" svg:d="M118 150c-14 19-30 38-64 37s-54-20-54-53c-1-60 58-60 117-60 3-33-8-51-39-51-22 1-38 6-39 29l-31-3c5-35 31-49 71-49 43 0 68 19 68 60v40 38c-1 19 7 30 26 26v9 9c-29 9-57-2-55-32zM30 134c0 18 12 31 30 31 39-3 60-28 57-70-41 2-87-5-87 39z">
          <text:p/>
        </draw:path>
        <draw:path draw:style-name="gr46" draw:text-style-name="P9" draw:layer="layout" svg:width="0.083cm" svg:height="0.181cm" svg:x="6.887cm" svg:y="10.761cm" svg:viewBox="0 0 84 182" svg:d="M84 29c-73-15-50 86-54 153h-30v-179h28c0 12-1 28 1 38 6-26 23-47 55-40v15z">
          <text:p/>
        </draw:path>
        <draw:path draw:style-name="gr46" draw:text-style-name="P9" draw:layer="layout" svg:width="0.152cm" svg:height="0.252cm" svg:x="6.989cm" svg:y="10.761cm" svg:viewBox="0 0 153 253" svg:d="M152 3c-9 117 39 276-102 246-23-6-37-19-42-40l30-5c14 44 94 30 83-26v-14-16c-10 21-27 35-56 35-52 0-65-39-65-91s15-91 67-92c27-1 45 15 55 33 1-9 0-21 2-30zM75 162c33 0 46-31 46-70s-13-70-46-70c-37 0-44 32-44 70 0 39 6 70 44 70z">
          <text:p/>
        </draw:path>
        <draw:path draw:style-name="gr46" draw:text-style-name="P9" draw:layer="layout" svg:width="0.157cm" svg:height="0.186cm" svg:x="7.176cm" svg:y="10.76cm" svg:viewBox="0 0 158 187" svg:d="M79 0c60 0 81 40 79 101h-127c0 37 13 63 50 64 24 0 40-12 46-28l26 8c-10 26-35 42-72 42-54 0-82-35-81-94 1-58 24-93 79-93zM128 77c6-57-72-73-91-27-3 7-6 17-6 27z">
          <text:p/>
        </draw:path>
        <draw:path draw:style-name="gr46" draw:text-style-name="P9" draw:layer="layout" svg:width="0.144cm" svg:height="0.182cm" svg:x="7.37cm" svg:y="10.76cm" svg:viewBox="0 0 145 183" svg:d="M87 0c84-3 50 110 57 183h-31v-56-57c0-29-7-46-36-45-67 2-41 95-46 158h-30l-1-179h28c1 10-1 24 2 31 11-21 27-34 57-35z">
          <text:p/>
        </draw:path>
        <draw:path draw:style-name="gr46" draw:text-style-name="P9" draw:layer="layout" svg:width="0.086cm" svg:height="0.221cm" svg:x="7.539cm" svg:y="10.724cm" svg:viewBox="0 0 87 222" svg:d="M51 174c-2 23 16 27 36 21v11 12c-32 10-66 5-66-37v-60-59h-21v-11-11h23l8-40h20v20 20h33v11 11h-33v56z">
          <text:p/>
        </draw:path>
        <draw:path draw:style-name="gr46" draw:text-style-name="P9" draw:layer="layout" svg:width="0.151cm" svg:height="0.253cm" svg:x="7.742cm" svg:y="10.76cm" svg:viewBox="0 0 152 254" svg:d="M87 0c51 1 65 39 65 92 0 54-14 92-65 94-29 0-45-12-57-32l1 100h-30l-1-250h29l2 28c11-19 27-32 56-32zM80 164c37 0 42-32 42-71 0-38-6-68-42-69-39 0-49 30-49 71 0 40 11 69 49 69z">
          <text:p/>
        </draw:path>
        <draw:path draw:style-name="gr46" draw:text-style-name="P9" draw:layer="layout" svg:width="0.159cm" svg:height="0.186cm" svg:x="7.921cm" svg:y="10.76cm" svg:viewBox="0 0 160 187" svg:d="M81 0c57-1 79 35 79 94 1 59-25 93-80 93-56 0-79-37-80-93 0-63 27-94 81-94zM80 165c41 0 49-30 49-71s-7-71-47-71c-41 0-51 30-51 71s10 70 49 71z">
          <text:p/>
        </draw:path>
        <draw:path draw:style-name="gr46" draw:text-style-name="P9" draw:layer="layout" svg:width="0.144cm" svg:height="0.182cm" svg:x="8.115cm" svg:y="10.764cm" svg:viewBox="0 0 145 183" svg:d="M59 183c-84 4-51-109-58-183h30v57 57c0 29 7 47 38 46 67-2 42-95 46-160h29l1 179h-28c-1-9 1-23-2-31-10 21-26 34-56 35z">
          <text:p/>
        </draw:path>
        <draw:path draw:style-name="gr46" draw:text-style-name="P9" draw:layer="layout" svg:width="0.084cm" svg:height="0.181cm" svg:x="8.303cm" svg:y="10.761cm" svg:viewBox="0 0 85 182" svg:d="M85 29c-74-15-51 86-54 153h-30l-1-179h28c1 12-1 28 2 38 5-26 22-47 55-40v15z">
          <text:p/>
        </draw:path>
        <draw:polygon draw:style-name="gr46" draw:text-style-name="P9" draw:layer="layout" svg:width="0.029cm" svg:height="0.245cm" svg:x="8.506cm" svg:y="10.697cm" svg:viewBox="0 0 30 246" draw:points="0,246 0,123 0,0 30,0 30,123 30,246">
          <text:p/>
        </draw:polygon>
        <draw:path draw:style-name="gr46" draw:text-style-name="P9" draw:layer="layout" svg:width="0.172cm" svg:height="0.186cm" svg:x="8.571cm" svg:y="10.76cm" svg:viewBox="0 0 173 187" svg:d="M118 150c-15 19-30 38-64 37s-54-20-54-53c-1-60 59-60 117-60 3-33-9-51-39-51-22 1-38 6-39 29l-31-3c5-35 31-49 71-49 43 0 68 19 68 60v40 38c-1 19 7 30 26 26v9 9c-29 9-57-2-55-32zM31 134c0 18 11 31 29 31 39-3 60-28 57-70-41 2-86-5-86 39z">
          <text:p/>
        </draw:path>
        <draw:path draw:style-name="gr46" draw:text-style-name="P9" draw:layer="layout" svg:width="0.084cm" svg:height="0.181cm" svg:x="6.706cm" svg:y="11.166cm" svg:viewBox="0 0 85 182" svg:d="M85 29c-74-15-50 85-54 153h-30l-1-179h28c1 12-1 27 2 37 5-25 21-46 55-39v14z">
          <text:p/>
        </draw:path>
        <draw:path draw:style-name="gr46" draw:text-style-name="P9" draw:layer="layout" svg:width="0.157cm" svg:height="0.252cm" svg:x="6.809cm" svg:y="11.099cm" svg:viewBox="0 0 158 253" svg:d="M80 67c59 0 80 39 78 100h-126c0 37 13 63 50 64 24 1 40-12 45-27l27 7c-11 26-35 42-72 42-54 0-83-34-82-94 1-58 25-92 80-92zM128 143c6-57-71-73-90-26-3 7-6 16-6 26zM59 51c8-22 26-33 36-51h33v2 3l-54 46z">
          <text:p/>
        </draw:path>
        <draw:path draw:style-name="gr46" draw:text-style-name="P9" draw:layer="layout" svg:width="0.173cm" svg:height="0.185cm" svg:x="6.995cm" svg:y="11.166cm" svg:viewBox="0 0 174 186" svg:d="M118 149c-14 19-29 38-64 37-33-1-54-19-54-53-1-60 59-59 117-59 2-33-9-52-39-52-22 1-38 8-39 30l-31-3c5-35 31-49 71-49 42 0 68 18 68 61v38 38c0 19 7 30 27 26v9 10c-29 8-58-2-56-33zM31 133c0 19 11 31 30 31 38-3 58-27 56-70-40 2-86-4-86 39z">
          <text:p/>
        </draw:path>
        <draw:polygon draw:style-name="gr46" draw:text-style-name="P9" draw:layer="layout" svg:width="0.03cm" svg:height="0.244cm" svg:x="7.19cm" svg:y="11.103cm" svg:viewBox="0 0 31 245" draw:points="0,245 0,122 0,0 31,0 31,122 31,245">
          <text:p/>
        </draw:polygon>
        <draw:path draw:style-name="gr46" draw:text-style-name="P9" draw:layer="layout" svg:width="0.029cm" svg:height="0.244cm" svg:x="7.264cm" svg:y="11.103cm" svg:viewBox="0 0 30 245" svg:d="M0 28v-14-14h30v14 14zM0 245v-90-89h30v89 90z">
          <text:p/>
        </draw:path>
        <draw:path draw:style-name="gr46" draw:text-style-name="P9" draw:layer="layout" svg:width="0.147cm" svg:height="0.186cm" svg:x="7.324cm" svg:y="11.166cm" svg:viewBox="0 0 148 187" svg:d="M118 48c-3-33-81-36-82 0 15 50 108 12 112 85 3 73-141 69-148 7l26-4c4 33 92 42 93 0-10-53-107-14-111-85-4-54 77-60 114-40 12 6 20 19 23 34z">
          <text:p/>
        </draw:path>
        <draw:path draw:style-name="gr46" draw:text-style-name="P9" draw:layer="layout" svg:width="0.172cm" svg:height="0.185cm" svg:x="7.497cm" svg:y="11.166cm" svg:viewBox="0 0 173 186" svg:d="M117 149c-14 19-29 38-63 37s-54-19-54-53c-1-60 58-59 116-59 3-33-8-52-38-52-22 1-38 8-39 30l-31-3c5-35 31-49 71-49 42 0 67 18 67 61v38 38c-1 19 7 30 27 26v9 10c-30 8-58-2-56-33zM30 133c0 19 12 31 30 31 39-3 59-27 56-70-40 2-86-4-86 39z">
          <text:p/>
        </draw:path>
        <draw:path draw:style-name="gr46" draw:text-style-name="P9" draw:layer="layout" svg:width="0.086cm" svg:height="0.222cm" svg:x="7.674cm" svg:y="11.129cm" svg:viewBox="0 0 87 223" svg:d="M51 175c-2 23 17 28 36 21v11 12c-31 9-66 4-66-37v-60-59h-21v-11-11h23l9-41h19v20 21h33v11 11h-33v56z">
          <text:p/>
        </draw:path>
        <draw:path draw:style-name="gr46" draw:text-style-name="P9" draw:layer="layout" svg:width="0.03cm" svg:height="0.244cm" svg:x="7.785cm" svg:y="11.103cm" svg:viewBox="0 0 31 245" svg:d="M0 28v-14-14h31v14 14zM0 245v-90-89h31v89 90z">
          <text:p/>
        </draw:path>
        <draw:path draw:style-name="gr46" draw:text-style-name="P9" draw:layer="layout" svg:width="0.159cm" svg:height="0.185cm" svg:x="7.85cm" svg:y="11.166cm" svg:viewBox="0 0 160 186" svg:d="M79 0c59-1 81 35 81 93 0 59-26 93-82 93-55 0-77-36-78-93 0-62 26-93 79-93zM78 164c41 1 50-29 50-71 0-40-8-71-48-71s-49 31-49 71c0 41 9 70 47 71z">
          <text:p/>
        </draw:path>
        <draw:path draw:style-name="gr46" draw:text-style-name="P9" draw:layer="layout" svg:width="0.144cm" svg:height="0.181cm" svg:x="8.045cm" svg:y="11.166cm" svg:viewBox="0 0 145 182" svg:d="M88 0c83-4 49 108 56 182h-30v-57-57c0-29-8-46-37-45-68 2-41 96-46 159h-30l-1-179h28c1 10-1 23 2 30 11-20 28-33 58-33z">
          <text:p/>
        </draw:path>
        <draw:path draw:style-name="gr46" draw:text-style-name="P9" draw:layer="layout" svg:width="0.158cm" svg:height="0.235cm" svg:x="8.316cm" svg:y="11.112cm" svg:viewBox="0 0 159 236" svg:d="M82 0c79 0 104 92 42 126-18 9-35 22-36 49h-29c0-60 71-52 71-107 0-29-19-41-48-42-30 0-49 16-52 44l-30-1c6-44 32-69 82-69zM58 236v-16-16h31v16 16z">
          <text:p/>
        </draw:path>
        <draw:path draw:style-name="gr46" draw:text-style-name="P9" draw:layer="layout" svg:width="2.256cm" svg:height="0.038cm" svg:x="9.148cm" svg:y="10.856cm" svg:viewBox="0 0 2257 39" svg:d="M985 39h-985v-39h985zM2257 39h-655v-39h655z">
          <text:p/>
        </draw:path>
        <draw:polygon draw:style-name="gr46" draw:text-style-name="P9" draw:layer="layout" svg:width="0.046cm" svg:height="0.038cm" svg:x="9.104cm" svg:y="10.856cm" svg:viewBox="0 0 47 39" draw:points="47,39 0,39 26,20 0,0 47,0">
          <text:p/>
        </draw:polygon>
        <draw:polygon draw:style-name="gr46" draw:text-style-name="P9" draw:layer="layout" svg:width="0.27cm" svg:height="0.175cm" svg:x="11.423cm" svg:y="10.787cm" svg:viewBox="0 0 271 176" draw:points="271,89 0,176 0,0">
          <text:p/>
        </draw:polygon>
        <draw:path draw:style-name="gr46" draw:text-style-name="P9" draw:layer="layout" svg:width="0.349cm" svg:height="0.228cm" svg:x="11.404cm" svg:y="10.761cm" svg:viewBox="0 0 350 229" svg:d="M350 115l-350 114v-229zM38 178l189-63-189-63z">
          <text:p/>
        </draw:path>
        <draw:polygon draw:style-name="gr46" draw:text-style-name="P9" draw:layer="layout" svg:width="0.188cm" svg:height="0.233cm" svg:x="10.161cm" svg:y="10.709cm" svg:viewBox="0 0 189 234" draw:points="151,234 26,35 27,234 0,234 0,117 0,0 38,0 162,201 160,0 189,0 189,117 189,234">
          <text:p/>
        </draw:polygon>
        <draw:path draw:style-name="gr46" draw:text-style-name="P9" draw:layer="layout" svg:width="0.158cm" svg:height="0.185cm" svg:x="10.389cm" svg:y="10.76cm" svg:viewBox="0 0 159 186" svg:d="M79 0c59-1 80 34 80 94 1 59-25 92-81 92-55 0-77-36-78-92 0-63 26-94 79-94zM78 164c42 1 51-29 51-70 0-42-8-72-49-72-40 0-49 30-49 72 0 40 9 69 47 70z">
          <text:p/>
        </draw:path>
        <draw:path draw:style-name="gr46" draw:text-style-name="P9" draw:layer="layout" svg:width="0.144cm" svg:height="0.182cm" svg:x="10.584cm" svg:y="10.76cm" svg:viewBox="0 0 145 183" svg:d="M87 0c83-4 50 110 56 183h-29v-57-57c0-29-8-46-37-45-68 2-42 96-47 159h-29l-1-179h28c1 10-1 23 2 31 10-21 27-34 57-35z">
          <text:p/>
        </draw:path>
        <draw:path draw:style-name="gr44" draw:text-style-name="P8" draw:layer="layout" svg:width="3.021cm" svg:height="1.52cm" svg:x="11.772cm" svg:y="10.115cm" svg:viewBox="0 0 3022 1521" svg:d="M2418 0c334 0 604 340 604 760s-270 761-604 761h-1814c-334 0-604-341-604-761s270-760 604-760z">
          <text:p/>
        </draw:path>
        <draw:path draw:style-name="gr45" draw:text-style-name="P4" draw:layer="layout" svg:width="3.021cm" svg:height="1.52cm" svg:x="11.772cm" svg:y="10.115cm" svg:viewBox="0 0 3022 1521" svg:d="M2418 0c334 0 604 340 604 760s-270 761-604 761h-1814c-334 0-604-341-604-761s270-760 604-760z">
          <text:p/>
        </draw:path>
        <draw:path draw:style-name="gr46" draw:text-style-name="P9" draw:layer="layout" svg:width="0.23cm" svg:height="0.239cm" svg:x="12.032cm" svg:y="10.707cm" svg:viewBox="0 0 231 240" svg:d="M115 0c76 0 116 43 116 118s-42 122-116 122c-75 0-115-46-115-122 0-75 40-118 115-118zM115 214c59 0 83-39 83-96 0-56-27-93-83-93-57 0-83 37-83 93 0 57 26 95 83 96z">
          <text:p/>
        </draw:path>
        <draw:path draw:style-name="gr46" draw:text-style-name="P9" draw:layer="layout" svg:width="0.144cm" svg:height="0.182cm" svg:x="12.3cm" svg:y="10.76cm" svg:viewBox="0 0 145 183" svg:d="M88 0c83-3 49 110 56 183h-30v-56-57c0-29-8-46-37-45-68 2-42 95-46 158h-30l-1-179h28c1 10-1 24 2 31 10-21 27-34 58-35z">
          <text:p/>
        </draw:path>
        <draw:polygon draw:style-name="gr46" draw:text-style-name="P9" draw:layer="layout" svg:width="0.029cm" svg:height="0.245cm" svg:x="12.58cm" svg:y="10.697cm" svg:viewBox="0 0 30 246" draw:points="0,246 0,123 0,0 30,0 30,123 30,246">
          <text:p/>
        </draw:polygon>
        <draw:path draw:style-name="gr46" draw:text-style-name="P9" draw:layer="layout" svg:width="0.172cm" svg:height="0.186cm" svg:x="12.645cm" svg:y="10.76cm" svg:viewBox="0 0 173 187" svg:d="M117 150c-14 19-29 38-63 37s-54-20-54-53c-1-60 59-60 116-60 3-33-8-51-38-51-22 1-38 6-39 29l-31-3c5-35 31-49 71-49 42 0 67 19 67 60v40 38c-1 19 7 30 27 26v9 9c-30 9-57-2-56-32zM31 134c0 18 11 31 30 31 38-3 58-28 55-70-40 2-85-5-85 39z">
          <text:p/>
        </draw:path>
        <draw:path draw:style-name="gr46" draw:text-style-name="P9" draw:layer="layout" svg:width="0.03cm" svg:height="0.245cm" svg:x="12.84cm" svg:y="10.697cm" svg:viewBox="0 0 31 246" svg:d="M0 29v-14-15h31v15 14zM0 246v-90-89h31v89 90z">
          <text:p/>
        </draw:path>
        <draw:path draw:style-name="gr46" draw:text-style-name="P9" draw:layer="layout" svg:width="0.147cm" svg:height="0.186cm" svg:x="12.9cm" svg:y="10.761cm" svg:viewBox="0 0 148 187" svg:d="M118 47c-3-32-80-35-81 0 14 51 107 11 111 86 3 73-141 69-148 7l27-5c4 34 91 43 92 0-9-52-107-14-111-85-4-53 77-59 115-39 11 6 19 17 22 32z">
          <text:p/>
        </draw:path>
        <draw:path draw:style-name="gr46" draw:text-style-name="P9" draw:layer="layout" svg:width="0.147cm" svg:height="0.186cm" svg:x="13.068cm" svg:y="10.761cm" svg:viewBox="0 0 148 187" svg:d="M117 47c-3-32-80-35-81 0 14 51 107 11 112 86 3 73-141 69-148 7l26-5c4 34 91 43 92 0-10-52-106-14-110-85-4-53 76-59 113-39 12 6 20 17 23 32z">
          <text:p/>
        </draw:path>
        <draw:path draw:style-name="gr46" draw:text-style-name="P9" draw:layer="layout" svg:width="0.157cm" svg:height="0.186cm" svg:x="13.241cm" svg:y="10.76cm" svg:viewBox="0 0 158 187" svg:d="M80 0c59 0 80 40 78 101h-126c0 37 13 63 50 64 24 0 40-12 45-28l27 8c-11 26-35 42-72 42-54 0-83-35-82-94 1-58 24-93 80-93zM128 77c6-57-70-73-90-27-3 7-6 17-6 27z">
          <text:p/>
        </draw:path>
        <draw:path draw:style-name="gr46" draw:text-style-name="P9" draw:layer="layout" svg:width="0.086cm" svg:height="0.221cm" svg:x="13.511cm" svg:y="10.724cm" svg:viewBox="0 0 87 222" svg:d="M51 174c-1 23 17 27 36 21v11 12c-31 10-66 5-66-37v-60-59h-21v-11-11h22l9-40h20v20 20h33v11 11h-33v56z">
          <text:p/>
        </draw:path>
        <draw:path draw:style-name="gr46" draw:text-style-name="P9" draw:layer="layout" svg:width="0.158cm" svg:height="0.186cm" svg:x="13.614cm" svg:y="10.76cm" svg:viewBox="0 0 159 187" svg:d="M80 0c58-1 79 35 79 94 1 59-25 93-80 93-56 0-78-37-79-93 0-63 26-94 80-94zM79 165c41 0 49-30 49-71s-7-71-47-71c-41 0-51 30-51 71s10 70 49 71z">
          <text:p/>
        </draw:path>
        <draw:path draw:style-name="gr46" draw:text-style-name="P9" draw:layer="layout" svg:width="0.236cm" svg:height="0.182cm" svg:x="13.808cm" svg:y="10.76cm" svg:viewBox="0 0 237 183" svg:d="M174 25c-63 3-36 98-41 158h-29v-56-57c0-27-5-47-33-45-61 4-35 97-41 158h-29l-1-179h28c1 10 0 24 2 31 10-42 93-48 100 0 10-20 25-34 54-35 80-2 44 113 52 183h-29v-56-57c0-27-5-46-33-45z">
          <text:p/>
        </draw:path>
        <draw:path draw:style-name="gr46" draw:text-style-name="P9" draw:layer="layout" svg:width="0.151cm" svg:height="0.249cm" svg:x="14.086cm" svg:y="10.697cm" svg:viewBox="0 0 152 250" svg:d="M87 63c50 0 64 38 65 93 0 62-21 94-65 94-29-1-46-10-56-32l-2 28h-29l1-246h30v48 48c10-22 27-33 56-33zM80 228c37 0 42-32 42-71 0-37-5-71-42-70-40 0-49 31-49 72 0 40 10 69 49 69z">
          <text:p/>
        </draw:path>
        <draw:path draw:style-name="gr46" draw:text-style-name="P9" draw:layer="layout" svg:width="0.158cm" svg:height="0.186cm" svg:x="14.265cm" svg:y="10.76cm" svg:viewBox="0 0 159 187" svg:d="M80 0c59 0 81 40 79 101h-127c0 37 13 63 49 64 26 0 42-12 47-28l26 8c-10 26-34 42-73 42-54 0-82-35-81-94 1-58 25-93 80-93zM129 77c6-57-72-73-91-27-3 7-6 17-6 27z">
          <text:p/>
        </draw:path>
        <draw:path draw:style-name="gr46" draw:text-style-name="P9" draw:layer="layout" svg:width="0.084cm" svg:height="0.181cm" svg:x="14.46cm" svg:y="10.761cm" svg:viewBox="0 0 85 182" svg:d="M85 29c-74-15-49 86-53 153h-31l-1-179h29c1 12-1 28 2 38 6-26 21-47 54-40v15z">
          <text:p/>
        </draw:path>
        <draw:path draw:style-name="gr46" draw:text-style-name="P9" draw:layer="layout" svg:width="0.038cm" svg:height="1.866cm" svg:x="7.569cm" svg:y="12.058cm" svg:viewBox="0 0 39 1867" svg:d="M39 1867h-39v-564h39zM39 898h-39v-898h39z">
          <text:p/>
        </draw:path>
        <draw:polygon draw:style-name="gr46" draw:text-style-name="P9" draw:layer="layout" svg:width="0.038cm" svg:height="0.034cm" svg:x="7.569cm" svg:y="12.024cm" svg:viewBox="0 0 39 35" draw:points="39,35 0,35 0,0 19,15 39,0">
          <text:p/>
        </draw:polygon>
        <draw:polygon draw:style-name="gr46" draw:text-style-name="P9" draw:layer="layout" svg:width="0.175cm" svg:height="0.271cm" svg:x="7.5cm" svg:y="13.943cm" svg:viewBox="0 0 176 272" draw:points="88,272 0,0 176,0">
          <text:p/>
        </draw:polygon>
        <draw:path draw:style-name="gr46" draw:text-style-name="P9" draw:layer="layout" svg:width="0.227cm" svg:height="0.351cm" svg:x="7.475cm" svg:y="13.924cm" svg:viewBox="0 0 228 352" svg:d="M114 352l-114-352h228zM51 38l63 190 61-190z">
          <text:p/>
        </draw:path>
        <draw:path draw:style-name="gr46" draw:text-style-name="P9" draw:layer="layout" svg:width="0.229cm" svg:height="0.239cm" svg:x="7.342cm" svg:y="12.988cm" svg:viewBox="0 0 230 240" svg:d="M115 0c76 0 115 44 115 119 0 74-41 121-115 121-76 0-115-46-115-121s39-119 115-119zM115 214c59 0 83-39 83-95s-27-94-83-94c-58 0-84 38-84 94s26 94 84 95z">
          <text:p/>
        </draw:path>
        <draw:path draw:style-name="gr46" draw:text-style-name="P9" draw:layer="layout" svg:width="0.144cm" svg:height="0.182cm" svg:x="7.608cm" svg:y="13.045cm" svg:viewBox="0 0 145 183" svg:d="M58 183c-84 4-50-110-57-183h30v56 58c0 29 7 46 37 45 68-1 41-95 46-159h30l1 179h-29c-1-9 1-23-2-31-10 21-26 34-56 35z">
          <text:p/>
        </draw:path>
        <draw:path draw:style-name="gr46" draw:text-style-name="P9" draw:layer="layout" svg:width="0.03cm" svg:height="0.245cm" svg:x="7.796cm" svg:y="12.978cm" svg:viewBox="0 0 31 246" svg:d="M0 28v-14-14h31v14 14zM0 246v-89-90h31v90 89z">
          <text:p/>
        </draw:path>
        <draw:path draw:style-name="gr44" draw:text-style-name="P8" draw:layer="layout" svg:width="3.021cm" svg:height="1.52cm" svg:x="6.078cm" svg:y="14.294cm" svg:viewBox="0 0 3022 1521" svg:d="M2418 0c332 0 604 341 604 761s-272 760-604 760h-1814c-334 0-604-340-604-760s270-761 604-761z">
          <text:p/>
        </draw:path>
        <draw:path draw:style-name="gr45" draw:text-style-name="P4" draw:layer="layout" svg:width="3.021cm" svg:height="1.52cm" svg:x="6.078cm" svg:y="14.294cm" svg:viewBox="0 0 3022 1521" svg:d="M2418 0c332 0 604 341 604 761s-272 760-604 760h-1814c-334 0-604-340-604-760s270-761 604-761z">
          <text:p/>
        </draw:path>
        <draw:path draw:style-name="gr46" draw:text-style-name="P9" draw:layer="layout" svg:width="0.199cm" svg:height="0.233cm" svg:x="6.824cm" svg:y="14.483cm" svg:viewBox="0 0 200 234" svg:d="M190 67c-1 40-21 61-56 67l66 100h-36l-60-96h-72v48 48h-32v-116-117c83 2 192-20 190 66zM32 113c56-2 127 12 127-45s-74-39-127-42v43z">
          <text:p/>
        </draw:path>
        <draw:path draw:style-name="gr46" draw:text-style-name="P9" draw:layer="layout" svg:width="0.158cm" svg:height="0.252cm" svg:x="7.051cm" svg:y="14.468cm" svg:viewBox="0 0 159 253" svg:d="M80 67c59 0 81 40 79 100h-127c0 37 13 63 50 64 25 0 41-12 46-28l26 8c-10 26-34 42-72 42-54 0-82-35-82-94 1-57 25-92 80-92zM129 143c6-56-72-72-91-26-3 7-6 16-6 26zM59 51c8-21 25-33 37-51h33v2 2l-55 47z">
          <text:p/>
        </draw:path>
        <draw:path draw:style-name="gr46" draw:text-style-name="P9" draw:layer="layout" svg:width="0.172cm" svg:height="0.186cm" svg:x="7.238cm" svg:y="14.534cm" svg:viewBox="0 0 173 187" svg:d="M118 149c-14 19-28 39-64 38-34-1-54-21-54-54-1-60 59-60 117-60 3-32-8-50-38-50-23 1-39 6-40 29l-31-3c5-35 31-49 72-49 42 0 67 19 67 60v39 38c-1 19 7 30 26 26v9 10c-28 9-56-2-55-33zM31 133c0 18 11 31 30 31 39-3 59-28 56-70-40 2-86-5-86 39z">
          <text:p/>
        </draw:path>
        <draw:polygon draw:style-name="gr46" draw:text-style-name="P9" draw:layer="layout" svg:width="0.03cm" svg:height="0.245cm" svg:x="7.433cm" svg:y="14.471cm" svg:viewBox="0 0 31 246" draw:points="0,246 0,124 0,0 31,0 31,124 31,246">
          <text:p/>
        </draw:polygon>
        <draw:path draw:style-name="gr46" draw:text-style-name="P9" draw:layer="layout" svg:width="0.03cm" svg:height="0.245cm" svg:x="7.506cm" svg:y="14.471cm" svg:viewBox="0 0 31 246" svg:d="M0 29v-14-15h31v15 14zM0 246v-89-89h31v89 89z">
          <text:p/>
        </draw:path>
        <draw:path draw:style-name="gr46" draw:text-style-name="P9" draw:layer="layout" svg:width="0.146cm" svg:height="0.186cm" svg:x="7.567cm" svg:y="14.535cm" svg:viewBox="0 0 147 187" svg:d="M118 47c-3-32-82-36-83 0 14 50 109 11 112 85 4 74-140 70-147 7l26-5c4 34 92 44 93 0-10-52-107-14-111-84-4-54 76-59 114-39 11 6 20 17 23 32z">
          <text:p/>
        </draw:path>
        <draw:path draw:style-name="gr46" draw:text-style-name="P9" draw:layer="layout" svg:width="0.157cm" svg:height="0.186cm" svg:x="7.74cm" svg:y="14.534cm" svg:viewBox="0 0 158 187" svg:d="M80 0c59 0 80 40 78 100h-127c0 37 14 63 51 64 24 0 40-12 45-28l26 8c-10 26-34 43-71 43-55 0-83-36-82-95 0-57 24-92 80-92zM128 76c6-56-71-72-90-26-3 7-7 16-7 26z">
          <text:p/>
        </draw:path>
        <draw:path draw:style-name="gr46" draw:text-style-name="P9" draw:layer="layout" svg:width="0.084cm" svg:height="0.181cm" svg:x="7.934cm" svg:y="14.535cm" svg:viewBox="0 0 85 182" svg:d="M85 28c-73-15-50 87-54 154h-30l-1-179h28c1 11-1 27 2 38 6-27 22-47 55-40v14z">
          <text:p/>
        </draw:path>
        <draw:polygon draw:style-name="gr46" draw:text-style-name="P9" draw:layer="layout" svg:width="0.03cm" svg:height="0.245cm" svg:x="8.137cm" svg:y="14.471cm" svg:viewBox="0 0 31 246" draw:points="0,246 0,124 0,0 31,0 31,124 31,246">
          <text:p/>
        </draw:polygon>
        <draw:path draw:style-name="gr46" draw:text-style-name="P9" draw:layer="layout" svg:width="0.172cm" svg:height="0.186cm" svg:x="8.203cm" svg:y="14.534cm" svg:viewBox="0 0 173 187" svg:d="M117 149c-14 19-29 39-63 38s-54-21-54-54c-1-60 58-60 116-60 3-32-8-50-38-50-22 1-38 6-39 29l-31-3c5-35 31-49 71-49 42 0 68 19 68 60v39 38c-1 19 7 30 26 26v9 10c-29 9-58-2-56-33zM30 133c0 18 12 31 30 31 38-3 59-28 56-70-40 2-86-5-86 39z">
          <text:p/>
        </draw:path>
        <draw:path draw:style-name="gr46" draw:text-style-name="P9" draw:layer="layout" svg:width="0.152cm" svg:height="0.253cm" svg:x="6.722cm" svg:y="14.939cm" svg:viewBox="0 0 153 254" svg:d="M86 0c52 1 67 39 67 93s-16 92-67 94c-29 0-45-12-56-32l1 99h-30l-1-250h29l2 28c10-19 26-32 55-32zM79 165c37 0 42-32 42-71 0-38-6-69-42-70-39 0-48 30-48 72 0 41 10 69 48 69z">
          <text:p/>
        </draw:path>
        <draw:path draw:style-name="gr46" draw:text-style-name="P9" draw:layer="layout" svg:width="0.172cm" svg:height="0.186cm" svg:x="6.902cm" svg:y="14.939cm" svg:viewBox="0 0 173 187" svg:d="M118 150c-14 19-29 38-64 37-34-1-54-19-54-54-1-60 58-59 117-59 3-33-8-51-38-51-24 1-39 7-40 29l-31-3c5-34 31-49 72-49 42 0 67 19 67 61v38 38c-1 20 6 31 26 27v9 10c-29 8-57-2-55-33zM30 133c0 20 11 32 30 32 39-3 60-29 57-71-40 2-87-4-87 39z">
          <text:p/>
        </draw:path>
        <draw:path draw:style-name="gr46" draw:text-style-name="P9" draw:layer="layout" svg:width="0.144cm" svg:height="0.182cm" svg:x="7.096cm" svg:y="14.939cm" svg:viewBox="0 0 145 183" svg:d="M87 0c84-3 50 109 57 183h-31v-57-57c0-29-7-46-36-45-67 2-41 96-46 159h-30l-1-179h28c1 10-1 23 2 30 10-20 27-33 57-34z">
          <text:p/>
        </draw:path>
        <draw:path draw:style-name="gr46" draw:text-style-name="P9" draw:layer="layout" svg:width="0.147cm" svg:height="0.185cm" svg:x="7.274cm" svg:y="14.941cm" svg:viewBox="0 0 148 186" svg:d="M78 23c-38 0-46 31-46 69s9 71 46 71c22 0 38-13 40-36l30 2c-6 35-29 57-69 57-56 0-72-38-78-93-9-88 96-124 138-61 4 7 5 13 7 21l-30 3c-4-20-15-33-38-33z">
          <text:p/>
        </draw:path>
        <draw:path draw:style-name="gr46" draw:text-style-name="P9" draw:layer="layout" svg:width="0.173cm" svg:height="0.186cm" svg:x="7.442cm" svg:y="14.939cm" svg:viewBox="0 0 174 187" svg:d="M119 150c-14 19-29 38-64 37-34-1-55-19-55-54-1-60 60-59 118-59 3-33-9-51-38-51-23 1-39 7-41 29l-30-3c4-34 30-49 72-49 41 0 67 19 67 61v38 38c-1 20 6 31 26 27v9 10c-29 8-57-2-55-33zM31 133c0 20 12 32 31 32 38-3 59-29 56-71-40 2-87-4-87 39z">
          <text:p/>
        </draw:path>
        <draw:path draw:style-name="gr46" draw:text-style-name="P9" draw:layer="layout" svg:width="0.084cm" svg:height="0.181cm" svg:x="7.637cm" svg:y="14.94cm" svg:viewBox="0 0 85 182" svg:d="M85 29c-74-15-50 85-54 153h-30l-1-179h28c1 11-1 27 2 37 6-26 22-46 55-39v14z">
          <text:p/>
        </draw:path>
        <draw:path draw:style-name="gr46" draw:text-style-name="P9" draw:layer="layout" svg:width="0.086cm" svg:height="0.222cm" svg:x="7.73cm" svg:y="14.903cm" svg:viewBox="0 0 87 223" svg:d="M52 175c-2 23 16 28 35 21v11 12c-31 9-66 4-66-37v-60-59h-21v-11-11h23l8-41h21v21 20h32v11 11h-32v56z">
          <text:p/>
        </draw:path>
        <draw:path draw:style-name="gr46" draw:text-style-name="P9" draw:layer="layout" svg:width="0.157cm" svg:height="0.186cm" svg:x="7.833cm" svg:y="14.939cm" svg:viewBox="0 0 158 187" svg:d="M79 0c60 0 81 40 79 100h-126c0 37 13 64 49 65 25 1 41-12 47-29l26 9c-10 26-35 42-73 42-54 0-82-34-81-95 1-57 24-92 79-92zM129 76c5-56-72-72-92-26-3 7-5 16-5 26z">
          <text:p/>
        </draw:path>
        <draw:path draw:style-name="gr46" draw:text-style-name="P9" draw:layer="layout" svg:width="0.151cm" svg:height="0.248cm" svg:x="8.112cm" svg:y="14.877cm" svg:viewBox="0 0 152 249" svg:d="M65 62c29 0 45 13 57 31l-1-93h30l1 245h-28c-2-9 0-21-3-29-10 22-27 33-56 33-49 0-64-36-65-92 0-63 21-95 65-95zM74 85c-38 0-43 32-43 71 0 38 5 70 42 70 39 0 48-30 48-72 0-40-9-70-47-69z">
          <text:p/>
        </draw:path>
        <draw:path draw:style-name="gr46" draw:text-style-name="P9" draw:layer="layout" svg:width="0.158cm" svg:height="0.186cm" svg:x="8.298cm" svg:y="14.939cm" svg:viewBox="0 0 159 187" svg:d="M80 0c59 0 81 40 79 100h-127c0 37 13 64 50 65 25 1 41-12 46-29l26 9c-10 26-34 42-72 42-54 0-82-34-82-95 1-57 25-92 80-92zM129 76c6-56-72-72-91-26-3 7-6 16-6 26z">
          <text:p/>
        </draw:path>
        <draw:path draw:style-name="gr46" draw:text-style-name="P9" draw:layer="layout" svg:width="0.151cm" svg:height="0.248cm" svg:x="6.372cm" svg:y="15.282cm" svg:viewBox="0 0 152 249" svg:d="M66 63c29 0 45 12 56 31l-1-94h30l1 246h-28c-2-10 0-22-3-30-9 22-26 33-55 33-50 0-65-37-66-93 0-61 21-93 66-93zM75 85c-39 0-44 32-44 71 0 37 5 70 43 70 39 0 47-31 47-72 0-40-8-70-46-69z">
          <text:p/>
        </draw:path>
        <draw:path draw:style-name="gr46" draw:text-style-name="P9" draw:layer="layout" svg:width="0.03cm" svg:height="0.245cm" svg:x="6.567cm" svg:y="15.282cm" svg:viewBox="0 0 31 246" svg:d="M0 28v-14-14h31v14 14zM0 246v-90-90h31v90 90z">
          <text:p/>
        </draw:path>
        <draw:path draw:style-name="gr46" draw:text-style-name="P9" draw:layer="layout" svg:width="0.084cm" svg:height="0.182cm" svg:x="6.64cm" svg:y="15.345cm" svg:viewBox="0 0 85 183" svg:d="M85 29c-73-15-50 85-54 154h-30l-1-180h28c1 12-1 28 2 37 6-25 23-46 55-38v13z">
          <text:p/>
        </draw:path>
        <draw:path draw:style-name="gr46" draw:text-style-name="P9" draw:layer="layout" svg:width="0.158cm" svg:height="0.185cm" svg:x="6.743cm" svg:y="15.345cm" svg:viewBox="0 0 159 186" svg:d="M79 0c60 0 81 39 80 99h-127c0 39 13 64 49 65 25 1 41-11 47-27l26 7c-10 26-35 42-73 42-54 0-82-34-81-94 1-58 24-92 79-92zM129 76c5-57-72-73-92-27-2 7-5 16-5 27z">
          <text:p/>
        </draw:path>
        <draw:path draw:style-name="gr46" draw:text-style-name="P9" draw:layer="layout" svg:width="0.147cm" svg:height="0.184cm" svg:x="6.929cm" svg:y="15.346cm" svg:viewBox="0 0 148 185" svg:d="M77 23c-37 0-45 31-45 69 0 37 9 70 45 70 22 0 39-13 41-36l30 2c-6 35-29 57-70 57-55 0-71-38-77-92-9-89 95-124 139-60 3 6 4 13 6 20l-30 3c-4-20-16-33-39-33z">
          <text:p/>
        </draw:path>
        <draw:path draw:style-name="gr46" draw:text-style-name="P9" draw:layer="layout" svg:width="0.086cm" svg:height="0.222cm" svg:x="7.088cm" svg:y="15.308cm" svg:viewBox="0 0 87 223" svg:d="M51 176c-2 22 17 27 36 20v11 12c-31 9-66 4-66-37v-59-60h-21v-12-11h23l9-40h19v20 20h33v11 12h-33v56z">
          <text:p/>
        </draw:path>
        <draw:path draw:style-name="gr46" draw:text-style-name="P9" draw:layer="layout" svg:width="0.03cm" svg:height="0.245cm" svg:x="7.199cm" svg:y="15.282cm" svg:viewBox="0 0 31 246" svg:d="M0 28v-14-14h31v14 14zM0 246v-90-90h31v90 90z">
          <text:p/>
        </draw:path>
        <draw:path draw:style-name="gr46" draw:text-style-name="P9" draw:layer="layout" svg:width="0.159cm" svg:height="0.185cm" svg:x="7.264cm" svg:y="15.345cm" svg:viewBox="0 0 160 186" svg:d="M79 0c59-1 81 34 81 93 1 60-25 93-82 93-55 0-77-36-78-93 0-62 26-93 79-93zM78 164c43 1 51-29 51-71 0-41-8-71-49-71-40 0-49 30-49 71s9 70 47 71z">
          <text:p/>
        </draw:path>
        <draw:path draw:style-name="gr46" draw:text-style-name="P9" draw:layer="layout" svg:width="0.144cm" svg:height="0.182cm" svg:x="7.459cm" svg:y="15.345cm" svg:viewBox="0 0 145 183" svg:d="M88 0c83-4 49 108 56 183h-30v-58-57c0-29-8-46-37-45-68 2-42 96-46 160h-30l-1-180h28c1 10-1 23 2 30 10-20 28-32 58-33z">
          <text:p/>
        </draw:path>
        <draw:path draw:style-name="gr46" draw:text-style-name="P9" draw:layer="layout" svg:width="0.151cm" svg:height="0.252cm" svg:x="7.738cm" svg:y="15.345cm" svg:viewBox="0 0 152 253" svg:d="M86 0c52 1 66 38 66 92 0 53-15 93-66 94-28 0-45-12-56-31v98h-29l-1-250h29l1 29c11-20 28-32 56-32zM79 164c37 0 42-33 42-71 0-39-6-69-42-70-39 0-49 30-49 71s11 70 49 70z">
          <text:p/>
        </draw:path>
        <draw:path draw:style-name="gr46" draw:text-style-name="P9" draw:layer="layout" svg:width="0.172cm" svg:height="0.185cm" svg:x="7.917cm" svg:y="15.345cm" svg:viewBox="0 0 173 186" svg:d="M118 149c-14 20-29 38-64 37-34-1-54-19-54-53-1-61 58-60 117-60 3-33-8-51-39-51-22 1-38 7-39 29l-31-3c5-34 31-48 71-48 43 0 68 18 68 60v38 40c-1 18 7 30 26 25v9 10c-29 8-57-2-55-33zM30 133c0 19 12 31 30 31 40-3 60-27 57-71-41 2-87-4-87 40z">
          <text:p/>
        </draw:path>
        <draw:path draw:style-name="gr46" draw:text-style-name="P9" draw:layer="layout" svg:width="0.083cm" svg:height="0.182cm" svg:x="8.112cm" svg:y="15.345cm" svg:viewBox="0 0 84 183" svg:d="M84 29c-73-15-50 85-54 154h-29l-1-180h28c0 12-1 28 1 37 6-25 22-46 55-38v13z">
          <text:p/>
        </draw:path>
        <draw:polygon draw:style-name="gr46" draw:text-style-name="P9" draw:layer="layout" svg:width="0.146cm" svg:height="0.245cm" svg:x="8.223cm" svg:y="15.282cm" svg:viewBox="0 0 147 246" draw:points="111,246 52,163 30,181 30,214 30,246 0,246 0,122 0,0 30,0 30,76 30,153 108,66 142,66 70,143 147,246">
          <text:p/>
        </draw:polygon>
        <draw:path draw:style-name="gr46" draw:text-style-name="P9" draw:layer="layout" svg:width="0.03cm" svg:height="0.245cm" svg:x="8.39cm" svg:y="15.282cm" svg:viewBox="0 0 31 246" svg:d="M0 28v-14-14h31v14 14zM0 246v-90-90h31v90 90z">
          <text:p/>
        </draw:path>
        <draw:path draw:style-name="gr46" draw:text-style-name="P9" draw:layer="layout" svg:width="0.144cm" svg:height="0.182cm" svg:x="8.464cm" svg:y="15.345cm" svg:viewBox="0 0 145 183" svg:d="M88 0c83-4 49 108 56 183h-30v-58-57c0-29-8-46-37-45-68 2-42 96-46 160h-30l-1-180h28c1 10-1 23 2 30 10-20 28-32 58-33z">
          <text:p/>
        </draw:path>
        <draw:path draw:style-name="gr46" draw:text-style-name="P9" draw:layer="layout" svg:width="0.152cm" svg:height="0.251cm" svg:x="8.642cm" svg:y="15.346cm" svg:viewBox="0 0 153 252" svg:d="M152 2c-9 119 38 276-102 246-23-5-37-19-42-40l29-5c15 44 95 30 84-26v-14-14c-10 20-27 34-57 34-51 0-64-39-64-90 0-54 15-92 67-93 27-1 45 15 55 32 1-9 0-21 2-30zM75 161c33 0 46-30 46-68 0-41-13-72-46-72-38 0-44 32-44 72 0 38 5 68 44 68z">
          <text:p/>
        </draw:path>
        <draw:frame draw:style-name="gr7" draw:text-style-name="P7" draw:layer="layout" svg:width="0.422cm" svg:height="0.471cm" svg:x="10.4cm" svg:y="27.231cm">
          <draw:text-box>
            <text:p text:style-name="P1"><text:span text:style-name="T5">5</text:span></text:p>
          </draw:text-box>
        </draw:frame>
        <draw:frame draw:style-name="gr48" draw:text-style-name="P10" draw:layer="layout" svg:width="2.546cm" svg:height="0.378cm" svg:x="6.32cm" svg:y="2.869cm">
          <draw:text-box>
            <text:p text:style-name="P1"><text:span text:style-name="T9">Pancarte parking</text:span></text:p>
          </draw:text-box>
        </draw:frame>
        <draw:frame draw:style-name="gr49" draw:text-style-name="P10" draw:layer="layout" svg:width="2.474cm" svg:height="0.378cm" svg:x="6.363cm" svg:y="6.457cm">
          <draw:text-box>
            <text:p text:style-name="P1"><text:span text:style-name="T9">Trouvez un style</text:span></text:p>
          </draw:text-box>
        </draw:frame>
        <draw:frame draw:style-name="gr50" draw:text-style-name="P10" draw:layer="layout" svg:width="2.068cm" svg:height="0.378cm" svg:x="6.626cm" svg:y="10.232cm">
          <draw:text-box>
            <text:p text:style-name="P1"><text:span text:style-name="T9">Y-a-t-il assez </text:span></text:p>
          </draw:text-box>
        </draw:frame>
        <draw:frame draw:style-name="gr51" draw:text-style-name="P10" draw:layer="layout" svg:width="2.419cm" svg:height="0.378cm" svg:x="6.429cm" svg:y="10.636cm">
          <draw:text-box>
            <text:p text:style-name="P1"><text:span text:style-name="T9">d'argent pour la </text:span></text:p>
          </draw:text-box>
        </draw:frame>
        <draw:frame draw:style-name="gr52" draw:text-style-name="P10" draw:layer="layout" svg:width="1.818cm" svg:height="0.378cm" svg:x="6.684cm" svg:y="11.041cm">
          <draw:text-box>
            <text:p text:style-name="P1"><text:span text:style-name="T9">réalisation ?</text:span></text:p>
          </draw:text-box>
        </draw:frame>
        <draw:frame draw:style-name="gr53" draw:text-style-name="P10" draw:layer="layout" svg:width="0.62cm" svg:height="0.378cm" svg:x="10.134cm" svg:y="10.636cm">
          <draw:text-box>
            <text:p text:style-name="P1"><text:span text:style-name="T9">Non</text:span></text:p>
          </draw:text-box>
        </draw:frame>
        <draw:frame draw:style-name="gr54" draw:text-style-name="P10" draw:layer="layout" svg:width="2.55cm" svg:height="0.378cm" svg:x="12.016cm" svg:y="10.636cm">
          <draw:text-box>
            <text:p text:style-name="P1"><text:span text:style-name="T9">On laisse tomber</text:span></text:p>
          </draw:text-box>
        </draw:frame>
        <draw:frame draw:style-name="gr55" draw:text-style-name="P10" draw:layer="layout" svg:width="0.527cm" svg:height="0.378cm" svg:x="7.326cm" svg:y="12.918cm">
          <draw:text-box>
            <text:p text:style-name="P1"><text:span text:style-name="T9">Oui</text:span></text:p>
          </draw:text-box>
        </draw:frame>
        <draw:frame draw:style-name="gr56" draw:text-style-name="P10" draw:layer="layout" svg:width="1.691cm" svg:height="0.378cm" svg:x="6.798cm" svg:y="14.411cm">
          <draw:text-box>
            <text:p text:style-name="P1"><text:span text:style-name="T9">Réaliser la </text:span></text:p>
          </draw:text-box>
        </draw:frame>
        <draw:frame draw:style-name="gr57" draw:text-style-name="P10" draw:layer="layout" svg:width="1.869cm" svg:height="0.378cm" svg:x="6.701cm" svg:y="14.816cm">
          <draw:text-box>
            <text:p text:style-name="P1"><text:span text:style-name="T9">pancarte de </text:span></text:p>
          </draw:text-box>
        </draw:frame>
        <draw:frame draw:style-name="gr49" draw:text-style-name="P10" draw:layer="layout" svg:width="2.474cm" svg:height="0.378cm" svg:x="6.36cm" svg:y="15.22cm">
          <draw:text-box>
            <text:p text:style-name="P1"><text:span text:style-name="T9">direction parking</text:span></text:p>
          </draw:text-box>
        </draw:frame>
      </draw:page>
      <draw:page draw:name="page6" draw:style-name="dp1" draw:master-page-name="master-page66">
        <draw:frame draw:style-name="gr58" draw:text-style-name="P3" draw:layer="layout" svg:width="17.634cm" svg:height="0.547cm" svg:x="2.004cm" svg:y="17.654cm">
          <draw:text-box>
            <text:p text:style-name="P1"><text:span text:style-name="T2">Premièrement, <text:s text:c="2"/>une <text:s text:c="2"/>pancarte <text:s text:c="2"/>de <text:s text:c="2"/>direction, <text:s text:c="2"/>où <text:s text:c="2"/>se <text:s text:c="2"/>trouve <text:s text:c="2"/>la <text:s text:c="2"/>MMI, <text:s text:c="2"/>pourrai <text:s text:c="2"/>être</text:span></text:p>
          </draw:text-box>
        </draw:frame>
        <draw:frame draw:style-name="gr59" draw:text-style-name="P3" draw:layer="layout" svg:width="17.113cm" svg:height="0.547cm" svg:x="2.004cm" svg:y="18.222cm">
          <draw:text-box>
            <text:p text:style-name="P1"><text:span text:style-name="T2">intéressant. Beaucoup de personne ne passe par l’accueil D et arrivent directement sur</text:span></text:p>
          </draw:text-box>
        </draw:frame>
        <draw:frame draw:style-name="gr60" draw:text-style-name="P3" draw:layer="layout" svg:width="2.131cm" svg:height="0.547cm" svg:x="2.004cm" svg:y="18.79cm">
          <draw:text-box>
            <text:p text:style-name="P1"><text:span text:style-name="T2">le parking.</text:span></text:p>
          </draw:text-box>
        </draw:frame>
        <draw:frame draw:style-name="gr61" draw:text-style-name="P3" draw:layer="layout" svg:width="16.381cm" svg:height="0.547cm" svg:x="2.004cm" svg:y="19.358cm">
          <draw:text-box>
            <text:p text:style-name="P1"><text:span text:style-name="T2">Deuxièmement, une pancarte, ici MMI, pourrai être utile à l’accueil du bâtiment E</text:span></text:p>
          </draw:text-box>
        </draw:frame>
        <draw:frame draw:style-name="gr62" draw:text-style-name="P3" draw:layer="layout" svg:width="15.78cm" svg:height="0.547cm" svg:x="2.004cm" svg:y="19.926cm">
          <draw:text-box>
            <text:p text:style-name="P1"><text:span text:style-name="T2">pour se démarquer de l’autre département qui partage notre bâtiment, les SGM,</text:span></text:p>
          </draw:text-box>
        </draw:frame>
        <draw:frame draw:style-name="gr63" draw:text-style-name="P3" draw:layer="layout" svg:width="6.538cm" svg:height="0.547cm" svg:x="2.004cm" svg:y="20.494cm">
          <draw:text-box>
            <text:p text:style-name="P1"><text:span text:style-name="T2">Science et Génie des Matériaux. </text:span></text:p>
          </draw:text-box>
        </draw:frame>
        <draw:frame draw:style-name="gr64" draw:text-style-name="P3" draw:layer="layout" svg:width="4.693cm" svg:height="0.547cm" svg:x="3.256cm" svg:y="23.334cm">
          <draw:text-box>
            <text:p text:style-name="P1"><text:span text:style-name="T8">b. Les étudiants MMI :</text:span><text:span text:style-name="T2"> </text:span></text:p>
          </draw:text-box>
        </draw:frame>
        <draw:polygon draw:style-name="gr44" draw:text-style-name="P8" draw:layer="layout" svg:width="20.393cm" svg:height="14.46cm" svg:x="0.25cm" svg:y="2.032cm" svg:viewBox="0 0 20394 14461" draw:points="0,0 20394,0 20394,14461 0,14461">
          <text:p/>
        </draw:polygon>
        <draw:path draw:style-name="gr44" draw:text-style-name="P8" draw:layer="layout" svg:width="3.105cm" svg:height="2.296cm" svg:x="6.131cm" svg:y="2.394cm" svg:viewBox="0 0 3106 2297" svg:d="M2485 0c341 0 621 514 621 1149s-280 1148-621 1148h-1864c-343 0-621-513-621-1148s278-1149 621-1149z">
          <text:p/>
        </draw:path>
        <draw:path draw:style-name="gr65" draw:text-style-name="P4" draw:layer="layout" svg:width="3.105cm" svg:height="2.296cm" svg:x="6.131cm" svg:y="2.394cm" svg:viewBox="0 0 3106 2297" svg:d="M2485 0c341 0 621 514 621 1149s-280 1148-621 1148h-1864c-343 0-621-513-621-1148s278-1149 621-1149z">
          <text:p/>
        </draw:path>
        <draw:polygon draw:style-name="gr46" draw:text-style-name="P9" draw:layer="layout" svg:width="0.17cm" svg:height="0.241cm" svg:x="6.974cm" svg:y="2.538cm" svg:viewBox="0 0 171 242" draw:points="33,27 33,72 33,117 167,117 167,130 167,144 33,144 33,193 33,242 0,242 0,121 0,0 171,0 171,14 171,27">
          <text:p/>
        </draw:polygon>
        <draw:path draw:style-name="gr46" draw:text-style-name="P9" draw:layer="layout" svg:width="0.18cm" svg:height="0.193cm" svg:x="7.172cm" svg:y="2.59cm" svg:viewBox="0 0 181 194" svg:d="M124 155c-15 21-30 41-67 39-35-1-57-20-57-55-1-63 62-62 123-62 3-34-9-52-40-52-24 1-41 7-42 30l-32-3c5-36 32-52 75-52 44 0 70 21 70 64v40 40c-1 19 7 31 27 26v10 9c-30 10-59-2-57-34zM32 139c0 19 12 32 31 32 41-3 63-28 60-72-42 2-91-5-91 40z">
          <text:p/>
        </draw:path>
        <draw:path draw:style-name="gr46" draw:text-style-name="P9" draw:layer="layout" svg:width="0.031cm" svg:height="0.254cm" svg:x="7.375cm" svg:y="2.525cm" svg:viewBox="0 0 32 255" svg:d="M0 29v-14-15h32v15 14zM0 255v-92-94h32v94 92z">
          <text:p/>
        </draw:path>
        <draw:path draw:style-name="gr46" draw:text-style-name="P9" draw:layer="layout" svg:width="0.087cm" svg:height="0.188cm" svg:x="7.452cm" svg:y="2.591cm" svg:viewBox="0 0 88 189" svg:d="M88 30c-77-16-52 88-56 159h-31l-1-186h29c1 12-1 29 2 38 6-26 22-47 57-40v15z">
          <text:p/>
        </draw:path>
        <draw:path draw:style-name="gr46" draw:text-style-name="P9" draw:layer="layout" svg:width="0.163cm" svg:height="0.193cm" svg:x="7.559cm" svg:y="2.59cm" svg:viewBox="0 0 164 194" svg:d="M83 0c61 0 83 42 81 105h-131c0 39 13 65 52 66 25 1 42-12 47-28l28 7c-11 28-36 44-75 44-57 0-86-36-85-97 0-60 25-97 83-97zM133 80c6-58-74-75-95-27-3 7-5 17-5 27z">
          <text:p/>
        </draw:path>
        <draw:path draw:style-name="gr46" draw:text-style-name="P9" draw:layer="layout" svg:width="0.15cm" svg:height="0.189cm" svg:x="7.857cm" svg:y="2.594cm" svg:viewBox="0 0 151 190" svg:d="M61 190c-87 4-53-114-60-190h31v59 58c0 31 7 50 39 49 70-2 44-99 49-166h30l1 186h-29c-1-9 1-24-2-32-11 22-27 35-59 36z">
          <text:p/>
        </draw:path>
        <draw:path draw:style-name="gr46" draw:text-style-name="P9" draw:layer="layout" svg:width="0.15cm" svg:height="0.189cm" svg:x="8.052cm" svg:y="2.59cm" svg:viewBox="0 0 151 190" svg:d="M92 0c86-3 51 113 58 190h-31v-60-58c0-31-8-48-38-47-71 2-44 99-49 165h-31l-1-186h29c1 10-1 24 2 32 11-22 29-35 61-36z">
          <text:p/>
        </draw:path>
        <draw:path draw:style-name="gr46" draw:text-style-name="P9" draw:layer="layout" svg:width="0.164cm" svg:height="0.193cm" svg:x="8.238cm" svg:y="2.59cm" svg:viewBox="0 0 165 194" svg:d="M83 0c61 0 84 42 82 105h-132c0 39 14 65 52 66 25 1 42-12 48-28l27 7c-11 28-36 44-75 44-57 0-86-36-85-97 1-60 25-97 83-97zM134 80c5-58-74-75-96-27-2 7-5 17-5 27z">
          <text:p/>
        </draw:path>
        <draw:path draw:style-name="gr46" draw:text-style-name="P9" draw:layer="layout" svg:width="0.158cm" svg:height="0.262cm" svg:x="6.54cm" svg:y="3.011cm" svg:viewBox="0 0 159 263" svg:d="M90 0c54 1 69 40 69 95 0 56-16 96-69 98-30 0-48-13-59-34l1 104h-31l-1-259h31l1 29c10-20 28-33 58-33zM82 169c39 0 44-33 44-73s-6-71-44-72c-41 0-50 31-50 74 0 42 10 71 50 71z">
          <text:p/>
        </draw:path>
        <draw:path draw:style-name="gr46" draw:text-style-name="P9" draw:layer="layout" svg:width="0.179cm" svg:height="0.193cm" svg:x="6.727cm" svg:y="3.011cm" svg:viewBox="0 0 180 194" svg:d="M122 154c-15 21-30 41-66 40-35-1-56-21-56-57-1-62 61-61 121-61 3-34-9-53-40-53-23 1-40 7-41 30l-32-3c5-36 32-50 74-50 44 0 70 19 70 62v40 40c-1 20 7 32 28 27v10 10c-31 8-60-2-58-35zM32 137c0 20 11 33 31 33 40-3 61-29 58-73-42 2-89-5-89 40z">
          <text:p/>
        </draw:path>
        <draw:path draw:style-name="gr46" draw:text-style-name="P9" draw:layer="layout" svg:width="0.15cm" svg:height="0.189cm" svg:x="6.929cm" svg:y="3.011cm" svg:viewBox="0 0 151 190" svg:d="M91 0c87-4 51 114 59 190h-32v-59-60c0-30-8-48-38-47-70 2-43 100-48 166h-31l-1-186h30c1 9-1 23 2 31 10-22 28-34 59-35z">
          <text:p/>
        </draw:path>
        <draw:path draw:style-name="gr46" draw:text-style-name="P9" draw:layer="layout" svg:width="0.152cm" svg:height="0.192cm" svg:x="7.114cm" svg:y="3.012cm" svg:viewBox="0 0 153 193" svg:d="M80 23c-39 0-47 32-47 71s9 74 47 74c24 0 40-13 42-38l31 2c-6 37-30 61-72 61-58 0-74-40-80-98-10-90 99-127 143-62 4 7 5 14 7 21l-31 3c-4-20-15-34-40-34z">
          <text:p/>
        </draw:path>
        <draw:path draw:style-name="gr46" draw:text-style-name="P9" draw:layer="layout" svg:width="0.18cm" svg:height="0.193cm" svg:x="7.289cm" svg:y="3.011cm" svg:viewBox="0 0 181 194" svg:d="M123 154c-15 21-30 41-66 40-35-1-57-21-57-57-1-62 62-61 122-61 3-34-9-53-40-53-23 1-40 7-41 30l-32-3c5-36 32-50 74-50 44 0 71 19 71 62v40 40c-1 20 7 32 27 27v10 10c-30 8-60-2-58-35zM32 137c0 20 12 33 31 33 40-3 62-29 59-73-42 2-90-5-90 40z">
          <text:p/>
        </draw:path>
        <draw:path draw:style-name="gr46" draw:text-style-name="P9" draw:layer="layout" svg:width="0.087cm" svg:height="0.189cm" svg:x="7.492cm" svg:y="3.011cm" svg:viewBox="0 0 88 190" svg:d="M88 30c-76-16-51 90-56 160h-31l-1-186h29c1 11-1 28 2 38 7-27 24-48 57-40v14z">
          <text:p/>
        </draw:path>
        <draw:path draw:style-name="gr46" draw:text-style-name="P9" draw:layer="layout" svg:width="0.089cm" svg:height="0.23cm" svg:x="7.589cm" svg:y="2.973cm" svg:viewBox="0 0 90 231" svg:d="M54 182c-2 23 17 28 36 21v12 12c-32 9-67 5-67-38v-62-63h-23v-11-11h24l9-42h21v21 21h34v11 11h-34v60z">
          <text:p/>
        </draw:path>
        <draw:path draw:style-name="gr46" draw:text-style-name="P9" draw:layer="layout" svg:width="0.164cm" svg:height="0.193cm" svg:x="7.696cm" svg:y="3.011cm" svg:viewBox="0 0 165 194" svg:d="M82 0c62 0 85 41 83 103h-132c0 39 13 66 51 67 27 1 43-11 49-29l27 8c-11 28-36 45-76 45-56 0-85-37-84-99 1-59 25-95 82-95zM134 79c6-59-75-75-95-28-3 7-6 17-6 28z">
          <text:p/>
        </draw:path>
        <draw:path draw:style-name="gr46" draw:text-style-name="P9" draw:layer="layout" svg:width="0.152cm" svg:height="0.192cm" svg:x="7.885cm" svg:y="3.012cm" svg:viewBox="0 0 153 193" svg:d="M122 48c-3-33-84-36-85 0 14 52 113 12 116 88 4 77-146 73-153 8l27-5c4 36 95 45 96 0-9-54-110-15-115-88-4-55 79-61 119-40 12 6 21 18 23 34z">
          <text:p/>
        </draw:path>
        <draw:path draw:style-name="gr46" draw:text-style-name="P9" draw:layer="layout" svg:width="0.157cm" svg:height="0.262cm" svg:x="8.169cm" svg:y="3.011cm" svg:viewBox="0 0 158 263" svg:d="M91 0c53 1 67 40 67 95 0 56-15 96-67 98-31 0-49-13-60-34l1 104h-31l-1-259h30l2 29c10-20 28-33 59-33zM83 169c39 0 43-33 43-73s-5-71-43-72c-42 0-51 31-51 74 0 42 10 71 51 71z">
          <text:p/>
        </draw:path>
        <draw:path draw:style-name="gr46" draw:text-style-name="P9" draw:layer="layout" svg:width="0.165cm" svg:height="0.193cm" svg:x="8.356cm" svg:y="3.011cm" svg:viewBox="0 0 166 194" svg:d="M82 0c61-1 84 36 84 96 0 63-27 98-85 98-57 0-80-39-81-98 0-64 27-96 82-96zM81 170c44 1 53-31 53-74 0-42-8-73-51-73-42 0-51 31-51 73s9 73 49 74z">
          <text:p/>
        </draw:path>
        <draw:path draw:style-name="gr46" draw:text-style-name="P9" draw:layer="layout" svg:width="0.15cm" svg:height="0.189cm" svg:x="8.557cm" svg:y="3.015cm" svg:viewBox="0 0 151 190" svg:d="M61 190c-87 3-53-114-60-190h31v58 60c0 30 7 48 38 47 71-2 45-99 50-165h30l1 186h-29c-1-10 1-25-2-32-11 21-28 35-59 36z">
          <text:p/>
        </draw:path>
        <draw:path draw:style-name="gr46" draw:text-style-name="P9" draw:layer="layout" svg:width="0.088cm" svg:height="0.189cm" svg:x="8.752cm" svg:y="3.011cm" svg:viewBox="0 0 89 190" svg:d="M89 30c-77-16-53 90-57 160h-31l-1-186h29c1 11 0 28 2 38 6-27 23-48 58-40v14z">
          <text:p/>
        </draw:path>
        <draw:path draw:style-name="gr46" draw:text-style-name="P9" draw:layer="layout" svg:width="0.157cm" svg:height="0.258cm" svg:x="6.567cm" svg:y="3.366cm" svg:viewBox="0 0 158 259" svg:d="M68 65c30 0 47 13 59 32l-1-97h31l1 255h-29c-2-10 0-22-3-30-10 22-28 34-58 34-52 0-67-38-68-95 0-66 22-99 68-99zM76 89c-39 0-44 34-44 74 0 39 5 72 43 72 42 0 51-32 51-74 0-41-9-73-50-72z">
          <text:p/>
        </draw:path>
        <draw:path draw:style-name="gr46" draw:text-style-name="P9" draw:layer="layout" svg:width="0.031cm" svg:height="0.254cm" svg:x="6.769cm" svg:y="3.366cm" svg:viewBox="0 0 32 255" svg:d="M0 29v-14-15h32v15 14zM0 255v-92-93h32v93 92z">
          <text:p/>
        </draw:path>
        <draw:path draw:style-name="gr46" draw:text-style-name="P9" draw:layer="layout" svg:width="0.093cm" svg:height="0.254cm" svg:x="6.828cm" svg:y="3.366cm" svg:viewBox="0 0 94 255" svg:d="M94 26c-30-8-41 10-37 44h37v11 12h-37v81 81h-30v-81-81h-27v-12-11h27c-7-51 16-81 67-67v12z">
          <text:p/>
        </draw:path>
        <draw:path draw:style-name="gr46" draw:text-style-name="P9" draw:layer="layout" svg:width="0.093cm" svg:height="0.254cm" svg:x="6.918cm" svg:y="3.366cm" svg:viewBox="0 0 94 255" svg:d="M94 26c-30-8-41 10-37 44h37v11 12h-37v81 81h-30v-81-81h-27v-12-11h27c-7-51 17-81 67-67v12z">
          <text:p/>
        </draw:path>
        <draw:path draw:style-name="gr46" draw:text-style-name="P9" draw:layer="layout" svg:width="0.164cm" svg:height="0.262cm" svg:x="7.025cm" svg:y="3.362cm" svg:viewBox="0 0 165 263" svg:d="M82 69c62 0 84 41 83 104h-132c0 39 13 66 51 67 26 1 43-12 48-29l28 8c-11 27-36 44-76 44-56 0-85-36-84-97s25-97 82-97zM133 148c6-58-74-75-95-27-3 7-5 16-5 27zM61 53c7-23 26-34 37-53h35v3 2l-57 48z">
          <text:p/>
        </draw:path>
        <draw:path draw:style-name="gr46" draw:text-style-name="P9" draw:layer="layout" svg:width="0.088cm" svg:height="0.189cm" svg:x="7.227cm" svg:y="3.432cm" svg:viewBox="0 0 89 190" svg:d="M89 30c-77-15-53 90-57 160h-31l-1-186h29c1 12-1 28 2 38 6-26 24-48 58-40v14z">
          <text:p/>
        </draw:path>
        <draw:path draw:style-name="gr46" draw:text-style-name="P9" draw:layer="layout" svg:width="0.164cm" svg:height="0.193cm" svg:x="7.334cm" svg:y="3.431cm" svg:viewBox="0 0 165 194" svg:d="M82 0c63 0 85 41 83 103h-132c0 40 14 67 51 68 26 1 42-12 49-29l27 8c-11 27-37 44-76 44-56 0-85-36-84-98 1-60 25-96 82-96zM134 79c6-58-75-75-95-27-3 7-6 16-6 27z">
          <text:p/>
        </draw:path>
        <draw:path draw:style-name="gr46" draw:text-style-name="P9" draw:layer="layout" svg:width="0.149cm" svg:height="0.189cm" svg:x="7.537cm" svg:y="3.431cm" svg:viewBox="0 0 150 190" svg:d="M90 0c87-4 52 114 59 190h-32v-59-59c0-31-8-48-38-47-70 2-42 100-47 165h-31l-1-186h29c1 10-1 23 2 31 11-21 28-34 59-35z">
          <text:p/>
        </draw:path>
        <draw:path draw:style-name="gr46" draw:text-style-name="P9" draw:layer="layout" svg:width="0.152cm" svg:height="0.192cm" svg:x="7.722cm" svg:y="3.432cm" svg:viewBox="0 0 153 193" svg:d="M81 24c-40 0-48 32-48 71 0 40 9 74 48 74 23 0 39-14 41-37l31 2c-5 36-30 59-71 59-59 0-75-40-81-97-10-91 99-128 144-63 4 7 5 14 6 22l-31 3c-3-21-15-34-39-34z">
          <text:p/>
        </draw:path>
        <draw:path draw:style-name="gr46" draw:text-style-name="P9" draw:layer="layout" svg:width="0.031cm" svg:height="0.254cm" svg:x="7.905cm" svg:y="3.366cm" svg:viewBox="0 0 32 255" svg:d="M0 29v-14-15h32v15 14zM0 255v-92-93h32v93 92z">
          <text:p/>
        </draw:path>
        <draw:path draw:style-name="gr46" draw:text-style-name="P9" draw:layer="layout" svg:width="0.164cm" svg:height="0.193cm" svg:x="7.973cm" svg:y="3.431cm" svg:viewBox="0 0 165 194" svg:d="M83 0c61 0 84 41 82 103h-132c0 40 14 67 52 68 25 1 41-12 47-29l28 8c-10 27-36 44-75 44-57 0-86-36-85-98 1-60 26-96 83-96zM133 79c6-58-73-75-94-27-3 7-6 16-6 27z">
          <text:p/>
        </draw:path>
        <draw:path draw:style-name="gr46" draw:text-style-name="P9" draw:layer="layout" svg:width="0.087cm" svg:height="0.189cm" svg:x="8.176cm" svg:y="3.432cm" svg:viewBox="0 0 88 190" svg:d="M88 30c-76-15-52 90-56 160h-31l-1-186h29c1 12-1 28 2 38 6-26 23-48 57-40v14z">
          <text:p/>
        </draw:path>
        <draw:polygon draw:style-name="gr46" draw:text-style-name="P9" draw:layer="layout" svg:width="0.031cm" svg:height="0.254cm" svg:x="8.388cm" svg:y="3.366cm" svg:viewBox="0 0 32 255" draw:points="0,255 0,128 0,0 32,0 32,128 32,255">
          <text:p/>
        </draw:polygon>
        <draw:path draw:style-name="gr46" draw:text-style-name="P9" draw:layer="layout" svg:width="0.163cm" svg:height="0.193cm" svg:x="8.456cm" svg:y="3.431cm" svg:viewBox="0 0 164 194" svg:d="M82 0c61 0 84 41 82 103h-131c0 40 13 67 51 68 25 1 42-12 47-29l29 8c-12 27-37 44-76 44-56 0-85-36-84-98 0-60 25-96 82-96zM132 79c6-58-73-75-94-27-3 7-5 16-5 27z">
          <text:p/>
        </draw:path>
        <draw:path draw:style-name="gr46" draw:text-style-name="P9" draw:layer="layout" svg:width="0.152cm" svg:height="0.193cm" svg:x="8.645cm" svg:y="3.432cm" svg:viewBox="0 0 153 194" svg:d="M122 49c-3-33-84-37-85 0 14 51 112 12 116 88s-147 72-153 8l27-5c4 35 95 44 96 0-10-55-111-14-116-88-3-56 80-62 120-41 11 7 20 18 23 34z">
          <text:p/>
        </draw:path>
        <draw:path draw:style-name="gr46" draw:text-style-name="P9" draw:layer="layout" svg:width="0.093cm" svg:height="0.254cm" svg:x="6.63cm" svg:y="3.786cm" svg:viewBox="0 0 94 255" svg:d="M94 27c-30-9-41 9-37 43h37v11 11h-37v82 81h-30v-81-82h-27v-11-11h27c-8-51 17-80 67-67v12z">
          <text:p/>
        </draw:path>
        <draw:path draw:style-name="gr46" draw:text-style-name="P9" draw:layer="layout" svg:width="0.165cm" svg:height="0.192cm" svg:x="6.737cm" svg:y="3.852cm" svg:viewBox="0 0 166 193" svg:d="M83 0c60-1 83 36 83 97 1 61-26 96-84 96s-81-38-82-96c0-65 27-97 83-97zM82 170c43 1 52-30 52-73s-8-74-50-74-52 31-52 74c0 42 10 72 50 73z">
          <text:p/>
        </draw:path>
        <draw:path draw:style-name="gr46" draw:text-style-name="P9" draw:layer="layout" svg:width="0.087cm" svg:height="0.188cm" svg:x="6.94cm" svg:y="3.852cm" svg:viewBox="0 0 88 189" svg:d="M88 31c-77-16-53 88-56 158h-31l-1-184h29c1 11-1 28 2 37 5-26 22-48 57-40v15z">
          <text:p/>
        </draw:path>
        <draw:path draw:style-name="gr46" draw:text-style-name="P9" draw:layer="layout" svg:width="0.246cm" svg:height="0.188cm" svg:x="7.055cm" svg:y="3.852cm" svg:viewBox="0 0 247 189" svg:d="M181 25c-66 3-37 102-43 164h-30v-58-59c0-29-5-49-34-47-64 4-37 101-43 164h-30l-1-184h29c1 9-1 23 2 31 10-44 96-50 104 0 11-21 26-35 57-36 83-2 46 116 53 189h-30v-58-59c0-29-4-48-34-47z">
          <text:p/>
        </draw:path>
        <draw:path draw:style-name="gr46" draw:text-style-name="P9" draw:layer="layout" svg:width="0.18cm" svg:height="0.192cm" svg:x="7.336cm" svg:y="3.852cm" svg:viewBox="0 0 181 193" svg:d="M124 154c-15 21-30 40-67 39-35-1-57-20-57-55-1-63 61-62 123-62 3-35-9-53-41-53-23 1-40 7-41 30l-32-3c5-36 32-50 74-50 44 0 71 19 71 62v41 40c-1 19 6 31 27 26v10 9c-30 9-59-2-57-34zM32 138c0 19 12 32 31 32 41-3 63-28 60-72-43 2-91-5-91 40z">
          <text:p/>
        </draw:path>
        <draw:path draw:style-name="gr46" draw:text-style-name="P9" draw:layer="layout" svg:width="0.089cm" svg:height="0.229cm" svg:x="7.521cm" svg:y="3.814cm" svg:viewBox="0 0 90 230" svg:d="M52 181c-2 24 18 29 38 22v12 11c-33 10-69 5-69-39v-61-62h-21v-11-11h23l9-42h20v21 21h34v11 11h-34v58z">
          <text:p/>
        </draw:path>
        <draw:path draw:style-name="gr46" draw:text-style-name="P9" draw:layer="layout" svg:width="0.031cm" svg:height="0.254cm" svg:x="7.636cm" svg:y="3.786cm" svg:viewBox="0 0 32 255" svg:d="M0 30v-15-15h32v15 15zM0 255v-92-93h32v93 92z">
          <text:p/>
        </draw:path>
        <draw:path draw:style-name="gr46" draw:text-style-name="P9" draw:layer="layout" svg:width="0.165cm" svg:height="0.192cm" svg:x="7.704cm" svg:y="3.852cm" svg:viewBox="0 0 166 193" svg:d="M83 0c61-1 83 36 83 97 1 61-26 96-84 96s-81-38-82-96c0-65 27-97 83-97zM82 170c43 1 52-30 52-73s-8-74-51-74c-41 0-51 31-51 74 0 42 10 72 50 73z">
          <text:p/>
        </draw:path>
        <draw:path draw:style-name="gr46" draw:text-style-name="P9" draw:layer="layout" svg:width="0.149cm" svg:height="0.188cm" svg:x="7.907cm" svg:y="3.852cm" svg:viewBox="0 0 150 189" svg:d="M91 0c86-4 51 114 58 189h-31v-58-59c0-31-8-48-38-47-70 2-43 99-48 164h-31l-1-184h29c1 9-1 23 2 31 11-22 28-35 60-36z">
          <text:p/>
        </draw:path>
        <draw:path draw:style-name="gr46" draw:text-style-name="P9" draw:layer="layout" svg:width="0.153cm" svg:height="0.193cm" svg:x="8.087cm" svg:y="3.853cm" svg:viewBox="0 0 154 194" svg:d="M123 48c-3-33-85-37-86 0 16 53 113 12 117 89 3 76-147 72-154 8l27-5c4 35 96 44 96 0-9-55-110-15-115-89-4-55 81-61 119-41 12 7 21 19 24 34z">
          <text:p/>
        </draw:path>
        <draw:path draw:style-name="gr46" draw:text-style-name="P9" draw:layer="layout" svg:width="0.158cm" svg:height="0.258cm" svg:x="8.363cm" svg:y="3.786cm" svg:viewBox="0 0 159 259" svg:d="M69 66c30 0 47 12 58 32v-98h31l1 255h-30c-2-9 0-22-2-30-10 23-28 34-58 34-52 0-68-38-69-96 0-64 23-97 69-97zM78 89c-39 0-46 33-46 73s7 73 45 73c41 0 50-31 50-75 0-41-9-72-49-71z">
          <text:p/>
        </draw:path>
        <draw:path draw:style-name="gr46" draw:text-style-name="P9" draw:layer="layout" svg:width="0.15cm" svg:height="0.188cm" svg:x="8.565cm" svg:y="3.856cm" svg:viewBox="0 0 151 189" svg:d="M60 189c-86 4-52-114-59-189h31v58 58c0 30 7 49 38 48 71-2 45-98 50-164h30l1 184h-30c0-9 1-24-1-32-11 22-29 36-60 37z">
          <text:p/>
        </draw:path>
        <draw:path draw:style-name="gr46" draw:text-style-name="P9" draw:layer="layout" svg:width="0.157cm" svg:height="0.258cm" svg:x="6.87cm" svg:y="4.207cm" svg:viewBox="0 0 158 259" svg:d="M90 66c52 0 67 38 68 95 0 65-22 98-68 98-31-1-48-11-58-33l-2 29h-30l1-255h31v50 49c10-22 27-33 58-33zM82 235c40 0 44-33 44-73 0-39-4-73-44-72-41 0-50 31-50 74 0 42 10 71 50 71z">
          <text:p/>
        </draw:path>
        <draw:path draw:style-name="gr46" draw:text-style-name="P9" draw:layer="layout" svg:width="0.179cm" svg:height="0.259cm" svg:x="7.057cm" svg:y="4.206cm" svg:viewBox="0 0 180 260" svg:d="M123 221c-15 20-30 40-66 39-35-1-57-21-57-56-1-62 62-61 122-61 3-34-9-53-40-53-23 1-40 7-41 31l-33-3c5-36 33-51 75-51 44 0 70 19 70 62v40 40c-1 20 7 31 27 26v10 10c-30 9-59-2-57-34zM33 204c0 20 11 32 31 32 39-3 61-28 58-72-42 2-89-5-89 40zM98 0c11 17 29 29 37 49-30 3-36-19-55-29-19 10-26 32-57 29 9-21 28-32 40-49z">
          <text:p/>
        </draw:path>
        <draw:path draw:style-name="gr46" draw:text-style-name="P9" draw:layer="layout" svg:width="0.089cm" svg:height="0.231cm" svg:x="7.241cm" svg:y="4.234cm" svg:viewBox="0 0 90 232" svg:d="M53 182c-2 23 18 28 37 21v12 12c-32 11-68 5-68-38v-62-62h-22v-11-11h24l9-43h20v22 21h34v11 11h-34v59z">
          <text:p/>
        </draw:path>
        <draw:path draw:style-name="gr46" draw:text-style-name="P9" draw:layer="layout" svg:width="0.031cm" svg:height="0.254cm" svg:x="7.356cm" svg:y="4.207cm" svg:viewBox="0 0 32 255" svg:d="M0 29v-15-14h32v14 15zM0 255v-94-92h32v92 94z">
          <text:p/>
        </draw:path>
        <draw:path draw:style-name="gr46" draw:text-style-name="P9" draw:layer="layout" svg:width="0.246cm" svg:height="0.189cm" svg:x="7.433cm" svg:y="4.272cm" svg:viewBox="0 0 247 190" svg:d="M181 24c-65 3-36 103-42 166h-30v-60-59c0-28-5-49-34-47-65 4-38 102-44 166h-30l-1-186h29c1 10-1 23 2 31 11-43 97-49 105 0 11-20 26-34 56-35 83-2 46 116 53 190h-30v-60-59c0-28-4-48-34-47z">
          <text:p/>
        </draw:path>
        <draw:path draw:style-name="gr46" draw:text-style-name="P9" draw:layer="layout" svg:width="0.164cm" svg:height="0.193cm" svg:x="7.714cm" svg:y="4.272cm" svg:viewBox="0 0 165 194" svg:d="M84 0c61 0 83 41 81 104h-132c0 39 14 65 53 66 25 1 41-11 47-28l27 8c-10 27-35 44-74 44-58 0-87-36-86-98 1-60 26-96 84-96zM134 80c6-60-74-76-95-27-3 6-6 16-6 27z">
          <text:p/>
        </draw:path>
        <draw:path draw:style-name="gr46" draw:text-style-name="P9" draw:layer="layout" svg:width="0.15cm" svg:height="0.189cm" svg:x="7.917cm" svg:y="4.272cm" svg:viewBox="0 0 151 190" svg:d="M91 0c87-4 52 113 59 190h-32v-60-59c0-30-7-48-37-47-71 2-44 100-49 166h-31l-1-186h29c1 10-1 23 2 31 11-21 29-34 60-35z">
          <text:p/>
        </draw:path>
        <draw:path draw:style-name="gr46" draw:text-style-name="P9" draw:layer="layout" svg:width="0.089cm" svg:height="0.231cm" svg:x="8.093cm" svg:y="4.234cm" svg:viewBox="0 0 90 232" svg:d="M53 182c-3 23 18 28 37 21v12 12c-32 11-69 5-69-38v-62-62h-21v-11-11h23l9-43h21v22 21h34v11 11h-34v59z">
          <text:p/>
        </draw:path>
        <draw:polygon draw:style-name="gr46" draw:text-style-name="P9" draw:layer="layout" svg:width="0.189cm" svg:height="0.242cm" svg:x="8.31cm" svg:y="4.219cm" svg:viewBox="0 0 190 243" draw:points="0,243 0,121 0,0 182,0 182,14 182,28 32,28 32,66 32,105 173,105 173,118 173,131 32,131 32,173 32,216 190,216 190,229 190,243">
          <text:p/>
        </draw:polygon>
        <draw:line draw:style-name="gr65" draw:text-style-name="P4" draw:layer="layout" svg:x1="7.683cm" svg:y1="4.729cm" svg:x2="7.683cm" svg:y2="5.955cm">
          <text:p/>
        </draw:line>
        <draw:polygon draw:style-name="gr46" draw:text-style-name="P9" draw:layer="layout" svg:width="0.039cm" svg:height="0.019cm" svg:x="7.664cm" svg:y="4.71cm" svg:viewBox="0 0 40 20" draw:points="40,20 0,20 0,0 40,0">
          <text:p/>
        </draw:polygon>
        <draw:polygon draw:style-name="gr66" draw:text-style-name="P9" draw:layer="layout" svg:width="0.181cm" svg:height="0.278cm" svg:x="7.592cm" svg:y="5.975cm" svg:viewBox="0 0 182 279" draw:points="92,279 0,0 182,0">
          <text:p/>
        </draw:polygon>
        <draw:polygon draw:style-name="gr44" draw:text-style-name="P8" draw:layer="layout" svg:width="3.105cm" svg:height="2.335cm" svg:x="6.131cm" svg:y="6.335cm" svg:viewBox="0 0 3106 2336" draw:points="0,0 3106,0 3106,2336 0,2336">
          <text:p/>
        </draw:polygon>
        <draw:polygon draw:style-name="gr65" draw:text-style-name="P4" draw:layer="layout" svg:width="3.105cm" svg:height="2.335cm" svg:x="6.131cm" svg:y="6.335cm" svg:viewBox="0 0 3106 2336" draw:points="0,0 3106,0 3106,2336 0,2336">
          <text:p/>
        </draw:polygon>
        <draw:polygon draw:style-name="gr46" draw:text-style-name="P9" draw:layer="layout" svg:width="0.198cm" svg:height="0.242cm" svg:x="6.446cm" svg:y="7.331cm" svg:viewBox="0 0 199 243" draw:points="115,29 115,136 115,243 82,243 82,136 82,29 0,29 0,14 0,0 199,0 199,14 199,29">
          <text:p/>
        </draw:polygon>
        <draw:path draw:style-name="gr46" draw:text-style-name="P9" draw:layer="layout" svg:width="0.087cm" svg:height="0.189cm" svg:x="6.661cm" svg:y="7.384cm" svg:viewBox="0 0 88 190" svg:d="M88 30c-76-15-52 90-56 160h-31l-1-186h29c1 12-1 28 2 38 6-26 22-48 57-40v14z">
          <text:p/>
        </draw:path>
        <draw:path draw:style-name="gr46" draw:text-style-name="P9" draw:layer="layout" svg:width="0.165cm" svg:height="0.193cm" svg:x="6.768cm" svg:y="7.384cm" svg:viewBox="0 0 166 194" svg:d="M83 0c60-1 83 37 83 97 1 62-26 97-84 97s-81-38-82-97c0-64 27-97 83-97zM82 170c43 1 52-30 52-73 0-42-8-73-50-73-41 0-52 31-52 73s11 72 50 73z">
          <text:p/>
        </draw:path>
        <draw:path draw:style-name="gr46" draw:text-style-name="P9" draw:layer="layout" svg:width="0.15cm" svg:height="0.189cm" svg:x="6.969cm" svg:y="7.388cm" svg:viewBox="0 0 151 190" svg:d="M61 190c-87 4-53-113-59-190h31v59 59c0 30 6 48 39 47 69-2 43-98 48-165h30l1 186h-29c-1-10 1-25-2-32-11 21-27 35-59 36z">
          <text:p/>
        </draw:path>
        <draw:polygon draw:style-name="gr46" draw:text-style-name="P9" draw:layer="layout" svg:width="0.173cm" svg:height="0.185cm" svg:x="7.142cm" svg:y="7.388cm" svg:viewBox="0 0 174 186" draw:points="104,186 67,186 0,0 33,0 86,161 140,0 174,0">
          <text:p/>
        </draw:polygon>
        <draw:path draw:style-name="gr46" draw:text-style-name="P9" draw:layer="layout" svg:width="0.163cm" svg:height="0.193cm" svg:x="7.331cm" svg:y="7.384cm" svg:viewBox="0 0 164 194" svg:d="M82 0c62 0 84 42 82 104h-131c0 39 13 65 51 66 25 1 42-11 48-28l28 8c-11 27-37 44-76 44-56 0-85-36-84-98 1-59 25-96 82-96zM133 80c6-59-74-76-95-27-3 6-5 16-5 27z">
          <text:p/>
        </draw:path>
        <draw:path draw:style-name="gr46" draw:text-style-name="P9" draw:layer="layout" svg:width="0.088cm" svg:height="0.189cm" svg:x="7.533cm" svg:y="7.384cm" svg:viewBox="0 0 89 190" svg:d="M89 30c-77-15-53 90-57 160h-31l-1-186h29c1 12-1 28 2 38 6-26 23-48 58-40v14z">
          <text:p/>
        </draw:path>
        <draw:path draw:style-name="gr46" draw:text-style-name="P9" draw:layer="layout" svg:width="0.149cm" svg:height="0.189cm" svg:x="7.745cm" svg:y="7.388cm" svg:viewBox="0 0 150 190" svg:d="M61 190c-87 4-53-113-60-190h32v59 59c0 30 7 48 38 47 70-2 43-98 48-165h30l1 186h-29c-1-10 1-25-2-32-10 21-27 35-58 36z">
          <text:p/>
        </draw:path>
        <draw:path draw:style-name="gr46" draw:text-style-name="P9" draw:layer="layout" svg:width="0.149cm" svg:height="0.189cm" svg:x="7.94cm" svg:y="7.384cm" svg:viewBox="0 0 150 190" svg:d="M91 0c86-4 51 114 58 190h-31v-59-59c0-31-8-49-38-48-71 2-42 101-47 166h-32l-1-186h29c1 10-1 23 2 31 12-21 29-34 60-35z">
          <text:p/>
        </draw:path>
        <draw:path draw:style-name="gr46" draw:text-style-name="P9" draw:layer="layout" svg:width="0.152cm" svg:height="0.193cm" svg:x="8.217cm" svg:y="7.385cm" svg:viewBox="0 0 153 194" svg:d="M122 50c-3-33-84-37-85 0 14 51 112 11 116 87 4 77-146 73-153 8l27-5c4 35 95 44 96 0-10-54-111-14-115-87-4-57 80-63 119-41 12 6 20 18 23 34z">
          <text:p/>
        </draw:path>
        <draw:path draw:style-name="gr46" draw:text-style-name="P9" draw:layer="layout" svg:width="0.089cm" svg:height="0.23cm" svg:x="8.387cm" svg:y="7.346cm" svg:viewBox="0 0 90 231" svg:d="M53 182c-2 23 17 28 37 21v12 12c-32 10-69 5-69-38v-62-63h-21v-11-11h23l10-42h20v21 21h34v11 11h-34v60z">
          <text:p/>
        </draw:path>
        <draw:path draw:style-name="gr46" draw:text-style-name="P9" draw:layer="layout" svg:width="0.172cm" svg:height="0.258cm" svg:x="8.48cm" svg:y="7.388cm" svg:viewBox="0 0 173 259" svg:d="M173 0l-83 216c-14 27-36 50-80 41v-12-12c39 6 53-19 64-49l-74-184h33l56 152 52-152z">
          <text:p/>
        </draw:path>
        <draw:polygon draw:style-name="gr46" draw:text-style-name="P9" draw:layer="layout" svg:width="0.031cm" svg:height="0.254cm" svg:x="8.677cm" svg:y="7.319cm" svg:viewBox="0 0 32 255" draw:points="0,255 0,127 0,0 32,0 32,127 32,255">
          <text:p/>
        </draw:polygon>
        <draw:path draw:style-name="gr46" draw:text-style-name="P9" draw:layer="layout" svg:width="0.164cm" svg:height="0.193cm" svg:x="8.745cm" svg:y="7.384cm" svg:viewBox="0 0 165 194" svg:d="M83 0c61 0 84 42 82 104h-131c0 39 13 65 51 66 25 1 42-11 48-28l27 8c-11 27-36 44-75 44-57 0-86-36-85-98 1-59 25-96 83-96zM134 80c5-59-74-76-95-27-2 6-5 16-5 27z">
          <text:p/>
        </draw:path>
        <draw:line draw:style-name="gr65" draw:text-style-name="P4" draw:layer="layout" svg:x1="7.683cm" svg:y1="8.709cm" svg:x2="7.683cm" svg:y2="9.803cm">
          <text:p/>
        </draw:line>
        <draw:polygon draw:style-name="gr46" draw:text-style-name="P9" draw:layer="layout" svg:width="0.039cm" svg:height="0.021cm" svg:x="7.664cm" svg:y="8.69cm" svg:viewBox="0 0 40 22" draw:points="40,22 0,22 0,0 40,0">
          <text:p/>
        </draw:polygon>
        <draw:polygon draw:style-name="gr66" draw:text-style-name="P9" draw:layer="layout" svg:width="0.181cm" svg:height="0.278cm" svg:x="7.592cm" svg:y="9.823cm" svg:viewBox="0 0 182 279" draw:points="92,279 0,0 182,0">
          <text:p/>
        </draw:polygon>
        <draw:polygon draw:style-name="gr44" draw:text-style-name="P8" draw:layer="layout" svg:width="3.105cm" svg:height="2.335cm" svg:x="6.131cm" svg:y="10.187cm" svg:viewBox="0 0 3106 2336" draw:points="1552,0 3106,1168 1552,2336 0,1168">
          <text:p/>
        </draw:polygon>
        <draw:polygon draw:style-name="gr65" draw:text-style-name="P4" draw:layer="layout" svg:width="3.105cm" svg:height="2.335cm" svg:x="6.131cm" svg:y="10.187cm" svg:viewBox="0 0 3106 2336" draw:points="1552,0 3106,1168 1552,2336 0,1168">
          <text:p/>
        </draw:polygon>
        <draw:polygon draw:style-name="gr46" draw:text-style-name="P9" draw:layer="layout" svg:width="0.218cm" svg:height="0.241cm" svg:x="6.685cm" svg:y="10.763cm" svg:viewBox="0 0 219 242" draw:points="126,141 126,191 126,242 93,242 93,191 93,141 0,0 36,0 109,114 183,0 219,0">
          <text:p/>
        </draw:polygon>
        <draw:path draw:style-name="gr46" draw:text-style-name="P9" draw:layer="layout" svg:width="0.18cm" svg:height="0.193cm" svg:x="7.015cm" svg:y="10.815cm" svg:viewBox="0 0 181 194" svg:d="M123 155c-14 20-30 40-65 39-36-1-58-21-58-56-1-62 62-61 123-61 2-34-9-54-40-54-24 1-41 7-42 32l-32-3c5-37 32-52 75-52s70 20 70 63v40 40c-1 20 6 31 27 26v10 10c-30 9-59-2-58-34zM32 138c0 20 12 32 32 32 40-2 61-28 59-72-42 2-91-4-91 40z">
          <text:p/>
        </draw:path>
        <draw:polygon draw:style-name="gr46" draw:text-style-name="P9" draw:layer="layout" svg:width="0.086cm" svg:height="0.027cm" svg:x="7.21cm" svg:y="10.897cm" svg:viewBox="0 0 87 28" draw:points="0,28 0,13 0,0 87,0 87,13 87,28">
          <text:p/>
        </draw:polygon>
        <draw:path draw:style-name="gr46" draw:text-style-name="P9" draw:layer="layout" svg:width="0.089cm" svg:height="0.23cm" svg:x="7.315cm" svg:y="10.777cm" svg:viewBox="0 0 90 231" svg:d="M53 182c-2 24 18 28 37 22v11 12c-32 10-69 5-69-38v-62-63h-21v-11-11h23l10-42h20v21 21h34v11 11h-34v60z">
          <text:p/>
        </draw:path>
        <draw:polygon draw:style-name="gr46" draw:text-style-name="P9" draw:layer="layout" svg:width="0.085cm" svg:height="0.027cm" svg:x="7.423cm" svg:y="10.897cm" svg:viewBox="0 0 86 28" draw:points="0,28 0,13 0,0 86,0 86,13 86,28">
          <text:p/>
        </draw:polygon>
        <draw:path draw:style-name="gr46" draw:text-style-name="P9" draw:layer="layout" svg:width="0.031cm" svg:height="0.254cm" svg:x="7.546cm" svg:y="10.75cm" svg:viewBox="0 0 32 255" svg:d="M0 30v-14-16h32v16 14zM0 255v-93-92h32v92 93z">
          <text:p/>
        </draw:path>
        <draw:polygon draw:style-name="gr46" draw:text-style-name="P9" draw:layer="layout" svg:width="0.031cm" svg:height="0.254cm" svg:x="7.623cm" svg:y="10.75cm" svg:viewBox="0 0 32 255" draw:points="0,255 0,128 0,0 32,0 32,128 32,255">
          <text:p/>
        </draw:polygon>
        <draw:path draw:style-name="gr46" draw:text-style-name="P9" draw:layer="layout" svg:width="0.18cm" svg:height="0.193cm" svg:x="7.787cm" svg:y="10.815cm" svg:viewBox="0 0 181 194" svg:d="M123 155c-15 20-30 40-66 39-35-1-57-21-57-56 0-62 62-61 122-61 3-34-9-54-40-54-23 1-40 7-41 32l-32-3c5-37 32-52 74-52 44 0 70 20 70 63v40 40c-1 20 7 31 28 26v10 10c-31 9-60-2-58-34zM32 138c0 20 12 32 32 32 39-2 61-28 58-72-42 2-90-4-90 40z">
          <text:p/>
        </draw:path>
        <draw:path draw:style-name="gr46" draw:text-style-name="P9" draw:layer="layout" svg:width="0.152cm" svg:height="0.193cm" svg:x="7.977cm" svg:y="10.816cm" svg:viewBox="0 0 153 194" svg:d="M122 50c-3-34-84-38-84 0 14 51 111 11 115 87 5 76-146 72-153 8l28-5c4 35 94 44 95 0-10-54-110-14-115-87-3-57 80-63 119-42 11 7 20 18 23 35z">
          <text:p/>
        </draw:path>
        <draw:path draw:style-name="gr46" draw:text-style-name="P9" draw:layer="layout" svg:width="0.153cm" svg:height="0.193cm" svg:x="8.151cm" svg:y="10.816cm" svg:viewBox="0 0 154 194" svg:d="M122 50c-3-34-84-38-85 0 15 51 113 11 117 87 3 76-147 72-154 8l27-5c4 35 95 44 96 0-10-54-110-14-115-87-4-57 80-63 118-42 13 7 22 18 25 35z">
          <text:p/>
        </draw:path>
        <draw:path draw:style-name="gr46" draw:text-style-name="P9" draw:layer="layout" svg:width="0.164cm" svg:height="0.193cm" svg:x="8.331cm" svg:y="10.815cm" svg:viewBox="0 0 165 194" svg:d="M82 0c62 0 85 42 83 104h-132c0 39 13 65 51 66 25 1 43-11 49-28l27 8c-11 27-36 44-76 44-56 0-85-36-84-98 1-59 25-96 82-96zM134 80c5-59-75-76-95-27-3 7-6 16-6 27z">
          <text:p/>
        </draw:path>
        <draw:polygon draw:style-name="gr46" draw:text-style-name="P9" draw:layer="layout" svg:width="0.153cm" svg:height="0.185cm" svg:x="8.519cm" svg:y="10.819cm" svg:viewBox="0 0 154 186" draw:points="0,186 0,174 0,163 113,23 7,23 7,12 7,0 147,0 147,12 147,23 34,163 154,163 154,174 154,186">
          <text:p/>
        </draw:polygon>
        <draw:path draw:style-name="gr46" draw:text-style-name="P9" draw:layer="layout" svg:width="0.158cm" svg:height="0.258cm" svg:x="6.49cm" svg:y="11.17cm" svg:viewBox="0 0 159 259" svg:d="M69 67c30 0 47 12 59 32l-1-99h31l1 255h-30c-1-9 0-22-2-30-10 23-28 34-58 34-52 0-68-38-69-95 0-64 23-97 69-97zM78 90c-39 0-45 33-45 73 0 39 6 72 44 72 41 0 50-31 50-74 0-41-9-72-49-71z">
          <text:p/>
        </draw:path>
        <draw:polygon draw:style-name="gr46" draw:text-style-name="P9" draw:layer="layout" svg:width="0.032cm" svg:height="0.076cm" svg:x="6.687cm" svg:y="11.183cm" svg:viewBox="0 0 33 77" draw:points="29,77 4,77 0,0 33,0">
          <text:p/>
        </draw:polygon>
        <draw:path draw:style-name="gr46" draw:text-style-name="P9" draw:layer="layout" svg:width="0.18cm" svg:height="0.192cm" svg:x="6.75cm" svg:y="11.236cm" svg:viewBox="0 0 181 193" svg:d="M123 153c-15 21-30 41-66 40-35-1-57-21-57-56-1-63 62-62 122-62 3-34-9-52-40-52-23 1-40 7-41 30l-32-3c5-36 32-50 74-50 44 0 71 19 71 62v40 40c-1 19 6 31 27 26v10 9c-30 10-60-2-58-34zM32 137c0 19 12 32 31 32 40-3 62-28 59-72-42 2-90-5-90 40z">
          <text:p/>
        </draw:path>
        <draw:path draw:style-name="gr46" draw:text-style-name="P9" draw:layer="layout" svg:width="0.087cm" svg:height="0.188cm" svg:x="6.953cm" svg:y="11.236cm" svg:viewBox="0 0 88 189" svg:d="M88 30c-76-16-52 88-56 159h-31l-1-186h29c1 12-1 29 2 38 6-26 24-47 57-40v15z">
          <text:p/>
        </draw:path>
        <draw:path draw:style-name="gr46" draw:text-style-name="P9" draw:layer="layout" svg:width="0.157cm" svg:height="0.261cm" svg:x="7.06cm" svg:y="11.236cm" svg:viewBox="0 0 158 262" svg:d="M158 3c-10 123 40 287-108 255-22-5-37-19-42-41l31-5c14 45 98 31 87-28v-14-15c-11 21-28 35-60 35-53 0-66-40-66-93 0-56 15-96 69-97 29 0 47 16 58 35 1-10 0-23 2-32zM77 168c35 0 49-31 49-71 0-42-14-74-49-74-38 0-45 33-45 74 0 40 6 71 45 71z">
          <text:p/>
        </draw:path>
        <draw:path draw:style-name="gr46" draw:text-style-name="P9" draw:layer="layout" svg:width="0.164cm" svg:height="0.192cm" svg:x="7.254cm" svg:y="11.236cm" svg:viewBox="0 0 165 193" svg:d="M83 0c61 0 84 40 82 103h-132c0 39 14 65 52 66 26 1 42-12 48-28l27 7c-11 28-36 45-75 45-57 0-86-37-85-98 1-59 25-95 83-95zM134 78c6-58-74-75-95-27-3 7-6 17-6 27z">
          <text:p/>
        </draw:path>
        <draw:path draw:style-name="gr46" draw:text-style-name="P9" draw:layer="layout" svg:width="0.149cm" svg:height="0.188cm" svg:x="7.457cm" svg:y="11.235cm" svg:viewBox="0 0 150 189" svg:d="M91 0c86-4 51 112 58 189h-31v-60-58c0-31-8-48-38-47-71 2-43 99-48 165h-31l-1-186h29c1 10-1 24 2 32 10-22 28-35 60-35z">
          <text:p/>
        </draw:path>
        <draw:path draw:style-name="gr46" draw:text-style-name="P9" draw:layer="layout" svg:width="0.09cm" svg:height="0.229cm" svg:x="7.632cm" svg:y="11.198cm" svg:viewBox="0 0 91 230" svg:d="M53 182c-2 23 18 28 38 21v12 11c-34 10-69 5-69-38v-62-62h-22v-11-12h24l8-41h21v20 21h35v12 11h-35v58z">
          <text:p/>
        </draw:path>
        <draw:path draw:style-name="gr46" draw:text-style-name="P9" draw:layer="layout" svg:width="0.157cm" svg:height="0.261cm" svg:x="7.844cm" svg:y="11.236cm" svg:viewBox="0 0 158 262" svg:d="M90 0c53 0 68 39 68 95s-16 96-68 98c-31 0-49-12-59-33l1 102h-31l-1-259h30l2 30c9-21 27-33 58-33zM81 170c40 0 45-33 45-74 0-40-6-71-45-72-41 0-49 31-49 74s9 72 49 72z">
          <text:p/>
        </draw:path>
        <draw:path draw:style-name="gr46" draw:text-style-name="P9" draw:layer="layout" svg:width="0.165cm" svg:height="0.192cm" svg:x="8.03cm" svg:y="11.236cm" svg:viewBox="0 0 166 193" svg:d="M82 0c62-1 84 36 84 96 1 61-26 97-84 97s-81-39-82-97c0-64 27-96 82-96zM82 169c43 1 52-30 52-73 0-42-8-73-51-73-41 0-51 31-51 73s10 72 50 73z">
          <text:p/>
        </draw:path>
        <draw:path draw:style-name="gr46" draw:text-style-name="P9" draw:layer="layout" svg:width="0.149cm" svg:height="0.189cm" svg:x="8.232cm" svg:y="11.239cm" svg:viewBox="0 0 150 190" svg:d="M60 190c-87 4-52-114-59-190h31v59 58c0 31 7 50 38 49 71-2 43-99 48-166h31l1 186h-30c-1-9 1-24-2-32-10 22-27 35-58 36z">
          <text:p/>
        </draw:path>
        <draw:path draw:style-name="gr46" draw:text-style-name="P9" draw:layer="layout" svg:width="0.087cm" svg:height="0.188cm" svg:x="8.427cm" svg:y="11.236cm" svg:viewBox="0 0 88 189" svg:d="M88 30c-77-16-52 88-56 159h-31l-1-186h29c1 12-1 29 2 38 6-26 22-47 57-40v15z">
          <text:p/>
        </draw:path>
        <draw:polygon draw:style-name="gr46" draw:text-style-name="P9" draw:layer="layout" svg:width="0.031cm" svg:height="0.254cm" svg:x="8.638cm" svg:y="11.17cm" svg:viewBox="0 0 32 255" draw:points="0,255 0,128 0,0 32,0 32,128 32,255">
          <text:p/>
        </draw:polygon>
        <draw:path draw:style-name="gr46" draw:text-style-name="P9" draw:layer="layout" svg:width="0.179cm" svg:height="0.192cm" svg:x="8.706cm" svg:y="11.236cm" svg:viewBox="0 0 180 193" svg:d="M122 153c-14 21-30 41-66 40-35-1-56-21-56-56-1-63 61-62 121-62 3-34-9-52-40-52-23 1-39 7-40 30l-32-3c4-36 32-50 73-50 44 0 70 19 70 62v40 40c-1 19 8 31 28 26v10 9c-31 10-60-2-58-34zM32 137c0 19 11 32 31 32 40-3 61-28 58-72-42 2-89-5-89 40z">
          <text:p/>
        </draw:path>
        <draw:path draw:style-name="gr46" draw:text-style-name="P9" draw:layer="layout" svg:width="0.087cm" svg:height="0.189cm" svg:x="7.134cm" svg:y="11.656cm" svg:viewBox="0 0 88 190" svg:d="M88 30c-76-16-52 90-56 160h-31l-1-186h29c1 11-1 28 2 38 6-27 24-48 57-40v14z">
          <text:p/>
        </draw:path>
        <draw:path draw:style-name="gr46" draw:text-style-name="P9" draw:layer="layout" svg:width="0.164cm" svg:height="0.262cm" svg:x="7.241cm" svg:y="11.587cm" svg:viewBox="0 0 165 263" svg:d="M83 70c61 0 84 41 82 103h-132c0 39 13 65 52 66 26 1 42-11 48-28l27 8c-11 27-36 44-75 44-57 0-86-36-85-98 1-59 25-95 83-95zM134 149c6-59-74-75-95-28-3 7-6 17-6 28zM62 53c8-22 26-35 37-53h35v2 3l-56 48z">
          <text:p/>
        </draw:path>
        <draw:path draw:style-name="gr46" draw:text-style-name="P9" draw:layer="layout" svg:width="0.179cm" svg:height="0.193cm" svg:x="7.435cm" svg:y="11.656cm" svg:viewBox="0 0 180 194" svg:d="M122 155c-14 20-30 40-66 39-35-1-56-21-56-57-1-62 61-61 121-61 3-34-9-53-40-53-23 1-39 7-40 30l-32-3c5-36 32-50 73-50 44 0 70 19 70 62v40 40c-1 20 7 32 28 27v10 10c-31 8-60-2-58-34zM32 137c0 21 12 33 31 33 40-3 61-29 58-73-42 2-89-5-89 40z">
          <text:p/>
        </draw:path>
        <draw:polygon draw:style-name="gr46" draw:text-style-name="P9" draw:layer="layout" svg:width="0.031cm" svg:height="0.254cm" svg:x="7.638cm" svg:y="11.591cm" svg:viewBox="0 0 32 255" draw:points="0,255 0,127 0,0 32,0 32,127 32,255">
          <text:p/>
        </draw:polygon>
        <draw:path draw:style-name="gr46" draw:text-style-name="P9" draw:layer="layout" svg:width="0.031cm" svg:height="0.254cm" svg:x="7.714cm" svg:y="11.591cm" svg:viewBox="0 0 32 255" svg:d="M0 29v-15-14h32v14 15zM0 255v-94-92h32v92 94z">
          <text:p/>
        </draw:path>
        <draw:path draw:style-name="gr46" draw:text-style-name="P9" draw:layer="layout" svg:width="0.153cm" svg:height="0.192cm" svg:x="7.777cm" svg:y="11.657cm" svg:viewBox="0 0 154 193" svg:d="M123 49c-3-34-85-37-86 0 16 51 113 11 117 87 4 77-147 73-154 8l28-5c3 36 95 45 96 0-10-54-111-15-116-88-4-55 81-61 120-40 11 6 20 18 23 34z">
          <text:p/>
        </draw:path>
        <draw:path draw:style-name="gr46" draw:text-style-name="P9" draw:layer="layout" svg:width="0.164cm" svg:height="0.193cm" svg:x="7.957cm" svg:y="11.656cm" svg:viewBox="0 0 165 194" svg:d="M82 0c61 0 85 41 83 103h-132c0 39 13 66 51 67 25 1 42-11 48-29l27 8c-11 28-36 45-75 45-56 0-85-36-84-99 1-59 25-95 82-95zM133 79c6-59-74-75-94-28-3 7-6 17-6 28z">
          <text:p/>
        </draw:path>
        <draw:path draw:style-name="gr46" draw:text-style-name="P9" draw:layer="layout" svg:width="0.087cm" svg:height="0.189cm" svg:x="8.16cm" svg:y="11.656cm" svg:viewBox="0 0 88 190" svg:d="M88 30c-77-16-52 90-56 160h-31l-1-186h29c1 11-1 28 2 38 5-27 22-48 57-40v14z">
          <text:p/>
        </draw:path>
        <draw:path draw:style-name="gr46" draw:text-style-name="P9" draw:layer="layout" svg:width="0.039cm" svg:height="1.67cm" svg:x="7.664cm" svg:y="12.567cm" svg:viewBox="0 0 40 1671" svg:d="M40 1671h-40v-457h40zM40 794h-40v-794h40z">
          <text:p/>
        </draw:path>
        <draw:polygon draw:style-name="gr46" draw:text-style-name="P9" draw:layer="layout" svg:width="0.039cm" svg:height="0.035cm" svg:x="7.664cm" svg:y="12.532cm" svg:viewBox="0 0 40 36" draw:points="40,36 0,36 0,0 19,15 40,0">
          <text:p/>
        </draw:polygon>
        <draw:polygon draw:style-name="gr46" draw:text-style-name="P9" draw:layer="layout" svg:width="0.181cm" svg:height="0.276cm" svg:x="7.592cm" svg:y="14.256cm" svg:viewBox="0 0 182 277" draw:points="92,277 0,0 182,0">
          <text:p/>
        </draw:polygon>
        <draw:path draw:style-name="gr46" draw:text-style-name="P9" draw:layer="layout" svg:width="0.235cm" svg:height="0.36cm" svg:x="7.565cm" svg:y="14.237cm" svg:viewBox="0 0 236 361" svg:d="M119 361l-119-361h236zM55 38l64 195 62-195z">
          <text:p/>
        </draw:path>
        <draw:path draw:style-name="gr46" draw:text-style-name="P9" draw:layer="layout" svg:width="0.239cm" svg:height="0.248cm" svg:x="7.426cm" svg:y="13.397cm" svg:viewBox="0 0 240 249" svg:d="M121 0c78 0 119 45 119 123 0 77-43 126-119 126-80 0-121-48-121-126s41-123 121-123zM121 222c61 0 86-40 86-99s-28-97-86-97c-61 0-88 38-88 97s27 98 88 99z">
          <text:p/>
        </draw:path>
        <draw:path draw:style-name="gr46" draw:text-style-name="P9" draw:layer="layout" svg:width="0.15cm" svg:height="0.189cm" svg:x="7.703cm" svg:y="13.456cm" svg:viewBox="0 0 151 190" svg:d="M61 190c-87 4-53-114-59-190h31v59 58c0 30 6 49 39 48 69-2 43-99 48-165h30l1 186h-29c-1-10 1-25-2-33-11 22-27 36-59 37z">
          <text:p/>
        </draw:path>
        <draw:path draw:style-name="gr46" draw:text-style-name="P9" draw:layer="layout" svg:width="0.031cm" svg:height="0.254cm" svg:x="7.899cm" svg:y="13.387cm" svg:viewBox="0 0 32 255" svg:d="M0 29v-14-15h32v15 14zM0 255v-92-94h32v94 92z">
          <text:p/>
        </draw:path>
        <draw:path draw:style-name="gr46" draw:text-style-name="P9" draw:layer="layout" svg:width="1.967cm" svg:height="0.039cm" svg:x="9.286cm" svg:y="11.335cm" svg:viewBox="0 0 1968 40" svg:d="M834 40h-834v-40h834zM1968 40h-495v-40h495z">
          <text:p/>
        </draw:path>
        <draw:polygon draw:style-name="gr46" draw:text-style-name="P9" draw:layer="layout" svg:width="0.045cm" svg:height="0.039cm" svg:x="9.241cm" svg:y="11.335cm" svg:viewBox="0 0 46 40" draw:points="46,40 0,40 27,20 0,0 46,0">
          <text:p/>
        </draw:polygon>
        <draw:polygon draw:style-name="gr46" draw:text-style-name="P9" draw:layer="layout" svg:width="0.277cm" svg:height="0.181cm" svg:x="11.273cm" svg:y="11.265cm" svg:viewBox="0 0 278 182" draw:points="278,89 0,182 0,0">
          <text:p/>
        </draw:polygon>
        <draw:path draw:style-name="gr46" draw:text-style-name="P9" draw:layer="layout" svg:width="0.359cm" svg:height="0.236cm" svg:x="11.253cm" svg:y="11.237cm" svg:viewBox="0 0 360 237" svg:d="M360 117l-360 120v-237zM40 182l194-65-194-62z">
          <text:p/>
        </draw:path>
        <draw:polygon draw:style-name="gr46" draw:text-style-name="P9" draw:layer="layout" svg:width="0.195cm" svg:height="0.241cm" svg:x="10.147cm" svg:y="11.183cm" svg:viewBox="0 0 196 242" draw:points="157,242 28,37 29,242 0,242 0,122 0,0 38,0 168,208 166,0 196,0 196,122 196,242">
          <text:p/>
        </draw:polygon>
        <draw:path draw:style-name="gr46" draw:text-style-name="P9" draw:layer="layout" svg:width="0.165cm" svg:height="0.192cm" svg:x="10.384cm" svg:y="11.236cm" svg:viewBox="0 0 166 193" svg:d="M84 0c60-1 82 36 82 96 1 61-26 97-83 97-59 0-82-39-83-97 0-64 27-96 84-96zM83 169c42 1 51-30 51-73 0-42-8-73-49-73-42 0-52 31-52 73s10 72 50 73z">
          <text:p/>
        </draw:path>
        <draw:path draw:style-name="gr46" draw:text-style-name="P9" draw:layer="layout" svg:width="0.15cm" svg:height="0.188cm" svg:x="10.587cm" svg:y="11.235cm" svg:viewBox="0 0 151 189" svg:d="M91 0c87-4 52 112 58 189h-31v-60-58c0-31-7-48-37-47-71 2-44 99-49 165h-31l-1-186h29c1 10-1 24 2 32 11-22 28-35 60-35z">
          <text:p/>
        </draw:path>
        <draw:path draw:style-name="gr44" draw:text-style-name="P8" draw:layer="layout" svg:width="3.104cm" svg:height="1.557cm" svg:x="11.632cm" svg:y="10.576cm" svg:viewBox="0 0 3105 1558" svg:d="M2484 0c344 0 621 350 621 778 0 431-277 780-621 780h-1863c-344 0-621-349-621-780 0-428 277-778 621-778z">
          <text:p/>
        </draw:path>
        <draw:path draw:style-name="gr65" draw:text-style-name="P4" draw:layer="layout" svg:width="3.104cm" svg:height="1.557cm" svg:x="11.632cm" svg:y="10.576cm" svg:viewBox="0 0 3105 1558" svg:d="M2484 0c344 0 621 350 621 778 0 431-277 780-621 780h-1863c-344 0-621-349-621-780 0-428 277-778 621-778z">
          <text:p/>
        </draw:path>
        <draw:polygon draw:style-name="gr46" draw:text-style-name="P9" draw:layer="layout" svg:width="0.198cm" svg:height="0.241cm" svg:x="11.831cm" svg:y="10.763cm" svg:viewBox="0 0 199 242" draw:points="116,27 116,134 116,242 82,242 82,134 82,27 0,27 0,13 0,0 199,0 199,13 199,27">
          <text:p/>
        </draw:polygon>
        <draw:path draw:style-name="gr46" draw:text-style-name="P9" draw:layer="layout" svg:width="0.087cm" svg:height="0.189cm" svg:x="12.046cm" svg:y="10.815cm" svg:viewBox="0 0 88 190" svg:d="M88 30c-75-15-51 89-55 160h-32l-1-186h30c1 12-1 28 2 38 6-26 22-49 56-40v14z">
          <text:p/>
        </draw:path>
        <draw:path draw:style-name="gr46" draw:text-style-name="P9" draw:layer="layout" svg:width="0.165cm" svg:height="0.193cm" svg:x="12.153cm" svg:y="10.815cm" svg:viewBox="0 0 166 194" svg:d="M83 0c60-1 83 37 83 97 1 62-26 97-84 97s-81-38-82-97c0-65 27-97 83-97zM82 170c43 1 52-30 52-73 0-41-8-74-50-74-43 0-52 33-52 74 0 42 9 72 50 73z">
          <text:p/>
        </draw:path>
        <draw:path draw:style-name="gr46" draw:text-style-name="P9" draw:layer="layout" svg:width="0.149cm" svg:height="0.189cm" svg:x="12.354cm" svg:y="10.819cm" svg:viewBox="0 0 150 190" svg:d="M61 190c-88 4-53-114-60-190h32v58 59c0 30 6 48 37 47 70-1 44-98 49-164h30l1 186h-29c-1-11 1-25-2-33-11 21-27 36-58 37z">
          <text:p/>
        </draw:path>
        <draw:polygon draw:style-name="gr46" draw:text-style-name="P9" draw:layer="layout" svg:width="0.173cm" svg:height="0.185cm" svg:x="12.527cm" svg:y="10.819cm" svg:viewBox="0 0 174 186" draw:points="104,186 67,186 0,0 33,0 86,162 141,0 174,0">
          <text:p/>
        </draw:polygon>
        <draw:path draw:style-name="gr46" draw:text-style-name="P9" draw:layer="layout" svg:width="0.164cm" svg:height="0.193cm" svg:x="12.715cm" svg:y="10.815cm" svg:viewBox="0 0 165 194" svg:d="M83 0c61 0 84 42 82 104h-132c0 39 14 65 52 66 25 1 42-11 47-28l29 8c-12 27-37 44-76 44-56 0-86-36-85-98 1-59 26-96 83-96zM133 80c6-59-73-76-94-27-3 7-6 16-6 27z">
          <text:p/>
        </draw:path>
        <draw:path draw:style-name="gr46" draw:text-style-name="P9" draw:layer="layout" svg:width="0.088cm" svg:height="0.189cm" svg:x="12.918cm" svg:y="10.815cm" svg:viewBox="0 0 89 190" svg:d="M89 30c-76-15-52 89-56 160h-32l-1-186h30c1 12-1 28 2 38 6-26 23-49 57-40v14z">
          <text:p/>
        </draw:path>
        <draw:path draw:style-name="gr46" draw:text-style-name="P9" draw:layer="layout" svg:width="0.152cm" svg:height="0.192cm" svg:x="13.121cm" svg:y="10.816cm" svg:viewBox="0 0 153 193" svg:d="M80 23c-39 0-47 33-47 71 0 39 9 74 47 74 24 0 40-14 42-38l31 2c-6 37-30 61-72 61-58 0-74-41-80-98-10-90 99-128 144-62 3 7 4 14 6 22l-31 3c-4-21-15-35-40-35z">
          <text:p/>
        </draw:path>
        <draw:path draw:style-name="gr46" draw:text-style-name="P9" draw:layer="layout" svg:width="0.165cm" svg:height="0.193cm" svg:x="13.297cm" svg:y="10.815cm" svg:viewBox="0 0 166 194" svg:d="M83 0c60-1 83 37 83 97 0 62-27 97-84 97-58 0-81-38-82-97 0-65 27-97 83-97zM82 170c43 1 51-30 51-73 0-41-7-74-49-74-43 0-52 33-52 74 0 42 9 72 50 73z">
          <text:p/>
        </draw:path>
        <draw:path draw:style-name="gr46" draw:text-style-name="P9" draw:layer="layout" svg:width="0.247cm" svg:height="0.189cm" svg:x="13.499cm" svg:y="10.815cm" svg:viewBox="0 0 248 190" svg:d="M182 24c-65 3-37 103-43 166h-30v-60-59c0-28-5-48-35-47-64 4-37 102-43 166h-30l-1-186h29c1 10-1 23 2 31 10-44 97-49 105 0 11-20 26-34 56-35 83-2 46 116 54 190h-30v-60-59c0-28-5-48-34-47z">
          <text:p/>
        </draw:path>
        <draw:path draw:style-name="gr46" draw:text-style-name="P9" draw:layer="layout" svg:width="0.247cm" svg:height="0.189cm" svg:x="13.789cm" svg:y="10.815cm" svg:viewBox="0 0 248 190" svg:d="M182 24c-65 3-37 103-43 166h-30v-60-59c0-28-5-48-34-47-65 4-38 102-44 166h-30l-1-186h30c1 10-1 23 1 31 10-44 98-49 105 0 11-20 26-34 57-35 82-2 45 116 53 190h-30v-60-59c0-28-5-48-34-47z">
          <text:p/>
        </draw:path>
        <draw:path draw:style-name="gr46" draw:text-style-name="P9" draw:layer="layout" svg:width="0.164cm" svg:height="0.193cm" svg:x="14.071cm" svg:y="10.815cm" svg:viewBox="0 0 165 194" svg:d="M82 0c62 0 85 42 83 104h-132c0 39 13 65 51 66 25 1 43-11 49-28l27 8c-11 27-36 44-76 44-56 0-85-36-84-98 1-59 25-96 82-96zM134 80c6-59-75-76-95-27-3 7-6 16-6 27z">
          <text:p/>
        </draw:path>
        <draw:path draw:style-name="gr46" draw:text-style-name="P9" draw:layer="layout" svg:width="0.149cm" svg:height="0.189cm" svg:x="14.274cm" svg:y="10.815cm" svg:viewBox="0 0 150 190" svg:d="M90 0c87-4 52 113 59 190h-31v-60-59c0-30-8-48-39-47-70 2-43 100-47 166h-31l-1-186h29c1 10-1 23 2 31 10-21 28-34 59-35z">
          <text:p/>
        </draw:path>
        <draw:path draw:style-name="gr46" draw:text-style-name="P9" draw:layer="layout" svg:width="0.089cm" svg:height="0.23cm" svg:x="14.449cm" svg:y="10.777cm" svg:viewBox="0 0 90 231" svg:d="M54 182c-2 24 17 28 36 22v11 12c-32 10-68 5-68-38v-62-63h-22v-11-11h24l9-42h21v21 21h33v11 11h-33v60z">
          <text:p/>
        </draw:path>
        <draw:path draw:style-name="gr46" draw:text-style-name="P9" draw:layer="layout" svg:width="0.152cm" svg:height="0.193cm" svg:x="11.874cm" svg:y="11.236cm" svg:viewBox="0 0 153 194" svg:d="M122 49c-3-33-84-37-85 0 14 52 112 12 116 88 4 77-146 73-153 7l27-4c4 35 95 43 96 0-10-55-111-15-115-88-4-55 80-62 119-41 12 7 20 19 23 34z">
          <text:p/>
        </draw:path>
        <draw:path draw:style-name="gr46" draw:text-style-name="P9" draw:layer="layout" svg:width="0.18cm" svg:height="0.192cm" svg:x="12.053cm" svg:y="11.236cm" svg:viewBox="0 0 181 193" svg:d="M124 153c-15 21-30 41-66 40s-58-21-58-56c-1-63 62-62 123-62 3-34-9-52-40-52-23 1-40 7-41 30l-33-3c5-36 33-50 75-50 43 0 70 19 70 62v40 40c-1 19 6 31 27 26v10 9c-30 10-59-2-57-34zM33 137c0 19 12 32 31 32 40-3 62-28 59-72-42 2-90-5-90 40z">
          <text:p/>
        </draw:path>
        <draw:path draw:style-name="gr46" draw:text-style-name="P9" draw:layer="layout" svg:width="0.157cm" svg:height="0.258cm" svg:x="12.344cm" svg:y="11.17cm" svg:viewBox="0 0 158 259" svg:d="M68 67c30 0 47 12 58 32l-1-99h32l1 255h-30c-2-9 0-22-3-30-9 23-27 34-57 34-51 0-67-38-68-95 0-64 23-97 68-97zM77 90c-39 0-45 33-45 73 0 39 6 72 44 72 41 0 49-31 49-74 0-41-8-72-48-71z">
          <text:p/>
        </draw:path>
        <draw:path draw:style-name="gr46" draw:text-style-name="P9" draw:layer="layout" svg:width="0.164cm" svg:height="0.262cm" svg:x="12.538cm" svg:y="11.166cm" svg:viewBox="0 0 165 263" svg:d="M84 70c61 0 83 40 81 103h-131c0 40 14 66 52 67 25 1 41-12 47-28l27 7c-10 28-35 44-74 44-57 0-87-36-86-98 1-59 27-95 84-95zM134 148c6-58-74-75-94-27-3 7-6 17-6 27zM62 53c8-22 27-34 37-53h35v3 2l-56 48z">
          <text:p/>
        </draw:path>
        <draw:path draw:style-name="gr46" draw:text-style-name="P9" draw:layer="layout" svg:width="0.247cm" svg:height="0.188cm" svg:x="12.741cm" svg:y="11.236cm" svg:viewBox="0 0 248 189" svg:d="M182 24c-66 3-37 102-43 165h-31v-60-58c0-29-5-49-34-47-64 4-37 101-43 165h-30l-1-186h29c1 10-1 24 2 32 10-43 97-49 105 0 11-21 26-35 56-35 83-2 46 115 54 189h-31v-60-58c0-29-4-48-33-47z">
          <text:p/>
        </draw:path>
        <draw:path draw:style-name="gr46" draw:text-style-name="P9" draw:layer="layout" svg:width="0.18cm" svg:height="0.192cm" svg:x="13.022cm" svg:y="11.236cm" svg:viewBox="0 0 181 193" svg:d="M123 153c-15 21-30 41-66 40-35-1-57-21-57-56-1-63 62-62 122-62 3-34-9-52-40-52-23 1-40 7-41 30l-32-3c5-36 32-50 74-50 44 0 71 19 71 62v40 40c-1 19 7 31 27 26v10 9c-30 10-60-2-58-34zM32 137c0 19 12 32 31 32 40-3 62-28 59-72-42 2-90-5-90 40z">
          <text:p/>
        </draw:path>
        <draw:path draw:style-name="gr46" draw:text-style-name="P9" draw:layer="layout" svg:width="0.087cm" svg:height="0.188cm" svg:x="13.225cm" svg:y="11.236cm" svg:viewBox="0 0 88 189" svg:d="M88 30c-76-16-52 88-56 159h-31l-1-186h29c1 12-1 29 2 38 6-26 24-47 57-40v15z">
          <text:p/>
        </draw:path>
        <draw:path draw:style-name="gr46" draw:text-style-name="P9" draw:layer="layout" svg:width="0.157cm" svg:height="0.261cm" svg:x="13.332cm" svg:y="11.236cm" svg:viewBox="0 0 158 262" svg:d="M127 159c-11 22-28 34-59 34-52 0-67-38-68-96 0-58 16-97 68-97 32-1 47 13 59 32 0-11-1-24 2-32h29l-1 262h-31zM76 169c40 0 50-32 50-75 0-42-8-71-49-71-39 0-45 34-45 73 0 40 5 73 44 73z">
          <text:p/>
        </draw:path>
        <draw:path draw:style-name="gr46" draw:text-style-name="P9" draw:layer="layout" svg:width="0.149cm" svg:height="0.189cm" svg:x="13.533cm" svg:y="11.239cm" svg:viewBox="0 0 150 190" svg:d="M61 190c-87 4-54-114-60-190h32v59 58c0 31 7 50 38 49 69-2 43-99 48-166h30l1 186h-29c-1-9 1-24-2-32-11 22-27 35-58 36z">
          <text:p/>
        </draw:path>
        <draw:path draw:style-name="gr46" draw:text-style-name="P9" draw:layer="layout" svg:width="0.164cm" svg:height="0.192cm" svg:x="13.72cm" svg:y="11.236cm" svg:viewBox="0 0 165 193" svg:d="M82 0c63 0 85 40 83 103h-132c0 39 14 65 51 66 26 1 42-12 48-28l28 7c-11 28-37 45-76 45-56 0-85-37-84-98 1-59 25-95 82-95zM133 78c7-58-74-75-94-27-3 7-6 17-6 27z">
          <text:p/>
        </draw:path>
        <draw:path draw:style-name="gr46" draw:text-style-name="P9" draw:layer="layout" svg:width="0.087cm" svg:height="0.188cm" svg:x="13.923cm" svg:y="11.236cm" svg:viewBox="0 0 88 189" svg:d="M88 30c-77-16-52 88-56 159h-31l-1-186h29c1 12-1 29 2 38 6-26 23-47 57-40v15z">
          <text:p/>
        </draw:path>
        <draw:path draw:style-name="gr46" draw:text-style-name="P9" draw:layer="layout" svg:width="0.157cm" svg:height="0.258cm" svg:x="14.126cm" svg:y="11.17cm" svg:viewBox="0 0 158 259" svg:d="M68 67c31 0 48 12 59 32l-1-99h31l1 255h-29c-2-9 0-22-3-30-9 23-27 34-58 34-51 0-67-38-68-95 0-64 22-97 68-97zM77 90c-39 0-45 33-45 73 0 39 6 72 44 72 41 0 50-31 50-74 0-41-9-72-49-71z">
          <text:p/>
        </draw:path>
        <draw:path draw:style-name="gr46" draw:text-style-name="P9" draw:layer="layout" svg:width="0.164cm" svg:height="0.192cm" svg:x="14.32cm" svg:y="11.236cm" svg:viewBox="0 0 165 193" svg:d="M84 0c61 0 83 40 81 103h-131c0 39 14 65 52 66 25 1 41-12 47-28l27 7c-10 28-36 45-74 45-58 0-87-37-86-98 1-59 25-95 84-95zM134 78c6-58-74-75-94-27-3 7-6 17-6 27z">
          <text:p/>
        </draw:path>
        <draw:polygon draw:style-name="gr46" draw:text-style-name="P9" draw:layer="layout" svg:width="0.031cm" svg:height="0.254cm" svg:x="11.962cm" svg:y="11.591cm" svg:viewBox="0 0 32 255" draw:points="0,255 0,127 0,0 32,0 32,127 32,255">
          <text:p/>
        </draw:polygon>
        <draw:polygon draw:style-name="gr46" draw:text-style-name="P9" draw:layer="layout" svg:width="0.032cm" svg:height="0.076cm" svg:x="12.033cm" svg:y="11.603cm" svg:viewBox="0 0 33 77" draw:points="29,77 4,77 0,0 33,0">
          <text:p/>
        </draw:polygon>
        <draw:path draw:style-name="gr46" draw:text-style-name="P9" draw:layer="layout" svg:width="0.179cm" svg:height="0.193cm" svg:x="12.096cm" svg:y="11.656cm" svg:viewBox="0 0 180 194" svg:d="M122 155c-14 20-30 40-66 39-35-1-56-21-56-57-1-62 61-61 121-61 3-34-9-53-40-53-23 1-39 7-40 30l-32-3c5-36 32-50 73-50 44 0 70 19 70 62v40 40c-1 20 7 32 28 27v10 10c-31 8-60-2-58-34zM32 137c0 21 12 33 31 33 40-3 61-29 58-73-42 2-89-5-89 40z">
          <text:p/>
        </draw:path>
        <draw:path draw:style-name="gr46" draw:text-style-name="P9" draw:layer="layout" svg:width="0.149cm" svg:height="0.189cm" svg:x="12.297cm" svg:y="11.66cm" svg:viewBox="0 0 150 190" svg:d="M60 190c-86 3-52-114-59-190h31v58 60c0 30 7 48 39 47 69-2 43-99 48-165h30l1 186h-29c-1-10 1-25-2-32-11 21-27 35-59 36z">
          <text:p/>
        </draw:path>
        <draw:path draw:style-name="gr46" draw:text-style-name="P9" draw:layer="layout" svg:width="0.09cm" svg:height="0.23cm" svg:x="12.474cm" svg:y="11.618cm" svg:viewBox="0 0 91 231" svg:d="M54 182c-2 23 17 28 37 21v12 12c-32 9-69 5-69-38v-63-62h-22v-11-11h24l9-42h21v21 21h34v11 11h-34v59z">
          <text:p/>
        </draw:path>
        <draw:path draw:style-name="gr46" draw:text-style-name="P9" draw:layer="layout" svg:width="0.087cm" svg:height="0.189cm" svg:x="12.59cm" svg:y="11.656cm" svg:viewBox="0 0 88 190" svg:d="M88 30c-77-16-52 90-56 160h-31l-1-186h29c1 11-1 28 2 38 6-27 22-48 57-40v14z">
          <text:p/>
        </draw:path>
        <draw:path draw:style-name="gr46" draw:text-style-name="P9" draw:layer="layout" svg:width="0.164cm" svg:height="0.193cm" svg:x="12.696cm" svg:y="11.656cm" svg:viewBox="0 0 165 194" svg:d="M84 0c61 0 83 41 81 103h-131c0 39 14 66 52 67 25 1 42-11 47-29l28 8c-11 28-36 45-75 45-56 0-87-36-86-99 1-59 27-95 84-95zM134 79c6-59-73-75-94-28-3 7-6 17-6 28z">
          <text:p/>
        </draw:path>
        <draw:path draw:style-name="gr46" draw:text-style-name="P9" draw:layer="layout" svg:width="0.093cm" svg:height="0.255cm" svg:x="12.978cm" svg:y="11.59cm" svg:viewBox="0 0 94 256" svg:d="M94 27c-31-9-42 10-38 43h38v11 11h-38v81 83h-30v-83-81h-26v-11-11h26c-7-51 16-80 68-66v11z">
          <text:p/>
        </draw:path>
        <draw:path draw:style-name="gr46" draw:text-style-name="P9" draw:layer="layout" svg:width="0.164cm" svg:height="0.193cm" svg:x="13.085cm" svg:y="11.656cm" svg:viewBox="0 0 165 194" svg:d="M82 0c61-1 83 36 83 96 1 63-26 98-84 98-57 0-81-38-81-98 0-64 27-96 82-96zM81 170c44 1 52-31 52-74 0-42-7-73-50-73-42 0-51 31-51 73s9 73 49 74z">
          <text:p/>
        </draw:path>
        <draw:path draw:style-name="gr46" draw:text-style-name="P9" draw:layer="layout" svg:width="0.088cm" svg:height="0.189cm" svg:x="13.287cm" svg:y="11.656cm" svg:viewBox="0 0 89 190" svg:d="M89 30c-77-16-53 90-57 160h-31l-1-186h29c1 11-1 28 2 38 6-27 23-48 58-40v14z">
          <text:p/>
        </draw:path>
        <draw:path draw:style-name="gr46" draw:text-style-name="P9" draw:layer="layout" svg:width="0.246cm" svg:height="0.189cm" svg:x="13.403cm" svg:y="11.656cm" svg:viewBox="0 0 247 190" svg:d="M180 24c-65 3-37 103-43 166h-30v-59-60c0-28-4-49-34-47-64 4-36 102-42 166h-30l-1-186h29c1 10-1 23 2 31 9-43 96-49 104 0 10-21 26-34 56-35 83-2 46 117 54 190h-30v-59-60c0-28-5-48-35-47z">
          <text:p/>
        </draw:path>
        <draw:path draw:style-name="gr46" draw:text-style-name="P9" draw:layer="layout" svg:width="0.18cm" svg:height="0.193cm" svg:x="13.684cm" svg:y="11.656cm" svg:viewBox="0 0 181 194" svg:d="M123 155c-14 20-30 40-66 39-35-1-57-21-57-57-1-62 62-61 122-61 3-34-8-53-39-53-24 1-40 7-41 30l-33-3c6-36 33-50 75-50 43 0 69 19 69 62v40 40c-1 20 7 32 28 27v10 10c-31 8-60-2-58-34zM33 137c0 21 12 33 31 33 40-3 61-29 58-73-41 2-89-5-89 40z">
          <text:p/>
        </draw:path>
        <draw:path draw:style-name="gr46" draw:text-style-name="P9" draw:layer="layout" svg:width="0.09cm" svg:height="0.23cm" svg:x="13.868cm" svg:y="11.618cm" svg:viewBox="0 0 91 231" svg:d="M53 182c-2 23 18 28 38 21v12 12c-33 9-69 5-69-38v-63-62h-22v-11-11h24l8-42h21v21 21h35v11 11h-35v59z">
          <text:p/>
        </draw:path>
        <draw:path draw:style-name="gr46" draw:text-style-name="P9" draw:layer="layout" svg:width="0.031cm" svg:height="0.254cm" svg:x="13.984cm" svg:y="11.591cm" svg:viewBox="0 0 32 255" svg:d="M0 29v-15-14h32v14 15zM0 255v-94-92h32v92 94z">
          <text:p/>
        </draw:path>
        <draw:path draw:style-name="gr46" draw:text-style-name="P9" draw:layer="layout" svg:width="0.165cm" svg:height="0.193cm" svg:x="14.052cm" svg:y="11.656cm" svg:viewBox="0 0 166 194" svg:d="M82 0c61-1 84 36 84 96 1 63-27 98-85 98-57 0-80-38-81-98 0-64 27-96 82-96zM81 170c43 1 52-31 52-74 0-42-8-73-50-73s-51 31-51 73 9 73 49 74z">
          <text:p/>
        </draw:path>
        <draw:path draw:style-name="gr46" draw:text-style-name="P9" draw:layer="layout" svg:width="0.149cm" svg:height="0.189cm" svg:x="14.255cm" svg:y="11.656cm" svg:viewBox="0 0 150 190" svg:d="M90 0c87-4 52 114 59 190h-32v-59-60c0-30-8-48-38-47-70 2-43 100-47 166h-32v-186h29c1 10-1 23 2 31 10-21 28-34 59-35z">
          <text:p/>
        </draw:path>
        <draw:path draw:style-name="gr44" draw:text-style-name="P8" draw:layer="layout" svg:width="3.105cm" svg:height="1.557cm" svg:x="6.131cm" svg:y="14.616cm" svg:viewBox="0 0 3106 1558" svg:d="M2485 0c341 0 621 349 621 780 0 428-280 778-621 778h-1864c-343 0-621-350-621-778 0-431 278-780 621-780z">
          <text:p/>
        </draw:path>
        <draw:path draw:style-name="gr65" draw:text-style-name="P4" draw:layer="layout" svg:width="3.105cm" svg:height="1.557cm" svg:x="6.131cm" svg:y="14.616cm" svg:viewBox="0 0 3106 1558" svg:d="M2485 0c341 0 621 349 621 780 0 428-280 778-621 778h-1864c-343 0-621-350-621-778 0-431 278-780 621-780z">
          <text:p/>
        </draw:path>
        <draw:path draw:style-name="gr46" draw:text-style-name="P9" draw:layer="layout" svg:width="0.207cm" svg:height="0.242cm" svg:x="6.888cm" svg:y="15.011cm" svg:viewBox="0 0 208 243" svg:d="M198 71c-1 40-22 63-58 68l68 104h-37l-63-100h-75v50 50h-33v-120-122c87 3 200-20 198 70zM33 118c58-2 133 13 133-46 0-60-78-42-133-45v46z">
          <text:p/>
        </draw:path>
        <draw:path draw:style-name="gr46" draw:text-style-name="P9" draw:layer="layout" svg:width="0.164cm" svg:height="0.261cm" svg:x="7.125cm" svg:y="14.995cm" svg:viewBox="0 0 165 262" svg:d="M83 70c61 0 84 41 82 103h-131c0 39 13 65 51 66 25 1 42-12 48-28l27 8c-11 27-36 43-75 43-56 0-86-36-85-97 1-59 26-95 83-95zM134 149c6-59-74-75-94-28-3 7-6 17-6 28zM62 53c8-22 26-34 37-53h35v2 2l-56 49z">
          <text:p/>
        </draw:path>
        <draw:path draw:style-name="gr46" draw:text-style-name="P9" draw:layer="layout" svg:width="0.179cm" svg:height="0.192cm" svg:x="7.319cm" svg:y="15.064cm" svg:viewBox="0 0 180 193" svg:d="M123 154c-15 21-31 40-67 39-35-1-56-20-56-55-1-62 61-61 122-61 3-34-9-53-41-53-23 1-39 7-40 30l-32-3c4-36 32-51 73-51 45 0 71 20 71 63v40 40c-1 19 7 31 27 26v10 9c-30 9-59-1-57-34zM32 138c0 19 12 32 31 32 40-3 62-28 59-72-43 2-90-5-90 40z">
          <text:p/>
        </draw:path>
        <draw:polygon draw:style-name="gr46" draw:text-style-name="P9" draw:layer="layout" svg:width="0.031cm" svg:height="0.254cm" svg:x="7.522cm" svg:y="14.998cm" svg:viewBox="0 0 32 255" draw:points="0,255 0,128 0,0 32,0 32,128 32,255">
          <text:p/>
        </draw:polygon>
        <draw:path draw:style-name="gr46" draw:text-style-name="P9" draw:layer="layout" svg:width="0.031cm" svg:height="0.254cm" svg:x="7.598cm" svg:y="14.998cm" svg:viewBox="0 0 32 255" svg:d="M0 30v-15-15h32v15 15zM0 255v-92-92h32v92 92z">
          <text:p/>
        </draw:path>
        <draw:path draw:style-name="gr46" draw:text-style-name="P9" draw:layer="layout" svg:width="0.153cm" svg:height="0.193cm" svg:x="7.661cm" svg:y="15.065cm" svg:viewBox="0 0 154 194" svg:d="M123 49c-3-33-84-37-85 0 15 52 112 12 116 88 4 77-147 73-154 8l29-5c3 35 94 44 95 0-10-55-111-15-116-88-4-56 81-62 119-41 12 7 21 19 24 34z">
          <text:p/>
        </draw:path>
        <draw:path draw:style-name="gr46" draw:text-style-name="P9" draw:layer="layout" svg:width="0.164cm" svg:height="0.192cm" svg:x="7.841cm" svg:y="15.064cm" svg:viewBox="0 0 165 193" svg:d="M82 0c62 0 85 42 83 104h-132c0 39 13 65 51 66 25 1 43-12 49-28l27 8c-11 27-36 43-76 43-56 0-85-36-84-97 1-59 25-96 82-96zM134 80c6-59-75-76-95-28-3 7-6 17-6 28z">
          <text:p/>
        </draw:path>
        <draw:path draw:style-name="gr46" draw:text-style-name="P9" draw:layer="layout" svg:width="0.087cm" svg:height="0.188cm" svg:x="8.044cm" svg:y="15.064cm" svg:viewBox="0 0 88 189" svg:d="M88 30c-76-16-52 89-55 159h-32l-1-185h30c1 11-1 28 2 38 5-27 22-48 56-40v14z">
          <text:p/>
        </draw:path>
        <draw:polygon draw:style-name="gr46" draw:text-style-name="P9" draw:layer="layout" svg:width="0.031cm" svg:height="0.254cm" svg:x="8.256cm" svg:y="14.998cm" svg:viewBox="0 0 32 255" draw:points="0,255 0,128 0,0 32,0 32,128 32,255">
          <text:p/>
        </draw:polygon>
        <draw:path draw:style-name="gr46" draw:text-style-name="P9" draw:layer="layout" svg:width="0.179cm" svg:height="0.192cm" svg:x="8.324cm" svg:y="15.064cm" svg:viewBox="0 0 180 193" svg:d="M122 154c-15 21-30 40-66 39-35-1-56-20-56-55-2-62 61-61 121-61 3-34-9-53-40-53-23 1-40 7-41 30l-32-3c5-36 32-51 74-51 44 0 70 20 70 63v40 40c-1 19 7 31 28 26v10 9c-31 9-60-1-58-34zM32 138c0 19 11 32 31 32 39-3 61-28 58-72-42 2-89-5-89 40z">
          <text:p/>
        </draw:path>
        <draw:path draw:style-name="gr46" draw:text-style-name="P9" draw:layer="layout" svg:width="0.157cm" svg:height="0.262cm" svg:x="7.025cm" svg:y="15.484cm" svg:viewBox="0 0 158 263" svg:d="M89 0c55 1 69 40 69 96s-15 96-69 98c-30 0-47-13-58-33l1 102h-31l-1-259h30l2 29c10-20 27-33 57-33zM81 170c40 0 45-33 45-73 0-39-6-72-45-73-40 0-49 33-49 75s10 71 49 71z">
          <text:p/>
        </draw:path>
        <draw:path draw:style-name="gr46" draw:text-style-name="P9" draw:layer="layout" svg:width="0.18cm" svg:height="0.193cm" svg:x="7.211cm" svg:y="15.484cm" svg:viewBox="0 0 181 194" svg:d="M123 154c-14 21-30 41-66 40-35-1-57-21-57-57-1-62 62-61 122-61 3-34-8-53-39-53-24 1-40 7-41 31l-33-3c5-36 33-51 75-51 43 0 70 20 70 62v40 40c-1 20 6 32 27 27v10 10c-30 9-59-2-58-35zM32 137c0 20 13 33 32 33 40-3 61-29 58-73-41 2-90-4-90 40z">
          <text:p/>
        </draw:path>
        <draw:path draw:style-name="gr46" draw:text-style-name="P9" draw:layer="layout" svg:width="0.15cm" svg:height="0.189cm" svg:x="7.414cm" svg:y="15.484cm" svg:viewBox="0 0 151 190" svg:d="M90 0c88-4 53 114 59 190h-31v-59-59c0-30-8-49-38-48-70 2-43 101-48 166h-31l-1-186h29c1 10-1 24 2 32 11-22 28-35 59-36z">
          <text:p/>
        </draw:path>
        <draw:path draw:style-name="gr46" draw:text-style-name="P9" draw:layer="layout" svg:width="0.153cm" svg:height="0.192cm" svg:x="7.599cm" svg:y="15.485cm" svg:viewBox="0 0 154 193" svg:d="M81 23c-39 0-47 33-47 72s9 73 47 73c23 0 40-13 42-37l31 2c-6 36-30 60-72 60-58 0-75-40-81-97-9-91 99-128 144-63 4 7 5 14 7 22l-31 2c-4-20-16-34-40-34z">
          <text:p/>
        </draw:path>
        <draw:path draw:style-name="gr46" draw:text-style-name="P9" draw:layer="layout" svg:width="0.179cm" svg:height="0.193cm" svg:x="7.774cm" svg:y="15.484cm" svg:viewBox="0 0 180 194" svg:d="M123 154c-14 21-30 41-66 40-35-1-57-21-57-57-1-62 62-61 122-61 3-34-9-53-40-53-23 1-39 7-40 31l-33-3c5-36 33-51 74-51 44 0 70 20 70 62v40 40c-1 20 7 32 27 27v10 10c-30 9-59-2-57-35zM33 137c0 20 12 33 31 33 40-3 61-29 58-73-42 2-89-4-89 40z">
          <text:p/>
        </draw:path>
        <draw:path draw:style-name="gr46" draw:text-style-name="P9" draw:layer="layout" svg:width="0.087cm" svg:height="0.189cm" svg:x="7.977cm" svg:y="15.484cm" svg:viewBox="0 0 88 190" svg:d="M88 31c-77-16-52 89-56 159h-31l-1-186h29c1 12-1 29 2 39 6-27 22-49 57-41v14z">
          <text:p/>
        </draw:path>
        <draw:path draw:style-name="gr46" draw:text-style-name="P9" draw:layer="layout" svg:width="0.089cm" svg:height="0.23cm" svg:x="8.074cm" svg:y="15.446cm" svg:viewBox="0 0 90 231" svg:d="M52 182c-2 23 19 28 38 22v11 12c-33 10-69 5-69-38v-62-62h-21v-11-11h23l9-43h20v22 21h35v11 11h-35v59z">
          <text:p/>
        </draw:path>
        <draw:path draw:style-name="gr46" draw:text-style-name="P9" draw:layer="layout" svg:width="0.164cm" svg:height="0.193cm" svg:x="8.18cm" svg:y="15.484cm" svg:viewBox="0 0 165 194" svg:d="M83 0c62 0 84 41 82 103h-132c0 39 14 66 52 67 26 1 43-12 48-29l27 8c-10 28-35 45-75 45-56 0-86-37-85-99 1-59 26-95 83-95zM134 79c6-59-74-75-95-27-3 6-6 16-6 27z">
          <text:p/>
        </draw:path>
        <draw:frame draw:style-name="gr7" draw:text-style-name="P7" draw:layer="layout" svg:width="0.422cm" svg:height="0.471cm" svg:x="10.4cm" svg:y="27.231cm">
          <draw:text-box>
            <text:p text:style-name="P1"><text:span text:style-name="T5">6</text:span></text:p>
          </draw:text-box>
        </draw:frame>
        <draw:frame draw:style-name="gr67" draw:text-style-name="P11" draw:layer="layout" svg:width="1.581cm" svg:height="0.395cm" svg:x="6.946cm" svg:y="2.464cm">
          <draw:text-box>
            <text:p text:style-name="P1"><text:span text:style-name="T10">Faire une </text:span></text:p>
          </draw:text-box>
        </draw:frame>
        <draw:frame draw:style-name="gr68" draw:text-style-name="P11" draw:layer="layout" svg:width="2.445cm" svg:height="0.395cm" svg:x="6.52cm" svg:y="2.885cm">
          <draw:text-box>
            <text:p text:style-name="P1"><text:span text:style-name="T10">pancartes pour </text:span></text:p>
          </draw:text-box>
        </draw:frame>
        <draw:frame draw:style-name="gr69" draw:text-style-name="P11" draw:layer="layout" svg:width="2.381cm" svg:height="0.395cm" svg:x="6.553cm" svg:y="3.305cm">
          <draw:text-box>
            <text:p text:style-name="P1"><text:span text:style-name="T10">différencier les </text:span></text:p>
          </draw:text-box>
        </draw:frame>
        <draw:frame draw:style-name="gr70" draw:text-style-name="P11" draw:layer="layout" svg:width="2.225cm" svg:height="0.395cm" svg:x="6.626cm" svg:y="3.724cm">
          <draw:text-box>
            <text:p text:style-name="P1"><text:span text:style-name="T10">formations du </text:span></text:p>
          </draw:text-box>
        </draw:frame>
        <draw:frame draw:style-name="gr71" draw:text-style-name="P11" draw:layer="layout" svg:width="1.674cm" svg:height="0.395cm" svg:x="6.849cm" svg:y="4.144cm">
          <draw:text-box>
            <text:p text:style-name="P1"><text:span text:style-name="T10">bâtiment E</text:span></text:p>
          </draw:text-box>
        </draw:frame>
        <draw:frame draw:style-name="gr72" draw:text-style-name="P11" draw:layer="layout" svg:width="2.525cm" svg:height="0.395cm" svg:x="6.438cm" svg:y="7.256cm">
          <draw:text-box>
            <text:p text:style-name="P1"><text:span text:style-name="T10">Trouver un style</text:span></text:p>
          </draw:text-box>
        </draw:frame>
        <draw:frame draw:style-name="gr73" draw:text-style-name="P11" draw:layer="layout" svg:width="2.131cm" svg:height="0.395cm" svg:x="6.679cm" svg:y="10.687cm">
          <draw:text-box>
            <text:p text:style-name="P1"><text:span text:style-name="T10">Y a-t-il assez </text:span></text:p>
          </draw:text-box>
        </draw:frame>
        <draw:frame draw:style-name="gr72" draw:text-style-name="P11" draw:layer="layout" svg:width="2.525cm" svg:height="0.395cm" svg:x="6.477cm" svg:y="11.108cm">
          <draw:text-box>
            <text:p text:style-name="P1"><text:span text:style-name="T10">d'argent pour la </text:span></text:p>
          </draw:text-box>
        </draw:frame>
        <draw:frame draw:style-name="gr74" draw:text-style-name="P11" draw:layer="layout" svg:width="1.153cm" svg:height="0.395cm" svg:x="7.111cm" svg:y="11.528cm">
          <draw:text-box>
            <text:p text:style-name="P1"><text:span text:style-name="T10">réaliser</text:span></text:p>
          </draw:text-box>
        </draw:frame>
        <draw:frame draw:style-name="gr75" draw:text-style-name="P11" draw:layer="layout" svg:width="0.548cm" svg:height="0.395cm" svg:x="7.41cm" svg:y="13.324cm">
          <draw:text-box>
            <text:p text:style-name="P1"><text:span text:style-name="T10">Oui</text:span></text:p>
          </draw:text-box>
        </draw:frame>
        <draw:frame draw:style-name="gr76" draw:text-style-name="P11" draw:layer="layout" svg:width="0.645cm" svg:height="0.395cm" svg:x="10.119cm" svg:y="11.108cm">
          <draw:text-box>
            <text:p text:style-name="P1"><text:span text:style-name="T10">Non</text:span></text:p>
          </draw:text-box>
        </draw:frame>
        <draw:frame draw:style-name="gr77" draw:text-style-name="P11" draw:layer="layout" svg:width="2.855cm" svg:height="0.395cm" svg:x="11.824cm" svg:y="10.687cm">
          <draw:text-box>
            <text:p text:style-name="P1"><text:span text:style-name="T10">Trouver comment </text:span></text:p>
          </draw:text-box>
        </draw:frame>
        <draw:frame draw:style-name="gr78" draw:text-style-name="P11" draw:layer="layout" svg:width="2.754cm" svg:height="0.395cm" svg:x="11.865cm" svg:y="11.108cm">
          <draw:text-box>
            <text:p text:style-name="P1"><text:span text:style-name="T10">sa démarquer de </text:span></text:p>
          </draw:text-box>
        </draw:frame>
        <draw:frame draw:style-name="gr79" draw:text-style-name="P11" draw:layer="layout" svg:width="2.504cm" svg:height="0.395cm" svg:x="11.941cm" svg:y="11.528cm">
          <draw:text-box>
            <text:p text:style-name="P1"><text:span text:style-name="T10">l'autre formation</text:span></text:p>
          </draw:text-box>
        </draw:frame>
        <draw:frame draw:style-name="gr80" draw:text-style-name="P11" draw:layer="layout" svg:width="1.755cm" svg:height="0.395cm" svg:x="6.859cm" svg:y="14.936cm">
          <draw:text-box>
            <text:p text:style-name="P1"><text:span text:style-name="T10">Réaliser la </text:span></text:p>
          </draw:text-box>
        </draw:frame>
        <draw:frame draw:style-name="gr81" draw:text-style-name="P11" draw:layer="layout" svg:width="1.369cm" svg:height="0.395cm" svg:x="7.003cm" svg:y="15.356cm">
          <draw:text-box>
            <text:p text:style-name="P1"><text:span text:style-name="T10">pancarte</text:span></text:p>
          </draw:text-box>
        </draw:frame>
      </draw:page>
      <draw:page draw:name="page7" draw:style-name="dp1" draw:master-page-name="master-page77">
        <draw:frame draw:style-name="gr82" draw:text-style-name="P3" draw:layer="layout" svg:width="5.09cm" svg:height="0.547cm" svg:x="2.004cm" svg:y="2.59cm">
          <draw:text-box>
            <text:p text:style-name="P1"><text:span text:style-name="T2">Les équipes d’étudiants : </text:span></text:p>
          </draw:text-box>
        </draw:frame>
        <draw:polygon draw:style-name="gr44" draw:text-style-name="P8" draw:layer="layout" svg:width="19.186cm" svg:height="13.616cm" svg:x="1.709cm" svg:y="4.175cm" svg:viewBox="0 0 19187 13617" draw:points="0,0 19187,0 19187,13617 0,13617">
          <text:p/>
        </draw:polygon>
        <draw:path draw:style-name="gr44" draw:text-style-name="P8" draw:layer="layout" svg:width="4.228cm" svg:height="2.123cm" svg:x="5.208cm" svg:y="4.523cm" svg:viewBox="0 0 4229 2124" svg:d="M3383 0c465 0 846 475 846 1062s-381 1062-846 1062h-2538c-467 0-845-475-845-1062s378-1062 845-1062z">
          <text:p/>
        </draw:path>
        <draw:path draw:style-name="gr83" draw:text-style-name="P4" draw:layer="layout" svg:width="4.228cm" svg:height="2.123cm" svg:x="5.208cm" svg:y="4.523cm" svg:viewBox="0 0 4229 2124" svg:d="M3383 0c465 0 846 475 846 1062s-381 1062-846 1062h-2538c-467 0-845-475-845-1062s378-1062 845-1062z">
          <text:p/>
        </draw:path>
        <draw:polygon draw:style-name="gr46" draw:text-style-name="P9" draw:layer="layout" svg:width="0.228cm" svg:height="0.325cm" svg:x="5.495cm" svg:y="5.068cm" svg:viewBox="0 0 229 326" draw:points="43,36 43,97 43,157 224,157 224,175 224,194 43,194 43,259 43,326 0,326 0,162 0,0 229,0 229,18 229,36">
          <text:p/>
        </draw:polygon>
        <draw:path draw:style-name="gr46" draw:text-style-name="P9" draw:layer="layout" svg:width="0.241cm" svg:height="0.26cm" svg:x="5.761cm" svg:y="5.138cm" svg:viewBox="0 0 242 261" svg:d="M165 208c-19 28-41 54-89 53-47-1-76-28-76-75-1-85 82-83 164-83 4-46-12-71-55-71-31 1-53 9-54 40l-43-4c6-48 43-68 99-68 60 0 95 27 95 84v54 55c-2 26 9 42 36 35v13 13c-40 12-79-2-77-46zM43 186c0 26 16 43 42 43 53-4 83-38 79-98-57 3-121-6-121 55z">
          <text:p/>
        </draw:path>
        <draw:path draw:style-name="gr46" draw:text-style-name="P9" draw:layer="layout" svg:width="0.041cm" svg:height="0.342cm" svg:x="6.034cm" svg:y="5.051cm" svg:viewBox="0 0 42 343" svg:d="M0 39v-20-19h42v19 20zM0 343v-126-124h42v124 126z">
          <text:p/>
        </draw:path>
        <draw:path draw:style-name="gr46" draw:text-style-name="P9" draw:layer="layout" svg:width="0.117cm" svg:height="0.254cm" svg:x="6.137cm" svg:y="5.139cm" svg:viewBox="0 0 118 255" svg:d="M118 40c-102-21-69 120-74 215h-43l-1-250h40c1 15-1 38 2 52 8-37 30-66 76-55v19z">
          <text:p/>
        </draw:path>
        <draw:path draw:style-name="gr46" draw:text-style-name="P9" draw:layer="layout" svg:width="0.221cm" svg:height="0.26cm" svg:x="6.28cm" svg:y="5.138cm" svg:viewBox="0 0 222 261" svg:d="M111 0c82 0 113 55 111 139h-177c0 54 18 89 69 90 34 2 56-15 64-38l37 11c-15 37-49 59-101 59-76 0-115-49-114-132 2-80 34-129 111-129zM179 106c8-78-99-100-127-36-3 9-7 22-7 36z">
          <text:p/>
        </draw:path>
        <draw:path draw:style-name="gr46" draw:text-style-name="P9" draw:layer="layout" svg:width="0.211cm" svg:height="0.347cm" svg:x="6.672cm" svg:y="5.051cm" svg:viewBox="0 0 212 348" svg:d="M91 87c40 0 63 17 78 44l-1-131h43l1 343h-40c-3-14 0-32-4-42-13 31-37 47-77 47-69 0-90-52-91-130 0-86 30-131 91-131zM103 119c-52 0-60 44-60 98 0 53 8 97 58 97 55 0 67-42 67-100 0-55-12-97-65-95z">
          <text:p/>
        </draw:path>
        <draw:path draw:style-name="gr46" draw:text-style-name="P9" draw:layer="layout" svg:width="0.22cm" svg:height="0.26cm" svg:x="6.933cm" svg:y="5.138cm" svg:viewBox="0 0 221 261" svg:d="M111 0c82 0 113 55 110 139h-177c0 54 18 89 69 90 34 2 56-15 64-38l37 11c-15 37-49 59-101 59-75 0-115-49-113-132 1-80 34-129 111-129zM178 106c8-78-99-100-126-36-4 9-8 22-8 36z">
          <text:p/>
        </draw:path>
        <draw:path draw:style-name="gr46" draw:text-style-name="P9" draw:layer="layout" svg:width="0.205cm" svg:height="0.259cm" svg:x="7.187cm" svg:y="5.14cm" svg:viewBox="0 0 206 260" svg:d="M164 65c-4-44-113-50-114 0 20 70 151 16 156 119 5 102-197 97-206 11l37-7c5 47 127 59 129 0-13-74-149-21-155-119-6-75 108-82 160-55 15 9 27 25 31 46z">
          <text:p/>
        </draw:path>
        <draw:path draw:style-name="gr46" draw:text-style-name="P9" draw:layer="layout" svg:width="0.221cm" svg:height="0.353cm" svg:x="7.559cm" svg:y="5.045cm" svg:viewBox="0 0 222 354" svg:d="M112 94c82 0 112 55 110 139h-177c0 53 19 88 70 89 34 2 56-15 64-38l36 11c-14 37-48 59-100 59-76 0-116-49-115-131 1-80 35-129 112-129zM180 200c8-78-99-100-127-36-4 9-8 22-8 36zM83 72c11-31 36-47 50-72h47v4 3l-76 65z">
          <text:p/>
        </draw:path>
        <draw:path draw:style-name="gr46" draw:text-style-name="P9" draw:layer="layout" svg:width="0.211cm" svg:height="0.353cm" svg:x="7.82cm" svg:y="5.138cm" svg:viewBox="0 0 212 354" svg:d="M171 214c-15 29-38 46-80 46-69 0-90-51-91-129 0-77 22-129 91-131 43-1 64 19 80 44 0-15-2-32 2-42h39l-1 352h-42zM103 227c53 0 66-43 66-100 0-56-10-95-65-95-53 0-61 46-61 98 0 53 7 97 60 97z">
          <text:p/>
        </draw:path>
        <draw:path draw:style-name="gr46" draw:text-style-name="P9" draw:layer="layout" svg:width="0.201cm" svg:height="0.254cm" svg:x="8.091cm" svg:y="5.144cm" svg:viewBox="0 0 202 255" svg:d="M81 255c-117 5-70-152-79-255h41v79 79c0 40 9 65 51 64 95-3 59-132 65-222h42l1 250h-40c-1-14 1-33-3-44-14 29-36 48-78 49z">
          <text:p/>
        </draw:path>
        <draw:path draw:style-name="gr46" draw:text-style-name="P9" draw:layer="layout" svg:width="0.042cm" svg:height="0.342cm" svg:x="8.354cm" svg:y="5.051cm" svg:viewBox="0 0 43 343" svg:d="M0 39v-20-19h43v19 20zM0 343v-126-124h43v124 126z">
          <text:p/>
        </draw:path>
        <draw:path draw:style-name="gr46" draw:text-style-name="P9" draw:layer="layout" svg:width="0.211cm" svg:height="0.353cm" svg:x="8.456cm" svg:y="5.138cm" svg:viewBox="0 0 212 354" svg:d="M121 0c71 2 91 54 91 129 0 74-21 128-91 131-42 0-65-17-80-45l2 139h-42l-1-348h40l3 39c13-28 36-45 78-45zM110 228c52 0 59-44 59-98s-8-96-59-97c-56 0-67 42-67 100 0 56 13 95 67 95z">
          <text:p/>
        </draw:path>
        <draw:path draw:style-name="gr46" draw:text-style-name="P9" draw:layer="layout" svg:width="0.221cm" svg:height="0.26cm" svg:x="8.706cm" svg:y="5.138cm" svg:viewBox="0 0 222 261" svg:d="M111 0c82 0 113 55 111 139h-177c0 54 18 89 69 90 34 2 56-15 64-38l37 11c-15 37-49 59-101 59-76 0-115-49-114-132 1-80 34-129 111-129zM179 106c8-78-99-100-127-36-4 9-7 22-7 36z">
          <text:p/>
        </draw:path>
        <draw:path draw:style-name="gr46" draw:text-style-name="P9" draw:layer="layout" svg:width="0.204cm" svg:height="0.259cm" svg:x="8.961cm" svg:y="5.14cm" svg:viewBox="0 0 205 260" svg:d="M164 65c-4-44-114-50-115 0 20 70 151 16 156 119 6 102-196 97-205 11l36-7c5 47 128 59 129 0-13-74-148-21-155-119-5-75 108-82 160-55 16 9 28 25 32 46z">
          <text:p/>
        </draw:path>
        <draw:path draw:style-name="gr46" draw:text-style-name="P9" draw:layer="layout" svg:width="0.211cm" svg:height="0.347cm" svg:x="6.212cm" svg:y="5.617cm" svg:viewBox="0 0 212 348" svg:d="M92 88c40 0 63 17 78 44l-1-132h42l1 343h-39c-3-13 0-30-4-41-13 31-37 46-77 46-69 0-91-51-92-128 0-87 31-132 92-132zM104 120c-53 0-60 45-60 99 0 52 7 96 58 96 55 0 67-41 67-99 0-55-12-97-65-96z">
          <text:p/>
        </draw:path>
        <draw:polygon draw:style-name="gr46" draw:text-style-name="P9" draw:layer="layout" svg:width="0.044cm" svg:height="0.102cm" svg:x="6.476cm" svg:y="5.634cm" svg:viewBox="0 0 45 103" draw:points="38,103 6,103 0,0 45,0">
          <text:p/>
        </draw:polygon>
        <draw:path draw:style-name="gr46" draw:text-style-name="P9" draw:layer="layout" svg:width="0.221cm" svg:height="0.352cm" svg:x="6.561cm" svg:y="5.612cm" svg:viewBox="0 0 222 353" svg:d="M111 93c83 0 113 55 111 140h-177c0 52 18 87 69 89 34 1 57-16 65-38l36 10c-14 37-48 59-101 59-76 0-115-48-114-131 2-81 34-129 111-129zM180 200c8-80-100-102-127-38-4 9-8 22-8 38zM83 70c10-30 35-45 49-70h48v3 3l-77 64z">
          <text:p/>
        </draw:path>
        <draw:path draw:style-name="gr46" draw:text-style-name="P9" draw:layer="layout" svg:width="0.12cm" svg:height="0.31cm" svg:x="6.809cm" svg:y="5.654cm" svg:viewBox="0 0 121 311" svg:d="M71 244c-3 32 24 38 50 29v16 16c-44 13-92 6-92-51v-84-83h-29v-15-16h32l11-56h28v28 28h46v16 15h-46v79z">
          <text:p/>
        </draw:path>
        <draw:path draw:style-name="gr46" draw:text-style-name="P9" draw:layer="layout" svg:width="0.201cm" svg:height="0.254cm" svg:x="6.963cm" svg:y="5.71cm" svg:viewBox="0 0 202 255" svg:d="M81 255c-116 7-71-152-80-255h42v80 78c0 41 9 66 51 64 95-2 60-132 66-222h41l1 250h-39c-2-13 1-33-3-43-14 29-36 47-79 48z">
          <text:p/>
        </draw:path>
        <draw:path draw:style-name="gr46" draw:text-style-name="P9" draw:layer="layout" svg:width="0.211cm" svg:height="0.347cm" svg:x="7.214cm" svg:y="5.617cm" svg:viewBox="0 0 212 348" svg:d="M92 88c41 0 63 17 78 44l-1-132h42l1 343h-39c-3-13 0-30-4-41-13 31-36 46-77 46-70 0-91-51-92-128 0-87 30-132 92-132zM104 120c-53 0-61 45-61 99 0 52 8 96 60 96 54 0 66-41 66-99 0-55-12-97-65-96z">
          <text:p/>
        </draw:path>
        <draw:path draw:style-name="gr46" draw:text-style-name="P9" draw:layer="layout" svg:width="0.041cm" svg:height="0.342cm" svg:x="7.487cm" svg:y="5.617cm" svg:viewBox="0 0 42 343" svg:d="M0 40v-20-20h42v20 20zM0 343v-124-125h42v125 124z">
          <text:p/>
        </draw:path>
        <draw:path draw:style-name="gr46" draw:text-style-name="P9" draw:layer="layout" svg:width="0.241cm" svg:height="0.259cm" svg:x="7.578cm" svg:y="5.705cm" svg:viewBox="0 0 242 260" svg:d="M165 208c-19 27-40 54-88 52-47-1-77-27-77-74-1-85 83-84 164-84 4-46-12-71-54-71-31 2-53 9-54 41l-44-4c7-49 44-68 100-68 59 0 94 26 94 84v54 54c-2 26 9 42 36 35v14 13c-40 12-79-3-77-46zM44 186c0 26 16 43 42 43 53-4 82-38 78-97-56 2-120-7-120 54z">
          <text:p/>
        </draw:path>
        <draw:path draw:style-name="gr46" draw:text-style-name="P9" draw:layer="layout" svg:width="0.201cm" svg:height="0.254cm" svg:x="7.851cm" svg:y="5.705cm" svg:viewBox="0 0 202 255" svg:d="M122 0c116-5 69 153 78 255h-41v-79-80c0-40-11-64-51-62-95 2-59 133-65 221h-42l-1-250h39c1 14-2 32 2 43 16-29 39-47 81-48z">
          <text:p/>
        </draw:path>
        <draw:path draw:style-name="gr46" draw:text-style-name="P9" draw:layer="layout" svg:width="0.12cm" svg:height="0.31cm" svg:x="8.087cm" svg:y="5.654cm" svg:viewBox="0 0 121 311" svg:d="M71 244c-2 32 24 38 50 29v16 16c-43 13-91 6-91-51v-84-83h-30v-15-16h32l12-56h27v28 28h46v16 15h-46v79z">
          <text:p/>
        </draw:path>
        <draw:path draw:style-name="gr46" draw:text-style-name="P9" draw:layer="layout" svg:width="0.205cm" svg:height="0.26cm" svg:x="8.224cm" svg:y="5.706cm" svg:viewBox="0 0 206 261" svg:d="M164 66c-4-45-112-50-114 0 20 70 150 15 156 119 5 102-197 97-206 10l36-7c7 48 128 59 129 0-13-74-148-19-155-118-5-75 108-83 160-56 16 10 28 25 32 46z">
          <text:p/>
        </draw:path>
        <draw:line draw:style-name="gr83" draw:text-style-name="P4" draw:layer="layout" svg:x1="7.322cm" svg:y1="6.699cm" svg:x2="7.322cm" svg:y2="8.48cm">
          <text:p/>
        </draw:line>
        <draw:polygon draw:style-name="gr46" draw:text-style-name="P9" draw:layer="layout" svg:width="0.053cm" svg:height="0.027cm" svg:x="7.295cm" svg:y="6.672cm" svg:viewBox="0 0 54 28" draw:points="54,28 0,28 0,0 54,0">
          <text:p/>
        </draw:polygon>
        <draw:polygon draw:style-name="gr84" draw:text-style-name="P9" draw:layer="layout" svg:width="0.245cm" svg:height="0.379cm" svg:x="7.198cm" svg:y="8.507cm" svg:viewBox="0 0 246 380" draw:points="125,380 0,0 246,0">
          <text:p/>
        </draw:polygon>
        <draw:polygon draw:style-name="gr44" draw:text-style-name="P8" draw:layer="layout" svg:width="4.228cm" svg:height="3.185cm" svg:x="5.208cm" svg:y="9.006cm" svg:viewBox="0 0 4229 3186" draw:points="2115,0 4229,1592 2115,3186 0,1592">
          <text:p/>
        </draw:polygon>
        <draw:polygon draw:style-name="gr83" draw:text-style-name="P4" draw:layer="layout" svg:width="4.228cm" svg:height="3.185cm" svg:x="5.208cm" svg:y="9.006cm" svg:viewBox="0 0 4229 3186" draw:points="2115,0 4229,1592 2115,3186 0,1592">
          <text:p/>
        </draw:polygon>
        <draw:polygon draw:style-name="gr46" draw:text-style-name="P9" draw:layer="layout" svg:width="0.254cm" svg:height="0.325cm" svg:x="5.741cm" svg:y="10.084cm" svg:viewBox="0 0 255 326" draw:points="0,326 0,164 0,0 245,0 245,19 245,37 43,37 43,89 43,140 232,140 232,159 232,177 43,177 43,234 43,291 255,291 255,309 255,326">
          <text:p/>
        </draw:polygon>
        <draw:path draw:style-name="gr46" draw:text-style-name="P9" draw:layer="layout" svg:width="0.202cm" svg:height="0.254cm" svg:x="6.046cm" svg:y="10.155cm" svg:viewBox="0 0 203 255" svg:d="M122 0c117-5 70 153 79 255h-42v-79-80c0-41-11-65-51-63-95 2-58 134-65 222h-42l-1-250h39c1 13-1 32 3 42 15-29 39-46 80-47z">
          <text:p/>
        </draw:path>
        <draw:path draw:style-name="gr46" draw:text-style-name="P9" draw:layer="layout" svg:width="0.125cm" svg:height="0.342cm" svg:x="6.413cm" svg:y="10.067cm" svg:viewBox="0 0 126 343" svg:d="M126 37c-41-12-55 13-50 57h50v15 15h-50v110 109h-40v-109-110h-36v-15-15h36c-9-68 22-108 90-90v16z">
          <text:p/>
        </draw:path>
        <draw:path draw:style-name="gr46" draw:text-style-name="P9" draw:layer="layout" svg:width="0.222cm" svg:height="0.259cm" svg:x="6.556cm" svg:y="10.155cm" svg:viewBox="0 0 223 260" svg:d="M111 0c82-1 112 48 112 131 1 82-35 129-113 129-77 0-109-51-110-129 0-88 37-131 111-131zM110 229c57 1 69-41 69-98 0-58-11-100-67-100s-69 42-69 100c0 56 13 97 67 98z">
          <text:p/>
        </draw:path>
        <draw:path draw:style-name="gr46" draw:text-style-name="P9" draw:layer="layout" svg:width="0.201cm" svg:height="0.254cm" svg:x="6.829cm" svg:y="10.155cm" svg:viewBox="0 0 202 255" svg:d="M122 0c116-5 69 153 79 255h-42v-79-80c0-41-11-65-51-63-95 2-59 134-65 222h-42l-1-250h39c1 13-1 32 3 42 14-29 38-46 80-47z">
          <text:p/>
        </draw:path>
        <draw:path draw:style-name="gr46" draw:text-style-name="P9" draw:layer="layout" svg:width="0.205cm" svg:height="0.258cm" svg:x="7.077cm" svg:y="10.157cm" svg:viewBox="0 0 206 259" svg:d="M107 32c-52 0-63 43-63 95 0 53 12 99 63 99 31 0 53-19 56-50l43 2c-8 49-42 81-98 81-77 0-99-54-107-130-13-122 132-173 193-84 5 9 6 18 9 29l-43 4c-5-28-21-46-53-46z">
          <text:p/>
        </draw:path>
        <draw:path draw:style-name="gr46" draw:text-style-name="P9" draw:layer="layout" svg:width="0.12cm" svg:height="0.31cm" svg:x="7.3cm" svg:y="10.104cm" svg:viewBox="0 0 121 311" svg:d="M70 244c-2 32 25 39 51 29v16 16c-44 13-92 6-92-51v-84-84h-29v-15-15h31l12-56h27v28 28h47v15 15h-47v79z">
          <text:p/>
        </draw:path>
        <draw:path draw:style-name="gr46" draw:text-style-name="P9" draw:layer="layout" svg:width="0.042cm" svg:height="0.342cm" svg:x="7.455cm" svg:y="10.067cm" svg:viewBox="0 0 43 343" svg:d="M0 40v-20-20h43v20 20zM0 343v-124-125h43v125 124z">
          <text:p/>
        </draw:path>
        <draw:path draw:style-name="gr46" draw:text-style-name="P9" draw:layer="layout" svg:width="0.221cm" svg:height="0.259cm" svg:x="7.547cm" svg:y="10.155cm" svg:viewBox="0 0 222 260" svg:d="M112 0c80-1 110 48 110 131 2 82-35 129-112 129-78 0-109-51-110-129 0-88 36-131 112-131zM110 229c58 1 69-41 69-98 0-58-10-100-66-100-57 0-70 42-70 100 0 56 13 97 67 98z">
          <text:p/>
        </draw:path>
        <draw:path draw:style-name="gr46" draw:text-style-name="P9" draw:layer="layout" svg:width="0.202cm" svg:height="0.254cm" svg:x="7.819cm" svg:y="10.155cm" svg:viewBox="0 0 203 255" svg:d="M123 0c116-5 69 153 78 255h-42v-79-80c0-41-10-65-51-63-95 2-58 134-65 222h-41l-2-250h39c2 13-1 32 3 42 14-29 38-46 81-47z">
          <text:p/>
        </draw:path>
        <draw:path draw:style-name="gr46" draw:text-style-name="P9" draw:layer="layout" svg:width="0.211cm" svg:height="0.347cm" svg:x="8.198cm" svg:y="10.067cm" svg:viewBox="0 0 212 348" svg:d="M91 88c40 0 64 17 79 43l-1-131h42l1 343h-39c-3-13 0-30-4-40-13 30-38 45-78 45-69 0-90-51-91-128 0-88 30-132 91-132zM103 119c-53 0-60 45-60 100 0 52 7 97 58 97 56 0 68-42 68-100 0-56-12-98-66-97z">
          <text:p/>
        </draw:path>
        <draw:path draw:style-name="gr46" draw:text-style-name="P9" draw:layer="layout" svg:width="0.22cm" svg:height="0.259cm" svg:x="8.459cm" svg:y="10.155cm" svg:viewBox="0 0 221 260" svg:d="M111 0c83 0 113 55 110 140h-176c0 52 18 88 69 89 34 1 56-16 64-38l37 10c-15 37-49 59-101 59-76 0-116-48-114-131 1-81 34-129 111-129zM179 107c8-80-99-102-126-38-4 11-8 24-8 38z">
          <text:p/>
        </draw:path>
        <draw:path draw:style-name="gr46" draw:text-style-name="P9" draw:layer="layout" svg:width="0.205cm" svg:height="0.26cm" svg:x="8.713cm" svg:y="10.156cm" svg:viewBox="0 0 206 261" svg:d="M164 66c-5-45-113-50-114 0 19 70 151 17 156 119s-197 97-206 10l37-6c5 47 127 59 128 0-14-74-148-20-155-119-5-75 107-83 161-55 15 9 27 25 31 46z">
          <text:p/>
        </draw:path>
        <draw:path draw:style-name="gr46" draw:text-style-name="P9" draw:layer="layout" svg:width="0.204cm" svg:height="0.259cm" svg:x="5.942cm" svg:y="10.723cm" svg:viewBox="0 0 205 260" svg:d="M108 32c-54 0-64 43-64 96 0 52 12 99 64 99 31 0 53-18 56-51l41 3c-7 49-40 81-96 81-78 0-100-54-108-131-13-122 133-172 193-84 5 9 6 19 9 29l-42 4c-5-28-21-46-53-46z">
          <text:p/>
        </draw:path>
        <draw:path draw:style-name="gr46" draw:text-style-name="P9" draw:layer="layout" svg:width="0.222cm" svg:height="0.26cm" svg:x="6.178cm" svg:y="10.721cm" svg:viewBox="0 0 223 261" svg:d="M111 0c82-1 112 50 112 131 1 83-36 130-114 130-77 0-108-51-109-130 0-86 36-131 111-131zM109 229c59 2 70-40 70-98 0-56-10-98-67-98-56 0-69 42-69 98s13 97 66 98z">
          <text:p/>
        </draw:path>
        <draw:path draw:style-name="gr46" draw:text-style-name="P9" draw:layer="layout" svg:width="0.331cm" svg:height="0.255cm" svg:x="6.45cm" svg:y="10.721cm" svg:viewBox="0 0 332 256" svg:d="M243 33c-87 4-49 139-57 223h-41v-80-79c0-39-6-66-45-64-87 5-50 137-58 223h-40l-2-250h40c1 13-2 31 2 42 13-58 129-66 140 0 14-28 35-46 76-48 111-2 62 157 72 256h-41v-80-79c0-39-7-65-46-64z">
          <text:p/>
        </draw:path>
        <draw:path draw:style-name="gr46" draw:text-style-name="P9" draw:layer="layout" svg:width="0.212cm" svg:height="0.353cm" svg:x="6.839cm" svg:y="10.721cm" svg:viewBox="0 0 213 354" svg:d="M121 0c72 2 92 55 92 130s-21 128-92 131c-40 0-64-17-78-45l1 138h-42l-2-348h42l2 40c13-28 37-46 77-46zM111 229c52 0 59-44 59-98s-8-96-59-97c-55 0-67 42-67 100 0 56 13 95 67 95z">
          <text:p/>
        </draw:path>
        <draw:path draw:style-name="gr46" draw:text-style-name="P9" draw:layer="layout" svg:width="0.22cm" svg:height="0.353cm" svg:x="7.09cm" svg:y="10.628cm" svg:viewBox="0 0 221 354" svg:d="M112 93c82 0 112 56 109 140h-177c0 53 20 88 70 89 34 2 57-15 64-38l37 11c-14 37-48 59-101 59-76 0-115-49-114-131 1-80 34-130 112-130zM180 201c7-79-100-102-128-37-4 9-8 22-8 37zM83 71c11-30 35-46 50-71h47v4 3l-76 64z">
          <text:p/>
        </draw:path>
        <draw:path draw:style-name="gr46" draw:text-style-name="P9" draw:layer="layout" svg:width="0.12cm" svg:height="0.31cm" svg:x="7.338cm" svg:y="10.67cm" svg:viewBox="0 0 121 311" svg:d="M71 244c-2 31 24 38 50 29v16 16c-43 13-92 7-92-52v-83-83h-29v-15-15h31l13-57h27v28 29h46v15 15h-46v78z">
          <text:p/>
        </draw:path>
        <draw:path draw:style-name="gr46" draw:text-style-name="P9" draw:layer="layout" svg:width="0.221cm" svg:height="0.26cm" svg:x="7.481cm" svg:y="10.721cm" svg:viewBox="0 0 222 261" svg:d="M112 0c82 0 113 56 110 140h-177c0 53 18 88 70 89 34 2 56-15 64-38l36 11c-14 37-48 59-100 59-77 0-116-49-115-131 2-80 34-130 112-130zM180 108c8-79-100-102-127-37-4 9-8 22-8 37z">
          <text:p/>
        </draw:path>
        <draw:path draw:style-name="gr46" draw:text-style-name="P9" draw:layer="layout" svg:width="0.202cm" svg:height="0.255cm" svg:x="7.754cm" svg:y="10.721cm" svg:viewBox="0 0 203 256" svg:d="M121 0c118-5 71 153 80 256h-42v-80-79c0-42-10-65-52-64-94 3-57 135-64 223h-42l-1-250h39c2 13-1 31 3 42 14-29 38-46 79-48z">
          <text:p/>
        </draw:path>
        <draw:path draw:style-name="gr46" draw:text-style-name="P9" draw:layer="layout" svg:width="0.205cm" svg:height="0.259cm" svg:x="8.003cm" svg:y="10.723cm" svg:viewBox="0 0 206 260" svg:d="M108 32c-53 0-64 43-64 96 0 52 13 99 64 99 31 0 54-18 56-51l42 3c-8 49-41 81-97 81-78 0-100-54-108-131-13-122 133-172 193-84 5 9 7 19 9 29l-41 4c-6-28-21-46-54-46z">
          <text:p/>
        </draw:path>
        <draw:path draw:style-name="gr46" draw:text-style-name="P9" draw:layer="layout" svg:width="0.221cm" svg:height="0.26cm" svg:x="8.238cm" svg:y="10.721cm" svg:viewBox="0 0 222 261" svg:d="M112 0c82 0 112 56 110 140h-176c0 53 18 88 69 89 34 2 56-15 64-38l36 11c-14 37-48 59-100 59-76 0-116-49-115-131 2-80 35-130 112-130zM180 108c8-79-99-102-127-37-3 9-7 22-7 37z">
          <text:p/>
        </draw:path>
        <draw:path draw:style-name="gr46" draw:text-style-name="P9" draw:layer="layout" svg:width="0.205cm" svg:height="0.26cm" svg:x="8.493cm" svg:y="10.723cm" svg:viewBox="0 0 206 261" svg:d="M163 66c-4-45-112-51-114 0 20 70 151 16 157 118 5 103-197 97-206 11l36-7c5 47 127 59 128 0-13-73-147-20-154-118-5-76 107-83 159-56 17 9 29 26 33 47z">
          <text:p/>
        </draw:path>
        <draw:path draw:style-name="gr46" draw:text-style-name="P9" draw:layer="layout" svg:width="0.095cm" svg:height="2.606cm" svg:x="7.295cm" svg:y="12.252cm" svg:viewBox="0 0 96 2607" svg:d="M96 2607h-53v-789h53zM53 1253h-53v-1253h53z">
          <text:p/>
        </draw:path>
        <draw:polygon draw:style-name="gr46" draw:text-style-name="P9" draw:layer="layout" svg:width="0.053cm" svg:height="0.048cm" svg:x="7.295cm" svg:y="12.204cm" svg:viewBox="0 0 54 49" draw:points="54,49 0,49 0,0 28,21 54,0">
          <text:p/>
        </draw:polygon>
        <draw:polygon draw:style-name="gr46" draw:text-style-name="P9" draw:layer="layout" svg:width="0.244cm" svg:height="0.379cm" svg:x="7.242cm" svg:y="14.885cm" svg:viewBox="0 0 245 380" draw:points="122,380 0,0 245,0">
          <text:p/>
        </draw:polygon>
        <draw:path draw:style-name="gr46" draw:text-style-name="P9" draw:layer="layout" svg:width="0.318cm" svg:height="0.491cm" svg:x="7.205cm" svg:y="14.858cm" svg:viewBox="0 0 319 492" svg:d="M159 492l-159-492h319zM72 53l87 267 88-267z">
          <text:p/>
        </draw:path>
        <draw:path draw:style-name="gr46" draw:text-style-name="P9" draw:layer="layout" svg:width="0.321cm" svg:height="0.335cm" svg:x="6.998cm" svg:y="13.55cm" svg:viewBox="0 0 322 336" svg:d="M160 0c107 0 162 61 162 166 0 103-58 170-162 170-105 0-160-66-160-170 0-105 55-166 160-166zM160 298c83 0 117-54 117-132 0-79-37-130-117-130-79 0-116 51-116 130 0 78 37 131 116 132z">
          <text:p/>
        </draw:path>
        <draw:path draw:style-name="gr46" draw:text-style-name="P9" draw:layer="layout" svg:width="0.202cm" svg:height="0.255cm" svg:x="7.371cm" svg:y="13.63cm" svg:viewBox="0 0 203 256" svg:d="M82 256c-117 5-71-153-80-256h42v79 79c0 40 9 66 52 65 94-3 58-133 65-223h40l2 250h-40c-1-13 2-32-2-44-14 30-37 48-79 50z">
          <text:p/>
        </draw:path>
        <draw:path draw:style-name="gr46" draw:text-style-name="P9" draw:layer="layout" svg:width="0.042cm" svg:height="0.342cm" svg:x="7.633cm" svg:y="13.537cm" svg:viewBox="0 0 43 343" svg:d="M0 40v-20-20h43v20 20zM0 343v-125-125h43v125 125z">
          <text:p/>
        </draw:path>
        <draw:path draw:style-name="gr44" draw:text-style-name="P8" draw:layer="layout" svg:width="4.228cm" svg:height="2.123cm" svg:x="5.25cm" svg:y="15.376cm" svg:viewBox="0 0 4229 2124" svg:d="M3384 0c467 0 845 475 845 1063 0 586-378 1061-845 1061h-2538c-468 0-846-475-846-1061 0-588 378-1063 846-1063z">
          <text:p/>
        </draw:path>
        <draw:path draw:style-name="gr83" draw:text-style-name="P4" draw:layer="layout" svg:width="4.228cm" svg:height="2.123cm" svg:x="5.25cm" svg:y="15.376cm" svg:viewBox="0 0 4229 2124" svg:d="M3384 0c467 0 845 475 845 1063 0 586-378 1061-845 1061h-2538c-468 0-846-475-846-1061 0-588 378-1063 846-1063z">
          <text:p/>
        </draw:path>
        <draw:polygon draw:style-name="gr46" draw:text-style-name="P9" draw:layer="layout" svg:width="0.207cm" svg:height="0.325cm" svg:x="5.577cm" svg:y="15.641cm" svg:viewBox="0 0 208 326" draw:points="0,326 0,163 0,0 44,0 44,145 44,290 208,290 208,308 208,326">
          <text:p/>
        </draw:polygon>
        <draw:path draw:style-name="gr46" draw:text-style-name="P9" draw:layer="layout" svg:width="0.041cm" svg:height="0.342cm" svg:x="5.831cm" svg:y="15.624cm" svg:viewBox="0 0 42 343" svg:d="M0 39v-20-19h42v19 20zM0 343v-126-124h42v124 126z">
          <text:p/>
        </draw:path>
        <draw:path draw:style-name="gr46" draw:text-style-name="P9" draw:layer="layout" svg:width="0.205cm" svg:height="0.259cm" svg:x="5.915cm" svg:y="15.713cm" svg:viewBox="0 0 206 260" svg:d="M165 65c-4-44-114-50-115 0 20 70 151 16 156 118 6 103-196 98-206 11l37-7c5 48 128 60 129 0-13-73-149-19-155-118-5-75 108-82 160-55 16 9 27 25 31 46z">
          <text:p/>
        </draw:path>
        <draw:path draw:style-name="gr46" draw:text-style-name="P9" draw:layer="layout" svg:width="0.12cm" svg:height="0.31cm" svg:x="6.144cm" svg:y="15.66cm" svg:viewBox="0 0 121 311" svg:d="M71 244c-2 33 24 39 50 30v16 15c-43 13-93 7-93-52v-83-83h-28v-15-15h31l13-57h27v28 29h46v15 15h-46v78z">
          <text:p/>
        </draw:path>
        <draw:path draw:style-name="gr46" draw:text-style-name="P9" draw:layer="layout" svg:width="0.221cm" svg:height="0.26cm" svg:x="6.287cm" svg:y="15.711cm" svg:viewBox="0 0 222 261" svg:d="M111 0c82 0 113 55 111 139h-177c0 53 18 89 69 90 34 2 56-16 64-39l37 11c-15 38-49 60-101 60-76 0-115-50-114-132 2-80 34-129 111-129zM179 107c8-79-99-101-126-37-4 9-8 22-8 37z">
          <text:p/>
        </draw:path>
        <draw:path draw:style-name="gr46" draw:text-style-name="P9" draw:layer="layout" svg:width="0.211cm" svg:height="0.347cm" svg:x="6.679cm" svg:y="15.624cm" svg:viewBox="0 0 212 348" svg:d="M91 87c41 0 63 17 78 44l-1-131h43l1 343h-40c-3-13 0-30-4-41-13 30-36 46-77 46-69 0-90-51-91-129 0-87 30-132 91-132zM103 119c-52 0-60 44-60 99 0 53 8 97 59 97 54 0 66-42 66-99 0-56-12-98-65-97z">
          <text:p/>
        </draw:path>
        <draw:path draw:style-name="gr46" draw:text-style-name="P9" draw:layer="layout" svg:width="0.22cm" svg:height="0.26cm" svg:x="6.94cm" svg:y="15.711cm" svg:viewBox="0 0 221 261" svg:d="M111 0c82 0 113 55 110 139h-177c0 53 18 89 69 90 34 2 56-16 64-39l38 11c-16 38-49 60-102 60-75 0-115-50-113-132 1-80 34-129 111-129zM179 107c7-79-100-101-127-37-4 9-8 22-8 37z">
          <text:p/>
        </draw:path>
        <draw:path draw:style-name="gr46" draw:text-style-name="P9" draw:layer="layout" svg:width="0.205cm" svg:height="0.259cm" svg:x="7.194cm" svg:y="15.713cm" svg:viewBox="0 0 206 260" svg:d="M164 65c-4-44-112-50-113 0 19 70 150 16 155 118 5 103-197 98-206 11l37-7c5 48 127 60 129 0-13-73-149-19-155-118-6-75 108-82 160-55 16 9 27 25 31 46z">
          <text:p/>
        </draw:path>
        <draw:path draw:style-name="gr46" draw:text-style-name="P9" draw:layer="layout" svg:width="0.221cm" svg:height="0.353cm" svg:x="7.566cm" svg:y="15.618cm" svg:viewBox="0 0 222 354" svg:d="M112 94c82 0 112 55 110 139h-176c0 53 18 88 69 89 34 2 56-15 64-38l36 11c-14 37-48 59-100 59-76 0-116-49-115-131 2-80 35-129 112-129zM180 201c8-79-99-101-127-37-3 9-7 22-7 37zM83 72c11-31 36-47 50-72h47v4 3l-76 65z">
          <text:p/>
        </draw:path>
        <draw:path draw:style-name="gr46" draw:text-style-name="P9" draw:layer="layout" svg:width="0.212cm" svg:height="0.353cm" svg:x="7.827cm" svg:y="15.711cm" svg:viewBox="0 0 213 354" svg:d="M171 214c-15 29-38 46-78 46-71 0-91-51-93-129 0-77 22-129 93-131 41-1 62 19 78 44 0-15-1-32 2-42h40l-2 352h-41zM103 227c53 0 67-43 67-99 0-57-11-96-66-96-53 0-61 46-61 98 0 53 7 97 60 97z">
          <text:p/>
        </draw:path>
        <draw:path draw:style-name="gr46" draw:text-style-name="P9" draw:layer="layout" svg:width="0.201cm" svg:height="0.254cm" svg:x="8.098cm" svg:y="15.717cm" svg:viewBox="0 0 202 255" svg:d="M81 255c-116 5-70-153-79-255h41v78 79c0 42 10 66 51 65 95-2 59-133 66-222h41l1 250h-39c-2-13 1-33-3-44-15 29-37 48-79 49z">
          <text:p/>
        </draw:path>
        <draw:path draw:style-name="gr46" draw:text-style-name="P9" draw:layer="layout" svg:width="0.042cm" svg:height="0.342cm" svg:x="8.361cm" svg:y="15.624cm" svg:viewBox="0 0 43 343" svg:d="M0 39v-20-19h43v19 20zM0 343v-126-124h43v124 126z">
          <text:p/>
        </draw:path>
        <draw:path draw:style-name="gr46" draw:text-style-name="P9" draw:layer="layout" svg:width="0.211cm" svg:height="0.353cm" svg:x="8.463cm" svg:y="15.711cm" svg:viewBox="0 0 212 354" svg:d="M121 0c72 2 91 54 91 129s-21 128-91 131c-42 0-65-17-80-45l2 139h-42l-1-348h40l3 39c13-28 36-45 78-45zM110 228c53 0 59-44 59-98s-8-95-59-97c-55 0-67 42-67 100 0 56 13 95 67 95z">
          <text:p/>
        </draw:path>
        <draw:path draw:style-name="gr46" draw:text-style-name="P9" draw:layer="layout" svg:width="0.221cm" svg:height="0.26cm" svg:x="8.713cm" svg:y="15.711cm" svg:viewBox="0 0 222 261" svg:d="M111 0c82 0 113 55 111 139h-177c0 53 18 89 69 90 34 2 56-16 64-39l37 11c-14 38-49 60-101 60-76 0-115-50-114-132 2-80 34-129 111-129zM179 107c8-79-99-101-127-37-3 9-7 22-7 37z">
          <text:p/>
        </draw:path>
        <draw:path draw:style-name="gr46" draw:text-style-name="P9" draw:layer="layout" svg:width="0.205cm" svg:height="0.259cm" svg:x="8.968cm" svg:y="15.713cm" svg:viewBox="0 0 206 260" svg:d="M164 65c-4-44-113-50-115 0 20 70 151 16 157 118 5 103-197 98-206 11l36-7c5 48 128 60 129 0-13-73-148-19-155-118-5-75 108-82 160-55 16 9 28 25 32 46z">
          <text:p/>
        </draw:path>
        <draw:path draw:style-name="gr46" draw:text-style-name="P9" draw:layer="layout" svg:width="0.221cm" svg:height="0.259cm" svg:x="5.791cm" svg:y="16.278cm" svg:viewBox="0 0 222 260" svg:d="M112 0c83 0 113 55 110 139h-176c0 53 18 88 69 90 34 1 56-16 64-38l36 10c-14 37-48 59-100 59-77 0-116-48-115-132 2-80 34-128 112-128zM180 106c8-79-99-101-126-37-4 9-8 22-8 37z">
          <text:p/>
        </draw:path>
        <draw:path draw:style-name="gr46" draw:text-style-name="P9" draw:layer="layout" svg:width="0.12cm" svg:height="0.31cm" svg:x="6.039cm" svg:y="16.226cm" svg:viewBox="0 0 121 311" svg:d="M72 244c-3 32 23 38 49 29v16 16c-43 14-91 7-91-52v-83-83h-30v-15-15h33l11-57h28v29 28h45v15 15h-45v79z">
          <text:p/>
        </draw:path>
        <draw:path draw:style-name="gr46" draw:text-style-name="P9" draw:layer="layout" svg:width="0.212cm" svg:height="0.347cm" svg:x="6.313cm" svg:y="16.19cm" svg:viewBox="0 0 213 348" svg:d="M92 88c41 0 63 17 79 43l-1-131h41l2 343h-39c-3-13 0-30-4-41-13 30-37 46-78 46-69 0-90-51-92-129 0-87 30-131 92-131zM103 119c-52 0-60 45-60 98s8 98 59 98c56 0 68-43 68-100 0-55-12-97-67-96z">
          <text:p/>
        </draw:path>
        <draw:path draw:style-name="gr46" draw:text-style-name="P9" draw:layer="layout" svg:width="0.221cm" svg:height="0.259cm" svg:x="6.574cm" svg:y="16.278cm" svg:viewBox="0 0 222 260" svg:d="M111 0c83 0 113 55 111 139h-177c0 53 18 88 69 90 35 1 57-16 65-38l36 10c-14 37-48 59-101 59-76 0-115-48-114-132 2-80 34-128 111-128zM180 106c8-79-100-101-127-37-4 9-8 22-8 37z">
          <text:p/>
        </draw:path>
        <draw:path draw:style-name="gr46" draw:text-style-name="P9" draw:layer="layout" svg:width="0.205cm" svg:height="0.26cm" svg:x="6.829cm" svg:y="16.279cm" svg:viewBox="0 0 206 261" svg:d="M164 65c-4-44-112-49-114 0 20 70 150 16 156 119s-196 97-206 11l37-7c6 48 127 59 128 0-13-74-147-19-154-119-5-74 107-82 159-55 16 9 28 25 32 46z">
          <text:p/>
        </draw:path>
        <draw:path draw:style-name="gr46" draw:text-style-name="P9" draw:layer="layout" svg:width="0.205cm" svg:height="0.26cm" svg:x="7.194cm" svg:y="16.279cm" svg:viewBox="0 0 206 261" svg:d="M164 65c-4-44-112-49-113 0 19 70 150 16 155 119s-197 97-206 11l37-7c5 48 127 59 129 0-13-74-149-19-155-119-6-74 108-82 160-55 16 9 27 25 31 46z">
          <text:p/>
        </draw:path>
        <draw:path draw:style-name="gr46" draw:text-style-name="P9" draw:layer="layout" svg:width="0.12cm" svg:height="0.31cm" svg:x="7.423cm" svg:y="16.226cm" svg:viewBox="0 0 121 311" svg:d="M70 244c-3 32 25 38 51 29v16 16c-44 14-93 7-93-52v-83-83h-28v-15-15h31l12-57h27v29 28h47v15 15h-47v79z">
          <text:p/>
        </draw:path>
        <draw:path draw:style-name="gr46" draw:text-style-name="P9" draw:layer="layout" svg:width="0.242cm" svg:height="0.259cm" svg:x="7.566cm" svg:y="16.278cm" svg:viewBox="0 0 243 260" svg:d="M166 208c-20 27-41 53-89 52-47-1-77-27-77-75-1-84 83-83 164-83 4-46-12-71-53-71-32 1-54 9-55 41l-44-4c6-49 44-68 100-68 59 0 94 26 94 83v54 55c-1 26 9 42 37 35v13 14c-41 11-80-3-77-46zM44 185c0 27 16 44 42 44 53-4 82-38 78-98-56 2-120-7-120 54z">
          <text:p/>
        </draw:path>
        <draw:path draw:style-name="gr46" draw:text-style-name="P9" draw:layer="layout" svg:width="0.201cm" svg:height="0.254cm" svg:x="7.839cm" svg:y="16.278cm" svg:viewBox="0 0 202 255" svg:d="M122 0c116-6 69 153 79 255h-42v-79-81c0-40-11-64-51-63-95 3-59 135-65 223h-42l-1-250h39c1 13-1 31 3 42 14-29 38-46 80-47z">
          <text:p/>
        </draw:path>
        <draw:path draw:style-name="gr46" draw:text-style-name="P9" draw:layer="layout" svg:width="0.212cm" svg:height="0.347cm" svg:x="8.088cm" svg:y="16.19cm" svg:viewBox="0 0 213 348" svg:d="M92 88c41 0 63 17 79 43l-2-131h42l2 343h-40c-2-13 0-30-4-41-13 30-36 46-77 46-70 0-91-51-92-129 0-87 30-131 92-131zM104 119c-52 0-60 45-60 98s8 98 59 98c55 0 66-43 66-100 0-55-11-97-65-96z">
          <text:p/>
        </draw:path>
        <draw:path draw:style-name="gr46" draw:text-style-name="P9" draw:layer="layout" svg:width="0.204cm" svg:height="0.26cm" svg:x="8.343cm" svg:y="16.279cm" svg:viewBox="0 0 205 261" svg:d="M164 65c-4-44-114-49-115 0 20 70 151 16 156 119 6 103-196 97-205 11l36-7c5 48 128 59 129 0-13-74-148-19-155-119-5-74 107-82 160-55 16 9 28 25 32 46z">
          <text:p/>
        </draw:path>
        <draw:path draw:style-name="gr46" draw:text-style-name="P9" draw:layer="layout" svg:width="0.241cm" svg:height="0.259cm" svg:x="8.713cm" svg:y="16.278cm" svg:viewBox="0 0 242 260" svg:d="M165 208c-19 27-40 53-89 52-47-1-76-27-76-75-1-84 82-83 164-83 4-46-12-71-54-71-32 1-54 9-55 41l-43-4c6-49 43-68 100-68 59 0 94 26 94 83v54 55c-2 26 9 42 36 35v13 14c-40 11-79-3-77-46zM43 185c0 27 16 44 43 44 53-4 82-38 78-98-56 2-121-7-121 54z">
          <text:p/>
        </draw:path>
        <draw:path draw:style-name="gr46" draw:text-style-name="P9" draw:layer="layout" svg:width="0.125cm" svg:height="0.342cm" svg:x="6.915cm" svg:y="16.755cm" svg:viewBox="0 0 126 343" svg:d="M126 35c-40-11-55 13-49 58h49v15 15h-49v111 109h-41v-109-111h-36v-15-15h36c-9-68 22-107 90-89v16z">
          <text:p/>
        </draw:path>
        <draw:path draw:style-name="gr46" draw:text-style-name="P9" draw:layer="layout" svg:width="0.241cm" svg:height="0.259cm" svg:x="7.059cm" svg:y="16.844cm" svg:viewBox="0 0 242 260" svg:d="M165 208c-20 27-41 54-89 52-48-1-76-27-76-74-2-85 83-84 164-84 4-46-12-71-54-71-31 2-53 9-55 41l-44-4c7-49 44-68 100-68 59 0 94 26 94 84v54 54c-1 26 10 42 37 35v14 13c-41 12-80-3-77-46zM43 186c0 26 16 43 42 43 54-4 83-38 79-97-56 2-121-7-121 54z">
          <text:p/>
        </draw:path>
        <draw:path draw:style-name="gr46" draw:text-style-name="P9" draw:layer="layout" svg:width="0.042cm" svg:height="0.342cm" svg:x="7.331cm" svg:y="16.756cm" svg:viewBox="0 0 43 343" svg:d="M0 39v-19-20h43v20 19zM0 343v-124-126h43v126 124z">
          <text:p/>
        </draw:path>
        <draw:path draw:style-name="gr46" draw:text-style-name="P9" draw:layer="layout" svg:width="0.118cm" svg:height="0.254cm" svg:x="7.434cm" svg:y="16.844cm" svg:viewBox="0 0 119 255" svg:d="M119 40c-103-21-70 120-76 215h-41l-2-250h39c2 16-1 38 3 51 8-35 30-64 77-54v19z">
          <text:p/>
        </draw:path>
        <draw:path draw:style-name="gr46" draw:text-style-name="P9" draw:layer="layout" svg:width="0.22cm" svg:height="0.259cm" svg:x="7.578cm" svg:y="16.844cm" svg:viewBox="0 0 221 260" svg:d="M112 0c82 0 112 55 109 140h-176c0 52 19 87 69 89 34 1 57-16 64-38l37 10c-14 37-48 59-101 59-75 0-115-48-114-131 1-81 35-129 112-129zM180 106c7-79-100-101-127-37-4 9-8 22-8 37z">
          <text:p/>
        </draw:path>
        <draw:path draw:style-name="gr46" draw:text-style-name="P9" draw:layer="layout" svg:width="3.158cm" svg:height="0.053cm" svg:x="9.505cm" svg:y="10.572cm" svg:viewBox="0 0 3159 54" svg:d="M1379 54h-1379v-54h1379zM3159 54h-917v-54h917z">
          <text:p/>
        </draw:path>
        <draw:polygon draw:style-name="gr46" draw:text-style-name="P9" draw:layer="layout" svg:width="0.063cm" svg:height="0.053cm" svg:x="9.444cm" svg:y="10.572cm" svg:viewBox="0 0 64 54" draw:points="64,54 0,54 34,27 0,0 64,0">
          <text:p/>
        </draw:polygon>
        <draw:polygon draw:style-name="gr46" draw:text-style-name="P9" draw:layer="layout" svg:width="0.378cm" svg:height="0.244cm" svg:x="12.689cm" svg:y="10.476cm" svg:viewBox="0 0 379 245" draw:points="379,122 0,245 0,0">
          <text:p/>
        </draw:polygon>
        <draw:path draw:style-name="gr46" draw:text-style-name="P9" draw:layer="layout" svg:width="0.488cm" svg:height="0.318cm" svg:x="12.663cm" svg:y="10.439cm" svg:viewBox="0 0 489 319" svg:d="M489 159l-489 160v-319zM52 248l266-89-266-87z">
          <text:p/>
        </draw:path>
        <draw:polygon draw:style-name="gr46" draw:text-style-name="P9" draw:layer="layout" svg:width="0.263cm" svg:height="0.325cm" svg:x="10.923cm" svg:y="10.367cm" svg:viewBox="0 0 264 326" draw:points="209,326 37,48 38,326 0,326 0,162 0,0 51,0 226,280 223,0 264,0 264,162 264,326">
          <text:p/>
        </draw:polygon>
        <draw:path draw:style-name="gr46" draw:text-style-name="P9" draw:layer="layout" svg:width="0.221cm" svg:height="0.26cm" svg:x="11.242cm" svg:y="10.437cm" svg:viewBox="0 0 222 261" svg:d="M111 0c81-1 111 49 111 131 2 83-35 130-113 130-77 0-108-51-109-130 0-87 36-131 111-131zM109 229c59 2 70-40 70-98 0-56-10-99-67-99-56 0-69 43-69 99s13 97 66 98z">
          <text:p/>
        </draw:path>
        <draw:path draw:style-name="gr46" draw:text-style-name="P9" draw:layer="layout" svg:width="0.202cm" svg:height="0.255cm" svg:x="11.514cm" svg:y="10.437cm" svg:viewBox="0 0 203 256" svg:d="M122 0c117-5 70 153 79 256h-43v-80-80c0-41-10-64-51-63-94 3-57 135-64 223h-41l-2-250h40c1 13-2 31 2 42 14-29 38-46 80-48z">
          <text:p/>
        </draw:path>
        <draw:path draw:style-name="gr44" draw:text-style-name="P8" draw:layer="layout" svg:width="4.228cm" svg:height="2.124cm" svg:x="13.178cm" svg:y="9.536cm" svg:viewBox="0 0 4229 2125" svg:d="M3384 0c467 0 845 477 845 1063 0 587-378 1062-845 1062h-2538c-468 0-846-475-846-1062 0-586 378-1063 846-1063z">
          <text:p/>
        </draw:path>
        <draw:path draw:style-name="gr83" draw:text-style-name="P4" draw:layer="layout" svg:width="4.228cm" svg:height="2.124cm" svg:x="13.178cm" svg:y="9.536cm" svg:viewBox="0 0 4229 2125" svg:d="M3384 0c467 0 845 477 845 1063 0 587-378 1062-845 1062h-2538c-468 0-846-475-846-1062 0-586 378-1063 846-1063z">
          <text:p/>
        </draw:path>
        <draw:polygon draw:style-name="gr46" draw:text-style-name="P9" draw:layer="layout" svg:width="0.206cm" svg:height="0.325cm" svg:x="13.781cm" svg:y="10.367cm" svg:viewBox="0 0 207 326" draw:points="0,326 0,163 0,0 43,0 43,145 43,291 207,291 207,309 207,326">
          <text:p/>
        </draw:polygon>
        <draw:path draw:style-name="gr46" draw:text-style-name="P9" draw:layer="layout" svg:width="0.242cm" svg:height="0.26cm" svg:x="14.022cm" svg:y="10.438cm" svg:viewBox="0 0 243 261" svg:d="M166 208c-20 28-41 54-90 53-47-2-76-28-76-75-1-84 83-83 164-83 4-45-11-71-53-71-32 1-55 9-56 41l-43-4c6-49 43-69 100-69 59 0 94 26 94 85v54 54c-1 26 9 41 37 35v13 13c-41 12-80-3-77-46zM43 186c0 26 16 43 43 43 53-4 82-38 78-97-56 3-121-6-121 54z">
          <text:p/>
        </draw:path>
        <draw:path draw:style-name="gr46" draw:text-style-name="P9" draw:layer="layout" svg:width="0.042cm" svg:height="0.342cm" svg:x="14.295cm" svg:y="10.35cm" svg:viewBox="0 0 43 343" svg:d="M0 40v-20-20h43v20 20zM0 343v-124-125h43v125 124z">
          <text:p/>
        </draw:path>
        <draw:path draw:style-name="gr46" draw:text-style-name="P9" draw:layer="layout" svg:width="0.205cm" svg:height="0.26cm" svg:x="14.38cm" svg:y="10.439cm" svg:viewBox="0 0 206 261" svg:d="M164 67c-4-46-112-51-114 0 20 69 150 16 156 118s-196 97-206 10l37-6c5 47 127 59 128 0-13-74-147-20-154-118-5-76 107-84 159-56 16 9 28 25 32 47z">
          <text:p/>
        </draw:path>
        <draw:path draw:style-name="gr46" draw:text-style-name="P9" draw:layer="layout" svg:width="0.204cm" svg:height="0.26cm" svg:x="14.615cm" svg:y="10.439cm" svg:viewBox="0 0 205 261" svg:d="M163 67c-4-46-112-51-114 0 20 69 151 16 156 118 6 102-196 97-205 10l36-6c5 47 127 59 128 0-13-74-147-20-154-118-5-76 107-84 159-56 17 9 29 25 33 47z">
          <text:p/>
        </draw:path>
        <draw:path draw:style-name="gr46" draw:text-style-name="P9" draw:layer="layout" svg:width="0.221cm" svg:height="0.26cm" svg:x="14.856cm" svg:y="10.438cm" svg:viewBox="0 0 222 261" svg:d="M111 0c82 0 113 56 111 140h-178c0 53 19 88 70 89 33 2 56-16 64-38l37 11c-15 36-49 59-101 59-76 0-115-49-114-131 1-81 34-130 111-130zM179 107c8-79-99-102-127-36-4 9-8 22-8 36z">
          <text:p/>
        </draw:path>
        <draw:path draw:style-name="gr46" draw:text-style-name="P9" draw:layer="layout" svg:width="0.117cm" svg:height="0.253cm" svg:x="15.129cm" svg:y="10.439cm" svg:viewBox="0 0 118 254" svg:d="M118 40c-103-21-69 120-74 214h-43l-1-250h40c1 16-1 38 3 52 7-36 30-65 75-54v19z">
          <text:p/>
        </draw:path>
        <draw:path draw:style-name="gr46" draw:text-style-name="P9" draw:layer="layout" svg:width="0.12cm" svg:height="0.31cm" svg:x="15.39cm" svg:y="10.387cm" svg:viewBox="0 0 121 311" svg:d="M71 244c-2 32 24 39 50 29v16 16c-43 13-93 7-93-52v-83-83h-28v-16-15h32l12-56h27v28 28h46v15 16h-46v78z">
          <text:p/>
        </draw:path>
        <draw:path draw:style-name="gr46" draw:text-style-name="P9" draw:layer="layout" svg:width="0.222cm" svg:height="0.26cm" svg:x="15.533cm" svg:y="10.438cm" svg:viewBox="0 0 223 261" svg:d="M112 0c81-1 111 49 111 131 1 82-35 130-112 130-78 0-109-51-111-130 0-88 37-131 112-131zM111 229c57 2 69-40 69-98 0-56-10-99-66-99-57 0-71 43-71 99s14 97 68 98z">
          <text:p/>
        </draw:path>
        <draw:path draw:style-name="gr46" draw:text-style-name="P9" draw:layer="layout" svg:width="0.331cm" svg:height="0.254cm" svg:x="15.806cm" svg:y="10.438cm" svg:viewBox="0 0 332 255" svg:d="M244 33c-89 4-51 139-59 222h-40v-79-80c0-38-7-66-46-63-86 5-49 137-57 222h-41l-1-250h39c1 13-1 32 3 42 13-57 129-65 139 0 15-27 37-46 77-47 111-2 61 157 72 255h-41v-79-80c0-38-6-64-45-63z">
          <text:p/>
        </draw:path>
        <draw:path draw:style-name="gr46" draw:text-style-name="P9" draw:layer="layout" svg:width="0.211cm" svg:height="0.348cm" svg:x="16.195cm" svg:y="10.35cm" svg:viewBox="0 0 212 349" svg:d="M120 88c70 0 91 51 92 129 0 87-30 132-92 132-40-2-64-15-77-45l-3 39h-40l1-343h42v67 66c13-30 37-45 77-45zM110 317c53 0 59-44 59-99 0-53-6-98-59-97-55 0-67 42-67 100 0 57 13 96 67 96z">
          <text:p/>
        </draw:path>
        <draw:path draw:style-name="gr46" draw:text-style-name="P9" draw:layer="layout" svg:width="0.221cm" svg:height="0.26cm" svg:x="16.445cm" svg:y="10.438cm" svg:viewBox="0 0 222 261" svg:d="M111 0c84 0 114 56 111 140h-177c0 53 18 88 69 89 34 2 57-16 65-38l36 11c-14 36-48 59-101 59-76 0-115-49-114-131 2-81 34-130 111-130zM180 107c8-79-100-102-127-36-4 9-8 22-8 36z">
          <text:p/>
        </draw:path>
        <draw:path draw:style-name="gr46" draw:text-style-name="P9" draw:layer="layout" svg:width="0.118cm" svg:height="0.253cm" svg:x="16.718cm" svg:y="10.439cm" svg:viewBox="0 0 119 254" svg:d="M119 40c-103-21-71 120-76 214h-41l-2-250h39c2 16-1 38 3 52 8-36 31-65 77-54v19z">
          <text:p/>
        </draw:path>
        <draw:frame draw:style-name="gr7" draw:text-style-name="P7" draw:layer="layout" svg:width="0.422cm" svg:height="0.471cm" svg:x="10.4cm" svg:y="27.231cm">
          <draw:text-box>
            <text:p text:style-name="P1"><text:span text:style-name="T5">7</text:span></text:p>
          </draw:text-box>
        </draw:frame>
        <draw:frame draw:style-name="gr85" draw:text-style-name="P12" draw:layer="layout" svg:width="3.888cm" svg:height="0.531cm" svg:x="5.457cm" svg:y="4.968cm">
          <draw:text-box>
            <text:p text:style-name="P1"><text:span text:style-name="T11">Faire des équipes </text:span></text:p>
          </draw:text-box>
        </draw:frame>
        <draw:frame draw:style-name="gr86" draw:text-style-name="P12" draw:layer="layout" svg:width="2.271cm" svg:height="0.531cm" svg:x="6.194cm" svg:y="5.535cm">
          <draw:text-box>
            <text:p text:style-name="P1"><text:span text:style-name="T11">d'étudiants</text:span></text:p>
          </draw:text-box>
        </draw:frame>
        <draw:frame draw:style-name="gr87" draw:text-style-name="P12" draw:layer="layout" svg:width="3.393cm" svg:height="0.531cm" svg:x="5.702cm" svg:y="9.981cm">
          <draw:text-box>
            <text:p text:style-name="P1"><text:span text:style-name="T11">En fonction des </text:span></text:p>
          </draw:text-box>
        </draw:frame>
        <draw:frame draw:style-name="gr88" draw:text-style-name="P12" draw:layer="layout" svg:width="2.813cm" svg:height="0.531cm" svg:x="5.924cm" svg:y="10.549cm">
          <draw:text-box>
            <text:p text:style-name="P1"><text:span text:style-name="T11">compétences</text:span></text:p>
          </draw:text-box>
        </draw:frame>
        <draw:frame draw:style-name="gr89" draw:text-style-name="P12" draw:layer="layout" svg:width="0.739cm" svg:height="0.531cm" svg:x="6.976cm" svg:y="13.453cm">
          <draw:text-box>
            <text:p text:style-name="P1"><text:span text:style-name="T11">Oui</text:span></text:p>
          </draw:text-box>
        </draw:frame>
        <draw:frame draw:style-name="gr90" draw:text-style-name="P12" draw:layer="layout" svg:width="3.812cm" svg:height="0.531cm" svg:x="5.538cm" svg:y="15.539cm">
          <draw:text-box>
            <text:p text:style-name="P1"><text:span text:style-name="T11">Liste des équipes </text:span></text:p>
          </draw:text-box>
        </draw:frame>
        <draw:frame draw:style-name="gr91" draw:text-style-name="P12" draw:layer="layout" svg:width="3.338cm" svg:height="0.531cm" svg:x="5.771cm" svg:y="16.104cm">
          <draw:text-box>
            <text:p text:style-name="P1"><text:span text:style-name="T11">et des stands a </text:span></text:p>
          </draw:text-box>
        </draw:frame>
        <draw:frame draw:style-name="gr92" draw:text-style-name="P12" draw:layer="layout" svg:width="0.921cm" svg:height="0.531cm" svg:x="6.907cm" svg:y="16.67cm">
          <draw:text-box>
            <text:p text:style-name="P1"><text:span text:style-name="T11">faire</text:span></text:p>
          </draw:text-box>
        </draw:frame>
        <draw:frame draw:style-name="gr93" draw:text-style-name="P12" draw:layer="layout" svg:width="0.87cm" svg:height="0.531cm" svg:x="10.885cm" svg:y="10.265cm">
          <draw:text-box>
            <text:p text:style-name="P1"><text:span text:style-name="T11">Non</text:span></text:p>
          </draw:text-box>
        </draw:frame>
        <draw:frame draw:style-name="gr94" draw:text-style-name="P12" draw:layer="layout" svg:width="3.126cm" svg:height="0.531cm" svg:x="13.741cm" svg:y="10.265cm">
          <draw:text-box>
            <text:p text:style-name="P1"><text:span text:style-name="T11">Laisser tomber</text:span></text:p>
          </draw:text-box>
        </draw:frame>
      </draw:page>
      <draw:page draw:name="page8" draw:style-name="dp1" draw:master-page-name="master-page88">
        <draw:frame draw:style-name="gr95" draw:text-style-name="P3" draw:layer="layout" svg:width="4.121cm" svg:height="0.547cm" svg:x="2.004cm" svg:y="2.59cm">
          <draw:text-box>
            <text:p text:style-name="P1"><text:span text:style-name="T2">Les feuilles guides : </text:span></text:p>
          </draw:text-box>
        </draw:frame>
        <draw:polygon draw:style-name="gr44" draw:text-style-name="P8" draw:layer="layout" svg:width="20.436cm" svg:height="14.473cm" svg:x="0.25cm" svg:y="3.746cm" svg:viewBox="0 0 20437 14474" draw:points="0,0 20437,0 20437,14474 0,14474">
          <text:p/>
        </draw:polygon>
        <draw:path draw:style-name="gr44" draw:text-style-name="P8" draw:layer="layout" svg:width="4.644cm" svg:height="2.801cm" svg:x="3.983cm" svg:y="4.112cm" svg:viewBox="0 0 4645 2802" svg:d="M3717 0c513 0 928 629 928 1402s-415 1400-928 1400h-2788c-511 0-929-627-929-1400s418-1402 929-1402z">
          <text:p/>
        </draw:path>
        <draw:path draw:style-name="gr96" draw:text-style-name="P4" draw:layer="layout" svg:width="4.644cm" svg:height="2.801cm" svg:x="3.983cm" svg:y="4.112cm" svg:viewBox="0 0 4645 2802" svg:d="M3717 0c513 0 928 629 928 1402s-415 1400-928 1400h-2788c-511 0-929-627-929-1400s418-1402 929-1402z">
          <text:p/>
        </draw:path>
        <draw:polygon draw:style-name="gr46" draw:text-style-name="P9" draw:layer="layout" svg:width="0.254cm" svg:height="0.36cm" svg:x="5.582cm" svg:y="4.321cm" svg:viewBox="0 0 255 361" draw:points="48,41 48,108 48,174 250,174 250,196 250,216 48,216 48,289 48,361 0,361 0,181 0,0 255,0 255,20 255,41">
          <text:p/>
        </draw:polygon>
        <draw:path draw:style-name="gr46" draw:text-style-name="P9" draw:layer="layout" svg:width="0.246cm" svg:height="0.287cm" svg:x="5.878cm" svg:y="4.4cm" svg:viewBox="0 0 247 288" svg:d="M124 0c92 0 126 62 123 155h-197c0 58 20 97 78 98 37 2 62-17 71-42l41 12c-16 41-54 65-112 65-85 0-129-54-128-145 2-89 38-143 124-143zM200 118c9-88-111-113-141-40-5 10-9 24-9 40z">
          <text:p/>
        </draw:path>
        <draw:path draw:style-name="gr46" draw:text-style-name="P9" draw:layer="layout" svg:width="0.223cm" svg:height="0.282cm" svg:x="6.18cm" svg:y="4.405cm" svg:viewBox="0 0 224 283" svg:d="M90 283c-129 6-78-169-89-283h47v88 87c0 45 10 73 56 72 106-3 67-148 74-247h45l1 277h-43c-2-14 1-36-3-49-16 33-42 54-88 55z">
          <text:p/>
        </draw:path>
        <draw:path draw:style-name="gr46" draw:text-style-name="P9" draw:layer="layout" svg:width="0.047cm" svg:height="0.379cm" svg:x="6.472cm" svg:y="4.302cm" svg:viewBox="0 0 48 380" svg:d="M0 44v-22-22h48v22 22zM0 380v-138-138h48v138 138z">
          <text:p/>
        </draw:path>
        <draw:polygon draw:style-name="gr46" draw:text-style-name="P9" draw:layer="layout" svg:width="0.046cm" svg:height="0.379cm" svg:x="6.587cm" svg:y="4.302cm" svg:viewBox="0 0 47 380" draw:points="0,380 0,191 0,0 47,0 47,191 47,380">
          <text:p/>
        </draw:polygon>
        <draw:polygon draw:style-name="gr46" draw:text-style-name="P9" draw:layer="layout" svg:width="0.047cm" svg:height="0.379cm" svg:x="6.701cm" svg:y="4.302cm" svg:viewBox="0 0 48 380" draw:points="0,380 0,191 0,0 48,0 48,191 48,380">
          <text:p/>
        </draw:polygon>
        <draw:path draw:style-name="gr46" draw:text-style-name="P9" draw:layer="layout" svg:width="0.245cm" svg:height="0.287cm" svg:x="6.803cm" svg:y="4.4cm" svg:viewBox="0 0 246 288" svg:d="M123 0c93 0 126 62 123 155h-197c0 58 21 97 77 98 38 2 64-17 72-42l41 12c-16 41-54 65-113 65-84 0-127-54-126-145 1-89 38-143 123-143zM200 118c9-88-111-113-142-40-4 10-9 24-9 40z">
          <text:p/>
        </draw:path>
        <draw:path draw:style-name="gr46" draw:text-style-name="P9" draw:layer="layout" svg:width="0.235cm" svg:height="0.385cm" svg:x="4.263cm" svg:y="4.93cm" svg:viewBox="0 0 236 386" svg:d="M103 97c45 0 69 19 87 48l-2-145h47l1 380h-43c-3-14 0-33-5-45-14 34-40 51-85 51-78 0-101-57-103-143 0-96 33-146 103-146zM116 132c-59 0-68 50-68 109s9 109 66 109c61 0 74-47 74-112 0-61-13-107-72-106z">
          <text:p/>
        </draw:path>
        <draw:polygon draw:style-name="gr46" draw:text-style-name="P9" draw:layer="layout" svg:width="0.048cm" svg:height="0.113cm" svg:x="4.558cm" svg:y="4.949cm" svg:viewBox="0 0 49 114" draw:points="43,114 6,114 0,0 49,0">
          <text:p/>
        </draw:polygon>
        <draw:path draw:style-name="gr46" draw:text-style-name="P9" draw:layer="layout" svg:width="0.047cm" svg:height="0.379cm" svg:x="4.665cm" svg:y="4.93cm" svg:viewBox="0 0 48 380" svg:d="M0 44v-22-22h48v22 22zM0 380v-138-139h48v139 138z">
          <text:p/>
        </draw:path>
        <draw:path draw:style-name="gr46" draw:text-style-name="P9" draw:layer="layout" svg:width="0.225cm" svg:height="0.282cm" svg:x="4.78cm" svg:y="5.027cm" svg:viewBox="0 0 226 283" svg:d="M136 0c130-6 77 169 87 283h-47v-88-89c0-45-11-71-56-69-106 3-64 149-71 246h-48l-1-277h44c2 15-1 35 3 47 16-32 42-51 89-53z">
          <text:p/>
        </draw:path>
        <draw:path draw:style-name="gr46" draw:text-style-name="P9" draw:layer="layout" svg:width="0.14cm" svg:height="0.38cm" svg:x="5.042cm" svg:y="4.929cm" svg:viewBox="0 0 141 381" svg:d="M141 40c-45-13-61 15-55 64h55v17 17h-55v122 121h-45v-121-122h-41v-17-17h41c-11-75 24-119 100-99v18z">
          <text:p/>
        </draw:path>
        <draw:path draw:style-name="gr46" draw:text-style-name="P9" draw:layer="layout" svg:width="0.247cm" svg:height="0.288cm" svg:x="5.202cm" svg:y="5.027cm" svg:viewBox="0 0 248 289" svg:d="M124 0c90-1 124 54 124 144 1 92-39 145-125 145-87 0-121-58-123-145 0-96 41-144 124-144zM123 253c64 2 77-45 77-109 0-62-12-109-74-109-63 0-78 47-78 109 0 63 15 108 75 109z">
          <text:p/>
        </draw:path>
        <draw:path draw:style-name="gr46" draw:text-style-name="P9" draw:layer="layout" svg:width="0.131cm" svg:height="0.281cm" svg:x="5.505cm" svg:y="5.028cm" svg:viewBox="0 0 132 282" svg:d="M132 44c-114-23-77 134-83 238h-47l-2-277h45c1 18-1 42 3 57 9-39 33-71 84-60v21z">
          <text:p/>
        </draw:path>
        <draw:path draw:style-name="gr46" draw:text-style-name="P9" draw:layer="layout" svg:width="0.369cm" svg:height="0.282cm" svg:x="5.678cm" svg:y="5.027cm" svg:viewBox="0 0 370 283" svg:d="M271 37c-97 4-55 153-64 246h-45v-88-89c0-42-7-72-51-69-95 5-55 152-63 246h-46l-2-277h45c1 15-2 35 3 47 14-64 143-73 155 0 16-31 39-51 84-53 124-3 68 174 80 283h-45v-88-89c0-42-7-71-51-69z">
          <text:p/>
        </draw:path>
        <draw:path draw:style-name="gr46" draw:text-style-name="P9" draw:layer="layout" svg:width="0.269cm" svg:height="0.288cm" svg:x="6.099cm" svg:y="5.027cm" svg:viewBox="0 0 270 289" svg:d="M183 230c-22 30-45 60-99 59-52-1-84-32-84-84-1-93 92-91 182-91 4-51-14-79-60-79-35 2-59 10-61 45l-48-4c7-54 48-76 110-76 66 0 106 29 106 93v60 59c-1 30 10 47 41 40v14 15c-45 14-90-3-87-51zM48 205c0 29 17 48 46 48 60-4 92-42 88-107-63 3-134-8-134 59z">
          <text:p/>
        </draw:path>
        <draw:path draw:style-name="gr46" draw:text-style-name="P9" draw:layer="layout" svg:width="0.133cm" svg:height="0.343cm" svg:x="6.375cm" svg:y="4.971cm" svg:viewBox="0 0 134 344" svg:d="M79 271c-4 35 26 42 55 32v17 18c-48 15-102 7-102-57v-92-92h-32v-17-17h35l13-63h31v32 31h51v17 17h-51v87z">
          <text:p/>
        </draw:path>
        <draw:path draw:style-name="gr46" draw:text-style-name="P9" draw:layer="layout" svg:width="0.046cm" svg:height="0.379cm" svg:x="6.548cm" svg:y="4.93cm" svg:viewBox="0 0 47 380" svg:d="M0 44v-22-22h47v22 22zM0 380v-138-139h47v139 138z">
          <text:p/>
        </draw:path>
        <draw:path draw:style-name="gr46" draw:text-style-name="P9" draw:layer="layout" svg:width="0.247cm" svg:height="0.288cm" svg:x="6.649cm" svg:y="5.027cm" svg:viewBox="0 0 248 289" svg:d="M125 0c90-1 123 54 123 144 1 92-39 145-125 145-87 0-121-58-123-145 0-96 41-144 125-144zM123 253c64 2 77-45 77-109 0-62-12-109-74-109-63 0-78 47-78 109 0 63 15 108 75 109z">
          <text:p/>
        </draw:path>
        <draw:path draw:style-name="gr46" draw:text-style-name="P9" draw:layer="layout" svg:width="0.224cm" svg:height="0.282cm" svg:x="6.953cm" svg:y="5.027cm" svg:viewBox="0 0 225 283" svg:d="M135 0c130-6 77 169 88 283h-47v-88-89c0-45-11-71-56-69-106 3-65 149-73 246h-46l-1-277h43c2 15-1 35 3 47 16-32 43-51 89-53z">
          <text:p/>
        </draw:path>
        <draw:path draw:style-name="gr46" draw:text-style-name="P9" draw:layer="layout" svg:width="0.268cm" svg:height="0.391cm" svg:x="7.375cm" svg:y="4.924cm" svg:viewBox="0 0 269 392" svg:d="M183 333c-22 31-45 60-99 59-52-1-84-31-84-84-2-93 91-91 181-91 5-51-13-79-59-79-35 2-60 10-61 45l-48-4c7-54 48-76 110-76 66 0 105 29 105 93v60 59c-2 31 10 48 41 41v14 15c-46 13-89-3-86-52zM48 308c0 29 17 49 46 49 60-4 92-43 87-108-62 3-133-8-133 59zM138 79l-84-72v-3-4h52c17 28 43 47 55 79z">
          <text:p/>
        </draw:path>
        <draw:path draw:style-name="gr46" draw:text-style-name="P9" draw:layer="layout" svg:width="0.225cm" svg:height="0.282cm" svg:x="7.823cm" svg:y="5.027cm" svg:viewBox="0 0 226 283" svg:d="M136 0c130-6 77 169 87 283h-46v-88-89c0-45-12-71-57-69-105 3-65 149-72 246h-46l-2-277h44c1 15-2 35 3 47 16-32 42-51 89-53z">
          <text:p/>
        </draw:path>
        <draw:path draw:style-name="gr46" draw:text-style-name="P9" draw:layer="layout" svg:width="0.245cm" svg:height="0.288cm" svg:x="8.101cm" svg:y="5.027cm" svg:viewBox="0 0 246 289" svg:d="M124 0c91 0 125 61 122 154h-197c0 58 20 98 78 99 38 2 62-17 71-42l41 12c-16 40-54 66-112 66-85 0-129-55-127-146 1-89 37-143 124-143zM199 118c9-87-111-112-141-41-5 10-9 25-9 41z">
          <text:p/>
        </draw:path>
        <draw:path draw:style-name="gr46" draw:text-style-name="P9" draw:layer="layout" svg:width="0.235cm" svg:height="0.391cm" svg:x="4.469cm" svg:y="5.655cm" svg:viewBox="0 0 236 392" svg:d="M135 0c80 2 101 60 101 142 0 83-23 143-101 146-46 0-72-19-88-50l1 154h-46l-2-386h45l3 43c15-30 41-49 87-49zM123 253c58 0 65-50 65-109 0-60-8-106-65-108-62 0-75 47-75 111 0 62 15 106 75 106z">
          <text:p/>
        </draw:path>
        <draw:path draw:style-name="gr46" draw:text-style-name="P9" draw:layer="layout" svg:width="0.268cm" svg:height="0.288cm" svg:x="4.748cm" svg:y="5.655cm" svg:viewBox="0 0 269 289" svg:d="M183 231c-22 30-45 59-99 58-52-2-84-31-84-84-2-93 91-92 181-92 5-50-13-78-59-78-35 1-60 10-61 45l-48-4c7-54 48-76 110-76 66 0 106 29 106 93v60 59c-2 30 10 48 40 40v15 15c-45 13-89-3-86-51zM48 205c0 30 17 49 46 49 60-4 92-43 87-109-62 3-133-7-133 60z">
          <text:p/>
        </draw:path>
        <draw:path draw:style-name="gr46" draw:text-style-name="P9" draw:layer="layout" svg:width="0.228cm" svg:height="0.287cm" svg:x="5.031cm" svg:y="5.656cm" svg:viewBox="0 0 229 288" svg:d="M182 73c-4-49-126-55-127 0 23 77 168 18 174 131 6 114-219 108-229 12l41-8c5 54 141 67 143 0-15-81-165-21-173-130-5-83 120-92 179-62 17 11 30 28 34 51z">
          <text:p/>
        </draw:path>
        <draw:path draw:style-name="gr46" draw:text-style-name="P9" draw:layer="layout" svg:width="0.246cm" svg:height="0.288cm" svg:x="5.445cm" svg:y="5.655cm" svg:viewBox="0 0 247 289" svg:d="M124 0c90-1 123 54 123 144 2 92-39 145-125 145s-121-57-122-145c0-96 40-144 124-144zM122 254c64 1 77-46 77-110 0-63-11-109-74-109s-78 46-78 109c0 62 15 108 75 110z">
          <text:p/>
        </draw:path>
        <draw:path draw:style-name="gr46" draw:text-style-name="P9" draw:layer="layout" svg:width="0.223cm" svg:height="0.282cm" svg:x="5.746cm" svg:y="5.661cm" svg:viewBox="0 0 224 283" svg:d="M90 283c-129 6-78-169-89-283h47v87 88c0 45 10 73 56 71 106-2 67-147 74-246h45l1 277h-43c-2-15 1-36-3-48-16 32-42 52-88 54z">
          <text:p/>
        </draw:path>
        <draw:path draw:style-name="gr46" draw:text-style-name="P9" draw:layer="layout" svg:width="0.235cm" svg:height="0.385cm" svg:x="6.037cm" svg:y="5.558cm" svg:viewBox="0 0 236 386" svg:d="M133 98c78 0 101 57 103 142 0 96-34 146-103 146-45-2-71-16-85-50l-3 44h-45l1-380h47v74 73c14-33 40-49 85-49zM122 351c58 0 65-50 65-109 0-58-7-109-65-108-61 0-74 47-74 111 0 62 14 106 74 106z">
          <text:p/>
        </draw:path>
        <draw:polygon draw:style-name="gr46" draw:text-style-name="P9" draw:layer="layout" svg:width="0.047cm" svg:height="0.379cm" svg:x="6.328cm" svg:y="5.558cm" svg:viewBox="0 0 48 380" draw:points="0,380 0,189 0,0 48,0 48,189 48,380">
          <text:p/>
        </draw:polygon>
        <draw:path draw:style-name="gr46" draw:text-style-name="P9" draw:layer="layout" svg:width="0.047cm" svg:height="0.379cm" svg:x="6.443cm" svg:y="5.558cm" svg:viewBox="0 0 48 380" svg:d="M0 43v-22-21h48v21 22zM0 380v-139-138h48v138 139z">
          <text:p/>
        </draw:path>
        <draw:path draw:style-name="gr46" draw:text-style-name="P9" draw:layer="layout" svg:width="0.245cm" svg:height="0.288cm" svg:x="6.545cm" svg:y="5.655cm" svg:viewBox="0 0 246 289" svg:d="M123 0c92 0 126 61 123 154h-197c0 58 20 98 77 100 38 1 62-18 72-43l41 11c-16 42-55 67-113 67-84 0-128-54-126-147 1-88 37-142 123-142zM200 118c8-87-112-112-142-41-5 10-9 25-9 41z">
          <text:p/>
        </draw:path>
        <draw:path draw:style-name="gr46" draw:text-style-name="P9" draw:layer="layout" svg:width="0.131cm" svg:height="0.282cm" svg:x="6.848cm" svg:y="5.656cm" svg:viewBox="0 0 132 283" svg:d="M132 45c-115-23-78 133-84 238h-47l-1-277h44c1 17-2 42 2 57 9-40 34-72 86-60v21z">
          <text:p/>
        </draw:path>
        <draw:path draw:style-name="gr46" draw:text-style-name="P9" draw:layer="layout" svg:width="0.235cm" svg:height="0.391cm" svg:x="7.163cm" svg:y="5.655cm" svg:viewBox="0 0 236 392" svg:d="M134 0c80 2 102 60 102 142 0 83-23 143-102 146-45 0-71-19-87-50l2 154h-48l-1-386h46l3 43c14-30 40-49 85-49zM123 253c58 0 65-50 65-109 0-60-9-106-65-108-61 0-74 47-74 111 0 62 14 106 74 106z">
          <text:p/>
        </draw:path>
        <draw:path draw:style-name="gr46" draw:text-style-name="P9" draw:layer="layout" svg:width="0.246cm" svg:height="0.288cm" svg:x="7.442cm" svg:y="5.655cm" svg:viewBox="0 0 247 289" svg:d="M124 0c90-1 123 54 123 144 2 92-39 145-124 145-87 0-122-57-123-145 0-96 40-144 124-144zM123 254c63 1 76-46 76-110 0-63-11-109-74-109-62 0-77 46-77 109 0 62 15 108 75 110z">
          <text:p/>
        </draw:path>
        <draw:path draw:style-name="gr46" draw:text-style-name="P9" draw:layer="layout" svg:width="0.224cm" svg:height="0.282cm" svg:x="7.743cm" svg:y="5.661cm" svg:viewBox="0 0 225 283" svg:d="M90 283c-129 6-78-169-88-283h46v87 88c0 45 10 73 57 71 105-2 66-147 73-246h45l2 277h-44c-1-15 1-36-3-48-16 32-42 52-88 54z">
          <text:p/>
        </draw:path>
        <draw:path draw:style-name="gr46" draw:text-style-name="P9" draw:layer="layout" svg:width="0.131cm" svg:height="0.282cm" svg:x="8.035cm" svg:y="5.656cm" svg:viewBox="0 0 132 283" svg:d="M132 45c-114-23-78 133-84 238h-46l-2-277h44c1 17-2 42 3 57 8-40 33-72 85-60v21z">
          <text:p/>
        </draw:path>
        <draw:path draw:style-name="gr46" draw:text-style-name="P9" draw:layer="layout" svg:width="0.227cm" svg:height="0.286cm" svg:x="4.614cm" svg:y="6.285cm" svg:viewBox="0 0 228 287" svg:d="M119 34c-58 0-69 48-69 107 0 58 13 109 69 109 35 0 60-20 63-55l46 3c-8 54-45 89-107 89-87 0-111-60-120-144-15-136 147-192 214-94 6 10 8 20 10 32l-46 4c-6-31-23-51-60-51z">
          <text:p/>
        </draw:path>
        <draw:path draw:style-name="gr46" draw:text-style-name="P9" draw:layer="layout" svg:width="0.222cm" svg:height="0.38cm" svg:x="4.891cm" svg:y="6.185cm" svg:viewBox="0 0 223 381" svg:d="M118 135c-105 0-65 148-72 246h-46v-190-191h46l-1 151c17-30 41-52 89-52 129 0 77 168 87 282h-46v-88-88c3-47-12-71-57-70z">
          <text:p/>
        </draw:path>
        <draw:path draw:style-name="gr46" draw:text-style-name="P9" draw:layer="layout" svg:width="0.269cm" svg:height="0.288cm" svg:x="5.166cm" svg:y="6.283cm" svg:viewBox="0 0 270 289" svg:d="M184 230c-21 31-45 60-98 59-54-2-86-31-86-83-1-94 93-93 183-93 4-51-13-78-60-78-34 1-59 10-61 45l-49-5c8-53 49-75 112-75 65 0 104 29 104 93v59 61c-1 29 10 46 41 39v15 14c-45 13-89-3-86-51zM48 206c0 29 19 48 48 48 59-5 91-42 87-109-63 3-135-7-135 61z">
          <text:p/>
        </draw:path>
        <draw:path draw:style-name="gr46" draw:text-style-name="P9" draw:layer="layout" svg:width="0.235cm" svg:height="0.391cm" svg:x="5.457cm" svg:y="6.283cm" svg:viewBox="0 0 236 392" svg:d="M189 238c-16 32-42 51-87 51-78 0-101-57-102-144 0-86 24-144 102-145 47-2 70 20 87 48 0-16-1-35 3-47h44l-2 391h-46zM114 252c59 0 74-48 74-111s-12-106-73-106c-59 0-67 51-67 109 0 59 7 108 66 108z">
          <text:p/>
        </draw:path>
        <draw:path draw:style-name="gr46" draw:text-style-name="P9" draw:layer="layout" svg:width="0.224cm" svg:height="0.282cm" svg:x="5.758cm" svg:y="6.289cm" svg:viewBox="0 0 225 283" svg:d="M90 283c-129 5-78-169-88-283h46v88 87c0 45 10 73 57 71 105-3 66-147 73-246h45l2 277h-44c-1-15 2-37-3-48-16 32-40 52-88 54z">
          <text:p/>
        </draw:path>
        <draw:path draw:style-name="gr46" draw:text-style-name="P9" draw:layer="layout" svg:width="0.246cm" svg:height="0.288cm" svg:x="6.037cm" svg:y="6.283cm" svg:viewBox="0 0 247 289" svg:d="M124 0c92 0 125 61 123 154h-197c0 59 20 98 77 100 37 1 62-18 71-42l41 11c-16 41-54 66-112 66-85 0-128-54-127-147 2-88 38-142 124-142zM199 118c9-88-110-112-141-41-4 10-8 25-8 41z">
          <text:p/>
        </draw:path>
        <draw:path draw:style-name="gr46" draw:text-style-name="P9" draw:layer="layout" svg:width="0.245cm" svg:height="0.391cm" svg:x="6.473cm" svg:y="6.18cm" svg:viewBox="0 0 246 392" svg:d="M124 103c91 0 125 61 122 155h-196c0 58 20 97 77 99 38 1 62-18 71-42l41 11c-16 41-54 66-112 66-84 0-129-54-127-147 1-88 38-142 124-142zM200 221c8-88-111-112-141-41-5 10-9 25-9 41zM92 78c12-33 39-51 55-78h53v3 4l-85 71z">
          <text:p/>
        </draw:path>
        <draw:path draw:style-name="gr46" draw:text-style-name="P9" draw:layer="layout" svg:width="0.134cm" svg:height="0.344cm" svg:x="6.748cm" svg:y="6.226cm" svg:viewBox="0 0 135 345" svg:d="M79 271c-3 35 27 43 56 32v18 17c-49 15-103 8-103-56v-93-93h-32v-17-16h35l13-63h31v31 32h52v16 17h-52v88z">
          <text:p/>
        </draw:path>
        <draw:path draw:style-name="gr46" draw:text-style-name="P9" draw:layer="layout" svg:width="0.235cm" svg:height="0.386cm" svg:x="6.908cm" svg:y="6.185cm" svg:viewBox="0 0 236 387" svg:d="M103 98c45 0 69 19 87 48l-2-146h47l1 381h-43c-3-15 0-34-5-45-14 33-40 51-85 51-77 0-101-57-103-143 0-97 34-146 103-146zM116 133c-58 0-67 50-67 110 0 58 9 107 65 107 61 0 74-46 74-110 0-61-13-109-72-107z">
          <text:p/>
        </draw:path>
        <draw:path draw:style-name="gr46" draw:text-style-name="P9" draw:layer="layout" svg:width="0.047cm" svg:height="0.38cm" svg:x="7.211cm" svg:y="6.185cm" svg:viewBox="0 0 48 381" svg:d="M0 44v-22-22h48v22 22zM0 381v-138-138h48v138 138z">
          <text:p/>
        </draw:path>
        <draw:path draw:style-name="gr46" draw:text-style-name="P9" draw:layer="layout" svg:width="0.269cm" svg:height="0.288cm" svg:x="7.313cm" svg:y="6.283cm" svg:viewBox="0 0 270 289" svg:d="M184 230c-22 31-45 60-99 59-53-2-85-31-85-83-1-94 92-93 182-93 5-51-13-78-59-78-35 1-60 10-61 45l-49-5c7-53 49-75 111-75 66 0 105 29 105 93v59 61c-2 29 10 46 41 39v15 14c-45 13-89-3-86-51zM48 206c0 29 18 48 47 48 60-5 92-42 87-109-62 3-134-7-134 61z">
          <text:p/>
        </draw:path>
        <draw:path draw:style-name="gr46" draw:text-style-name="P9" draw:layer="layout" svg:width="0.225cm" svg:height="0.282cm" svg:x="7.616cm" svg:y="6.283cm" svg:viewBox="0 0 226 283" svg:d="M136 0c130-6 77 169 87 283h-46v-88-88c0-45-12-72-57-71-105 3-64 149-72 247h-46l-2-277h44c1 14-2 36 3 47 16-33 43-52 89-53z">
          <text:p/>
        </draw:path>
        <draw:path draw:style-name="gr46" draw:text-style-name="P9" draw:layer="layout" svg:width="0.134cm" svg:height="0.344cm" svg:x="7.879cm" svg:y="6.226cm" svg:viewBox="0 0 135 345" svg:d="M79 271c-2 35 27 43 56 32v18 17c-48 15-103 8-103-56v-93-93h-32v-17-16h36l13-63h30v31 32h51v16 17h-51v88z">
          <text:p/>
        </draw:path>
        <draw:line draw:style-name="gr96" draw:text-style-name="P4" draw:layer="layout" svg:x1="6.305cm" svg:y1="6.972cm" svg:x2="6.305cm" svg:y2="8.024cm">
          <text:p/>
        </draw:line>
        <draw:polygon draw:style-name="gr46" draw:text-style-name="P9" draw:layer="layout" svg:width="0.058cm" svg:height="0.029cm" svg:x="6.276cm" svg:y="6.943cm" svg:viewBox="0 0 59 30" draw:points="59,30 0,30 0,0 59,0">
          <text:p/>
        </draw:polygon>
        <draw:polygon draw:style-name="gr97" draw:text-style-name="P9" draw:layer="layout" svg:width="0.27cm" svg:height="0.415cm" svg:x="6.172cm" svg:y="8.053cm" svg:viewBox="0 0 271 416" draw:points="133,416 0,0 271,0">
          <text:p/>
        </draw:polygon>
        <draw:polygon draw:style-name="gr44" draw:text-style-name="P8" draw:layer="layout" svg:width="4.644cm" svg:height="3.488cm" svg:x="3.983cm" svg:y="8.596cm" svg:viewBox="0 0 4645 3489" draw:points="2322,0 4645,1745 2322,3489 0,1745">
          <text:p/>
        </draw:polygon>
        <draw:polygon draw:style-name="gr96" draw:text-style-name="P4" draw:layer="layout" svg:width="4.644cm" svg:height="3.488cm" svg:x="3.983cm" svg:y="8.596cm" svg:viewBox="0 0 4645 3489" draw:points="2322,0 4645,1745 2322,3489 0,1745">
          <text:p/>
        </draw:polygon>
        <draw:polygon draw:style-name="gr46" draw:text-style-name="P9" draw:layer="layout" svg:width="0.254cm" svg:height="0.361cm" svg:x="4.467cm" svg:y="10.084cm" svg:viewBox="0 0 255 362" draw:points="48,41 48,108 48,175 249,175 249,196 249,216 48,216 48,289 48,362 0,362 0,182 0,0 255,0 255,21 255,41">
          <text:p/>
        </draw:polygon>
        <draw:path draw:style-name="gr46" draw:text-style-name="P9" draw:layer="layout" svg:width="0.268cm" svg:height="0.288cm" svg:x="4.763cm" svg:y="10.163cm" svg:viewBox="0 0 269 289" svg:d="M183 230c-22 31-45 60-99 59-52-2-84-31-84-83-2-93 91-92 181-92 5-51-13-78-59-78-35 1-60 10-61 45l-48-5c7-54 48-76 110-76 66 0 106 30 106 94v59 60c-2 29 10 46 40 39v15 14c-45 13-89-3-86-51zM48 206c0 29 17 48 46 48 60-5 92-43 87-108-62 3-133-7-133 60z">
          <text:p/>
        </draw:path>
        <draw:path draw:style-name="gr46" draw:text-style-name="P9" draw:layer="layout" svg:width="0.047cm" svg:height="0.38cm" svg:x="5.066cm" svg:y="10.065cm" svg:viewBox="0 0 48 381" svg:d="M0 44v-22-22h48v22 22zM0 381v-139-138h48v138 139z">
          <text:p/>
        </draw:path>
        <draw:path draw:style-name="gr46" draw:text-style-name="P9" draw:layer="layout" svg:width="0.131cm" svg:height="0.282cm" svg:x="5.181cm" svg:y="10.163cm" svg:viewBox="0 0 132 283" svg:d="M132 45c-115-23-78 133-84 238h-47l-1-277h43c2 17-1 42 3 56 9-39 34-71 86-59v21z">
          <text:p/>
        </draw:path>
        <draw:path draw:style-name="gr46" draw:text-style-name="P9" draw:layer="layout" svg:width="0.245cm" svg:height="0.288cm" svg:x="5.341cm" svg:y="10.163cm" svg:viewBox="0 0 246 289" svg:d="M123 0c92 0 126 62 123 155h-197c0 58 20 97 77 99 38 1 63-18 72-43l41 12c-16 41-54 66-113 66-84 0-128-54-126-146 1-88 37-143 123-143zM199 118c9-87-111-112-141-40-5 10-9 25-9 40z">
          <text:p/>
        </draw:path>
        <draw:polygon draw:style-name="gr46" draw:text-style-name="P9" draw:layer="layout" svg:width="0.047cm" svg:height="0.38cm" svg:x="5.789cm" svg:y="10.065cm" svg:viewBox="0 0 48 381" draw:points="0,381 0,190 0,0 48,0 48,190 48,381">
          <text:p/>
        </draw:polygon>
        <draw:path draw:style-name="gr46" draw:text-style-name="P9" draw:layer="layout" svg:width="0.245cm" svg:height="0.288cm" svg:x="5.891cm" svg:y="10.163cm" svg:viewBox="0 0 246 289" svg:d="M124 0c91 0 125 62 122 155h-197c0 58 20 97 78 99 38 1 62-18 71-43l41 12c-16 41-54 66-112 66-85 0-129-54-127-146 1-88 37-143 124-143zM200 118c8-87-112-112-142-40-5 10-9 25-9 40z">
          <text:p/>
        </draw:path>
        <draw:path draw:style-name="gr46" draw:text-style-name="P9" draw:layer="layout" svg:width="0.228cm" svg:height="0.288cm" svg:x="6.174cm" svg:y="10.164cm" svg:viewBox="0 0 229 289" svg:d="M182 74c-4-51-126-56-127 0 23 77 168 17 174 131 5 114-219 107-229 11l40-7c6 52 142 65 144 0-15-81-165-22-173-131-6-84 120-92 178-62 18 11 31 29 35 52z">
          <text:p/>
        </draw:path>
        <draw:path draw:style-name="gr46" draw:text-style-name="P9" draw:layer="layout" svg:width="0.139cm" svg:height="0.38cm" svg:x="6.573cm" svg:y="10.065cm" svg:viewBox="0 0 140 381" svg:d="M140 40c-45-13-61 14-55 64h55v16 17h-55v121 123h-45v-123-121h-40v-17-16h40c-11-76 25-120 100-99v17z">
          <text:p/>
        </draw:path>
        <draw:path draw:style-name="gr46" draw:text-style-name="P9" draw:layer="layout" svg:width="0.246cm" svg:height="0.288cm" svg:x="6.732cm" svg:y="10.163cm" svg:viewBox="0 0 247 289" svg:d="M125 0c91 0 125 62 122 155h-196c0 58 20 97 77 99 37 1 62-18 71-43l41 12c-16 41-54 66-112 66-84 0-129-54-128-146 2-88 39-143 125-143zM200 118c9-87-110-112-140-40-5 10-9 25-9 40z">
          <text:p/>
        </draw:path>
        <draw:path draw:style-name="gr46" draw:text-style-name="P9" draw:layer="layout" svg:width="0.223cm" svg:height="0.282cm" svg:x="7.034cm" svg:y="10.169cm" svg:viewBox="0 0 224 283" svg:d="M90 283c-129 5-78-169-89-283h47v87 88c0 45 10 73 56 71 106-3 66-147 73-246h46l1 277h-44c-2-15 1-37-3-48-16 32-41 52-87 54z">
          <text:p/>
        </draw:path>
        <draw:path draw:style-name="gr46" draw:text-style-name="P9" draw:layer="layout" svg:width="0.047cm" svg:height="0.38cm" svg:x="7.326cm" svg:y="10.065cm" svg:viewBox="0 0 48 381" svg:d="M0 44v-22-22h48v22 22zM0 381v-139-138h48v138 139z">
          <text:p/>
        </draw:path>
        <draw:polygon draw:style-name="gr46" draw:text-style-name="P9" draw:layer="layout" svg:width="0.046cm" svg:height="0.38cm" svg:x="7.441cm" svg:y="10.065cm" svg:viewBox="0 0 47 381" draw:points="0,381 0,190 0,0 47,0 47,190 47,381">
          <text:p/>
        </draw:polygon>
        <draw:polygon draw:style-name="gr46" draw:text-style-name="P9" draw:layer="layout" svg:width="0.047cm" svg:height="0.38cm" svg:x="7.555cm" svg:y="10.065cm" svg:viewBox="0 0 48 381" draw:points="0,381 0,190 0,0 48,0 48,190 48,381">
          <text:p/>
        </draw:polygon>
        <draw:path draw:style-name="gr46" draw:text-style-name="P9" draw:layer="layout" svg:width="0.245cm" svg:height="0.288cm" svg:x="7.657cm" svg:y="10.163cm" svg:viewBox="0 0 246 289" svg:d="M124 0c92 0 125 62 122 155h-197c0 58 22 97 78 99 38 1 63-18 71-43l41 12c-16 41-54 66-112 66-85 0-128-54-127-146 1-88 38-143 124-143zM200 118c9-87-110-112-142-40-4 10-9 25-9 40z">
          <text:p/>
        </draw:path>
        <draw:path draw:style-name="gr46" draw:text-style-name="P9" draw:layer="layout" svg:width="0.228cm" svg:height="0.288cm" svg:x="7.94cm" svg:y="10.164cm" svg:viewBox="0 0 229 289" svg:d="M182 74c-4-51-125-56-127 0 22 77 168 17 174 131s-219 107-229 11l41-7c5 52 141 65 143 0-15-81-165-22-172-131-6-84 120-92 178-62 17 11 30 29 35 52z">
          <text:p/>
        </draw:path>
        <draw:path draw:style-name="gr46" draw:text-style-name="P9" draw:layer="layout" svg:width="0.058cm" svg:height="1.752cm" svg:x="6.276cm" svg:y="12.151cm" svg:viewBox="0 0 59 1753" svg:d="M59 1753h-59v-308h59zM59 816h-59v-816h59z">
          <text:p/>
        </draw:path>
        <draw:polygon draw:style-name="gr46" draw:text-style-name="P9" draw:layer="layout" svg:width="0.058cm" svg:height="0.053cm" svg:x="6.276cm" svg:y="12.098cm" svg:viewBox="0 0 59 54" draw:points="59,54 0,54 0,0 30,24 59,0">
          <text:p/>
        </draw:polygon>
        <draw:polygon draw:style-name="gr46" draw:text-style-name="P9" draw:layer="layout" svg:width="0.27cm" svg:height="0.416cm" svg:x="6.172cm" svg:y="13.932cm" svg:viewBox="0 0 271 417" draw:points="133,417 0,0 271,0">
          <text:p/>
        </draw:polygon>
        <draw:path draw:style-name="gr46" draw:text-style-name="P9" draw:layer="layout" svg:width="0.351cm" svg:height="0.538cm" svg:x="6.131cm" svg:y="13.903cm" svg:viewBox="0 0 352 539" svg:d="M175 539l-175-539h352zM82 58l93 292 96-292z">
          <text:p/>
        </draw:path>
        <draw:path draw:style-name="gr46" draw:text-style-name="P9" draw:layer="layout" svg:width="0.358cm" svg:height="0.371cm" svg:x="5.923cm" svg:y="13.018cm" svg:viewBox="0 0 359 372" svg:d="M179 0c118 0 180 67 180 184 0 115-65 188-180 188-118 0-179-71-179-188s61-184 179-184zM179 331c91 0 129-59 129-147s-42-145-129-145c-89 0-129 57-129 145s40 146 129 147z">
          <text:p/>
        </draw:path>
        <draw:path draw:style-name="gr46" draw:text-style-name="P9" draw:layer="layout" svg:width="0.224cm" svg:height="0.282cm" svg:x="6.338cm" svg:y="13.107cm" svg:viewBox="0 0 225 283" svg:d="M90 283c-130 6-78-170-88-283h46v87 87c0 45 10 74 57 72 104-2 65-147 72-246h46l2 277h-45c-1-15 2-37-3-49-16 33-40 53-87 55z">
          <text:p/>
        </draw:path>
        <draw:path draw:style-name="gr46" draw:text-style-name="P9" draw:layer="layout" svg:width="0.047cm" svg:height="0.379cm" svg:x="6.63cm" svg:y="13.004cm" svg:viewBox="0 0 48 380" svg:d="M0 43v-21-22h48v22 21zM0 380v-138-138h48v138 138z">
          <text:p/>
        </draw:path>
        <draw:path draw:style-name="gr46" draw:text-style-name="P9" draw:layer="layout" svg:width="3.106cm" svg:height="0.058cm" svg:x="8.706cm" svg:y="10.311cm" svg:viewBox="0 0 3107 59" svg:d="M1329 59h-1329v-59h1329zM3107 59h-822v-59h822z">
          <text:p/>
        </draw:path>
        <draw:polygon draw:style-name="gr46" draw:text-style-name="P9" draw:layer="layout" svg:width="0.067cm" svg:height="0.058cm" svg:x="8.639cm" svg:y="10.311cm" svg:viewBox="0 0 68 59" draw:points="68,59 0,59 38,29 0,0 68,0">
          <text:p/>
        </draw:polygon>
        <draw:polygon draw:style-name="gr46" draw:text-style-name="P9" draw:layer="layout" svg:width="0.412cm" svg:height="0.271cm" svg:x="11.841cm" svg:y="10.206cm" svg:viewBox="0 0 413 272" draw:points="413,134 0,272 0,0">
          <text:p/>
        </draw:polygon>
        <draw:path draw:style-name="gr46" draw:text-style-name="P9" draw:layer="layout" svg:width="0.537cm" svg:height="0.351cm" svg:x="11.812cm" svg:y="10.166cm" svg:viewBox="0 0 538 352" svg:d="M538 174l-538 178v-352zM58 271l291-97-291-93z">
          <text:p/>
        </draw:path>
        <draw:polygon draw:style-name="gr46" draw:text-style-name="P9" draw:layer="layout" svg:width="0.292cm" svg:height="0.361cm" svg:x="10.076cm" svg:y="10.084cm" svg:viewBox="0 0 293 362" draw:points="232,362 41,54 42,362 0,362 0,182 0,0 57,0 250,311 247,0 293,0 293,182 293,362">
          <text:p/>
        </draw:polygon>
        <draw:path draw:style-name="gr46" draw:text-style-name="P9" draw:layer="layout" svg:width="0.247cm" svg:height="0.288cm" svg:x="10.43cm" svg:y="10.163cm" svg:viewBox="0 0 248 289" svg:d="M124 0c90-2 124 55 124 145 1 91-39 144-125 144s-121-57-123-144c0-96 42-145 124-145zM123 254c64 1 77-45 77-109 0-63-12-109-74-109-63 0-77 46-77 109 0 62 14 107 74 109z">
          <text:p/>
        </draw:path>
        <draw:path draw:style-name="gr46" draw:text-style-name="P9" draw:layer="layout" svg:width="0.225cm" svg:height="0.282cm" svg:x="10.733cm" svg:y="10.163cm" svg:viewBox="0 0 226 283" svg:d="M136 0c130-6 77 169 87 283h-46v-88-88c0-46-12-72-57-71-105 3-64 149-72 247h-46l-2-277h44c1 14-2 34 3 46 16-32 43-51 89-52z">
          <text:p/>
        </draw:path>
        <draw:path draw:style-name="gr44" draw:text-style-name="P8" draw:layer="layout" svg:width="4.644cm" svg:height="2.325cm" svg:x="12.378cm" svg:y="9.178cm" svg:viewBox="0 0 4645 2326" svg:d="M3715 0c512 0 930 523 930 1162 0 643-418 1164-930 1164h-2786c-514 0-929-521-929-1164 0-639 415-1162 929-1162z">
          <text:p/>
        </draw:path>
        <draw:path draw:style-name="gr96" draw:text-style-name="P4" draw:layer="layout" svg:width="4.644cm" svg:height="2.325cm" svg:x="12.378cm" svg:y="9.178cm" svg:viewBox="0 0 4645 2326" svg:d="M3715 0c512 0 930 523 930 1162 0 643-418 1164-930 1164h-2786c-514 0-929-521-929-1164 0-639 415-1162 929-1162z">
          <text:p/>
        </draw:path>
        <draw:path draw:style-name="gr46" draw:text-style-name="P9" draw:layer="layout" svg:width="0.357cm" svg:height="0.371cm" svg:x="12.678cm" svg:y="10.08cm" svg:viewBox="0 0 358 372" svg:d="M179 0c117 0 179 67 179 184 0 115-65 188-179 188-118 0-179-72-179-188 0-117 61-184 179-184zM179 331c91 0 129-60 129-147s-42-145-129-145c-89 0-129 58-129 145s40 145 129 147z">
          <text:p/>
        </draw:path>
        <draw:path draw:style-name="gr46" draw:text-style-name="P9" draw:layer="layout" svg:width="0.223cm" svg:height="0.282cm" svg:x="13.093cm" svg:y="10.169cm" svg:viewBox="0 0 224 283" svg:d="M90 283c-129 5-78-169-89-283h47v87 88c0 45 10 73 56 71 106-3 67-147 74-246h45l1 277h-43c-2-15 1-37-3-48-16 32-41 52-88 54z">
          <text:p/>
        </draw:path>
        <draw:path draw:style-name="gr46" draw:text-style-name="P9" draw:layer="layout" svg:width="0.235cm" svg:height="0.386cm" svg:x="13.384cm" svg:y="10.065cm" svg:viewBox="0 0 236 387" svg:d="M134 98c77 0 100 57 102 143 0 96-34 146-102 146-46-2-72-16-86-50l-3 44h-45l1-381h47v74 74c14-34 40-50 86-50zM122 352c59 0 66-50 66-109 0-58-7-110-66-109-61 0-74 48-74 112 0 62 14 106 74 106z">
          <text:p/>
        </draw:path>
        <draw:polygon draw:style-name="gr46" draw:text-style-name="P9" draw:layer="layout" svg:width="0.047cm" svg:height="0.38cm" svg:x="13.675cm" svg:y="10.065cm" svg:viewBox="0 0 48 381" draw:points="0,381 0,190 0,0 48,0 48,190 48,381">
          <text:p/>
        </draw:polygon>
        <draw:path draw:style-name="gr46" draw:text-style-name="P9" draw:layer="layout" svg:width="0.046cm" svg:height="0.38cm" svg:x="13.79cm" svg:y="10.065cm" svg:viewBox="0 0 47 381" svg:d="M0 44v-22-22h47v22 22zM0 381v-139-138h47v138 139z">
          <text:p/>
        </draw:path>
        <draw:path draw:style-name="gr46" draw:text-style-name="P9" draw:layer="layout" svg:width="0.245cm" svg:height="0.288cm" svg:x="13.892cm" svg:y="10.163cm" svg:viewBox="0 0 246 289" svg:d="M123 0c92 0 126 62 123 155h-197c0 58 20 97 77 99 38 1 62-18 72-43l41 12c-16 41-55 66-113 66-84 0-128-54-126-146 1-88 37-143 123-143zM199 118c9-87-111-112-141-40-5 10-9 25-9 40z">
          <text:p/>
        </draw:path>
        <draw:path draw:style-name="gr46" draw:text-style-name="P9" draw:layer="layout" svg:width="0.131cm" svg:height="0.282cm" svg:x="14.195cm" svg:y="10.163cm" svg:viewBox="0 0 132 283" svg:d="M132 45c-115-23-77 133-83 238h-48l-1-277h45c1 17-2 42 2 56 9-39 34-71 85-59v21z">
          <text:p/>
        </draw:path>
        <draw:path draw:style-name="gr46" draw:text-style-name="P9" draw:layer="layout" svg:width="0.227cm" svg:height="0.287cm" svg:x="14.499cm" svg:y="10.165cm" svg:viewBox="0 0 228 288" svg:d="M118 35c-58 0-69 48-69 106s13 110 69 110c36 0 61-21 64-56l46 3c-9 55-45 90-108 90-86 0-111-61-119-145-15-135 147-192 214-93 6 10 7 20 10 32l-46 4c-6-31-23-51-61-51z">
          <text:p/>
        </draw:path>
        <draw:path draw:style-name="gr46" draw:text-style-name="P9" draw:layer="layout" svg:width="0.245cm" svg:height="0.288cm" svg:x="14.761cm" svg:y="10.163cm" svg:viewBox="0 0 246 289" svg:d="M124 0c92 0 125 62 122 155h-197c0 58 22 97 78 99 38 1 63-18 71-43l41 12c-16 41-54 66-112 66-85 0-128-54-127-146 1-88 38-143 124-143zM200 118c9-87-110-112-142-40-4 10-9 25-9 40z">
          <text:p/>
        </draw:path>
        <draw:path draw:style-name="gr46" draw:text-style-name="P9" draw:layer="layout" svg:width="0.133cm" svg:height="0.344cm" svg:x="15.037cm" svg:y="10.106cm" svg:viewBox="0 0 134 345" svg:d="M79 271c-3 35 26 43 55 32v18 17c-48 15-102 8-102-56v-93-92h-32v-17-16h35l13-64h31v32 32h51v16 17h-51v87z">
          <text:p/>
        </draw:path>
        <draw:path draw:style-name="gr46" draw:text-style-name="P9" draw:layer="layout" svg:width="0.133cm" svg:height="0.344cm" svg:x="15.182cm" svg:y="10.106cm" svg:viewBox="0 0 134 345" svg:d="M79 271c-3 35 26 43 55 32v18 17c-47 15-102 8-102-56v-93-92h-32v-17-16h35l14-64h30v32 32h51v16 17h-51v87z">
          <text:p/>
        </draw:path>
        <draw:path draw:style-name="gr46" draw:text-style-name="P9" draw:layer="layout" svg:width="0.245cm" svg:height="0.288cm" svg:x="15.342cm" svg:y="10.163cm" svg:viewBox="0 0 246 289" svg:d="M123 0c91 0 126 62 123 155h-197c0 58 20 97 77 99 38 1 62-18 71-43l42 12c-16 41-55 66-113 66-84 0-128-54-126-146 1-88 37-143 123-143zM198 118c9-87-110-112-140-40-5 10-9 25-9 40z">
          <text:p/>
        </draw:path>
        <draw:path draw:style-name="gr46" draw:text-style-name="P9" draw:layer="layout" svg:width="0.046cm" svg:height="0.38cm" svg:x="15.789cm" svg:y="10.065cm" svg:viewBox="0 0 47 381" svg:d="M0 44v-22-22h47v22 22zM0 381v-139-138h47v138 139z">
          <text:p/>
        </draw:path>
        <draw:path draw:style-name="gr46" draw:text-style-name="P9" draw:layer="layout" svg:width="0.235cm" svg:height="0.386cm" svg:x="15.89cm" svg:y="10.065cm" svg:viewBox="0 0 236 387" svg:d="M102 98c45 0 69 19 87 49l-2-147h48l1 381h-44c-3-15 0-34-5-45-14 33-40 51-85 51-77 0-100-57-102-143 0-96 34-146 102-146zM115 133c-58 0-67 50-67 110 0 58 9 107 65 107 61 0 74-46 74-110 0-61-13-109-72-107z">
          <text:p/>
        </draw:path>
        <draw:path draw:style-name="gr46" draw:text-style-name="P9" draw:layer="layout" svg:width="0.246cm" svg:height="0.391cm" svg:x="16.18cm" svg:y="10.06cm" svg:viewBox="0 0 247 392" svg:d="M125 103c91 0 125 61 122 154h-197c0 59 20 98 78 100 37 1 62-18 71-43l41 12c-16 41-54 66-112 66-85 0-129-54-128-147 2-88 38-142 125-142zM200 220c9-87-111-111-141-40-5 10-9 25-9 40zM92 78c12-33 40-51 56-78h52v3 4l-84 71z">
          <text:p/>
        </draw:path>
        <draw:path draw:style-name="gr46" draw:text-style-name="P9" draw:layer="layout" svg:width="0.245cm" svg:height="0.288cm" svg:x="16.471cm" svg:y="10.163cm" svg:viewBox="0 0 246 289" svg:d="M124 0c92 0 125 62 122 155h-197c0 58 21 97 78 99 38 1 62-18 71-43l41 12c-16 41-54 66-112 66-85 0-129-54-127-146 1-88 37-143 124-143zM200 118c8-87-111-112-142-40-5 10-9 25-9 40z">
          <text:p/>
        </draw:path>
        <draw:path draw:style-name="gr44" draw:text-style-name="P8" draw:layer="layout" svg:width="4.644cm" svg:height="3.429cm" svg:x="3.983cm" svg:y="14.47cm" svg:viewBox="0 0 4645 3430" svg:d="M3717 0c513 0 928 767 928 1716 0 947-415 1714-928 1714h-2788c-511 0-929-767-929-1714 0-949 418-1716 929-1716z">
          <text:p/>
        </draw:path>
        <draw:path draw:style-name="gr96" draw:text-style-name="P4" draw:layer="layout" svg:width="4.644cm" svg:height="3.429cm" svg:x="3.983cm" svg:y="14.47cm" svg:viewBox="0 0 4645 3430" svg:d="M3717 0c513 0 928 767 928 1716 0 947-415 1714-928 1714h-2788c-511 0-929-767-929-1714 0-949 418-1716 929-1716z">
          <text:p/>
        </draw:path>
        <draw:path draw:style-name="gr46" draw:text-style-name="P9" draw:layer="layout" svg:width="0.357cm" svg:height="0.37cm" svg:x="4.619cm" svg:y="14.681cm" svg:viewBox="0 0 358 371" svg:d="M179 0c118 0 179 67 179 183 0 115-64 188-179 188-118 0-179-72-179-188s61-183 179-183zM179 331c92 0 130-61 130-148s-42-144-130-144c-89 0-129 57-129 144s40 146 129 148z">
          <text:p/>
        </draw:path>
        <draw:path draw:style-name="gr46" draw:text-style-name="P9" draw:layer="layout" svg:width="0.224cm" svg:height="0.281cm" svg:x="5.036cm" svg:y="14.763cm" svg:viewBox="0 0 225 282" svg:d="M135 0c130-6 78 168 88 282h-48v-88-88c0-45-11-72-56-70-105 3-64 148-71 246h-47l-1-277h43c2 15-1 35 3 47 16-32 42-51 89-52z">
          <text:p/>
        </draw:path>
        <draw:path draw:style-name="gr46" draw:text-style-name="P9" draw:layer="layout" svg:width="0.369cm" svg:height="0.281cm" svg:x="5.471cm" svg:y="14.764cm" svg:viewBox="0 0 370 282" svg:d="M271 36c-98 4-56 152-65 246h-45v-88-88c0-43-7-73-50-70-96 6-56 151-64 246h-45l-2-277h44c1 15-2 35 3 47 14-65 143-74 155 0 17-31 40-51 85-52 124-3 68 172 80 282h-45v-88-88c0-43-7-72-51-70z">
          <text:p/>
        </draw:path>
        <draw:path draw:style-name="gr46" draw:text-style-name="P9" draw:layer="layout" svg:width="0.269cm" svg:height="0.287cm" svg:x="5.892cm" svg:y="14.764cm" svg:viewBox="0 0 270 288" svg:d="M184 230c-22 31-45 60-100 58-52-1-84-30-84-83-1-93 92-91 183-91 4-51-14-79-61-79-35 2-59 11-61 45l-48-4c7-54 48-76 110-76 67 0 106 30 106 94v59 60c-1 29 10 46 41 39v14 15c-45 13-89-3-86-51zM48 205c0 29 17 48 46 48 61-4 93-42 89-107-64 3-135-7-135 59z">
          <text:p/>
        </draw:path>
        <draw:path draw:style-name="gr46" draw:text-style-name="P9" draw:layer="layout" svg:width="0.131cm" svg:height="0.281cm" svg:x="6.195cm" svg:y="14.764cm" svg:viewBox="0 0 132 282" svg:d="M132 45c-114-24-78 132-84 237h-46l-2-277h44c1 18-1 42 3 57 9-39 33-71 85-60v21z">
          <text:p/>
        </draw:path>
        <draw:path draw:style-name="gr46" draw:text-style-name="P9" draw:layer="layout" svg:width="0.235cm" svg:height="0.39cm" svg:x="6.355cm" svg:y="14.764cm" svg:viewBox="0 0 236 391" svg:d="M190 236c-16 33-42 52-88 52-77 0-100-57-102-143 0-86 25-144 102-145 47-2 70 20 88 47 0-16-2-34 3-46h43l-1 390h-47zM114 252c60 0 74-49 74-112 0-62-11-106-72-106-59 0-68 51-68 109 0 59 7 109 66 109z">
          <text:p/>
        </draw:path>
        <draw:path draw:style-name="gr46" draw:text-style-name="P9" draw:layer="layout" svg:width="0.224cm" svg:height="0.282cm" svg:x="6.657cm" svg:y="14.769cm" svg:viewBox="0 0 225 283" svg:d="M91 283c-130 6-79-169-89-283h46v88 87c0 45 11 72 57 71 106-3 66-147 74-246h45l1 277h-43c-2-15 1-37-3-49-16 32-41 54-88 55z">
          <text:p/>
        </draw:path>
        <draw:path draw:style-name="gr46" draw:text-style-name="P9" draw:layer="layout" svg:width="0.245cm" svg:height="0.287cm" svg:x="6.936cm" svg:y="14.764cm" svg:viewBox="0 0 246 288" svg:d="M124 0c91 0 125 62 122 155h-196c0 58 20 97 77 98 38 2 62-17 71-42l41 12c-16 41-54 65-112 65-85 0-129-54-127-145 1-89 37-143 124-143zM200 118c8-87-111-113-141-40-5 10-9 24-9 40z">
          <text:p/>
        </draw:path>
        <draw:polygon draw:style-name="gr46" draw:text-style-name="P9" draw:layer="layout" svg:width="0.048cm" svg:height="0.379cm" svg:x="7.382cm" svg:y="14.666cm" svg:viewBox="0 0 49 380" draw:points="0,380 0,190 0,0 49,0 49,190 49,380">
          <text:p/>
        </draw:polygon>
        <draw:path draw:style-name="gr46" draw:text-style-name="P9" draw:layer="layout" svg:width="0.245cm" svg:height="0.287cm" svg:x="7.484cm" svg:y="14.764cm" svg:viewBox="0 0 246 288" svg:d="M123 0c92 0 126 62 123 155h-197c0 58 20 97 77 98 38 2 62-17 71-42l42 12c-17 41-55 65-113 65-84 0-128-54-126-145 1-89 37-143 123-143zM199 118c8-87-111-113-141-40-5 10-9 24-9 40z">
          <text:p/>
        </draw:path>
        <draw:path draw:style-name="gr46" draw:text-style-name="P9" draw:layer="layout" svg:width="0.228cm" svg:height="0.289cm" svg:x="7.767cm" svg:y="14.765cm" svg:viewBox="0 0 229 290" svg:d="M182 74c-4-50-126-56-127 0 23 77 168 17 174 130 5 115-219 109-229 12l40-7c6 52 142 65 144 0-15-82-165-22-173-131-5-84 120-93 178-61 18 10 31 28 35 51z">
          <text:p/>
        </draw:path>
        <draw:path draw:style-name="gr46" draw:text-style-name="P9" draw:layer="layout" svg:width="0.047cm" svg:height="0.379cm" svg:x="5.051cm" svg:y="15.294cm" svg:viewBox="0 0 48 380" svg:d="M0 44v-22-22h48v22 22zM0 380v-138-138h48v138 138z">
          <text:p/>
        </draw:path>
        <draw:path draw:style-name="gr46" draw:text-style-name="P9" draw:layer="layout" svg:width="0.224cm" svg:height="0.282cm" svg:x="5.166cm" svg:y="15.391cm" svg:viewBox="0 0 225 283" svg:d="M136 0c129-6 77 169 87 283h-47v-89-88c0-45-11-71-56-69-106 3-65 148-72 246h-47l-1-277h43c2 15-1 35 3 47 16-32 43-51 90-53z">
          <text:p/>
        </draw:path>
        <draw:path draw:style-name="gr46" draw:text-style-name="P9" draw:layer="layout" svg:width="0.139cm" svg:height="0.38cm" svg:x="5.429cm" svg:y="15.293cm" svg:viewBox="0 0 140 381" svg:d="M140 40c-45-13-61 15-55 65h55v17 17h-55v121 121h-46v-121-121h-39v-17-17h39c-10-76 25-120 101-100v18z">
          <text:p/>
        </draw:path>
        <draw:path draw:style-name="gr46" draw:text-style-name="P9" draw:layer="layout" svg:width="0.247cm" svg:height="0.288cm" svg:x="5.588cm" svg:y="15.391cm" svg:viewBox="0 0 248 289" svg:d="M124 0c91-1 124 54 124 144 1 92-39 145-126 145-86 0-120-58-122-145 0-96 41-144 124-144zM122 254c64 2 78-46 78-110 0-62-13-109-75-109s-77 47-77 109c0 63 15 109 74 110z">
          <text:p/>
        </draw:path>
        <draw:path draw:style-name="gr46" draw:text-style-name="P9" draw:layer="layout" svg:width="0.13cm" svg:height="0.281cm" svg:x="5.892cm" svg:y="15.392cm" svg:viewBox="0 0 131 282" svg:d="M131 44c-114-23-77 133-83 238h-47l-1-277h44c2 18-1 42 3 57 9-39 33-71 84-60v21z">
          <text:p/>
        </draw:path>
        <draw:path draw:style-name="gr46" draw:text-style-name="P9" draw:layer="layout" svg:width="0.368cm" svg:height="0.282cm" svg:x="6.064cm" svg:y="15.391cm" svg:viewBox="0 0 369 283" svg:d="M270 37c-97 4-55 152-64 246h-45v-89-88c0-42-7-72-50-69-96 5-56 151-64 246h-45l-2-277h44c1 15-2 35 3 47 14-64 143-73 155 0 16-31 39-51 84-53 125-3 68 173 81 283h-46v-89-88c0-42-7-71-51-69z">
          <text:p/>
        </draw:path>
        <draw:path draw:style-name="gr46" draw:text-style-name="P9" draw:layer="layout" svg:width="0.269cm" svg:height="0.288cm" svg:x="6.485cm" svg:y="15.391cm" svg:viewBox="0 0 270 289" svg:d="M184 230c-22 31-45 60-99 59-53-1-85-31-85-84-1-93 93-91 183-91 4-51-13-79-60-79-35 2-60 10-62 45l-48-4c7-54 48-76 112-76 65 0 104 29 104 93v60 59c-1 30 10 48 41 41v14 15c-45 13-89-3-86-52zM48 205c0 29 17 49 48 49 59-5 91-43 87-108-63 3-135-8-135 59z">
          <text:p/>
        </draw:path>
        <draw:path draw:style-name="gr46" draw:text-style-name="P9" draw:layer="layout" svg:width="0.133cm" svg:height="0.343cm" svg:x="6.761cm" svg:y="15.335cm" svg:viewBox="0 0 134 344" svg:d="M78 270c-3 36 27 43 56 33v17 18c-48 14-102 7-102-57v-93-92h-32v-17-17h35l13-62h30v31 31h52v17 17h-52v87z">
          <text:p/>
        </draw:path>
        <draw:path draw:style-name="gr46" draw:text-style-name="P9" draw:layer="layout" svg:width="0.046cm" svg:height="0.379cm" svg:x="6.934cm" svg:y="15.294cm" svg:viewBox="0 0 47 380" svg:d="M0 44v-22-22h47v22 22zM0 380v-138-138h47v138 138z">
          <text:p/>
        </draw:path>
        <draw:path draw:style-name="gr46" draw:text-style-name="P9" draw:layer="layout" svg:width="0.247cm" svg:height="0.288cm" svg:x="7.035cm" svg:y="15.391cm" svg:viewBox="0 0 248 289" svg:d="M124 0c90-1 124 54 124 144 1 92-40 145-126 145-85 0-120-58-122-145 0-96 41-144 124-144zM122 254c64 2 77-46 77-110 0-62-12-109-74-109s-77 47-77 109c0 63 15 109 74 110z">
          <text:p/>
        </draw:path>
        <draw:path draw:style-name="gr46" draw:text-style-name="P9" draw:layer="layout" svg:width="0.224cm" svg:height="0.282cm" svg:x="7.339cm" svg:y="15.391cm" svg:viewBox="0 0 225 283" svg:d="M136 0c129-6 76 169 87 283h-47v-89-88c0-45-11-71-57-69-105 3-64 148-72 246h-46l-1-277h43c2 15-1 35 3 47 16-32 42-51 90-53z">
          <text:p/>
        </draw:path>
        <draw:path draw:style-name="gr46" draw:text-style-name="P9" draw:layer="layout" svg:width="0.224cm" svg:height="0.282cm" svg:x="4.179cm" svg:y="16.019cm" svg:viewBox="0 0 225 283" svg:d="M135 0c130-6 78 170 88 283h-46v-88-89c0-45-13-71-58-70-105 3-64 150-71 247h-47l-1-277h43c2 14-1 35 3 46 16-32 42-50 89-52z">
          <text:p/>
        </draw:path>
        <draw:path draw:style-name="gr46" draw:text-style-name="P9" draw:layer="layout" svg:width="0.245cm" svg:height="0.391cm" svg:x="4.456cm" svg:y="15.916cm" svg:viewBox="0 0 246 392" svg:d="M124 103c92 0 125 61 122 154h-197c0 59 21 98 78 100 38 1 63-18 72-42l40 11c-16 41-54 66-112 66-85 0-128-54-127-147 2-88 38-142 124-142zM200 221c9-87-110-112-142-41-4 10-9 25-9 41zM93 78c11-33 39-51 55-78h52v4 3l-84 71z">
          <text:p/>
        </draw:path>
        <draw:path draw:style-name="gr46" draw:text-style-name="P9" draw:layer="layout" svg:width="0.228cm" svg:height="0.286cm" svg:x="4.746cm" svg:y="16.021cm" svg:viewBox="0 0 229 287" svg:d="M119 34c-58 0-70 49-70 107 0 59 13 109 70 109 36 0 60-20 63-55l47 3c-9 54-45 89-109 89-85 0-110-60-119-144-14-136 148-191 215-94 6 10 7 20 10 32l-47 5c-5-31-23-52-60-52z">
          <text:p/>
        </draw:path>
        <draw:path draw:style-name="gr46" draw:text-style-name="P9" draw:layer="layout" svg:width="0.245cm" svg:height="0.288cm" svg:x="5.008cm" svg:y="16.019cm" svg:viewBox="0 0 246 289" svg:d="M124 0c91 0 125 61 122 154h-196c0 59 20 98 77 100 38 1 62-18 71-42l41 11c-16 41-54 66-112 66-84 0-129-54-127-147 1-88 38-142 124-142zM199 118c9-87-110-112-140-41-5 10-9 25-9 41z">
          <text:p/>
        </draw:path>
        <draw:path draw:style-name="gr46" draw:text-style-name="P9" draw:layer="layout" svg:width="0.228cm" svg:height="0.288cm" svg:x="5.291cm" svg:y="16.02cm" svg:viewBox="0 0 229 289" svg:d="M182 73c-4-49-125-55-126 0 22 77 167 18 173 132 5 113-219 107-229 12l40-8c7 53 142 66 144 0-15-82-165-22-173-131-6-83 120-92 178-62 18 11 31 28 35 51z">
          <text:p/>
        </draw:path>
        <draw:path draw:style-name="gr46" draw:text-style-name="P9" draw:layer="layout" svg:width="0.228cm" svg:height="0.288cm" svg:x="5.552cm" svg:y="16.02cm" svg:viewBox="0 0 229 289" svg:d="M182 73c-4-49-124-55-126 0 22 77 167 18 173 132 6 113-218 107-229 12l42-8c5 53 140 66 142 0-15-82-164-22-171-131-7-83 119-92 177-62 17 11 30 28 34 51z">
          <text:p/>
        </draw:path>
        <draw:path draw:style-name="gr46" draw:text-style-name="P9" draw:layer="layout" svg:width="0.269cm" svg:height="0.288cm" svg:x="5.82cm" svg:y="16.019cm" svg:viewBox="0 0 270 289" svg:d="M183 231c-21 30-45 59-98 58-53-2-85-31-85-83-1-94 92-93 182-93 4-50-13-78-60-78-34 1-59 10-61 45l-48-4c8-54 48-76 111-76 65 0 105 29 105 93v60 60c-1 29 10 47 41 39v15 15c-45 13-90-3-87-51zM48 206c0 29 18 48 47 48 59-4 91-42 87-109-63 3-134-7-134 61z">
          <text:p/>
        </draw:path>
        <draw:path draw:style-name="gr46" draw:text-style-name="P9" draw:layer="layout" svg:width="0.046cm" svg:height="0.379cm" svg:x="6.124cm" svg:y="15.922cm" svg:viewBox="0 0 47 380" svg:d="M0 43v-22-21h47v21 22zM0 380v-138-139h47v139 138z">
          <text:p/>
        </draw:path>
        <draw:path draw:style-name="gr46" draw:text-style-name="P9" draw:layer="layout" svg:width="0.131cm" svg:height="0.282cm" svg:x="6.238cm" svg:y="16.02cm" svg:viewBox="0 0 132 283" svg:d="M132 45c-114-23-78 133-84 238h-46l-2-277h44c1 17-1 42 3 57 9-40 34-72 85-60v21z">
          <text:p/>
        </draw:path>
        <draw:path draw:style-name="gr46" draw:text-style-name="P9" draw:layer="layout" svg:width="0.245cm" svg:height="0.288cm" svg:x="6.398cm" svg:y="16.019cm" svg:viewBox="0 0 246 289" svg:d="M124 0c92 0 125 61 122 154h-197c0 59 21 98 78 100 38 1 63-18 71-42l41 11c-16 41-54 66-112 66-85 0-128-54-127-147 2-88 38-142 124-142zM200 118c9-87-111-112-142-41-4 10-9 25-9 41z">
          <text:p/>
        </draw:path>
        <draw:path draw:style-name="gr46" draw:text-style-name="P9" draw:layer="layout" svg:width="0.236cm" svg:height="0.385cm" svg:x="6.833cm" svg:y="15.922cm" svg:viewBox="0 0 237 386" svg:d="M103 98c45 0 70 19 87 48l-1-146h46l2 380h-44c-3-15 0-33-4-45-15 33-41 51-86 51-78 0-101-57-103-143 0-96 34-145 103-145zM116 133c-59 0-68 49-68 109 0 58 9 107 67 107 61 0 74-46 74-110 0-61-13-108-73-106z">
          <text:p/>
        </draw:path>
        <draw:path draw:style-name="gr46" draw:text-style-name="P9" draw:layer="layout" svg:width="0.245cm" svg:height="0.288cm" svg:x="7.124cm" svg:y="16.019cm" svg:viewBox="0 0 246 289" svg:d="M124 0c92 0 125 61 122 154h-197c0 59 20 98 78 100 38 1 62-18 71-42l41 11c-16 41-54 66-112 66-85 0-129-54-127-147 1-88 38-142 124-142zM200 118c8-87-112-112-142-41-5 10-9 25-9 41z">
          <text:p/>
        </draw:path>
        <draw:path draw:style-name="gr46" draw:text-style-name="P9" draw:layer="layout" svg:width="0.228cm" svg:height="0.288cm" svg:x="7.407cm" svg:y="16.02cm" svg:viewBox="0 0 229 289" svg:d="M181 73c-4-49-125-55-126 0 22 77 168 18 174 132 5 113-219 107-229 12l40-8c6 53 141 66 143 0-15-82-164-22-172-131-5-83 119-92 177-62 19 11 32 28 36 51z">
          <text:p/>
        </draw:path>
        <draw:path draw:style-name="gr46" draw:text-style-name="P9" draw:layer="layout" svg:width="0.228cm" svg:height="0.288cm" svg:x="7.668cm" svg:y="16.02cm" svg:viewBox="0 0 229 289" svg:d="M182 73c-4-49-125-55-127 0 22 77 168 18 174 132 6 113-219 107-229 12l41-8c5 53 141 66 143 0-15-82-165-22-172-131-6-83 119-92 178-62 17 11 30 28 35 51z">
          <text:p/>
        </draw:path>
        <draw:path draw:style-name="gr46" draw:text-style-name="P9" draw:layer="layout" svg:width="0.224cm" svg:height="0.282cm" svg:x="7.948cm" svg:y="16.025cm" svg:viewBox="0 0 225 283" svg:d="M91 283c-129 6-79-170-89-283h47v87 88c0 45 10 73 56 71 106-2 67-147 74-246h45l1 277h-43c-2-15 1-36-3-48-16 32-42 52-88 54z">
          <text:p/>
        </draw:path>
        <draw:path draw:style-name="gr46" draw:text-style-name="P9" draw:layer="layout" svg:width="0.227cm" svg:height="0.288cm" svg:x="8.22cm" svg:y="16.02cm" svg:viewBox="0 0 228 289" svg:d="M182 73c-4-49-126-55-127 0 23 77 168 18 173 132 6 113-218 107-228 12l40-8c6 53 142 66 143 0-14-82-165-22-172-131-6-83 120-92 178-62 18 11 31 28 35 51z">
          <text:p/>
        </draw:path>
        <draw:path draw:style-name="gr46" draw:text-style-name="P9" draw:layer="layout" svg:width="0.269cm" svg:height="0.288cm" svg:x="4.471cm" svg:y="16.647cm" svg:viewBox="0 0 270 289" svg:d="M183 230c-22 31-45 60-99 59-52-2-84-31-84-83-1-94 92-93 182-93 4-51-13-78-60-78-35 1-59 10-61 45l-48-5c8-53 48-75 111-75 65 0 105 29 105 93v60 60c-1 29 10 46 41 39v15 14c-45 13-90-3-87-51zM48 206c0 29 18 48 47 48 59-5 91-42 87-108-63 3-134-8-134 60z">
          <text:p/>
        </draw:path>
        <draw:path draw:style-name="gr46" draw:text-style-name="P9" draw:layer="layout" svg:width="0.224cm" svg:height="0.282cm" svg:x="4.92cm" svg:y="16.647cm" svg:viewBox="0 0 225 283" svg:d="M136 0c129-6 77 169 87 283h-47v-88-88c0-46-11-72-56-71-106 3-65 149-72 247h-47l-1-277h43c2 14-1 35 3 46 16-32 42-51 90-52z">
          <text:p/>
        </draw:path>
        <draw:path draw:style-name="gr46" draw:text-style-name="P9" draw:layer="layout" svg:width="0.245cm" svg:height="0.288cm" svg:x="5.197cm" svg:y="16.647cm" svg:viewBox="0 0 246 289" svg:d="M124 0c92 0 125 61 122 155h-197c0 58 21 97 78 99 38 1 63-18 71-42l41 11c-16 41-54 66-112 66-85 0-129-54-127-147 1-88 38-142 124-142zM200 118c8-88-111-112-142-41-4 10-9 25-9 41z">
          <text:p/>
        </draw:path>
        <draw:path draw:style-name="gr46" draw:text-style-name="P9" draw:layer="layout" svg:width="0.235cm" svg:height="0.391cm" svg:x="5.644cm" svg:y="16.647cm" svg:viewBox="0 0 236 392" svg:d="M134 0c80 1 102 59 102 142s-23 143-102 146c-46 0-72-19-88-50l2 154h-47l-1-386h45l3 43c14-30 40-49 86-49zM123 253c58 0 65-50 65-109 0-60-9-106-65-108-62 0-75 47-75 111 0 62 14 106 75 106z">
          <text:p/>
        </draw:path>
        <draw:path draw:style-name="gr46" draw:text-style-name="P9" draw:layer="layout" svg:width="0.268cm" svg:height="0.288cm" svg:x="5.923cm" svg:y="16.647cm" svg:viewBox="0 0 269 289" svg:d="M183 230c-21 31-45 60-99 59-52-2-84-31-84-83-2-94 91-93 182-93 4-51-13-78-59-78-36 1-61 10-62 45l-48-5c7-53 48-75 111-75 65 0 104 29 104 93v60 60c-1 29 11 46 41 39v15 14c-45 13-88-3-86-51zM47 206c0 29 18 48 47 48 60-5 92-42 88-108-62 3-135-8-135 60z">
          <text:p/>
        </draw:path>
        <draw:path draw:style-name="gr46" draw:text-style-name="P9" draw:layer="layout" svg:width="0.227cm" svg:height="0.288cm" svg:x="6.206cm" svg:y="16.648cm" svg:viewBox="0 0 228 289" svg:d="M182 73c-4-49-125-55-126 0 22 78 167 17 172 132 6 113-218 107-228 11l41-7c6 52 141 65 142 0-14-82-165-22-172-132-6-83 120-91 178-61 18 10 31 28 35 51z">
          <text:p/>
        </draw:path>
        <draw:path draw:style-name="gr46" draw:text-style-name="P9" draw:layer="layout" svg:width="0.247cm" svg:height="0.288cm" svg:x="6.619cm" svg:y="16.647cm" svg:viewBox="0 0 248 289" svg:d="M124 0c91-2 124 54 124 145 1 91-39 144-126 144-85 0-120-57-122-144 0-97 41-145 124-145zM122 254c65 1 78-45 78-109s-12-110-75-110c-62 0-77 46-77 110 0 62 15 107 74 109z">
          <text:p/>
        </draw:path>
        <draw:path draw:style-name="gr46" draw:text-style-name="P9" draw:layer="layout" svg:width="0.223cm" svg:height="0.282cm" svg:x="6.921cm" svg:y="16.653cm" svg:viewBox="0 0 224 283" svg:d="M91 283c-130 5-80-169-90-283h47v88 87c0 45 10 73 57 71 105-3 66-147 73-246h45l1 277h-43c-2-15 1-37-3-48-16 32-41 52-87 54z">
          <text:p/>
        </draw:path>
        <draw:path draw:style-name="gr46" draw:text-style-name="P9" draw:layer="layout" svg:width="0.236cm" svg:height="0.386cm" svg:x="7.211cm" svg:y="16.549cm" svg:viewBox="0 0 237 387" svg:d="M134 98c78 0 101 56 103 143 0 96-34 146-103 146-45-2-71-16-86-50l-3 44h-45l2-381h46v74 73c15-33 41-49 86-49zM122 352c58 0 66-50 66-109s-8-110-66-109c-61 0-74 47-74 112 0 62 15 106 74 106z">
          <text:p/>
        </draw:path>
        <draw:polygon draw:style-name="gr46" draw:text-style-name="P9" draw:layer="layout" svg:width="0.047cm" svg:height="0.38cm" svg:x="7.503cm" svg:y="16.549cm" svg:viewBox="0 0 48 381" draw:points="0,381 0,190 0,0 48,0 48,190 48,381">
          <text:p/>
        </draw:polygon>
        <draw:path draw:style-name="gr46" draw:text-style-name="P9" draw:layer="layout" svg:width="0.046cm" svg:height="0.38cm" svg:x="7.618cm" svg:y="16.549cm" svg:viewBox="0 0 47 381" svg:d="M0 44v-22-22h47v22 22zM0 381v-139-138h47v138 139z">
          <text:p/>
        </draw:path>
        <draw:path draw:style-name="gr46" draw:text-style-name="P9" draw:layer="layout" svg:width="0.246cm" svg:height="0.288cm" svg:x="7.719cm" svg:y="16.647cm" svg:viewBox="0 0 247 289" svg:d="M124 0c91 0 126 61 123 155h-197c0 58 20 97 77 99 37 1 62-18 71-42l40 11c-16 41-53 66-111 66-84 0-128-54-127-147 2-88 38-142 124-142zM199 118c9-88-110-112-141-41-4 10-8 25-8 41z">
          <text:p/>
        </draw:path>
        <draw:path draw:style-name="gr46" draw:text-style-name="P9" draw:layer="layout" svg:width="0.13cm" svg:height="0.282cm" svg:x="8.023cm" svg:y="16.647cm" svg:viewBox="0 0 131 283" svg:d="M131 45c-114-23-78 133-83 238h-47l-1-277h43c2 17-1 42 3 56 9-39 34-71 85-59v21z">
          <text:p/>
        </draw:path>
        <draw:path draw:style-name="gr46" draw:text-style-name="P9" draw:layer="layout" svg:width="0.236cm" svg:height="0.39cm" svg:x="4.584cm" svg:y="17.275cm" svg:viewBox="0 0 237 391" svg:d="M134 0c80 1 103 59 103 143 0 83-25 142-103 145-45 0-71-19-87-49l1 152h-46l-2-386h45l3 44c15-31 41-49 86-49zM122 253c58 0 66-49 66-109 0-59-9-107-66-108-61 0-74 47-74 111 0 63 15 106 74 106z">
          <text:p/>
        </draw:path>
        <draw:path draw:style-name="gr46" draw:text-style-name="P9" draw:layer="layout" svg:width="0.247cm" svg:height="0.287cm" svg:x="4.863cm" svg:y="17.275cm" svg:viewBox="0 0 248 288" svg:d="M123 0c91-2 125 53 125 144 1 92-39 144-126 144-86 0-120-56-122-144 0-96 41-144 123-144zM122 253c65 2 78-45 78-109 0-63-12-110-75-110s-77 47-77 110 14 108 74 109z">
          <text:p/>
        </draw:path>
        <draw:path draw:style-name="gr46" draw:text-style-name="P9" draw:layer="layout" svg:width="0.224cm" svg:height="0.282cm" svg:x="5.165cm" svg:y="17.28cm" svg:viewBox="0 0 225 283" svg:d="M92 283c-131 7-80-168-90-283h46v89 87c0 45 12 72 58 71 105-3 65-147 73-247h45l1 278h-44c-1-15 2-37-2-48-16 32-41 52-87 53z">
          <text:p/>
        </draw:path>
        <draw:path draw:style-name="gr46" draw:text-style-name="P9" draw:layer="layout" svg:width="0.13cm" svg:height="0.282cm" svg:x="5.457cm" svg:y="17.275cm" svg:viewBox="0 0 131 283" svg:d="M131 46c-114-24-78 132-83 237h-47l-1-278h43c2 19-1 44 3 58 9-39 35-72 85-60v22z">
          <text:p/>
        </draw:path>
        <draw:polygon draw:style-name="gr46" draw:text-style-name="P9" draw:layer="layout" svg:width="0.046cm" svg:height="0.38cm" svg:x="5.775cm" svg:y="17.177cm" svg:viewBox="0 0 47 381" draw:points="0,381 0,191 0,0 47,0 47,191 47,381">
          <text:p/>
        </draw:polygon>
        <draw:path draw:style-name="gr46" draw:text-style-name="P9" draw:layer="layout" svg:width="0.245cm" svg:height="0.287cm" svg:x="5.876cm" svg:y="17.275cm" svg:viewBox="0 0 246 288" svg:d="M124 0c92 0 125 61 122 155h-196c0 58 20 97 76 98 39 2 64-17 73-42l40 12c-16 41-54 65-113 65-84 0-127-53-126-145 2-90 38-143 124-143zM200 118c9-88-111-113-142-41-4 10-8 25-8 41z">
          <text:p/>
        </draw:path>
        <draw:path draw:style-name="gr46" draw:text-style-name="P9" draw:layer="layout" svg:width="0.228cm" svg:height="0.288cm" svg:x="6.159cm" svg:y="17.276cm" svg:viewBox="0 0 229 289" svg:d="M183 73c-5-50-126-56-128 0 22 78 168 18 174 131 6 114-219 108-229 12l41-7c6 52 142 65 143 0-14-82-165-22-172-132-6-83 120-91 178-61 17 10 30 28 35 51z">
          <text:p/>
        </draw:path>
        <draw:path draw:style-name="gr46" draw:text-style-name="P9" draw:layer="layout" svg:width="0.245cm" svg:height="0.391cm" svg:x="6.573cm" svg:y="17.171cm" svg:viewBox="0 0 246 392" svg:d="M123 104c93 0 126 61 123 155h-197c0 58 20 97 77 98 38 2 64-17 72-42l41 12c-16 41-54 65-113 65-84 0-128-53-126-145 1-90 38-143 123-143zM200 222c8-88-112-113-142-41-4 11-9 25-9 41zM91 79c12-34 39-51 55-79h54v4 4l-86 71z">
          <text:p/>
        </draw:path>
        <draw:polygon draw:style-name="gr46" draw:text-style-name="P9" draw:layer="layout" svg:width="0.048cm" svg:height="0.38cm" svg:x="6.876cm" svg:y="17.177cm" svg:viewBox="0 0 49 381" draw:points="0,381 0,191 0,0 49,0 49,191 49,381">
          <text:p/>
        </draw:polygon>
        <draw:path draw:style-name="gr46" draw:text-style-name="P9" draw:layer="layout" svg:width="0.245cm" svg:height="0.391cm" svg:x="6.978cm" svg:y="17.171cm" svg:viewBox="0 0 246 392" svg:d="M124 104c92 0 125 61 122 155h-196c0 58 20 97 77 98 38 2 62-17 71-42l41 12c-16 41-54 65-112 65-84 0-129-53-127-145 1-90 39-143 124-143zM200 222c8-88-111-113-141-41-5 11-9 25-9 41zM147 79l-84-71v-4-4h52c18 28 44 47 56 79z">
          <text:p/>
        </draw:path>
        <draw:polygon draw:style-name="gr46" draw:text-style-name="P9" draw:layer="layout" svg:width="0.258cm" svg:height="0.277cm" svg:x="7.248cm" svg:y="17.28cm" svg:viewBox="0 0 259 278" draw:points="156,278 100,278 0,0 49,0 128,240 210,0 259,0">
          <text:p/>
        </draw:polygon>
        <draw:path draw:style-name="gr46" draw:text-style-name="P9" draw:layer="layout" svg:width="0.246cm" svg:height="0.287cm" svg:x="7.529cm" svg:y="17.275cm" svg:viewBox="0 0 247 288" svg:d="M124 0c92 0 125 61 123 155h-197c0 58 20 97 77 98 37 2 63-17 72-42l40 12c-16 41-54 65-112 65-85 0-128-53-127-145 2-90 38-143 124-143zM200 118c9-88-111-113-142-41-4 10-8 25-8 41z">
          <text:p/>
        </draw:path>
        <draw:path draw:style-name="gr46" draw:text-style-name="P9" draw:layer="layout" svg:width="0.228cm" svg:height="0.288cm" svg:x="7.812cm" svg:y="17.276cm" svg:viewBox="0 0 229 289" svg:d="M183 73c-5-50-125-56-127 0 22 78 167 18 173 131 6 114-219 108-229 12l42-7c6 52 141 65 142 0-14-82-165-22-172-132-6-83 120-91 178-61 17 10 30 28 35 51z">
          <text:p/>
        </draw:path>
        <draw:frame draw:style-name="gr7" draw:text-style-name="P7" draw:layer="layout" svg:width="0.422cm" svg:height="0.471cm" svg:x="10.4cm" svg:y="27.231cm">
          <draw:text-box>
            <text:p text:style-name="P1"><text:span text:style-name="T5">8</text:span></text:p>
          </draw:text-box>
        </draw:frame>
        <draw:frame draw:style-name="gr98" draw:text-style-name="P13" draw:layer="layout" svg:width="1.7cm" svg:height="0.585cm" svg:x="5.539cm" svg:y="4.211cm">
          <draw:text-box>
            <text:p text:style-name="P1"><text:span text:style-name="T12">Feuille </text:span></text:p>
          </draw:text-box>
        </draw:frame>
        <draw:frame draw:style-name="gr99" draw:text-style-name="P13" draw:layer="layout" svg:width="4.299cm" svg:height="0.585cm" svg:x="4.242cm" svg:y="4.839cm">
          <draw:text-box>
            <text:p text:style-name="P1"><text:span text:style-name="T12">d'information à ne </text:span></text:p>
          </draw:text-box>
        </draw:frame>
        <draw:frame draw:style-name="gr100" draw:text-style-name="P13" draw:layer="layout" svg:width="3.909cm" svg:height="0.585cm" svg:x="4.436cm" svg:y="5.466cm">
          <draw:text-box>
            <text:p text:style-name="P1"><text:span text:style-name="T12">pas oublier pour </text:span></text:p>
          </draw:text-box>
        </draw:frame>
        <draw:frame draw:style-name="gr101" draw:text-style-name="P13" draw:layer="layout" svg:width="3.588cm" svg:height="0.585cm" svg:x="4.593cm" svg:y="6.094cm">
          <draw:text-box>
            <text:p text:style-name="P1"><text:span text:style-name="T12">chaque étdiant </text:span></text:p>
          </draw:text-box>
        </draw:frame>
        <draw:frame draw:style-name="gr102" draw:text-style-name="P13" draw:layer="layout" svg:width="3.799cm" svg:height="0.585cm" svg:x="4.425cm" svg:y="9.972cm">
          <draw:text-box>
            <text:p text:style-name="P1"><text:span text:style-name="T12">Faire les feuilles</text:span></text:p>
          </draw:text-box>
        </draw:frame>
        <draw:frame draw:style-name="gr103" draw:text-style-name="P13" draw:layer="layout" svg:width="0.819cm" svg:height="0.585cm" svg:x="5.899cm" svg:y="12.91cm">
          <draw:text-box>
            <text:p text:style-name="P1"><text:span text:style-name="T12">Oui</text:span></text:p>
          </draw:text-box>
        </draw:frame>
        <draw:frame draw:style-name="gr104" draw:text-style-name="P13" draw:layer="layout" svg:width="0.967cm" svg:height="0.585cm" svg:x="10.033cm" svg:y="9.972cm">
          <draw:text-box>
            <text:p text:style-name="P1"><text:span text:style-name="T12">Non</text:span></text:p>
          </draw:text-box>
        </draw:frame>
        <draw:frame draw:style-name="gr105" draw:text-style-name="P13" draw:layer="layout" svg:width="4.113cm" svg:height="0.585cm" svg:x="12.654cm" svg:y="9.972cm">
          <draw:text-box>
            <text:p text:style-name="P1"><text:span text:style-name="T12">Oublier cette idée</text:span></text:p>
          </draw:text-box>
        </draw:frame>
        <draw:frame draw:style-name="gr106" draw:text-style-name="P13" draw:layer="layout" svg:width="3.583cm" svg:height="0.585cm" svg:x="4.596cm" svg:y="14.572cm">
          <draw:text-box>
            <text:p text:style-name="P1"><text:span text:style-name="T12">On marque les </text:span></text:p>
          </draw:text-box>
        </draw:frame>
        <draw:frame draw:style-name="gr107" draw:text-style-name="P13" draw:layer="layout" svg:width="2.741cm" svg:height="0.585cm" svg:x="5.017cm" svg:y="15.2cm">
          <draw:text-box>
            <text:p text:style-name="P1"><text:span text:style-name="T12">information </text:span></text:p>
          </draw:text-box>
        </draw:frame>
        <draw:frame draw:style-name="gr108" draw:text-style-name="P13" draw:layer="layout" svg:width="4.494cm" svg:height="0.585cm" svg:x="4.143cm" svg:y="15.828cm">
          <draw:text-box>
            <text:p text:style-name="P1"><text:span text:style-name="T12">nécessaire dessus </text:span></text:p>
          </draw:text-box>
        </draw:frame>
        <draw:frame draw:style-name="gr109" draw:text-style-name="P13" draw:layer="layout" svg:width="3.88cm" svg:height="0.585cm" svg:x="4.451cm" svg:y="16.456cm">
          <draw:text-box>
            <text:p text:style-name="P1"><text:span text:style-name="T12">a ne pas oublier </text:span></text:p>
          </draw:text-box>
        </draw:frame>
        <draw:frame draw:style-name="gr110" draw:text-style-name="P13" draw:layer="layout" svg:width="3.533cm" svg:height="0.585cm" svg:x="4.552cm" svg:y="17.084cm">
          <draw:text-box>
            <text:p text:style-name="P1"><text:span text:style-name="T12">pour les élèves</text:span></text:p>
          </draw:text-box>
        </draw:frame>
      </draw:page>
      <draw:page draw:name="page9" draw:style-name="dp1" draw:master-page-name="master-page66">
        <draw:frame draw:style-name="gr111" draw:text-style-name="P3" draw:layer="layout" svg:width="5.586cm" svg:height="0.547cm" svg:x="2.004cm" svg:y="2.022cm">
          <draw:text-box>
            <text:p text:style-name="P1"><text:span text:style-name="T2">La salle pour les étudiants : </text:span></text:p>
          </draw:text-box>
        </draw:frame>
        <draw:frame draw:style-name="gr112" draw:text-style-name="P3" draw:layer="layout" svg:width="18.146cm" svg:height="0.547cm" svg:x="2.004cm" svg:y="18.783cm">
          <draw:text-box>
            <text:p text:style-name="P1"><text:span text:style-name="T2">Les <text:s text:c="2"/>deuxièmes <text:s text:c="2"/>années <text:s text:c="2"/>obligatoirement <text:s text:c="2"/>et <text:s text:c="2"/>les <text:s text:c="2"/>premières <text:s text:c="2"/>années <text:s text:c="2"/>volontaire <text:s text:c="2"/>seront</text:span></text:p>
          </draw:text-box>
        </draw:frame>
        <draw:frame draw:style-name="gr113" draw:text-style-name="P3" draw:layer="layout" svg:width="16.305cm" svg:height="0.547cm" svg:x="2.004cm" svg:y="19.351cm">
          <draw:text-box>
            <text:p text:style-name="P1"><text:span text:style-name="T2">divisés en 2 groupes. Un premier de 9h à 12h30 et un deuxième de 12H30 à 16H. </text:span></text:p>
          </draw:text-box>
        </draw:frame>
        <draw:frame draw:style-name="gr114" draw:text-style-name="P3" draw:layer="layout" svg:width="16.825cm" svg:height="0.547cm" svg:x="2.004cm" svg:y="19.919cm">
          <draw:text-box>
            <text:p text:style-name="P1"><text:span text:style-name="T2">En équipe de deux ou trois, ils iront sur les stands qui aiment et maîtrisent le mieux. </text:span></text:p>
          </draw:text-box>
        </draw:frame>
        <draw:frame draw:style-name="gr115" draw:text-style-name="P3" draw:layer="layout" svg:width="18.044cm" svg:height="0.547cm" svg:x="2.004cm" svg:y="20.487cm">
          <draw:text-box>
            <text:p text:style-name="P1"><text:span text:style-name="T2">EX : <text:s text:c="2"/>Les <text:s text:c="2"/>personnes <text:s text:c="2"/>préférant <text:s text:c="2"/>le <text:s text:c="2"/>codage <text:s text:c="2"/>irons <text:s text:c="2"/>sur <text:s text:c="2"/>les <text:s text:c="2"/>stands <text:s text:c="2"/>de <text:s text:c="2"/>PHP, <text:s text:c="2"/>HTML,</text:span></text:p>
          </draw:text-box>
        </draw:frame>
        <draw:frame draw:style-name="gr116" draw:text-style-name="P3" draw:layer="layout" svg:width="2.694cm" svg:height="0.547cm" svg:x="2.004cm" svg:y="21.055cm">
          <draw:text-box>
            <text:p text:style-name="P1"><text:span text:style-name="T2">JavaScript… </text:span></text:p>
          </draw:text-box>
        </draw:frame>
        <draw:frame draw:style-name="gr117" draw:text-style-name="P3" draw:layer="layout" svg:width="17.016cm" svg:height="0.547cm" svg:x="2.004cm" svg:y="21.623cm">
          <draw:text-box>
            <text:p text:style-name="P1"><text:span text:style-name="T2">Leurs sera fourni une feuilles guident qui leurs permettra d’avoir un fil directeur pour</text:span></text:p>
          </draw:text-box>
        </draw:frame>
        <draw:frame draw:style-name="gr118" draw:text-style-name="P3" draw:layer="layout" svg:width="8.795cm" svg:height="0.547cm" svg:x="2.004cm" svg:y="22.191cm">
          <draw:text-box>
            <text:p text:style-name="P1"><text:span text:style-name="T2">savoir par où commencer et ne rien oublier. </text:span></text:p>
          </draw:text-box>
        </draw:frame>
        <draw:frame draw:style-name="gr119" draw:text-style-name="P3" draw:layer="layout" svg:width="17.062cm" svg:height="0.547cm" svg:x="2.004cm" svg:y="22.759cm">
          <draw:text-box>
            <text:p text:style-name="P1"><text:span text:style-name="T2">Et, dans la limite des salles disponible, leurs mettre à disposition une salle fermé pour</text:span></text:p>
          </draw:text-box>
        </draw:frame>
        <draw:frame draw:style-name="gr120" draw:text-style-name="P3" draw:layer="layout" svg:width="4.032cm" svg:height="0.547cm" svg:x="2.004cm" svg:y="23.327cm">
          <draw:text-box>
            <text:p text:style-name="P1"><text:span text:style-name="T2">poser leurs affaires. </text:span></text:p>
          </draw:text-box>
        </draw:frame>
        <draw:polygon draw:style-name="gr44" draw:text-style-name="P8" draw:layer="layout" svg:width="20.371cm" svg:height="14.491cm" svg:x="0.25cm" svg:y="3.14cm" svg:viewBox="0 0 20372 14492" draw:points="0,0 20372,0 20372,14492 0,14492">
          <text:p/>
        </draw:polygon>
        <draw:path draw:style-name="gr44" draw:text-style-name="P8" draw:layer="layout" svg:width="3.131cm" svg:height="1.898cm" svg:x="6.123cm" svg:y="3.502cm" svg:viewBox="0 0 3132 1899" svg:d="M2505 0c345 0 627 425 627 949 0 525-282 950-627 950h-1879c-347 0-626-425-626-950 0-524 279-949 626-949z">
          <text:p/>
        </draw:path>
        <draw:path draw:style-name="gr121" draw:text-style-name="P4" draw:layer="layout" svg:width="3.131cm" svg:height="1.898cm" svg:x="6.123cm" svg:y="3.502cm" svg:viewBox="0 0 3132 1899" svg:d="M2505 0c345 0 627 425 627 949 0 525-282 950-627 950h-1879c-347 0-626-425-626-950 0-524 279-949 626-949z">
          <text:p/>
        </draw:path>
        <draw:path draw:style-name="gr46" draw:text-style-name="P9" draw:layer="layout" svg:width="0.204cm" svg:height="0.253cm" svg:x="6.637cm" svg:y="3.639cm" svg:viewBox="0 0 205 254" svg:d="M167 63c-6-47-122-54-123 2 14 74 156 14 161 117 3 77-120 87-172 54-17-10-28-25-33-45l33-7c4 55 139 62 139-1 0-77-153-14-160-116-5-82 142-84 176-34 5 7 8 16 11 25z">
          <text:p/>
        </draw:path>
        <draw:path draw:style-name="gr46" draw:text-style-name="P9" draw:layer="layout" svg:width="0.181cm" svg:height="0.195cm" svg:x="6.871cm" svg:y="3.697cm" svg:viewBox="0 0 182 196" svg:d="M124 157c-14 20-31 40-67 39-35-1-57-21-57-56-1-64 62-63 123-63 3-35-8-53-41-53-23 1-40 6-41 30l-32-3c5-36 32-51 74-51 45 0 72 20 72 63v41 41c-1 19 7 31 27 26v10 10c-30 9-60-2-58-34zM32 140c0 19 12 32 32 32 41-3 62-28 59-73-43 2-91-5-91 41z">
          <text:p/>
        </draw:path>
        <draw:polygon draw:style-name="gr46" draw:text-style-name="P9" draw:layer="layout" svg:width="0.031cm" svg:height="0.257cm" svg:x="7.076cm" svg:y="3.631cm" svg:viewBox="0 0 32 258" draw:points="0,258 0,129 0,0 32,0 32,129 32,258">
          <text:p/>
        </draw:polygon>
        <draw:polygon draw:style-name="gr46" draw:text-style-name="P9" draw:layer="layout" svg:width="0.031cm" svg:height="0.257cm" svg:x="7.153cm" svg:y="3.631cm" svg:viewBox="0 0 32 258" draw:points="0,258 0,129 0,0 32,0 32,129 32,258">
          <text:p/>
        </draw:polygon>
        <draw:path draw:style-name="gr46" draw:text-style-name="P9" draw:layer="layout" svg:width="0.166cm" svg:height="0.195cm" svg:x="7.221cm" svg:y="3.697cm" svg:viewBox="0 0 167 196" svg:d="M84 0c62 0 85 41 83 105h-133c0 40 13 66 52 67 25 1 43-12 48-28l28 8c-11 27-36 44-76 44-57 0-87-37-86-99 1-61 26-97 84-97zM135 80c6-59-75-76-95-28-3 7-6 17-6 28z">
          <text:p/>
        </draw:path>
        <draw:path draw:style-name="gr46" draw:text-style-name="P9" draw:layer="layout" svg:width="0.158cm" svg:height="0.265cm" svg:x="7.523cm" svg:y="3.697cm" svg:viewBox="0 0 159 266" svg:d="M90 0c55 1 69 40 69 96 0 58-15 98-69 100-31 0-48-13-59-34l1 104h-31l-1-262h30l2 29c10-20 27-33 58-33zM82 172c39 0 44-33 44-75 0-40-6-71-44-72-41 0-50 31-50 74 0 44 10 73 50 73z">
          <text:p/>
        </draw:path>
        <draw:path draw:style-name="gr46" draw:text-style-name="P9" draw:layer="layout" svg:width="0.166cm" svg:height="0.195cm" svg:x="7.711cm" svg:y="3.697cm" svg:viewBox="0 0 167 196" svg:d="M84 0c60-1 83 36 83 98 1 62-26 98-84 98s-82-39-83-98c0-66 28-98 84-98zM83 172c43 1 52-30 52-74 0-43-8-74-50-74s-52 31-52 74 10 73 50 74z">
          <text:p/>
        </draw:path>
        <draw:path draw:style-name="gr46" draw:text-style-name="P9" draw:layer="layout" svg:width="0.151cm" svg:height="0.191cm" svg:x="7.914cm" svg:y="3.701cm" svg:viewBox="0 0 152 192" svg:d="M62 192c-88 4-54-114-61-192h31v60 59c0 31 7 49 40 48 70-2 44-99 49-167h30l1 188h-30c0-10 1-25-1-33-11 22-28 36-59 37z">
          <text:p/>
        </draw:path>
        <draw:path draw:style-name="gr46" draw:text-style-name="P9" draw:layer="layout" svg:width="0.088cm" svg:height="0.191cm" svg:x="8.111cm" svg:y="3.697cm" svg:viewBox="0 0 89 192" svg:d="M89 31c-77-15-52 90-56 161h-32l-1-188h30c1 13-2 29 2 39 6-26 23-49 57-41v15z">
          <text:p/>
        </draw:path>
        <draw:polygon draw:style-name="gr46" draw:text-style-name="P9" draw:layer="layout" svg:width="0.031cm" svg:height="0.257cm" svg:x="8.324cm" svg:y="3.631cm" svg:viewBox="0 0 32 258" draw:points="0,258 0,129 0,0 32,0 32,129 32,258">
          <text:p/>
        </draw:polygon>
        <draw:path draw:style-name="gr46" draw:text-style-name="P9" draw:layer="layout" svg:width="0.165cm" svg:height="0.195cm" svg:x="8.393cm" svg:y="3.697cm" svg:viewBox="0 0 166 196" svg:d="M83 0c62 0 85 41 83 105h-133c0 40 14 66 52 67 26 1 43-12 49-28l27 8c-11 27-36 44-76 44-57 0-86-37-85-99 1-61 25-97 83-97zM135 80c6-59-76-76-96-28-3 7-6 17-6 28z">
          <text:p/>
        </draw:path>
        <draw:path draw:style-name="gr46" draw:text-style-name="P9" draw:layer="layout" svg:width="0.154cm" svg:height="0.195cm" svg:x="8.583cm" svg:y="3.698cm" svg:viewBox="0 0 155 196" svg:d="M124 49c-3-33-85-37-86 0 14 53 113 12 117 90 4 77-148 73-155 8l28-5c4 35 96 44 97 0-10-55-112-15-117-90-4-56 81-62 121-41 11 7 20 18 23 34z">
          <text:p/>
        </draw:path>
        <draw:path draw:style-name="gr46" draw:text-style-name="P9" draw:layer="layout" svg:width="0.165cm" svg:height="0.265cm" svg:x="6.567cm" svg:y="4.052cm" svg:viewBox="0 0 166 266" svg:d="M83 71c63 0 85 42 83 105h-133c0 39 14 66 52 67 25 1 43-12 49-29l27 8c-10 27-36 44-76 44-57 0-86-36-85-98 1-60 25-97 83-97zM135 151c6-59-76-76-96-28-3 7-6 17-6 28zM61 55c8-24 27-36 38-55h36v3 2l-58 50z">
          <text:p/>
        </draw:path>
        <draw:polygon draw:style-name="gr46" draw:text-style-name="P9" draw:layer="layout" svg:width="0.032cm" svg:height="0.257cm" svg:x="6.771cm" svg:y="4.056cm" svg:viewBox="0 0 33 258" draw:points="0,258 0,129 0,0 33,0 33,129 33,258">
          <text:p/>
        </draw:polygon>
        <draw:path draw:style-name="gr46" draw:text-style-name="P9" draw:layer="layout" svg:width="0.165cm" svg:height="0.265cm" svg:x="6.84cm" svg:y="4.052cm" svg:viewBox="0 0 166 266" svg:d="M84 71c62 0 84 42 82 105h-132c0 39 14 66 52 67 25 1 42-12 48-29l27 8c-11 27-36 44-75 44-57 0-87-36-86-98 1-60 26-97 84-97zM135 151c6-59-75-76-95-28-3 7-6 17-6 28zM100 55l-57-50v-2-3h35c12 19 29 32 37 55z">
          <text:p/>
        </draw:path>
        <draw:polygon draw:style-name="gr46" draw:text-style-name="P9" draw:layer="layout" svg:width="0.174cm" svg:height="0.187cm" svg:x="7.022cm" svg:y="4.126cm" svg:viewBox="0 0 175 188" draw:points="105,188 68,188 0,0 34,0 87,164 142,0 175,0">
          <text:p/>
        </draw:polygon>
        <draw:path draw:style-name="gr46" draw:text-style-name="P9" draw:layer="layout" svg:width="0.165cm" svg:height="0.195cm" svg:x="7.212cm" svg:y="4.122cm" svg:viewBox="0 0 166 196" svg:d="M83 0c62 0 85 42 83 106h-133c0 39 14 66 52 67 25 1 42-12 49-29l27 8c-11 27-37 44-76 44-57 0-86-36-85-98 1-61 25-98 83-98zM135 81c6-60-76-77-96-28-3 7-6 17-6 28z">
          <text:p/>
        </draw:path>
        <draw:path draw:style-name="gr46" draw:text-style-name="P9" draw:layer="layout" svg:width="0.154cm" svg:height="0.195cm" svg:x="7.402cm" svg:y="4.123cm" svg:viewBox="0 0 155 196" svg:d="M124 50c-3-34-84-38-85 0 14 53 112 12 116 89s-148 73-155 8l29-5c4 35 95 44 96 0-10-55-112-15-117-89-4-57 81-63 121-42 11 7 20 19 23 35z">
          <text:p/>
        </draw:path>
        <draw:path draw:style-name="gr46" draw:text-style-name="P9" draw:layer="layout" svg:width="0.16cm" svg:height="0.264cm" svg:x="7.681cm" svg:y="4.123cm" svg:viewBox="0 0 161 265" svg:d="M160 3c-10 123 41 290-108 258-23-6-38-20-44-42l32-6c15 47 98 32 87-28v-14-15c-10 20-28 35-59 35-54 0-68-40-68-94 0-55 16-96 71-97 28-1 47 16 57 35 1-10 0-23 2-32zM79 169c35 0 48-32 48-72 0-42-13-74-48-74-39 0-45 33-45 74 0 40 5 72 45 72z">
          <text:p/>
        </draw:path>
        <draw:path draw:style-name="gr46" draw:text-style-name="P9" draw:layer="layout" svg:width="0.15cm" svg:height="0.191cm" svg:x="7.885cm" svg:y="4.126cm" svg:viewBox="0 0 151 192" svg:d="M60 192c-87 4-52-115-59-192h31v59 59c0 31 7 50 38 49 72-2 45-100 50-167h31v188h-29c-1-10 1-25-2-33-11 22-27 36-60 37z">
          <text:p/>
        </draw:path>
        <draw:path draw:style-name="gr46" draw:text-style-name="P9" draw:layer="layout" svg:width="0.032cm" svg:height="0.257cm" svg:x="8.081cm" svg:y="4.056cm" svg:viewBox="0 0 33 258" svg:d="M0 30v-15-15h33v15 15zM0 258v-94-94h33v94 94z">
          <text:p/>
        </draw:path>
        <draw:path draw:style-name="gr46" draw:text-style-name="P9" draw:layer="layout" svg:width="0.158cm" svg:height="0.261cm" svg:x="8.15cm" svg:y="4.056cm" svg:viewBox="0 0 159 262" svg:d="M68 66c31 0 47 13 59 33l-1-99h32l1 258h-30c-2-10 0-22-3-31-10 23-27 35-58 35-51 0-67-39-68-97 0-65 22-99 68-99zM77 90c-39 0-45 33-45 74 0 39 6 74 44 74 41 0 50-33 50-76 0-42-9-73-49-72z">
          <text:p/>
        </draw:path>
        <draw:path draw:style-name="gr46" draw:text-style-name="P9" draw:layer="layout" svg:width="0.165cm" svg:height="0.195cm" svg:x="8.346cm" svg:y="4.122cm" svg:viewBox="0 0 166 196" svg:d="M83 0c61 0 85 42 83 106h-133c0 39 14 66 52 67 25 1 42-12 48-29l28 8c-12 27-37 44-76 44-57 0-86-36-85-98 1-61 25-98 83-98zM134 81c6-60-75-77-95-28-3 7-6 17-6 28z">
          <text:p/>
        </draw:path>
        <draw:path draw:style-name="gr46" draw:text-style-name="P9" draw:layer="layout" svg:width="0.151cm" svg:height="0.191cm" svg:x="8.55cm" svg:y="4.122cm" svg:viewBox="0 0 152 192" svg:d="M92 0c87-4 52 114 59 192h-31v-60-60c0-30-8-48-39-47-71 2-44 100-49 167h-31l-1-188h29c1 10-1 24 2 32 11-22 29-35 61-36z">
          <text:p/>
        </draw:path>
        <draw:path draw:style-name="gr46" draw:text-style-name="P9" draw:layer="layout" svg:width="0.09cm" svg:height="0.232cm" svg:x="8.727cm" svg:y="4.084cm" svg:viewBox="0 0 91 233" svg:d="M54 183c-2 24 18 30 37 22v12 12c-32 10-69 5-69-39v-63-62h-22v-11-12h24l9-42h21v21 21h34v12 11h-34v59z">
          <text:p/>
        </draw:path>
        <draw:path draw:style-name="gr46" draw:text-style-name="P9" draw:layer="layout" svg:width="0.158cm" svg:height="0.264cm" svg:x="6.439cm" svg:y="4.548cm" svg:viewBox="0 0 159 265" svg:d="M90 0c54 1 69 40 69 97 0 56-16 96-69 98-31 0-48-12-59-33l1 103h-31l-1-262h30l2 30c10-21 27-33 58-33zM82 172c40 0 45-34 45-74 0-41-6-73-45-74-41 0-50 32-50 76 0 42 10 72 50 72z">
          <text:p/>
        </draw:path>
        <draw:path draw:style-name="gr46" draw:text-style-name="P9" draw:layer="layout" svg:width="0.167cm" svg:height="0.194cm" svg:x="6.626cm" svg:y="4.548cm" svg:viewBox="0 0 168 195" svg:d="M84 0c61-1 84 37 84 98 1 62-27 97-85 97s-82-38-83-97c0-65 28-98 84-98zM83 172c44 1 53-31 53-74 0-42-8-74-51-74-42 0-52 32-52 74s10 73 50 74z">
          <text:p/>
        </draw:path>
        <draw:path draw:style-name="gr46" draw:text-style-name="P9" draw:layer="layout" svg:width="0.151cm" svg:height="0.191cm" svg:x="6.83cm" svg:y="4.551cm" svg:viewBox="0 0 152 192" svg:d="M61 192c-87 4-53-115-60-192h31v60 59c0 31 7 50 38 49 72-2 46-101 50-168h31l1 189h-30c-1-10 1-25-2-33-10 22-28 35-59 36z">
          <text:p/>
        </draw:path>
        <draw:path draw:style-name="gr46" draw:text-style-name="P9" draw:layer="layout" svg:width="0.088cm" svg:height="0.191cm" svg:x="7.027cm" svg:y="4.548cm" svg:viewBox="0 0 89 192" svg:d="M89 30c-78-16-53 91-57 162h-31l-1-189h29c1 12-1 29 2 39 6-27 22-48 58-40v14z">
          <text:p/>
        </draw:path>
        <draw:path draw:style-name="gr46" draw:text-style-name="P9" draw:layer="layout" svg:width="0.158cm" svg:height="0.264cm" svg:x="7.24cm" svg:y="4.548cm" svg:viewBox="0 0 159 265" svg:d="M90 0c55 1 69 40 69 97 0 56-15 96-69 98-30 0-48-12-59-33l1 103h-31l-1-262h30l2 30c10-21 28-33 58-33zM82 172c40 0 45-34 45-74 0-41-6-73-45-74-41 0-50 32-50 76 0 42 10 72 50 72z">
          <text:p/>
        </draw:path>
        <draw:path draw:style-name="gr46" draw:text-style-name="P9" draw:layer="layout" svg:width="0.166cm" svg:height="0.194cm" svg:x="7.428cm" svg:y="4.548cm" svg:viewBox="0 0 167 195" svg:d="M83 0c62-1 84 37 84 98 1 62-26 97-85 97-58 0-81-38-82-97 0-65 27-98 83-98zM82 172c44 1 53-31 53-74 0-42-8-74-51-74-42 0-52 32-52 74s10 73 50 74z">
          <text:p/>
        </draw:path>
        <draw:path draw:style-name="gr46" draw:text-style-name="P9" draw:layer="layout" svg:width="0.153cm" svg:height="0.195cm" svg:x="7.619cm" svg:y="4.548cm" svg:viewBox="0 0 154 196" svg:d="M123 50c-3-34-85-38-86 0 14 52 113 12 117 88 4 78-148 74-154 8l27-5c4 36 96 45 97 0-10-55-112-14-117-88-3-57 81-63 121-42 12 7 20 19 23 35z">
          <text:p/>
        </draw:path>
        <draw:path draw:style-name="gr46" draw:text-style-name="P9" draw:layer="layout" svg:width="0.165cm" svg:height="0.194cm" svg:x="7.8cm" svg:y="4.548cm" svg:viewBox="0 0 166 195" svg:d="M84 0c61 0 84 42 82 105h-133c0 39 15 66 53 67 25 1 42-12 48-29l27 8c-11 28-36 44-75 44-58 0-87-36-86-98 1-60 25-97 84-97zM135 80c6-59-75-77-95-27-4 7-7 16-7 27z">
          <text:p/>
        </draw:path>
        <draw:path draw:style-name="gr46" draw:text-style-name="P9" draw:layer="layout" svg:width="0.088cm" svg:height="0.191cm" svg:x="8.004cm" svg:y="4.548cm" svg:viewBox="0 0 89 192" svg:d="M89 30c-77-16-53 91-57 162h-31l-1-189h30c0 12-1 29 1 39 6-27 24-48 58-40v14z">
          <text:p/>
        </draw:path>
        <draw:polygon draw:style-name="gr46" draw:text-style-name="P9" draw:layer="layout" svg:width="0.032cm" svg:height="0.257cm" svg:x="8.218cm" svg:y="4.482cm" svg:viewBox="0 0 33 258" draw:points="0,258 0,128 0,0 33,0 33,128 33,258">
          <text:p/>
        </draw:polygon>
        <draw:path draw:style-name="gr46" draw:text-style-name="P9" draw:layer="layout" svg:width="0.165cm" svg:height="0.194cm" svg:x="8.287cm" svg:y="4.548cm" svg:viewBox="0 0 166 195" svg:d="M84 0c62 0 84 42 82 105h-133c0 39 15 66 53 67 25 1 42-12 48-29l27 8c-10 28-36 44-75 44-58 0-87-36-86-98 1-60 25-97 84-97zM135 80c6-59-74-77-96-27-3 7-6 16-6 27z">
          <text:p/>
        </draw:path>
        <draw:path draw:style-name="gr46" draw:text-style-name="P9" draw:layer="layout" svg:width="0.151cm" svg:height="0.191cm" svg:x="8.49cm" svg:y="4.551cm" svg:viewBox="0 0 152 192" svg:d="M61 192c-87 4-53-115-60-192h32v60 59c0 31 7 50 38 49 71-2 45-101 50-168h30l1 189h-29c-1-10 1-25-2-33-11 22-28 35-60 36z">
          <text:p/>
        </draw:path>
        <draw:path draw:style-name="gr46" draw:text-style-name="P9" draw:layer="layout" svg:width="0.088cm" svg:height="0.191cm" svg:x="8.687cm" svg:y="4.548cm" svg:viewBox="0 0 89 192" svg:d="M89 30c-77-16-53 91-57 162h-31l-1-189h29c1 12-1 29 2 39 6-27 23-48 58-40v14z">
          <text:p/>
        </draw:path>
        <draw:path draw:style-name="gr46" draw:text-style-name="P9" draw:layer="layout" svg:width="0.153cm" svg:height="0.195cm" svg:x="8.79cm" svg:y="4.548cm" svg:viewBox="0 0 154 196" svg:d="M123 50c-3-34-84-38-85 0 15 52 113 12 116 88 4 78-147 74-154 8l28-5c4 36 95 45 96 0-10-55-110-14-115-88-5-57 80-63 119-42 12 7 21 19 24 35z">
          <text:p/>
        </draw:path>
        <draw:path draw:style-name="gr46" draw:text-style-name="P9" draw:layer="layout" svg:width="0.181cm" svg:height="0.195cm" svg:x="7.128cm" svg:y="4.973cm" svg:viewBox="0 0 182 196" svg:d="M124 155c-15 22-30 42-66 41-37-1-58-21-58-57-1-63 62-62 123-62 3-35-9-54-40-54-23 1-40 7-41 31l-33-3c5-36 33-51 75-51 44 0 70 20 70 63v40 41c-1 19 7 32 28 27v10 10c-30 9-60-2-58-36zM33 139c0 19 12 33 31 33 41-4 62-29 59-74-42 2-90-5-90 41z">
          <text:p/>
        </draw:path>
        <draw:path draw:style-name="gr46" draw:text-style-name="P9" draw:layer="layout" svg:width="0.094cm" svg:height="0.257cm" svg:x="7.314cm" svg:y="4.906cm" svg:viewBox="0 0 95 258" svg:d="M95 26c-32-8-42 10-38 44h38v11 11h-38v84 82h-31v-82-84h-26v-11-11h26c-7-51 17-81 69-67v12z">
          <text:p/>
        </draw:path>
        <draw:path draw:style-name="gr46" draw:text-style-name="P9" draw:layer="layout" svg:width="0.094cm" svg:height="0.257cm" svg:x="7.405cm" svg:y="4.906cm" svg:viewBox="0 0 95 258" svg:d="M95 26c-32-8-42 10-38 44h38v11 11h-38v84 82h-31v-82-84h-26v-11-11h26c-7-51 17-81 69-67v12z">
          <text:p/>
        </draw:path>
        <draw:path draw:style-name="gr46" draw:text-style-name="P9" draw:layer="layout" svg:width="0.181cm" svg:height="0.195cm" svg:x="7.512cm" svg:y="4.973cm" svg:viewBox="0 0 182 196" svg:d="M124 155c-15 22-31 42-67 41-35-1-57-21-57-57-2-63 62-62 123-62 3-35-9-54-40-54-24 1-41 7-42 31l-32-3c5-36 32-51 75-51 44 0 70 20 70 63v40 41c-1 19 7 32 28 27v10 10c-31 9-60-2-58-36zM33 139c0 19 11 33 31 33 40-4 62-29 59-74-42 2-90-5-90 41z">
          <text:p/>
        </draw:path>
        <draw:path draw:style-name="gr46" draw:text-style-name="P9" draw:layer="layout" svg:width="0.031cm" svg:height="0.257cm" svg:x="7.717cm" svg:y="4.907cm" svg:viewBox="0 0 32 258" svg:d="M0 29v-14-15h32v15 14zM0 258v-94-94h32v94 94z">
          <text:p/>
        </draw:path>
        <draw:path draw:style-name="gr46" draw:text-style-name="P9" draw:layer="layout" svg:width="0.088cm" svg:height="0.191cm" svg:x="7.794cm" svg:y="4.973cm" svg:viewBox="0 0 89 192" svg:d="M89 30c-77-15-53 91-57 162h-31l-1-188h30c1 12-1 28 1 38 6-26 23-48 58-40v14z">
          <text:p/>
        </draw:path>
        <draw:path draw:style-name="gr46" draw:text-style-name="P9" draw:layer="layout" svg:width="0.165cm" svg:height="0.195cm" svg:x="7.902cm" svg:y="4.973cm" svg:viewBox="0 0 166 196" svg:d="M83 0c63 0 85 41 83 104h-133c0 40 14 67 52 68 26 1 43-13 49-29l27 7c-10 29-36 46-76 46-57 0-86-38-85-100 1-60 25-96 83-96zM135 80c6-60-76-76-96-28-3 7-6 17-6 28z">
          <text:p/>
        </draw:path>
        <draw:path draw:style-name="gr46" draw:text-style-name="P9" draw:layer="layout" svg:width="0.153cm" svg:height="0.194cm" svg:x="8.093cm" svg:y="4.974cm" svg:viewBox="0 0 154 195" svg:d="M123 49c-3-33-85-37-86 0 14 52 113 12 117 89s-148 73-154 8l27-5c4 36 96 45 97 0-10-56-112-15-117-89-3-56 81-62 121-41 12 7 20 18 23 34z">
          <text:p/>
        </draw:path>
        <draw:line draw:style-name="gr121" draw:text-style-name="P4" draw:layer="layout" svg:x1="7.688cm" svg:y1="5.439cm" svg:x2="7.688cm" svg:y2="6.548cm">
          <text:p/>
        </draw:line>
        <draw:polygon draw:style-name="gr46" draw:text-style-name="P9" draw:layer="layout" svg:width="0.039cm" svg:height="0.019cm" svg:x="7.669cm" svg:y="5.42cm" svg:viewBox="0 0 40 20" draw:points="40,20 0,20 0,0 40,0">
          <text:p/>
        </draw:polygon>
        <draw:polygon draw:style-name="gr122" draw:text-style-name="P9" draw:layer="layout" svg:width="0.182cm" svg:height="0.281cm" svg:x="7.596cm" svg:y="6.568cm" svg:viewBox="0 0 183 282" draw:points="92,282 0,0 183,0">
          <text:p/>
        </draw:polygon>
        <draw:polygon draw:style-name="gr44" draw:text-style-name="P8" draw:layer="layout" svg:width="3.131cm" svg:height="2.363cm" svg:x="6.123cm" svg:y="6.938cm" svg:viewBox="0 0 3132 2364" draw:points="1565,0 3132,1181 1565,2364 0,1181">
          <text:p/>
        </draw:polygon>
        <draw:polygon draw:style-name="gr121" draw:text-style-name="P4" draw:layer="layout" svg:width="3.131cm" svg:height="2.363cm" svg:x="6.123cm" svg:y="6.938cm" svg:viewBox="0 0 3132 2364" draw:points="1565,0 3132,1181 1565,2364 0,1181">
          <text:p/>
        </draw:polygon>
        <draw:path draw:style-name="gr46" draw:text-style-name="P9" draw:layer="layout" svg:width="0.175cm" svg:height="0.261cm" svg:x="6.31cm" svg:y="7.788cm" svg:viewBox="0 0 176 262" svg:d="M176 0l-85 219c-13 28-36 50-80 41v-12-11c39 6 53-20 64-50l-75-187h34l56 155 53-155z">
          <text:p/>
        </draw:path>
        <draw:path draw:style-name="gr46" draw:text-style-name="P9" draw:layer="layout" svg:width="0.181cm" svg:height="0.195cm" svg:x="6.598cm" svg:y="7.784cm" svg:viewBox="0 0 182 196" svg:d="M124 157c-14 21-30 40-66 39-35-1-58-20-58-56-1-63 63-62 123-62 3-35-8-54-40-54-23 1-40 7-41 31l-32-3c5-37 32-52 74-52 44 0 71 20 71 63v42 40c-1 20 7 32 27 27v10 9c-30 9-60-2-58-34zM33 140c0 20 12 33 32 33 40-3 61-29 58-73-42 2-90-5-90 40z">
          <text:p/>
        </draw:path>
        <draw:polygon draw:style-name="gr46" draw:text-style-name="P9" draw:layer="layout" svg:width="0.086cm" svg:height="0.028cm" svg:x="6.795cm" svg:y="7.867cm" svg:viewBox="0 0 87 29" draw:points="0,29 0,15 0,0 87,0 87,15 87,29">
          <text:p/>
        </draw:polygon>
        <draw:path draw:style-name="gr46" draw:text-style-name="P9" draw:layer="layout" svg:width="0.09cm" svg:height="0.232cm" svg:x="6.9cm" svg:y="7.746cm" svg:viewBox="0 0 91 233" svg:d="M53 184c-2 24 18 29 38 22v12 11c-33 10-69 5-69-38v-62-63h-22v-11-12h24l9-43h20v21 22h36v12 11h-36v59z">
          <text:p/>
        </draw:path>
        <draw:polygon draw:style-name="gr46" draw:text-style-name="P9" draw:layer="layout" svg:width="0.086cm" svg:height="0.028cm" svg:x="7.009cm" svg:y="7.867cm" svg:viewBox="0 0 87 29" draw:points="0,29 0,15 0,0 87,0 87,15 87,29">
          <text:p/>
        </draw:polygon>
        <draw:path draw:style-name="gr46" draw:text-style-name="P9" draw:layer="layout" svg:width="0.032cm" svg:height="0.257cm" svg:x="7.133cm" svg:y="7.718cm" svg:viewBox="0 0 33 258" svg:d="M0 30v-15-15h33v15 15zM0 258v-93-95h33v95 93z">
          <text:p/>
        </draw:path>
        <draw:polygon draw:style-name="gr46" draw:text-style-name="P9" draw:layer="layout" svg:width="0.031cm" svg:height="0.257cm" svg:x="7.211cm" svg:y="7.718cm" svg:viewBox="0 0 32 258" draw:points="0,258 0,130 0,0 32,0 32,130 32,258">
          <text:p/>
        </draw:polygon>
        <draw:path draw:style-name="gr46" draw:text-style-name="P9" draw:layer="layout" svg:width="0.158cm" svg:height="0.261cm" svg:x="7.377cm" svg:y="7.718cm" svg:viewBox="0 0 159 262" svg:d="M68 66c31 0 47 13 59 33l-1-99h32l1 258h-29c-3-9 0-22-4-30-10 23-27 34-58 34-51 0-67-38-68-97 0-65 22-99 68-99zM77 90c-39 0-45 34-45 74 0 39 6 74 44 74 41 0 50-33 50-76 0-41-9-73-49-72z">
          <text:p/>
        </draw:path>
        <draw:path draw:style-name="gr46" draw:text-style-name="P9" draw:layer="layout" svg:width="0.165cm" svg:height="0.195cm" svg:x="7.573cm" svg:y="7.784cm" svg:viewBox="0 0 166 196" svg:d="M83 0c62 0 85 42 83 106h-133c0 39 14 66 52 67 26 1 43-12 49-29l27 8c-11 28-36 44-76 44-57 0-86-36-85-98 1-61 25-98 83-98zM135 81c6-60-76-77-96-28-3 7-6 16-6 28z">
          <text:p/>
        </draw:path>
        <draw:polygon draw:style-name="gr46" draw:text-style-name="P9" draw:layer="layout" svg:width="0.031cm" svg:height="0.257cm" svg:x="7.875cm" svg:y="7.718cm" svg:viewBox="0 0 32 258" draw:points="0,258 0,130 0,0 32,0 32,130 32,258">
          <text:p/>
        </draw:polygon>
        <draw:path draw:style-name="gr46" draw:text-style-name="P9" draw:layer="layout" svg:width="0.181cm" svg:height="0.195cm" svg:x="7.943cm" svg:y="7.784cm" svg:viewBox="0 0 182 196" svg:d="M125 157c-16 21-32 40-68 39-35-1-57-20-57-56 0-63 62-62 124-62 3-35-9-54-41-54-24 1-40 7-41 31l-33-3c5-37 33-52 75-52 45 0 71 20 71 63v42 40c-1 20 7 32 27 27v10 9c-30 9-59-2-57-34zM33 140c0 20 12 33 31 33 40-3 63-29 60-73-43 2-91-5-91 40z">
          <text:p/>
        </draw:path>
        <draw:path draw:style-name="gr46" draw:text-style-name="P9" draw:layer="layout" svg:width="0.158cm" svg:height="0.265cm" svg:x="8.245cm" svg:y="7.784cm" svg:viewBox="0 0 159 266" svg:d="M91 0c54 1 68 42 68 98s-15 96-68 98c-30 0-49-12-60-33l1 103h-31l-1-261h30l2 30c10-21 29-35 59-35zM83 173c39 0 44-34 44-74s-6-72-44-73c-42 0-51 32-51 75 0 42 10 72 51 72z">
          <text:p/>
        </draw:path>
        <draw:polygon draw:style-name="gr46" draw:text-style-name="P9" draw:layer="layout" svg:width="0.031cm" svg:height="0.257cm" svg:x="8.442cm" svg:y="7.718cm" svg:viewBox="0 0 32 258" draw:points="0,258 0,130 0,0 32,0 32,130 32,258">
          <text:p/>
        </draw:polygon>
        <draw:path draw:style-name="gr46" draw:text-style-name="P9" draw:layer="layout" svg:width="0.181cm" svg:height="0.195cm" svg:x="8.51cm" svg:y="7.784cm" svg:viewBox="0 0 182 196" svg:d="M124 157c-14 21-30 40-67 39-35-1-57-20-57-56-1-63 62-62 123-62 3-35-8-54-41-54-23 1-40 7-41 31l-32-3c5-37 32-52 74-52 45 0 72 20 72 63v42 40c-1 20 6 32 27 27v10 9c-30 9-60-2-58-34zM32 140c0 20 12 33 32 33 41-3 62-29 59-73-43 2-91-5-91 40z">
          <text:p/>
        </draw:path>
        <draw:path draw:style-name="gr46" draw:text-style-name="P9" draw:layer="layout" svg:width="0.153cm" svg:height="0.193cm" svg:x="8.705cm" svg:y="7.786cm" svg:viewBox="0 0 154 194" svg:d="M80 23c-39 0-47 34-47 73s9 74 47 74c24 0 41-14 43-38l31 2c-6 37-30 60-73 60-58 0-74-40-80-97-10-93 100-130 145-63 3 7 4 14 6 22l-31 3c-4-21-16-36-41-36z">
          <text:p/>
        </draw:path>
        <draw:path draw:style-name="gr46" draw:text-style-name="P9" draw:layer="layout" svg:width="0.165cm" svg:height="0.195cm" svg:x="8.882cm" svg:y="7.784cm" svg:viewBox="0 0 166 196" svg:d="M83 0c63 0 85 42 83 106h-133c0 39 14 66 52 67 25 1 43-12 49-29l27 8c-10 28-36 44-76 44-57 0-86-36-85-98 1-61 25-98 83-98zM135 81c6-60-76-77-96-28-3 7-6 16-6 28z">
          <text:p/>
        </draw:path>
        <draw:path draw:style-name="gr46" draw:text-style-name="P9" draw:layer="layout" svg:width="0.166cm" svg:height="0.247cm" svg:x="7.603cm" svg:y="8.154cm" svg:viewBox="0 0 167 248" svg:d="M86 0c83 0 110 95 45 132-19 9-37 23-39 51h-30c0-63 76-54 76-113 0-30-21-42-52-43-31 0-52 17-55 45l-31-1c7-45 33-71 86-71zM61 248v-17-18h33v18 17z">
          <text:p/>
        </draw:path>
        <draw:path draw:style-name="gr46" draw:text-style-name="P9" draw:layer="layout" svg:width="1.935cm" svg:height="0.04cm" svg:x="9.305cm" svg:y="8.099cm" svg:viewBox="0 0 1936 41" svg:d="M845 41h-845v-41h845zM1936 41h-503v-41h503z">
          <text:p/>
        </draw:path>
        <draw:polygon draw:style-name="gr46" draw:text-style-name="P9" draw:layer="layout" svg:width="0.046cm" svg:height="0.04cm" svg:x="9.259cm" svg:y="8.099cm" svg:viewBox="0 0 47 41" draw:points="47,41 0,41 26,20 0,0 47,0">
          <text:p/>
        </draw:polygon>
        <draw:polygon draw:style-name="gr46" draw:text-style-name="P9" draw:layer="layout" svg:width="0.28cm" svg:height="0.183cm" svg:x="11.259cm" svg:y="8.027cm" svg:viewBox="0 0 281 184" draw:points="281,92 0,184 0,0">
          <text:p/>
        </draw:polygon>
        <draw:path draw:style-name="gr46" draw:text-style-name="P9" draw:layer="layout" svg:width="0.362cm" svg:height="0.236cm" svg:x="11.24cm" svg:y="8.001cm" svg:viewBox="0 0 363 237" svg:d="M363 118l-363 119v-237zM39 182l197-64-197-65z">
          <text:p/>
        </draw:path>
        <draw:path draw:style-name="gr46" draw:text-style-name="P9" draw:layer="layout" svg:width="0.151cm" svg:height="0.191cm" svg:x="10.173cm" svg:y="7.997cm" svg:viewBox="0 0 152 192" svg:d="M91 0c88-4 53 114 60 192h-31v-59-61c0-31-8-48-39-47-71 2-43 101-48 167h-32l-1-188h30c1 10-1 24 2 32 10-22 28-35 59-36z">
          <text:p/>
        </draw:path>
        <draw:path draw:style-name="gr46" draw:text-style-name="P9" draw:layer="layout" svg:width="0.167cm" svg:height="0.195cm" svg:x="10.36cm" svg:y="7.997cm" svg:viewBox="0 0 168 196" svg:d="M84 0c61-1 84 37 84 99 1 62-27 97-85 97-57 0-82-38-83-97 0-66 29-99 84-99zM83 172c43 1 52-30 52-73s-8-75-50-75-51 32-51 75c0 42 9 72 49 73z">
          <text:p/>
        </draw:path>
        <draw:path draw:style-name="gr46" draw:text-style-name="P9" draw:layer="layout" svg:width="0.151cm" svg:height="0.191cm" svg:x="10.565cm" svg:y="7.997cm" svg:viewBox="0 0 152 192" svg:d="M92 0c88-4 52 114 58 192h-31v-59-61c0-31-8-48-38-47-71 2-43 101-48 167h-32l-1-188h30c1 10-1 24 2 32 11-22 28-35 60-36z">
          <text:p/>
        </draw:path>
        <draw:path draw:style-name="gr44" draw:text-style-name="P8" draw:layer="layout" svg:width="3.131cm" svg:height="1.898cm" svg:x="11.621cm" svg:y="7.17cm" svg:viewBox="0 0 3132 1899" svg:d="M2506 0c347 0 626 423 626 949 0 525-279 950-626 950h-1879c-347 0-627-425-627-950 0-526 280-949 627-949z">
          <text:p/>
        </draw:path>
        <draw:path draw:style-name="gr121" draw:text-style-name="P4" draw:layer="layout" svg:width="3.131cm" svg:height="1.898cm" svg:x="11.621cm" svg:y="7.17cm" svg:viewBox="0 0 3132 1899" svg:d="M2506 0c347 0 626 423 626 949 0 525-279 950-626 950h-1879c-347 0-627-425-627-950 0-526 280-949 627-949z">
          <text:p/>
        </draw:path>
        <draw:path draw:style-name="gr46" draw:text-style-name="P9" draw:layer="layout" svg:width="0.187cm" svg:height="0.245cm" svg:x="12.289cm" svg:y="7.311cm" svg:viewBox="0 0 188 246" svg:d="M0 1c86 1 188-15 188 74 0 78-76 80-156 76v47 48h-32v-123zM32 124c57 0 122 12 122-49 0-58-66-47-122-48v49z">
          <text:p/>
        </draw:path>
        <draw:path draw:style-name="gr46" draw:text-style-name="P9" draw:layer="layout" svg:width="0.088cm" svg:height="0.191cm" svg:x="12.518cm" svg:y="7.365cm" svg:viewBox="0 0 89 192" svg:d="M89 31c-78-16-52 89-56 161h-32l-1-188h30c1 12-1 29 2 38 6-26 23-48 57-40v14z">
          <text:p/>
        </draw:path>
        <draw:path draw:style-name="gr46" draw:text-style-name="P9" draw:layer="layout" svg:width="0.166cm" svg:height="0.195cm" svg:x="12.625cm" svg:y="7.365cm" svg:viewBox="0 0 167 196" svg:d="M84 0c61 0 85 41 83 105h-133c0 40 13 66 51 67 26 1 43-11 48-28l28 8c-11 27-36 44-76 44-56 0-86-36-85-99 1-61 26-97 84-97zM134 80c6-59-74-76-95-28-2 7-5 17-5 28z">
          <text:p/>
        </draw:path>
        <draw:polygon draw:style-name="gr46" draw:text-style-name="P9" draw:layer="layout" svg:width="0.174cm" svg:height="0.187cm" svg:x="12.807cm" svg:y="7.369cm" svg:viewBox="0 0 175 188" draw:points="105,188 68,188 0,0 34,0 86,163 141,0 175,0">
          <text:p/>
        </draw:polygon>
        <draw:path draw:style-name="gr46" draw:text-style-name="P9" draw:layer="layout" svg:width="0.166cm" svg:height="0.195cm" svg:x="12.997cm" svg:y="7.365cm" svg:viewBox="0 0 167 196" svg:d="M83 0c63 0 85 41 84 105h-134c0 40 14 66 52 67 26 1 43-11 49-28l28 8c-11 27-37 44-77 44-56 0-86-36-85-99 1-61 26-97 83-97zM135 80c6-59-75-76-96-28-3 7-6 17-6 28z">
          <text:p/>
        </draw:path>
        <draw:path draw:style-name="gr46" draw:text-style-name="P9" draw:layer="layout" svg:width="0.151cm" svg:height="0.191cm" svg:x="13.202cm" svg:y="7.365cm" svg:viewBox="0 0 152 192" svg:d="M92 0c87-4 51 114 58 192h-31v-60-60c0-31-8-48-38-47-72 2-44 100-49 167h-31l-1-188h29c1 10-1 24 2 32 11-22 28-35 61-36z">
          <text:p/>
        </draw:path>
        <draw:path draw:style-name="gr46" draw:text-style-name="P9" draw:layer="layout" svg:width="0.032cm" svg:height="0.257cm" svg:x="13.397cm" svg:y="7.299cm" svg:viewBox="0 0 33 258" svg:d="M0 30v-15-15h33v15 15zM0 258v-94-94h33v94 94z">
          <text:p/>
        </draw:path>
        <draw:path draw:style-name="gr46" draw:text-style-name="P9" draw:layer="layout" svg:width="0.088cm" svg:height="0.191cm" svg:x="13.475cm" svg:y="7.365cm" svg:viewBox="0 0 89 192" svg:d="M89 31c-78-16-52 89-57 161h-31l-1-188h29c1 12-1 29 2 38 7-26 23-48 58-40v14z">
          <text:p/>
        </draw:path>
        <draw:polygon draw:style-name="gr46" draw:text-style-name="P9" draw:layer="layout" svg:width="0.031cm" svg:height="0.257cm" svg:x="13.689cm" svg:y="7.299cm" svg:viewBox="0 0 32 258" draw:points="0,258 0,129 0,0 32,0 32,129 32,258">
          <text:p/>
        </draw:polygon>
        <draw:path draw:style-name="gr46" draw:text-style-name="P9" draw:layer="layout" svg:width="0.166cm" svg:height="0.195cm" svg:x="13.757cm" svg:y="7.365cm" svg:viewBox="0 0 167 196" svg:d="M85 0c61 0 84 41 82 105h-132c0 40 13 66 52 67 25 1 42-11 47-28l28 8c-11 27-36 44-75 44-57 0-88-36-87-99 1-61 27-97 85-97zM135 80c6-59-74-76-94-28-3 7-6 17-6 28z">
          <text:p/>
        </draw:path>
        <draw:path draw:style-name="gr46" draw:text-style-name="P9" draw:layer="layout" svg:width="0.154cm" svg:height="0.195cm" svg:x="13.948cm" svg:y="7.366cm" svg:viewBox="0 0 155 196" svg:d="M124 49c-3-33-86-37-87 0 16 52 114 12 118 90 4 77-148 73-155 8l28-5c4 35 96 44 96 0-9-56-111-15-116-90-4-56 81-62 120-41 12 7 21 19 24 34z">
          <text:p/>
        </draw:path>
        <draw:path draw:style-name="gr46" draw:text-style-name="P9" draw:layer="layout" svg:width="0.166cm" svg:height="0.265cm" svg:x="11.737cm" svg:y="7.72cm" svg:viewBox="0 0 167 266" svg:d="M85 71c61 0 84 42 82 105h-133c0 39 13 66 53 67 25 1 42-12 47-29l28 8c-11 28-36 44-75 44-58 0-88-36-87-98 1-60 26-97 85-97zM135 151c6-59-75-76-95-27-3 6-6 16-6 27zM63 54c8-23 26-35 37-54h35v3 2l-56 49z">
          <text:p/>
        </draw:path>
        <draw:polygon draw:style-name="gr46" draw:text-style-name="P9" draw:layer="layout" svg:width="0.031cm" svg:height="0.257cm" svg:x="11.942cm" svg:y="7.724cm" svg:viewBox="0 0 32 258" draw:points="0,258 0,130 0,0 32,0 32,130 32,258">
          <text:p/>
        </draw:polygon>
        <draw:path draw:style-name="gr46" draw:text-style-name="P9" draw:layer="layout" svg:width="0.166cm" svg:height="0.265cm" svg:x="12.01cm" svg:y="7.72cm" svg:viewBox="0 0 167 266" svg:d="M84 71c62 0 85 42 83 105h-133c0 39 13 66 52 67 25 1 43-12 48-29l28 8c-11 28-36 44-76 44-57 0-87-36-86-98 1-60 26-97 84-97zM135 151c6-59-75-76-95-27-3 6-6 16-6 27zM99 54l-57-49v-2-3h36c11 19 29 32 37 54z">
          <text:p/>
        </draw:path>
        <draw:polygon draw:style-name="gr46" draw:text-style-name="P9" draw:layer="layout" svg:width="0.175cm" svg:height="0.187cm" svg:x="12.192cm" svg:y="7.794cm" svg:viewBox="0 0 176 188" draw:points="106,188 68,188 0,0 34,0 87,164 142,0 176,0">
          <text:p/>
        </draw:polygon>
        <draw:path draw:style-name="gr46" draw:text-style-name="P9" draw:layer="layout" svg:width="0.166cm" svg:height="0.195cm" svg:x="12.382cm" svg:y="7.79cm" svg:viewBox="0 0 167 196" svg:d="M84 0c62 0 85 42 83 106h-134c0 39 14 66 53 67 26 1 42-12 48-29l28 8c-11 28-37 44-76 44-57 0-87-36-86-98 1-61 26-98 84-98zM135 81c6-60-75-77-96-28-3 6-6 17-6 28z">
          <text:p/>
        </draw:path>
        <draw:path draw:style-name="gr46" draw:text-style-name="P9" draw:layer="layout" svg:width="0.154cm" svg:height="0.195cm" svg:x="12.573cm" svg:y="7.791cm" svg:viewBox="0 0 155 196" svg:d="M123 50c-3-34-85-38-86 0 16 53 114 11 118 89 4 77-148 73-155 8l27-5c4 36 96 44 97 0-10-55-111-15-116-89-4-57 81-62 120-42 12 7 21 19 24 35z">
          <text:p/>
        </draw:path>
        <draw:path draw:style-name="gr46" draw:text-style-name="P9" draw:layer="layout" svg:width="0.158cm" svg:height="0.265cm" svg:x="12.852cm" svg:y="7.79cm" svg:viewBox="0 0 159 266" svg:d="M128 161c-11 21-28 34-59 34-53 0-68-38-69-96 0-58 16-98 69-99 32-1 47 14 59 33 0-11-1-24 2-32h29l-1 265h-31zM77 171c40 0 50-33 50-75s-8-72-49-72c-39 0-45 34-45 74 0 39 5 73 44 73z">
          <text:p/>
        </draw:path>
        <draw:path draw:style-name="gr46" draw:text-style-name="P9" draw:layer="layout" svg:width="0.151cm" svg:height="0.191cm" svg:x="13.055cm" svg:y="7.794cm" svg:viewBox="0 0 152 192" svg:d="M61 192c-88 4-53-115-60-192h32v59 59c0 32 6 51 38 50 71-2 44-101 49-168h31l1 188h-30c-1-9 1-24-2-32-11 22-28 35-59 36z">
          <text:p/>
        </draw:path>
        <draw:polygon draw:style-name="gr46" draw:text-style-name="P9" draw:layer="layout" svg:width="0.032cm" svg:height="0.077cm" svg:x="13.246cm" svg:y="7.737cm" svg:viewBox="0 0 33 78" draw:points="29,78 4,78 0,0 33,0">
          <text:p/>
        </draw:polygon>
        <draw:path draw:style-name="gr46" draw:text-style-name="P9" draw:layer="layout" svg:width="0.032cm" svg:height="0.257cm" svg:x="13.318cm" svg:y="7.724cm" svg:viewBox="0 0 33 258" svg:d="M0 30v-15-15h33v15 15zM0 258v-93-95h33v95 93z">
          <text:p/>
        </draw:path>
        <draw:polygon draw:style-name="gr46" draw:text-style-name="P9" draw:layer="layout" svg:width="0.031cm" svg:height="0.257cm" svg:x="13.396cm" svg:y="7.724cm" svg:viewBox="0 0 32 258" draw:points="0,258 0,130 0,0 32,0 32,130 32,258">
          <text:p/>
        </draw:polygon>
        <draw:path draw:style-name="gr46" draw:text-style-name="P9" draw:layer="layout" svg:width="0.152cm" svg:height="0.191cm" svg:x="13.571cm" svg:y="7.79cm" svg:viewBox="0 0 153 192" svg:d="M92 0c88-4 52 115 59 192h-32v-60-60c0-30-8-48-38-47-70 2-43 100-48 167h-32l-1-188h30c1 10-1 24 2 32 11-22 29-35 60-36z">
          <text:p/>
        </draw:path>
        <draw:polygon draw:style-name="gr46" draw:text-style-name="P9" draw:layer="layout" svg:width="0.032cm" svg:height="0.077cm" svg:x="13.761cm" svg:y="7.737cm" svg:viewBox="0 0 33 78" draw:points="29,78 4,78 0,0 33,0">
          <text:p/>
        </draw:polygon>
        <draw:path draw:style-name="gr46" draw:text-style-name="P9" draw:layer="layout" svg:width="0.174cm" svg:height="0.261cm" svg:x="13.811cm" svg:y="7.794cm" svg:viewBox="0 0 175 262" svg:d="M175 0l-84 219c-14 27-37 50-81 41v-12-11c40 5 53-20 64-50l-74-187h34l56 155 53-155z">
          <text:p/>
        </draw:path>
        <draw:path draw:style-name="gr46" draw:text-style-name="P9" draw:layer="layout" svg:width="0.158cm" svg:height="0.265cm" svg:x="14.106cm" svg:y="7.79cm" svg:viewBox="0 0 159 266" svg:d="M91 0c54 1 68 41 68 97s-15 96-68 98c-31 0-48-13-60-33l1 104h-31l-1-262h30l2 30c11-21 28-34 59-34zM83 172c39 0 44-34 44-74 0-41-6-72-44-73-41 0-51 31-51 75 0 42 11 72 51 72z">
          <text:p/>
        </draw:path>
        <draw:path draw:style-name="gr46" draw:text-style-name="P9" draw:layer="layout" svg:width="0.181cm" svg:height="0.195cm" svg:x="14.294cm" svg:y="7.79cm" svg:viewBox="0 0 182 196" svg:d="M124 157c-15 21-31 40-68 39-35-1-56-20-56-56-1-63 61-62 123-62 3-35-9-54-41-54-24 1-40 7-41 31l-33-3c5-37 33-52 75-52 45 0 71 20 71 63v42 40c-1 20 7 32 28 27v10 9c-31 9-60-2-58-34zM32 140c0 20 12 33 31 33 41-3 63-29 60-73-43 2-91-5-91 40z">
          <text:p/>
        </draw:path>
        <draw:path draw:style-name="gr46" draw:text-style-name="P9" draw:layer="layout" svg:width="0.154cm" svg:height="0.195cm" svg:x="14.484cm" svg:y="7.791cm" svg:viewBox="0 0 155 196" svg:d="M123 50c-3-34-84-38-85 0 14 53 113 11 117 89 4 77-148 73-155 8l28-5c4 36 95 44 96 0-10-55-111-15-116-89-4-57 80-62 121-42 11 7 20 19 23 35z">
          <text:p/>
        </draw:path>
        <draw:path draw:style-name="gr46" draw:text-style-name="P9" draw:layer="layout" svg:width="0.159cm" svg:height="0.261cm" svg:x="12.195cm" svg:y="8.15cm" svg:viewBox="0 0 160 262" svg:d="M70 67c30 0 47 12 58 32l-1-99h32l1 258h-30c-2-10 0-23-3-31-9 23-27 35-57 35-53 0-69-39-70-97 0-65 23-98 70-98zM79 90c-41 0-46 34-46 74 0 39 5 73 45 73 41 0 49-32 49-75 0-41-8-73-48-72z">
          <text:p/>
        </draw:path>
        <draw:path draw:style-name="gr46" draw:text-style-name="P9" draw:layer="layout" svg:width="0.165cm" svg:height="0.195cm" svg:x="12.391cm" svg:y="8.216cm" svg:viewBox="0 0 166 196" svg:d="M84 0c62 0 84 42 82 105h-133c0 39 14 66 53 67 25 1 42-12 48-29l27 8c-10 28-36 45-75 45-58 0-87-37-86-99 1-60 25-97 84-97zM135 80c6-60-75-76-96-27-3 7-6 17-6 27z">
          <text:p/>
        </draw:path>
        <draw:path draw:style-name="gr46" draw:text-style-name="P9" draw:layer="layout" svg:width="0.153cm" svg:height="0.195cm" svg:x="12.68cm" svg:y="8.217cm" svg:viewBox="0 0 154 196" svg:d="M123 50c-3-35-85-39-86 0 14 52 113 12 117 88 4 77-148 73-154 8l27-5c4 36 96 45 97 0-10-55-112-14-117-88-4-57 81-63 121-43 11 7 20 20 23 36z">
          <text:p/>
        </draw:path>
        <draw:path draw:style-name="gr46" draw:text-style-name="P9" draw:layer="layout" svg:width="0.181cm" svg:height="0.195cm" svg:x="12.861cm" svg:y="8.216cm" svg:viewBox="0 0 182 196" svg:d="M124 156c-15 21-30 41-68 40-35-1-56-21-56-57-1-63 61-62 123-62 3-34-9-54-40-54-25 1-41 8-42 32l-33-3c5-38 33-52 76-52 44 0 70 19 70 64v40 40c-1 20 7 32 28 27v10 10c-31 9-60-2-58-35zM32 139c0 20 12 33 31 33 41-3 63-29 60-73-43 2-91-5-91 40z">
          <text:p/>
        </draw:path>
        <draw:polygon draw:style-name="gr46" draw:text-style-name="P9" draw:layer="layout" svg:width="0.031cm" svg:height="0.257cm" svg:x="13.065cm" svg:y="8.15cm" svg:viewBox="0 0 32 258" draw:points="0,258 0,128 0,0 32,0 32,128 32,258">
          <text:p/>
        </draw:polygon>
        <draw:polygon draw:style-name="gr46" draw:text-style-name="P9" draw:layer="layout" svg:width="0.032cm" svg:height="0.257cm" svg:x="13.142cm" svg:y="8.15cm" svg:viewBox="0 0 33 258" draw:points="0,258 0,128 0,0 33,0 33,128 33,258">
          <text:p/>
        </draw:polygon>
        <draw:path draw:style-name="gr46" draw:text-style-name="P9" draw:layer="layout" svg:width="0.165cm" svg:height="0.195cm" svg:x="13.211cm" svg:y="8.216cm" svg:viewBox="0 0 166 196" svg:d="M84 0c62 0 84 42 82 105h-133c0 39 14 66 53 67 25 1 42-12 48-29l27 8c-10 28-36 45-75 45-58 0-87-37-86-99 1-60 25-97 84-97zM135 80c6-60-75-76-96-27-3 7-6 17-6 27z">
          <text:p/>
        </draw:path>
        <draw:path draw:style-name="gr46" draw:text-style-name="P9" draw:layer="layout" svg:width="0.159cm" svg:height="0.264cm" svg:x="13.512cm" svg:y="8.216cm" svg:viewBox="0 0 160 265" svg:d="M90 0c54 1 70 40 70 96 0 57-17 98-70 100-30 0-48-13-58-34v103h-31l-1-261h31l1 29c10-21 28-33 58-33zM82 172c40 0 44-34 44-75 0-40-5-72-44-73-41 0-50 32-50 75s10 73 50 73z">
          <text:p/>
        </draw:path>
        <draw:path draw:style-name="gr46" draw:text-style-name="P9" draw:layer="layout" svg:width="0.166cm" svg:height="0.195cm" svg:x="13.7cm" svg:y="8.216cm" svg:viewBox="0 0 167 196" svg:d="M83 0c61-1 84 37 84 98 1 62-27 98-85 98-57 0-81-39-82-98 0-65 27-98 83-98zM82 172c43 1 52-31 52-74 0-42-8-75-50-75s-52 33-52 75 10 73 50 74z">
          <text:p/>
        </draw:path>
        <draw:path draw:style-name="gr46" draw:text-style-name="P9" draw:layer="layout" svg:width="0.151cm" svg:height="0.191cm" svg:x="13.903cm" svg:y="8.22cm" svg:viewBox="0 0 152 192" svg:d="M62 192c-88 4-54-116-60-192h32v59 60c0 30 7 49 38 48 70-2 44-100 49-167h30l1 188h-29c-1-10 1-25-2-33-11 22-27 36-59 37z">
          <text:p/>
        </draw:path>
        <draw:path draw:style-name="gr46" draw:text-style-name="P9" draw:layer="layout" svg:width="0.088cm" svg:height="0.191cm" svg:x="14.1cm" svg:y="8.216cm" svg:viewBox="0 0 89 192" svg:d="M89 30c-77-16-52 91-55 162h-33l-1-188h31c1 11-1 28 2 38 5-27 22-48 56-40v14z">
          <text:p/>
        </draw:path>
        <draw:path draw:style-name="gr46" draw:text-style-name="P9" draw:layer="layout" svg:width="0.158cm" svg:height="0.265cm" svg:x="11.825cm" svg:y="8.641cm" svg:viewBox="0 0 159 266" svg:d="M90 0c55 1 69 40 69 96 0 57-15 97-69 99-30 0-48-13-59-34l1 105h-31l-1-262h30l2 29c10-20 28-33 58-33zM82 171c40 0 45-33 45-74 0-40-6-71-45-72-41 0-50 31-50 74s10 72 50 72z">
          <text:p/>
        </draw:path>
        <draw:path draw:style-name="gr46" draw:text-style-name="P9" draw:layer="layout" svg:width="0.166cm" svg:height="0.195cm" svg:x="12.013cm" svg:y="8.641cm" svg:viewBox="0 0 167 196" svg:d="M84 0c61-1 83 36 83 97 1 62-26 99-84 99s-82-40-83-99c0-65 28-97 84-97zM83 171c43 1 52-30 52-74 0-42-8-73-50-73s-52 31-52 73c0 43 10 73 50 74z">
          <text:p/>
        </draw:path>
        <draw:path draw:style-name="gr46" draw:text-style-name="P9" draw:layer="layout" svg:width="0.153cm" svg:height="0.196cm" svg:x="12.204cm" svg:y="8.642cm" svg:viewBox="0 0 154 197" svg:d="M123 50c-3-33-85-37-86 0 14 52 113 12 117 89 4 78-148 74-154 8l27-5c4 35 96 45 97 0-10-55-112-15-117-89-3-56 81-63 121-41 12 7 20 18 23 34z">
          <text:p/>
        </draw:path>
        <draw:path draw:style-name="gr46" draw:text-style-name="P9" draw:layer="layout" svg:width="0.165cm" svg:height="0.195cm" svg:x="12.385cm" svg:y="8.641cm" svg:viewBox="0 0 166 196" svg:d="M84 0c61 0 84 41 82 104h-133c0 40 14 66 53 67 25 1 42-12 48-28l27 8c-11 27-36 45-75 45-58 0-87-38-86-100 1-60 25-96 84-96zM135 80c6-59-76-76-96-28-3 7-6 17-6 28z">
          <text:p/>
        </draw:path>
        <draw:path draw:style-name="gr46" draw:text-style-name="P9" draw:layer="layout" svg:width="0.088cm" svg:height="0.191cm" svg:x="12.589cm" svg:y="8.641cm" svg:viewBox="0 0 89 192" svg:d="M89 31c-77-15-53 90-57 161h-31l-1-187h29c1 12 0 28 2 38 6-26 24-49 58-41v15z">
          <text:p/>
        </draw:path>
        <draw:path draw:style-name="gr46" draw:text-style-name="P9" draw:layer="layout" svg:width="0.153cm" svg:height="0.196cm" svg:x="12.79cm" svg:y="8.642cm" svg:viewBox="0 0 154 197" svg:d="M122 50c-3-33-84-37-85 0 15 52 113 12 117 89 4 78-147 74-154 8l27-5c4 35 95 45 96 0-10-55-111-15-115-89-4-56 80-63 119-41 13 7 21 18 24 34z">
          <text:p/>
        </draw:path>
        <draw:path draw:style-name="gr46" draw:text-style-name="P9" draw:layer="layout" svg:width="0.165cm" svg:height="0.195cm" svg:x="12.971cm" svg:y="8.641cm" svg:viewBox="0 0 166 196" svg:d="M83 0c62 0 85 41 83 104h-133c0 40 14 66 52 67 25 1 42-12 48-28l28 8c-11 27-37 45-76 45-57 0-86-38-85-100 1-60 25-96 83-96zM134 80c6-59-75-76-95-28-3 7-6 17-6 28z">
          <text:p/>
        </draw:path>
        <draw:path draw:style-name="gr46" draw:text-style-name="P9" draw:layer="layout" svg:width="0.153cm" svg:height="0.196cm" svg:x="13.162cm" svg:y="8.642cm" svg:viewBox="0 0 154 197" svg:d="M123 50c-3-33-85-37-86 0 14 52 113 12 117 89 4 78-148 74-154 8l27-5c4 35 96 45 97 0-10-55-112-15-117-89-4-56 82-63 121-41 11 7 20 18 23 34z">
          <text:p/>
        </draw:path>
        <draw:path draw:style-name="gr46" draw:text-style-name="P9" draw:layer="layout" svg:width="0.181cm" svg:height="0.195cm" svg:x="13.44cm" svg:y="8.641cm" svg:viewBox="0 0 182 196" svg:d="M125 155c-15 21-31 42-67 41s-58-22-58-57c-1-63 63-62 124-62 3-35-9-53-40-53-24 1-42 6-43 30l-32-3c5-36 32-51 76-51s70 20 70 63v40 41c-1 19 7 31 27 26v10 11c-30 9-59-2-57-36zM33 139c0 19 11 32 32 32 40-3 62-28 59-73-42 2-91-5-91 41z">
          <text:p/>
        </draw:path>
        <draw:path draw:style-name="gr46" draw:text-style-name="P9" draw:layer="layout" svg:width="0.094cm" svg:height="0.257cm" svg:x="13.626cm" svg:y="8.575cm" svg:viewBox="0 0 95 258" svg:d="M95 27c-31-9-42 10-38 44h38v11 12h-38v82 82h-30v-82-82h-27v-12-11h27c-7-52 16-82 68-68v12z">
          <text:p/>
        </draw:path>
        <draw:path draw:style-name="gr46" draw:text-style-name="P9" draw:layer="layout" svg:width="0.095cm" svg:height="0.257cm" svg:x="13.717cm" svg:y="8.575cm" svg:viewBox="0 0 96 258" svg:d="M96 27c-31-9-42 10-38 44h38v11 12h-38v82 82h-30v-82-82h-28v-12-11h28c-7-52 16-82 68-68v12z">
          <text:p/>
        </draw:path>
        <draw:path draw:style-name="gr46" draw:text-style-name="P9" draw:layer="layout" svg:width="0.181cm" svg:height="0.195cm" svg:x="13.825cm" svg:y="8.641cm" svg:viewBox="0 0 182 196" svg:d="M124 155c-14 21-30 42-66 41-37-1-58-22-58-57-1-63 63-62 123-62 3-35-9-53-40-53-23 1-40 6-41 30l-33-3c5-36 33-51 75-51 44 0 71 20 71 63v40 41c-1 19 6 31 27 26v10 11c-30 9-60-2-58-36zM33 139c0 19 12 32 32 32 40-3 61-28 58-73-42 2-90-5-90 41z">
          <text:p/>
        </draw:path>
        <draw:path draw:style-name="gr46" draw:text-style-name="P9" draw:layer="layout" svg:width="0.032cm" svg:height="0.258cm" svg:x="14.029cm" svg:y="8.575cm" svg:viewBox="0 0 33 259" svg:d="M0 31v-15-16h33v16 15zM0 259v-95-93h33v93 95z">
          <text:p/>
        </draw:path>
        <draw:path draw:style-name="gr46" draw:text-style-name="P9" draw:layer="layout" svg:width="0.088cm" svg:height="0.191cm" svg:x="14.107cm" svg:y="8.641cm" svg:viewBox="0 0 89 192" svg:d="M89 31c-78-15-52 90-56 161h-32l-1-187h30c1 12-1 28 2 38 6-26 23-49 57-41v15z">
          <text:p/>
        </draw:path>
        <draw:path draw:style-name="gr46" draw:text-style-name="P9" draw:layer="layout" svg:width="0.166cm" svg:height="0.195cm" svg:x="14.214cm" svg:y="8.641cm" svg:viewBox="0 0 167 196" svg:d="M85 0c61 0 84 41 82 104h-133c0 40 13 66 52 67 26 1 43-12 48-28l28 8c-11 27-36 45-76 45-57 0-87-38-86-100 1-60 26-96 85-96zM135 80c6-59-74-76-96-28-2 7-5 17-5 28z">
          <text:p/>
        </draw:path>
        <draw:path draw:style-name="gr46" draw:text-style-name="P9" draw:layer="layout" svg:width="0.154cm" svg:height="0.196cm" svg:x="14.405cm" svg:y="8.642cm" svg:viewBox="0 0 155 197" svg:d="M123 50c-2-33-85-37-86 0 15 52 114 12 118 89 4 78-148 74-155 8l28-5c3 35 95 45 96 0-9-55-111-15-116-89-4-56 81-63 120-41 12 7 21 18 24 34z">
          <text:p/>
        </draw:path>
        <draw:path draw:style-name="gr46" draw:text-style-name="P9" draw:layer="layout" svg:width="0.039cm" svg:height="1.817cm" svg:x="7.669cm" svg:y="9.344cm" svg:viewBox="0 0 40 1818" svg:d="M40 1818h-40v-524h40zM40 869h-40v-869h40z">
          <text:p/>
        </draw:path>
        <draw:polygon draw:style-name="gr46" draw:text-style-name="P9" draw:layer="layout" svg:width="0.039cm" svg:height="0.034cm" svg:x="7.669cm" svg:y="9.31cm" svg:viewBox="0 0 40 35" draw:points="40,35 0,35 0,0 19,15 40,0">
          <text:p/>
        </draw:polygon>
        <draw:polygon draw:style-name="gr46" draw:text-style-name="P9" draw:layer="layout" svg:width="0.182cm" svg:height="0.281cm" svg:x="7.596cm" svg:y="11.181cm" svg:viewBox="0 0 183 282" draw:points="92,282 0,0 183,0">
          <text:p/>
        </draw:polygon>
        <draw:path draw:style-name="gr46" draw:text-style-name="P9" draw:layer="layout" svg:width="0.237cm" svg:height="0.364cm" svg:x="7.569cm" svg:y="11.161cm" svg:viewBox="0 0 238 365" svg:d="M120 365l-120-365h238zM55 40l65 196 63-196z">
          <text:p/>
        </draw:path>
        <draw:path draw:style-name="gr46" draw:text-style-name="P9" draw:layer="layout" svg:width="0.166cm" svg:height="0.195cm" svg:x="7.466cm" svg:y="10.305cm" svg:viewBox="0 0 167 196" svg:d="M83 0c62-1 84 36 84 98 1 62-26 98-85 98-58 0-81-39-82-98 0-66 27-98 83-98zM82 172c44 1 53-31 53-74s-8-75-51-75c-42 0-52 32-52 75 0 42 10 73 50 74z">
          <text:p/>
        </draw:path>
        <draw:path draw:style-name="gr46" draw:text-style-name="P9" draw:layer="layout" svg:width="0.15cm" svg:height="0.191cm" svg:x="7.669cm" svg:y="10.309cm" svg:viewBox="0 0 151 192" svg:d="M61 192c-88 4-53-116-60-192h32v59 60c0 30 7 49 38 48 70-2 44-100 49-167h30l1 188h-29c-1-10 1-25-2-33-11 22-27 36-59 37z">
          <text:p/>
        </draw:path>
        <draw:path draw:style-name="gr46" draw:text-style-name="P9" draw:layer="layout" svg:width="0.031cm" svg:height="0.257cm" svg:x="7.866cm" svg:y="10.239cm" svg:viewBox="0 0 32 258" svg:d="M0 29v-15-14h32v14 15zM0 258v-94-94h32v94 94z">
          <text:p/>
        </draw:path>
        <draw:polygon draw:style-name="gr44" draw:text-style-name="P8" draw:layer="layout" svg:width="3.131cm" svg:height="2.363cm" svg:x="6.123cm" svg:y="11.551cm" svg:viewBox="0 0 3132 2364" draw:points="1565,0 3132,1181 1565,2364 0,1181">
          <text:p/>
        </draw:polygon>
        <draw:polygon draw:style-name="gr121" draw:text-style-name="P4" draw:layer="layout" svg:width="3.131cm" svg:height="2.363cm" svg:x="6.123cm" svg:y="11.551cm" svg:viewBox="0 0 3132 2364" draw:points="1565,0 3132,1181 1565,2364 0,1181">
          <text:p/>
        </draw:polygon>
        <draw:path draw:style-name="gr46" draw:text-style-name="P9" draw:layer="layout" svg:width="0.187cm" svg:height="0.245cm" svg:x="6.338cm" svg:y="12.131cm" svg:viewBox="0 0 188 246" svg:d="M0 1c86 1 188-15 188 74 0 76-76 78-156 75v48 48h-32v-123zM32 124c57 0 122 11 122-49 0-58-66-47-122-48v49z">
          <text:p/>
        </draw:path>
        <draw:path draw:style-name="gr46" draw:text-style-name="P9" draw:layer="layout" svg:width="0.088cm" svg:height="0.191cm" svg:x="6.567cm" svg:y="12.185cm" svg:viewBox="0 0 89 192" svg:d="M89 31c-77-16-53 90-57 161h-31l-1-188h29c1 12-1 28 2 38 6-26 23-48 58-40v14z">
          <text:p/>
        </draw:path>
        <draw:path draw:style-name="gr46" draw:text-style-name="P9" draw:layer="layout" svg:width="0.166cm" svg:height="0.195cm" svg:x="6.674cm" svg:y="12.185cm" svg:viewBox="0 0 167 196" svg:d="M85 0c61 0 84 41 82 104h-132c0 41 13 67 52 68 25 1 42-12 48-28l27 8c-11 27-36 44-75 44-57 0-88-36-87-100 1-60 27-96 85-96zM135 80c6-59-74-76-94-28-3 7-6 17-6 28z">
          <text:p/>
        </draw:path>
        <draw:path draw:style-name="gr46" draw:text-style-name="P9" draw:layer="layout" svg:width="0.151cm" svg:height="0.191cm" svg:x="6.879cm" svg:y="12.185cm" svg:viewBox="0 0 152 192" svg:d="M91 0c88-4 53 114 60 192h-32v-61-59c0-31-8-48-39-47-70 2-43 100-48 167h-31l-1-188h29c1 10-1 24 2 31 11-21 29-34 60-35z">
          <text:p/>
        </draw:path>
        <draw:path draw:style-name="gr46" draw:text-style-name="P9" draw:layer="layout" svg:width="0.158cm" svg:height="0.261cm" svg:x="7.066cm" svg:y="12.119cm" svg:viewBox="0 0 159 262" svg:d="M68 66c31 0 47 13 60 32l-1-98h31l1 258h-29c-2-10 0-23-3-32-11 24-28 36-59 36-52 0-67-39-68-98 0-65 22-98 68-98zM77 90c-39 0-45 33-45 73s6 74 44 74c41 0 51-32 51-75 0-42-10-73-50-72z">
          <text:p/>
        </draw:path>
        <draw:path draw:style-name="gr46" draw:text-style-name="P9" draw:layer="layout" svg:width="0.088cm" svg:height="0.191cm" svg:x="7.27cm" svg:y="12.185cm" svg:viewBox="0 0 89 192" svg:d="M89 31c-77-16-52 90-56 161h-32l-1-188h30c1 12-1 28 2 38 5-26 22-48 57-40v14z">
          <text:p/>
        </draw:path>
        <draw:path draw:style-name="gr46" draw:text-style-name="P9" draw:layer="layout" svg:width="0.165cm" svg:height="0.195cm" svg:x="7.378cm" svg:y="12.185cm" svg:viewBox="0 0 166 196" svg:d="M83 0c63 0 85 41 83 104h-133c0 41 14 67 52 68 26 1 42-12 49-28l27 8c-10 27-37 44-76 44-57 0-86-36-85-100 1-60 25-96 83-96zM135 80c6-59-75-76-96-28-3 7-6 17-6 28z">
          <text:p/>
        </draw:path>
        <draw:path draw:style-name="gr46" draw:text-style-name="P9" draw:layer="layout" svg:width="0.151cm" svg:height="0.191cm" svg:x="7.679cm" svg:y="12.189cm" svg:viewBox="0 0 152 192" svg:d="M61 192c-88 4-53-115-60-192h32v59 59c0 32 6 50 38 49 70-2 44-100 49-167h31l1 188h-30c-1-10 1-25-2-32-11 21-28 35-59 36z">
          <text:p/>
        </draw:path>
        <draw:path draw:style-name="gr46" draw:text-style-name="P9" draw:layer="layout" svg:width="0.151cm" svg:height="0.191cm" svg:x="7.876cm" svg:y="12.185cm" svg:viewBox="0 0 152 192" svg:d="M91 0c88-4 52 114 60 192h-33v-61-59c0-31-7-48-38-47-70 2-43 100-48 167h-31l-1-188h29c1 10-1 24 2 31 11-21 29-34 60-35z">
          <text:p/>
        </draw:path>
        <draw:path draw:style-name="gr46" draw:text-style-name="P9" draw:layer="layout" svg:width="0.165cm" svg:height="0.195cm" svg:x="8.063cm" svg:y="12.185cm" svg:viewBox="0 0 166 196" svg:d="M83 0c63 0 85 41 83 104h-133c0 41 14 67 52 68 26 1 43-12 49-28l27 8c-10 27-36 44-76 44-57 0-86-36-85-100 1-60 25-96 83-96zM135 80c6-59-75-76-96-28-3 7-6 17-6 28z">
          <text:p/>
        </draw:path>
        <draw:path draw:style-name="gr46" draw:text-style-name="P9" draw:layer="layout" svg:width="0.154cm" svg:height="0.195cm" svg:x="8.351cm" svg:y="12.186cm" svg:viewBox="0 0 155 196" svg:d="M123 49c-3-33-84-37-85 0 14 52 113 12 117 90 4 77-148 73-155 8l28-5c4 35 95 44 96 0-10-56-111-16-116-90-4-56 81-62 120-41 11 7 21 19 24 34z">
          <text:p/>
        </draw:path>
        <draw:path draw:style-name="gr46" draw:text-style-name="P9" draw:layer="layout" svg:width="0.181cm" svg:height="0.195cm" svg:x="8.533cm" svg:y="12.185cm" svg:viewBox="0 0 182 196" svg:d="M124 157c-15 20-31 40-68 39-35-1-56-21-56-56-1-64 61-63 123-63 3-35-9-53-40-53-25 1-41 7-42 30l-33-3c5-36 33-51 76-51 44 0 70 20 70 63v40 42c-1 19 7 31 28 26v10 10c-31 9-60-2-58-34zM32 140c0 20 12 32 31 32 41-3 63-28 60-74-42 2-91-4-91 42z">
          <text:p/>
        </draw:path>
        <draw:polygon draw:style-name="gr46" draw:text-style-name="P9" draw:layer="layout" svg:width="0.031cm" svg:height="0.257cm" svg:x="8.737cm" svg:y="12.119cm" svg:viewBox="0 0 32 258" draw:points="0,258 0,130 0,0 32,0 32,130 32,258">
          <text:p/>
        </draw:polygon>
        <draw:polygon draw:style-name="gr46" draw:text-style-name="P9" draw:layer="layout" svg:width="0.032cm" svg:height="0.257cm" svg:x="8.814cm" svg:y="12.119cm" svg:viewBox="0 0 33 258" draw:points="0,258 0,130 0,0 33,0 33,130 33,258">
          <text:p/>
        </draw:polygon>
        <draw:path draw:style-name="gr46" draw:text-style-name="P9" draw:layer="layout" svg:width="0.165cm" svg:height="0.195cm" svg:x="8.883cm" svg:y="12.185cm" svg:viewBox="0 0 166 196" svg:d="M83 0c63 0 85 41 83 104h-133c0 41 14 67 52 68 26 1 43-12 49-28l27 8c-11 27-36 44-76 44-57 0-86-36-85-100 1-60 25-96 83-96zM135 80c6-59-76-76-96-28-3 7-6 17-6 28z">
          <text:p/>
        </draw:path>
        <draw:path draw:style-name="gr46" draw:text-style-name="P9" draw:layer="layout" svg:width="0.159cm" svg:height="0.265cm" svg:x="6.536cm" svg:y="12.61cm" svg:viewBox="0 0 160 266" svg:d="M91 0c54 1 69 41 69 97s-16 96-69 99c-30 0-47-14-58-34l1 104h-33l-1-262h32l2 30c10-21 27-34 57-34zM84 172c39 0 44-34 44-74 0-41-6-72-44-73-41 0-50 31-50 75 0 42 10 72 50 72z">
          <text:p/>
        </draw:path>
        <draw:path draw:style-name="gr46" draw:text-style-name="P9" draw:layer="layout" svg:width="0.167cm" svg:height="0.195cm" svg:x="6.724cm" svg:y="12.61cm" svg:viewBox="0 0 168 196" svg:d="M84 0c60-1 84 37 84 99 1 62-28 97-85 97-58 0-82-38-83-97 0-66 28-99 84-99zM83 173c43 1 51-31 51-74 0-44-7-75-50-75-42 0-51 31-51 75 0 42 9 73 50 74z">
          <text:p/>
        </draw:path>
        <draw:path draw:style-name="gr46" draw:text-style-name="P9" draw:layer="layout" svg:width="0.152cm" svg:height="0.191cm" svg:x="6.928cm" svg:y="12.614cm" svg:viewBox="0 0 153 192" svg:d="M62 192c-89 4-53-115-61-192h32v59 60c0 31 7 50 38 49 71-2 44-101 49-168h31l2 188h-31c-1-10 1-24-2-32-11 21-27 35-58 36z">
          <text:p/>
        </draw:path>
        <draw:path draw:style-name="gr46" draw:text-style-name="P9" draw:layer="layout" svg:width="0.088cm" svg:height="0.191cm" svg:x="7.125cm" svg:y="12.611cm" svg:viewBox="0 0 89 192" svg:d="M89 32c-78-17-53 89-57 160h-31l-1-188h29c1 12-1 30 2 40 6-28 23-50 58-42v15z">
          <text:p/>
        </draw:path>
        <draw:path draw:style-name="gr46" draw:text-style-name="P9" draw:layer="layout" svg:width="0.248cm" svg:height="0.191cm" svg:x="7.339cm" svg:y="12.61cm" svg:viewBox="0 0 249 192" svg:d="M182 26c-66 3-37 103-43 166h-31v-59-60c0-28-4-50-34-47-64 4-37 102-43 166h-30l-1-188h29c1 10-1 25 2 33 10-45 97-50 105 0 11-22 26-36 57-37 84-2 47 118 54 192h-31v-59-60c0-28-5-49-34-47z">
          <text:p/>
        </draw:path>
        <draw:path draw:style-name="gr46" draw:text-style-name="P9" draw:layer="layout" svg:width="0.165cm" svg:height="0.195cm" svg:x="7.623cm" svg:y="12.61cm" svg:viewBox="0 0 166 196" svg:d="M84 0c61 0 84 42 82 106h-133c0 39 14 66 53 67 25 1 42-12 48-29l27 8c-11 27-36 44-75 44-58 0-87-36-86-98 1-61 25-98 84-98zM135 80c5-59-75-76-96-28-3 7-6 17-6 28z">
          <text:p/>
        </draw:path>
        <draw:path draw:style-name="gr46" draw:text-style-name="P9" draw:layer="layout" svg:width="0.09cm" svg:height="0.232cm" svg:x="7.808cm" svg:y="12.572cm" svg:viewBox="0 0 91 233" svg:d="M53 184c-2 24 19 29 38 22v11 12c-33 10-69 5-69-38v-63-63h-22v-11-12h24l9-42h20v21 21h36v12 11h-36v60z">
          <text:p/>
        </draw:path>
        <draw:path draw:style-name="gr46" draw:text-style-name="P9" draw:layer="layout" svg:width="0.09cm" svg:height="0.232cm" svg:x="7.906cm" svg:y="12.572cm" svg:viewBox="0 0 91 233" svg:d="M53 184c-2 24 19 29 38 22v11 12c-33 10-69 5-69-38v-63-63h-22v-11-12h24l9-42h20v21 21h35v12 11h-35v60z">
          <text:p/>
        </draw:path>
        <draw:path draw:style-name="gr46" draw:text-style-name="P9" draw:layer="layout" svg:width="0.088cm" svg:height="0.191cm" svg:x="8.023cm" svg:y="12.611cm" svg:viewBox="0 0 89 192" svg:d="M89 32c-78-17-52 89-56 160h-32l-1-188h30c1 12-2 30 2 40 6-28 23-50 57-42v15z">
          <text:p/>
        </draw:path>
        <draw:path draw:style-name="gr46" draw:text-style-name="P9" draw:layer="layout" svg:width="0.166cm" svg:height="0.195cm" svg:x="8.13cm" svg:y="12.61cm" svg:viewBox="0 0 167 196" svg:d="M85 0c61 0 84 42 82 106h-133c0 39 14 66 52 67 26 1 43-12 48-29l28 8c-11 27-36 44-76 44-57 0-87-36-86-98 1-61 26-98 85-98zM135 80c6-59-74-76-94-28-4 7-7 17-7 28z">
          <text:p/>
        </draw:path>
        <draw:polygon draw:style-name="gr46" draw:text-style-name="P9" draw:layer="layout" svg:width="0.031cm" svg:height="0.257cm" svg:x="8.432cm" svg:y="12.544cm" svg:viewBox="0 0 32 258" draw:points="0,258 0,130 0,0 32,0 32,130 32,258">
          <text:p/>
        </draw:polygon>
        <draw:path draw:style-name="gr46" draw:text-style-name="P9" draw:layer="layout" svg:width="0.166cm" svg:height="0.195cm" svg:x="8.5cm" svg:y="12.61cm" svg:viewBox="0 0 167 196" svg:d="M83 0c62 0 86 42 84 106h-134c0 39 14 66 52 67 26 1 42-12 48-29l28 8c-11 27-37 44-76 44-56 0-86-36-85-98 1-61 26-98 83-98zM134 80c6-59-74-76-95-28-3 7-6 17-6 28z">
          <text:p/>
        </draw:path>
        <draw:path draw:style-name="gr46" draw:text-style-name="P9" draw:layer="layout" svg:width="0.154cm" svg:height="0.195cm" svg:x="8.691cm" svg:y="12.611cm" svg:viewBox="0 0 155 196" svg:d="M123 50c-3-34-85-38-86 0 15 53 114 11 118 89 4 77-148 73-155 8l27-5c4 36 96 44 97 0-9-56-111-15-116-90-4-56 80-62 120-41 12 7 21 19 24 35z">
          <text:p/>
        </draw:path>
        <draw:path draw:style-name="gr46" draw:text-style-name="P9" draw:layer="layout" svg:width="0.181cm" svg:height="0.195cm" svg:x="6.326cm" svg:y="13.036cm" svg:viewBox="0 0 182 196" svg:d="M124 156c-14 21-31 40-67 40-35-1-57-21-57-57-1-63 62-62 123-62 3-35-8-54-41-54-23 1-40 7-41 31l-32-3c5-37 32-51 74-51 45 0 72 19 72 64v40 40c-1 20 7 32 27 27v10 10c-30 8-60-2-58-35zM32 139c0 20 12 33 32 33 41-3 62-29 59-73-43 2-91-5-91 40z">
          <text:p/>
        </draw:path>
        <draw:path draw:style-name="gr46" draw:text-style-name="P9" draw:layer="layout" svg:width="0.094cm" svg:height="0.257cm" svg:x="6.512cm" svg:y="12.969cm" svg:viewBox="0 0 95 258" svg:d="M95 27c-30-9-41 10-37 44h37v11 11h-37v82 83h-32v-83-82h-26v-11-11h26c-6-52 17-82 69-68v12z">
          <text:p/>
        </draw:path>
        <draw:path draw:style-name="gr46" draw:text-style-name="P9" draw:layer="layout" svg:width="0.094cm" svg:height="0.257cm" svg:x="6.603cm" svg:y="12.969cm" svg:viewBox="0 0 95 258" svg:d="M95 27c-30-9-41 10-37 44h37v11 11h-37v82 83h-32v-83-82h-26v-11-11h26c-6-52 17-82 69-68v12z">
          <text:p/>
        </draw:path>
        <draw:path draw:style-name="gr46" draw:text-style-name="P9" draw:layer="layout" svg:width="0.181cm" svg:height="0.195cm" svg:x="6.711cm" svg:y="13.036cm" svg:viewBox="0 0 182 196" svg:d="M124 156c-15 21-30 40-68 40-35-1-56-21-56-57-1-63 61-62 123-62 3-35-9-54-40-54-25 1-41 7-42 31l-33-3c5-37 33-51 76-51 44 0 70 19 70 64v40 40c-1 20 7 32 28 27v10 10c-31 8-60-2-58-35zM32 139c0 20 12 33 31 33 41-3 63-29 60-73-42 2-91-5-91 40z">
          <text:p/>
        </draw:path>
        <draw:path draw:style-name="gr46" draw:text-style-name="P9" draw:layer="layout" svg:width="0.031cm" svg:height="0.257cm" svg:x="6.915cm" svg:y="12.97cm" svg:viewBox="0 0 32 258" svg:d="M0 29v-15-14h32v14 15zM0 258v-95-93h32v93 95z">
          <text:p/>
        </draw:path>
        <draw:path draw:style-name="gr46" draw:text-style-name="P9" draw:layer="layout" svg:width="0.088cm" svg:height="0.191cm" svg:x="6.992cm" svg:y="13.036cm" svg:viewBox="0 0 89 192" svg:d="M89 30c-76-16-51 90-55 162h-33l-1-188h31c1 11-1 28 2 38 6-27 22-48 56-40v14z">
          <text:p/>
        </draw:path>
        <draw:path draw:style-name="gr46" draw:text-style-name="P9" draw:layer="layout" svg:width="0.165cm" svg:height="0.195cm" svg:x="7.1cm" svg:y="13.036cm" svg:viewBox="0 0 166 196" svg:d="M84 0c62 0 84 41 82 105h-133c0 39 14 66 53 67 26 1 42-12 48-29l28 8c-11 28-37 45-76 45-58 0-87-37-86-99 1-61 26-97 84-97zM135 80c6-60-75-76-96-28-3 8-6 18-6 28z">
          <text:p/>
        </draw:path>
        <draw:path draw:style-name="gr46" draw:text-style-name="P9" draw:layer="layout" svg:width="0.158cm" svg:height="0.261cm" svg:x="7.394cm" svg:y="12.97cm" svg:viewBox="0 0 159 262" svg:d="M68 66c30 0 48 12 60 32l-1-98h31l1 258h-29c-2-10 0-23-3-31-10 23-29 35-59 35-52 0-67-39-68-97 0-66 22-99 68-99zM77 89c-39 0-45 34-45 75 0 39 6 73 44 73 42 0 51-32 51-75 0-42-9-74-50-73z">
          <text:p/>
        </draw:path>
        <draw:path draw:style-name="gr46" draw:text-style-name="P9" draw:layer="layout" svg:width="0.166cm" svg:height="0.195cm" svg:x="7.589cm" svg:y="13.036cm" svg:viewBox="0 0 167 196" svg:d="M83 0c63 0 86 41 84 105h-133c0 39 13 66 52 67 26 1 42-12 48-29l28 8c-11 28-36 45-76 45-57 0-87-37-86-99 1-61 26-97 83-97zM135 80c6-60-75-76-96-28-3 8-5 18-5 28z">
          <text:p/>
        </draw:path>
        <draw:path draw:style-name="gr46" draw:text-style-name="P9" draw:layer="layout" svg:width="0.154cm" svg:height="0.195cm" svg:x="7.78cm" svg:y="13.037cm" svg:viewBox="0 0 155 196" svg:d="M123 49c-3-34-85-38-86 0 15 53 114 13 118 89 4 77-148 73-155 8l27-5c4 36 96 45 97 0-9-55-111-14-116-89-4-56 80-62 120-42 12 7 21 19 24 35z">
          <text:p/>
        </draw:path>
        <draw:path draw:style-name="gr46" draw:text-style-name="P9" draw:layer="layout" svg:width="0.165cm" svg:height="0.265cm" svg:x="8.059cm" svg:y="12.966cm" svg:viewBox="0 0 166 266" svg:d="M83 70c63 0 85 42 83 105h-133c0 39 14 66 52 67 27 1 43-12 49-29l27 8c-10 28-36 45-76 45-57 0-86-37-85-99 1-60 25-97 83-97zM135 150c6-60-75-76-96-27-3 7-6 17-6 27zM62 53c7-23 26-35 37-53h36v2 3l-58 48z">
          <text:p/>
        </draw:path>
        <draw:polygon draw:style-name="gr46" draw:text-style-name="P9" draw:layer="layout" svg:width="0.032cm" svg:height="0.257cm" svg:x="8.263cm" svg:y="12.97cm" svg:viewBox="0 0 33 258" draw:points="0,258 0,128 0,0 33,0 33,128 33,258">
          <text:p/>
        </draw:polygon>
        <draw:path draw:style-name="gr46" draw:text-style-name="P9" draw:layer="layout" svg:width="0.165cm" svg:height="0.265cm" svg:x="8.332cm" svg:y="12.966cm" svg:viewBox="0 0 166 266" svg:d="M84 70c62 0 85 42 82 105h-132c0 39 14 66 52 67 25 1 42-12 48-29l27 8c-10 28-36 45-75 45-57 0-87-37-86-99 2-60 26-97 84-97zM135 150c6-60-74-76-95-27-3 7-6 17-6 27zM100 53l-57-48v-3-2h35c12 18 30 31 37 53z">
          <text:p/>
        </draw:path>
        <draw:polygon draw:style-name="gr46" draw:text-style-name="P9" draw:layer="layout" svg:width="0.174cm" svg:height="0.187cm" svg:x="8.514cm" svg:y="13.04cm" svg:viewBox="0 0 175 188" draw:points="106,188 67,188 0,0 33,0 86,163 142,0 175,0">
          <text:p/>
        </draw:polygon>
        <draw:path draw:style-name="gr46" draw:text-style-name="P9" draw:layer="layout" svg:width="0.165cm" svg:height="0.195cm" svg:x="8.704cm" svg:y="13.036cm" svg:viewBox="0 0 166 196" svg:d="M83 0c63 0 85 41 83 105h-133c0 39 14 66 52 67 25 1 43-12 49-29l27 8c-11 28-36 45-76 45-57 0-86-37-85-99 1-61 25-97 83-97zM135 80c6-60-76-76-96-28-3 8-6 18-6 28z">
          <text:p/>
        </draw:path>
        <draw:path draw:style-name="gr46" draw:text-style-name="P9" draw:layer="layout" svg:width="0.153cm" svg:height="0.195cm" svg:x="8.895cm" svg:y="13.037cm" svg:viewBox="0 0 154 196" svg:d="M123 49c-3-34-85-38-86 0 14 53 113 13 117 89 4 77-148 73-154 8l27-5c4 36 96 45 97 0-10-55-112-14-117-89-4-56 82-62 121-42 11 7 20 19 23 35z">
          <text:p/>
        </draw:path>
        <draw:line draw:style-name="gr121" draw:text-style-name="P4" draw:layer="layout" svg:x1="7.688cm" svg:y1="13.957cm" svg:x2="7.688cm" svg:y2="15.026cm">
          <text:p/>
        </draw:line>
        <draw:polygon draw:style-name="gr46" draw:text-style-name="P9" draw:layer="layout" svg:width="0.039cm" svg:height="0.033cm" svg:x="7.669cm" svg:y="13.924cm" svg:viewBox="0 0 40 34" draw:points="40,34 0,34 0,0 19,13 40,0">
          <text:p/>
        </draw:polygon>
        <draw:polygon draw:style-name="gr122" draw:text-style-name="P9" draw:layer="layout" svg:width="0.182cm" svg:height="0.281cm" svg:x="7.596cm" svg:y="15.046cm" svg:viewBox="0 0 183 282" draw:points="92,282 0,0 183,0">
          <text:p/>
        </draw:polygon>
        <draw:path draw:style-name="gr44" draw:text-style-name="P8" draw:layer="layout" svg:width="3.131cm" svg:height="1.898cm" svg:x="6.123cm" svg:y="15.41cm" svg:viewBox="0 0 3132 1899" svg:d="M2505 0c345 0 627 425 627 950 0 524-282 949-627 949h-1879c-347 0-626-425-626-949 0-525 279-950 626-950z">
          <text:p/>
        </draw:path>
        <draw:path draw:style-name="gr121" draw:text-style-name="P4" draw:layer="layout" svg:width="3.131cm" svg:height="1.898cm" svg:x="6.123cm" svg:y="15.41cm" svg:viewBox="0 0 3132 1899" svg:d="M2505 0c345 0 627 425 627 950 0 524-282 949-627 949h-1879c-347 0-626-425-626-949 0-525 279-950 626-950z">
          <text:p/>
        </draw:path>
        <draw:path draw:style-name="gr46" draw:text-style-name="P9" draw:layer="layout" svg:width="0.188cm" svg:height="0.245cm" svg:x="6.788cm" svg:y="15.553cm" svg:viewBox="0 0 189 246" svg:d="M0 1c86 1 189-15 189 74 0 76-77 78-156 75v48 48h-33v-123zM33 124c56 0 122 11 122-49 0-58-67-47-122-48v49z">
          <text:p/>
        </draw:path>
        <draw:path draw:style-name="gr46" draw:text-style-name="P9" draw:layer="layout" svg:width="0.088cm" svg:height="0.191cm" svg:x="7.017cm" svg:y="15.607cm" svg:viewBox="0 0 89 192" svg:d="M89 31c-77-16-53 90-57 161h-31l-1-188h29c1 12-1 28 2 38 6-26 23-48 58-40v14z">
          <text:p/>
        </draw:path>
        <draw:path draw:style-name="gr46" draw:text-style-name="P9" draw:layer="layout" svg:width="0.165cm" svg:height="0.265cm" svg:x="7.125cm" svg:y="15.537cm" svg:viewBox="0 0 166 266" svg:d="M84 70c61 0 84 41 82 105h-133c0 40 13 66 53 67 25 1 42-12 48-28l27 8c-11 27-36 44-75 44-58 0-87-36-86-100 1-60 25-96 84-96zM135 150c5-59-75-76-96-28-3 7-6 17-6 28zM62 53c8-22 27-34 37-53h36v3 2l-57 48z">
          <text:p/>
        </draw:path>
        <draw:polygon draw:style-name="gr46" draw:text-style-name="P9" draw:layer="layout" svg:width="0.174cm" svg:height="0.187cm" svg:x="7.307cm" svg:y="15.611cm" svg:viewBox="0 0 175 188" draw:points="105,188 67,188 0,0 33,0 86,163 141,0 175,0">
          <text:p/>
        </draw:polygon>
        <draw:path draw:style-name="gr46" draw:text-style-name="P9" draw:layer="layout" svg:width="0.166cm" svg:height="0.195cm" svg:x="7.496cm" svg:y="15.607cm" svg:viewBox="0 0 167 196" svg:d="M85 0c61 0 84 42 82 105h-132c0 40 13 66 51 67 26 1 43-12 48-28l28 8c-11 27-36 44-76 44-56 0-87-36-86-99 1-60 27-97 85-97zM135 81c6-59-74-77-95-28-2 7-5 17-5 28z">
          <text:p/>
        </draw:path>
        <draw:path draw:style-name="gr46" draw:text-style-name="P9" draw:layer="layout" svg:width="0.152cm" svg:height="0.191cm" svg:x="7.701cm" svg:y="15.607cm" svg:viewBox="0 0 153 192" svg:d="M92 0c88-4 52 114 59 192h-32v-61-59c0-31-8-48-38-47-71 2-43 100-48 167h-32l-1-188h30c1 10-1 24 2 31 11-21 29-34 60-35z">
          <text:p/>
        </draw:path>
        <draw:path draw:style-name="gr46" draw:text-style-name="P9" draw:layer="layout" svg:width="0.031cm" svg:height="0.257cm" svg:x="7.897cm" svg:y="15.541cm" svg:viewBox="0 0 32 258" svg:d="M0 30v-15-15h32v15 15zM0 258v-95-93h32v93 95z">
          <text:p/>
        </draw:path>
        <draw:path draw:style-name="gr46" draw:text-style-name="P9" draw:layer="layout" svg:width="0.088cm" svg:height="0.191cm" svg:x="7.974cm" svg:y="15.607cm" svg:viewBox="0 0 89 192" svg:d="M89 31c-77-16-53 90-57 161h-31l-1-188h29c1 12-1 28 2 38 6-26 23-48 58-40v14z">
          <text:p/>
        </draw:path>
        <draw:polygon draw:style-name="gr46" draw:text-style-name="P9" draw:layer="layout" svg:width="0.031cm" svg:height="0.257cm" svg:x="8.188cm" svg:y="15.541cm" svg:viewBox="0 0 32 258" draw:points="0,258 0,129 0,0 32,0 32,129 32,258">
          <text:p/>
        </draw:polygon>
        <draw:path draw:style-name="gr46" draw:text-style-name="P9" draw:layer="layout" svg:width="0.165cm" svg:height="0.195cm" svg:x="8.257cm" svg:y="15.607cm" svg:viewBox="0 0 166 196" svg:d="M84 0c61 0 84 42 82 105h-133c0 40 14 66 53 67 25 1 42-12 48-28l27 8c-11 27-36 44-75 44-58 0-87-36-86-99 1-60 25-97 84-97zM135 81c6-59-76-77-96-28-3 7-6 17-6 28z">
          <text:p/>
        </draw:path>
        <draw:path draw:style-name="gr46" draw:text-style-name="P9" draw:layer="layout" svg:width="0.154cm" svg:height="0.196cm" svg:x="8.447cm" svg:y="15.608cm" svg:viewBox="0 0 155 197" svg:d="M124 50c-3-33-85-37-86 0 15 52 113 12 117 89 4 78-148 74-155 8l28-5c4 35 96 44 97 0-10-55-112-15-117-89-4-57 81-63 121-41 11 7 20 19 23 34z">
          <text:p/>
        </draw:path>
        <draw:path draw:style-name="gr46" draw:text-style-name="P9" draw:layer="layout" svg:width="0.165cm" svg:height="0.265cm" svg:x="6.3cm" svg:y="15.962cm" svg:viewBox="0 0 166 266" svg:d="M84 71c62 0 84 42 82 105h-133c0 39 14 66 53 67 25 1 42-12 48-29l27 8c-11 27-36 44-75 44-58 0-87-36-86-98 1-60 25-97 84-97zM135 151c6-59-75-76-96-28-3 7-6 17-6 28zM62 55c8-23 27-35 38-55h35v3 2l-57 50z">
          <text:p/>
        </draw:path>
        <draw:polygon draw:style-name="gr46" draw:text-style-name="P9" draw:layer="layout" svg:width="0.032cm" svg:height="0.257cm" svg:x="6.504cm" svg:y="15.966cm" svg:viewBox="0 0 33 258" draw:points="0,258 0,130 0,0 33,0 33,130 33,258">
          <text:p/>
        </draw:polygon>
        <draw:path draw:style-name="gr46" draw:text-style-name="P9" draw:layer="layout" svg:width="0.165cm" svg:height="0.265cm" svg:x="6.573cm" svg:y="15.962cm" svg:viewBox="0 0 166 266" svg:d="M83 71c62 0 85 42 83 105h-133c0 39 14 66 52 67 26 1 43-12 49-29l27 8c-11 27-36 44-76 44-57 0-86-36-85-98 1-60 25-97 83-97zM135 151c6-59-76-76-96-28-3 7-6 17-6 28zM99 55l-57-50v-2-3h35c12 20 29 33 38 55z">
          <text:p/>
        </draw:path>
        <draw:polygon draw:style-name="gr46" draw:text-style-name="P9" draw:layer="layout" svg:width="0.174cm" svg:height="0.187cm" svg:x="6.755cm" svg:y="16.036cm" svg:viewBox="0 0 175 188" draw:points="104,188 67,188 0,0 33,0 86,164 142,0 175,0">
          <text:p/>
        </draw:polygon>
        <draw:path draw:style-name="gr46" draw:text-style-name="P9" draw:layer="layout" svg:width="0.166cm" svg:height="0.195cm" svg:x="6.944cm" svg:y="16.032cm" svg:viewBox="0 0 167 196" svg:d="M85 0c61 0 84 42 82 105h-133c0 39 13 67 53 68 25 1 42-13 48-30l27 8c-11 28-36 45-75 45-58 0-87-37-87-99 1-60 26-97 85-97zM136 80c5-59-76-76-96-28-3 7-6 17-6 28z">
          <text:p/>
        </draw:path>
        <draw:path draw:style-name="gr46" draw:text-style-name="P9" draw:layer="layout" svg:width="0.154cm" svg:height="0.195cm" svg:x="7.135cm" svg:y="16.033cm" svg:viewBox="0 0 155 196" svg:d="M123 50c-3-34-85-38-86 0 15 52 114 11 118 88 4 78-148 74-155 8l28-5c4 37 95 45 96 0-10-55-111-15-116-89-4-56 80-62 119-41 13 7 22 19 25 35z">
          <text:p/>
        </draw:path>
        <draw:path draw:style-name="gr46" draw:text-style-name="P9" draw:layer="layout" svg:width="0.159cm" svg:height="0.265cm" svg:x="7.414cm" svg:y="16.032cm" svg:viewBox="0 0 160 266" svg:d="M128 161c-10 21-28 34-59 34-52 0-68-38-69-96 0-58 17-98 69-99 32-1 48 14 59 33 0-11-1-24 2-32h30l-1 265h-32zM76 171c42 0 51-33 51-75 0-43-7-72-50-72-39 0-45 34-45 74 0 39 5 73 44 73z">
          <text:p/>
        </draw:path>
        <draw:path draw:style-name="gr46" draw:text-style-name="P9" draw:layer="layout" svg:width="0.15cm" svg:height="0.191cm" svg:x="7.617cm" svg:y="16.036cm" svg:viewBox="0 0 151 192" svg:d="M61 192c-88 4-53-115-60-192h31v59 60c0 31 7 50 39 49 71-2 44-101 49-168h30l1 188h-29c-1-10 1-24-2-32-11 21-27 35-59 36z">
          <text:p/>
        </draw:path>
        <draw:polygon draw:style-name="gr46" draw:text-style-name="P9" draw:layer="layout" svg:width="0.033cm" svg:height="0.077cm" svg:x="7.808cm" svg:y="15.979cm" svg:viewBox="0 0 34 78" draw:points="30,78 4,78 0,0 34,0">
          <text:p/>
        </draw:polygon>
        <draw:path draw:style-name="gr46" draw:text-style-name="P9" draw:layer="layout" svg:width="0.031cm" svg:height="0.257cm" svg:x="7.881cm" svg:y="15.966cm" svg:viewBox="0 0 32 258" svg:d="M0 30v-15-15h32v15 15zM0 258v-93-94h32v94 93z">
          <text:p/>
        </draw:path>
        <draw:polygon draw:style-name="gr46" draw:text-style-name="P9" draw:layer="layout" svg:width="0.031cm" svg:height="0.257cm" svg:x="7.958cm" svg:y="15.966cm" svg:viewBox="0 0 32 258" draw:points="0,258 0,130 0,0 32,0 32,130 32,258">
          <text:p/>
        </draw:polygon>
        <draw:path draw:style-name="gr46" draw:text-style-name="P9" draw:layer="layout" svg:width="0.174cm" svg:height="0.261cm" svg:x="8.111cm" svg:y="16.036cm" svg:viewBox="0 0 175 262" svg:d="M175 0l-85 219c-14 27-36 50-79 41v-12-11c38 5 51-20 62-51l-73-186h33l56 154 53-154z">
          <text:p/>
        </draw:path>
        <draw:path draw:style-name="gr46" draw:text-style-name="P9" draw:layer="layout" svg:width="0.181cm" svg:height="0.195cm" svg:x="8.397cm" svg:y="16.032cm" svg:viewBox="0 0 182 196" svg:d="M125 156c-15 22-31 41-67 40-35-1-58-20-58-57 0-63 63-62 124-62 3-34-9-53-40-53-24 1-40 7-41 30l-34-3c5-36 34-51 76-51 44 0 70 20 70 63v41 40c-1 20 7 33 27 28v9 10c-30 9-59-2-57-35zM34 139c0 20 12 34 31 34 40-3 62-30 59-74-42 2-90-5-90 40z">
          <text:p/>
        </draw:path>
        <draw:path draw:style-name="gr46" draw:text-style-name="P9" draw:layer="layout" svg:width="0.151cm" svg:height="0.191cm" svg:x="8.601cm" svg:y="16.036cm" svg:viewBox="0 0 152 192" svg:d="M61 192c-87 4-53-115-60-192h31v59 60c0 31 7 50 38 49 72-2 44-101 50-168h31l1 188h-30c-1-10 1-24-2-32-11 21-28 35-59 36z">
          <text:p/>
        </draw:path>
        <draw:path draw:style-name="gr46" draw:text-style-name="P9" draw:layer="layout" svg:width="0.088cm" svg:height="0.191cm" svg:x="8.798cm" svg:y="16.033cm" svg:viewBox="0 0 89 192" svg:d="M89 32c-78-17-53 89-57 160h-31l-1-188h29c1 12-1 30 2 40 6-28 23-50 58-42v15z">
          <text:p/>
        </draw:path>
        <draw:path draw:style-name="gr46" draw:text-style-name="P9" draw:layer="layout" svg:width="0.181cm" svg:height="0.195cm" svg:x="8.905cm" svg:y="16.032cm" svg:viewBox="0 0 182 196" svg:d="M125 156c-15 22-31 41-67 40s-58-20-58-57c-1-63 63-62 124-62 3-34-9-53-41-53-23 1-41 7-42 30l-32-3c5-36 32-51 75-51 44 0 71 20 71 63v41 40c-1 20 7 33 27 28v9 10c-30 9-59-2-57-35zM33 139c0 20 11 34 32 34 40-3 62-30 59-74-42 2-91-5-91 40z">
          <text:p/>
        </draw:path>
        <draw:path draw:style-name="gr46" draw:text-style-name="P9" draw:layer="layout" svg:width="0.151cm" svg:height="0.191cm" svg:x="6.604cm" svg:y="16.462cm" svg:viewBox="0 0 152 192" svg:d="M62 192c-88 3-54-115-61-192h33v59 60c0 30 7 49 38 48 70-2 44-100 49-167h30l1 188h-29c-1-10 1-25-2-33-11 22-28 36-59 37z">
          <text:p/>
        </draw:path>
        <draw:path draw:style-name="gr46" draw:text-style-name="P9" draw:layer="layout" svg:width="0.152cm" svg:height="0.191cm" svg:x="6.801cm" svg:y="16.458cm" svg:viewBox="0 0 153 192" svg:d="M92 0c88-4 52 115 59 192h-32v-60-60c0-31-7-49-38-48-71 2-43 102-48 168h-32l-1-188h30c1 9-1 23 2 31 11-22 29-34 60-35z">
          <text:p/>
        </draw:path>
        <draw:path draw:style-name="gr46" draw:text-style-name="P9" draw:layer="layout" svg:width="0.165cm" svg:height="0.195cm" svg:x="6.988cm" svg:y="16.458cm" svg:viewBox="0 0 166 196" svg:d="M84 0c62 0 84 41 82 104h-132c0 40 14 67 52 68 25 1 42-12 48-29l27 8c-10 28-36 45-75 45-57 0-87-37-86-100 1-60 26-96 84-96zM135 79c6-59-74-75-95-27-3 7-6 17-6 27z">
          <text:p/>
        </draw:path>
        <draw:path draw:style-name="gr46" draw:text-style-name="P9" draw:layer="layout" svg:width="0.153cm" svg:height="0.195cm" svg:x="7.277cm" svg:y="16.459cm" svg:viewBox="0 0 154 196" svg:d="M122 49c-3-34-84-38-85 0 14 52 113 12 117 89s-148 73-154 8l27-5c4 36 95 45 96 0-10-56-111-15-116-89-4-56 81-62 120-42 12 7 21 19 24 35z">
          <text:p/>
        </draw:path>
        <draw:path draw:style-name="gr46" draw:text-style-name="P9" draw:layer="layout" svg:width="0.181cm" svg:height="0.195cm" svg:x="7.458cm" svg:y="16.458cm" svg:viewBox="0 0 182 196" svg:d="M124 156c-15 21-30 40-67 40-36-1-57-21-57-57-1-64 62-63 123-63 3-34-9-53-40-53-24 1-41 7-42 31l-33-3c5-37 33-51 76-51 44 0 70 19 70 63v40 41c-1 20 7 32 28 27v10 10c-31 8-60-2-58-35zM32 139c0 20 12 33 32 33 40-3 62-29 59-74-42 2-91-5-91 41z">
          <text:p/>
        </draw:path>
        <draw:polygon draw:style-name="gr46" draw:text-style-name="P9" draw:layer="layout" svg:width="0.031cm" svg:height="0.257cm" svg:x="7.662cm" svg:y="16.392cm" svg:viewBox="0 0 32 258" draw:points="0,258 0,129 0,0 32,0 32,129 32,258">
          <text:p/>
        </draw:polygon>
        <draw:polygon draw:style-name="gr46" draw:text-style-name="P9" draw:layer="layout" svg:width="0.032cm" svg:height="0.257cm" svg:x="7.739cm" svg:y="16.392cm" svg:viewBox="0 0 33 258" draw:points="0,258 0,129 0,0 33,0 33,129 33,258">
          <text:p/>
        </draw:polygon>
        <draw:path draw:style-name="gr46" draw:text-style-name="P9" draw:layer="layout" svg:width="0.165cm" svg:height="0.195cm" svg:x="7.808cm" svg:y="16.458cm" svg:viewBox="0 0 166 196" svg:d="M84 0c62 0 84 41 82 104h-132c0 40 14 67 52 68 25 1 42-12 48-29l27 8c-10 28-36 45-75 45-58 0-87-37-86-100 1-60 25-96 84-96zM135 79c6-59-74-75-95-27-3 7-6 17-6 27z">
          <text:p/>
        </draw:path>
        <draw:path draw:style-name="gr46" draw:text-style-name="P9" draw:layer="layout" svg:width="0.159cm" svg:height="0.264cm" svg:x="8.109cm" svg:y="16.458cm" svg:viewBox="0 0 160 265" svg:d="M91 0c54 1 69 40 69 97 0 56-16 97-69 99-30 0-48-13-58-34l1 103h-33l-1-261h32l2 29c9-21 27-33 57-33zM83 172c40 0 44-34 44-74s-5-73-44-74c-41 0-49 33-49 76 0 42 9 72 49 72z">
          <text:p/>
        </draw:path>
        <draw:path draw:style-name="gr46" draw:text-style-name="P9" draw:layer="layout" svg:width="0.166cm" svg:height="0.195cm" svg:x="8.297cm" svg:y="16.458cm" svg:viewBox="0 0 167 196" svg:d="M83 0c62-1 84 36 84 97 1 63-26 99-85 99-57 0-81-39-82-99 0-65 27-97 83-97zM82 172c44 1 53-31 53-75 0-42-8-74-51-74-42 0-52 32-52 74 0 43 10 74 50 75z">
          <text:p/>
        </draw:path>
        <draw:path draw:style-name="gr46" draw:text-style-name="P9" draw:layer="layout" svg:width="0.151cm" svg:height="0.191cm" svg:x="8.5cm" svg:y="16.462cm" svg:viewBox="0 0 152 192" svg:d="M61 192c-87 3-53-115-59-192h31v59 60c0 30 7 49 39 48 71-2 44-100 49-167h30l1 188h-29c-1-10 1-25-2-33-11 22-27 36-60 37z">
          <text:p/>
        </draw:path>
        <draw:path draw:style-name="gr46" draw:text-style-name="P9" draw:layer="layout" svg:width="0.088cm" svg:height="0.191cm" svg:x="8.697cm" svg:y="16.458cm" svg:viewBox="0 0 89 192" svg:d="M89 30c-77-16-53 90-56 162h-32l-1-188h30c1 11-1 28 2 38 5-27 22-48 57-40v14z">
          <text:p/>
        </draw:path>
        <draw:polygon draw:style-name="gr46" draw:text-style-name="P9" draw:layer="layout" svg:width="0.031cm" svg:height="0.257cm" svg:x="6.707cm" svg:y="16.817cm" svg:viewBox="0 0 32 258" draw:points="0,258 0,128 0,0 32,0 32,128 32,258">
          <text:p/>
        </draw:polygon>
        <draw:path draw:style-name="gr46" draw:text-style-name="P9" draw:layer="layout" svg:width="0.165cm" svg:height="0.195cm" svg:x="6.776cm" svg:y="16.883cm" svg:viewBox="0 0 166 196" svg:d="M84 0c61 0 84 41 82 105h-133c0 40 14 66 53 67 25 1 42-12 48-28l27 7c-11 28-36 45-75 45-58 0-87-37-86-99 1-61 25-97 84-97zM135 80c6-59-76-76-96-28-3 7-6 17-6 28z">
          <text:p/>
        </draw:path>
        <draw:path draw:style-name="gr46" draw:text-style-name="P9" draw:layer="layout" svg:width="0.151cm" svg:height="0.191cm" svg:x="6.979cm" svg:y="16.887cm" svg:viewBox="0 0 152 192" svg:d="M61 192c-87 4-53-114-60-192h31v60 59c0 30 7 49 39 48 71-2 45-99 50-167h30l1 188h-30c-1-10 1-25-1-33-11 22-29 36-60 37z">
          <text:p/>
        </draw:path>
        <draw:path draw:style-name="gr46" draw:text-style-name="P9" draw:layer="layout" svg:width="0.088cm" svg:height="0.191cm" svg:x="7.176cm" svg:y="16.883cm" svg:viewBox="0 0 89 192" svg:d="M89 30c-77-15-53 90-57 162h-31l-1-188h29c1 12-1 28 2 38 6-26 23-48 58-40v14z">
          <text:p/>
        </draw:path>
        <draw:path draw:style-name="gr46" draw:text-style-name="P9" draw:layer="layout" svg:width="0.153cm" svg:height="0.195cm" svg:x="7.279cm" svg:y="16.884cm" svg:viewBox="0 0 154 196" svg:d="M122 49c-3-33-84-37-85 0 14 53 113 12 117 90 4 76-148 73-154 8l27-5c4 35 95 44 96 0-10-56-111-15-116-90-4-56 81-62 120-41 11 7 21 18 24 34z">
          <text:p/>
        </draw:path>
        <draw:path draw:style-name="gr46" draw:text-style-name="P9" draw:layer="layout" svg:width="0.181cm" svg:height="0.195cm" svg:x="7.557cm" svg:y="16.883cm" svg:viewBox="0 0 182 196" svg:d="M124 156c-15 21-31 41-67 40-35-1-57-21-57-56-1-64 62-63 123-63 3-35-9-53-40-53-24 0-41 6-42 30l-32-3c5-36 32-51 75-51 44 0 71 20 71 63v41 41c-1 19 7 31 27 26v10 10c-30 9-60-2-58-35zM33 140c0 19 11 32 31 32 40-3 62-28 59-73-42 2-90-5-90 41z">
          <text:p/>
        </draw:path>
        <draw:path draw:style-name="gr46" draw:text-style-name="P9" draw:layer="layout" svg:width="0.094cm" svg:height="0.257cm" svg:x="7.743cm" svg:y="16.817cm" svg:viewBox="0 0 95 258" svg:d="M95 27c-30-8-41 10-37 44h37v11 11h-37v83 82h-30v-82-83h-28v-11-11h28c-8-51 16-82 67-68v12z">
          <text:p/>
        </draw:path>
        <draw:path draw:style-name="gr46" draw:text-style-name="P9" draw:layer="layout" svg:width="0.094cm" svg:height="0.257cm" svg:x="7.834cm" svg:y="16.817cm" svg:viewBox="0 0 95 258" svg:d="M95 27c-30-8-41 10-37 44h37v11 11h-37v83 82h-30v-82-83h-28v-11-11h28c-8-51 16-82 67-68v12z">
          <text:p/>
        </draw:path>
        <draw:path draw:style-name="gr46" draw:text-style-name="P9" draw:layer="layout" svg:width="0.181cm" svg:height="0.195cm" svg:x="7.942cm" svg:y="16.883cm" svg:viewBox="0 0 182 196" svg:d="M124 156c-15 21-31 41-67 40s-57-21-57-56c-1-64 62-63 123-63 3-35-9-53-41-53-23 0-40 6-41 30l-32-3c5-36 32-51 74-51 45 0 72 20 72 63v41 41c-1 19 6 31 27 26v10 10c-30 9-60-2-58-35zM32 140c0 19 12 32 32 32 40-3 62-28 59-73-43 2-91-5-91 41z">
          <text:p/>
        </draw:path>
        <draw:path draw:style-name="gr46" draw:text-style-name="P9" draw:layer="layout" svg:width="0.032cm" svg:height="0.257cm" svg:x="8.146cm" svg:y="16.817cm" svg:viewBox="0 0 33 258" svg:d="M0 29v-14-15h33v15 14zM0 258v-95-93h33v93 95z">
          <text:p/>
        </draw:path>
        <draw:path draw:style-name="gr46" draw:text-style-name="P9" draw:layer="layout" svg:width="0.088cm" svg:height="0.191cm" svg:x="8.224cm" svg:y="16.883cm" svg:viewBox="0 0 89 192" svg:d="M89 30c-77-15-52 90-56 162h-32l-1-188h30c1 12-1 28 2 38 6-26 23-48 57-40v14z">
          <text:p/>
        </draw:path>
        <draw:path draw:style-name="gr46" draw:text-style-name="P9" draw:layer="layout" svg:width="0.166cm" svg:height="0.195cm" svg:x="8.331cm" svg:y="16.883cm" svg:viewBox="0 0 167 196" svg:d="M85 0c61 0 85 41 82 105h-132c0 40 13 66 51 67 26 1 43-12 48-28l28 7c-11 28-36 45-76 45-56 0-87-37-86-99 1-61 27-97 85-97zM135 80c6-59-74-76-95-28-2 7-5 17-5 28z">
          <text:p/>
        </draw:path>
        <draw:path draw:style-name="gr46" draw:text-style-name="P9" draw:layer="layout" svg:width="0.154cm" svg:height="0.195cm" svg:x="8.522cm" svg:y="16.884cm" svg:viewBox="0 0 155 196" svg:d="M122 49c-2-33-84-37-85 0 15 53 114 12 118 90 4 76-148 73-155 8l28-5c3 35 94 44 96 0-10-56-111-15-116-90-4-56 80-62 120-41 12 7 21 18 24 34z">
          <text:p/>
        </draw:path>
        <draw:frame draw:style-name="gr7" draw:text-style-name="P7" draw:layer="layout" svg:width="0.422cm" svg:height="0.471cm" svg:x="10.4cm" svg:y="27.231cm">
          <draw:text-box>
            <text:p text:style-name="P1"><text:span text:style-name="T5">9</text:span></text:p>
          </draw:text-box>
        </draw:frame>
        <draw:frame draw:style-name="gr123" draw:text-style-name="P14" draw:layer="layout" svg:width="2.263cm" svg:height="0.399cm" svg:x="6.622cm" svg:y="3.569cm">
          <draw:text-box>
            <text:p text:style-name="P1"><text:span text:style-name="T13">Salle pour les </text:span></text:p>
          </draw:text-box>
        </draw:frame>
        <draw:frame draw:style-name="gr124" draw:text-style-name="P14" draw:layer="layout" svg:width="2.402cm" svg:height="0.399cm" svg:x="6.554cm" svg:y="3.995cm">
          <draw:text-box>
            <text:p text:style-name="P1"><text:span text:style-name="T13">élèves guident </text:span></text:p>
          </draw:text-box>
        </draw:frame>
        <draw:frame draw:style-name="gr125" draw:text-style-name="P14" draw:layer="layout" svg:width="2.677cm" svg:height="0.399cm" svg:x="6.417cm" svg:y="4.42cm">
          <draw:text-box>
            <text:p text:style-name="P1"><text:span text:style-name="T13">pour poser leurs </text:span></text:p>
          </draw:text-box>
        </draw:frame>
        <draw:frame draw:style-name="gr126" draw:text-style-name="P14" draw:layer="layout" svg:width="1.17cm" svg:height="0.399cm" svg:x="7.113cm" svg:y="4.844cm">
          <draw:text-box>
            <text:p text:style-name="P1"><text:span text:style-name="T13">affaires</text:span></text:p>
          </draw:text-box>
        </draw:frame>
        <draw:frame draw:style-name="gr127" draw:text-style-name="P14" draw:layer="layout" svg:width="2.893cm" svg:height="0.399cm" svg:x="6.311cm" svg:y="7.655cm">
          <draw:text-box>
            <text:p text:style-name="P1"><text:span text:style-name="T13">y a-t-il de la place </text:span></text:p>
          </draw:text-box>
        </draw:frame>
        <draw:frame draw:style-name="gr128" draw:text-style-name="P14" draw:layer="layout" svg:width="0.351cm" svg:height="0.399cm" svg:x="7.589cm" svg:y="8.08cm">
          <draw:text-box>
            <text:p text:style-name="P1"><text:span text:style-name="T13">? </text:span></text:p>
          </draw:text-box>
        </draw:frame>
        <draw:frame draw:style-name="gr129" draw:text-style-name="P14" draw:layer="layout" svg:width="0.599cm" svg:height="0.399cm" svg:x="10.15cm" svg:y="7.868cm">
          <draw:text-box>
            <text:p text:style-name="P1"><text:span text:style-name="T13">non</text:span></text:p>
          </draw:text-box>
        </draw:frame>
        <draw:frame draw:style-name="gr130" draw:text-style-name="P14" draw:layer="layout" svg:width="1.983cm" svg:height="0.399cm" svg:x="12.26cm" svg:y="7.236cm">
          <draw:text-box>
            <text:p text:style-name="P1"><text:span text:style-name="T13">Prevenir les </text:span></text:p>
          </draw:text-box>
        </draw:frame>
        <draw:frame draw:style-name="gr131" draw:text-style-name="P14" draw:layer="layout" svg:width="3.071cm" svg:height="0.399cm" svg:x="11.722cm" svg:y="7.661cm">
          <draw:text-box>
            <text:p text:style-name="P1"><text:span text:style-name="T13">élèves qu'il n'y pas </text:span></text:p>
          </draw:text-box>
        </draw:frame>
        <draw:frame draw:style-name="gr132" draw:text-style-name="P14" draw:layer="layout" svg:width="2.144cm" svg:height="0.399cm" svg:x="12.18cm" svg:y="8.086cm">
          <draw:text-box>
            <text:p text:style-name="P1"><text:span text:style-name="T13">de salle pour </text:span></text:p>
          </draw:text-box>
        </draw:frame>
        <draw:frame draw:style-name="gr133" draw:text-style-name="P14" draw:layer="layout" svg:width="2.813cm" svg:height="0.399cm" svg:x="11.802cm" svg:y="8.512cm">
          <draw:text-box>
            <text:p text:style-name="P1"><text:span text:style-name="T13">poser ses affaires</text:span></text:p>
          </draw:text-box>
        </draw:frame>
        <draw:frame draw:style-name="gr134" draw:text-style-name="P14" draw:layer="layout" svg:width="0.48cm" svg:height="0.399cm" svg:x="7.452cm" svg:y="10.175cm">
          <draw:text-box>
            <text:p text:style-name="P1"><text:span text:style-name="T13">oui</text:span></text:p>
          </draw:text-box>
        </draw:frame>
        <draw:frame draw:style-name="gr135" draw:text-style-name="P14" draw:layer="layout" svg:width="2.898cm" svg:height="0.399cm" svg:x="6.309cm" svg:y="12.056cm">
          <draw:text-box>
            <text:p text:style-name="P1"><text:span text:style-name="T13">Prendre une salle </text:span></text:p>
          </draw:text-box>
        </draw:frame>
        <draw:frame draw:style-name="gr136" draw:text-style-name="P14" draw:layer="layout" svg:width="2.474cm" svg:height="0.399cm" svg:x="6.514cm" svg:y="12.481cm">
          <draw:text-box>
            <text:p text:style-name="P1"><text:span text:style-name="T13">pour mettre les </text:span></text:p>
          </draw:text-box>
        </draw:frame>
        <draw:frame draw:style-name="gr137" draw:text-style-name="P14" draw:layer="layout" svg:width="2.796cm" svg:height="0.399cm" svg:x="6.313cm" svg:y="12.906cm">
          <draw:text-box>
            <text:p text:style-name="P1"><text:span text:style-name="T13">affaire des élèves</text:span></text:p>
          </draw:text-box>
        </draw:frame>
        <draw:frame draw:style-name="gr130" draw:text-style-name="P14" draw:layer="layout" svg:width="1.983cm" svg:height="0.399cm" svg:x="6.759cm" svg:y="15.478cm">
          <draw:text-box>
            <text:p text:style-name="P1"><text:span text:style-name="T13">Prévenir les </text:span></text:p>
          </draw:text-box>
        </draw:frame>
        <draw:frame draw:style-name="gr138" draw:text-style-name="P14" draw:layer="layout" svg:width="2.944cm" svg:height="0.399cm" svg:x="6.286cm" svg:y="15.903cm">
          <draw:text-box>
            <text:p text:style-name="P1"><text:span text:style-name="T13">élèves qu'il y aura </text:span></text:p>
          </draw:text-box>
        </draw:frame>
        <draw:frame draw:style-name="gr139" draw:text-style-name="P14" draw:layer="layout" svg:width="2.343cm" svg:height="0.399cm" svg:x="6.583cm" svg:y="16.328cm">
          <draw:text-box>
            <text:p text:style-name="P1"><text:span text:style-name="T13">une salle pour </text:span></text:p>
          </draw:text-box>
        </draw:frame>
        <draw:frame draw:style-name="gr140" draw:text-style-name="P14" draw:layer="layout" svg:width="2.14cm" svg:height="0.399cm" svg:x="6.685cm" svg:y="16.754cm">
          <draw:text-box>
            <text:p text:style-name="P1"><text:span text:style-name="T13">leurs affaires </text:span></text:p>
          </draw:text-box>
        </draw:frame>
      </draw:page>
      <draw:page draw:name="page10" draw:style-name="dp1" draw:master-page-name="master-page107">
        <draw:frame draw:style-name="gr141" draw:text-style-name="P3" draw:layer="layout" svg:width="2.703cm" svg:height="0.547cm" svg:x="3.256cm" svg:y="2.59cm">
          <draw:text-box>
            <text:p text:style-name="P1"><text:span text:style-name="T8">c. Les flyers :</text:span></text:p>
          </draw:text-box>
        </draw:frame>
        <draw:frame draw:style-name="gr142" draw:text-style-name="P3" draw:layer="layout" svg:width="16.855cm" svg:height="0.547cm" svg:x="2.004cm" svg:y="18.959cm">
          <draw:text-box>
            <text:p text:style-name="P1"><text:span text:style-name="T2">Prospecter dans les lycées et le CIO de Mulhouse pourrai avoir un plus grand impact</text:span></text:p>
          </draw:text-box>
        </draw:frame>
        <draw:frame draw:style-name="gr143" draw:text-style-name="P3" draw:layer="layout" svg:width="5.56cm" svg:height="0.547cm" svg:x="2.004cm" svg:y="19.527cm">
          <draw:text-box>
            <text:p text:style-name="P1"><text:span text:style-name="T2">sur les lycéens et étudiants. </text:span></text:p>
          </draw:text-box>
        </draw:frame>
        <draw:frame draw:style-name="gr144" draw:text-style-name="P3" draw:layer="layout" svg:width="4.46cm" svg:height="0.547cm" svg:x="2.004cm" svg:y="22.367cm">
          <draw:text-box>
            <text:p text:style-name="P1"><text:span text:style-name="T8">d. Les anciens élèves :</text:span></text:p>
          </draw:text-box>
        </draw:frame>
        <draw:polygon draw:style-name="gr44" draw:text-style-name="P8" draw:layer="layout" svg:width="20.61cm" svg:height="14.658cm" svg:x="0.125cm" svg:y="3.14cm" svg:viewBox="0 0 20611 14659" draw:points="0,0 20611,0 20611,14659 0,14659">
          <text:p/>
        </draw:polygon>
        <draw:path draw:style-name="gr44" draw:text-style-name="P8" draw:layer="layout" svg:width="4.474cm" svg:height="2.251cm" svg:x="3.995cm" svg:y="3.508cm" svg:viewBox="0 0 4475 2252" svg:d="M3581 0c492 0 894 504 894 1126s-402 1126-894 1126h-2686c-495 0-895-504-895-1126s400-1126 895-1126z">
          <text:p/>
        </draw:path>
        <draw:path draw:style-name="gr145" draw:text-style-name="P4" draw:layer="layout" svg:width="4.474cm" svg:height="2.251cm" svg:x="3.995cm" svg:y="3.508cm" svg:viewBox="0 0 4475 2252" svg:d="M3581 0c492 0 894 504 894 1126s-402 1126-894 1126h-2686c-495 0-895-504-895-1126s400-1126 895-1126z">
          <text:p/>
        </draw:path>
        <draw:path draw:style-name="gr46" draw:text-style-name="P9" draw:layer="layout" svg:width="0.294cm" svg:height="0.347cm" svg:x="4.686cm" svg:y="4.084cm" svg:viewBox="0 0 295 348" svg:d="M0 2c163-10 299 11 295 170-4 109-59 176-168 176h-127v-174zM46 310c124 11 202-22 202-138s-84-141-202-132v134z">
          <text:p/>
        </draw:path>
        <draw:path draw:style-name="gr46" draw:text-style-name="P9" draw:layer="layout" svg:width="0.045cm" svg:height="0.363cm" svg:x="5.035cm" svg:y="4.068cm" svg:viewBox="0 0 46 364" svg:d="M0 42v-21-21h46v21 21zM0 364v-132-132h46v132 132z">
          <text:p/>
        </draw:path>
        <draw:path draw:style-name="gr46" draw:text-style-name="P9" draw:layer="layout" svg:width="0.217cm" svg:height="0.275cm" svg:x="5.125cm" svg:y="4.162cm" svg:viewBox="0 0 218 276" svg:d="M174 69c-4-47-120-53-121 0 20 75 160 17 165 126 6 108-208 103-218 11l39-7c5 50 135 63 136 0-15-78-157-21-164-126-5-79 114-87 170-58 16 10 29 26 33 48z">
          <text:p/>
        </draw:path>
        <draw:path draw:style-name="gr46" draw:text-style-name="P9" draw:layer="layout" svg:width="0.127cm" svg:height="0.328cm" svg:x="5.367cm" svg:y="4.107cm" svg:viewBox="0 0 128 329" svg:d="M75 258c-2 34 25 41 53 31v17 17c-46 14-98 7-98-55v-88-88h-30v-16-16h34l12-60h29v30 30h49v16 16h-49v83z">
          <text:p/>
        </draw:path>
        <draw:path draw:style-name="gr46" draw:text-style-name="P9" draw:layer="layout" svg:width="0.125cm" svg:height="0.269cm" svg:x="5.531cm" svg:y="4.162cm" svg:viewBox="0 0 126 270" svg:d="M126 43c-109-22-75 127-80 227h-44l-2-265h42c1 17-2 41 2 55 9-38 32-69 82-58v21z">
          <text:p/>
        </draw:path>
        <draw:path draw:style-name="gr46" draw:text-style-name="P9" draw:layer="layout" svg:width="0.044cm" svg:height="0.363cm" svg:x="5.696cm" svg:y="4.068cm" svg:viewBox="0 0 45 364" svg:d="M0 42v-21-21h45v21 21zM0 364v-132-132h45v132 132z">
          <text:p/>
        </draw:path>
        <draw:path draw:style-name="gr46" draw:text-style-name="P9" draw:layer="layout" svg:width="0.224cm" svg:height="0.368cm" svg:x="5.803cm" svg:y="4.068cm" svg:viewBox="0 0 225 369" svg:d="M128 93c73 0 96 54 97 137 0 92-32 139-97 139-44-1-68-15-82-47l-3 42h-43l2-364h44v70 70c14-32 38-47 82-47zM117 336c55 0 62-47 62-104 0-56-7-106-62-104-59 0-71 45-71 106 0 60 14 102 71 102z">
          <text:p/>
        </draw:path>
        <draw:path draw:style-name="gr46" draw:text-style-name="P9" draw:layer="layout" svg:width="0.213cm" svg:height="0.269cm" svg:x="6.079cm" svg:y="4.167cm" svg:viewBox="0 0 214 270" svg:d="M86 270c-123 7-75-161-85-270h45v84 83c0 44 9 70 53 69 101-3 64-141 71-236h42l2 265h-42c-1-14 2-35-2-46-16 30-40 50-84 51z">
          <text:p/>
        </draw:path>
        <draw:path draw:style-name="gr46" draw:text-style-name="P9" draw:layer="layout" svg:width="0.127cm" svg:height="0.328cm" svg:x="6.331cm" svg:y="4.107cm" svg:viewBox="0 0 128 329" svg:d="M74 258c-2 34 26 41 54 31v17 17c-47 14-98 7-98-55v-88-88h-30v-16-16h33l12-60h29v30 30h50v16 16h-50v83z">
          <text:p/>
        </draw:path>
        <draw:path draw:style-name="gr46" draw:text-style-name="P9" draw:layer="layout" svg:width="0.044cm" svg:height="0.363cm" svg:x="6.495cm" svg:y="4.068cm" svg:viewBox="0 0 45 364" svg:d="M0 42v-21-21h45v21 21zM0 364v-132-132h45v132 132z">
          <text:p/>
        </draw:path>
        <draw:path draw:style-name="gr46" draw:text-style-name="P9" draw:layer="layout" svg:width="0.235cm" svg:height="0.275cm" svg:x="6.592cm" svg:y="4.161cm" svg:viewBox="0 0 236 276" svg:d="M118 0c86-1 118 52 118 139 1 87-38 137-119 137-83 0-116-54-117-137 0-93 38-139 118-139zM117 243c61 1 73-43 73-104s-11-106-70-106c-61 0-75 45-75 106 0 59 14 103 72 104z">
          <text:p/>
        </draw:path>
        <draw:path draw:style-name="gr46" draw:text-style-name="P9" draw:layer="layout" svg:width="0.214cm" svg:height="0.27cm" svg:x="6.88cm" svg:y="4.161cm" svg:viewBox="0 0 215 271" svg:d="M130 0c124-5 73 162 83 271h-45v-84-84c0-43-11-69-53-67-100 3-61 142-68 235h-45l-2-265h43c1 15-2 34 3 45 15-30 40-49 84-51z">
          <text:p/>
        </draw:path>
        <draw:path draw:style-name="gr46" draw:text-style-name="P9" draw:layer="layout" svg:width="0.224cm" svg:height="0.368cm" svg:x="7.282cm" svg:y="4.068cm" svg:viewBox="0 0 225 369" svg:d="M97 93c43 0 66 18 83 46l-2-139h45l2 364h-43c-2-14 0-32-4-43-14 32-38 48-81 48-73 0-96-54-97-136 0-93 32-140 97-140zM109 126c-55 0-63 49-63 106 0 55 8 103 62 103 58 0 70-45 70-106 0-58-12-104-69-103z">
          <text:p/>
        </draw:path>
        <draw:path draw:style-name="gr46" draw:text-style-name="P9" draw:layer="layout" svg:width="0.234cm" svg:height="0.275cm" svg:x="7.558cm" svg:y="4.161cm" svg:viewBox="0 0 235 276" svg:d="M119 0c87 0 118 59 116 148h-187c0 56 20 94 73 95 36 1 60-17 68-40l39 11c-15 39-51 62-107 62-80 0-122-51-121-139 2-85 37-137 119-137zM190 114c9-85-105-108-134-40-4 10-8 23-8 40z">
          <text:p/>
        </draw:path>
        <draw:path draw:style-name="gr46" draw:text-style-name="P9" draw:layer="layout" svg:width="0.132cm" svg:height="0.363cm" svg:x="5.644cm" svg:y="4.668cm" svg:viewBox="0 0 133 364" svg:d="M133 38c-43-13-59 14-53 61h53v16 16h-53v117 116h-43v-116-117h-37v-16-16h37c-10-72 24-114 96-94v16z">
          <text:p/>
        </draw:path>
        <draw:polygon draw:style-name="gr46" draw:text-style-name="P9" draw:layer="layout" svg:width="0.044cm" svg:height="0.363cm" svg:x="5.808cm" svg:y="4.668cm" svg:viewBox="0 0 45 364" draw:points="0,364 0,182 0,0 45,0 45,182 45,364">
          <text:p/>
        </draw:polygon>
        <draw:path draw:style-name="gr46" draw:text-style-name="P9" draw:layer="layout" svg:width="0.246cm" svg:height="0.369cm" svg:x="5.885cm" svg:y="4.767cm" svg:viewBox="0 0 247 370" svg:d="M247 0l-119 308c-20 39-52 71-112 59v-17-17c53 9 73-28 88-69l-104-264h47l80 218 75-218z">
          <text:p/>
        </draw:path>
        <draw:path draw:style-name="gr46" draw:text-style-name="P9" draw:layer="layout" svg:width="0.234cm" svg:height="0.275cm" svg:x="6.153cm" svg:y="4.762cm" svg:viewBox="0 0 235 276" svg:d="M119 0c87 0 118 59 116 148h-187c0 55 20 93 73 94 36 2 60-16 68-40l39 11c-15 39-51 63-107 63-80 0-122-52-121-139 2-85 37-137 119-137zM191 113c8-84-105-108-134-39-5 10-9 24-9 39z">
          <text:p/>
        </draw:path>
        <draw:path draw:style-name="gr46" draw:text-style-name="P9" draw:layer="layout" svg:width="0.124cm" svg:height="0.269cm" svg:x="6.442cm" svg:y="4.762cm" svg:viewBox="0 0 125 270" svg:d="M125 43c-108-23-74 126-79 227h-45l-1-265h41c2 17-1 40 3 54 8-37 33-68 81-57v20z">
          <text:p/>
        </draw:path>
        <draw:path draw:style-name="gr46" draw:text-style-name="P9" draw:layer="layout" svg:width="0.217cm" svg:height="0.275cm" svg:x="6.587cm" svg:y="4.763cm" svg:viewBox="0 0 218 276" svg:d="M174 70c-5-48-119-53-121 0 21 74 159 17 165 125 6 109-207 103-218 12l40-7c5 50 134 62 135 0-14-78-156-21-163-125-6-81 113-89 168-60 17 10 29 27 34 50z">
          <text:p/>
        </draw:path>
        <draw:line draw:style-name="gr145" draw:text-style-name="P4" draw:layer="layout" svg:x1="6.232cm" svg:y1="5.816cm" svg:x2="6.232cm" svg:y2="7.703cm">
          <text:p/>
        </draw:line>
        <draw:polygon draw:style-name="gr46" draw:text-style-name="P9" draw:layer="layout" svg:width="0.056cm" svg:height="0.029cm" svg:x="6.204cm" svg:y="5.787cm" svg:viewBox="0 0 57 30" draw:points="57,30 0,30 0,0 57,0">
          <text:p/>
        </draw:polygon>
        <draw:polygon draw:style-name="gr146" draw:text-style-name="P9" draw:layer="layout" svg:width="0.26cm" svg:height="0.402cm" svg:x="6.101cm" svg:y="7.732cm" svg:viewBox="0 0 261 403" draw:points="132,403 0,0 261,0">
          <text:p/>
        </draw:polygon>
        <draw:polygon draw:style-name="gr44" draw:text-style-name="P8" draw:layer="layout" svg:width="4.474cm" svg:height="3.376cm" svg:x="3.995cm" svg:y="8.261cm" svg:viewBox="0 0 4475 3377" draw:points="2237,0 4475,1689 2237,3377 0,1689">
          <text:p/>
        </draw:polygon>
        <draw:polygon draw:style-name="gr145" draw:text-style-name="P4" draw:layer="layout" svg:width="4.474cm" svg:height="3.376cm" svg:x="3.995cm" svg:y="8.261cm" svg:viewBox="0 0 4475 3377" draw:points="2237,0 4475,1689 2237,3377 0,1689">
          <text:p/>
        </draw:polygon>
        <draw:path draw:style-name="gr46" draw:text-style-name="P9" draw:layer="layout" svg:width="0.294cm" svg:height="0.346cm" svg:x="4.257cm" svg:y="9.402cm" svg:viewBox="0 0 295 347" svg:d="M0 2c164-10 299 11 295 170-4 109-60 175-167 175h-128v-172zM46 310c123 11 202-22 202-138s-83-141-202-133v136z">
          <text:p/>
        </draw:path>
        <draw:path draw:style-name="gr46" draw:text-style-name="P9" draw:layer="layout" svg:width="0.255cm" svg:height="0.275cm" svg:x="4.594cm" svg:y="9.479cm" svg:viewBox="0 0 256 276" svg:d="M175 220c-21 29-43 57-95 56-50-2-80-29-80-79-2-89 87-88 173-88 4-48-12-75-57-75-33 2-57 10-58 43l-46-4c7-51 46-73 105-73 63 0 100 29 100 90v57 57c-1 27 10 44 39 37v14 14c-43 12-84-3-81-49zM45 197c0 27 17 46 44 46 58-5 88-41 84-103-60 3-128-7-128 57z">
          <text:p/>
        </draw:path>
        <draw:path draw:style-name="gr46" draw:text-style-name="P9" draw:layer="layout" svg:width="0.214cm" svg:height="0.269cm" svg:x="4.882cm" svg:y="9.479cm" svg:viewBox="0 0 215 270" svg:d="M130 0c123-6 73 162 83 270h-45v-84-84c0-44-11-69-54-67-100 2-61 142-68 235h-44l-2-265h42c1 14-2 34 2 45 16-31 40-49 86-50z">
          <text:p/>
        </draw:path>
        <draw:path draw:style-name="gr46" draw:text-style-name="P9" draw:layer="layout" svg:width="0.217cm" svg:height="0.276cm" svg:x="5.139cm" svg:y="9.48cm" svg:viewBox="0 0 218 277" svg:d="M174 71c-4-48-120-53-121 0 20 73 159 16 165 125 5 109-208 103-218 11l39-7c5 50 135 62 136 0-14-78-157-21-164-125-5-80 113-89 170-59 16 10 29 27 33 49z">
          <text:p/>
        </draw:path>
        <draw:polygon draw:style-name="gr46" draw:text-style-name="P9" draw:layer="layout" svg:width="0.044cm" svg:height="0.362cm" svg:x="5.545cm" svg:y="9.386cm" svg:viewBox="0 0 45 363" draw:points="0,363 0,181 0,0 45,0 45,181 45,363">
          <text:p/>
        </draw:polygon>
        <draw:path draw:style-name="gr46" draw:text-style-name="P9" draw:layer="layout" svg:width="0.233cm" svg:height="0.275cm" svg:x="5.642cm" svg:y="9.479cm" svg:viewBox="0 0 234 276" svg:d="M118 0c87 0 119 59 116 148h-187c0 56 19 93 74 95 36 1 59-17 67-41l39 11c-15 39-51 63-106 63-81 0-123-52-121-139 1-85 36-137 118-137zM190 113c8-83-105-108-135-39-4 10-8 24-8 39z">
          <text:p/>
        </draw:path>
        <draw:path draw:style-name="gr46" draw:text-style-name="P9" draw:layer="layout" svg:width="0.217cm" svg:height="0.276cm" svg:x="5.911cm" svg:y="9.48cm" svg:viewBox="0 0 218 277" svg:d="M174 71c-5-48-119-53-121 0 21 73 159 16 165 125 5 109-208 103-218 11l40-7c5 50 134 62 135 0-14-78-157-21-164-125-6-80 114-89 169-59 17 10 29 27 34 49z">
          <text:p/>
        </draw:path>
        <draw:polygon draw:style-name="gr46" draw:text-style-name="P9" draw:layer="layout" svg:width="0.044cm" svg:height="0.362cm" svg:x="6.317cm" svg:y="9.386cm" svg:viewBox="0 0 45 363" draw:points="0,363 0,181 0,0 45,0 45,181 45,363">
          <text:p/>
        </draw:polygon>
        <draw:path draw:style-name="gr46" draw:text-style-name="P9" draw:layer="layout" svg:width="0.246cm" svg:height="0.369cm" svg:x="6.394cm" svg:y="9.484cm" svg:viewBox="0 0 247 370" svg:d="M247 0l-119 308c-19 39-52 71-112 59v-17-17c53 9 73-27 89-70l-105-263h47l80 217 75-217z">
          <text:p/>
        </draw:path>
        <draw:path draw:style-name="gr46" draw:text-style-name="P9" draw:layer="layout" svg:width="0.217cm" svg:height="0.274cm" svg:x="6.662cm" svg:y="9.481cm" svg:viewBox="0 0 218 275" svg:d="M113 34c-55 0-66 45-66 101s12 105 66 105c34 0 58-19 61-54l44 3c-9 53-43 86-103 86-82 0-105-57-114-139-13-129 140-182 204-89 6 10 7 20 10 31l-44 4c-6-29-22-48-58-48z">
          <text:p/>
        </draw:path>
        <draw:path draw:style-name="gr46" draw:text-style-name="P9" draw:layer="layout" svg:width="0.233cm" svg:height="0.374cm" svg:x="6.911cm" svg:y="9.38cm" svg:viewBox="0 0 234 375" svg:d="M117 99c88 0 120 59 117 148h-187c0 56 19 93 73 95 36 1 59-17 68-41l39 11c-15 39-52 63-107 63-80 0-121-52-120-139 1-85 36-137 117-137zM189 212c9-84-105-108-134-39-4 10-8 24-8 39zM87 75c11-32 37-48 52-75h50v4 3l-80 68z">
          <text:p/>
        </draw:path>
        <draw:path draw:style-name="gr46" draw:text-style-name="P9" draw:layer="layout" svg:width="0.233cm" svg:height="0.275cm" svg:x="7.187cm" svg:y="9.479cm" svg:viewBox="0 0 234 276" svg:d="M117 0c88 0 120 59 117 148h-187c0 56 19 93 73 95 37 1 61-17 69-41l39 11c-16 39-52 63-108 63-80 0-121-52-120-139 1-85 36-137 117-137zM190 113c9-83-106-108-135-39-4 10-8 24-8 39z">
          <text:p/>
        </draw:path>
        <draw:path draw:style-name="gr46" draw:text-style-name="P9" draw:layer="layout" svg:width="0.217cm" svg:height="0.276cm" svg:x="7.456cm" svg:y="9.48cm" svg:viewBox="0 0 218 277" svg:d="M173 71c-4-48-119-53-120 0 21 73 160 16 165 125 6 109-208 103-218 11l39-7c6 50 134 62 135 0-13-78-156-21-163-125-5-80 114-89 169-59 16 10 29 27 34 49z">
          <text:p/>
        </draw:path>
        <draw:path draw:style-name="gr46" draw:text-style-name="P9" draw:layer="layout" svg:width="0.233cm" svg:height="0.275cm" svg:x="7.85cm" svg:y="9.479cm" svg:viewBox="0 0 234 276" svg:d="M117 0c88 0 120 59 117 148h-187c0 56 19 93 73 95 36 1 59-17 68-41l39 11c-15 39-52 63-107 63-80 0-122-52-120-139 1-85 36-137 117-137zM190 113c8-83-106-108-135-39-4 10-8 24-8 39z">
          <text:p/>
        </draw:path>
        <draw:path draw:style-name="gr46" draw:text-style-name="P9" draw:layer="layout" svg:width="0.127cm" svg:height="0.328cm" svg:x="8.112cm" svg:y="9.425cm" svg:viewBox="0 0 128 329" svg:d="M75 259c-3 33 26 40 53 31v16 17c-45 14-98 7-98-54v-89-89h-30v-16-16h33l13-59h29v29 30h49v16 16h-49v84z">
          <text:p/>
        </draw:path>
        <draw:polygon draw:style-name="gr46" draw:text-style-name="P9" draw:layer="layout" svg:width="0.044cm" svg:height="0.363cm" svg:x="5.56cm" svg:y="9.986cm" svg:viewBox="0 0 45 364" draw:points="0,364 0,181 0,0 45,0 45,181 45,364">
          <text:p/>
        </draw:polygon>
        <draw:path draw:style-name="gr46" draw:text-style-name="P9" draw:layer="layout" svg:width="0.234cm" svg:height="0.275cm" svg:x="5.656cm" svg:y="10.079cm" svg:viewBox="0 0 235 276" svg:d="M119 0c87 0 118 59 116 147h-188c0 56 20 95 74 96 36 1 60-18 68-41l39 11c-16 40-51 63-107 63-81 0-122-52-121-140 2-84 36-136 119-136zM190 113c9-84-105-107-134-39-5 10-9 23-9 39z">
          <text:p/>
        </draw:path>
        <draw:path draw:style-name="gr46" draw:text-style-name="P9" draw:layer="layout" svg:width="0.315cm" svg:height="0.354cm" svg:x="6.075cm" svg:y="10cm" svg:viewBox="0 0 316 355" svg:d="M269 101c-14-40-49-63-101-63-82 0-121 56-121 138 0 83 41 140 124 140 59 0 85-33 107-72l38 20c-25 52-71 91-148 91-111 0-163-69-168-179-9-145 137-214 259-155 26 12 43 36 54 64z">
          <text:p/>
        </draw:path>
        <draw:polygon draw:style-name="gr46" draw:text-style-name="P9" draw:layer="layout" svg:width="0.047cm" svg:height="0.345cm" svg:x="6.453cm" svg:y="10.004cm" svg:viewBox="0 0 48 346" draw:points="0,346 0,173 0,0 48,0 48,173 48,346">
          <text:p/>
        </draw:polygon>
        <draw:path draw:style-name="gr46" draw:text-style-name="P9" draw:layer="layout" svg:width="0.34cm" svg:height="0.354cm" svg:x="6.569cm" svg:y="10cm" svg:viewBox="0 0 341 355" svg:d="M171 0c112 0 170 64 170 176 0 110-61 179-170 179-112 0-171-68-171-179 0-112 59-176 171-176zM171 316c87 0 123-57 123-140s-40-138-123-138c-84 0-123 55-123 138s39 139 123 140z">
          <text:p/>
        </draw:path>
        <draw:path draw:style-name="gr46" draw:text-style-name="P9" draw:layer="layout" svg:width="0.101cm" svg:height="2.547cm" svg:x="6.204cm" svg:y="11.701cm" svg:viewBox="0 0 102 2548" svg:d="M102 2548h-57v-727h57zM57 1219h-57v-1219h57z">
          <text:p/>
        </draw:path>
        <draw:polygon draw:style-name="gr46" draw:text-style-name="P9" draw:layer="layout" svg:width="0.056cm" svg:height="0.05cm" svg:x="6.204cm" svg:y="11.651cm" svg:viewBox="0 0 57 51" draw:points="57,51 0,51 0,0 28,22 57,0">
          <text:p/>
        </draw:polygon>
        <draw:polygon draw:style-name="gr46" draw:text-style-name="P9" draw:layer="layout" svg:width="0.258cm" svg:height="0.402cm" svg:x="6.148cm" svg:y="14.276cm" svg:viewBox="0 0 259 403" draw:points="129,403 0,0 259,0">
          <text:p/>
        </draw:polygon>
        <draw:path draw:style-name="gr46" draw:text-style-name="P9" draw:layer="layout" svg:width="0.336cm" svg:height="0.52cm" svg:x="6.109cm" svg:y="14.248cm" svg:viewBox="0 0 337 521" svg:d="M169 521l-169-521h337zM76 57l93 284 92-284z">
          <text:p/>
        </draw:path>
        <draw:path draw:style-name="gr46" draw:text-style-name="P9" draw:layer="layout" svg:width="0.34cm" svg:height="0.354cm" svg:x="5.889cm" svg:y="12.971cm" svg:viewBox="0 0 341 355" svg:d="M171 0c112 0 170 64 170 175 0 110-61 180-170 180-112 0-171-69-171-180s59-175 171-175zM171 317c87 0 123-58 123-142 0-83-40-137-123-137-84 0-123 54-123 137 0 84 39 140 123 142z">
          <text:p/>
        </draw:path>
        <draw:path draw:style-name="gr46" draw:text-style-name="P9" draw:layer="layout" svg:width="0.213cm" svg:height="0.269cm" svg:x="6.284cm" svg:y="13.056cm" svg:viewBox="0 0 214 270" svg:d="M86 270c-123 6-75-162-85-270h45v83 84c0 43 9 69 53 68 101-3 64-141 70-235h43l2 265h-42c-1-15 2-36-3-47-15 31-39 51-83 52z">
          <text:p/>
        </draw:path>
        <draw:path draw:style-name="gr46" draw:text-style-name="P9" draw:layer="layout" svg:width="0.044cm" svg:height="0.363cm" svg:x="6.562cm" svg:y="12.957cm" svg:viewBox="0 0 45 364" svg:d="M0 42v-21-21h45v21 21zM0 364v-133-132h45v132 133z">
          <text:p/>
        </draw:path>
        <draw:path draw:style-name="gr44" draw:text-style-name="P8" draw:layer="layout" svg:width="4.474cm" svg:height="2.685cm" svg:x="4.04cm" svg:y="14.796cm" svg:viewBox="0 0 4475 2686" svg:d="M3580 0c495 0 895 603 895 1342 0 740-400 1344-895 1344h-2685c-495 0-895-604-895-1344 0-739 400-1342 895-1342z">
          <text:p/>
        </draw:path>
        <draw:path draw:style-name="gr145" draw:text-style-name="P4" draw:layer="layout" svg:width="4.474cm" svg:height="2.685cm" svg:x="4.04cm" svg:y="14.796cm" svg:viewBox="0 0 4475 2686" svg:d="M3580 0c495 0 895 603 895 1342 0 740-400 1344-895 1344h-2685c-495 0-895-604-895-1344 0-739 400-1342 895-1342z">
          <text:p/>
        </draw:path>
        <draw:polygon draw:style-name="gr46" draw:text-style-name="P9" draw:layer="layout" svg:width="0.218cm" svg:height="0.344cm" svg:x="4.621cm" svg:y="15.002cm" svg:viewBox="0 0 219 345" draw:points="0,345 0,172 0,0 46,0 46,153 46,308 219,308 219,327 219,345">
          <text:p/>
        </draw:polygon>
        <draw:path draw:style-name="gr46" draw:text-style-name="P9" draw:layer="layout" svg:width="0.234cm" svg:height="0.275cm" svg:x="4.876cm" svg:y="15.077cm" svg:viewBox="0 0 235 276" svg:d="M118 0c88 0 120 58 117 147h-188c0 57 20 94 74 96 36 1 60-17 68-41l39 12c-15 38-51 62-107 62-81 0-122-51-121-140 2-85 36-136 118-136zM191 112c8-83-106-107-135-38-4 9-9 23-9 38z">
          <text:p/>
        </draw:path>
        <draw:path draw:style-name="gr46" draw:text-style-name="P9" draw:layer="layout" svg:width="0.216cm" svg:height="0.275cm" svg:x="5.146cm" svg:y="15.078cm" svg:viewBox="0 0 217 276" svg:d="M173 70c-4-47-119-53-121 0 21 73 160 16 165 126 6 108-208 103-217 11l38-7c6 50 135 63 137 0-14-79-157-22-164-126-6-79 113-88 169-58 17 9 29 26 33 48z">
          <text:p/>
        </draw:path>
        <draw:path draw:style-name="gr46" draw:text-style-name="P9" draw:layer="layout" svg:width="0.224cm" svg:height="0.368cm" svg:x="5.539cm" svg:y="14.984cm" svg:viewBox="0 0 225 369" svg:d="M97 93c43 0 67 18 84 46l-2-139h45l1 363h-41c-3-13 0-31-5-43-13 32-39 49-82 49-73 0-95-54-97-137 0-92 32-139 97-139zM109 126c-55 0-63 48-63 104s8 104 62 104c59 0 71-44 71-106 0-59-12-103-70-102z">
          <text:p/>
        </draw:path>
        <draw:path draw:style-name="gr46" draw:text-style-name="P9" draw:layer="layout" svg:width="0.234cm" svg:height="0.374cm" svg:x="5.815cm" svg:y="14.978cm" svg:viewBox="0 0 235 375" svg:d="M118 99c88 0 120 59 117 148h-188c0 56 20 93 74 95 37 1 60-17 68-41l39 12c-15 38-51 62-107 62-80 0-122-51-121-139 2-85 36-137 118-137zM191 212c8-84-106-108-135-38-4 9-9 23-9 38zM87 75c12-32 38-48 54-75h50v4 3l-81 68z">
          <text:p/>
        </draw:path>
        <draw:path draw:style-name="gr46" draw:text-style-name="P9" draw:layer="layout" svg:width="0.351cm" svg:height="0.269cm" svg:x="6.104cm" svg:y="15.077cm" svg:viewBox="0 0 352 270" svg:d="M258 35c-93 4-53 147-61 235h-43v-84-85c0-40-7-69-48-66-92 5-52 145-61 235h-44l-1-265h43c1 14-2 34 2 45 14-61 137-70 148 0 15-29 37-49 80-50 118-3 65 166 76 270h-43v-84-85c0-40-7-68-48-66z">
          <text:p/>
        </draw:path>
        <draw:path draw:style-name="gr46" draw:text-style-name="P9" draw:layer="layout" svg:width="0.255cm" svg:height="0.275cm" svg:x="6.505cm" svg:y="15.077cm" svg:viewBox="0 0 256 276" svg:d="M174 220c-21 30-43 57-94 56-50-1-80-29-80-79-2-90 87-89 172-89 4-48-12-75-56-75-34 2-57 10-58 43l-46-4c7-51 46-72 105-72 62 0 99 28 99 89v57 58c-1 28 10 44 40 37v14 14c-44 13-85-3-82-49zM45 197c0 28 17 46 44 46 57-4 87-41 83-104-59 3-127-7-127 58z">
          <text:p/>
        </draw:path>
        <draw:path draw:style-name="gr46" draw:text-style-name="P9" draw:layer="layout" svg:width="0.124cm" svg:height="0.268cm" svg:x="6.793cm" svg:y="15.077cm" svg:viewBox="0 0 125 269" svg:d="M125 42c-108-22-74 127-79 227h-44l-2-265h42c1 17-2 41 2 55 9-38 32-68 81-57v20z">
          <text:p/>
        </draw:path>
        <draw:path draw:style-name="gr46" draw:text-style-name="P9" draw:layer="layout" svg:width="0.216cm" svg:height="0.274cm" svg:x="6.944cm" svg:y="15.079cm" svg:viewBox="0 0 217 275" svg:d="M114 34c-56 0-67 47-67 102 0 56 12 104 67 104 33 0 57-19 59-53l44 3c-8 52-42 85-102 85-82 0-106-57-114-138-14-130 141-183 204-89 6 9 7 19 10 31l-44 4c-6-30-23-49-57-49z">
          <text:p/>
        </draw:path>
        <draw:path draw:style-name="gr46" draw:text-style-name="P9" draw:layer="layout" svg:width="0.213cm" svg:height="0.362cm" svg:x="7.207cm" svg:y="14.984cm" svg:viewBox="0 0 214 363" svg:d="M113 129c-100 0-60 141-67 234h-46v-181-182h46l-2 144c17-29 39-50 84-50 124 0 74 161 83 269h-44v-84-84c3-44-11-68-54-66z">
          <text:p/>
        </draw:path>
        <draw:path draw:style-name="gr46" draw:text-style-name="P9" draw:layer="layout" svg:width="0.233cm" svg:height="0.374cm" svg:x="7.47cm" svg:y="14.978cm" svg:viewBox="0 0 234 375" svg:d="M118 99c87 0 119 59 116 148h-187c0 56 19 93 74 95 36 1 59-17 68-41l38 12c-15 38-51 62-106 62-81 0-123-51-121-139 1-85 36-137 118-137zM190 212c8-84-106-108-135-38-4 9-8 23-8 38zM87 75c11-32 38-48 53-75h50v4 3l-80 68z">
          <text:p/>
        </draw:path>
        <draw:path draw:style-name="gr46" draw:text-style-name="P9" draw:layer="layout" svg:width="0.217cm" svg:height="0.275cm" svg:x="7.739cm" svg:y="15.078cm" svg:viewBox="0 0 218 276" svg:d="M174 70c-4-47-120-53-121 0 20 73 159 16 165 126 5 108-208 103-218 11l39-7c5 50 135 63 136 0-14-79-157-22-164-126-5-79 113-88 170-58 16 9 29 26 33 48z">
          <text:p/>
        </draw:path>
        <draw:path draw:style-name="gr46" draw:text-style-name="P9" draw:layer="layout" svg:width="0.223cm" svg:height="0.374cm" svg:x="4.337cm" svg:y="15.677cm" svg:viewBox="0 0 224 375" svg:d="M128 0c76 1 96 57 96 136 0 80-22 137-96 140-43 0-68-18-83-47l1 146h-45l-1-369h44l2 41c14-29 39-47 82-47zM117 243c55 0 62-47 62-105 0-57-8-102-62-103-58 0-71 44-71 105s14 103 71 103z">
          <text:p/>
        </draw:path>
        <draw:path draw:style-name="gr46" draw:text-style-name="P9" draw:layer="layout" svg:width="0.235cm" svg:height="0.275cm" svg:x="4.602cm" svg:y="15.677cm" svg:viewBox="0 0 236 276" svg:d="M117 0c87-1 119 51 119 139 1 87-38 137-120 137s-115-54-116-137c0-93 38-139 117-139zM116 243c61 1 73-43 73-104s-11-106-70-106c-60 0-74 45-74 106 0 59 14 102 71 104z">
          <text:p/>
        </draw:path>
        <draw:path draw:style-name="gr46" draw:text-style-name="P9" draw:layer="layout" svg:width="0.212cm" svg:height="0.269cm" svg:x="4.889cm" svg:y="15.683cm" svg:viewBox="0 0 213 270" svg:d="M86 270c-124 6-75-161-85-270h44v84 83c0 43 10 70 55 68 100-2 62-140 69-235h43l1 265h-41c-1-14 1-35-3-46-15 30-39 50-83 51z">
          <text:p/>
        </draw:path>
        <draw:path draw:style-name="gr46" draw:text-style-name="P9" draw:layer="layout" svg:width="0.124cm" svg:height="0.269cm" svg:x="5.167cm" svg:y="15.678cm" svg:viewBox="0 0 125 270" svg:d="M125 42c-109-22-74 128-80 228h-44l-1-265h41c1 16-1 40 3 55 8-39 32-69 81-58v20z">
          <text:p/>
        </draw:path>
        <draw:path draw:style-name="gr46" draw:text-style-name="P9" draw:layer="layout" svg:width="0.255cm" svg:height="0.275cm" svg:x="5.457cm" svg:y="15.677cm" svg:viewBox="0 0 256 276" svg:d="M175 221c-21 29-43 57-94 55-50-1-81-29-81-79-2-90 88-89 173-89 4-48-12-75-56-75-34 2-57 10-58 43l-47-4c7-51 47-72 106-72 62 0 99 28 99 89v58 57c-1 28 10 44 39 37v14 14c-43 13-84-3-81-48zM46 197c0 28 17 46 44 46 57-4 87-40 83-103-59 3-127-8-127 57z">
          <text:p/>
        </draw:path>
        <draw:polygon draw:style-name="gr46" draw:text-style-name="P9" draw:layer="layout" svg:width="0.246cm" svg:height="0.264cm" svg:x="5.713cm" svg:y="15.683cm" svg:viewBox="0 0 247 265" draw:points="149,265 97,265 0,0 48,0 123,230 200,0 247,0">
          <text:p/>
        </draw:polygon>
        <draw:path draw:style-name="gr46" draw:text-style-name="P9" draw:layer="layout" svg:width="0.235cm" svg:height="0.275cm" svg:x="5.981cm" svg:y="15.677cm" svg:viewBox="0 0 236 276" svg:d="M118 0c85-1 118 51 118 139 1 87-38 137-120 137-81 0-114-54-116-137 0-93 39-139 118-139zM116 243c61 1 73-43 73-104s-11-106-70-106-73 45-73 106c0 59 14 102 70 104z">
          <text:p/>
        </draw:path>
        <draw:path draw:style-name="gr46" draw:text-style-name="P9" draw:layer="layout" svg:width="0.044cm" svg:height="0.363cm" svg:x="6.27cm" svg:y="15.584cm" svg:viewBox="0 0 45 364" svg:d="M0 42v-21-21h45v21 21zM0 364v-132-133h45v133 132z">
          <text:p/>
        </draw:path>
        <draw:path draw:style-name="gr46" draw:text-style-name="P9" draw:layer="layout" svg:width="0.124cm" svg:height="0.269cm" svg:x="6.379cm" svg:y="15.678cm" svg:viewBox="0 0 125 270" svg:d="M125 42c-107-22-73 128-78 228h-46l-1-265h42c2 16-1 40 3 55 8-39 32-69 80-58v20z">
          <text:p/>
        </draw:path>
        <draw:path draw:style-name="gr46" draw:text-style-name="P9" draw:layer="layout" svg:width="0.213cm" svg:height="0.269cm" svg:x="6.68cm" svg:y="15.683cm" svg:viewBox="0 0 214 270" svg:d="M86 270c-124 6-74-161-84-270h44v84 83c0 43 10 70 54 68 101-2 62-140 69-235h44l1 265h-42c-1-14 1-35-3-46-15 30-38 50-83 51z">
          <text:p/>
        </draw:path>
        <draw:path draw:style-name="gr46" draw:text-style-name="P9" draw:layer="layout" svg:width="0.213cm" svg:height="0.27cm" svg:x="6.958cm" svg:y="15.677cm" svg:viewBox="0 0 214 271" svg:d="M128 0c124-5 74 162 84 271h-44v-84-85c0-44-11-69-55-67-100 3-61 143-68 236h-44l-1-265h41c1 14-1 33 3 44 15-30 40-49 84-50z">
          <text:p/>
        </draw:path>
        <draw:path draw:style-name="gr46" draw:text-style-name="P9" draw:layer="layout" svg:width="0.223cm" svg:height="0.374cm" svg:x="7.369cm" svg:y="15.677cm" svg:viewBox="0 0 224 375" svg:d="M128 0c76 1 96 57 96 136 0 80-22 137-96 140-44 0-69-18-84-47l1 146h-44l-1-369h42l3 41c14-29 39-47 83-47zM117 243c55 0 62-47 62-105 0-57-9-102-62-103-59 0-72 44-72 105s14 103 72 103z">
          <text:p/>
        </draw:path>
        <draw:polygon draw:style-name="gr46" draw:text-style-name="P9" draw:layer="layout" svg:width="0.044cm" svg:height="0.363cm" svg:x="7.646cm" svg:y="15.584cm" svg:viewBox="0 0 45 364" draw:points="0,364 0,182 0,0 45,0 45,182 45,364">
          <text:p/>
        </draw:polygon>
        <draw:path draw:style-name="gr46" draw:text-style-name="P9" draw:layer="layout" svg:width="0.213cm" svg:height="0.269cm" svg:x="7.754cm" svg:y="15.683cm" svg:viewBox="0 0 214 270" svg:d="M86 270c-123 6-74-161-84-270h44v84 83c0 43 10 70 54 68 100-2 63-140 70-235h43l1 265h-41c-2-14 1-35-3-46-16 30-40 50-84 51z">
          <text:p/>
        </draw:path>
        <draw:path draw:style-name="gr46" draw:text-style-name="P9" draw:layer="layout" svg:width="0.217cm" svg:height="0.275cm" svg:x="8.012cm" svg:y="15.678cm" svg:viewBox="0 0 218 276" svg:d="M174 69c-4-47-120-53-121 0 20 75 159 17 165 126 5 108-208 103-218 11l39-7c5 50 135 63 136 0-14-79-157-21-164-126-5-79 114-87 170-58 16 9 29 26 33 48z">
          <text:p/>
        </draw:path>
        <draw:path draw:style-name="gr46" draw:text-style-name="P9" draw:layer="layout" svg:width="0.225cm" svg:height="0.373cm" svg:x="4.326cm" svg:y="16.279cm" svg:viewBox="0 0 226 374" svg:d="M224 4c-13 174 58 408-152 364-32-9-53-28-61-60l45-7c21 65 138 44 123-40v-21-21c-15 30-40 50-84 50-76 0-95-57-95-133 0-78 22-135 99-136 40-2 66 22 81 48 2-13 0-31 3-44zM110 237c49 0 69-44 69-101 0-58-20-104-69-104-54 0-64 47-64 104s9 101 64 101z">
          <text:p/>
        </draw:path>
        <draw:path draw:style-name="gr46" draw:text-style-name="P9" draw:layer="layout" svg:width="0.125cm" svg:height="0.27cm" svg:x="4.614cm" svg:y="16.278cm" svg:viewBox="0 0 126 271" svg:d="M126 44c-109-23-74 126-79 227h-45l-2-265h43c1 17-2 40 2 54 9-37 32-69 81-57v20z">
          <text:p/>
        </draw:path>
        <draw:path draw:style-name="gr46" draw:text-style-name="P9" draw:layer="layout" svg:width="0.256cm" svg:height="0.276cm" svg:x="4.766cm" svg:y="16.277cm" svg:viewBox="0 0 257 277" svg:d="M174 221c-21 29-43 57-94 56-49-2-80-30-80-80-1-89 87-87 173-87 4-50-13-76-57-76-33 1-56 10-58 43l-45-4c6-52 45-73 105-73 62 0 100 28 100 90v57 57c-1 28 10 45 39 38v14 14c-43 12-86-3-83-49zM46 197c0 28 16 46 44 46 57-4 87-40 83-103-60 3-127-7-127 57z">
          <text:p/>
        </draw:path>
        <draw:path draw:style-name="gr46" draw:text-style-name="P9" draw:layer="layout" svg:width="0.213cm" svg:height="0.27cm" svg:x="5.055cm" svg:y="16.277cm" svg:viewBox="0 0 214 271" svg:d="M128 0c124-6 74 162 84 271h-44v-85-84c0-43-11-68-55-67-99 3-61 142-68 236h-44l-1-265h41c2 14-1 33 3 44 15-30 40-48 84-50z">
          <text:p/>
        </draw:path>
        <draw:path draw:style-name="gr46" draw:text-style-name="P9" draw:layer="layout" svg:width="0.223cm" svg:height="0.369cm" svg:x="5.319cm" svg:y="16.184cm" svg:viewBox="0 0 224 370" svg:d="M96 93c43 0 67 19 84 46l-1-139h44l1 364h-41c-3-14 0-32-4-43-14 32-40 49-83 49-73 0-95-55-96-137 0-92 31-140 96-140zM109 127c-56 0-64 47-64 105 0 56 8 103 62 103 59 0 72-45 72-106 0-59-13-104-70-102z">
          <text:p/>
        </draw:path>
        <draw:path draw:style-name="gr46" draw:text-style-name="P9" draw:layer="layout" svg:width="0.044cm" svg:height="0.363cm" svg:x="5.745cm" svg:y="16.184cm" svg:viewBox="0 0 45 364" svg:d="M0 42v-21-21h45v21 21zM0 364v-133-132h45v132 133z">
          <text:p/>
        </draw:path>
        <draw:path draw:style-name="gr46" draw:text-style-name="P9" draw:layer="layout" svg:width="0.351cm" svg:height="0.27cm" svg:x="5.854cm" svg:y="16.277cm" svg:viewBox="0 0 352 271" svg:d="M257 35c-92 4-52 146-61 236h-42v-85-84c0-40-7-70-49-67-91 6-52 145-60 236h-43l-2-265h42c1 14-2 33 3 44 13-62 136-70 147 0 15-29 38-48 81-50 118-2 65 166 76 271h-42v-85-84c0-40-7-68-50-67z">
          <text:p/>
        </draw:path>
        <draw:path draw:style-name="gr46" draw:text-style-name="P9" draw:layer="layout" svg:width="0.224cm" svg:height="0.374cm" svg:x="6.266cm" svg:y="16.277cm" svg:viewBox="0 0 225 375" svg:d="M128 0c76 2 97 57 97 137 0 79-23 136-97 139-44 0-69-18-84-48l1 147h-44l-1-369h43l2 42c14-29 39-48 83-48zM117 242c55 0 62-47 62-104s-8-101-62-103c-59 0-72 45-72 106 0 60 14 101 72 101z">
          <text:p/>
        </draw:path>
        <draw:path draw:style-name="gr46" draw:text-style-name="P9" draw:layer="layout" svg:width="0.255cm" svg:height="0.276cm" svg:x="6.531cm" svg:y="16.277cm" svg:viewBox="0 0 256 277" svg:d="M174 221c-21 29-43 57-94 56-50-2-80-30-80-80-1-89 87-87 173-87 4-50-13-76-57-76-33 1-57 10-58 43l-46-4c7-52 46-73 105-73 62 0 100 28 100 90v57 57c-2 28 9 45 39 38v14 14c-43 12-85-3-82-49zM46 197c0 28 16 46 44 46 56-4 87-40 83-103-60 3-127-7-127 57z">
          <text:p/>
        </draw:path>
        <draw:path draw:style-name="gr46" draw:text-style-name="P9" draw:layer="layout" svg:width="0.217cm" svg:height="0.274cm" svg:x="6.806cm" svg:y="16.279cm" svg:viewBox="0 0 218 275" svg:d="M113 33c-55 0-66 46-66 102 0 55 12 105 66 105 33 0 57-21 59-54l46 3c-10 52-44 86-104 86-81 0-105-58-113-139-15-129 140-183 203-89 6 10 7 20 10 31l-44 4c-6-29-22-49-57-49z">
          <text:p/>
        </draw:path>
        <draw:path draw:style-name="gr46" draw:text-style-name="P9" draw:layer="layout" svg:width="0.127cm" svg:height="0.329cm" svg:x="7.042cm" svg:y="16.223cm" svg:viewBox="0 0 128 330" svg:d="M75 260c-2 33 25 40 53 30v17 17c-46 14-97 7-97-55v-88-88h-31v-16-16h34l12-61h29v31 30h49v16 16h-49v83z">
          <text:p/>
        </draw:path>
        <draw:path draw:style-name="gr46" draw:text-style-name="P9" draw:layer="layout" svg:width="0.217cm" svg:height="0.275cm" svg:x="7.187cm" svg:y="16.279cm" svg:viewBox="0 0 218 276" svg:d="M174 69c-5-47-119-52-121 0 21 75 159 18 165 126 5 109-208 103-218 11l39-6c5 50 135 62 136 0-14-78-157-21-164-126-6-80 114-88 169-59 17 10 29 27 34 49z">
          <text:p/>
        </draw:path>
        <draw:path draw:style-name="gr46" draw:text-style-name="P9" draw:layer="layout" svg:width="0.216cm" svg:height="0.275cm" svg:x="7.572cm" svg:y="16.279cm" svg:viewBox="0 0 217 276" svg:d="M173 69c-4-47-120-52-121 0 21 75 160 18 165 126 6 109-208 103-217 11l38-6c6 50 135 62 137 0-14-78-157-21-164-126-6-80 114-88 169-59 17 10 29 27 33 49z">
          <text:p/>
        </draw:path>
        <draw:path draw:style-name="gr46" draw:text-style-name="P9" draw:layer="layout" svg:width="0.212cm" svg:height="0.27cm" svg:x="7.838cm" svg:y="16.283cm" svg:viewBox="0 0 213 271" svg:d="M86 271c-124 5-75-163-85-271h44v83 84c0 43 10 69 55 68 100-3 62-140 69-235h43l1 265h-41c-1-15 1-36-3-47-15 31-38 51-83 53z">
          <text:p/>
        </draw:path>
        <draw:path draw:style-name="gr46" draw:text-style-name="P9" draw:layer="layout" svg:width="0.124cm" svg:height="0.27cm" svg:x="8.116cm" svg:y="16.278cm" svg:viewBox="0 0 125 271" svg:d="M125 44c-108-23-73 126-79 227h-45l-1-265h42c1 17-1 40 3 54 8-37 32-69 80-57v20z">
          <text:p/>
        </draw:path>
        <draw:polygon draw:style-name="gr46" draw:text-style-name="P9" draw:layer="layout" svg:width="0.044cm" svg:height="0.362cm" svg:x="5.124cm" svg:y="16.785cm" svg:viewBox="0 0 45 363" draw:points="0,363 0,182 0,0 45,0 45,182 45,363">
          <text:p/>
        </draw:polygon>
        <draw:path draw:style-name="gr46" draw:text-style-name="P9" draw:layer="layout" svg:width="0.233cm" svg:height="0.275cm" svg:x="5.221cm" svg:y="16.878cm" svg:viewBox="0 0 234 276" svg:d="M118 0c87 0 119 59 116 148h-187c0 55 20 93 74 94 36 2 59-16 67-40l39 11c-15 39-51 63-106 63-80 0-123-52-121-139 1-85 36-137 118-137zM190 113c8-84-105-108-134-39-4 10-9 24-9 39z">
          <text:p/>
        </draw:path>
        <draw:path draw:style-name="gr46" draw:text-style-name="P9" draw:layer="layout" svg:width="0.217cm" svg:height="0.275cm" svg:x="5.49cm" svg:y="16.879cm" svg:viewBox="0 0 218 276" svg:d="M173 70c-4-48-118-53-120 0 21 74 159 17 165 126 5 108-209 102-218 11l39-7c6 50 134 62 136 0-14-78-156-21-164-125-6-81 114-89 169-60 17 10 29 28 33 50z">
          <text:p/>
        </draw:path>
        <draw:path draw:style-name="gr46" draw:text-style-name="P9" draw:layer="layout" svg:width="0.09cm" svg:height="0.467cm" svg:x="5.85cm" svg:y="16.785cm" svg:viewBox="0 0 91 468" svg:d="M46 41v-21-20h45v20 21zM0 431c33 6 46-8 46-41v-147-145h45v149 149c3 56-33 81-91 69v-17z">
          <text:p/>
        </draw:path>
        <draw:path draw:style-name="gr46" draw:text-style-name="P9" draw:layer="layout" svg:width="0.234cm" svg:height="0.275cm" svg:x="5.992cm" svg:y="16.878cm" svg:viewBox="0 0 235 276" svg:d="M118 0c88 0 119 59 117 148h-188c0 55 20 93 73 94 36 2 60-16 69-40l39 11c-15 39-52 63-108 63-80 0-121-52-120-139 2-85 36-137 118-137zM191 113c8-84-106-108-135-39-5 10-9 24-9 39z">
          <text:p/>
        </draw:path>
        <draw:path draw:style-name="gr46" draw:text-style-name="P9" draw:layer="layout" svg:width="0.213cm" svg:height="0.27cm" svg:x="6.279cm" svg:y="16.883cm" svg:viewBox="0 0 214 271" svg:d="M86 271c-123 5-75-162-84-271h44v84 83c0 44 9 70 54 69 100-3 63-141 70-236h42l2 265h-42c-1-14 2-35-2-46-17 31-40 50-84 52z">
          <text:p/>
        </draw:path>
        <draw:path draw:style-name="gr46" draw:text-style-name="P9" draw:layer="layout" svg:width="0.213cm" svg:height="0.269cm" svg:x="6.557cm" svg:y="16.878cm" svg:viewBox="0 0 214 270" svg:d="M130 0c122-6 73 161 82 270h-44v-85-84c0-43-11-68-55-67-99 3-60 142-67 236h-44l-2-265h42c1 14-2 34 2 45 16-31 40-49 86-50z">
          <text:p/>
        </draw:path>
        <draw:path draw:style-name="gr46" draw:text-style-name="P9" draw:layer="layout" svg:width="0.233cm" svg:height="0.275cm" svg:x="6.821cm" svg:y="16.878cm" svg:viewBox="0 0 234 276" svg:d="M118 0c87 0 119 59 116 148h-187c0 55 20 93 74 94 36 2 59-16 68-40l38 11c-15 39-51 63-106 63-81 0-122-52-121-139 1-85 36-137 118-137zM190 113c8-84-105-108-134-39-5 10-9 24-9 39z">
          <text:p/>
        </draw:path>
        <draw:path draw:style-name="gr46" draw:text-style-name="P9" draw:layer="layout" svg:width="0.217cm" svg:height="0.275cm" svg:x="7.09cm" svg:y="16.879cm" svg:viewBox="0 0 218 276" svg:d="M174 70c-4-48-120-53-121 0 20 74 159 17 165 126 5 108-208 102-218 11l39-7c5 50 135 62 136 0-14-78-157-21-164-125-5-81 113-89 170-60 16 10 29 28 33 50z">
          <text:p/>
        </draw:path>
        <draw:polygon draw:style-name="gr46" draw:text-style-name="P9" draw:layer="layout" svg:width="0.047cm" svg:height="0.053cm" svg:x="7.37cm" svg:y="17.094cm" svg:viewBox="0 0 48 54" draw:points="0,54 0,27 0,0 48,0 48,27 48,54">
          <text:p/>
        </draw:polygon>
        <draw:path draw:style-name="gr46" draw:text-style-name="P9" draw:layer="layout" svg:width="3.342cm" svg:height="0.056cm" svg:x="8.542cm" svg:y="9.921cm" svg:viewBox="0 0 3343 57" svg:d="M1460 57h-1460v-57h1460zM3343 57h-971v-57h971z">
          <text:p/>
        </draw:path>
        <draw:polygon draw:style-name="gr46" draw:text-style-name="P9" draw:layer="layout" svg:width="0.067cm" svg:height="0.056cm" svg:x="8.478cm" svg:y="9.921cm" svg:viewBox="0 0 68 57" draw:points="68,57 0,57 36,29 0,0 68,0">
          <text:p/>
        </draw:polygon>
        <draw:polygon draw:style-name="gr46" draw:text-style-name="P9" draw:layer="layout" svg:width="0.4cm" svg:height="0.259cm" svg:x="11.912cm" svg:y="9.819cm" svg:viewBox="0 0 401 260" draw:points="401,131 0,260 0,0">
          <text:p/>
        </draw:polygon>
        <draw:path draw:style-name="gr46" draw:text-style-name="P9" draw:layer="layout" svg:width="0.517cm" svg:height="0.337cm" svg:x="11.884cm" svg:y="9.78cm" svg:viewBox="0 0 518 338" svg:d="M518 170l-518 168v-338zM56 262l280-92-280-94z">
          <text:p/>
        </draw:path>
        <draw:polygon draw:style-name="gr46" draw:text-style-name="P9" draw:layer="layout" svg:width="0.278cm" svg:height="0.345cm" svg:x="10.043cm" svg:y="9.703cm" svg:viewBox="0 0 279 346" draw:points="222,346 39,52 40,346 0,346 0,173 0,0 54,0 239,297 236,0 279,0 279,173 279,346">
          <text:p/>
        </draw:polygon>
        <draw:path draw:style-name="gr46" draw:text-style-name="P9" draw:layer="layout" svg:width="0.235cm" svg:height="0.275cm" svg:x="10.38cm" svg:y="9.778cm" svg:viewBox="0 0 236 276" svg:d="M119 0c85-1 117 52 117 138 1 87-37 138-119 138-81 0-115-55-117-138 0-92 40-138 119-138zM117 242c61 1 73-43 73-104 0-60-11-105-70-105s-73 45-73 105c0 59 14 103 70 104z">
          <text:p/>
        </draw:path>
        <draw:path draw:style-name="gr46" draw:text-style-name="P9" draw:layer="layout" svg:width="0.213cm" svg:height="0.27cm" svg:x="10.669cm" svg:y="9.778cm" svg:viewBox="0 0 214 271" svg:d="M129 0c124-5 73 162 83 271h-44v-84-84c0-43-11-70-54-68-100 3-61 143-68 236h-45l-1-265h42c2 14-1 33 3 45 15-31 40-49 84-51z">
          <text:p/>
        </draw:path>
        <draw:path draw:style-name="gr44" draw:text-style-name="P8" draw:layer="layout" svg:width="4.475cm" svg:height="2.251cm" svg:x="12.429cm" svg:y="8.823cm" svg:viewBox="0 0 4476 2252" svg:d="M3581 0c495 0 895 504 895 1126s-400 1126-895 1126h-2686c-495 0-895-504-895-1126s400-1126 895-1126z">
          <text:p/>
        </draw:path>
        <draw:path draw:style-name="gr145" draw:text-style-name="P4" draw:layer="layout" svg:width="4.475cm" svg:height="2.251cm" svg:x="12.429cm" svg:y="8.823cm" svg:viewBox="0 0 4476 2252" svg:d="M3581 0c495 0 895 504 895 1126s-400 1126-895 1126h-2686c-495 0-895-504-895-1126s400-1126 895-1126z">
          <text:p/>
        </draw:path>
        <draw:polygon draw:style-name="gr46" draw:text-style-name="P9" draw:layer="layout" svg:width="0.218cm" svg:height="0.345cm" svg:x="13.067cm" svg:y="9.704cm" svg:viewBox="0 0 219 346" draw:points="0,346 0,173 0,0 46,0 46,154 46,308 219,308 219,327 219,346">
          <text:p/>
        </draw:polygon>
        <draw:path draw:style-name="gr46" draw:text-style-name="P9" draw:layer="layout" svg:width="0.255cm" svg:height="0.275cm" svg:x="13.323cm" svg:y="9.779cm" svg:viewBox="0 0 256 276" svg:d="M175 220c-21 29-43 57-94 56s-81-30-81-80c-2-89 88-88 173-88 4-48-12-75-56-75-34 2-58 10-59 43l-46-4c7-51 46-72 106-72 62 0 99 28 99 89v57 57c-1 28 10 44 39 37v14 15c-43 13-84-3-81-49zM45 196c0 28 17 46 45 46 57-4 87-41 83-103-59 3-128-7-128 57z">
          <text:p/>
        </draw:path>
        <draw:path draw:style-name="gr46" draw:text-style-name="P9" draw:layer="layout" svg:width="0.044cm" svg:height="0.363cm" svg:x="13.611cm" svg:y="9.686cm" svg:viewBox="0 0 45 364" svg:d="M0 42v-21-21h45v21 21zM0 364v-133-132h45v132 133z">
          <text:p/>
        </draw:path>
        <draw:path draw:style-name="gr46" draw:text-style-name="P9" draw:layer="layout" svg:width="0.217cm" svg:height="0.275cm" svg:x="13.701cm" svg:y="9.78cm" svg:viewBox="0 0 218 276" svg:d="M174 70c-5-47-119-53-121 0 21 73 159 17 165 125 5 109-208 104-218 11l40-7c5 50 134 64 135 0-14-78-156-21-164-125-5-79 114-88 170-58 16 9 29 26 33 48z">
          <text:p/>
        </draw:path>
        <draw:path draw:style-name="gr46" draw:text-style-name="P9" draw:layer="layout" svg:width="0.216cm" svg:height="0.275cm" svg:x="13.95cm" svg:y="9.78cm" svg:viewBox="0 0 217 276" svg:d="M172 70c-4-47-119-53-120 0 21 73 160 17 165 125 6 109-208 104-217 11l38-7c6 50 134 64 136 0-14-78-157-21-163-125-6-79 113-88 168-58 17 9 30 26 34 48z">
          <text:p/>
        </draw:path>
        <draw:path draw:style-name="gr46" draw:text-style-name="P9" draw:layer="layout" svg:width="0.233cm" svg:height="0.275cm" svg:x="14.205cm" svg:y="9.779cm" svg:viewBox="0 0 234 276" svg:d="M117 0c88 0 120 58 117 147h-187c0 56 19 93 73 95 37 1 61-17 69-41l38 12c-15 38-51 63-107 63-80 0-121-52-120-140 1-85 36-136 117-136zM190 113c8-84-106-107-135-39-4 9-8 23-8 39z">
          <text:p/>
        </draw:path>
        <draw:path draw:style-name="gr46" draw:text-style-name="P9" draw:layer="layout" svg:width="0.124cm" svg:height="0.269cm" svg:x="14.494cm" svg:y="9.779cm" svg:viewBox="0 0 125 270" svg:d="M125 43c-109-23-74 126-80 227h-44l-1-265h41c1 16-1 41 3 55 8-39 33-69 81-58v20z">
          <text:p/>
        </draw:path>
        <draw:path draw:style-name="gr46" draw:text-style-name="P9" draw:layer="layout" svg:width="0.127cm" svg:height="0.328cm" svg:x="14.77cm" svg:y="9.725cm" svg:viewBox="0 0 128 329" svg:d="M75 258c-2 35 25 42 53 32v16 17c-46 14-97 7-97-55v-88-88h-31v-16-16h34l12-60h29v30 30h49v16 16h-49v83z">
          <text:p/>
        </draw:path>
        <draw:path draw:style-name="gr46" draw:text-style-name="P9" draw:layer="layout" svg:width="0.234cm" svg:height="0.275cm" svg:x="14.922cm" svg:y="9.779cm" svg:viewBox="0 0 235 276" svg:d="M117 0c87-1 118 51 118 138 2 87-37 138-119 138s-115-55-116-138c0-92 38-138 117-138zM116 242c61 1 74-43 74-104 0-60-11-105-72-105-59 0-73 45-73 105 0 59 14 102 71 104z">
          <text:p/>
        </draw:path>
        <draw:path draw:style-name="gr46" draw:text-style-name="P9" draw:layer="layout" svg:width="0.351cm" svg:height="0.27cm" svg:x="15.21cm" svg:y="9.779cm" svg:viewBox="0 0 352 271" svg:d="M258 35c-92 4-52 147-61 236h-42v-85-84c0-40-7-70-49-67-92 6-52 145-61 236h-43l-2-265h43c1 13-2 33 2 45 14-62 137-70 148 0 15-30 38-50 80-51 119-3 65 166 76 271h-43v-85-84c0-40-6-69-48-67z">
          <text:p/>
        </draw:path>
        <draw:path draw:style-name="gr46" draw:text-style-name="P9" draw:layer="layout" svg:width="0.224cm" svg:height="0.368cm" svg:x="15.622cm" svg:y="9.686cm" svg:viewBox="0 0 225 369" svg:d="M128 94c73 0 95 54 97 136 0 92-32 139-97 139-44-1-69-15-83-47l-2 42h-43l1-364h44v71 70c14-32 39-47 83-47zM117 336c55 0 62-47 62-104 0-56-7-105-62-103-59 0-72 44-72 105 0 60 14 102 72 102z">
          <text:p/>
        </draw:path>
        <draw:path draw:style-name="gr46" draw:text-style-name="P9" draw:layer="layout" svg:width="0.233cm" svg:height="0.275cm" svg:x="15.887cm" svg:y="9.779cm" svg:viewBox="0 0 234 276" svg:d="M118 0c87 0 119 58 116 147h-187c0 56 19 93 74 95 36 1 59-17 68-41l38 12c-15 38-51 63-106 63-81 0-122-52-121-140 1-85 36-136 118-136zM190 113c8-84-105-107-135-39-4 9-8 23-8 39z">
          <text:p/>
        </draw:path>
        <draw:path draw:style-name="gr46" draw:text-style-name="P9" draw:layer="layout" svg:width="0.124cm" svg:height="0.269cm" svg:x="16.176cm" svg:y="9.779cm" svg:viewBox="0 0 125 270" svg:d="M125 43c-108-23-73 126-79 227h-45l-1-265h42c1 16-1 41 3 55 8-39 32-69 80-58v20z">
          <text:p/>
        </draw:path>
        <draw:frame draw:style-name="gr147" draw:text-style-name="P7" draw:layer="layout" svg:width="0.425cm" svg:height="0.471cm" svg:x="10.294cm" svg:y="27.231cm">
          <draw:text-box>
            <text:p text:style-name="P1"><text:span text:style-name="T5">10</text:span></text:p>
          </draw:text-box>
        </draw:frame>
        <draw:frame draw:style-name="gr148" draw:text-style-name="P15" draw:layer="layout" svg:width="3.342cm" svg:height="0.56cm" svg:x="4.647cm" svg:y="3.981cm">
          <draw:text-box>
            <text:p text:style-name="P1"><text:span text:style-name="T14">Distribution de </text:span></text:p>
          </draw:text-box>
        </draw:frame>
        <draw:frame draw:style-name="gr149" draw:text-style-name="P15" draw:layer="layout" svg:width="1.196cm" svg:height="0.56cm" svg:x="5.637cm" svg:y="4.581cm">
          <draw:text-box>
            <text:p text:style-name="P1"><text:span text:style-name="T14">flyers</text:span></text:p>
          </draw:text-box>
        </draw:frame>
        <draw:frame draw:style-name="gr150" draw:text-style-name="P15" draw:layer="layout" svg:width="4.206cm" svg:height="0.56cm" svg:x="4.216cm" svg:y="9.294cm">
          <draw:text-box>
            <text:p text:style-name="P1"><text:span text:style-name="T14">Dans les lycées et </text:span></text:p>
          </draw:text-box>
        </draw:frame>
        <draw:frame draw:style-name="gr151" draw:text-style-name="P15" draw:layer="layout" svg:width="1.42cm" svg:height="0.56cm" svg:x="5.528cm" svg:y="9.896cm">
          <draw:text-box>
            <text:p text:style-name="P1"><text:span text:style-name="T14">le CIO</text:span></text:p>
          </draw:text-box>
        </draw:frame>
        <draw:frame draw:style-name="gr152" draw:text-style-name="P15" draw:layer="layout" svg:width="0.781cm" svg:height="0.56cm" svg:x="5.866cm" svg:y="12.867cm">
          <draw:text-box>
            <text:p text:style-name="P1"><text:span text:style-name="T14">Oui</text:span></text:p>
          </draw:text-box>
        </draw:frame>
        <draw:frame draw:style-name="gr153" draw:text-style-name="P15" draw:layer="layout" svg:width="3.566cm" svg:height="0.56cm" svg:x="4.58cm" svg:y="14.893cm">
          <draw:text-box>
            <text:p text:style-name="P1"><text:span text:style-name="T14">Les démarchés </text:span></text:p>
          </draw:text-box>
        </draw:frame>
        <draw:frame draw:style-name="gr154" draw:text-style-name="P15" draw:layer="layout" svg:width="4.125cm" svg:height="0.56cm" svg:x="4.303cm" svg:y="15.495cm">
          <draw:text-box>
            <text:p text:style-name="P1"><text:span text:style-name="T14">pour avoir un plus </text:span></text:p>
          </draw:text-box>
        </draw:frame>
        <draw:frame draw:style-name="gr155" draw:text-style-name="P15" draw:layer="layout" svg:width="4.121cm" svg:height="0.56cm" svg:x="4.303cm" svg:y="16.094cm">
          <draw:text-box>
            <text:p text:style-name="P1"><text:span text:style-name="T14">grand impacts sur </text:span></text:p>
          </draw:text-box>
        </draw:frame>
        <draw:frame draw:style-name="gr156" draw:text-style-name="P15" draw:layer="layout" svg:width="2.538cm" svg:height="0.56cm" svg:x="5.089cm" svg:y="16.694cm">
          <draw:text-box>
            <text:p text:style-name="P1"><text:span text:style-name="T14">les jeunes. </text:span></text:p>
          </draw:text-box>
        </draw:frame>
        <draw:frame draw:style-name="gr157" draw:text-style-name="P15" draw:layer="layout" svg:width="0.921cm" svg:height="0.56cm" svg:x="10.002cm" svg:y="9.595cm">
          <draw:text-box>
            <text:p text:style-name="P1"><text:span text:style-name="T14">Non</text:span></text:p>
          </draw:text-box>
        </draw:frame>
        <draw:frame draw:style-name="gr158" draw:text-style-name="P15" draw:layer="layout" svg:width="3.312cm" svg:height="0.56cm" svg:x="13.025cm" svg:y="9.595cm">
          <draw:text-box>
            <text:p text:style-name="P1"><text:span text:style-name="T14">Laisser tomber</text:span></text:p>
          </draw:text-box>
        </draw:frame>
      </draw:page>
      <draw:page draw:name="page11" draw:style-name="dp1" draw:master-page-name="master-page118">
        <draw:frame draw:style-name="gr159" draw:text-style-name="P3" draw:layer="layout" svg:width="16.398cm" svg:height="0.547cm" svg:x="2.004cm" svg:y="17.259cm">
          <draw:text-box>
            <text:p text:style-name="P1"><text:span text:style-name="T2">Faire venir d’anciens élèves pour parlait de ce que leurs a apportés cette formation</text:span></text:p>
          </draw:text-box>
        </draw:frame>
        <draw:frame draw:style-name="gr160" draw:text-style-name="P3" draw:layer="layout" svg:width="6.157cm" svg:height="0.547cm" svg:x="2.004cm" svg:y="17.827cm">
          <draw:text-box>
            <text:p text:style-name="P1"><text:span text:style-name="T2">dans leurs vie professionnelle. </text:span></text:p>
          </draw:text-box>
        </draw:frame>
        <draw:frame draw:style-name="gr161" draw:text-style-name="P3" draw:layer="layout" svg:width="6.75cm" svg:height="0.547cm" svg:x="3.256cm" svg:y="20.667cm">
          <draw:text-box>
            <text:p text:style-name="P1"><text:span text:style-name="T8">e. Les matériels non représentés :</text:span><text:span text:style-name="T2"> </text:span></text:p>
          </draw:text-box>
        </draw:frame>
        <draw:polygon draw:style-name="gr44" draw:text-style-name="P8" draw:layer="layout" svg:width="20.652cm" svg:height="14.634cm" svg:x="0.137cm" svg:y="2.042cm" svg:viewBox="0 0 20653 14635" draw:points="0,0 20653,0 20653,14635 0,14635">
          <text:p/>
        </draw:polygon>
        <draw:path draw:style-name="gr44" draw:text-style-name="P8" draw:layer="layout" svg:width="3.289cm" svg:height="2.301cm" svg:x="6.484cm" svg:y="2.406cm" svg:viewBox="0 0 3290 2302" svg:d="M2632 0c364 0 658 515 658 1152 0 634-294 1150-658 1150h-1974c-363 0-658-516-658-1150 0-637 295-1152 658-1152z">
          <text:p/>
        </draw:path>
        <draw:path draw:style-name="gr162" draw:text-style-name="P4" draw:layer="layout" svg:width="3.289cm" svg:height="2.301cm" svg:x="6.484cm" svg:y="2.406cm" svg:viewBox="0 0 3290 2302" svg:d="M2632 0c364 0 658 515 658 1152 0 634-294 1150-658 1150h-1974c-363 0-658-516-658-1150 0-637 295-1152 658-1152z">
          <text:p/>
        </draw:path>
        <draw:path draw:style-name="gr46" draw:text-style-name="P9" draw:layer="layout" svg:width="0.188cm" svg:height="0.21cm" svg:x="6.916cm" svg:y="2.878cm" svg:viewBox="0 0 189 211" svg:d="M161 59c-8-23-29-37-60-37-50 0-73 33-73 82s24 84 75 84c35 0 51-20 64-44l22 12c-15 32-42 55-88 55-67 0-97-41-101-107-5-86 82-126 155-92 16 8 26 22 32 38z">
          <text:p/>
        </draw:path>
        <draw:path draw:style-name="gr46" draw:text-style-name="P9" draw:layer="layout" svg:width="0.14cm" svg:height="0.163cm" svg:x="7.127cm" svg:y="2.925cm" svg:viewBox="0 0 141 164" svg:d="M71 0c51-1 70 30 70 81 1 53-22 83-71 83s-69-32-70-83c0-54 23-81 71-81zM70 144c36 1 44-25 44-63 0-35-7-61-42-61-36 0-45 26-45 61 0 37 9 62 43 63z">
          <text:p/>
        </draw:path>
        <draw:path draw:style-name="gr46" draw:text-style-name="P9" draw:layer="layout" svg:width="0.127cm" svg:height="0.16cm" svg:x="7.299cm" svg:y="2.925cm" svg:viewBox="0 0 128 161" svg:d="M77 0c74-4 44 96 50 161h-27v-50-50c0-26-6-40-33-40-59 2-36 84-40 140h-26l-1-158h25c0 8-1 21 1 27 9-19 24-29 51-30z">
          <text:p/>
        </draw:path>
        <draw:path draw:style-name="gr46" draw:text-style-name="P9" draw:layer="layout" svg:width="0.076cm" svg:height="0.194cm" svg:x="7.448cm" svg:y="2.893cm" svg:viewBox="0 0 77 195" svg:d="M45 154c-1 20 15 24 32 18v10 10c-28 8-58 4-58-32v-54-52h-19v-9-10h21l7-35h17v17 18h29v10 9h-29v49z">
          <text:p/>
        </draw:path>
        <draw:path draw:style-name="gr46" draw:text-style-name="P9" draw:layer="layout" svg:width="0.153cm" svg:height="0.163cm" svg:x="7.538cm" svg:y="2.925cm" svg:viewBox="0 0 154 164" svg:d="M104 131c-12 17-26 34-56 33s-48-17-48-47c0-54 52-53 103-53 3-29-7-44-34-44-19 0-33 5-34 25l-27-2c4-31 27-43 62-43 37 0 60 16 60 53v33 35c-1 17 5 26 24 22v9 8c-27 7-52-2-50-29zM27 117c0 16 10 27 27 27 34-2 52-24 49-62-35 2-76-4-76 35z">
          <text:p/>
        </draw:path>
        <draw:path draw:style-name="gr46" draw:text-style-name="P9" draw:layer="layout" svg:width="0.128cm" svg:height="0.162cm" svg:x="7.702cm" svg:y="2.926cm" svg:viewBox="0 0 129 163" svg:d="M68 19c-34 0-41 28-41 62 0 32 7 61 41 61 19 0 33-11 35-31l26 2c-5 30-25 50-61 50-49 0-63-34-68-82-8-77 84-109 122-53 3 5 4 11 6 18l-27 2c-3-17-13-29-33-29z">
          <text:p/>
        </draw:path>
        <draw:path draw:style-name="gr46" draw:text-style-name="P9" draw:layer="layout" svg:width="0.075cm" svg:height="0.194cm" svg:x="7.843cm" svg:y="2.893cm" svg:viewBox="0 0 76 195" svg:d="M44 154c-1 20 15 24 32 18v10 10c-28 8-58 4-58-32v-54-52h-18v-9-10h19l8-35h17v17 18h30v10 9h-30v49z">
          <text:p/>
        </draw:path>
        <draw:path draw:style-name="gr46" draw:text-style-name="P9" draw:layer="layout" svg:width="0.139cm" svg:height="0.163cm" svg:x="7.933cm" svg:y="2.925cm" svg:viewBox="0 0 140 164" svg:d="M71 0c52 0 71 34 69 87h-112c0 34 12 56 45 57 21 1 35-10 40-24l23 7c-9 23-30 37-63 37-49 0-74-31-73-83 1-51 22-81 71-81zM114 67c5-50-64-64-81-24-2 6-5 14-5 24z">
          <text:p/>
        </draw:path>
        <draw:path draw:style-name="gr46" draw:text-style-name="P9" draw:layer="layout" svg:width="0.074cm" svg:height="0.16cm" svg:x="8.105cm" svg:y="2.925cm" svg:viewBox="0 0 75 161" svg:d="M75 26c-65-14-44 75-48 135h-26l-1-158h25c1 10-1 25 2 33 4-23 18-41 48-35v12z">
          <text:p/>
        </draw:path>
        <draw:path draw:style-name="gr46" draw:text-style-name="P9" draw:layer="layout" svg:width="0.133cm" svg:height="0.218cm" svg:x="8.277cm" svg:y="2.87cm" svg:viewBox="0 0 134 219" svg:d="M58 55c26 0 40 10 50 28l-1-83h26l1 216h-25c-1-9 0-19-2-26-8 19-23 29-49 29-44 0-57-32-58-81 0-54 19-83 58-83zM66 76c-34 0-39 28-39 61s5 61 38 61c35 0 42-26 42-62 0-35-7-61-41-60z">
          <text:p/>
        </draw:path>
        <draw:polygon draw:style-name="gr46" draw:text-style-name="P9" draw:layer="layout" svg:width="0.027cm" svg:height="0.065cm" svg:x="8.444cm" svg:y="2.88cm" svg:viewBox="0 0 28 66" draw:points="25,66 3,66 0,0 28,0">
          <text:p/>
        </draw:polygon>
        <draw:path draw:style-name="gr46" draw:text-style-name="P9" draw:layer="layout" svg:width="0.153cm" svg:height="0.163cm" svg:x="8.497cm" svg:y="2.925cm" svg:viewBox="0 0 154 164" svg:d="M105 131c-12 17-26 34-57 33-30-1-48-17-48-47 0-54 52-53 104-53 3-29-7-44-35-44-19 0-33 5-34 25l-27-2c4-31 27-43 62-43 38 0 61 16 61 53v33 35c-1 17 5 26 23 22v9 8c-26 7-51-2-49-29zM28 117c0 16 9 27 26 27 34-2 53-24 50-62-36 2-76-4-76 35z">
          <text:p/>
        </draw:path>
        <draw:path draw:style-name="gr46" draw:text-style-name="P9" draw:layer="layout" svg:width="0.127cm" svg:height="0.16cm" svg:x="8.669cm" svg:y="2.925cm" svg:viewBox="0 0 128 161" svg:d="M77 0c74-4 44 96 50 161h-26v-50-50c0-26-7-40-33-40-59 2-36 84-41 140h-26l-1-158h25c1 8-1 21 2 27 9-19 24-29 50-30z">
          <text:p/>
        </draw:path>
        <draw:path draw:style-name="gr46" draw:text-style-name="P9" draw:layer="layout" svg:width="0.129cm" svg:height="0.162cm" svg:x="8.826cm" svg:y="2.926cm" svg:viewBox="0 0 130 163" svg:d="M67 19c-33 0-39 28-39 62 0 32 7 61 39 61 21 0 35-11 36-31l27 2c-5 30-26 50-62 50-49 0-63-34-68-82-8-77 85-109 122-53 4 5 5 11 6 18l-26 2c-3-17-13-29-35-29z">
          <text:p/>
        </draw:path>
        <draw:path draw:style-name="gr46" draw:text-style-name="P9" draw:layer="layout" svg:width="0.026cm" svg:height="0.215cm" svg:x="8.982cm" svg:y="2.87cm" svg:viewBox="0 0 27 216" svg:d="M0 24v-12-12h27v12 12zM0 216v-79-78h27v78 79z">
          <text:p/>
        </draw:path>
        <draw:path draw:style-name="gr46" draw:text-style-name="P9" draw:layer="layout" svg:width="0.139cm" svg:height="0.163cm" svg:x="9.04cm" svg:y="2.925cm" svg:viewBox="0 0 140 164" svg:d="M71 0c51 0 70 34 69 87h-112c0 34 11 56 44 57 22 1 36-10 40-24l24 7c-10 23-31 37-64 37-49 0-73-31-72-83 0-51 21-81 71-81zM113 67c5-50-63-64-81-24-2 6-4 14-4 24z">
          <text:p/>
        </draw:path>
        <draw:path draw:style-name="gr46" draw:text-style-name="P9" draw:layer="layout" svg:width="0.127cm" svg:height="0.16cm" svg:x="9.212cm" svg:y="2.925cm" svg:viewBox="0 0 128 161" svg:d="M77 0c73-4 44 96 49 161h-26v-50-50c0-26-6-40-32-40-60 2-37 84-41 140h-27v-158h24c1 8-1 21 2 27 9-19 25-29 51-30z">
          <text:p/>
        </draw:path>
        <draw:path draw:style-name="gr46" draw:text-style-name="P9" draw:layer="layout" svg:width="0.139cm" svg:height="0.222cm" svg:x="6.794cm" svg:y="3.222cm" svg:viewBox="0 0 140 223" svg:d="M70 59c53 0 72 34 70 87h-112c0 33 12 55 44 56 22 1 36-10 41-24l23 7c-9 24-30 38-64 38-48 0-73-32-72-84 1-50 22-80 70-80zM114 125c5-49-64-63-81-23-2 6-5 14-5 23zM52 45c7-19 22-29 31-45h31v2 2l-49 41z">
          <text:p/>
        </draw:path>
        <draw:polygon draw:style-name="gr46" draw:text-style-name="P9" draw:layer="layout" svg:width="0.026cm" svg:height="0.215cm" svg:x="6.966cm" svg:y="3.226cm" svg:viewBox="0 0 27 216" draw:points="0,216 0,108 0,0 27,0 27,108 27,216">
          <text:p/>
        </draw:polygon>
        <draw:path draw:style-name="gr46" draw:text-style-name="P9" draw:layer="layout" svg:width="0.139cm" svg:height="0.222cm" svg:x="7.024cm" svg:y="3.222cm" svg:viewBox="0 0 140 223" svg:d="M70 59c52 0 71 34 70 87h-112c0 33 11 55 43 56 22 1 36-10 41-24l24 7c-10 24-32 38-65 38-47 0-72-32-71-84 1-50 21-80 70-80zM112 125c5-49-62-63-79-23-3 6-5 14-5 23zM83 45l-48-41v-2-2h30c10 16 24 27 31 45z">
          <text:p/>
        </draw:path>
        <draw:polygon draw:style-name="gr46" draw:text-style-name="P9" draw:layer="layout" svg:width="0.146cm" svg:height="0.157cm" svg:x="7.177cm" svg:y="3.284cm" svg:viewBox="0 0 147 158" draw:points="89,158 58,158 0,0 28,0 73,137 119,0 147,0">
          <text:p/>
        </draw:polygon>
        <draw:path draw:style-name="gr46" draw:text-style-name="P9" draw:layer="layout" svg:width="0.139cm" svg:height="0.163cm" svg:x="7.336cm" svg:y="3.281cm" svg:viewBox="0 0 140 164" svg:d="M70 0c53 0 72 34 70 88h-112c0 33 12 55 44 56 21 1 36-10 41-24l23 7c-9 23-30 37-64 37-48 0-72-31-72-83 1-51 22-81 70-81zM114 67c5-50-63-64-81-24-2 6-5 14-5 24z">
          <text:p/>
        </draw:path>
        <draw:path draw:style-name="gr46" draw:text-style-name="P9" draw:layer="layout" svg:width="0.129cm" svg:height="0.163cm" svg:x="7.497cm" svg:y="3.282cm" svg:viewBox="0 0 130 164" svg:d="M104 42c-3-28-72-32-73 0 12 44 96 10 99 75 3 64-124 61-130 7l23-5c3 30 81 37 82 0-9-46-94-12-99-75-3-47 69-52 102-34 10 5 17 15 20 28z">
          <text:p/>
        </draw:path>
        <draw:path draw:style-name="gr46" draw:text-style-name="P9" draw:layer="layout" svg:width="0.133cm" svg:height="0.221cm" svg:x="7.738cm" svg:y="3.281cm" svg:viewBox="0 0 134 222" svg:d="M77 0c45 1 57 34 57 80 0 47-13 82-57 84-26 0-42-11-51-29l1 87h-26l-1-219h25l2 25c8-18 24-28 50-28zM70 143c33 0 37-28 37-62 0-33-5-60-37-61-36 0-43 27-43 63 0 35 8 60 43 60z">
          <text:p/>
        </draw:path>
        <draw:path draw:style-name="gr46" draw:text-style-name="P9" draw:layer="layout" svg:width="0.14cm" svg:height="0.163cm" svg:x="7.896cm" svg:y="3.281cm" svg:viewBox="0 0 141 164" svg:d="M70 0c52-1 71 30 71 82 1 52-22 82-72 82-49 0-68-32-69-82 0-55 23-82 70-82zM69 144c37 1 45-25 45-62 0-36-7-62-43-62s-44 26-44 62 8 61 42 62z">
          <text:p/>
        </draw:path>
        <draw:path draw:style-name="gr46" draw:text-style-name="P9" draw:layer="layout" svg:width="0.127cm" svg:height="0.16cm" svg:x="8.067cm" svg:y="3.284cm" svg:viewBox="0 0 128 161" svg:d="M51 161c-73 3-44-97-50-161h26v49 50c0 25 6 42 32 41 61-1 38-84 43-140h25l1 158h-25c-1-9 1-21-1-29-9 20-23 31-51 32z">
          <text:p/>
        </draw:path>
        <draw:path draw:style-name="gr46" draw:text-style-name="P9" draw:layer="layout" svg:width="0.074cm" svg:height="0.16cm" svg:x="8.232cm" svg:y="3.281cm" svg:viewBox="0 0 75 161" svg:d="M75 25c-65-13-43 75-46 136h-28l-1-158h26c1 10-1 24 2 32 5-22 19-40 47-34v12z">
          <text:p/>
        </draw:path>
        <draw:path draw:style-name="gr46" draw:text-style-name="P9" draw:layer="layout" svg:width="0.074cm" svg:height="0.16cm" svg:x="8.413cm" svg:y="3.281cm" svg:viewBox="0 0 75 161" svg:d="M75 25c-66-13-45 75-48 136h-27v-158h24c1 10-1 24 2 32 5-22 19-40 49-34v12z">
          <text:p/>
        </draw:path>
        <draw:path draw:style-name="gr46" draw:text-style-name="P9" draw:layer="layout" svg:width="0.152cm" svg:height="0.163cm" svg:x="8.503cm" svg:y="3.281cm" svg:viewBox="0 0 153 164" svg:d="M105 131c-13 17-27 34-57 33s-48-17-48-47c-1-53 52-52 104-52 2-30-7-45-35-45-20 0-34 5-34 25l-27-2c4-31 27-43 62-43 38 0 60 16 60 52v35 34c-1 17 6 26 23 22v9 8c-25 7-50-2-48-29zM27 117c0 16 10 27 27 27 34-2 52-24 50-61-36 2-77-4-77 34z">
          <text:p/>
        </draw:path>
        <draw:path draw:style-name="gr46" draw:text-style-name="P9" draw:layer="layout" svg:width="0.129cm" svg:height="0.162cm" svg:x="8.667cm" svg:y="3.282cm" svg:viewBox="0 0 130 163" svg:d="M67 19c-33 0-39 29-39 61 0 33 7 62 39 62 20 0 35-11 37-31l26 2c-5 30-25 50-62 50-48 0-62-34-67-82-9-77 83-109 122-53 3 5 4 12 5 19l-26 2c-4-18-14-30-35-30z">
          <text:p/>
        </draw:path>
        <draw:path draw:style-name="gr46" draw:text-style-name="P9" draw:layer="layout" svg:width="0.14cm" svg:height="0.163cm" svg:x="8.816cm" svg:y="3.281cm" svg:viewBox="0 0 141 164" svg:d="M71 0c51-1 70 30 70 82s-23 82-71 82c-49 0-69-32-70-82 0-55 24-82 71-82zM70 144c36 1 43-25 43-62 0-36-6-62-41-62-36 0-44 26-44 62s8 61 42 62z">
          <text:p/>
        </draw:path>
        <draw:path draw:style-name="gr46" draw:text-style-name="P9" draw:layer="layout" svg:width="0.127cm" svg:height="0.16cm" svg:x="8.988cm" svg:y="3.281cm" svg:viewBox="0 0 128 161" svg:d="M77 0c74-4 44 95 50 161h-27v-51-50c0-26-6-40-32-40-60 2-36 84-40 141h-27l-1-158h25c1 8 0 20 2 26 9-18 24-28 50-29z">
          <text:p/>
        </draw:path>
        <draw:path draw:style-name="gr46" draw:text-style-name="P9" draw:layer="layout" svg:width="0.075cm" svg:height="0.194cm" svg:x="9.137cm" svg:y="3.249cm" svg:viewBox="0 0 76 195" svg:d="M44 154c-2 20 16 24 32 18v10 10c-28 8-58 4-58-32v-54-52h-18v-9-10h19l8-35h17v17 18h30v10 9h-30v49z">
          <text:p/>
        </draw:path>
        <draw:path draw:style-name="gr46" draw:text-style-name="P9" draw:layer="layout" svg:width="0.139cm" svg:height="0.163cm" svg:x="9.227cm" svg:y="3.281cm" svg:viewBox="0 0 140 164" svg:d="M71 0c52 0 71 34 69 88h-111c0 33 12 55 44 56 21 1 35-10 40-24l23 7c-9 23-30 37-63 37-48 0-74-31-73-83 1-51 23-81 71-81zM114 67c5-50-63-64-80-24-2 6-5 14-5 24z">
          <text:p/>
        </draw:path>
        <draw:path draw:style-name="gr46" draw:text-style-name="P9" draw:layer="layout" svg:width="0.074cm" svg:height="0.16cm" svg:x="9.399cm" svg:y="3.281cm" svg:viewBox="0 0 75 161" svg:d="M75 25c-65-13-44 75-48 136h-26l-1-158h25c1 10-1 24 1 32 5-22 20-40 49-34v12z">
          <text:p/>
        </draw:path>
        <draw:polygon draw:style-name="gr46" draw:text-style-name="P9" draw:layer="layout" svg:width="0.026cm" svg:height="0.216cm" svg:x="6.852cm" svg:y="3.581cm" svg:viewBox="0 0 27 217" draw:points="0,217 0,108 0,0 27,0 27,108 27,217">
          <text:p/>
        </draw:polygon>
        <draw:path draw:style-name="gr46" draw:text-style-name="P9" draw:layer="layout" svg:width="0.139cm" svg:height="0.163cm" svg:x="6.909cm" svg:y="3.637cm" svg:viewBox="0 0 140 164" svg:d="M70 0c53 0 72 35 70 88h-112c0 33 12 55 44 56 21 1 35-10 41-24l23 7c-9 23-31 37-64 37-48 0-72-31-72-83 1-51 22-81 70-81zM114 67c5-50-63-64-81-23-2 6-5 14-5 23z">
          <text:p/>
        </draw:path>
        <draw:path draw:style-name="gr46" draw:text-style-name="P9" draw:layer="layout" svg:width="0.126cm" svg:height="0.16cm" svg:x="7.08cm" svg:y="3.64cm" svg:viewBox="0 0 127 161" svg:d="M52 161c-75 3-46-97-51-161h26v49 51c0 25 6 41 33 40 59-1 37-84 41-140h26v158h-24c-1-9 1-21-2-28-9 18-23 30-49 31z">
          <text:p/>
        </draw:path>
        <draw:path draw:style-name="gr46" draw:text-style-name="P9" draw:layer="layout" svg:width="0.074cm" svg:height="0.16cm" svg:x="7.246cm" svg:y="3.637cm" svg:viewBox="0 0 75 161" svg:d="M75 25c-65-13-45 76-48 136h-26l-1-158h25c0 10-1 24 1 32 5-22 20-40 49-34v12z">
          <text:p/>
        </draw:path>
        <draw:path draw:style-name="gr46" draw:text-style-name="P9" draw:layer="layout" svg:width="0.209cm" svg:height="0.16cm" svg:x="7.426cm" svg:y="3.637cm" svg:viewBox="0 0 210 161" svg:d="M153 20c-55 3-31 88-36 141h-26v-50-51c0-24-4-41-28-40-55 4-32 87-37 141h-25l-1-158h25c1 8-1 20 1 26 9-36 82-41 88 0 10-17 23-28 48-29 71-2 40 98 46 161h-25v-50-51c0-24-4-41-30-40z">
          <text:p/>
        </draw:path>
        <draw:path draw:style-name="gr46" draw:text-style-name="P9" draw:layer="layout" svg:width="0.139cm" svg:height="0.222cm" svg:x="7.665cm" svg:y="3.578cm" svg:viewBox="0 0 140 223" svg:d="M71 59c51 0 70 35 69 88h-112c0 33 11 55 44 56 22 1 36-10 41-24l23 7c-9 23-31 37-64 37-48 0-73-31-72-83 1-50 21-81 71-81zM113 126c5-49-62-64-80-23-3 6-5 14-5 23zM53 45c6-19 22-29 31-45h29v2 2l-47 41z">
          <text:p/>
        </draw:path>
        <draw:path draw:style-name="gr46" draw:text-style-name="P9" draw:layer="layout" svg:width="0.076cm" svg:height="0.194cm" svg:x="7.821cm" svg:y="3.605cm" svg:viewBox="0 0 77 195" svg:d="M45 153c-1 20 15 24 32 18v11 10c-27 8-58 4-58-33v-53-52h-19v-10-9h21l7-35h17v17 18h29v9 10h-29v49z">
          <text:p/>
        </draw:path>
        <draw:path draw:style-name="gr46" draw:text-style-name="P9" draw:layer="layout" svg:width="0.026cm" svg:height="0.216cm" svg:x="7.919cm" svg:y="3.581cm" svg:viewBox="0 0 27 217" svg:d="M0 25v-12-13h27v13 12zM0 217v-80-78h27v78 80z">
          <text:p/>
        </draw:path>
        <draw:path draw:style-name="gr46" draw:text-style-name="P9" draw:layer="layout" svg:width="0.139cm" svg:height="0.163cm" svg:x="7.977cm" svg:y="3.637cm" svg:viewBox="0 0 140 164" svg:d="M70 0c52 0 71 35 70 88h-111c0 33 11 55 43 56 22 1 35-10 40-24l23 7c-9 23-30 37-63 37-48 0-73-31-72-83 0-51 22-81 70-81zM113 67c5-50-62-64-80-23-2 6-4 14-4 23z">
          <text:p/>
        </draw:path>
        <draw:path draw:style-name="gr46" draw:text-style-name="P9" draw:layer="layout" svg:width="0.075cm" svg:height="0.16cm" svg:x="8.148cm" svg:y="3.637cm" svg:viewBox="0 0 76 161" svg:d="M76 25c-66-13-44 76-48 136h-27l-1-158h25c1 10-1 24 2 32 6-22 20-40 49-34v12z">
          <text:p/>
        </draw:path>
        <draw:path draw:style-name="gr46" draw:text-style-name="P9" draw:layer="layout" svg:width="0.152cm" svg:height="0.163cm" svg:x="8.239cm" svg:y="3.637cm" svg:viewBox="0 0 153 164" svg:d="M105 131c-13 17-26 34-56 33-31-1-49-17-49-47-1-53 53-52 104-52 2-29-8-46-34-46-20 1-35 6-35 27l-28-2c5-32 28-44 64-44 37 0 59 16 59 53v34 34c-1 16 6 26 23 22v8 9c-25 7-50-2-48-29zM27 117c0 16 10 27 27 27 34-2 52-24 50-61-36 2-77-4-77 34z">
          <text:p/>
        </draw:path>
        <draw:path draw:style-name="gr46" draw:text-style-name="P9" draw:layer="layout" svg:width="0.129cm" svg:height="0.162cm" svg:x="8.403cm" svg:y="3.638cm" svg:viewBox="0 0 130 163" svg:d="M67 20c-33 0-39 27-39 60s7 62 39 62c20 0 34-11 36-31l27 2c-5 30-27 50-62 50-49 0-63-34-67-82-9-77 83-109 122-52 3 5 4 11 5 18l-27 2c-3-17-13-29-34-29z">
          <text:p/>
        </draw:path>
        <draw:path draw:style-name="gr46" draw:text-style-name="P9" draw:layer="layout" svg:width="0.076cm" svg:height="0.194cm" svg:x="8.543cm" svg:y="3.605cm" svg:viewBox="0 0 77 195" svg:d="M46 153c-3 20 15 24 31 18v11 10c-27 8-58 4-58-33v-53-52h-19v-10-9h20l8-35h18v17 18h29v9 10h-29v49z">
          <text:p/>
        </draw:path>
        <draw:path draw:style-name="gr46" draw:text-style-name="P9" draw:layer="layout" svg:width="0.127cm" svg:height="0.16cm" svg:x="8.64cm" svg:y="3.64cm" svg:viewBox="0 0 128 161" svg:d="M52 161c-75 3-45-97-50-161h26v49 51c0 25 6 41 32 40 60-1 37-84 41-140h27v158h-25c-1-9 1-21-2-28-9 18-23 30-49 31z">
          <text:p/>
        </draw:path>
        <draw:path draw:style-name="gr46" draw:text-style-name="P9" draw:layer="layout" svg:width="0.14cm" svg:height="0.163cm" svg:x="8.798cm" svg:y="3.637cm" svg:viewBox="0 0 141 164" svg:d="M71 0c52 0 71 35 70 88h-113c0 33 13 55 45 56 21 1 35-10 40-24l23 7c-9 23-30 37-63 37-49 0-73-31-73-83 1-51 22-81 71-81zM114 67c5-50-62-64-80-23-2 6-6 14-6 23z">
          <text:p/>
        </draw:path>
        <draw:polygon draw:style-name="gr46" draw:text-style-name="P9" draw:layer="layout" svg:width="0.027cm" svg:height="0.216cm" svg:x="8.97cm" svg:y="3.581cm" svg:viewBox="0 0 28 217" draw:points="0,217 0,108 0,0 28,0 28,108 28,217">
          <text:p/>
        </draw:polygon>
        <draw:path draw:style-name="gr46" draw:text-style-name="P9" draw:layer="layout" svg:width="0.139cm" svg:height="0.163cm" svg:x="9.11cm" svg:y="3.637cm" svg:viewBox="0 0 140 164" svg:d="M69 0c52 0 72 35 71 88h-113c0 33 12 55 44 56 21 1 35-10 40-24l24 7c-10 23-31 37-64 37-48 0-72-31-71-83 0-51 21-81 69-81zM112 67c5-50-62-64-80-23-2 6-5 14-5 23z">
          <text:p/>
        </draw:path>
        <draw:path draw:style-name="gr46" draw:text-style-name="P9" draw:layer="layout" svg:width="0.128cm" svg:height="0.16cm" svg:x="9.281cm" svg:y="3.637cm" svg:viewBox="0 0 129 161" svg:d="M77 0c74-4 45 95 50 161h-27v-50-51c0-26-7-41-32-40-59 2-36 85-40 141h-27l-1-158h25c1 8-1 20 2 26 9-18 24-28 50-29z">
          <text:p/>
        </draw:path>
        <draw:polygon draw:style-name="gr46" draw:text-style-name="P9" draw:layer="layout" svg:width="0.026cm" svg:height="0.215cm" svg:x="6.753cm" svg:y="3.937cm" svg:viewBox="0 0 27 216" draw:points="0,216 0,109 0,0 27,0 27,109 27,216">
          <text:p/>
        </draw:polygon>
        <draw:path draw:style-name="gr46" draw:text-style-name="P9" draw:layer="layout" svg:width="0.026cm" svg:height="0.215cm" svg:x="6.818cm" svg:y="3.937cm" svg:viewBox="0 0 27 216" svg:d="M0 25v-12-13h27v13 12zM0 216v-78-78h27v78 78z">
          <text:p/>
        </draw:path>
        <draw:path draw:style-name="gr46" draw:text-style-name="P9" draw:layer="layout" svg:width="0.139cm" svg:height="0.163cm" svg:x="6.876cm" svg:y="3.993cm" svg:viewBox="0 0 140 164" svg:d="M71 0c51 0 70 35 69 88h-111c0 33 11 55 43 56 22 1 36-10 41-24l23 7c-9 23-31 37-64 37-47 0-73-31-72-83 0-50 22-81 71-81zM113 67c5-49-62-63-79-23-3 6-5 14-5 23z">
          <text:p/>
        </draw:path>
        <draw:path draw:style-name="gr46" draw:text-style-name="P9" draw:layer="layout" svg:width="0.127cm" svg:height="0.159cm" svg:x="7.048cm" svg:y="3.993cm" svg:viewBox="0 0 128 160" svg:d="M77 0c73-4 44 96 50 160h-27v-49-51c0-26-6-41-33-40-59 2-36 85-40 140h-27v-157h24c1 8-1 20 2 26 9-18 24-29 51-29z">
          <text:p/>
        </draw:path>
        <draw:path draw:style-name="gr46" draw:text-style-name="P9" draw:layer="layout" svg:width="0.152cm" svg:height="0.163cm" svg:x="7.287cm" svg:y="3.993cm" svg:viewBox="0 0 153 164" svg:d="M105 131c-13 17-27 35-57 33-30-1-48-18-48-47-1-53 52-52 104-52 2-29-8-45-35-45-20 1-34 6-34 26l-28-3c5-30 28-43 63-43 38 0 60 17 60 53v34 34c-1 16 6 26 23 22v8 9c-25 8-50-2-48-29zM27 117c0 16 10 27 27 27 34-2 52-24 50-61-36 2-77-4-77 34z">
          <text:p/>
        </draw:path>
        <draw:polygon draw:style-name="gr46" draw:text-style-name="P9" draw:layer="layout" svg:width="0.147cm" svg:height="0.156cm" svg:x="7.44cm" svg:y="3.996cm" svg:viewBox="0 0 148 157" draw:points="89,157 57,157 0,0 28,0 72,136 120,0 148,0">
          <text:p/>
        </draw:polygon>
        <draw:path draw:style-name="gr46" draw:text-style-name="P9" draw:layer="layout" svg:width="0.139cm" svg:height="0.163cm" svg:x="7.6cm" svg:y="3.993cm" svg:viewBox="0 0 140 164" svg:d="M70 0c52 0 71 35 70 88h-112c0 33 11 55 43 56 22 1 36-10 41-24l24 7c-9 23-32 37-65 37-47 0-72-31-71-83 1-50 21-81 70-81zM112 67c6-49-62-63-79-23-3 6-5 14-5 23z">
          <text:p/>
        </draw:path>
        <draw:path draw:style-name="gr46" draw:text-style-name="P9" draw:layer="layout" svg:width="0.129cm" svg:height="0.163cm" svg:x="7.764cm" svg:y="3.994cm" svg:viewBox="0 0 130 164" svg:d="M67 20c-33 0-40 27-40 60s8 63 40 63c20 0 34-12 35-32l28 2c-5 31-27 51-62 51-49 0-63-35-68-83-8-76 83-109 122-53 3 6 4 12 6 19l-27 2c-4-17-14-29-34-29z">
          <text:p/>
        </draw:path>
        <draw:polygon draw:style-name="gr46" draw:text-style-name="P9" draw:layer="layout" svg:width="0.026cm" svg:height="0.215cm" svg:x="8.002cm" svg:y="3.937cm" svg:viewBox="0 0 27 216" draw:points="0,216 0,109 0,0 27,0 27,109 27,216">
          <text:p/>
        </draw:polygon>
        <draw:path draw:style-name="gr46" draw:text-style-name="P9" draw:layer="layout" svg:width="0.152cm" svg:height="0.163cm" svg:x="8.06cm" svg:y="3.993cm" svg:viewBox="0 0 153 164" svg:d="M104 131c-12 17-25 35-57 33-29-1-47-18-47-47-1-53 51-52 103-52 3-29-7-45-34-45-20 1-34 6-35 26l-27-3c4-30 27-43 63-43 38 0 60 17 60 53v34 34c-1 16 6 26 23 22v8 9c-26 8-50-2-49-29zM27 117c0 16 10 27 26 27 35-2 53-24 50-61-36 2-76-4-76 34z">
          <text:p/>
        </draw:path>
        <draw:path draw:style-name="gr46" draw:text-style-name="P9" draw:layer="layout" svg:width="0.079cm" svg:height="0.215cm" svg:x="8.298cm" svg:y="3.937cm" svg:viewBox="0 0 80 216" svg:d="M80 23c-25-8-34 8-31 37h31v9 10h-31v69 68h-26v-68-69h-23v-10-9h23c-5-44 14-69 57-57v10z">
          <text:p/>
        </draw:path>
        <draw:path draw:style-name="gr46" draw:text-style-name="P9" draw:layer="layout" svg:width="0.14cm" svg:height="0.163cm" svg:x="8.389cm" svg:y="3.993cm" svg:viewBox="0 0 141 164" svg:d="M71 0c51-1 70 31 70 82 0 52-23 82-71 82-50 0-69-32-70-82 0-54 24-82 71-82zM70 144c36 1 43-26 43-62 0-35-6-62-41-62-36 0-44 27-44 62 0 36 8 61 42 62z">
          <text:p/>
        </draw:path>
        <draw:path draw:style-name="gr46" draw:text-style-name="P9" draw:layer="layout" svg:width="0.074cm" svg:height="0.159cm" svg:x="8.561cm" svg:y="3.993cm" svg:viewBox="0 0 75 160" svg:d="M75 25c-65-13-45 76-48 135h-26l-1-157h24c1 10 0 24 2 32 5-22 19-40 49-34v12z">
          <text:p/>
        </draw:path>
        <draw:path draw:style-name="gr46" draw:text-style-name="P9" draw:layer="layout" svg:width="0.208cm" svg:height="0.159cm" svg:x="8.659cm" svg:y="3.993cm" svg:viewBox="0 0 209 160" svg:d="M153 20c-55 3-32 88-37 140h-25v-49-51c0-24-4-41-29-40-54 4-31 87-36 140h-26v-157h24c1 8-1 20 2 26 8-36 81-41 88 0 9-17 22-29 48-29 71-2 39 99 46 160h-26v-49-51c0-24-5-41-29-40z">
          <text:p/>
        </draw:path>
        <draw:path draw:style-name="gr46" draw:text-style-name="P9" draw:layer="layout" svg:width="0.152cm" svg:height="0.163cm" svg:x="8.897cm" svg:y="3.993cm" svg:viewBox="0 0 153 164" svg:d="M104 131c-12 17-26 35-56 33-30-1-48-18-48-47-1-53 52-52 103-52 3-29-7-45-34-45-19 1-33 6-34 26l-27-3c4-30 27-43 62-43 37 0 59 17 59 53v34 34c0 16 6 26 24 22v8 9c-26 8-51-2-49-29zM27 117c0 16 10 27 27 27 33-2 52-24 49-61-35 2-76-4-76 34z">
          <text:p/>
        </draw:path>
        <draw:path draw:style-name="gr46" draw:text-style-name="P9" draw:layer="layout" svg:width="0.075cm" svg:height="0.194cm" svg:x="9.054cm" svg:y="3.961cm" svg:viewBox="0 0 76 195" svg:d="M44 154c-2 20 16 24 32 18v10 10c-28 8-58 4-58-32v-53-52h-18v-10-9h19l8-36h17v18 18h30v9 10h-30v49z">
          <text:p/>
        </draw:path>
        <draw:path draw:style-name="gr46" draw:text-style-name="P9" draw:layer="layout" svg:width="0.027cm" svg:height="0.215cm" svg:x="9.151cm" svg:y="3.937cm" svg:viewBox="0 0 28 216" svg:d="M0 25v-12-13h28v13 12zM0 216v-78-78h28v78 78z">
          <text:p/>
        </draw:path>
        <draw:path draw:style-name="gr46" draw:text-style-name="P9" draw:layer="layout" svg:width="0.14cm" svg:height="0.163cm" svg:x="9.209cm" svg:y="3.993cm" svg:viewBox="0 0 141 164" svg:d="M71 0c51-1 70 31 70 82 1 52-22 82-71 82s-69-32-70-82c0-54 23-82 71-82zM70 144c36 1 44-26 44-62 0-35-7-62-42-62-36 0-45 27-45 62 0 36 9 61 43 62z">
          <text:p/>
        </draw:path>
        <draw:path draw:style-name="gr46" draw:text-style-name="P9" draw:layer="layout" svg:width="0.127cm" svg:height="0.159cm" svg:x="9.381cm" svg:y="3.993cm" svg:viewBox="0 0 128 160" svg:d="M78 0c74-4 43 96 49 160h-26v-49-51c0-26-7-41-33-40-59 2-36 85-40 140h-27l-1-157h26c1 8-1 20 1 26 9-18 24-29 51-29z">
          <text:p/>
        </draw:path>
        <draw:line draw:style-name="gr162" draw:text-style-name="P4" draw:layer="layout" svg:x1="8.128cm" svg:y1="4.74cm" svg:x2="8.128cm" svg:y2="5.391cm">
          <text:p/>
        </draw:line>
        <draw:polygon draw:style-name="gr46" draw:text-style-name="P9" draw:layer="layout" svg:width="0.034cm" svg:height="0.017cm" svg:x="8.111cm" svg:y="4.723cm" svg:viewBox="0 0 35 18" draw:points="35,18 0,18 0,0 35,0">
          <text:p/>
        </draw:polygon>
        <draw:polygon draw:style-name="gr163" draw:text-style-name="P9" draw:layer="layout" svg:width="0.153cm" svg:height="0.236cm" svg:x="8.052cm" svg:y="5.407cm" svg:viewBox="0 0 154 237" draw:points="76,237 0,0 154,0">
          <text:p/>
        </draw:polygon>
        <draw:polygon draw:style-name="gr44" draw:text-style-name="P8" draw:layer="layout" svg:width="2.633cm" svg:height="1.978cm" svg:x="6.811cm" svg:y="5.715cm" svg:viewBox="0 0 2634 1979" draw:points="1317,0 2634,989 1317,1979 0,989">
          <text:p/>
        </draw:polygon>
        <draw:polygon draw:style-name="gr162" draw:text-style-name="P4" draw:layer="layout" svg:width="2.633cm" svg:height="1.978cm" svg:x="6.811cm" svg:y="5.715cm" svg:viewBox="0 0 2634 1979" draw:points="1317,0 2634,989 1317,1979 0,989">
          <text:p/>
        </draw:polygon>
        <draw:polygon draw:style-name="gr46" draw:text-style-name="P9" draw:layer="layout" svg:width="0.13cm" svg:height="0.204cm" svg:x="7.347cm" svg:y="6.559cm" svg:viewBox="0 0 131 205" draw:points="0,205 0,103 0,0 28,0 28,92 28,183 131,183 131,194 131,205">
          <text:p/>
        </draw:polygon>
        <draw:path draw:style-name="gr46" draw:text-style-name="P9" draw:layer="layout" svg:width="0.139cm" svg:height="0.163cm" svg:x="7.5cm" svg:y="6.604cm" svg:viewBox="0 0 140 164" svg:d="M70 0c52 0 71 34 70 87h-112c0 33 11 55 43 56 23 1 37-10 42-24l23 7c-9 23-31 38-65 38-47 0-72-32-71-84 0-50 21-80 70-80zM113 66c5-49-63-63-80-23-3 6-5 14-5 23z">
          <text:p/>
        </draw:path>
        <draw:path draw:style-name="gr46" draw:text-style-name="P9" draw:layer="layout" svg:width="0.129cm" svg:height="0.164cm" svg:x="7.66cm" svg:y="6.604cm" svg:viewBox="0 0 130 165" svg:d="M104 43c-3-28-71-32-72 0 13 43 95 10 98 74 4 65-124 62-130 6l24-4c3 30 80 37 81 0-8-46-94-12-98-74-4-48 68-53 101-35 10 6 17 16 20 29z">
          <text:p/>
        </draw:path>
        <draw:path draw:style-name="gr46" draw:text-style-name="P9" draw:layer="layout" svg:width="0.152cm" svg:height="0.163cm" svg:x="7.895cm" svg:y="6.604cm" svg:viewBox="0 0 153 164" svg:d="M104 130c-12 17-26 35-57 34-29-1-47-19-47-48-1-53 51-52 103-52 3-29-7-45-34-45-20 1-34 6-35 26l-27-3c4-30 27-42 63-42 38 0 60 16 60 52v34 34c-1 16 6 26 23 22v8 9c-26 8-50-2-49-29zM27 116c0 16 10 27 26 27 35-3 53-24 50-61-36 2-76-4-76 34z">
          <text:p/>
        </draw:path>
        <draw:path draw:style-name="gr46" draw:text-style-name="P9" draw:layer="layout" svg:width="0.133cm" svg:height="0.221cm" svg:x="8.066cm" svg:y="6.604cm" svg:viewBox="0 0 134 222" svg:d="M75 0c47 0 59 33 59 80s-13 82-59 84c-25 0-40-11-49-29l1 87h-26l-1-219h25l2 25c8-18 23-28 48-28zM69 144c33 0 37-29 37-63s-5-60-37-61c-35 0-42 27-42 63 0 35 8 61 42 61z">
          <text:p/>
        </draw:path>
        <draw:path draw:style-name="gr46" draw:text-style-name="P9" draw:layer="layout" svg:width="0.134cm" svg:height="0.221cm" svg:x="8.23cm" svg:y="6.604cm" svg:viewBox="0 0 135 222" svg:d="M76 0c46 0 59 33 59 80s-14 82-59 84c-26 0-40-11-49-29v87h-26l-1-219h26l1 25c9-18 23-28 49-28zM69 144c34 0 38-29 38-63s-5-60-38-61c-34 0-42 27-42 63 0 35 9 61 42 61z">
          <text:p/>
        </draw:path>
        <draw:path draw:style-name="gr46" draw:text-style-name="P9" draw:layer="layout" svg:width="0.139cm" svg:height="0.163cm" svg:x="8.388cm" svg:y="6.604cm" svg:viewBox="0 0 140 164" svg:d="M71 0c52 0 71 34 69 87h-111c0 33 12 55 44 56 21 1 35-10 40-24l23 7c-9 23-30 38-63 38-48 0-74-32-73-84 1-50 23-80 71-80zM114 66c5-49-63-63-80-23-2 6-5 14-5 23z">
          <text:p/>
        </draw:path>
        <draw:polygon draw:style-name="gr46" draw:text-style-name="P9" draw:layer="layout" svg:width="0.027cm" svg:height="0.215cm" svg:x="8.56cm" svg:y="6.548cm" svg:viewBox="0 0 28 216" draw:points="0,216 0,109 0,0 28,0 28,109 28,216">
          <text:p/>
        </draw:polygon>
        <draw:polygon draw:style-name="gr46" draw:text-style-name="P9" draw:layer="layout" svg:width="0.027cm" svg:height="0.215cm" svg:x="8.625cm" svg:y="6.548cm" svg:viewBox="0 0 28 216" draw:points="0,216 0,109 0,0 28,0 28,109 28,216">
          <text:p/>
        </draw:polygon>
        <draw:path draw:style-name="gr46" draw:text-style-name="P9" draw:layer="layout" svg:width="0.139cm" svg:height="0.163cm" svg:x="8.683cm" svg:y="6.604cm" svg:viewBox="0 0 140 164" svg:d="M71 0c52 0 71 34 69 87h-111c0 33 11 55 43 56 22 1 36-10 41-24l23 7c-9 23-31 38-64 38-47 0-73-32-72-84 1-50 22-80 71-80zM114 66c4-49-63-63-80-23-3 6-5 14-5 23z">
          <text:p/>
        </draw:path>
        <draw:path draw:style-name="gr46" draw:text-style-name="P9" draw:layer="layout" svg:width="0.074cm" svg:height="0.159cm" svg:x="8.855cm" svg:y="6.604cm" svg:viewBox="0 0 75 160" svg:d="M75 25c-65-13-45 75-48 135h-26l-1-157h24c1 10 0 24 2 32 5-22 19-40 49-34v12z">
          <text:p/>
        </draw:path>
        <draw:path draw:style-name="gr46" draw:text-style-name="P9" draw:layer="layout" svg:width="0.034cm" svg:height="1.41cm" svg:x="8.111cm" svg:y="7.731cm" svg:viewBox="0 0 35 1411" svg:d="M35 1411h-35v-382h35zM35 673h-35v-673h35z">
          <text:p/>
        </draw:path>
        <draw:polygon draw:style-name="gr46" draw:text-style-name="P9" draw:layer="layout" svg:width="0.034cm" svg:height="0.03cm" svg:x="8.111cm" svg:y="7.701cm" svg:viewBox="0 0 35 31" draw:points="35,31 0,31 0,0 18,13 35,0">
          <text:p/>
        </draw:polygon>
        <draw:polygon draw:style-name="gr46" draw:text-style-name="P9" draw:layer="layout" svg:width="0.153cm" svg:height="0.236cm" svg:x="8.052cm" svg:y="9.158cm" svg:viewBox="0 0 154 237" draw:points="76,237 0,0 154,0">
          <text:p/>
        </draw:polygon>
        <draw:path draw:style-name="gr46" draw:text-style-name="P9" draw:layer="layout" svg:width="0.199cm" svg:height="0.305cm" svg:x="8.029cm" svg:y="9.141cm" svg:viewBox="0 0 200 306" svg:d="M100 306l-100-306h200zM47 33l53 166 54-166z">
          <text:p/>
        </draw:path>
        <draw:path draw:style-name="gr46" draw:text-style-name="P9" draw:layer="layout" svg:width="0.202cm" svg:height="0.21cm" svg:x="7.912cm" svg:y="8.432cm" svg:viewBox="0 0 203 211" svg:d="M102 0c66 0 101 38 101 105 0 65-36 106-101 106-68 0-102-40-102-106 0-67 34-105 102-105zM102 188c52 0 73-34 73-83 0-51-24-83-73-83-51 0-74 32-74 83 0 49 23 82 74 83z">
          <text:p/>
        </draw:path>
        <draw:path draw:style-name="gr46" draw:text-style-name="P9" draw:layer="layout" svg:width="0.127cm" svg:height="0.16cm" svg:x="8.147cm" svg:y="8.482cm" svg:viewBox="0 0 128 161" svg:d="M51 161c-74 3-44-96-50-161h26v51 49c0 26 6 41 32 40 61-1 37-83 41-140h27l1 158h-26c-1-8 1-21-2-27-9 18-23 29-49 30z">
          <text:p/>
        </draw:path>
        <draw:path draw:style-name="gr46" draw:text-style-name="P9" draw:layer="layout" svg:width="0.027cm" svg:height="0.215cm" svg:x="8.312cm" svg:y="8.424cm" svg:viewBox="0 0 28 216" svg:d="M0 24v-12-12h28v12 12zM0 216v-78-80h28v80 78z">
          <text:p/>
        </draw:path>
        <draw:path draw:style-name="gr46" draw:text-style-name="P9" draw:layer="layout" svg:width="1.761cm" svg:height="0.033cm" svg:x="9.489cm" svg:y="6.688cm" svg:viewBox="0 0 1762 34" svg:d="M754 34h-754v-34h754zM1762 34h-466v-34h466z">
          <text:p/>
        </draw:path>
        <draw:polygon draw:style-name="gr46" draw:text-style-name="P9" draw:layer="layout" svg:width="0.038cm" svg:height="0.033cm" svg:x="9.451cm" svg:y="6.688cm" svg:viewBox="0 0 39 34" draw:points="39,34 0,34 22,17 0,0 39,0">
          <text:p/>
        </draw:polygon>
        <draw:polygon draw:style-name="gr46" draw:text-style-name="P9" draw:layer="layout" svg:width="0.234cm" svg:height="0.154cm" svg:x="11.266cm" svg:y="6.628cm" svg:viewBox="0 0 235 155" draw:points="235,77 0,155 0,0">
          <text:p/>
        </draw:polygon>
        <draw:path draw:style-name="gr46" draw:text-style-name="P9" draw:layer="layout" svg:width="0.304cm" svg:height="0.2cm" svg:x="11.25cm" svg:y="6.605cm" svg:viewBox="0 0 305 201" svg:d="M305 100l-305 101v-201zM32 155l166-55-166-54z">
          <text:p/>
        </draw:path>
        <draw:polygon draw:style-name="gr46" draw:text-style-name="P9" draw:layer="layout" svg:width="0.165cm" svg:height="0.204cm" svg:x="10.266cm" svg:y="6.559cm" svg:viewBox="0 0 166 205" draw:points="132,205 23,31 23,205 0,205 0,103 0,0 32,0 142,177 140,0 166,0 166,103 166,205">
          <text:p/>
        </draw:polygon>
        <draw:path draw:style-name="gr46" draw:text-style-name="P9" draw:layer="layout" svg:width="0.14cm" svg:height="0.163cm" svg:x="10.466cm" svg:y="6.604cm" svg:viewBox="0 0 141 164" svg:d="M71 0c51-1 70 30 70 81 1 52-22 83-71 83s-69-33-70-83c0-54 23-81 71-81zM70 143c37 1 44-26 44-62 0-35-7-62-42-62s-45 27-45 62c0 36 10 61 43 62z">
          <text:p/>
        </draw:path>
        <draw:path draw:style-name="gr46" draw:text-style-name="P9" draw:layer="layout" svg:width="0.127cm" svg:height="0.159cm" svg:x="10.638cm" svg:y="6.604cm" svg:viewBox="0 0 128 160" svg:d="M78 0c74-4 43 95 49 160h-26v-50-50c0-26-7-41-32-40-61 2-37 84-41 140h-27l-1-157h26c1 8-1 20 2 26 9-18 23-29 50-29z">
          <text:p/>
        </draw:path>
        <draw:path draw:style-name="gr44" draw:text-style-name="P8" draw:layer="layout" svg:width="2.633cm" svg:height="1.318cm" svg:x="11.57cm" svg:y="6.045cm" svg:viewBox="0 0 2634 1319" svg:d="M2108 0c289 0 526 297 526 659 0 364-237 660-526 660h-1580c-292 0-528-296-528-660 0-362 236-659 528-659z">
          <text:p/>
        </draw:path>
        <draw:path draw:style-name="gr162" draw:text-style-name="P4" draw:layer="layout" svg:width="2.633cm" svg:height="1.318cm" svg:x="11.57cm" svg:y="6.045cm" svg:viewBox="0 0 2634 1319" svg:d="M2108 0c289 0 526 297 526 659 0 364-237 660-526 660h-1580c-292 0-528-296-528-660 0-362 236-659 528-659z">
          <text:p/>
        </draw:path>
        <draw:path draw:style-name="gr46" draw:text-style-name="P9" draw:layer="layout" svg:width="0.202cm" svg:height="0.21cm" svg:x="11.741cm" svg:y="6.557cm" svg:viewBox="0 0 203 211" svg:d="M102 0c67 0 101 38 101 104s-36 107-101 107c-68 0-102-41-102-107s34-104 102-104zM102 188c52 0 73-34 73-84s-24-82-73-82c-51 0-74 32-74 82s23 83 74 84z">
          <text:p/>
        </draw:path>
        <draw:path draw:style-name="gr46" draw:text-style-name="P9" draw:layer="layout" svg:width="0.127cm" svg:height="0.16cm" svg:x="11.976cm" svg:y="6.607cm" svg:viewBox="0 0 128 161" svg:d="M51 161c-73 3-44-97-50-161h26v49 50c0 25 6 41 33 40 60-2 38-83 42-139h25l1 157h-25c-1-9 1-21-1-28-9 18-23 31-51 32z">
          <text:p/>
        </draw:path>
        <draw:path draw:style-name="gr46" draw:text-style-name="P9" draw:layer="layout" svg:width="0.133cm" svg:height="0.219cm" svg:x="12.141cm" svg:y="6.548cm" svg:viewBox="0 0 134 220" svg:d="M76 56c44 0 57 32 58 81 0 55-19 83-58 83-25-1-40-9-49-28l-2 24h-25v-216h27v42 42c9-19 24-28 49-28zM70 200c33 0 37-28 37-62 0-33-4-63-37-62-35 0-43 28-43 64 0 35 9 60 43 60z">
          <text:p/>
        </draw:path>
        <draw:polygon draw:style-name="gr46" draw:text-style-name="P9" draw:layer="layout" svg:width="0.026cm" svg:height="0.215cm" svg:x="12.306cm" svg:y="6.548cm" svg:viewBox="0 0 27 216" draw:points="0,216 0,109 0,0 27,0 27,109 27,216">
          <text:p/>
        </draw:polygon>
        <draw:path draw:style-name="gr46" draw:text-style-name="P9" draw:layer="layout" svg:width="0.026cm" svg:height="0.215cm" svg:x="12.371cm" svg:y="6.548cm" svg:viewBox="0 0 27 216" svg:d="M0 26v-12-14h27v14 12zM0 216v-78-78h27v78 78z">
          <text:p/>
        </draw:path>
        <draw:path draw:style-name="gr46" draw:text-style-name="P9" draw:layer="layout" svg:width="0.139cm" svg:height="0.163cm" svg:x="12.429cm" svg:y="6.604cm" svg:viewBox="0 0 140 164" svg:d="M71 0c51 0 70 34 69 87h-111c0 33 11 55 43 56 22 1 36-10 41-24l23 7c-10 23-31 38-64 38-48 0-73-32-72-84 0-50 22-80 71-80zM113 66c5-49-62-63-79-23-3 6-5 14-5 23z">
          <text:p/>
        </draw:path>
        <draw:path draw:style-name="gr46" draw:text-style-name="P9" draw:layer="layout" svg:width="0.074cm" svg:height="0.159cm" svg:x="12.601cm" svg:y="6.604cm" svg:viewBox="0 0 75 160" svg:d="M75 25c-66-13-44 75-47 135h-28v-157h25c1 10-1 24 2 32 5-22 19-40 48-34v12z">
          <text:p/>
        </draw:path>
        <draw:path draw:style-name="gr46" draw:text-style-name="P9" draw:layer="layout" svg:width="0.129cm" svg:height="0.163cm" svg:x="12.773cm" svg:y="6.605cm" svg:viewBox="0 0 130 164" svg:d="M67 20c-33 0-40 27-40 60s8 63 40 63c20 0 35-11 36-32l27 1c-5 32-26 52-62 52-49 0-63-34-68-83-8-76 83-108 122-53 4 6 4 12 6 19l-26 2c-4-17-14-29-35-29z">
          <text:p/>
        </draw:path>
        <draw:path draw:style-name="gr46" draw:text-style-name="P9" draw:layer="layout" svg:width="0.139cm" svg:height="0.163cm" svg:x="12.921cm" svg:y="6.604cm" svg:viewBox="0 0 140 164" svg:d="M70 0c53 0 72 34 70 87h-112c0 33 12 55 44 56 22 1 36-10 41-24l23 7c-9 23-30 38-64 38-48 0-72-32-72-84 1-50 22-80 70-80zM114 66c5-49-63-63-81-23-2 6-5 14-5 23z">
          <text:p/>
        </draw:path>
        <draw:path draw:style-name="gr46" draw:text-style-name="P9" draw:layer="layout" svg:width="0.075cm" svg:height="0.195cm" svg:x="13.078cm" svg:y="6.571cm" svg:viewBox="0 0 76 196" svg:d="M45 155c-1 19 15 24 31 18v10 10c-27 8-57 4-57-33v-53-52h-19v-10-9h21l7-36h17v18 18h29v9 10h-29v49z">
          <text:p/>
        </draw:path>
        <draw:path draw:style-name="gr46" draw:text-style-name="P9" draw:layer="layout" svg:width="0.076cm" svg:height="0.195cm" svg:x="13.16cm" svg:y="6.571cm" svg:viewBox="0 0 77 196" svg:d="M45 155c-1 19 15 24 32 18v10 10c-27 8-58 4-58-33v-53-52h-19v-10-9h21l7-36h17v18 18h29v9 10h-29v49z">
          <text:p/>
        </draw:path>
        <draw:path draw:style-name="gr46" draw:text-style-name="P9" draw:layer="layout" svg:width="0.139cm" svg:height="0.163cm" svg:x="13.251cm" svg:y="6.604cm" svg:viewBox="0 0 140 164" svg:d="M70 0c52 0 71 34 70 87h-111c0 33 11 55 43 56 22 1 36-10 40-24l23 7c-9 23-30 38-63 38-49 0-73-32-72-84 0-50 21-80 70-80zM113 66c5-49-62-63-80-23-2 6-4 14-4 23z">
          <text:p/>
        </draw:path>
        <draw:path draw:style-name="gr46" draw:text-style-name="P9" draw:layer="layout" svg:width="0.026cm" svg:height="0.215cm" svg:x="13.504cm" svg:y="6.548cm" svg:viewBox="0 0 27 216" svg:d="M0 26v-12-14h27v14 12zM0 216v-78-78h27v78 78z">
          <text:p/>
        </draw:path>
        <draw:path draw:style-name="gr46" draw:text-style-name="P9" draw:layer="layout" svg:width="0.133cm" svg:height="0.219cm" svg:x="13.562cm" svg:y="6.548cm" svg:viewBox="0 0 134 220" svg:d="M57 56c27 0 41 10 51 27l-1-83h26l1 216h-25c-1-8 0-19-2-25-9 19-23 29-50 29-43 0-57-32-57-81 0-55 18-83 57-83zM65 75c-33 0-38 29-38 63 0 33 5 61 37 61 35 0 43-26 43-62 0-35-8-62-42-62z">
          <text:p/>
        </draw:path>
        <draw:path draw:style-name="gr46" draw:text-style-name="P9" draw:layer="layout" svg:width="0.139cm" svg:height="0.222cm" svg:x="13.726cm" svg:y="6.545cm" svg:viewBox="0 0 140 223" svg:d="M70 59c53 0 72 34 70 87h-112c0 33 12 56 44 57 21 1 36-11 41-25l23 7c-9 24-30 38-64 38-48 0-73-32-72-84 1-50 22-80 70-80zM114 125c5-49-64-63-81-23-2 6-5 14-5 23zM52 45c7-19 22-29 31-45h31v2 2l-49 41z">
          <text:p/>
        </draw:path>
        <draw:path draw:style-name="gr46" draw:text-style-name="P9" draw:layer="layout" svg:width="0.139cm" svg:height="0.163cm" svg:x="13.891cm" svg:y="6.604cm" svg:viewBox="0 0 140 164" svg:d="M70 0c52 0 71 34 70 87h-112c0 33 11 55 43 56 23 1 37-10 42-24l23 7c-9 23-31 38-65 38-47 0-72-32-71-84 1-50 21-80 70-80zM113 66c5-49-63-63-80-23-3 6-5 14-5 23z">
          <text:p/>
        </draw:path>
        <draw:polygon draw:style-name="gr44" draw:text-style-name="P8" draw:layer="layout" svg:width="4.757cm" svg:height="3.647cm" svg:x="5.75cm" svg:y="9.468cm" svg:viewBox="0 0 4758 3648" draw:points="2379,0 4758,1824 2379,3648 0,1824">
          <text:p/>
        </draw:polygon>
        <draw:polygon draw:style-name="gr162" draw:text-style-name="P4" draw:layer="layout" svg:width="4.757cm" svg:height="3.647cm" svg:x="5.75cm" svg:y="9.468cm" svg:viewBox="0 0 4758 3648" draw:points="2379,0 4758,1824 2379,3648 0,1824">
          <text:p/>
        </draw:polygon>
        <draw:polygon draw:style-name="gr46" draw:text-style-name="P9" draw:layer="layout" svg:width="0.128cm" svg:height="0.202cm" svg:x="6.248cm" svg:y="10.8cm" svg:viewBox="0 0 129 203" draw:points="0,203 0,101 0,0 27,0 27,90 27,181 129,181 129,192 129,203">
          <text:p/>
        </draw:polygon>
        <draw:path draw:style-name="gr46" draw:text-style-name="P9" draw:layer="layout" svg:width="0.138cm" svg:height="0.161cm" svg:x="6.398cm" svg:y="10.844cm" svg:viewBox="0 0 139 162" svg:d="M69 0c52 0 71 36 70 88h-111c0 32 11 54 43 55 21 1 35-10 41-24l22 7c-8 23-31 36-63 36-47 0-72-30-71-81 1-50 21-81 69-81zM113 67c4-50-63-63-80-23-3 6-5 14-5 23z">
          <text:p/>
        </draw:path>
        <draw:path draw:style-name="gr46" draw:text-style-name="P9" draw:layer="layout" svg:width="0.126cm" svg:height="0.157cm" svg:x="6.567cm" svg:y="10.848cm" svg:viewBox="0 0 127 158" svg:d="M51 158c-73 4-44-95-50-158h26v48 50c0 25 6 41 32 40 59-1 38-83 42-138h25l1 155h-25c-1-8 1-20-1-27-9 18-23 30-50 30z">
          <text:p/>
        </draw:path>
        <draw:path draw:style-name="gr46" draw:text-style-name="P9" draw:layer="layout" svg:width="0.073cm" svg:height="0.158cm" svg:x="6.731cm" svg:y="10.845cm" svg:viewBox="0 0 74 159" svg:d="M74 26c-65-13-43 75-47 133h-27v-155h25c1 9-1 23 2 31 4-22 18-40 47-33v12z">
          <text:p/>
        </draw:path>
        <draw:path draw:style-name="gr46" draw:text-style-name="P9" draw:layer="layout" svg:width="0.127cm" svg:height="0.161cm" svg:x="6.816cm" svg:y="10.845cm" svg:viewBox="0 0 128 162" svg:d="M101 42c-2-29-69-32-70 0 12 43 94 10 97 73 4 64-122 60-128 7l23-4c3 29 78 36 79 0-8-46-92-13-96-74-3-47 67-52 101-35 9 6 17 17 19 30z">
          <text:p/>
        </draw:path>
        <draw:path draw:style-name="gr46" draw:text-style-name="P9" draw:layer="layout" svg:width="0.132cm" svg:height="0.215cm" svg:x="7.047cm" svg:y="10.79cm" svg:viewBox="0 0 133 216" svg:d="M57 54c26 0 40 11 50 28l-1-82h26l1 213h-24c-2-8 0-18-3-25-8 19-23 28-49 28-43 0-56-31-57-79 0-54 19-83 57-83zM65 75c-33 0-38 28-38 61 0 32 5 60 37 60 35 0 42-26 42-62 0-34-7-60-41-59z">
          <text:p/>
        </draw:path>
        <draw:path draw:style-name="gr46" draw:text-style-name="P9" draw:layer="layout" svg:width="0.137cm" svg:height="0.161cm" svg:x="7.21cm" svg:y="10.844cm" svg:viewBox="0 0 138 162" svg:d="M69 0c52 0 71 36 69 88h-110c0 32 11 54 43 55 21 1 35-10 39-24l24 7c-9 23-31 36-63 36-47 0-72-30-71-81 1-50 21-81 69-81zM111 67c5-50-61-63-79-23-2 6-4 14-4 23z">
          <text:p/>
        </draw:path>
        <draw:path draw:style-name="gr46" draw:text-style-name="P9" draw:layer="layout" svg:width="0.206cm" svg:height="0.158cm" svg:x="7.38cm" svg:y="10.844cm" svg:viewBox="0 0 207 159" svg:d="M152 21c-55 2-31 86-36 138h-26v-49-50c0-24-4-41-28-39-54 3-31 85-36 138h-25l-1-155h24c1 8-1 19 2 26 8-36 81-41 88 0 9-17 22-29 47-30 69-1 38 98 45 159h-26v-49-50c0-24-4-40-28-39z">
          <text:p/>
        </draw:path>
        <draw:path draw:style-name="gr46" draw:text-style-name="P9" draw:layer="layout" svg:width="0.151cm" svg:height="0.161cm" svg:x="7.615cm" svg:y="10.844cm" svg:viewBox="0 0 152 162" svg:d="M103 130c-12 17-25 33-55 32-30 0-48-17-48-46 0-52 52-51 102-51 2-29-7-45-33-45-20 1-34 7-34 26l-27-2c4-31 27-44 62-44 36 0 59 17 59 53v34 33c-1 16 6 26 23 22v8 8c-25 8-51-1-49-28zM27 116c0 16 10 27 26 27 34-2 51-24 49-60-35 1-75-4-75 33z">
          <text:p/>
        </draw:path>
        <draw:path draw:style-name="gr46" draw:text-style-name="P9" draw:layer="layout" svg:width="0.126cm" svg:height="0.158cm" svg:x="7.785cm" svg:y="10.844cm" svg:viewBox="0 0 127 159" svg:d="M76 0c73-3 44 96 50 159h-26v-49-50c0-25-7-40-33-39-59 1-36 84-40 138h-26l-1-155h25c0 8-1 19 1 26 9-18 24-29 50-30z">
          <text:p/>
        </draw:path>
        <draw:path draw:style-name="gr46" draw:text-style-name="P9" draw:layer="layout" svg:width="0.132cm" svg:height="0.215cm" svg:x="7.94cm" svg:y="10.79cm" svg:viewBox="0 0 133 216" svg:d="M57 54c26 0 39 11 49 28l-1-82h27l1 213h-25c-2-8 0-18-3-25-8 19-22 28-48 28-43 0-56-31-57-79 0-54 19-83 57-83zM65 75c-33 0-38 28-38 61 0 32 5 60 37 60 34 0 41-26 41-62 0-34-7-60-40-59z">
          <text:p/>
        </draw:path>
        <draw:path draw:style-name="gr46" draw:text-style-name="P9" draw:layer="layout" svg:width="0.137cm" svg:height="0.161cm" svg:x="8.103cm" svg:y="10.844cm" svg:viewBox="0 0 138 162" svg:d="M70 0c51 0 70 36 68 88h-110c0 32 11 54 44 55 21 1 35-10 40-24l22 7c-9 23-30 36-62 36-48 0-73-30-72-81 1-50 21-81 70-81zM112 67c5-50-61-63-79-23-3 6-5 14-5 23z">
          <text:p/>
        </draw:path>
        <draw:path draw:style-name="gr46" draw:text-style-name="P9" draw:layer="layout" svg:width="0.073cm" svg:height="0.158cm" svg:x="8.273cm" svg:y="10.845cm" svg:viewBox="0 0 74 159" svg:d="M74 26c-64-13-43 75-46 133h-27l-1-155h25c1 9-1 23 2 31 5-22 19-40 47-33v12z">
          <text:p/>
        </draw:path>
        <draw:path draw:style-name="gr46" draw:text-style-name="P9" draw:layer="layout" svg:width="0.127cm" svg:height="0.16cm" svg:x="8.442cm" svg:y="10.845cm" svg:viewBox="0 0 128 161" svg:d="M67 20c-33 0-39 27-39 59 0 33 7 62 39 62 19 0 33-11 35-32l26 2c-5 31-26 50-60 50-48 0-62-33-68-81-8-76 83-107 120-52 4 6 4 11 6 18l-26 2c-3-17-13-28-33-28z">
          <text:p/>
        </draw:path>
        <draw:path draw:style-name="gr46" draw:text-style-name="P9" draw:layer="layout" svg:width="0.137cm" svg:height="0.161cm" svg:x="8.589cm" svg:y="10.844cm" svg:viewBox="0 0 138 162" svg:d="M69 0c52 0 71 36 69 88h-110c0 32 11 54 43 55 21 1 35-10 41-24l22 7c-9 23-31 36-63 36-47 0-72-30-71-81 1-50 21-81 69-81zM112 67c5-50-62-63-79-23-3 6-5 14-5 23z">
          <text:p/>
        </draw:path>
        <draw:path draw:style-name="gr46" draw:text-style-name="P9" draw:layer="layout" svg:width="0.132cm" svg:height="0.219cm" svg:x="8.833cm" svg:y="10.844cm" svg:viewBox="0 0 133 220" svg:d="M107 133c-9 18-24 28-49 28-43 0-57-31-58-79 0-48 15-81 58-82 26 0 39 12 49 27 0-9-1-19 1-26h25l-1 219h-26zM64 141c34 0 42-27 42-62s-7-59-41-59c-32 0-37 28-37 61 0 32 4 60 36 60z">
          <text:p/>
        </draw:path>
        <draw:path draw:style-name="gr46" draw:text-style-name="P9" draw:layer="layout" svg:width="0.125cm" svg:height="0.157cm" svg:x="9.002cm" svg:y="10.848cm" svg:viewBox="0 0 126 158" svg:d="M50 158c-73 4-43-95-49-158h26v48 50c0 25 6 41 32 40 59-1 36-83 40-138h26l1 155h-25c-1-8 1-20-2-27-9 18-23 30-49 30z">
          <text:p/>
        </draw:path>
        <draw:polygon draw:style-name="gr46" draw:text-style-name="P9" draw:layer="layout" svg:width="0.027cm" svg:height="0.064cm" svg:x="9.16cm" svg:y="10.8cm" svg:viewBox="0 0 28 65" draw:points="25,65 4,65 0,0 28,0">
          <text:p/>
        </draw:polygon>
        <draw:path draw:style-name="gr46" draw:text-style-name="P9" draw:layer="layout" svg:width="0.027cm" svg:height="0.212cm" svg:x="9.22cm" svg:y="10.79cm" svg:viewBox="0 0 28 213" svg:d="M0 24v-12-12h28v12 12zM0 213v-77-78h28v78 77z">
          <text:p/>
        </draw:path>
        <draw:polygon draw:style-name="gr46" draw:text-style-name="P9" draw:layer="layout" svg:width="0.026cm" svg:height="0.212cm" svg:x="9.285cm" svg:y="10.79cm" svg:viewBox="0 0 27 213" draw:points="0,213 0,106 0,0 27,0 27,106 27,213">
          <text:p/>
        </draw:polygon>
        <draw:path draw:style-name="gr46" draw:text-style-name="P9" draw:layer="layout" svg:width="0.127cm" svg:height="0.161cm" svg:x="9.338cm" svg:y="10.845cm" svg:viewBox="0 0 128 162" svg:d="M101 42c-2-29-70-32-71 0 13 43 95 10 98 73 3 64-123 60-128 7l22-4c4 29 79 36 80 0-8-46-92-13-96-74-3-47 67-52 99-35 10 6 17 17 21 30z">
          <text:p/>
        </draw:path>
        <draw:path draw:style-name="gr46" draw:text-style-name="P9" draw:layer="layout" svg:width="0.078cm" svg:height="0.213cm" svg:x="9.56cm" svg:y="10.79cm" svg:viewBox="0 0 79 214" svg:d="M79 23c-26-8-35 8-32 36h32v9 9h-32v69 68h-25v-68-69h-22v-9-9h22c-5-43 14-67 57-56v10z">
          <text:p/>
        </draw:path>
        <draw:path draw:style-name="gr46" draw:text-style-name="P9" draw:layer="layout" svg:width="0.138cm" svg:height="0.161cm" svg:x="9.65cm" svg:y="10.844cm" svg:viewBox="0 0 139 162" svg:d="M69 0c51 0 70 31 70 82 1 51-22 80-71 80-48 0-67-31-68-80 0-54 22-82 69-82zM68 143c37 1 44-25 44-61 0-35-6-62-42-62-35 0-43 27-43 62s8 60 41 61z">
          <text:p/>
        </draw:path>
        <draw:path draw:style-name="gr46" draw:text-style-name="P9" draw:layer="layout" svg:width="0.125cm" svg:height="0.158cm" svg:x="9.82cm" svg:y="10.844cm" svg:viewBox="0 0 126 159" svg:d="M76 0c72-3 43 96 49 159h-26v-49-50c0-25-7-40-32-39-59 1-37 84-41 138h-26v-155h24c1 8-1 19 2 26 8-18 24-29 50-30z">
          <text:p/>
        </draw:path>
        <draw:path draw:style-name="gr46" draw:text-style-name="P9" draw:layer="layout" svg:width="0.074cm" svg:height="0.192cm" svg:x="9.967cm" svg:y="10.813cm" svg:viewBox="0 0 75 193" svg:d="M44 152c-2 20 14 24 31 18v10 9c-27 9-57 4-57-31v-52-52h-18v-9-9h19l7-36h18v17 19h29v9 9h-29v49z">
          <text:p/>
        </draw:path>
        <draw:path draw:style-name="gr46" draw:text-style-name="P9" draw:layer="layout" svg:width="0.206cm" svg:height="0.158cm" svg:x="5.922cm" svg:y="11.195cm" svg:viewBox="0 0 207 159" svg:d="M152 20c-55 3-32 87-36 139h-26v-49-50c0-23-4-41-28-40-54 4-31 86-36 139h-25l-1-156h25c0 8-1 20 1 26 8-35 81-40 87 0 9-17 23-28 48-29 69-2 38 98 45 159h-25v-49-50c0-23-4-40-29-40z">
          <text:p/>
        </draw:path>
        <draw:path draw:style-name="gr46" draw:text-style-name="P9" draw:layer="layout" svg:width="0.15cm" svg:height="0.161cm" svg:x="6.158cm" svg:y="11.195cm" svg:viewBox="0 0 151 162" svg:d="M103 129c-12 17-25 34-56 33-29-1-47-18-47-47-1-52 51-51 102-51 3-29-7-44-33-44-20 0-34 5-35 25l-27-3c4-30 27-42 63-42s58 16 58 52v33 34c0 16 6 26 23 22v8 9c-25 7-49-3-48-29zM27 115c0 16 9 27 26 27 34-3 52-24 49-61-36 2-75-4-75 34z">
          <text:p/>
        </draw:path>
        <draw:path draw:style-name="gr46" draw:text-style-name="P9" draw:layer="layout" svg:width="0.026cm" svg:height="0.212cm" svg:x="6.328cm" svg:y="11.141cm" svg:viewBox="0 0 27 213" svg:d="M0 24v-12-12h27v12 12zM0 213v-78-78h27v78 78z">
          <text:p/>
        </draw:path>
        <draw:path draw:style-name="gr46" draw:text-style-name="P9" draw:layer="layout" svg:width="0.125cm" svg:height="0.158cm" svg:x="6.392cm" svg:y="11.195cm" svg:viewBox="0 0 126 159" svg:d="M75 0c74-3 43 95 50 159h-27v-49-50c0-25-6-40-32-40-58 2-35 84-39 139h-26l-1-156h24c1 8-1 20 2 26 9-18 23-28 49-29z">
          <text:p/>
        </draw:path>
        <draw:path draw:style-name="gr46" draw:text-style-name="P9" draw:layer="layout" svg:width="0.075cm" svg:height="0.192cm" svg:x="6.539cm" svg:y="11.163cm" svg:viewBox="0 0 76 193" svg:d="M45 153c-2 19 14 23 31 18v9 10c-27 8-57 4-57-32v-51-53h-19v-9-10h20l8-35h17v18 17h28v10 9h-28v50z">
          <text:p/>
        </draw:path>
        <draw:path draw:style-name="gr46" draw:text-style-name="P9" draw:layer="layout" svg:width="0.138cm" svg:height="0.161cm" svg:x="6.628cm" svg:y="11.195cm" svg:viewBox="0 0 139 162" svg:d="M70 0c52 0 70 34 69 86h-110c0 33 11 55 43 56 21 0 35-10 40-24l23 7c-9 22-31 37-63 37-47 0-73-31-72-82 1-50 22-80 70-80zM113 66c4-49-62-63-79-23-3 6-5 14-5 23z">
          <text:p/>
        </draw:path>
        <draw:path draw:style-name="gr46" draw:text-style-name="P9" draw:layer="layout" svg:width="0.126cm" svg:height="0.158cm" svg:x="6.798cm" svg:y="11.195cm" svg:viewBox="0 0 127 159" svg:d="M76 0c73-3 44 95 49 159h-26v-49-50c0-25-6-40-32-40-59 2-36 84-40 139h-26l-1-156h24c1 8 0 20 2 26 9-18 24-28 50-29z">
          <text:p/>
        </draw:path>
        <draw:path draw:style-name="gr46" draw:text-style-name="P9" draw:layer="layout" svg:width="0.151cm" svg:height="0.161cm" svg:x="6.953cm" svg:y="11.195cm" svg:viewBox="0 0 152 162" svg:d="M104 129c-13 17-26 34-56 33s-48-18-48-47c-1-52 52-51 103-51 2-29-7-44-33-44-20 0-34 5-35 25l-27-3c4-30 27-42 62-42 37 0 59 16 59 52v33 34c-1 16 6 26 23 22v8 9c-26 7-50-3-48-29zM28 115c0 16 10 27 26 27 33-3 51-24 49-61-35 2-75-4-75 34z">
          <text:p/>
        </draw:path>
        <draw:path draw:style-name="gr46" draw:text-style-name="P9" draw:layer="layout" svg:width="0.126cm" svg:height="0.158cm" svg:x="7.123cm" svg:y="11.195cm" svg:viewBox="0 0 127 159" svg:d="M77 0c73-3 43 95 48 159h-26v-49-50c0-25-6-40-31-40-59 2-36 84-40 139h-27l-1-156h26c0 8-1 20 1 26 9-18 24-28 50-29z">
          <text:p/>
        </draw:path>
        <draw:path draw:style-name="gr46" draw:text-style-name="P9" draw:layer="layout" svg:width="0.075cm" svg:height="0.192cm" svg:x="7.27cm" svg:y="11.163cm" svg:viewBox="0 0 76 193" svg:d="M45 153c-2 19 15 23 31 18v9 10c-27 8-58 4-58-32v-51-53h-18v-9-10h21l7-35h17v18 17h29v10 9h-29v50z">
          <text:p/>
        </draw:path>
        <draw:path draw:style-name="gr46" draw:text-style-name="P9" draw:layer="layout" svg:width="0.137cm" svg:height="0.161cm" svg:x="7.441cm" svg:y="11.195cm" svg:viewBox="0 0 138 162" svg:d="M70 0c51 0 70 34 68 86h-109c0 33 11 55 43 56 21 0 35-10 39-24l23 7c-9 22-30 37-62 37-49 0-73-31-72-82 1-50 21-80 70-80zM112 66c5-49-62-63-79-23-2 6-4 14-4 23z">
          <text:p/>
        </draw:path>
        <draw:path draw:style-name="gr46" draw:text-style-name="P9" draw:layer="layout" svg:width="0.075cm" svg:height="0.192cm" svg:x="7.595cm" svg:y="11.163cm" svg:viewBox="0 0 76 193" svg:d="M44 153c-1 19 15 23 32 18v9 10c-28 8-58 4-58-32v-51-53h-18v-9-10h20l7-35h17v18 17h30v10 9h-30v50z">
          <text:p/>
        </draw:path>
        <draw:path draw:style-name="gr46" draw:text-style-name="P9" draw:layer="layout" svg:width="0.127cm" svg:height="0.161cm" svg:x="7.761cm" svg:y="11.196cm" svg:viewBox="0 0 128 162" svg:d="M102 41c-2-28-70-31-71 0 12 43 94 9 97 73 4 64-122 61-128 6l23-4c3 30 79 37 80 0-8-45-93-12-97-73-3-46 68-52 101-34 9 5 17 15 19 28z">
          <text:p/>
        </draw:path>
        <draw:path draw:style-name="gr46" draw:text-style-name="P9" draw:layer="layout" svg:width="0.026cm" svg:height="0.212cm" svg:x="7.919cm" svg:y="11.141cm" svg:viewBox="0 0 27 213" svg:d="M0 24v-12-12h27v12 12zM0 213v-78-78h27v78 78z">
          <text:p/>
        </draw:path>
        <draw:path draw:style-name="gr46" draw:text-style-name="P9" draw:layer="layout" svg:width="0.128cm" svg:height="0.161cm" svg:x="8.052cm" svg:y="11.196cm" svg:viewBox="0 0 129 162" svg:d="M103 41c-3-28-70-31-71 0 12 43 93 9 97 73 3 64-123 61-129 6l24-4c3 30 79 37 80 0-9-45-93-12-97-73-4-46 67-52 100-34 10 5 17 15 19 28z">
          <text:p/>
        </draw:path>
        <draw:path draw:style-name="gr46" draw:text-style-name="P9" draw:layer="layout" svg:width="0.151cm" svg:height="0.161cm" svg:x="8.202cm" svg:y="11.195cm" svg:viewBox="0 0 152 162" svg:d="M103 129c-12 17-25 34-55 33s-48-18-48-47c0-52 52-51 102-51 2-29-7-44-33-44-20 0-34 5-34 25l-27-3c4-30 27-42 62-42 36 0 59 16 59 52v33 34c-1 16 6 26 23 22v8 9c-25 7-51-3-49-29zM27 115c0 16 10 27 26 27 34-3 51-24 49-61-35 2-75-4-75 34z">
          <text:p/>
        </draw:path>
        <draw:path draw:style-name="gr46" draw:text-style-name="P9" draw:layer="layout" svg:width="0.125cm" svg:height="0.158cm" svg:x="8.452cm" svg:y="11.198cm" svg:viewBox="0 0 126 159" svg:d="M51 159c-73 3-45-94-50-159h26v50 49c0 25 5 41 32 40 59-2 37-82 41-139h25l1 156h-24c-1-8 0-20-2-27-9 18-23 29-49 30z">
          <text:p/>
        </draw:path>
        <draw:path draw:style-name="gr46" draw:text-style-name="P9" draw:layer="layout" svg:width="0.126cm" svg:height="0.158cm" svg:x="8.616cm" svg:y="11.195cm" svg:viewBox="0 0 127 159" svg:d="M77 0c73-3 43 95 48 159h-26v-49-50c0-25-6-40-31-40-59 2-36 84-40 139h-27l-1-156h25c1 8 0 20 2 26 9-18 24-28 50-29z">
          <text:p/>
        </draw:path>
        <draw:polygon draw:style-name="gr46" draw:text-style-name="P9" draw:layer="layout" svg:width="0.026cm" svg:height="0.212cm" svg:x="8.86cm" svg:y="11.141cm" svg:viewBox="0 0 27 213" draw:points="0,213 0,106 0,0 27,0 27,106 27,213">
          <text:p/>
        </draw:polygon>
        <draw:polygon draw:style-name="gr46" draw:text-style-name="P9" draw:layer="layout" svg:width="0.026cm" svg:height="0.212cm" svg:x="8.924cm" svg:y="11.141cm" svg:viewBox="0 0 27 213" draw:points="0,213 0,106 0,0 27,0 27,106 27,213">
          <text:p/>
        </draw:polygon>
        <draw:path draw:style-name="gr46" draw:text-style-name="P9" draw:layer="layout" svg:width="0.026cm" svg:height="0.212cm" svg:x="8.988cm" svg:y="11.141cm" svg:viewBox="0 0 27 213" svg:d="M0 24v-12-12h27v12 12zM0 213v-78-78h27v78 78z">
          <text:p/>
        </draw:path>
        <draw:path draw:style-name="gr46" draw:text-style-name="P9" draw:layer="layout" svg:width="0.138cm" svg:height="0.161cm" svg:x="9.045cm" svg:y="11.195cm" svg:viewBox="0 0 139 162" svg:d="M70 0c51 0 70 34 69 86h-111c0 33 11 55 44 56 21 0 35-10 40-24l22 7c-8 22-30 37-62 37-48 0-73-31-72-82 1-50 21-80 70-80zM113 66c4-49-63-63-80-23-3 6-5 14-5 23z">
          <text:p/>
        </draw:path>
        <draw:path draw:style-name="gr46" draw:text-style-name="P9" draw:layer="layout" svg:width="0.126cm" svg:height="0.158cm" svg:x="9.215cm" svg:y="11.195cm" svg:viewBox="0 0 127 159" svg:d="M77 0c73-3 43 95 48 159h-26v-49-50c0-25-6-40-31-40-60 2-36 84-40 139h-27l-1-156h25c1 8 0 20 2 26 9-18 24-28 50-29z">
          <text:p/>
        </draw:path>
        <draw:path draw:style-name="gr46" draw:text-style-name="P9" draw:layer="layout" svg:width="0.15cm" svg:height="0.161cm" svg:x="9.452cm" svg:y="11.195cm" svg:viewBox="0 0 151 162" svg:d="M103 129c-12 17-25 34-56 33-29-1-47-18-47-47-1-52 51-51 102-51 3-29-7-44-34-44-20 0-33 5-34 25l-27-3c4-30 27-42 62-42 37 0 59 16 59 52v33 34c-1 16 6 26 23 22v8 9c-25 7-50-3-48-29zM26 115c0 16 10 27 26 27 35-3 53-24 50-61-36 2-76-4-76 34z">
          <text:p/>
        </draw:path>
        <draw:polygon draw:style-name="gr46" draw:text-style-name="P9" draw:layer="layout" svg:width="0.144cm" svg:height="0.155cm" svg:x="9.603cm" svg:y="11.198cm" svg:viewBox="0 0 145 156" draw:points="87,156 56,156 0,0 27,0 71,136 118,0 145,0">
          <text:p/>
        </draw:polygon>
        <draw:path draw:style-name="gr46" draw:text-style-name="P9" draw:layer="layout" svg:width="0.138cm" svg:height="0.161cm" svg:x="9.76cm" svg:y="11.195cm" svg:viewBox="0 0 139 162" svg:d="M70 0c52 0 70 34 69 86h-111c0 33 12 55 44 56 21 0 35-10 40-24l23 7c-9 22-30 37-63 37-48 0-72-31-72-82 1-50 22-80 70-80zM113 66c5-49-62-63-80-23-3 6-5 14-5 23z">
          <text:p/>
        </draw:path>
        <draw:path draw:style-name="gr46" draw:text-style-name="P9" draw:layer="layout" svg:width="0.127cm" svg:height="0.16cm" svg:x="9.923cm" svg:y="11.196cm" svg:viewBox="0 0 128 161" svg:d="M67 19c-34 0-40 27-40 60s7 62 40 62c19 0 33-12 35-31l26 2c-5 30-26 49-60 49-49 0-63-33-68-81-8-76 83-107 120-52 4 5 4 11 6 17l-26 3c-3-17-13-29-33-29z">
          <text:p/>
        </draw:path>
        <draw:polygon draw:style-name="gr46" draw:text-style-name="P9" draw:layer="layout" svg:width="0.026cm" svg:height="0.212cm" svg:x="10.158cm" svg:y="11.141cm" svg:viewBox="0 0 27 213" draw:points="0,213 0,106 0,0 27,0 27,106 27,213">
          <text:p/>
        </draw:polygon>
        <draw:path draw:style-name="gr46" draw:text-style-name="P9" draw:layer="layout" svg:width="0.151cm" svg:height="0.161cm" svg:x="10.215cm" svg:y="11.195cm" svg:viewBox="0 0 152 162" svg:d="M104 129c-13 17-26 34-57 33-29-1-47-18-47-47-1-52 51-51 103-51 2-29-8-44-34-44-20 0-34 5-35 25l-27-3c5-30 27-42 63-42 37 0 59 16 59 52v33 34c-1 16 5 26 23 22v8 9c-26 7-50-3-48-29zM27 115c0 16 10 27 26 27 34-3 52-24 50-61-35 2-76-4-76 34z">
          <text:p/>
        </draw:path>
        <draw:path draw:style-name="gr46" draw:text-style-name="P9" draw:layer="layout" svg:width="0.078cm" svg:height="0.213cm" svg:x="7.53cm" svg:y="11.491cm" svg:viewBox="0 0 79 214" svg:d="M79 22c-26-7-35 9-32 36h32v11 9h-32v68 68h-25v-68-68h-22v-9-11h22c-6-42 13-66 57-55v10z">
          <text:p/>
        </draw:path>
        <draw:path draw:style-name="gr46" draw:text-style-name="P9" draw:layer="layout" svg:width="0.138cm" svg:height="0.161cm" svg:x="7.619cm" svg:y="11.546cm" svg:viewBox="0 0 139 162" svg:d="M70 0c51-1 69 30 69 81 1 52-22 81-70 81-49 0-68-32-69-81 0-54 23-81 70-81zM69 143c36 0 43-27 43-62s-6-61-41-61c-36 0-44 26-44 61s8 61 42 62z">
          <text:p/>
        </draw:path>
        <draw:path draw:style-name="gr46" draw:text-style-name="P9" draw:layer="layout" svg:width="0.073cm" svg:height="0.158cm" svg:x="7.789cm" svg:y="11.546cm" svg:viewBox="0 0 74 159" svg:d="M74 25c-64-13-44 74-47 134h-26l-1-156h24c1 10-1 24 2 32 5-22 19-40 48-33v11z">
          <text:p/>
        </draw:path>
        <draw:path draw:style-name="gr46" draw:text-style-name="P9" draw:layer="layout" svg:width="0.206cm" svg:height="0.158cm" svg:x="7.886cm" svg:y="11.546cm" svg:viewBox="0 0 207 159" svg:d="M152 20c-55 3-31 86-36 139h-25v-50-50c0-23-4-40-29-39-53 4-30 85-35 139h-27v-156h25c1 8-1 20 2 26 8-35 80-41 87 0 9-17 22-28 47-29 70-2 38 97 44 159h-25v-50-50c0-23-4-39-28-39z">
          <text:p/>
        </draw:path>
        <draw:path draw:style-name="gr46" draw:text-style-name="P9" draw:layer="layout" svg:width="0.151cm" svg:height="0.161cm" svg:x="8.121cm" svg:y="11.546cm" svg:viewBox="0 0 152 162" svg:d="M104 130c-13 17-26 33-57 32-29-1-47-17-47-47-1-52 51-51 103-51 2-29-7-44-33-44-21 0-35 5-36 25l-26-3c4-30 26-42 62-42 37 0 59 16 59 52v33 34c-1 17 6 27 23 23v8 8c-26 7-50-2-48-28zM27 115c0 17 10 28 26 28 34-3 52-25 50-62-35 2-76-4-76 34z">
          <text:p/>
        </draw:path>
        <draw:path draw:style-name="gr46" draw:text-style-name="P9" draw:layer="layout" svg:width="0.074cm" svg:height="0.192cm" svg:x="8.276cm" svg:y="11.514cm" svg:viewBox="0 0 75 193" svg:d="M44 153c-2 19 15 23 31 18v9 10c-27 8-57 4-57-32v-51-53h-18v-9-10h19l7-35h18v18 17h29v10 9h-29v50z">
          <text:p/>
        </draw:path>
        <draw:path draw:style-name="gr46" draw:text-style-name="P9" draw:layer="layout" svg:width="0.026cm" svg:height="0.212cm" svg:x="8.372cm" svg:y="11.492cm" svg:viewBox="0 0 27 213" svg:d="M0 24v-12-12h27v12 12zM0 213v-77-79h27v79 77z">
          <text:p/>
        </draw:path>
        <draw:path draw:style-name="gr46" draw:text-style-name="P9" draw:layer="layout" svg:width="0.138cm" svg:height="0.161cm" svg:x="8.429cm" svg:y="11.546cm" svg:viewBox="0 0 139 162" svg:d="M70 0c51-1 69 30 69 81 1 52-22 81-70 81s-68-32-69-81c0-54 23-81 70-81zM69 143c36 0 44-27 44-62s-7-61-42-61c-36 0-44 26-44 61s8 61 42 62z">
          <text:p/>
        </draw:path>
        <draw:path draw:style-name="gr46" draw:text-style-name="P9" draw:layer="layout" svg:width="0.126cm" svg:height="0.158cm" svg:x="8.599cm" svg:y="11.546cm" svg:viewBox="0 0 127 159" svg:d="M77 0c73-3 43 94 48 159h-26v-50-50c0-25-6-39-31-39-60 2-36 83-40 139h-27l-1-156h25c1 8 0 20 2 26 9-18 24-28 50-29z">
          <text:p/>
        </draw:path>
        <draw:path draw:style-name="gr46" draw:text-style-name="P9" draw:layer="layout" svg:width="0.034cm" svg:height="1.289cm" svg:x="8.111cm" svg:y="13.152cm" svg:viewBox="0 0 35 1290" svg:d="M35 1290h-35v-325h35zM35 614h-35v-614h35z">
          <text:p/>
        </draw:path>
        <draw:polygon draw:style-name="gr46" draw:text-style-name="P9" draw:layer="layout" svg:width="0.034cm" svg:height="0.029cm" svg:x="8.111cm" svg:y="13.123cm" svg:viewBox="0 0 35 30" draw:points="35,30 0,30 0,0 18,13 35,0">
          <text:p/>
        </draw:polygon>
        <draw:polygon draw:style-name="gr46" draw:text-style-name="P9" draw:layer="layout" svg:width="0.153cm" svg:height="0.235cm" svg:x="8.052cm" svg:y="14.458cm" svg:viewBox="0 0 154 236" draw:points="76,236 0,0 154,0">
          <text:p/>
        </draw:polygon>
        <draw:path draw:style-name="gr46" draw:text-style-name="P9" draw:layer="layout" svg:width="0.199cm" svg:height="0.305cm" svg:x="8.029cm" svg:y="14.441cm" svg:viewBox="0 0 200 306" svg:d="M100 306l-100-306h200zM47 33l53 165 54-165z">
          <text:p/>
        </draw:path>
        <draw:path draw:style-name="gr46" draw:text-style-name="P9" draw:layer="layout" svg:width="0.2cm" svg:height="0.207cm" svg:x="7.915cm" svg:y="13.794cm" svg:viewBox="0 0 201 208" svg:d="M100 0c66 0 101 37 101 102s-36 106-101 106c-66 0-100-40-100-106 0-65 34-102 100-102zM100 186c52 0 73-35 73-84 0-48-24-80-73-80-50 0-73 32-73 80 0 49 23 83 73 84z">
          <text:p/>
        </draw:path>
        <draw:path draw:style-name="gr46" draw:text-style-name="P9" draw:layer="layout" svg:width="0.125cm" svg:height="0.157cm" svg:x="8.147cm" svg:y="13.844cm" svg:viewBox="0 0 126 158" svg:d="M51 158c-73 4-44-94-50-158h26v48 50c0 25 6 41 32 40 59-2 36-82 40-138h27v155h-24c-1-8 1-20-3-27-9 18-22 30-48 30z">
          <text:p/>
        </draw:path>
        <draw:path draw:style-name="gr46" draw:text-style-name="P9" draw:layer="layout" svg:width="0.026cm" svg:height="0.212cm" svg:x="8.31cm" svg:y="13.786cm" svg:viewBox="0 0 27 213" svg:d="M0 24v-12-12h27v12 12zM0 213v-77-78h27v78 77z">
          <text:p/>
        </draw:path>
        <draw:path draw:style-name="gr46" draw:text-style-name="P9" draw:layer="layout" svg:width="1.659cm" svg:height="0.033cm" svg:x="10.55cm" svg:y="11.275cm" svg:viewBox="0 0 1660 34" svg:d="M707 34h-707v-34h707zM1660 34h-416v-34h416z">
          <text:p/>
        </draw:path>
        <draw:polygon draw:style-name="gr46" draw:text-style-name="P9" draw:layer="layout" svg:width="0.04cm" svg:height="0.033cm" svg:x="10.512cm" svg:y="11.275cm" svg:viewBox="0 0 41 34" draw:points="41,34 0,34 22,18 0,0 41,0">
          <text:p/>
        </draw:polygon>
        <draw:polygon draw:style-name="gr46" draw:text-style-name="P9" draw:layer="layout" svg:width="0.236cm" svg:height="0.154cm" svg:x="12.225cm" svg:y="11.214cm" svg:viewBox="0 0 237 155" draw:points="237,79 0,155 0,0">
          <text:p/>
        </draw:polygon>
        <draw:path draw:style-name="gr46" draw:text-style-name="P9" draw:layer="layout" svg:width="0.306cm" svg:height="0.2cm" svg:x="12.209cm" svg:y="11.191cm" svg:viewBox="0 0 307 201" svg:d="M307 102l-307 99v-201zM33 155l167-53-167-55z">
          <text:p/>
        </draw:path>
        <draw:polygon draw:style-name="gr46" draw:text-style-name="P9" draw:layer="layout" svg:width="0.163cm" svg:height="0.202cm" svg:x="11.281cm" svg:y="11.146cm" svg:viewBox="0 0 164 203" draw:points="131,203 22,32 23,203 0,203 0,102 0,0 31,0 140,175 139,0 164,0 164,102 164,203">
          <text:p/>
        </draw:polygon>
        <draw:path draw:style-name="gr46" draw:text-style-name="P9" draw:layer="layout" svg:width="0.138cm" svg:height="0.162cm" svg:x="11.479cm" svg:y="11.19cm" svg:viewBox="0 0 139 163" svg:d="M70 0c50 0 69 31 69 81 1 51-22 82-70 82-49 0-68-33-69-82 0-54 23-81 70-81zM69 142c36 1 43-25 43-61 0-35-6-61-41-61-36 0-44 26-44 61s8 60 42 61z">
          <text:p/>
        </draw:path>
        <draw:path draw:style-name="gr46" draw:text-style-name="P9" draw:layer="layout" svg:width="0.125cm" svg:height="0.158cm" svg:x="11.649cm" svg:y="11.19cm" svg:viewBox="0 0 126 159" svg:d="M76 0c73-3 43 96 49 159h-26v-49-49c0-26-7-41-33-40-58 1-36 84-40 138h-26v-155h24c1 8-1 19 2 26 9-18 23-29 50-30z">
          <text:p/>
        </draw:path>
        <draw:path draw:style-name="gr44" draw:text-style-name="P8" draw:layer="layout" svg:width="2.633cm" svg:height="1.318cm" svg:x="12.531cm" svg:y="10.633cm" svg:viewBox="0 0 2634 1319" svg:d="M2108 0c289 0 526 295 526 660 0 364-237 659-526 659h-1581c-291 0-527-295-527-659 0-365 236-660 527-660z">
          <text:p/>
        </draw:path>
        <draw:path draw:style-name="gr162" draw:text-style-name="P4" draw:layer="layout" svg:width="2.633cm" svg:height="1.318cm" svg:x="12.531cm" svg:y="10.633cm" svg:viewBox="0 0 2634 1319" svg:d="M2108 0c289 0 526 295 526 660 0 364-237 659-526 659h-1581c-291 0-527-295-527-659 0-365 236-660 527-660z">
          <text:p/>
        </draw:path>
        <draw:polygon draw:style-name="gr46" draw:text-style-name="P9" draw:layer="layout" svg:width="0.129cm" svg:height="0.202cm" svg:x="12.905cm" svg:y="10.971cm" svg:viewBox="0 0 130 203" draw:points="0,203 0,101 0,0 27,0 27,90 27,180 130,180 130,192 130,203">
          <text:p/>
        </draw:polygon>
        <draw:path draw:style-name="gr46" draw:text-style-name="P9" draw:layer="layout" svg:width="0.15cm" svg:height="0.161cm" svg:x="13.056cm" svg:y="11.015cm" svg:viewBox="0 0 151 162" svg:d="M103 130c-12 17-25 33-56 32-30-1-47-17-47-46-1-52 51-51 102-51 3-29-7-44-34-44-20 0-34 5-34 25l-27-3c4-31 27-43 63-43s58 17 58 53v34 33c-1 16 6 26 23 22v8 8c-25 7-50-1-48-28zM26 116c0 16 10 27 26 27 35-3 53-24 50-61-36 2-76-4-76 34z">
          <text:p/>
        </draw:path>
        <draw:path draw:style-name="gr46" draw:text-style-name="P9" draw:layer="layout" svg:width="0.026cm" svg:height="0.212cm" svg:x="13.225cm" svg:y="10.961cm" svg:viewBox="0 0 27 213" svg:d="M0 24v-12-12h27v12 12zM0 213v-78-78h27v78 78z">
          <text:p/>
        </draw:path>
        <draw:path draw:style-name="gr46" draw:text-style-name="P9" draw:layer="layout" svg:width="0.128cm" svg:height="0.162cm" svg:x="13.278cm" svg:y="11.016cm" svg:viewBox="0 0 129 163" svg:d="M102 42c-3-28-70-32-71 0 12 43 94 9 98 73 3 64-123 61-129 6l23-4c3 30 79 37 80 0-9-45-92-12-96-73-4-47 66-52 99-35 10 7 18 16 20 29z">
          <text:p/>
        </draw:path>
        <draw:path draw:style-name="gr46" draw:text-style-name="P9" draw:layer="layout" svg:width="0.128cm" svg:height="0.162cm" svg:x="13.424cm" svg:y="11.016cm" svg:viewBox="0 0 129 163" svg:d="M103 42c-3-28-71-32-72 0 12 43 95 9 98 73s-123 61-129 6l23-4c3 30 80 37 81 0-9-45-93-12-97-73-3-47 67-52 100-35 10 7 17 16 20 29z">
          <text:p/>
        </draw:path>
        <draw:path draw:style-name="gr46" draw:text-style-name="P9" draw:layer="layout" svg:width="0.137cm" svg:height="0.161cm" svg:x="13.575cm" svg:y="11.015cm" svg:viewBox="0 0 138 162" svg:d="M70 0c51 0 70 35 68 87h-111c0 33 12 55 44 56 22 0 35-10 40-24l23 7c-9 22-30 36-63 36-48 0-72-30-71-81 1-50 21-81 70-81zM112 67c5-49-63-64-80-23-2 6-5 14-5 23z">
          <text:p/>
        </draw:path>
        <draw:path draw:style-name="gr46" draw:text-style-name="P9" draw:layer="layout" svg:width="0.073cm" svg:height="0.158cm" svg:x="13.745cm" svg:y="11.015cm" svg:viewBox="0 0 74 159" svg:d="M74 25c-65-13-43 75-47 134h-27v-156h25c1 10-1 24 2 32 4-22 18-40 47-33v12z">
          <text:p/>
        </draw:path>
        <draw:path draw:style-name="gr46" draw:text-style-name="P9" draw:layer="layout" svg:width="0.075cm" svg:height="0.192cm" svg:x="13.907cm" svg:y="10.983cm" svg:viewBox="0 0 76 193" svg:d="M45 153c-2 19 15 23 31 18v9 10c-27 8-58 4-58-32v-51-53h-18v-9-10h20l7-35h18v18 17h28v10 9h-28v50z">
          <text:p/>
        </draw:path>
        <draw:path draw:style-name="gr46" draw:text-style-name="P9" draw:layer="layout" svg:width="0.139cm" svg:height="0.161cm" svg:x="13.996cm" svg:y="11.015cm" svg:viewBox="0 0 140 162" svg:d="M71 0c50-1 69 31 69 82s-22 80-70 80-69-32-70-80c0-54 24-82 71-82zM70 143c35 0 43-26 43-61s-7-61-42-61-43 26-43 61 8 60 42 61z">
          <text:p/>
        </draw:path>
        <draw:path draw:style-name="gr46" draw:text-style-name="P9" draw:layer="layout" svg:width="0.206cm" svg:height="0.158cm" svg:x="14.166cm" svg:y="11.015cm" svg:viewBox="0 0 207 159" svg:d="M152 20c-54 3-30 87-35 139h-26v-49-50c0-24-4-41-29-40-54 4-31 86-36 139h-25l-1-156h25c0 8-1 20 1 26 8-35 82-40 88 0 9-17 22-28 47-29 69-2 39 98 45 159h-25v-49-50c0-24-4-40-29-40z">
          <text:p/>
        </draw:path>
        <draw:path draw:style-name="gr46" draw:text-style-name="P9" draw:layer="layout" svg:width="0.132cm" svg:height="0.215cm" svg:x="14.408cm" svg:y="10.961cm" svg:viewBox="0 0 133 216" svg:d="M76 54c43 0 56 32 57 81 0 54-19 81-57 81-26-1-41-9-49-27l-1 24h-26l1-213h26v41 41c8-19 23-28 49-28zM70 197c32 0 36-28 36-61 0-34-4-62-36-62-35 0-43 26-43 63 0 35 8 60 43 60z">
          <text:p/>
        </draw:path>
        <draw:path draw:style-name="gr46" draw:text-style-name="P9" draw:layer="layout" svg:width="0.138cm" svg:height="0.161cm" svg:x="14.564cm" svg:y="11.015cm" svg:viewBox="0 0 139 162" svg:d="M71 0c51 0 69 35 68 87h-110c0 33 11 55 43 56 21 0 35-10 40-24l23 7c-9 22-30 36-63 36-48 0-72-30-72-81 1-50 22-81 71-81zM113 67c5-49-62-64-79-23-2 6-5 14-5 23z">
          <text:p/>
        </draw:path>
        <draw:path draw:style-name="gr46" draw:text-style-name="P9" draw:layer="layout" svg:width="0.073cm" svg:height="0.158cm" svg:x="14.734cm" svg:y="11.015cm" svg:viewBox="0 0 74 159" svg:d="M74 25c-64-13-44 75-47 134h-26l-1-156h25c0 10-1 24 1 32 5-22 19-40 48-33v12z">
          <text:p/>
        </draw:path>
        <draw:path draw:style-name="gr46" draw:text-style-name="P9" draw:layer="layout" svg:width="0.127cm" svg:height="0.16cm" svg:x="13.224cm" svg:y="11.368cm" svg:viewBox="0 0 128 161" svg:d="M67 19c-34 0-40 27-40 60s7 62 40 62c19 0 33-12 35-31l26 1c-5 30-26 50-60 50-49 0-63-33-68-81-8-76 83-107 120-53 4 6 4 12 6 18l-26 3c-3-18-13-29-33-29z">
          <text:p/>
        </draw:path>
        <draw:path draw:style-name="gr46" draw:text-style-name="P9" draw:layer="layout" svg:width="0.137cm" svg:height="0.161cm" svg:x="13.371cm" svg:y="11.367cm" svg:viewBox="0 0 138 162" svg:d="M69 0c51 0 71 34 69 86h-110c0 33 11 55 43 55 21 1 35-9 40-23l23 6c-9 24-31 38-63 38-47 0-72-31-71-83 1-49 21-79 69-79zM111 66c5-49-61-63-78-23-3 6-5 14-5 23z">
          <text:p/>
        </draw:path>
        <draw:path draw:style-name="gr46" draw:text-style-name="P9" draw:layer="layout" svg:width="0.074cm" svg:height="0.192cm" svg:x="13.526cm" svg:y="11.335cm" svg:viewBox="0 0 75 193" svg:d="M43 152c-1 20 16 24 32 18v10 10c-28 8-58 4-58-32v-52-52h-17v-10-9h19l7-35h17v18 17h30v9 10h-30v50z">
          <text:p/>
        </draw:path>
        <draw:path draw:style-name="gr46" draw:text-style-name="P9" draw:layer="layout" svg:width="0.075cm" svg:height="0.192cm" svg:x="13.607cm" svg:y="11.335cm" svg:viewBox="0 0 76 193" svg:d="M44 152c-2 20 15 24 32 18v10 10c-27 8-58 4-58-32v-52-52h-18v-10-9h19l8-35h17v18 17h29v9 10h-29v50z">
          <text:p/>
        </draw:path>
        <draw:path draw:style-name="gr46" draw:text-style-name="P9" draw:layer="layout" svg:width="0.138cm" svg:height="0.161cm" svg:x="13.696cm" svg:y="11.367cm" svg:viewBox="0 0 139 162" svg:d="M69 0c52 0 71 34 70 86h-111c0 33 11 55 43 55 22 1 36-9 41-23l22 6c-8 24-30 38-63 38-47 0-72-31-71-83 1-49 21-79 69-79zM113 66c4-49-63-63-80-23-3 6-5 14-5 23z">
          <text:p/>
        </draw:path>
        <draw:path draw:style-name="gr46" draw:text-style-name="P9" draw:layer="layout" svg:width="0.026cm" svg:height="0.213cm" svg:x="13.947cm" svg:y="11.312cm" svg:viewBox="0 0 27 214" svg:d="M0 25v-13-12h27v12 13zM0 214v-78-77h27v77 78z">
          <text:p/>
        </draw:path>
        <draw:path draw:style-name="gr46" draw:text-style-name="P9" draw:layer="layout" svg:width="0.132cm" svg:height="0.216cm" svg:x="14.004cm" svg:y="11.312cm" svg:viewBox="0 0 133 217" svg:d="M57 55c26 0 40 10 50 27l-1-82h26l1 214h-24c-2-9 0-19-3-27-8 20-23 30-49 30-43 0-56-33-57-81 0-54 19-81 57-81zM64 74c-32 0-37 28-37 61s5 62 37 62c35 0 42-28 42-63 0-34-7-61-42-60z">
          <text:p/>
        </draw:path>
        <draw:path draw:style-name="gr46" draw:text-style-name="P9" draw:layer="layout" svg:width="0.137cm" svg:height="0.219cm" svg:x="14.167cm" svg:y="11.309cm" svg:viewBox="0 0 138 220" svg:d="M70 58c51 0 70 34 68 87h-110c0 33 12 55 43 55 22 1 35-9 40-23l23 6c-9 23-30 37-63 37-47 0-72-30-71-82 1-50 22-80 70-80zM112 124c5-49-62-63-79-23-2 6-5 14-5 23zM52 44c6-19 22-29 31-44h29v2 2l-47 40z">
          <text:p/>
        </draw:path>
        <draw:path draw:style-name="gr46" draw:text-style-name="P9" draw:layer="layout" svg:width="0.138cm" svg:height="0.161cm" svg:x="14.329cm" svg:y="11.367cm" svg:viewBox="0 0 139 162" svg:d="M69 0c52 0 71 34 70 86h-111c0 33 11 55 43 55 21 1 35-9 40-23l24 6c-9 24-32 38-64 38-47 0-72-31-71-83 1-49 21-79 69-79zM112 66c4-49-62-63-79-23-3 6-5 14-5 23z">
          <text:p/>
        </draw:path>
        <draw:path draw:style-name="gr44" draw:text-style-name="P8" draw:layer="layout" svg:width="2.633cm" svg:height="1.571cm" svg:x="6.811cm" svg:y="14.762cm" svg:viewBox="0 0 2634 1572" svg:d="M2107 0c291 0 527 352 527 788 0 433-236 784-527 784h-1580c-290 0-527-351-527-784 0-436 237-788 527-788z">
          <text:p/>
        </draw:path>
        <draw:path draw:style-name="gr162" draw:text-style-name="P4" draw:layer="layout" svg:width="2.633cm" svg:height="1.571cm" svg:x="6.811cm" svg:y="14.762cm" svg:viewBox="0 0 2634 1572" svg:d="M2107 0c291 0 527 352 527 788 0 433-236 784-527 784h-1580c-290 0-527-351-527-784 0-436 237-788 527-788z">
          <text:p/>
        </draw:path>
        <draw:polygon draw:style-name="gr46" draw:text-style-name="P9" draw:layer="layout" svg:width="0.128cm" svg:height="0.202cm" svg:x="7.089cm" svg:y="14.883cm" svg:viewBox="0 0 129 203" draw:points="0,203 0,102 0,0 28,0 28,90 28,181 129,181 129,192 129,203">
          <text:p/>
        </draw:polygon>
        <draw:path draw:style-name="gr46" draw:text-style-name="P9" draw:layer="layout" svg:width="0.138cm" svg:height="0.161cm" svg:x="7.239cm" svg:y="14.927cm" svg:viewBox="0 0 139 162" svg:d="M69 0c53 0 71 34 70 86h-111c0 33 11 56 43 56 22 1 36-9 41-24l23 6c-9 24-31 38-64 38-47 0-72-30-71-83 1-49 21-79 69-79zM113 66c4-49-63-63-80-23-3 6-5 14-5 23z">
          <text:p/>
        </draw:path>
        <draw:path draw:style-name="gr46" draw:text-style-name="P9" draw:layer="layout" svg:width="0.126cm" svg:height="0.158cm" svg:x="7.408cm" svg:y="14.93cm" svg:viewBox="0 0 127 159" svg:d="M51 159c-72 3-44-96-50-159h26v49 50c0 25 6 40 32 40 59-2 38-84 42-139h25l1 156h-25c-1-9 1-21-1-27-10 18-24 29-50 30z">
          <text:p/>
        </draw:path>
        <draw:path draw:style-name="gr46" draw:text-style-name="P9" draw:layer="layout" svg:width="0.073cm" svg:height="0.158cm" svg:x="7.572cm" svg:y="14.927cm" svg:viewBox="0 0 74 159" svg:d="M74 25c-65-13-44 75-48 134h-26v-156h24c1 10-1 24 2 32 4-22 18-40 48-34v12z">
          <text:p/>
        </draw:path>
        <draw:path draw:style-name="gr46" draw:text-style-name="P9" draw:layer="layout" svg:width="0.128cm" svg:height="0.161cm" svg:x="7.657cm" svg:y="14.928cm" svg:viewBox="0 0 129 162" svg:d="M103 41c-3-27-70-31-71 0 12 43 93 10 97 73 3 65-123 62-129 7l23-4c3 30 80 38 80 0-8-46-93-12-97-73-3-47 68-52 101-34 9 5 17 15 19 28z">
          <text:p/>
        </draw:path>
        <draw:path draw:style-name="gr46" draw:text-style-name="P9" draw:layer="layout" svg:width="0.131cm" svg:height="0.216cm" svg:x="7.889cm" svg:y="14.872cm" svg:viewBox="0 0 132 217" svg:d="M57 55c26 0 39 10 49 28l-1-83h26l1 214h-24c-2-9 0-19-3-26-8 19-22 29-48 29-44 0-57-32-57-80 0-54 18-82 57-82zM65 75c-34 0-39 28-39 61s5 61 38 61c34 0 41-27 41-62 0-34-7-61-40-60z">
          <text:p/>
        </draw:path>
        <draw:path draw:style-name="gr46" draw:text-style-name="P9" draw:layer="layout" svg:width="0.137cm" svg:height="0.161cm" svg:x="8.051cm" svg:y="14.927cm" svg:viewBox="0 0 138 162" svg:d="M69 0c52 0 71 34 69 86h-110c0 33 11 56 43 56 21 1 36-9 41-24l22 6c-9 24-30 38-63 38-47 0-72-30-71-83 1-49 21-79 69-79zM112 66c5-49-62-63-79-23-3 6-5 14-5 23z">
          <text:p/>
        </draw:path>
        <draw:path draw:style-name="gr46" draw:text-style-name="P9" draw:layer="layout" svg:width="0.206cm" svg:height="0.158cm" svg:x="8.221cm" svg:y="14.927cm" svg:viewBox="0 0 207 159" svg:d="M152 20c-54 3-31 87-36 139h-25v-50-50c0-23-4-41-29-39-54 3-31 86-36 139h-25l-1-156h24c1 8-1 20 2 26 8-36 81-41 88 0 9-17 22-28 47-29 69-2 38 98 45 159h-26v-50-50c0-23-4-40-28-39z">
          <text:p/>
        </draw:path>
        <draw:path draw:style-name="gr46" draw:text-style-name="P9" draw:layer="layout" svg:width="0.15cm" svg:height="0.161cm" svg:x="8.457cm" svg:y="14.927cm" svg:viewBox="0 0 151 162" svg:d="M103 129c-12 17-25 34-55 33-31-1-48-17-48-48-1-52 52-51 102-51 3-28-7-44-33-44-20 1-34 6-34 26l-28-3c4-30 28-42 63-42 36 0 58 16 58 52v33 34c-1 17 6 27 23 23v8 8c-25 7-50-2-48-29zM27 114c0 18 10 28 26 28 34-2 52-24 49-61-35 2-75-4-75 33z">
          <text:p/>
        </draw:path>
        <draw:path draw:style-name="gr46" draw:text-style-name="P9" draw:layer="layout" svg:width="0.126cm" svg:height="0.158cm" svg:x="8.626cm" svg:y="14.927cm" svg:viewBox="0 0 127 159" svg:d="M76 0c73-4 44 95 50 159h-27v-50-50c0-25-7-40-32-39-59 2-36 84-40 139h-26l-1-156h25c1 8-1 20 1 26 9-18 24-28 50-29z">
          <text:p/>
        </draw:path>
        <draw:path draw:style-name="gr46" draw:text-style-name="P9" draw:layer="layout" svg:width="0.131cm" svg:height="0.216cm" svg:x="8.782cm" svg:y="14.872cm" svg:viewBox="0 0 132 217" svg:d="M56 55c27 0 40 10 50 28l-1-83h26l1 214h-24c-2-9 0-19-3-26-8 19-22 29-49 29-43 0-56-32-56-80 0-54 18-82 56-82zM65 75c-34 0-39 28-39 61s5 61 38 61c34 0 41-27 41-62 0-34-7-61-40-60z">
          <text:p/>
        </draw:path>
        <draw:path draw:style-name="gr46" draw:text-style-name="P9" draw:layer="layout" svg:width="0.137cm" svg:height="0.161cm" svg:x="8.944cm" svg:y="14.927cm" svg:viewBox="0 0 138 162" svg:d="M70 0c51 0 70 34 68 86h-110c0 33 12 56 44 56 21 1 35-9 40-24l22 6c-9 24-30 38-62 38-48 0-73-30-72-83 1-49 21-79 70-79zM112 66c5-49-61-63-78-23-3 6-6 14-6 23z">
          <text:p/>
        </draw:path>
        <draw:path draw:style-name="gr46" draw:text-style-name="P9" draw:layer="layout" svg:width="0.073cm" svg:height="0.158cm" svg:x="9.114cm" svg:y="14.927cm" svg:viewBox="0 0 74 159" svg:d="M74 25c-64-13-44 75-47 134h-26l-1-156h24c1 10-1 24 2 32 5-22 19-40 48-34v12z">
          <text:p/>
        </draw:path>
        <draw:path draw:style-name="gr46" draw:text-style-name="P9" draw:layer="layout" svg:width="0.127cm" svg:height="0.161cm" svg:x="7.03cm" svg:y="15.279cm" svg:viewBox="0 0 128 162" svg:d="M102 41c-2-28-70-31-70 0 12 43 93 10 96 74 3 63-123 60-128 6l23-4c4 30 79 37 80 0-8-46-93-12-97-74-3-46 68-51 100-34 10 6 17 15 20 28z">
          <text:p/>
        </draw:path>
        <draw:polygon draw:style-name="gr46" draw:text-style-name="P9" draw:layer="layout" svg:width="0.027cm" svg:height="0.064cm" svg:x="7.182cm" svg:y="15.234cm" svg:viewBox="0 0 28 65" draw:points="25,65 4,65 0,0 28,0">
          <text:p/>
        </draw:polygon>
        <draw:path draw:style-name="gr46" draw:text-style-name="P9" draw:layer="layout" svg:width="0.026cm" svg:height="0.212cm" svg:x="7.243cm" svg:y="15.224cm" svg:viewBox="0 0 27 213" svg:d="M0 24v-12-12h27v12 12zM0 213v-78-77h27v77 78z">
          <text:p/>
        </draw:path>
        <draw:polygon draw:style-name="gr46" draw:text-style-name="P9" draw:layer="layout" svg:width="0.026cm" svg:height="0.212cm" svg:x="7.307cm" svg:y="15.224cm" svg:viewBox="0 0 27 213" draw:points="0,213 0,106 0,0 27,0 27,106 27,213">
          <text:p/>
        </draw:polygon>
        <draw:path draw:style-name="gr46" draw:text-style-name="P9" draw:layer="layout" svg:width="0.127cm" svg:height="0.161cm" svg:x="7.36cm" svg:y="15.279cm" svg:viewBox="0 0 128 162" svg:d="M102 41c-2-28-71-31-72 0 13 43 95 10 98 74 3 63-123 60-128 6l22-4c4 30 80 37 81 0-8-46-93-12-97-74-3-46 68-51 100-34 10 6 17 15 20 28z">
          <text:p/>
        </draw:path>
        <draw:polygon draw:style-name="gr46" draw:text-style-name="P9" draw:layer="layout" svg:width="0.144cm" svg:height="0.154cm" svg:x="7.58cm" svg:y="15.282cm" svg:viewBox="0 0 145 155" draw:points="87,155 56,155 0,0 27,0 71,135 117,0 145,0">
          <text:p/>
        </draw:polygon>
        <draw:path draw:style-name="gr46" draw:text-style-name="P9" draw:layer="layout" svg:width="0.138cm" svg:height="0.161cm" svg:x="7.737cm" svg:y="15.278cm" svg:viewBox="0 0 139 162" svg:d="M70 0c52 0 70 34 69 87h-110c0 33 11 55 43 56 21 1 35-10 40-24l23 7c-9 23-30 36-63 36-47 0-72-30-72-82 1-50 23-80 70-80zM113 66c5-49-62-62-79-23-3 6-5 14-5 23z">
          <text:p/>
        </draw:path>
        <draw:path draw:style-name="gr46" draw:text-style-name="P9" draw:layer="layout" svg:width="0.126cm" svg:height="0.157cm" svg:x="7.906cm" svg:y="15.282cm" svg:viewBox="0 0 127 158" svg:d="M51 158c-72 4-44-94-50-158h26v49 49c0 25 6 41 32 40 60-2 38-82 42-138h25l1 155h-25c0-8 1-20-1-27-10 18-24 30-50 30z">
          <text:p/>
        </draw:path>
        <draw:polygon draw:style-name="gr46" draw:text-style-name="P9" draw:layer="layout" svg:width="0.026cm" svg:height="0.212cm" svg:x="8.07cm" svg:y="15.224cm" svg:viewBox="0 0 27 213" draw:points="0,213 0,106 0,0 27,0 27,106 27,213">
          <text:p/>
        </draw:polygon>
        <draw:path draw:style-name="gr46" draw:text-style-name="P9" draw:layer="layout" svg:width="0.137cm" svg:height="0.161cm" svg:x="8.127cm" svg:y="15.278cm" svg:viewBox="0 0 138 162" svg:d="M70 0c51 0 70 34 68 87h-110c0 33 12 55 43 56 21 1 35-10 40-24l23 7c-9 23-30 36-63 36-48 0-72-30-71-82 0-50 21-80 70-80zM112 66c5-49-62-62-79-23-2 6-5 14-5 23z">
          <text:p/>
        </draw:path>
        <draw:path draw:style-name="gr46" draw:text-style-name="P9" draw:layer="layout" svg:width="0.126cm" svg:height="0.158cm" svg:x="8.296cm" svg:y="15.278cm" svg:viewBox="0 0 127 159" svg:d="M77 0c72-3 43 96 49 159h-26v-49-49c0-26-7-41-33-40-58 1-36 84-40 138h-26l-1-155h25c1 8-1 19 1 27 9-19 24-30 51-31z">
          <text:p/>
        </draw:path>
        <draw:path draw:style-name="gr46" draw:text-style-name="P9" draw:layer="layout" svg:width="0.074cm" svg:height="0.191cm" svg:x="8.444cm" svg:y="15.247cm" svg:viewBox="0 0 75 192" svg:d="M44 152c-1 19 15 23 31 18v10 9c-27 8-58 4-58-31v-52-52h-17v-9-9h19l7-36h18v17 19h29v9 9h-29v49z">
          <text:p/>
        </draw:path>
        <draw:polygon draw:style-name="gr46" draw:text-style-name="P9" draw:layer="layout" svg:width="0.144cm" svg:height="0.154cm" svg:x="8.603cm" svg:y="15.282cm" svg:viewBox="0 0 145 155" draw:points="87,155 56,155 0,0 27,0 71,135 118,0 145,0">
          <text:p/>
        </draw:polygon>
        <draw:path draw:style-name="gr46" draw:text-style-name="P9" draw:layer="layout" svg:width="0.138cm" svg:height="0.161cm" svg:x="8.76cm" svg:y="15.278cm" svg:viewBox="0 0 139 162" svg:d="M69 0c53 0 71 34 70 87h-111c0 33 11 55 43 56 22 1 36-10 41-24l23 7c-9 23-30 36-64 36-47 0-72-30-71-82 1-50 21-80 69-80zM113 66c5-49-63-62-80-23-3 6-5 14-5 23z">
          <text:p/>
        </draw:path>
        <draw:path draw:style-name="gr46" draw:text-style-name="P9" draw:layer="layout" svg:width="0.126cm" svg:height="0.158cm" svg:x="8.93cm" svg:y="15.278cm" svg:viewBox="0 0 127 159" svg:d="M77 0c72-3 43 96 48 159h-26v-49-49c0-26-6-41-31-40-60 1-37 84-41 138h-26l-1-155h25c0 8-1 19 1 27 9-19 24-30 51-31z">
          <text:p/>
        </draw:path>
        <draw:path draw:style-name="gr46" draw:text-style-name="P9" draw:layer="layout" svg:width="0.026cm" svg:height="0.212cm" svg:x="9.093cm" svg:y="15.224cm" svg:viewBox="0 0 27 213" svg:d="M0 24v-12-12h27v12 12zM0 213v-78-77h27v77 78z">
          <text:p/>
        </draw:path>
        <draw:path draw:style-name="gr46" draw:text-style-name="P9" draw:layer="layout" svg:width="0.073cm" svg:height="0.158cm" svg:x="9.157cm" svg:y="15.279cm" svg:viewBox="0 0 74 159" svg:d="M74 25c-63-13-43 76-46 134h-27l-1-155h25c1 9-1 23 2 32 5-23 19-41 47-34v12z">
          <text:p/>
        </draw:path>
        <draw:path draw:style-name="gr46" draw:text-style-name="P9" draw:layer="layout" svg:width="0.137cm" svg:height="0.161cm" svg:x="6.988cm" svg:y="15.63cm" svg:viewBox="0 0 138 162" svg:d="M70 0c51 0 70 34 68 87h-111c0 33 12 55 45 56 21 0 34-10 39-24l23 6c-9 23-30 37-62 37-49 0-73-30-72-81s21-81 70-81zM112 66c5-49-63-63-80-23-2 6-5 14-5 23z">
          <text:p/>
        </draw:path>
        <draw:path draw:style-name="gr46" draw:text-style-name="P9" draw:layer="layout" svg:width="0.125cm" svg:height="0.158cm" svg:x="7.158cm" svg:y="15.63cm" svg:viewBox="0 0 126 159" svg:d="M75 0c74-3 44 94 50 159h-26v-50-50c0-25-8-40-33-39-58 2-35 83-40 139h-26v-156h24c1 8-1 20 2 26 9-18 23-28 49-29z">
          <text:p/>
        </draw:path>
        <draw:path draw:style-name="gr46" draw:text-style-name="P9" draw:layer="layout" svg:width="0.131cm" svg:height="0.219cm" svg:x="7.401cm" svg:y="15.63cm" svg:viewBox="0 0 132 220" svg:d="M75 0c45 1 57 33 57 80 0 46-13 79-57 81-25 0-40-11-48-28v87h-27v-217h26l1 25c8-18 23-28 48-28zM69 142c32 0 36-28 36-62 0-33-5-59-36-60-34 0-42 26-42 62 0 35 8 60 42 60z">
          <text:p/>
        </draw:path>
        <draw:path draw:style-name="gr46" draw:text-style-name="P9" draw:layer="layout" svg:width="0.15cm" svg:height="0.161cm" svg:x="7.557cm" svg:y="15.63cm" svg:viewBox="0 0 151 162" svg:d="M103 129c-12 18-25 34-55 33-31-1-48-17-48-46-1-53 52-53 102-53 3-28-7-44-33-44-20 1-34 6-34 26l-28-3c4-30 28-42 63-42 36 0 58 16 58 52v34 34c-1 16 6 26 23 22v8 8c-25 7-50-2-48-29zM27 116c0 16 10 27 26 27 34-3 52-24 49-61-35 2-75-4-75 34z">
          <text:p/>
        </draw:path>
        <draw:path draw:style-name="gr46" draw:text-style-name="P9" draw:layer="layout" svg:width="0.073cm" svg:height="0.158cm" svg:x="7.726cm" svg:y="15.63cm" svg:viewBox="0 0 74 159" svg:d="M74 25c-64-13-44 74-47 134h-26l-1-156h25c1 10-1 24 1 32 5-22 19-40 48-33v11z">
          <text:p/>
        </draw:path>
        <draw:polygon draw:style-name="gr46" draw:text-style-name="P9" draw:layer="layout" svg:width="0.026cm" svg:height="0.213cm" svg:x="7.823cm" svg:y="15.575cm" svg:viewBox="0 0 27 214" draw:points="0,214 0,108 0,0 27,0 27,108 27,214">
          <text:p/>
        </draw:polygon>
        <draw:path draw:style-name="gr46" draw:text-style-name="P9" draw:layer="layout" svg:width="0.137cm" svg:height="0.161cm" svg:x="7.88cm" svg:y="15.63cm" svg:viewBox="0 0 138 162" svg:d="M69 0c51 0 71 34 69 87h-110c0 33 11 55 43 56 21 0 35-10 39-24l23 6c-9 23-30 37-62 37-47 0-72-30-71-81s21-81 69-81zM111 66c5-49-61-63-79-23-2 6-4 14-4 23z">
          <text:p/>
        </draw:path>
        <draw:path draw:style-name="gr46" draw:text-style-name="P9" draw:layer="layout" svg:width="0.073cm" svg:height="0.158cm" svg:x="8.05cm" svg:y="15.63cm" svg:viewBox="0 0 74 159" svg:d="M74 25c-64-13-43 74-46 134h-27l-1-156h25c1 10-1 24 2 32 5-22 18-40 47-33v11z">
          <text:p/>
        </draw:path>
        <draw:path draw:style-name="gr46" draw:text-style-name="P9" draw:layer="layout" svg:width="0.151cm" svg:height="0.161cm" svg:x="8.22cm" svg:y="15.63cm" svg:viewBox="0 0 152 162" svg:d="M103 129c-12 18-25 34-55 33s-48-17-48-46c0-53 52-53 102-53 2-28-7-44-33-44-20 1-34 6-34 26l-27-3c4-30 27-42 61-42 38 0 60 16 60 52v34 34c-1 16 6 26 23 22v8 8c-25 7-51-2-49-29zM27 116c0 16 10 27 26 27 34-3 51-24 49-61-35 2-75-4-75 34z">
          <text:p/>
        </draw:path>
        <draw:path draw:style-name="gr46" draw:text-style-name="P9" draw:layer="layout" svg:width="0.126cm" svg:height="0.158cm" svg:x="8.389cm" svg:y="15.633cm" svg:viewBox="0 0 127 159" svg:d="M51 159c-73 3-44-95-50-159h26v49 49c0 25 6 41 32 40 60-2 37-82 41-138h26l1 156h-26c0-8 1-22-1-28-9 19-23 30-49 31z">
          <text:p/>
        </draw:path>
        <draw:path draw:style-name="gr46" draw:text-style-name="P9" draw:layer="layout" svg:width="0.132cm" svg:height="0.219cm" svg:x="8.632cm" svg:y="15.63cm" svg:viewBox="0 0 133 220" svg:d="M75 0c46 1 58 33 58 80 0 46-13 79-58 81-25 0-40-11-49-28l1 87h-26l-1-217h25l2 25c8-18 23-28 48-28zM68 142c34 0 38-28 38-62 0-33-5-59-38-60-34 0-41 26-41 62 0 35 8 60 41 60z">
          <text:p/>
        </draw:path>
        <draw:path draw:style-name="gr46" draw:text-style-name="P9" draw:layer="layout" svg:width="0.138cm" svg:height="0.161cm" svg:x="8.788cm" svg:y="15.63cm" svg:viewBox="0 0 139 162" svg:d="M69 0c52-1 70 30 70 81 1 52-22 81-71 81-48 0-67-32-68-81 0-54 23-81 69-81zM68 143c36 0 43-26 43-62s-6-62-41-62-43 26-43 62c0 35 8 61 41 62z">
          <text:p/>
        </draw:path>
        <draw:path draw:style-name="gr46" draw:text-style-name="P9" draw:layer="layout" svg:width="0.073cm" svg:height="0.158cm" svg:x="8.958cm" svg:y="15.63cm" svg:viewBox="0 0 74 159" svg:d="M74 25c-64-13-44 74-47 134h-26l-1-156h24c1 10-1 24 2 32 5-22 19-40 48-33v11z">
          <text:p/>
        </draw:path>
        <draw:path draw:style-name="gr46" draw:text-style-name="P9" draw:layer="layout" svg:width="0.075cm" svg:height="0.192cm" svg:x="9.039cm" svg:y="15.598cm" svg:viewBox="0 0 76 193" svg:d="M45 153c-2 19 15 23 31 17v10 10c-27 8-58 4-58-32v-51-52h-18v-10-10h20l8-35h17v18 17h28v10 10h-28v49z">
          <text:p/>
        </draw:path>
        <draw:path draw:style-name="gr46" draw:text-style-name="P9" draw:layer="layout" svg:width="0.137cm" svg:height="0.161cm" svg:x="9.129cm" svg:y="15.63cm" svg:viewBox="0 0 138 162" svg:d="M69 0c52 0 70 34 69 87h-111c0 33 12 55 43 56 21 0 35-10 40-24l24 6c-9 23-31 37-64 37-47 0-71-30-70-81 0-51 21-81 69-81zM111 66c5-49-62-63-79-23-2 6-5 14-5 23z">
          <text:p/>
        </draw:path>
        <draw:path draw:style-name="gr46" draw:text-style-name="P9" draw:layer="layout" svg:width="0.138cm" svg:height="0.162cm" svg:x="7.653cm" svg:y="15.981cm" svg:viewBox="0 0 139 163" svg:d="M70 0c50 0 69 31 69 82 1 51-22 81-70 81s-68-32-69-81c0-55 24-82 70-82zM69 143c36 1 43-25 43-61 0-35-6-62-41-62s-43 27-43 62 8 60 41 61z">
          <text:p/>
        </draw:path>
        <draw:path draw:style-name="gr46" draw:text-style-name="P9" draw:layer="layout" svg:width="0.125cm" svg:height="0.158cm" svg:x="7.822cm" svg:y="15.985cm" svg:viewBox="0 0 126 159" svg:d="M50 159c-72 3-43-96-49-159h26v48 49c0 27 6 42 33 41 58-1 36-83 40-138h25l1 155h-24c-1-8 1-20-2-27-9 18-23 30-50 31z">
          <text:p/>
        </draw:path>
        <draw:polygon draw:style-name="gr46" draw:text-style-name="P9" draw:layer="layout" svg:width="0.144cm" svg:height="0.154cm" svg:x="7.967cm" svg:y="15.985cm" svg:viewBox="0 0 145 155" draw:points="87,155 57,155 0,0 28,0 72,135 118,0 145,0">
          <text:p/>
        </draw:polygon>
        <draw:path draw:style-name="gr46" draw:text-style-name="P9" draw:layer="layout" svg:width="0.137cm" svg:height="0.162cm" svg:x="8.124cm" svg:y="15.981cm" svg:viewBox="0 0 138 163" svg:d="M70 0c51 0 70 35 68 88h-109c0 32 11 54 43 55 21 1 35-10 40-24l22 7c-9 23-30 37-62 37-48 0-73-31-72-82 1-50 21-81 70-81zM112 67c5-49-61-63-78-22-3 5-5 13-5 22z">
          <text:p/>
        </draw:path>
        <draw:path draw:style-name="gr46" draw:text-style-name="P9" draw:layer="layout" svg:width="0.073cm" svg:height="0.157cm" svg:x="8.294cm" svg:y="15.982cm" svg:viewBox="0 0 74 158" svg:d="M74 25c-64-13-44 74-47 133h-26l-1-155h24c1 9 0 23 2 31 5-22 19-39 48-33v12z">
          <text:p/>
        </draw:path>
        <draw:path draw:style-name="gr46" draw:text-style-name="P9" draw:layer="layout" svg:width="0.075cm" svg:height="0.192cm" svg:x="8.375cm" svg:y="15.95cm" svg:viewBox="0 0 76 193" svg:d="M45 152c-1 20 15 24 31 18v10 9c-27 9-58 5-58-31v-52-53h-18v-9-9h20l8-35h17v17 18h29v9 9h-29v50z">
          <text:p/>
        </draw:path>
        <draw:path draw:style-name="gr46" draw:text-style-name="P9" draw:layer="layout" svg:width="0.137cm" svg:height="0.162cm" svg:x="8.465cm" svg:y="15.981cm" svg:viewBox="0 0 138 163" svg:d="M69 0c52 0 71 35 69 88h-111c0 32 12 54 43 55 21 1 36-10 41-24l23 7c-9 23-30 37-64 37-47 0-71-31-70-82 0-50 21-81 69-81zM112 67c5-49-63-63-80-22-2 5-5 13-5 22z">
          <text:p/>
        </draw:path>
        <draw:frame draw:style-name="gr147" draw:text-style-name="P7" draw:layer="layout" svg:width="0.425cm" svg:height="0.471cm" svg:x="10.301cm" svg:y="27.231cm">
          <draw:text-box>
            <text:p text:style-name="P1"><text:span text:style-name="T5">11</text:span></text:p>
          </draw:text-box>
        </draw:frame>
        <draw:frame draw:style-name="gr164" draw:text-style-name="P16" draw:layer="layout" svg:width="2.542cm" svg:height="0.332cm" svg:x="6.901cm" svg:y="2.817cm">
          <draw:text-box>
            <text:p text:style-name="P1"><text:span text:style-name="T15">Contacter d'ancien </text:span></text:p>
          </draw:text-box>
        </draw:frame>
        <draw:frame draw:style-name="gr165" draw:text-style-name="P16" draw:layer="layout" svg:width="2.779cm" svg:height="0.332cm" svg:x="6.782cm" svg:y="3.173cm">
          <draw:text-box>
            <text:p text:style-name="P1"><text:span text:style-name="T15">élèves pour raconter </text:span></text:p>
          </draw:text-box>
        </draw:frame>
        <draw:frame draw:style-name="gr166" draw:text-style-name="P16" draw:layer="layout" svg:width="2.682cm" svg:height="0.332cm" svg:x="6.832cm" svg:y="3.528cm">
          <draw:text-box>
            <text:p text:style-name="P1"><text:span text:style-name="T15">leur métieractuel en </text:span></text:p>
          </draw:text-box>
        </draw:frame>
        <draw:frame draw:style-name="gr167" draw:text-style-name="P16" draw:layer="layout" svg:width="2.8cm" svg:height="0.332cm" svg:x="6.733cm" svg:y="3.884cm">
          <draw:text-box>
            <text:p text:style-name="P1"><text:span text:style-name="T15">lien avec la formation</text:span></text:p>
          </draw:text-box>
        </draw:frame>
        <draw:frame draw:style-name="gr168" draw:text-style-name="P16" draw:layer="layout" svg:width="1.619cm" svg:height="0.332cm" svg:x="7.324cm" svg:y="6.496cm">
          <draw:text-box>
            <text:p text:style-name="P1"><text:span text:style-name="T15">Les appeller</text:span></text:p>
          </draw:text-box>
        </draw:frame>
        <draw:frame draw:style-name="gr169" draw:text-style-name="P16" draw:layer="layout" svg:width="0.463cm" svg:height="0.332cm" svg:x="7.898cm" svg:y="8.371cm">
          <draw:text-box>
            <text:p text:style-name="P1"><text:span text:style-name="T15">Oui</text:span></text:p>
          </draw:text-box>
        </draw:frame>
        <draw:frame draw:style-name="gr170" draw:text-style-name="P16" draw:layer="layout" svg:width="0.548cm" svg:height="0.332cm" svg:x="10.241cm" svg:y="6.496cm">
          <draw:text-box>
            <text:p text:style-name="P1"><text:span text:style-name="T15">Non</text:span></text:p>
          </draw:text-box>
        </draw:frame>
        <draw:frame draw:style-name="gr171" draw:text-style-name="P16" draw:layer="layout" svg:width="2.322cm" svg:height="0.332cm" svg:x="11.727cm" svg:y="6.496cm">
          <draw:text-box>
            <text:p text:style-name="P1"><text:span text:style-name="T15">Oublier cette idée</text:span></text:p>
          </draw:text-box>
        </draw:frame>
        <draw:frame draw:style-name="gr172" draw:text-style-name="P17" draw:layer="layout" svg:width="3.88cm" svg:height="0.327cm" svg:x="6.225cm" svg:y="10.739cm">
          <draw:text-box>
            <text:p text:style-name="P1"><text:span text:style-name="T16">Leurs demander ce qu'ils font </text:span></text:p>
          </draw:text-box>
        </draw:frame>
        <draw:frame draw:style-name="gr173" draw:text-style-name="P17" draw:layer="layout" svg:width="4.515cm" svg:height="0.327cm" svg:x="5.904cm" svg:y="11.09cm">
          <draw:text-box>
            <text:p text:style-name="P1"><text:span text:style-name="T16">maintenant et si sa un llien avec la </text:span></text:p>
          </draw:text-box>
        </draw:frame>
        <draw:frame draw:style-name="gr174" draw:text-style-name="P17" draw:layer="layout" svg:width="1.209cm" svg:height="0.327cm" svg:x="7.528cm" svg:y="11.441cm">
          <draw:text-box>
            <text:p text:style-name="P1"><text:span text:style-name="T16">formation</text:span></text:p>
          </draw:text-box>
        </draw:frame>
        <draw:frame draw:style-name="gr175" draw:text-style-name="P17" draw:layer="layout" svg:width="0.455cm" svg:height="0.327cm" svg:x="7.901cm" svg:y="13.735cm">
          <draw:text-box>
            <text:p text:style-name="P1"><text:span text:style-name="T16">Oui</text:span></text:p>
          </draw:text-box>
        </draw:frame>
        <draw:frame draw:style-name="gr176" draw:text-style-name="P17" draw:layer="layout" svg:width="0.535cm" svg:height="0.327cm" svg:x="11.257cm" svg:y="11.085cm">
          <draw:text-box>
            <text:p text:style-name="P1"><text:span text:style-name="T16">Non</text:span></text:p>
          </draw:text-box>
        </draw:frame>
        <draw:frame draw:style-name="gr177" draw:text-style-name="P17" draw:layer="layout" svg:width="2.004cm" svg:height="0.327cm" svg:x="12.881cm" svg:y="10.909cm">
          <draw:text-box>
            <text:p text:style-name="P1"><text:span text:style-name="T16">Laisser tomber </text:span></text:p>
          </draw:text-box>
        </draw:frame>
        <draw:frame draw:style-name="gr178" draw:text-style-name="P17" draw:layer="layout" svg:width="1.259cm" svg:height="0.327cm" svg:x="13.213cm" svg:y="11.26cm">
          <draw:text-box>
            <text:p text:style-name="P1"><text:span text:style-name="T16">cette idée</text:span></text:p>
          </draw:text-box>
        </draw:frame>
        <draw:frame draw:style-name="gr179" draw:text-style-name="P17" draw:layer="layout" svg:width="2.195cm" svg:height="0.327cm" svg:x="7.065cm" svg:y="14.819cm">
          <draw:text-box>
            <text:p text:style-name="P1"><text:span text:style-name="T16">Leurs demander </text:span></text:p>
          </draw:text-box>
        </draw:frame>
        <draw:frame draw:style-name="gr180" draw:text-style-name="P17" draw:layer="layout" svg:width="2.288cm" svg:height="0.327cm" svg:x="7.023cm" svg:y="15.17cm">
          <draw:text-box>
            <text:p text:style-name="P1"><text:span text:style-name="T16">s'ils veulent venir </text:span></text:p>
          </draw:text-box>
        </draw:frame>
        <draw:frame draw:style-name="gr181" draw:text-style-name="P17" draw:layer="layout" svg:width="2.368cm" svg:height="0.327cm" svg:x="6.977cm" svg:y="15.523cm">
          <draw:text-box>
            <text:p text:style-name="P1"><text:span text:style-name="T16">en parler au porte </text:span></text:p>
          </draw:text-box>
        </draw:frame>
        <draw:frame draw:style-name="gr182" draw:text-style-name="P17" draw:layer="layout" svg:width="0.971cm" svg:height="0.327cm" svg:x="7.641cm" svg:y="15.874cm">
          <draw:text-box>
            <text:p text:style-name="P1"><text:span text:style-name="T16">ouverte</text:span></text:p>
          </draw:text-box>
        </draw:frame>
      </draw:page>
      <draw:page draw:name="page12" draw:style-name="dp1" draw:master-page-name="master-page118">
        <draw:frame draw:style-name="gr183" draw:text-style-name="P3" draw:layer="layout" svg:width="16.813cm" svg:height="0.547cm" svg:x="2.004cm" svg:y="17.774cm">
          <draw:text-box>
            <text:p text:style-name="P1"><text:span text:style-name="T2">Les matières comme le Marketing, l’Économie, le Droit, l’Expression Écrite et Oral,</text:span></text:p>
          </draw:text-box>
        </draw:frame>
        <draw:frame draw:style-name="gr184" draw:text-style-name="P3" draw:layer="layout" svg:width="16.584cm" svg:height="0.547cm" svg:x="2.004cm" svg:y="18.342cm">
          <draw:text-box>
            <text:p text:style-name="P1"><text:span text:style-name="T2">la théorie de l’Information Communication, les Mathématiques, les Mathématiques</text:span></text:p>
          </draw:text-box>
        </draw:frame>
        <draw:frame draw:style-name="gr37" draw:text-style-name="P3" draw:layer="layout" svg:width="16.114cm" svg:height="0.547cm" svg:x="2.004cm" svg:y="18.91cm">
          <draw:text-box>
            <text:p text:style-name="P1"><text:span text:style-name="T2">pour le Web, les Bases de Donnée, la Numérisation des signaux, les langues et le</text:span></text:p>
          </draw:text-box>
        </draw:frame>
        <draw:frame draw:style-name="gr185" draw:text-style-name="P3" draw:layer="layout" svg:width="2.428cm" svg:height="0.547cm" svg:x="2.004cm" svg:y="19.478cm">
          <draw:text-box>
            <text:p text:style-name="P1"><text:span text:style-name="T2">WordPress. </text:span></text:p>
          </draw:text-box>
        </draw:frame>
        <draw:frame draw:style-name="gr186" draw:text-style-name="P3" draw:layer="layout" svg:width="18.468cm" svg:height="0.547cm" svg:x="2.004cm" svg:y="20.046cm">
          <draw:text-box>
            <text:p text:style-name="P1"><text:span text:style-name="T2">Demander <text:s text:c="2"/>au <text:s text:c="2"/>préalable <text:s text:c="2"/>au <text:s text:c="2"/>professeur <text:s text:c="2"/>le <text:s text:c="2"/>visuel <text:s text:c="2"/>de <text:s text:c="2"/>leurs <text:s text:c="2"/>matières <text:s text:c="2"/>avec <text:s text:c="2"/>toute <text:s text:c="2"/>les</text:span></text:p>
          </draw:text-box>
        </draw:frame>
        <draw:frame draw:style-name="gr187" draw:text-style-name="P3" draw:layer="layout" svg:width="13.113cm" svg:height="0.547cm" svg:x="2.004cm" svg:y="20.614cm">
          <draw:text-box>
            <text:p text:style-name="P1"><text:span text:style-name="T2">informations dessus. Les chapitres abordés, le nombre d’heures…</text:span></text:p>
          </draw:text-box>
        </draw:frame>
        <draw:frame draw:style-name="gr188" draw:text-style-name="P3" draw:layer="layout" svg:width="6.289cm" svg:height="0.547cm" svg:x="3.256cm" svg:y="23.454cm">
          <draw:text-box>
            <text:p text:style-name="P1"><text:span text:style-name="T8">f. Les tee-shirt et autocollants :</text:span><text:span text:style-name="T2"> </text:span></text:p>
          </draw:text-box>
        </draw:frame>
        <draw:frame draw:style-name="gr189" draw:text-style-name="P3" draw:layer="layout" svg:width="16.478cm" svg:height="0.547cm" svg:x="2.004cm" svg:y="24.59cm">
          <draw:text-box>
            <text:p text:style-name="P1"><text:span text:style-name="T2">Un concours de logo entre les étudiants sera mie en place pour créer les tee-shirt et</text:span></text:p>
          </draw:text-box>
        </draw:frame>
        <draw:frame draw:style-name="gr190" draw:text-style-name="P3" draw:layer="layout" svg:width="16.186cm" svg:height="0.547cm" svg:x="2.004cm" svg:y="25.158cm">
          <draw:text-box>
            <text:p text:style-name="P1"><text:span text:style-name="T2">autocollants. Si le concours ne fonctionne pas, ils pourront nous donner des idées</text:span></text:p>
          </draw:text-box>
        </draw:frame>
        <draw:polygon draw:style-name="gr44" draw:text-style-name="P8" draw:layer="layout" svg:width="20.603cm" svg:height="14.596cm" svg:x="0.155cm" svg:y="2.032cm" svg:viewBox="0 0 20604 14597" draw:points="0,0 20604,0 20604,14597 0,14597">
          <text:p/>
        </draw:polygon>
        <draw:path draw:style-name="gr44" draw:text-style-name="P8" draw:layer="layout" svg:width="3.32cm" svg:height="1.663cm" svg:x="5.661cm" svg:y="2.388cm" svg:viewBox="0 0 3321 1664" svg:d="M2657 0c365 0 664 373 664 832 0 460-299 832-664 832h-1993c-367 0-664-372-664-832 0-459 297-832 664-832z">
          <text:p/>
        </draw:path>
        <draw:path draw:style-name="gr191" draw:text-style-name="P4" draw:layer="layout" svg:width="3.32cm" svg:height="1.663cm" svg:x="5.661cm" svg:y="2.388cm" svg:viewBox="0 0 3321 1664" svg:d="M2657 0c365 0 664 373 664 832 0 460-299 832-664 832h-1993c-367 0-664-372-664-832 0-459 297-832 664-832z">
          <text:p/>
        </draw:path>
        <draw:path draw:style-name="gr46" draw:text-style-name="P9" draw:layer="layout" svg:width="0.244cm" svg:height="0.254cm" svg:x="6.096cm" svg:y="2.815cm" svg:viewBox="0 0 245 255" svg:d="M210 255l-28-74h-117l-29 74h-36l105-255h39l101 255zM171 154l-48-128c-12 47-33 86-48 128z">
          <text:p/>
        </draw:path>
        <draw:path draw:style-name="gr46" draw:text-style-name="P9" draw:layer="layout" svg:width="0.099cm" svg:height="0.268cm" svg:x="6.346cm" svg:y="2.801cm" svg:viewBox="0 0 100 269" svg:d="M100 29c-33-9-44 10-40 45h40v12 12h-40v86 85h-32v-85-86h-28v-12-12h28c-7-53 17-85 72-71v14z">
          <text:p/>
        </draw:path>
        <draw:path draw:style-name="gr46" draw:text-style-name="P9" draw:layer="layout" svg:width="0.098cm" svg:height="0.268cm" svg:x="6.442cm" svg:y="2.801cm" svg:viewBox="0 0 99 269" svg:d="M99 29c-33-9-44 10-40 45h40v12 12h-40v86 85h-32v-85-86h-27v-12-12h27c-7-53 18-85 72-71v14z">
          <text:p/>
        </draw:path>
        <draw:path draw:style-name="gr46" draw:text-style-name="P9" draw:layer="layout" svg:width="0.033cm" svg:height="0.268cm" svg:x="6.563cm" svg:y="2.801cm" svg:viewBox="0 0 34 269" svg:d="M0 32v-15-17h34v17 15zM0 269v-97-98h34v98 97z">
          <text:p/>
        </draw:path>
        <draw:path draw:style-name="gr46" draw:text-style-name="P9" draw:layer="layout" svg:width="0.161cm" svg:height="0.202cm" svg:x="6.635cm" svg:y="2.871cm" svg:viewBox="0 0 162 203" svg:d="M85 25c-41 0-49 35-49 76s9 77 49 77c25 0 42-15 44-39l33 2c-6 38-32 62-76 62-60 0-78-42-85-101-10-97 105-136 152-67 4 7 5 15 7 24l-33 3c-4-23-16-37-42-37z">
          <text:p/>
        </draw:path>
        <draw:path draw:style-name="gr46" draw:text-style-name="P9" draw:layer="layout" svg:width="0.157cm" svg:height="0.268cm" svg:x="6.83cm" svg:y="2.801cm" svg:viewBox="0 0 158 269" svg:d="M83 96c-74 0-45 105-50 173h-33v-134-135h33l-1 107c12-21 28-37 62-37 92 0 55 119 63 199h-33v-62-62c2-33-8-50-41-49z">
          <text:p/>
        </draw:path>
        <draw:path draw:style-name="gr46" draw:text-style-name="P9" draw:layer="layout" svg:width="0.173cm" svg:height="0.203cm" svg:x="7.025cm" svg:y="2.87cm" svg:viewBox="0 0 174 204" svg:d="M87 0c64 0 89 43 87 110h-140c0 41 15 69 55 70 26 1 44-13 50-30l30 8c-12 29-39 46-80 46-60 0-91-38-89-102 1-64 26-102 87-102zM140 84c6-62-78-80-100-29-3 7-6 17-6 29z">
          <text:p/>
        </draw:path>
        <draw:path draw:style-name="gr46" draw:text-style-name="P9" draw:layer="layout" svg:width="0.26cm" svg:height="0.199cm" svg:x="7.341cm" svg:y="2.87cm" svg:viewBox="0 0 261 200" svg:d="M192 27c-69 3-39 108-45 173h-32v-62-62c0-30-5-51-36-49-69 4-40 107-46 173h-32l-1-196h31c1 11-1 26 2 34 11-46 102-52 110 0 12-21 28-37 60-38 87-2 48 123 56 200h-32v-62-62c0-30-5-50-35-49z">
          <text:p/>
        </draw:path>
        <draw:path draw:style-name="gr46" draw:text-style-name="P9" draw:layer="layout" svg:width="0.19cm" svg:height="0.203cm" svg:x="7.638cm" svg:y="2.87cm" svg:viewBox="0 0 191 204" svg:d="M130 163c-15 22-31 42-69 41-37-1-61-21-61-58-1-66 66-65 129-65 3-37-9-56-42-56-24 1-42 7-43 32l-35-3c6-38 35-54 79-54 46 0 74 21 74 66v43 42c-1 21 7 33 29 28v10 10c-32 10-63-2-61-36zM35 146c0 20 12 34 33 34 42-3 64-30 61-76-44 2-94-5-94 42z">
          <text:p/>
        </draw:path>
        <draw:path draw:style-name="gr46" draw:text-style-name="P9" draw:layer="layout" svg:width="0.094cm" svg:height="0.243cm" svg:x="7.833cm" svg:y="2.83cm" svg:viewBox="0 0 95 244" svg:d="M56 191c-2 26 19 31 39 24v12 12c-34 11-72 5-72-40v-66-65h-23v-12-12h25l10-44h21v22 22h36v12 12h-36v61z">
          <text:p/>
        </draw:path>
        <draw:path draw:style-name="gr46" draw:text-style-name="P9" draw:layer="layout" svg:width="0.033cm" svg:height="0.268cm" svg:x="7.955cm" svg:y="2.801cm" svg:viewBox="0 0 34 269" svg:d="M0 32v-15-17h34v17 15zM0 269v-97-98h34v98 97z">
          <text:p/>
        </draw:path>
        <draw:path draw:style-name="gr46" draw:text-style-name="P9" draw:layer="layout" svg:width="0.173cm" svg:height="0.276cm" svg:x="8.027cm" svg:y="2.797cm" svg:viewBox="0 0 174 277" svg:d="M88 73c64 0 88 44 86 110h-139c0 41 15 69 55 70 26 1 44-13 50-30l29 8c-12 29-38 46-79 46-60 0-92-38-90-102 1-63 27-102 88-102zM141 157c6-62-78-80-100-28-3 7-6 17-6 28zM104 56l-59-51v-2-3h36c13 20 31 33 39 56z">
          <text:p/>
        </draw:path>
        <draw:path draw:style-name="gr46" draw:text-style-name="P9" draw:layer="layout" svg:width="0.092cm" svg:height="0.198cm" svg:x="8.241cm" svg:y="2.871cm" svg:viewBox="0 0 93 199" svg:d="M93 32c-81-16-55 93-60 167h-32l-1-195h30c1 13-1 30 2 40 7-27 24-51 61-42v15z">
          <text:p/>
        </draw:path>
        <draw:path draw:style-name="gr46" draw:text-style-name="P9" draw:layer="layout" svg:width="0.173cm" svg:height="0.203cm" svg:x="8.353cm" svg:y="2.87cm" svg:viewBox="0 0 174 204" svg:d="M88 0c65 0 89 43 86 110h-139c0 41 16 69 55 70 27 1 45-13 51-30l28 8c-11 29-38 46-79 46-60 0-91-38-90-102s27-102 88-102zM142 84c6-62-78-80-100-29-3 7-7 17-7 29z">
          <text:p/>
        </draw:path>
        <draw:path draw:style-name="gr46" draw:text-style-name="P9" draw:layer="layout" svg:width="0.158cm" svg:height="0.199cm" svg:x="6.044cm" svg:y="3.314cm" svg:viewBox="0 0 159 200" svg:d="M96 0c92-4 54 119 62 200h-33v-63-62c0-32-8-51-40-49-74 2-45 104-50 174h-33l-2-196h32c1 10-1 25 2 33 11-23 29-36 62-37z">
          <text:p/>
        </draw:path>
        <draw:path draw:style-name="gr46" draw:text-style-name="P9" draw:layer="layout" svg:width="0.174cm" svg:height="0.203cm" svg:x="6.24cm" svg:y="3.314cm" svg:viewBox="0 0 175 204" svg:d="M87 0c64-1 88 39 88 103 1 64-28 101-89 101s-85-40-86-101c0-69 28-103 87-103zM86 180c46 1 55-32 55-77s-8-79-53-79c-44 0-55 34-55 79 0 44 11 75 53 77z">
          <text:p/>
        </draw:path>
        <draw:path draw:style-name="gr46" draw:text-style-name="P9" draw:layer="layout" svg:width="0.158cm" svg:height="0.199cm" svg:x="6.454cm" svg:y="3.314cm" svg:viewBox="0 0 159 200" svg:d="M96 0c91-4 54 119 61 200h-32v-63-62c0-32-9-51-40-49-75 2-46 104-51 174h-33l-1-196h30c1 10-1 25 2 33 12-23 31-36 64-37z">
          <text:p/>
        </draw:path>
        <draw:path draw:style-name="gr46" draw:text-style-name="P9" draw:layer="layout" svg:width="0.092cm" svg:height="0.199cm" svg:x="6.761cm" svg:y="3.314cm" svg:viewBox="0 0 93 200" svg:d="M93 32c-80-17-54 93-58 168h-33l-2-196h32c1 12-1 30 2 40 6-28 23-50 59-42v15z">
          <text:p/>
        </draw:path>
        <draw:path draw:style-name="gr46" draw:text-style-name="P9" draw:layer="layout" svg:width="0.173cm" svg:height="0.203cm" svg:x="6.874cm" svg:y="3.314cm" svg:viewBox="0 0 174 204" svg:d="M87 0c65 0 89 44 87 110h-139c0 41 14 68 54 70 27 1 45-13 51-30l29 8c-11 29-39 46-80 46-59 0-90-38-89-103 1-62 26-101 87-101zM141 84c6-63-79-80-100-29-3 7-6 18-6 29z">
          <text:p/>
        </draw:path>
        <draw:path draw:style-name="gr46" draw:text-style-name="P9" draw:layer="layout" svg:width="0.166cm" svg:height="0.276cm" svg:x="7.087cm" svg:y="3.314cm" svg:viewBox="0 0 167 277" svg:d="M95 0c57 1 72 42 72 100 0 60-16 102-72 104-33 0-51-13-62-35l1 108h-33l-1-273h32l2 31c10-22 28-35 61-35zM86 180c42 0 47-35 47-78s-6-75-47-76c-43 0-52 32-52 78 0 45 10 76 52 76z">
          <text:p/>
        </draw:path>
        <draw:path draw:style-name="gr46" draw:text-style-name="P9" draw:layer="layout" svg:width="0.092cm" svg:height="0.199cm" svg:x="7.293cm" svg:y="3.314cm" svg:viewBox="0 0 93 200" svg:d="M93 32c-81-17-54 93-58 168h-34l-1-196h32c1 12-1 30 2 40 6-28 23-50 59-42v15z">
          <text:p/>
        </draw:path>
        <draw:path draw:style-name="gr46" draw:text-style-name="P9" draw:layer="layout" svg:width="0.173cm" svg:height="0.276cm" svg:x="7.406cm" svg:y="3.241cm" svg:viewBox="0 0 174 277" svg:d="M87 73c65 0 89 43 87 109h-140c0 42 15 69 55 71 26 1 45-13 51-30l29 8c-12 29-38 46-80 46-60 0-90-38-89-104 1-62 26-100 87-100zM141 156c6-62-79-79-100-29-3 7-7 18-7 29zM64 55c8-23 28-36 39-55h38v3 2l-60 50z">
          <text:p/>
        </draw:path>
        <draw:path draw:style-name="gr46" draw:text-style-name="P9" draw:layer="layout" svg:width="0.161cm" svg:height="0.204cm" svg:x="7.605cm" svg:y="3.315cm" svg:viewBox="0 0 162 205" svg:d="M128 52c-3-36-88-40-89 0 16 55 119 13 123 93s-154 76-162 8l29-5c4 37 99 46 100 0-10-58-115-16-120-93-5-59 84-65 125-44 12 7 22 20 25 37z">
          <text:p/>
        </draw:path>
        <draw:path draw:style-name="gr46" draw:text-style-name="P9" draw:layer="layout" svg:width="0.173cm" svg:height="0.203cm" svg:x="7.795cm" svg:y="3.314cm" svg:viewBox="0 0 174 204" svg:d="M88 0c65 0 88 44 86 110h-139c0 41 14 68 55 70 27 1 44-13 50-30l29 8c-11 29-38 46-79 46-60 0-91-38-90-103 1-62 27-101 88-101zM141 84c6-63-79-80-100-29-3 7-6 18-6 29z">
          <text:p/>
        </draw:path>
        <draw:path draw:style-name="gr46" draw:text-style-name="P9" draw:layer="layout" svg:width="0.159cm" svg:height="0.199cm" svg:x="8.009cm" svg:y="3.314cm" svg:viewBox="0 0 160 200" svg:d="M96 0c92-4 55 119 62 200h-33v-63-62c0-32-8-51-40-49-75 2-46 104-51 174h-33l-1-196h31c1 10-1 25 2 33 11-23 30-36 63-37z">
          <text:p/>
        </draw:path>
        <draw:path draw:style-name="gr46" draw:text-style-name="P9" draw:layer="layout" svg:width="0.094cm" svg:height="0.242cm" svg:x="8.195cm" svg:y="3.274cm" svg:viewBox="0 0 95 243" svg:d="M56 191c-2 24 18 30 39 22v13 13c-34 10-73 5-73-41v-65-65h-22v-12-12h24l10-44h22v22 22h36v12 12h-36v61z">
          <text:p/>
        </draw:path>
        <draw:path draw:style-name="gr46" draw:text-style-name="P9" draw:layer="layout" svg:width="0.173cm" svg:height="0.203cm" svg:x="8.307cm" svg:y="3.314cm" svg:viewBox="0 0 174 204" svg:d="M88 0c65 0 88 44 86 110h-139c0 41 14 68 55 70 27 1 44-13 51-30l28 8c-11 29-38 46-79 46-60 0-91-38-90-103 1-62 27-101 88-101zM142 84c6-63-79-80-101-29-3 7-6 18-6 29z">
          <text:p/>
        </draw:path>
        <draw:path draw:style-name="gr46" draw:text-style-name="P9" draw:layer="layout" svg:width="0.093cm" svg:height="0.199cm" svg:x="8.521cm" svg:y="3.314cm" svg:viewBox="0 0 94 200" svg:d="M94 32c-81-17-56 93-60 168h-33l-1-196h31c1 12-1 30 2 40 6-28 24-50 61-42v15z">
          <text:p/>
        </draw:path>
        <draw:line draw:style-name="gr191" draw:text-style-name="P4" draw:layer="layout" svg:x1="7.321cm" svg:y1="4.093cm" svg:x2="7.321cm" svg:y2="5.488cm">
          <text:p/>
        </draw:line>
        <draw:polygon draw:style-name="gr46" draw:text-style-name="P9" draw:layer="layout" svg:width="0.041cm" svg:height="0.021cm" svg:x="7.301cm" svg:y="4.072cm" svg:viewBox="0 0 42 22" draw:points="42,22 0,22 0,0 42,0">
          <text:p/>
        </draw:polygon>
        <draw:polygon draw:style-name="gr192" draw:text-style-name="P9" draw:layer="layout" svg:width="0.193cm" svg:height="0.297cm" svg:x="7.224cm" svg:y="5.509cm" svg:viewBox="0 0 194 298" draw:points="97,298 0,0 194,0">
          <text:p/>
        </draw:polygon>
        <draw:polygon draw:style-name="gr44" draw:text-style-name="P8" draw:layer="layout" svg:width="3.32cm" svg:height="2.495cm" svg:x="5.661cm" svg:y="5.9cm" svg:viewBox="0 0 3321 2496" draw:points="1660,0 3321,1248 1660,2496 0,1248">
          <text:p/>
        </draw:polygon>
        <draw:polygon draw:style-name="gr191" draw:text-style-name="P4" draw:layer="layout" svg:width="3.32cm" svg:height="2.495cm" svg:x="5.661cm" svg:y="5.9cm" svg:viewBox="0 0 3321 2496" draw:points="1660,0 3321,1248 1660,2496 0,1248">
          <text:p/>
        </draw:polygon>
        <draw:polygon draw:style-name="gr46" draw:text-style-name="P9" draw:layer="layout" svg:width="0.179cm" svg:height="0.255cm" svg:x="5.901cm" svg:y="6.744cm" svg:viewBox="0 0 180 256" draw:points="33,29 33,76 33,124 176,124 176,138 176,152 33,152 33,204 33,256 0,256 0,128 0,0 180,0 180,15 180,29">
          <text:p/>
        </draw:polygon>
        <draw:path draw:style-name="gr46" draw:text-style-name="P9" draw:layer="layout" svg:width="0.189cm" svg:height="0.203cm" svg:x="6.11cm" svg:y="6.8cm" svg:viewBox="0 0 190 204" svg:d="M130 163c-16 22-32 43-70 41-38-1-60-21-60-58-1-66 65-65 129-65 3-36-10-55-42-55-25 1-42 7-43 31l-35-3c5-38 35-54 79-54 46 0 73 21 73 67v42 42c-1 20 8 33 29 28v10 10c-32 10-62-2-60-36zM34 146c0 20 13 34 33 34 42-4 65-30 62-76-44 2-95-6-95 42z">
          <text:p/>
        </draw:path>
        <draw:path draw:style-name="gr46" draw:text-style-name="P9" draw:layer="layout" svg:width="0.033cm" svg:height="0.268cm" svg:x="6.324cm" svg:y="6.731cm" svg:viewBox="0 0 34 269" svg:d="M0 31v-15-16h34v16 15zM0 269v-97-99h34v99 97z">
          <text:p/>
        </draw:path>
        <draw:path draw:style-name="gr46" draw:text-style-name="P9" draw:layer="layout" svg:width="0.092cm" svg:height="0.199cm" svg:x="6.405cm" svg:y="6.8cm" svg:viewBox="0 0 93 200" svg:d="M93 33c-81-18-55 93-60 167h-32l-1-196h30c1 12-1 31 2 41 7-29 24-51 61-43v15z">
          <text:p/>
        </draw:path>
        <draw:path draw:style-name="gr46" draw:text-style-name="P9" draw:layer="layout" svg:width="0.174cm" svg:height="0.203cm" svg:x="6.517cm" svg:y="6.8cm" svg:viewBox="0 0 175 204" svg:d="M87 0c66 0 90 44 88 110h-140c0 41 15 69 55 70 26 1 44-13 50-30l29 8c-11 29-39 46-79 46-60 0-91-38-90-102 1-63 27-102 87-102zM141 84c7-62-78-79-100-29-3 8-6 18-6 29z">
          <text:p/>
        </draw:path>
        <draw:path draw:style-name="gr46" draw:text-style-name="P9" draw:layer="layout" svg:width="0.166cm" svg:height="0.272cm" svg:x="6.825cm" svg:y="6.731cm" svg:viewBox="0 0 167 273" svg:d="M72 69c32 0 50 13 62 34l-1-103h33l1 269h-31c-2-10 0-24-3-32-10 24-29 36-61 36-55 0-71-40-72-101 0-68 24-103 72-103zM82 94c-41 0-47 34-47 77 0 42 6 77 46 77 43 0 52-33 52-80 0-43-9-75-51-74z">
          <text:p/>
        </draw:path>
        <draw:path draw:style-name="gr46" draw:text-style-name="P9" draw:layer="layout" svg:width="0.173cm" svg:height="0.203cm" svg:x="7.03cm" svg:y="6.8cm" svg:viewBox="0 0 174 204" svg:d="M87 0c65 0 89 44 87 110h-139c0 41 14 69 54 70 26 1 44-13 50-30l30 8c-12 29-39 46-80 46-60 0-90-38-89-102 1-63 26-102 87-102zM140 84c6-62-78-79-99-29-3 8-6 18-6 29z">
          <text:p/>
        </draw:path>
        <draw:path draw:style-name="gr46" draw:text-style-name="P9" draw:layer="layout" svg:width="0.161cm" svg:height="0.204cm" svg:x="7.229cm" svg:y="6.801cm" svg:viewBox="0 0 162 205" svg:d="M130 52c-4-35-90-39-91 0 17 55 119 13 123 93 4 81-154 77-162 8l29-5c4 37 101 46 102 0-11-58-117-16-122-93-4-59 85-65 126-43 12 7 21 20 24 36z">
          <text:p/>
        </draw:path>
        <draw:path draw:style-name="gr46" draw:text-style-name="P9" draw:layer="layout" svg:width="0.19cm" svg:height="0.203cm" svg:x="7.521cm" svg:y="6.8cm" svg:viewBox="0 0 191 204" svg:d="M130 163c-16 22-32 43-70 41-37-1-60-21-60-58-1-66 65-65 129-65 3-36-10-55-42-55-25 1-42 7-43 31l-34-3c5-38 34-54 78-54 47 0 74 21 74 67v42 42c-1 20 8 33 29 28v10 10c-32 10-63-2-61-36zM34 146c0 20 13 34 33 34 42-4 65-30 62-76-44 2-95-6-95 42z">
          <text:p/>
        </draw:path>
        <draw:path draw:style-name="gr46" draw:text-style-name="P9" draw:layer="layout" svg:width="0.099cm" svg:height="0.268cm" svg:x="7.716cm" svg:y="6.731cm" svg:viewBox="0 0 100 269" svg:d="M100 28c-33-9-45 10-40 45h40v12 12h-40v86 86h-32v-86-86h-28v-12-12h28c-7-53 17-84 72-70v13z">
          <text:p/>
        </draw:path>
        <draw:path draw:style-name="gr46" draw:text-style-name="P9" draw:layer="layout" svg:width="0.099cm" svg:height="0.268cm" svg:x="7.811cm" svg:y="6.731cm" svg:viewBox="0 0 100 269" svg:d="M100 28c-33-9-44 10-40 45h40v12 12h-40v86 86h-32v-86-86h-28v-12-12h28c-7-53 18-84 72-70v13z">
          <text:p/>
        </draw:path>
        <draw:path draw:style-name="gr46" draw:text-style-name="P9" draw:layer="layout" svg:width="0.033cm" svg:height="0.268cm" svg:x="7.933cm" svg:y="6.731cm" svg:viewBox="0 0 34 269" svg:d="M0 31v-15-16h34v16 15zM0 269v-97-99h34v99 97z">
          <text:p/>
        </draw:path>
        <draw:path draw:style-name="gr46" draw:text-style-name="P9" draw:layer="layout" svg:width="0.161cm" svg:height="0.202cm" svg:x="8.005cm" svg:y="6.801cm" svg:viewBox="0 0 162 203" svg:d="M85 25c-42 0-50 33-50 75s9 78 50 78c25 0 42-15 44-39l33 2c-6 38-32 62-76 62-61 0-79-42-85-102-10-96 105-135 152-66 4 7 5 14 7 22l-33 4c-4-22-16-36-42-36z">
          <text:p/>
        </draw:path>
        <draw:path draw:style-name="gr46" draw:text-style-name="P9" draw:layer="layout" svg:width="0.157cm" svg:height="0.268cm" svg:x="8.2cm" svg:y="6.731cm" svg:viewBox="0 0 158 269" svg:d="M83 96c-74 0-45 104-50 173h-33v-134-135h33l-1 107c12-22 28-38 62-38 92 0 55 120 62 200h-33v-62-62c2-33-9-50-40-49z">
          <text:p/>
        </draw:path>
        <draw:path draw:style-name="gr46" draw:text-style-name="P9" draw:layer="layout" svg:width="0.174cm" svg:height="0.203cm" svg:x="8.394cm" svg:y="6.8cm" svg:viewBox="0 0 175 204" svg:d="M88 0c64 0 89 44 87 110h-140c0 41 15 69 55 70 26 1 44-13 50-30l28 8c-11 29-37 46-78 46-60 0-91-38-90-102 1-63 27-102 88-102zM141 84c6-62-78-79-100-29-3 8-6 18-6 29z">
          <text:p/>
        </draw:path>
        <draw:path draw:style-name="gr46" draw:text-style-name="P9" draw:layer="layout" svg:width="0.161cm" svg:height="0.204cm" svg:x="8.594cm" svg:y="6.801cm" svg:viewBox="0 0 162 205" svg:d="M129 52c-4-35-89-39-90 0 16 55 119 13 123 93 4 81-155 77-162 8l29-5c4 37 100 46 101 0-11-58-116-16-122-93-4-59 84-65 126-43 13 7 22 20 25 36z">
          <text:p/>
        </draw:path>
        <draw:path draw:style-name="gr46" draw:text-style-name="P9" draw:layer="layout" svg:width="0.166cm" svg:height="0.272cm" svg:x="6.281cm" svg:y="7.175cm" svg:viewBox="0 0 167 273" svg:d="M71 70c33 0 50 13 63 33l-1-103h32l2 269h-31c-2-10 0-24-3-32-11 24-29 36-62 36-54 0-70-40-71-101 0-67 23-102 71-102zM81 94c-42 0-48 35-48 77 0 41 6 76 47 76 43 0 53-33 53-78 0-43-10-76-52-75z">
          <text:p/>
        </draw:path>
        <draw:path draw:style-name="gr46" draw:text-style-name="P9" draw:layer="layout" svg:width="0.174cm" svg:height="0.203cm" svg:x="6.485cm" svg:y="7.244cm" svg:viewBox="0 0 175 204" svg:d="M89 0c64 0 89 43 86 108h-139c0 42 15 70 55 71 26 1 44-12 50-31l28 9c-11 29-37 47-78 47-60 0-92-39-91-104 1-62 28-100 89-100zM142 83c6-62-78-79-100-29-3 7-6 17-6 29z">
          <text:p/>
        </draw:path>
        <draw:path draw:style-name="gr46" draw:text-style-name="P9" draw:layer="layout" svg:width="0.161cm" svg:height="0.203cm" svg:x="6.685cm" svg:y="7.245cm" svg:viewBox="0 0 162 204" svg:d="M129 52c-3-35-89-39-90 0 16 54 119 12 123 92 4 81-155 77-162 9l29-6c4 38 100 48 101 0-10-57-116-15-122-92-4-58 84-65 126-43 13 7 22 19 25 36z">
          <text:p/>
        </draw:path>
        <draw:path draw:style-name="gr46" draw:text-style-name="P9" draw:layer="layout" svg:width="0.26cm" svg:height="0.199cm" svg:x="6.987cm" svg:y="7.244cm" svg:viewBox="0 0 261 200" svg:d="M191 26c-69 3-39 108-45 174h-33v-62-62c0-30-5-52-35-50-68 4-39 107-46 174h-31l-1-196h30c1 10-1 25 2 34 11-47 102-53 111 0 11-23 28-37 60-38 87-2 48 123 56 200h-32v-62-62c0-30-5-51-36-50z">
          <text:p/>
        </draw:path>
        <draw:path draw:style-name="gr46" draw:text-style-name="P9" draw:layer="layout" svg:width="0.189cm" svg:height="0.203cm" svg:x="7.284cm" svg:y="7.244cm" svg:viewBox="0 0 190 204" svg:d="M129 162c-15 22-32 43-70 42-37-1-59-22-59-60-1-65 64-64 128-64 3-36-9-56-42-56-25 1-42 7-43 32l-34-3c5-38 34-53 78-53 46 0 74 20 74 65v42 43c-1 21 7 33 29 28v10 11c-32 9-63-2-61-37zM34 144c0 21 12 35 32 35 42-3 65-31 62-77-44 2-94-5-94 42z">
          <text:p/>
        </draw:path>
        <draw:path draw:style-name="gr46" draw:text-style-name="P9" draw:layer="layout" svg:width="0.095cm" svg:height="0.242cm" svg:x="7.478cm" svg:y="7.204cm" svg:viewBox="0 0 96 243" svg:d="M56 192c-2 24 18 29 40 22v12 13c-35 10-73 5-73-40v-66-66h-23v-11-12h25l9-44h22v22 22h37v12 11h-37v62z">
          <text:p/>
        </draw:path>
        <draw:path draw:style-name="gr46" draw:text-style-name="P9" draw:layer="layout" svg:width="0.033cm" svg:height="0.268cm" svg:x="7.6cm" svg:y="7.175cm" svg:viewBox="0 0 34 269" svg:d="M0 31v-16-15h34v15 16zM0 269v-98-98h34v98 98z">
          <text:p/>
        </draw:path>
        <draw:path draw:style-name="gr46" draw:text-style-name="P9" draw:layer="layout" svg:width="0.173cm" svg:height="0.276cm" svg:x="7.672cm" svg:y="7.171cm" svg:viewBox="0 0 174 277" svg:d="M88 73c65 0 88 43 86 109h-138c0 42 14 69 54 70 27 1 44-12 50-30l29 9c-11 28-38 46-79 46-59 0-91-38-90-103 1-63 28-101 88-101zM141 157c7-63-77-80-99-30-3 7-6 18-6 30zM105 55l-60-50v-3-2h37c12 19 31 33 39 55z">
          <text:p/>
        </draw:path>
        <draw:path draw:style-name="gr46" draw:text-style-name="P9" draw:layer="layout" svg:width="0.092cm" svg:height="0.199cm" svg:x="7.886cm" svg:y="7.244cm" svg:viewBox="0 0 93 200" svg:d="M93 31c-80-16-55 94-59 169h-33l-1-196h31c1 12-1 29 2 40 6-28 24-51 60-42v15z">
          <text:p/>
        </draw:path>
        <draw:path draw:style-name="gr46" draw:text-style-name="P9" draw:layer="layout" svg:width="0.173cm" svg:height="0.203cm" svg:x="7.999cm" svg:y="7.244cm" svg:viewBox="0 0 174 204" svg:d="M88 0c65 0 88 43 86 108h-139c0 42 15 70 55 71 27 1 44-12 50-31l29 9c-11 29-38 47-79 47-60 0-91-39-90-104 1-62 27-100 88-100zM141 83c6-62-78-79-100-29-3 7-6 17-6 29z">
          <text:p/>
        </draw:path>
        <draw:path draw:style-name="gr46" draw:text-style-name="P9" draw:layer="layout" svg:width="0.161cm" svg:height="0.203cm" svg:x="8.199cm" svg:y="7.245cm" svg:viewBox="0 0 162 204" svg:d="M129 52c-3-35-89-39-90 0 16 54 118 12 123 92 4 81-155 77-162 9l28-6c5 38 101 48 102 0-10-57-117-15-122-92-4-58 85-65 126-43 12 7 21 19 25 36z">
          <text:p/>
        </draw:path>
        <draw:path draw:style-name="gr46" draw:text-style-name="P9" draw:layer="layout" svg:width="0.041cm" svg:height="1.62cm" svg:x="7.301cm" svg:y="8.442cm" svg:viewBox="0 0 42 1621" svg:d="M42 1621h-42v-31h42zM42 771h-42v-771h42z">
          <text:p/>
        </draw:path>
        <draw:polygon draw:style-name="gr46" draw:text-style-name="P9" draw:layer="layout" svg:width="0.041cm" svg:height="0.037cm" svg:x="7.301cm" svg:y="8.405cm" svg:viewBox="0 0 42 38" draw:points="42,38 0,38 0,0 21,18 42,0">
          <text:p/>
        </draw:polygon>
        <draw:polygon draw:style-name="gr46" draw:text-style-name="P9" draw:layer="layout" svg:width="0.193cm" svg:height="0.297cm" svg:x="7.224cm" svg:y="10.083cm" svg:viewBox="0 0 194 298" draw:points="97,298 0,0 194,0">
          <text:p/>
        </draw:polygon>
        <draw:path draw:style-name="gr46" draw:text-style-name="P9" draw:layer="layout" svg:width="0.249cm" svg:height="0.385cm" svg:x="7.197cm" svg:y="10.062cm" svg:viewBox="0 0 250 386" svg:d="M125 386l-125-386h250zM56 42l69 211 67-211z">
          <text:p/>
        </draw:path>
        <draw:path draw:style-name="gr46" draw:text-style-name="P9" draw:layer="layout" svg:width="0.252cm" svg:height="0.262cm" svg:x="7.05cm" svg:y="9.25cm" svg:viewBox="0 0 253 263" svg:d="M126 0c84 0 127 48 127 130 0 81-45 133-127 133-83 0-126-51-126-133s43-130 126-130zM126 234c66 0 92-42 92-104 0-61-29-102-92-102-62 0-91 41-91 102 0 62 29 103 91 104z">
          <text:p/>
        </draw:path>
        <draw:path draw:style-name="gr46" draw:text-style-name="P9" draw:layer="layout" svg:width="0.158cm" svg:height="0.2cm" svg:x="7.343cm" svg:y="9.312cm" svg:viewBox="0 0 159 201" svg:d="M64 201c-91 4-56-121-63-201h33v62 62c0 32 7 52 40 51 75-2 47-105 52-175h32l1 196h-31c-1-10 1-25-2-33-12 22-29 37-62 38z">
          <text:p/>
        </draw:path>
        <draw:path draw:style-name="gr46" draw:text-style-name="P9" draw:layer="layout" svg:width="0.033cm" svg:height="0.268cm" svg:x="7.549cm" svg:y="9.239cm" svg:viewBox="0 0 34 269" svg:d="M0 31v-15-16h34v16 15zM0 269v-98-98h34v98 98z">
          <text:p/>
        </draw:path>
        <draw:polygon draw:style-name="gr46" draw:text-style-name="P9" draw:layer="layout" svg:width="0.074cm" svg:height="0.453cm" svg:x="7.301cm" svg:y="10.031cm" svg:viewBox="0 0 75 454" draw:points="75,454 33,454 33,398 0,398 0,0 75,0">
          <text:p/>
        </draw:polygon>
        <draw:polygon draw:style-name="gr46" draw:text-style-name="P9" draw:layer="layout" svg:width="0.041cm" svg:height="0.038cm" svg:x="7.301cm" svg:y="10.426cm" svg:viewBox="0 0 42 39" draw:points="42,39 21,23 0,39 0,0 42,0">
          <text:p/>
        </draw:polygon>
        <draw:polygon draw:style-name="gr46" draw:text-style-name="P9" draw:layer="layout" svg:width="0.191cm" svg:height="0.297cm" svg:x="7.259cm" svg:y="10.505cm" svg:viewBox="0 0 192 298" draw:points="96,298 0,0 192,0">
          <text:p/>
        </draw:polygon>
        <draw:path draw:style-name="gr46" draw:text-style-name="P9" draw:layer="layout" svg:width="0.249cm" svg:height="0.385cm" svg:x="7.23cm" svg:y="10.484cm" svg:viewBox="0 0 250 386" svg:d="M125 386l-125-386h250zM56 42l69 209 69-209z">
          <text:p/>
        </draw:path>
        <draw:path draw:style-name="gr46" draw:text-style-name="P9" draw:layer="layout" svg:width="0.253cm" svg:height="0.262cm" svg:x="7.083cm" svg:y="9.624cm" svg:viewBox="0 0 254 263" svg:d="M127 0c83 0 127 47 127 129 0 83-46 134-127 134-84 0-127-50-127-134 0-82 43-129 127-129zM127 234c65 0 92-42 92-105 0-61-30-101-92-101-63 0-92 40-92 101 0 63 29 104 92 105z">
          <text:p/>
        </draw:path>
        <draw:path draw:style-name="gr46" draw:text-style-name="P9" draw:layer="layout" svg:width="0.158cm" svg:height="0.199cm" svg:x="7.376cm" svg:y="9.687cm" svg:viewBox="0 0 159 200" svg:d="M64 200c-91 4-55-120-63-200h33v61 62c0 32 7 52 40 51 75-2 47-105 52-174h32l1 196h-30c-2-11 1-26-3-35-11 23-28 38-62 39z">
          <text:p/>
        </draw:path>
        <draw:path draw:style-name="gr46" draw:text-style-name="P9" draw:layer="layout" svg:width="0.033cm" svg:height="0.268cm" svg:x="7.582cm" svg:y="9.614cm" svg:viewBox="0 0 34 269" svg:d="M0 31v-16-15h34v15 16zM0 269v-98-98h34v98 98z">
          <text:p/>
        </draw:path>
        <draw:path draw:style-name="gr46" draw:text-style-name="P9" draw:layer="layout" svg:width="2.48cm" svg:height="0.042cm" svg:x="9.035cm" svg:y="7.126cm" svg:viewBox="0 0 2481 43" svg:d="M1083 43h-1083v-43h1083zM2481 43h-721v-43h721z">
          <text:p/>
        </draw:path>
        <draw:polygon draw:style-name="gr46" draw:text-style-name="P9" draw:layer="layout" svg:width="0.05cm" svg:height="0.042cm" svg:x="8.987cm" svg:y="7.126cm" svg:viewBox="0 0 51 43" draw:points="51,43 0,43 28,21 0,0 51,0">
          <text:p/>
        </draw:polygon>
        <draw:polygon draw:style-name="gr46" draw:text-style-name="P9" draw:layer="layout" svg:width="0.297cm" svg:height="0.192cm" svg:x="11.535cm" svg:y="7.051cm" svg:viewBox="0 0 298 193" draw:points="298,96 0,193 0,0">
          <text:p/>
        </draw:polygon>
        <draw:path draw:style-name="gr46" draw:text-style-name="P9" draw:layer="layout" svg:width="0.383cm" svg:height="0.25cm" svg:x="11.515cm" svg:y="7.022cm" svg:viewBox="0 0 384 251" svg:d="M384 126l-384 125v-251zM41 195l209-69-209-69z">
          <text:p/>
        </draw:path>
        <draw:polygon draw:style-name="gr46" draw:text-style-name="P9" draw:layer="layout" svg:width="0.206cm" svg:height="0.254cm" svg:x="10.149cm" svg:y="6.966cm" svg:viewBox="0 0 207 255" draw:points="164,255 29,39 30,255 0,255 0,128 0,0 40,0 176,219 174,0 207,0 207,128 207,255">
          <text:p/>
        </draw:polygon>
        <draw:path draw:style-name="gr46" draw:text-style-name="P9" draw:layer="layout" svg:width="0.174cm" svg:height="0.203cm" svg:x="10.399cm" svg:y="7.021cm" svg:viewBox="0 0 175 204" svg:d="M87 0c64-1 88 38 88 102 1 64-28 102-89 102s-85-41-86-102c0-68 29-102 87-102zM86 179c46 1 55-32 55-77 0-44-8-77-53-77-44 0-54 33-54 77s10 76 52 77z">
          <text:p/>
        </draw:path>
        <draw:path draw:style-name="gr46" draw:text-style-name="P9" draw:layer="layout" svg:width="0.158cm" svg:height="0.199cm" svg:x="10.613cm" svg:y="7.021cm" svg:viewBox="0 0 159 200" svg:d="M95 0c92-4 56 120 63 200h-34v-62-62c0-33-8-51-40-50-74 2-45 106-50 174h-33l-1-196h31c1 11-1 25 2 33 11-22 30-36 62-37z">
          <text:p/>
        </draw:path>
        <draw:path draw:style-name="gr44" draw:text-style-name="P8" draw:layer="layout" svg:width="3.32cm" svg:height="1.664cm" svg:x="11.919cm" svg:y="6.315cm" svg:viewBox="0 0 3321 1665" svg:d="M2656 0c368 0 665 373 665 832 0 461-297 833-665 833h-1992c-367 0-664-372-664-833 0-459 297-832 664-832z">
          <text:p/>
        </draw:path>
        <draw:path draw:style-name="gr191" draw:text-style-name="P4" draw:layer="layout" svg:width="3.32cm" svg:height="1.664cm" svg:x="11.919cm" svg:y="6.315cm" svg:viewBox="0 0 3321 1665" svg:d="M2656 0c368 0 665 373 665 832 0 461-297 833-665 833h-1992c-367 0-664-372-664-833 0-459 297-832 664-832z">
          <text:p/>
        </draw:path>
        <draw:polygon draw:style-name="gr46" draw:text-style-name="P9" draw:layer="layout" svg:width="0.162cm" svg:height="0.255cm" svg:x="12.392cm" svg:y="6.966cm" svg:viewBox="0 0 163 256" draw:points="0,256 0,129 0,0 34,0 34,115 34,228 163,228 163,242 163,256">
          <text:p/>
        </draw:polygon>
        <draw:path draw:style-name="gr46" draw:text-style-name="P9" draw:layer="layout" svg:width="0.19cm" svg:height="0.203cm" svg:x="12.582cm" svg:y="7.022cm" svg:viewBox="0 0 191 204" svg:d="M129 162c-15 22-32 43-70 42-36-1-59-23-59-59-1-66 65-65 128-65 3-36-9-56-42-56-25 1-42 8-43 32l-34-3c5-38 34-53 78-53 46 0 74 20 74 65v43 42c-1 20 7 33 30 27v12 10c-33 9-64-2-62-37zM34 145c0 20 12 33 33 33 42-3 64-29 61-76-44 2-94-5-94 43z">
          <text:p/>
        </draw:path>
        <draw:path draw:style-name="gr46" draw:text-style-name="P9" draw:layer="layout" svg:width="0.033cm" svg:height="0.268cm" svg:x="12.796cm" svg:y="6.953cm" svg:viewBox="0 0 34 269" svg:d="M0 31v-16-15h34v15 16zM0 269v-98-98h34v98 98z">
          <text:p/>
        </draw:path>
        <draw:path draw:style-name="gr46" draw:text-style-name="P9" draw:layer="layout" svg:width="0.161cm" svg:height="0.203cm" svg:x="12.863cm" svg:y="7.023cm" svg:viewBox="0 0 162 204" svg:d="M129 51c-3-35-88-39-89 0 15 55 117 12 122 93 4 81-155 76-162 8l29-5c4 38 100 47 101 0-10-58-117-16-122-93-4-58 85-64 126-43 12 7 21 20 24 36z">
          <text:p/>
        </draw:path>
        <draw:path draw:style-name="gr46" draw:text-style-name="P9" draw:layer="layout" svg:width="0.161cm" svg:height="0.203cm" svg:x="13.047cm" svg:y="7.023cm" svg:viewBox="0 0 162 204" svg:d="M128 51c-3-35-88-39-89 0 15 55 119 12 123 93s-155 76-162 8l29-5c4 38 99 47 100 0-10-58-116-16-121-93-4-58 84-64 125-43 13 7 23 20 26 36z">
          <text:p/>
        </draw:path>
        <draw:path draw:style-name="gr46" draw:text-style-name="P9" draw:layer="layout" svg:width="0.173cm" svg:height="0.203cm" svg:x="13.237cm" svg:y="7.022cm" svg:viewBox="0 0 174 204" svg:d="M87 0c64 0 89 43 87 109h-140c0 41 15 68 55 69 26 1 44-12 50-29l29 8c-12 30-38 47-79 47-60 0-90-39-89-104 1-62 26-100 87-100zM140 83c6-62-78-79-99-29-3 7-7 18-7 29z">
          <text:p/>
        </draw:path>
        <draw:path draw:style-name="gr46" draw:text-style-name="P9" draw:layer="layout" svg:width="0.092cm" svg:height="0.199cm" svg:x="13.451cm" svg:y="7.022cm" svg:viewBox="0 0 93 200" svg:d="M93 33c-81-17-54 93-58 167h-34l-1-196h32c1 13-1 31 2 41 6-28 23-51 59-43v16z">
          <text:p/>
        </draw:path>
        <draw:path draw:style-name="gr46" draw:text-style-name="P9" draw:layer="layout" svg:width="0.094cm" svg:height="0.242cm" svg:x="13.656cm" svg:y="6.982cm" svg:viewBox="0 0 95 243" svg:d="M56 192c-2 24 18 29 39 22v13 12c-34 10-72 5-72-40v-66-66h-23v-11-12h25l10-44h21v22 22h36v12 11h-36v62z">
          <text:p/>
        </draw:path>
        <draw:path draw:style-name="gr46" draw:text-style-name="P9" draw:layer="layout" svg:width="0.175cm" svg:height="0.203cm" svg:x="13.768cm" svg:y="7.022cm" svg:viewBox="0 0 176 204" svg:d="M88 0c64-1 88 38 88 101 1 65-28 103-89 103s-86-41-87-103c0-67 29-101 88-101zM87 178c46 1 55-31 55-77 0-44-8-77-52-77-46 0-56 33-56 77 0 45 10 76 53 77z">
          <text:p/>
        </draw:path>
        <draw:path draw:style-name="gr46" draw:text-style-name="P9" draw:layer="layout" svg:width="0.26cm" svg:height="0.199cm" svg:x="13.983cm" svg:y="7.022cm" svg:viewBox="0 0 261 200" svg:d="M191 25c-70 4-39 109-45 175h-33v-62-62c0-30-5-53-36-51-67 5-39 108-45 175h-31l-1-196h30c1 10-1 25 2 33 11-45 103-52 111 0 11-22 28-36 59-37 87-2 49 123 57 200h-32v-62-62c0-30-5-52-36-51z">
          <text:p/>
        </draw:path>
        <draw:path draw:style-name="gr46" draw:text-style-name="P9" draw:layer="layout" svg:width="0.166cm" svg:height="0.272cm" svg:x="14.288cm" svg:y="6.953cm" svg:viewBox="0 0 167 273" svg:d="M94 69c54 0 72 40 73 100 0 68-25 104-73 104-32-1-50-11-60-36l-2 32h-32l1-269h33v52 52c10-24 28-35 60-35zM86 247c41 0 46-35 46-77 0-41-5-77-46-76-43 0-52 33-52 78s10 75 52 75z">
          <text:p/>
        </draw:path>
        <draw:path draw:style-name="gr46" draw:text-style-name="P9" draw:layer="layout" svg:width="0.173cm" svg:height="0.203cm" svg:x="14.485cm" svg:y="7.022cm" svg:viewBox="0 0 174 204" svg:d="M87 0c65 0 89 43 87 109h-140c0 41 15 68 55 69 26 1 44-12 51-29l29 8c-12 30-39 47-80 47-60 0-90-39-89-104 1-62 26-100 87-100zM141 83c6-62-79-79-100-29-4 7-7 18-7 29z">
          <text:p/>
        </draw:path>
        <draw:path draw:style-name="gr46" draw:text-style-name="P9" draw:layer="layout" svg:width="0.092cm" svg:height="0.199cm" svg:x="14.699cm" svg:y="7.022cm" svg:viewBox="0 0 93 200" svg:d="M93 33c-81-17-55 93-59 167h-33l-1-196h30c1 13-1 31 2 41 7-28 24-51 61-43v16z">
          <text:p/>
        </draw:path>
        <draw:path draw:style-name="gr46" draw:text-style-name="P9" draw:layer="layout" svg:width="0.041cm" svg:height="1.21cm" svg:x="7.301cm" svg:y="13.017cm" svg:viewBox="0 0 42 1211" svg:d="M42 1211h-42v-202h42zM42 565h-42v-565h42z">
          <text:p/>
        </draw:path>
        <draw:polygon draw:style-name="gr46" draw:text-style-name="P9" draw:layer="layout" svg:width="0.041cm" svg:height="0.038cm" svg:x="7.301cm" svg:y="12.979cm" svg:viewBox="0 0 42 39" draw:points="42,39 0,39 0,0 21,17 42,0">
          <text:p/>
        </draw:polygon>
        <draw:polygon draw:style-name="gr46" draw:text-style-name="P9" draw:layer="layout" svg:width="0.193cm" svg:height="0.297cm" svg:x="7.224cm" svg:y="14.248cm" svg:viewBox="0 0 194 298" draw:points="97,298 0,0 194,0">
          <text:p/>
        </draw:polygon>
        <draw:path draw:style-name="gr46" draw:text-style-name="P9" draw:layer="layout" svg:width="0.249cm" svg:height="0.385cm" svg:x="7.197cm" svg:y="14.227cm" svg:viewBox="0 0 250 386" svg:d="M125 386l-125-386h250zM56 42l69 208 67-208z">
          <text:p/>
        </draw:path>
        <draw:path draw:style-name="gr46" draw:text-style-name="P9" draw:layer="layout" svg:width="0.252cm" svg:height="0.262cm" svg:x="7.05cm" svg:y="13.618cm" svg:viewBox="0 0 253 263" svg:d="M126 0c84 0 127 47 127 131 0 81-45 132-127 132-83 0-126-50-126-132 0-84 43-131 126-131zM126 234c66 0 92-42 92-103 0-63-29-103-92-103-62 0-91 40-91 103 0 61 29 102 91 103z">
          <text:p/>
        </draw:path>
        <draw:path draw:style-name="gr46" draw:text-style-name="P9" draw:layer="layout" svg:width="0.158cm" svg:height="0.199cm" svg:x="7.343cm" svg:y="13.681cm" svg:viewBox="0 0 159 200" svg:d="M64 200c-91 4-56-120-63-200h33v61 62c0 33 7 52 40 51 75-2 47-104 52-174h32l1 196h-31c-1-10 1-26-2-34-12 23-29 37-62 38z">
          <text:p/>
        </draw:path>
        <draw:path draw:style-name="gr46" draw:text-style-name="P9" draw:layer="layout" svg:width="0.033cm" svg:height="0.268cm" svg:x="7.549cm" svg:y="13.608cm" svg:viewBox="0 0 34 269" svg:d="M0 31v-16-15h34v15 16zM0 269v-98-98h34v98 98z">
          <text:p/>
        </draw:path>
        <draw:path draw:style-name="gr44" draw:text-style-name="P8" draw:layer="layout" svg:width="3.32cm" svg:height="1.664cm" svg:x="5.661cm" svg:y="14.632cm" svg:viewBox="0 0 3321 1665" svg:d="M2657 0c365 0 664 373 664 832 0 461-299 833-664 833h-1993c-367 0-664-372-664-833 0-459 297-832 664-832z">
          <text:p/>
        </draw:path>
        <draw:path draw:style-name="gr191" draw:text-style-name="P4" draw:layer="layout" svg:width="3.32cm" svg:height="1.664cm" svg:x="5.661cm" svg:y="14.632cm" svg:viewBox="0 0 3321 1665" svg:d="M2657 0c365 0 664 373 664 832 0 461-299 833-664 833h-1993c-367 0-664-372-664-833 0-459 297-832 664-832z">
          <text:p/>
        </draw:path>
        <draw:polygon draw:style-name="gr46" draw:text-style-name="P9" draw:layer="layout" svg:width="0.162cm" svg:height="0.255cm" svg:x="6.644cm" svg:y="15.283cm" svg:viewBox="0 0 163 256" draw:points="0,256 0,129 0,0 34,0 34,115 34,228 163,228 163,242 163,256">
          <text:p/>
        </draw:polygon>
        <draw:path draw:style-name="gr46" draw:text-style-name="P9" draw:layer="layout" svg:width="0.175cm" svg:height="0.203cm" svg:x="6.833cm" svg:y="15.339cm" svg:viewBox="0 0 176 204" svg:d="M88 0c65 0 90 43 88 109h-140c0 41 15 68 55 69 26 1 44-12 50-29l28 8c-11 29-37 47-78 47-60 0-92-39-91-104 2-62 28-100 88-100zM142 83c6-62-78-79-100-29-3 7-6 18-6 29z">
          <text:p/>
        </draw:path>
        <draw:path draw:style-name="gr46" draw:text-style-name="P9" draw:layer="layout" svg:width="0.161cm" svg:height="0.203cm" svg:x="7.033cm" svg:y="15.34cm" svg:viewBox="0 0 162 204" svg:d="M129 52c-3-35-89-39-90 0 15 54 119 12 123 92 4 82-155 77-162 9l29-5c4 36 100 47 101 0-10-58-117-16-122-93-4-58 85-65 126-43 13 7 22 20 25 36z">
          <text:p/>
        </draw:path>
        <draw:path draw:style-name="gr46" draw:text-style-name="P9" draw:layer="layout" svg:width="0.098cm" svg:height="0.268cm" svg:x="7.315cm" svg:y="15.27cm" svg:viewBox="0 0 99 269" svg:d="M99 28c-32-10-44 10-40 45h40v12 11h-40v87 86h-31v-86-87h-28v-11-12h28c-8-54 17-84 71-70v12z">
          <text:p/>
        </draw:path>
        <draw:path draw:style-name="gr46" draw:text-style-name="P9" draw:layer="layout" svg:width="0.189cm" svg:height="0.203cm" svg:x="7.428cm" svg:y="15.339cm" svg:viewBox="0 0 190 204" svg:d="M130 162c-16 21-32 43-70 42s-60-23-60-60c-1-65 65-64 129-64 3-36-9-56-42-56-25 1-42 8-43 32l-35-3c5-38 35-53 79-53 46 0 74 20 74 65v42 43c-2 20 7 32 28 27v11 11c-32 9-62-2-60-37zM33 144c0 21 14 34 34 34 42-3 65-29 62-76-44 2-96-5-96 42z">
          <text:p/>
        </draw:path>
        <draw:path draw:style-name="gr46" draw:text-style-name="P9" draw:layer="layout" svg:width="0.033cm" svg:height="0.268cm" svg:x="7.642cm" svg:y="15.27cm" svg:viewBox="0 0 34 269" svg:d="M0 31v-16-15h34v15 16zM0 269v-98-98h34v98 98z">
          <text:p/>
        </draw:path>
        <draw:path draw:style-name="gr46" draw:text-style-name="P9" draw:layer="layout" svg:width="0.092cm" svg:height="0.199cm" svg:x="7.723cm" svg:y="15.339cm" svg:viewBox="0 0 93 200" svg:d="M93 33c-81-17-55 93-59 167h-33l-1-196h30c1 13-1 31 3 41 6-28 24-51 60-43v16z">
          <text:p/>
        </draw:path>
        <draw:path draw:style-name="gr46" draw:text-style-name="P9" draw:layer="layout" svg:width="0.174cm" svg:height="0.203cm" svg:x="7.835cm" svg:y="15.339cm" svg:viewBox="0 0 175 204" svg:d="M89 0c64 0 88 43 86 109h-140c0 41 16 68 56 69 26 1 44-12 50-29l28 8c-11 29-37 47-78 47-61 0-92-39-91-104 1-62 27-100 89-100zM142 83c6-62-78-79-100-29-3 7-7 18-7 29z">
          <text:p/>
        </draw:path>
        <draw:line draw:style-name="gr191" draw:text-style-name="P4" draw:layer="layout" svg:x1="9.014cm" svg:y1="11.721cm" svg:x2="9.035cm" svg:y2="11.721cm">
          <text:p/>
        </draw:line>
        <draw:line draw:style-name="gr191" draw:text-style-name="P4" draw:layer="layout" svg:x1="9.014cm" svg:y1="11.721cm" svg:x2="9.035cm" svg:y2="11.721cm">
          <text:p/>
        </draw:line>
        <draw:polygon draw:style-name="gr192" draw:text-style-name="P9" draw:layer="layout" svg:width="0.296cm" svg:height="0.191cm" svg:x="9.081cm" svg:y="11.626cm" svg:viewBox="0 0 297 192" draw:points="0,95 297,0 297,192">
          <text:p/>
        </draw:polygon>
        <draw:path draw:style-name="gr44" draw:text-style-name="P8" draw:layer="layout" svg:width="3.32cm" svg:height="1.663cm" svg:x="11.919cm" svg:y="10.89cm" svg:viewBox="0 0 3321 1664" svg:d="M2656 0c368 0 665 372 665 831 0 460-297 833-665 833h-1992c-367 0-664-373-664-833 0-459 297-831 664-831z">
          <text:p/>
        </draw:path>
        <draw:path draw:style-name="gr191" draw:text-style-name="P4" draw:layer="layout" svg:width="3.32cm" svg:height="1.663cm" svg:x="11.919cm" svg:y="10.89cm" svg:viewBox="0 0 3321 1664" svg:d="M2656 0c368 0 665 372 665 831 0 460-297 833-665 833h-1992c-367 0-664-373-664-833 0-459 297-831 664-831z">
          <text:p/>
        </draw:path>
        <draw:polygon draw:style-name="gr46" draw:text-style-name="P9" draw:layer="layout" svg:width="0.162cm" svg:height="0.254cm" svg:x="12.392cm" svg:y="11.541cm" svg:viewBox="0 0 163 255" draw:points="0,255 0,128 0,0 34,0 34,114 34,228 163,228 163,241 163,255">
          <text:p/>
        </draw:polygon>
        <draw:path draw:style-name="gr46" draw:text-style-name="P9" draw:layer="layout" svg:width="0.19cm" svg:height="0.203cm" svg:x="12.582cm" svg:y="11.596cm" svg:viewBox="0 0 191 204" svg:d="M129 163c-15 22-32 42-70 41-36-1-59-21-59-58-1-66 65-65 128-65 3-37-9-56-42-56-25 1-42 7-43 32l-34-4c5-38 34-53 78-53 46 0 74 21 74 66v43 42c-1 21 7 33 30 28v10 10c-33 9-64-2-62-36zM34 146c0 20 12 34 33 34 42-3 64-30 61-76-44 2-94-5-94 42z">
          <text:p/>
        </draw:path>
        <draw:path draw:style-name="gr46" draw:text-style-name="P9" draw:layer="layout" svg:width="0.033cm" svg:height="0.268cm" svg:x="12.796cm" svg:y="11.527cm" svg:viewBox="0 0 34 269" svg:d="M0 31v-15-16h34v16 15zM0 269v-97-99h34v99 97z">
          <text:p/>
        </draw:path>
        <draw:path draw:style-name="gr46" draw:text-style-name="P9" draw:layer="layout" svg:width="0.161cm" svg:height="0.204cm" svg:x="12.863cm" svg:y="11.597cm" svg:viewBox="0 0 162 205" svg:d="M129 51c-3-34-88-39-89 0 15 56 117 13 122 94 4 80-155 76-162 8l29-5c4 37 100 46 101 0-10-58-117-15-122-93-4-59 85-65 126-44 12 8 21 20 24 36z">
          <text:p/>
        </draw:path>
        <draw:path draw:style-name="gr46" draw:text-style-name="P9" draw:layer="layout" svg:width="0.161cm" svg:height="0.204cm" svg:x="13.047cm" svg:y="11.597cm" svg:viewBox="0 0 162 205" svg:d="M128 51c-3-34-88-39-89 0 15 56 119 13 123 94 4 80-155 76-162 8l29-5c4 37 99 46 100 0-10-58-116-15-121-93-4-59 84-65 125-44 13 8 23 20 26 36z">
          <text:p/>
        </draw:path>
        <draw:path draw:style-name="gr46" draw:text-style-name="P9" draw:layer="layout" svg:width="0.173cm" svg:height="0.203cm" svg:x="13.237cm" svg:y="11.596cm" svg:viewBox="0 0 174 204" svg:d="M87 0c64 0 89 43 87 110h-140c0 41 15 69 55 70 26 1 44-13 50-30l29 8c-12 29-38 46-79 46-60 0-90-38-89-102s26-102 87-102zM140 84c6-62-78-80-99-30-3 8-7 18-7 30z">
          <text:p/>
        </draw:path>
        <draw:path draw:style-name="gr46" draw:text-style-name="P9" draw:layer="layout" svg:width="0.092cm" svg:height="0.199cm" svg:x="13.451cm" svg:y="11.596cm" svg:viewBox="0 0 93 200" svg:d="M93 32c-81-17-54 93-58 168h-34l-1-196h32c1 12-1 30 2 40 6-28 23-50 59-42v15z">
          <text:p/>
        </draw:path>
        <draw:path draw:style-name="gr46" draw:text-style-name="P9" draw:layer="layout" svg:width="0.094cm" svg:height="0.242cm" svg:x="13.656cm" svg:y="11.556cm" svg:viewBox="0 0 95 243" svg:d="M56 192c-2 25 18 30 39 23v12 12c-34 10-72 5-72-40v-66-65h-23v-12-12h25l10-44h21v22 22h36v12 12h-36v61z">
          <text:p/>
        </draw:path>
        <draw:path draw:style-name="gr46" draw:text-style-name="P9" draw:layer="layout" svg:width="0.175cm" svg:height="0.203cm" svg:x="13.768cm" svg:y="11.596cm" svg:viewBox="0 0 176 204" svg:d="M88 0c64-1 88 38 88 103 1 64-28 101-89 101s-86-40-87-101c0-69 29-103 88-103zM87 180c46 1 55-32 55-77s-8-78-52-78c-46 0-56 33-56 78 0 44 10 76 53 77z">
          <text:p/>
        </draw:path>
        <draw:path draw:style-name="gr46" draw:text-style-name="P9" draw:layer="layout" svg:width="0.26cm" svg:height="0.199cm" svg:x="13.983cm" svg:y="11.596cm" svg:viewBox="0 0 261 200" svg:d="M191 26c-70 3-39 109-45 174h-33v-62-62c0-31-5-52-36-50-67 4-39 108-45 174h-31l-1-196h30c1 10-1 25 2 33 11-45 103-51 111 0 11-22 28-36 59-37 87-2 49 123 57 200h-32v-62-62c0-31-5-51-36-50z">
          <text:p/>
        </draw:path>
        <draw:path draw:style-name="gr46" draw:text-style-name="P9" draw:layer="layout" svg:width="0.166cm" svg:height="0.272cm" svg:x="14.288cm" svg:y="11.527cm" svg:viewBox="0 0 167 273" svg:d="M94 70c54 0 72 40 73 101 0 67-25 102-73 102-32-1-50-11-60-35l-2 31h-32l1-269h33v53 52c10-24 28-35 60-35zM86 249c41 0 46-35 46-77 0-41-5-77-46-76-43 0-52 33-52 78 0 44 10 75 52 75z">
          <text:p/>
        </draw:path>
        <draw:path draw:style-name="gr46" draw:text-style-name="P9" draw:layer="layout" svg:width="0.173cm" svg:height="0.203cm" svg:x="14.485cm" svg:y="11.596cm" svg:viewBox="0 0 174 204" svg:d="M87 0c65 0 89 43 87 110h-140c0 41 15 69 55 70 26 1 44-13 51-30l29 8c-12 29-39 46-80 46-60 0-90-38-89-102s26-102 87-102zM141 84c6-62-79-80-100-30-4 8-7 18-7 30z">
          <text:p/>
        </draw:path>
        <draw:path draw:style-name="gr46" draw:text-style-name="P9" draw:layer="layout" svg:width="0.092cm" svg:height="0.199cm" svg:x="14.699cm" svg:y="11.596cm" svg:viewBox="0 0 93 200" svg:d="M93 32c-81-17-55 93-59 168h-33l-1-196h30c1 12-1 30 2 40 7-28 24-50 61-42v15z">
          <text:p/>
        </draw:path>
        <draw:polygon draw:style-name="gr44" draw:text-style-name="P8" draw:layer="layout" svg:width="3.32cm" svg:height="2.495cm" svg:x="5.661cm" svg:y="10.474cm" svg:viewBox="0 0 3321 2496" draw:points="1660,0 3321,1248 1660,2496 0,1248">
          <text:p/>
        </draw:polygon>
        <draw:polygon draw:style-name="gr191" draw:text-style-name="P4" draw:layer="layout" svg:width="3.32cm" svg:height="2.495cm" svg:x="5.661cm" svg:y="10.474cm" svg:viewBox="0 0 3321 2496" draw:points="1660,0 3321,1248 1660,2496 0,1248">
          <text:p/>
        </draw:polygon>
        <draw:polygon draw:style-name="gr46" draw:text-style-name="P9" draw:layer="layout" svg:width="0.242cm" svg:height="0.254cm" svg:x="6.012cm" svg:y="11.319cm" svg:viewBox="0 0 243 255" draw:points="138,255 103,255 0,0 35,0 120,224 207,0 243,0">
          <text:p/>
        </draw:polygon>
        <draw:path draw:style-name="gr46" draw:text-style-name="P9" draw:layer="layout" svg:width="0.174cm" svg:height="0.204cm" svg:x="6.25cm" svg:y="11.374cm" svg:viewBox="0 0 175 205" svg:d="M87 0c65-1 88 38 88 103 2 65-27 102-89 102-60 0-85-41-86-102 0-69 29-103 87-103zM86 180c46 1 56-32 56-77s-9-78-54-78c-44 0-54 33-54 78 0 44 10 76 52 77z">
          <text:p/>
        </draw:path>
        <draw:path draw:style-name="gr46" draw:text-style-name="P9" draw:layer="layout" svg:width="0.033cm" svg:height="0.268cm" svg:x="6.464cm" svg:y="11.305cm" svg:viewBox="0 0 34 269" svg:d="M0 31v-15-16h34v16 15zM0 269v-97-98h34v98 97z">
          <text:p/>
        </draw:path>
        <draw:path draw:style-name="gr46" draw:text-style-name="P9" draw:layer="layout" svg:width="0.093cm" svg:height="0.199cm" svg:x="6.545cm" svg:y="11.375cm" svg:viewBox="0 0 94 200" svg:d="M94 33c-81-16-55 93-59 167h-34l-1-196h31c1 14-1 31 3 41 6-27 24-51 60-43v16z">
          <text:p/>
        </draw:path>
        <draw:polygon draw:style-name="gr46" draw:text-style-name="P9" draw:layer="layout" svg:width="0.033cm" svg:height="0.268cm" svg:x="6.77cm" svg:y="11.305cm" svg:viewBox="0 0 34 269" draw:points="0,269 0,135 0,0 34,0 34,135 34,269">
          <text:p/>
        </draw:polygon>
        <draw:path draw:style-name="gr46" draw:text-style-name="P9" draw:layer="layout" svg:width="0.173cm" svg:height="0.204cm" svg:x="6.842cm" svg:y="11.374cm" svg:viewBox="0 0 174 205" svg:d="M87 0c64 0 89 43 87 110h-140c0 41 15 69 55 70 26 1 44-12 50-30l30 8c-13 29-39 47-80 47-60 0-90-38-89-103 1-64 26-102 87-102zM140 83c6-61-78-79-99-28-4 7-7 17-7 28z">
          <text:p/>
        </draw:path>
        <draw:path draw:style-name="gr46" draw:text-style-name="P9" draw:layer="layout" svg:width="0.166cm" svg:height="0.273cm" svg:x="7.157cm" svg:y="11.305cm" svg:viewBox="0 0 167 274" svg:d="M96 69c54 0 70 40 71 101 0 68-23 104-71 104-32-2-51-12-61-36l-2 31h-33l1-269h34v52 52c10-23 29-35 61-35zM87 248c41 0 46-35 46-77 0-41-5-77-46-76-43 0-52 33-52 78 0 44 10 75 52 75z">
          <text:p/>
        </draw:path>
        <draw:path draw:style-name="gr46" draw:text-style-name="P9" draw:layer="layout" svg:width="0.158cm" svg:height="0.2cm" svg:x="7.362cm" svg:y="11.378cm" svg:viewBox="0 0 159 201" svg:d="M64 201c-92 4-56-120-63-201h33v62 63c0 31 7 51 40 50 75-2 47-104 52-175h32l1 196h-31c-1-10 1-25-2-33-11 22-30 36-62 38z">
          <text:p/>
        </draw:path>
        <draw:path draw:style-name="gr46" draw:text-style-name="P9" draw:layer="layout" svg:width="0.166cm" svg:height="0.273cm" svg:x="7.559cm" svg:y="11.305cm" svg:viewBox="0 0 167 274" svg:d="M72 69c31 0 50 14 62 34l-1-103h33l1 269h-31c-2-10 0-24-3-32-10 24-30 37-61 37-55 0-71-42-72-102 0-68 23-103 72-103zM81 94c-41 0-47 35-47 77 0 41 6 76 46 76 44 0 53-33 53-78 0-43-9-76-52-75z">
          <text:p/>
        </draw:path>
        <draw:path draw:style-name="gr46" draw:text-style-name="P9" draw:layer="layout" svg:width="0.167cm" svg:height="0.275cm" svg:x="7.764cm" svg:y="11.375cm" svg:viewBox="0 0 168 276" svg:d="M167 3c-10 130 42 302-114 269-23-6-39-20-45-44l33-5c15 48 103 33 92-29v-15-16c-11 22-31 37-64 37-55 0-69-42-69-98 0-58 16-101 73-102 29-1 50 17 61 36 1-10 0-23 2-33zM81 177c37 0 52-33 52-75 0-43-15-78-52-78-40 0-47 36-47 78s6 75 47 75z">
          <text:p/>
        </draw:path>
        <draw:path draw:style-name="gr46" draw:text-style-name="P9" draw:layer="layout" svg:width="0.173cm" svg:height="0.204cm" svg:x="7.969cm" svg:y="11.374cm" svg:viewBox="0 0 174 205" svg:d="M88 0c64 0 88 43 86 110h-139c0 41 14 69 55 70 26 1 44-12 50-30l29 8c-12 29-38 47-79 47-61 0-91-38-90-103 1-64 26-102 88-102zM141 83c6-61-79-79-100-28-3 7-6 17-6 28z">
          <text:p/>
        </draw:path>
        <draw:path draw:style-name="gr46" draw:text-style-name="P9" draw:layer="layout" svg:width="0.095cm" svg:height="0.243cm" svg:x="8.163cm" svg:y="11.334cm" svg:viewBox="0 0 96 244" svg:d="M56 192c-2 25 19 30 40 23v12 12c-35 11-73 6-73-40v-66-65h-23v-12-12h25l9-44h22v22 22h37v12 12h-37v62z">
          <text:p/>
        </draw:path>
        <draw:path draw:style-name="gr46" draw:text-style-name="P9" draw:layer="layout" svg:width="0.161cm" svg:height="0.203cm" svg:x="8.373cm" svg:y="11.375cm" svg:viewBox="0 0 162 204" svg:d="M129 52c-3-35-88-39-89 0 15 55 118 12 122 93 4 80-155 76-162 8l30-5c4 37 99 46 100 0-10-58-117-15-122-93-4-59 85-65 126-43 13 7 22 19 25 35z">
          <text:p/>
        </draw:path>
        <draw:path draw:style-name="gr46" draw:text-style-name="P9" draw:layer="layout" svg:width="0.033cm" svg:height="0.268cm" svg:x="8.572cm" svg:y="11.305cm" svg:viewBox="0 0 34 269" svg:d="M0 31v-15-16h34v16 15zM0 269v-97-98h34v98 97z">
          <text:p/>
        </draw:path>
        <draw:path draw:style-name="gr46" draw:text-style-name="P9" draw:layer="layout" svg:width="0.166cm" svg:height="0.276cm" svg:x="6.433cm" svg:y="11.818cm" svg:viewBox="0 0 167 277" svg:d="M95 0c56 1 72 42 72 101 0 58-17 101-72 103-33 0-51-13-63-36l2 109h-33l-1-273h31l3 31c10-22 28-35 61-35zM87 179c41 0 46-35 46-77 0-43-6-75-46-76-44 0-53 32-53 78 0 44 10 75 53 75z">
          <text:p/>
        </draw:path>
        <draw:path draw:style-name="gr46" draw:text-style-name="P9" draw:layer="layout" svg:width="0.175cm" svg:height="0.203cm" svg:x="6.629cm" svg:y="11.818cm" svg:viewBox="0 0 176 204" svg:d="M89 0c63-1 87 38 87 103 1 64-28 101-89 101s-86-40-87-101c0-69 29-103 89-103zM87 180c46 1 55-32 55-77 0-46-8-78-52-78-46 0-56 32-56 78 0 44 10 76 53 77z">
          <text:p/>
        </draw:path>
        <draw:path draw:style-name="gr46" draw:text-style-name="P9" draw:layer="layout" svg:width="0.161cm" svg:height="0.204cm" svg:x="6.829cm" svg:y="11.819cm" svg:viewBox="0 0 162 205" svg:d="M128 51c-3-35-88-39-89 0 16 56 119 14 123 94s-155 76-162 8l29-5c4 37 99 46 100 0-10-58-115-16-121-94-4-58 84-64 126-43 13 7 22 20 25 36z">
          <text:p/>
        </draw:path>
        <draw:path draw:style-name="gr46" draw:text-style-name="P9" draw:layer="layout" svg:width="0.16cm" svg:height="0.204cm" svg:x="7.014cm" svg:y="11.819cm" svg:viewBox="0 0 161 205" svg:d="M129 51c-3-35-89-39-90 0 15 56 118 14 122 94 5 80-154 76-161 8l28-5c4 37 101 46 102 0-11-58-117-16-122-94-4-58 84-64 126-43 12 7 21 20 24 36z">
          <text:p/>
        </draw:path>
        <draw:path draw:style-name="gr46" draw:text-style-name="P9" draw:layer="layout" svg:width="0.033cm" svg:height="0.268cm" svg:x="7.212cm" svg:y="11.749cm" svg:viewBox="0 0 34 269" svg:d="M0 31v-15-16h34v16 15zM0 269v-97-99h34v99 97z">
          <text:p/>
        </draw:path>
        <draw:path draw:style-name="gr46" draw:text-style-name="P9" draw:layer="layout" svg:width="0.166cm" svg:height="0.272cm" svg:x="7.292cm" svg:y="11.749cm" svg:viewBox="0 0 167 273" svg:d="M96 69c54 0 70 41 71 102 0 67-23 102-71 102-32-1-52-11-62-35l-2 31h-32l1-269h33v52 53c10-25 30-36 62-36zM87 249c41 0 46-35 46-77s-5-77-46-76c-44 0-53 32-53 78 0 44 10 75 53 75z">
          <text:p/>
        </draw:path>
        <draw:path draw:style-name="gr46" draw:text-style-name="P9" draw:layer="layout" svg:width="0.033cm" svg:height="0.268cm" svg:x="7.498cm" svg:y="11.749cm" svg:viewBox="0 0 34 269" svg:d="M0 31v-15-16h34v16 15zM0 269v-97-99h34v99 97z">
          <text:p/>
        </draw:path>
        <draw:polygon draw:style-name="gr46" draw:text-style-name="P9" draw:layer="layout" svg:width="0.033cm" svg:height="0.268cm" svg:x="7.579cm" svg:y="11.749cm" svg:viewBox="0 0 34 269" draw:points="0,269 0,135 0,0 34,0 34,135 34,269">
          <text:p/>
        </draw:polygon>
        <draw:path draw:style-name="gr46" draw:text-style-name="P9" draw:layer="layout" svg:width="0.033cm" svg:height="0.268cm" svg:x="7.66cm" svg:y="11.749cm" svg:viewBox="0 0 34 269" svg:d="M0 31v-15-16h34v16 15zM0 269v-97-99h34v99 97z">
          <text:p/>
        </draw:path>
        <draw:path draw:style-name="gr46" draw:text-style-name="P9" draw:layer="layout" svg:width="0.094cm" svg:height="0.242cm" svg:x="7.722cm" svg:y="11.778cm" svg:viewBox="0 0 95 243" svg:d="M56 191c-2 25 18 31 39 23v13 12c-34 10-73 5-73-41v-65-65h-22v-12-12h24l10-44h22v22 22h36v12 12h-36v61z">
          <text:p/>
        </draw:path>
        <draw:path draw:style-name="gr46" draw:text-style-name="P9" draw:layer="layout" svg:width="0.173cm" svg:height="0.276cm" svg:x="7.834cm" svg:y="11.745cm" svg:viewBox="0 0 174 277" svg:d="M88 73c65 0 89 43 86 109h-139c0 41 15 69 55 70 27 1 45-13 51-30l28 8c-11 29-38 47-79 47-60 0-91-39-90-103 1-63 27-101 88-101zM142 156c6-62-78-79-100-29-3 8-7 18-7 29zM66 55c8-23 28-35 39-55h37v3 2l-60 50z">
          <text:p/>
        </draw:path>
        <draw:path draw:style-name="gr46" draw:text-style-name="P9" draw:layer="layout" svg:width="0.173cm" svg:height="0.276cm" svg:x="8.039cm" svg:y="11.745cm" svg:viewBox="0 0 174 277" svg:d="M88 73c65 0 88 43 86 109h-138c0 41 14 69 54 70 27 1 44-13 51-30l28 8c-11 29-38 47-79 47-59 0-91-39-90-103 1-63 28-101 88-101zM142 156c6-62-78-79-100-29-3 8-6 18-6 29zM66 55c8-23 27-35 39-55h37v3 2l-60 50z">
          <text:p/>
        </draw:path>
        <draw:path draw:style-name="gr46" draw:text-style-name="P9" draw:layer="layout" svg:width="2.48cm" svg:height="0.041cm" svg:x="9.035cm" svg:y="11.701cm" svg:viewBox="0 0 2481 42" svg:d="M1083 42h-1083v-42h1083zM2481 42h-721v-42h721z">
          <text:p/>
        </draw:path>
        <draw:polygon draw:style-name="gr46" draw:text-style-name="P9" draw:layer="layout" svg:width="0.05cm" svg:height="0.041cm" svg:x="8.987cm" svg:y="11.701cm" svg:viewBox="0 0 51 42" draw:points="51,42 0,42 28,21 0,0 51,0">
          <text:p/>
        </draw:polygon>
        <draw:polygon draw:style-name="gr46" draw:text-style-name="P9" draw:layer="layout" svg:width="0.297cm" svg:height="0.191cm" svg:x="11.535cm" svg:y="11.626cm" svg:viewBox="0 0 298 192" draw:points="298,95 0,192 0,0">
          <text:p/>
        </draw:polygon>
        <draw:path draw:style-name="gr46" draw:text-style-name="P9" draw:layer="layout" svg:width="0.383cm" svg:height="0.249cm" svg:x="11.515cm" svg:y="11.597cm" svg:viewBox="0 0 384 250" svg:d="M384 124l-384 126v-250zM41 193l209-69-209-68z">
          <text:p/>
        </draw:path>
        <draw:polygon draw:style-name="gr46" draw:text-style-name="P9" draw:layer="layout" svg:width="0.206cm" svg:height="0.255cm" svg:x="10.149cm" svg:y="11.54cm" svg:viewBox="0 0 207 256" draw:points="164,256 29,39 30,256 0,256 0,128 0,0 40,0 176,220 174,0 207,0 207,128 207,256">
          <text:p/>
        </draw:polygon>
        <draw:path draw:style-name="gr46" draw:text-style-name="P9" draw:layer="layout" svg:width="0.174cm" svg:height="0.204cm" svg:x="10.399cm" svg:y="11.595cm" svg:viewBox="0 0 175 205" svg:d="M87 0c64-1 88 38 88 103 1 65-28 102-89 102s-85-40-86-102c0-69 29-103 87-103zM86 180c46 1 55-32 55-77s-8-78-53-78c-44 0-54 33-54 78 0 44 10 76 52 77z">
          <text:p/>
        </draw:path>
        <draw:path draw:style-name="gr46" draw:text-style-name="P9" draw:layer="layout" svg:width="0.158cm" svg:height="0.2cm" svg:x="10.613cm" svg:y="11.595cm" svg:viewBox="0 0 159 201" svg:d="M95 0c92-4 56 121 63 201h-34v-62-63c0-32-8-51-40-50-74 2-45 106-50 175h-33l-1-196h31c1 10-1 24 2 32 11-22 30-36 62-37z">
          <text:p/>
        </draw:path>
        <draw:frame draw:style-name="gr147" draw:text-style-name="P7" draw:layer="layout" svg:width="0.425cm" svg:height="0.471cm" svg:x="10.294cm" svg:y="27.231cm">
          <draw:text-box>
            <text:p text:style-name="P1"><text:span text:style-name="T5">12</text:span></text:p>
          </draw:text-box>
        </draw:frame>
        <draw:frame draw:style-name="gr193" draw:text-style-name="P18" draw:layer="layout" svg:width="2.546cm" svg:height="0.412cm" svg:x="6.096cm" svg:y="2.737cm">
          <draw:text-box>
            <text:p text:style-name="P1"><text:span text:style-name="T17">Affiche matière </text:span></text:p>
          </draw:text-box>
        </draw:frame>
        <draw:frame draw:style-name="gr194" draw:text-style-name="P18" draw:layer="layout" svg:width="2.589cm" svg:height="0.412cm" svg:x="6.021cm" svg:y="3.181cm">
          <draw:text-box>
            <text:p text:style-name="P1"><text:span text:style-name="T17">non représenter</text:span></text:p>
          </draw:text-box>
        </draw:frame>
        <draw:frame draw:style-name="gr195" draw:text-style-name="P18" draw:layer="layout" svg:width="2.999cm" svg:height="0.412cm" svg:x="5.871cm" svg:y="6.664cm">
          <draw:text-box>
            <text:p text:style-name="P1"><text:span text:style-name="T17">Faire des affiches </text:span></text:p>
          </draw:text-box>
        </draw:frame>
        <draw:frame draw:style-name="gr196" draw:text-style-name="P18" draw:layer="layout" svg:width="2.102cm" svg:height="0.412cm" svg:x="6.266cm" svg:y="7.108cm">
          <draw:text-box>
            <text:p text:style-name="P1"><text:span text:style-name="T17">des matières</text:span></text:p>
          </draw:text-box>
        </draw:frame>
        <draw:frame draw:style-name="gr197" draw:text-style-name="P18" draw:layer="layout" svg:width="0.574cm" svg:height="0.412cm" svg:x="7.033cm" svg:y="9.173cm">
          <draw:text-box>
            <text:p text:style-name="P1"><text:span text:style-name="T17">Oui</text:span></text:p>
          </draw:text-box>
        </draw:frame>
        <draw:frame draw:style-name="gr197" draw:text-style-name="P18" draw:layer="layout" svg:width="0.574cm" svg:height="0.412cm" svg:x="7.067cm" svg:y="9.55cm">
          <draw:text-box>
            <text:p text:style-name="P1"><text:span text:style-name="T17">Oui</text:span></text:p>
          </draw:text-box>
        </draw:frame>
        <draw:frame draw:style-name="gr198" draw:text-style-name="P18" draw:layer="layout" svg:width="0.675cm" svg:height="0.412cm" svg:x="10.119cm" svg:y="6.886cm">
          <draw:text-box>
            <text:p text:style-name="P1"><text:span text:style-name="T17">Non</text:span></text:p>
          </draw:text-box>
        </draw:frame>
        <draw:frame draw:style-name="gr199" draw:text-style-name="P18" draw:layer="layout" svg:width="2.428cm" svg:height="0.412cm" svg:x="12.362cm" svg:y="6.886cm">
          <draw:text-box>
            <text:p text:style-name="P1"><text:span text:style-name="T17">Laisser tomber</text:span></text:p>
          </draw:text-box>
        </draw:frame>
        <draw:frame draw:style-name="gr197" draw:text-style-name="P18" draw:layer="layout" svg:width="0.574cm" svg:height="0.412cm" svg:x="7.033cm" svg:y="13.542cm">
          <draw:text-box>
            <text:p text:style-name="P1"><text:span text:style-name="T17">Oui</text:span></text:p>
          </draw:text-box>
        </draw:frame>
        <draw:frame draw:style-name="gr200" draw:text-style-name="P18" draw:layer="layout" svg:width="1.407cm" svg:height="0.412cm" svg:x="6.614cm" svg:y="15.203cm">
          <draw:text-box>
            <text:p text:style-name="P1"><text:span text:style-name="T17">Les faire</text:span></text:p>
          </draw:text-box>
        </draw:frame>
        <draw:frame draw:style-name="gr199" draw:text-style-name="P18" draw:layer="layout" svg:width="2.428cm" svg:height="0.412cm" svg:x="12.362cm" svg:y="11.46cm">
          <draw:text-box>
            <text:p text:style-name="P1"><text:span text:style-name="T17">Laisser tomber</text:span></text:p>
          </draw:text-box>
        </draw:frame>
        <draw:frame draw:style-name="gr201" draw:text-style-name="P18" draw:layer="layout" svg:width="2.728cm" svg:height="0.412cm" svg:x="6.01cm" svg:y="11.238cm">
          <draw:text-box>
            <text:p text:style-name="P1"><text:span text:style-name="T17">Voir le budget si </text:span></text:p>
          </draw:text-box>
        </draw:frame>
        <draw:frame draw:style-name="gr202" draw:text-style-name="P18" draw:layer="layout" svg:width="1.915cm" svg:height="0.412cm" svg:x="6.411cm" svg:y="11.683cm">
          <draw:text-box>
            <text:p text:style-name="P1"><text:span text:style-name="T17">possibilitéé </text:span></text:p>
          </draw:text-box>
        </draw:frame>
        <draw:frame draw:style-name="gr198" draw:text-style-name="P18" draw:layer="layout" svg:width="0.675cm" svg:height="0.412cm" svg:x="10.119cm" svg:y="11.46cm">
          <draw:text-box>
            <text:p text:style-name="P1"><text:span text:style-name="T17">Non</text:span></text:p>
          </draw:text-box>
        </draw:frame>
      </draw:page>
      <draw:page draw:name="page13" draw:style-name="dp1" draw:master-page-name="master-page66">
        <draw:frame draw:style-name="gr203" draw:text-style-name="P3" draw:layer="layout" svg:width="18.824cm" svg:height="0.547cm" svg:x="2.004cm" svg:y="2.022cm">
          <draw:text-box>
            <text:p text:style-name="P1"><text:span text:style-name="T2">pour <text:s text:c="2"/>que <text:s text:c="2"/>nous <text:s text:c="2"/>le <text:s text:c="2"/>créons <text:s text:c="2"/>nous <text:s text:c="2"/>même, <text:s text:c="2"/>à <text:s text:c="2"/>la <text:s text:c="2"/>condition <text:s text:c="2"/>qu</text:span><text:span text:style-name="T18">e</text:span><text:span text:style-name="T2"> <text:s text:c="2"/>la <text:s text:c="2"/>moité <text:s text:c="2"/>des <text:s text:c="2"/>étudiants</text:span></text:p>
          </draw:text-box>
        </draw:frame>
        <draw:frame draw:style-name="gr204" draw:text-style-name="P3" draw:layer="layout" svg:width="16.757cm" svg:height="0.547cm" svg:x="2.004cm" svg:y="2.59cm">
          <draw:text-box>
            <text:p text:style-name="P1"><text:span text:style-name="T2">s’engagent à un</text:span><text:span text:style-name="T18">(en?)</text:span><text:span text:style-name="T2"> acheter un (plus de tee-shirt acheté</text:span><text:span text:style-name="T18">s</text:span><text:span text:style-name="T2"> = moins cher le tee-shirt). </text:span></text:p>
          </draw:text-box>
        </draw:frame>
        <draw:frame draw:style-name="gr205" draw:text-style-name="P3" draw:layer="layout" svg:width="4.904cm" svg:height="0.547cm" svg:x="3.256cm" svg:y="3.726cm">
          <draw:text-box>
            <text:p text:style-name="P1"><text:span text:style-name="T8">g. Le stand de nourriture</text:span></text:p>
          </draw:text-box>
        </draw:frame>
        <draw:frame draw:style-name="gr206" draw:text-style-name="P3" draw:layer="layout" svg:width="16.711cm" svg:height="0.547cm" svg:x="2.004cm" svg:y="20.483cm">
          <draw:text-box>
            <text:p text:style-name="P1"><text:span text:style-name="T2">La nourriture du stand sera des réalisation maison. Des choses simple mais efficace.</text:span></text:p>
          </draw:text-box>
        </draw:frame>
        <draw:frame draw:style-name="gr207" draw:text-style-name="P3" draw:layer="layout" svg:width="16.935cm" svg:height="0.547cm" svg:x="2.004cm" svg:y="21.051cm">
          <draw:text-box>
            <text:p text:style-name="P1"><text:span text:style-name="T2">Des cakes salés et sucrés, des gâteaux au chocolat, des cookies… Les boissons et des</text:span></text:p>
          </draw:text-box>
        </draw:frame>
        <draw:frame draw:style-name="gr208" draw:text-style-name="P3" draw:layer="layout" svg:width="9.066cm" svg:height="0.547cm" svg:x="2.004cm" svg:y="21.619cm">
          <draw:text-box>
            <text:p text:style-name="P1"><text:span text:style-name="T2">petits bonbons seront quand même à acheter. </text:span></text:p>
          </draw:text-box>
        </draw:frame>
        <draw:frame draw:style-name="gr209" draw:text-style-name="P3" draw:layer="layout" svg:width="2.153cm" svg:height="0.547cm" svg:x="3.256cm" svg:y="24.459cm">
          <draw:text-box>
            <text:p text:style-name="P1"><text:span text:style-name="T8">h. Badge :</text:span><text:span text:style-name="T2"> </text:span></text:p>
          </draw:text-box>
        </draw:frame>
        <draw:frame draw:style-name="gr210" draw:text-style-name="P3" draw:layer="layout" svg:width="16.694cm" svg:height="0.547cm" svg:x="2.004cm" svg:y="25.595cm">
          <draw:text-box>
            <text:p text:style-name="P1"><text:span text:style-name="T2">Pour être mieux voyant des badges plus gros et plus voyant, aideront aux visiteurs à</text:span></text:p>
          </draw:text-box>
        </draw:frame>
        <draw:frame draw:style-name="gr211" draw:text-style-name="P3" draw:layer="layout" svg:width="4.257cm" svg:height="0.547cm" svg:x="2.004cm" svg:y="26.163cm">
          <draw:text-box>
            <text:p text:style-name="P1"><text:span text:style-name="T2">repérer les étudiants. </text:span></text:p>
          </draw:text-box>
        </draw:frame>
        <draw:polygon draw:style-name="gr44" draw:text-style-name="P8" draw:layer="layout" svg:width="20.475cm" svg:height="14.484cm" svg:x="0.25cm" svg:y="4.857cm" svg:viewBox="0 0 20476 14485" draw:points="0,0 20476,0 20476,14485 0,14485">
          <text:p/>
        </draw:polygon>
        <draw:path draw:style-name="gr44" draw:text-style-name="P8" draw:layer="layout" svg:width="2.265cm" svg:height="1.133cm" svg:x="7.395cm" svg:y="5.217cm" svg:viewBox="0 0 2266 1134" svg:d="M1813 0c250 0 453 253 453 566s-203 568-453 568h-1360c-251 0-453-255-453-568s202-566 453-566z">
          <text:p/>
        </draw:path>
        <draw:path draw:style-name="gr212" draw:text-style-name="P4" draw:layer="layout" svg:width="2.265cm" svg:height="1.133cm" svg:x="7.395cm" svg:y="5.217cm" svg:viewBox="0 0 2266 1134" svg:d="M1813 0c250 0 453 253 453 566s-203 568-453 568h-1360c-251 0-453-255-453-568s202-566 453-566z">
          <text:p/>
        </draw:path>
        <draw:polygon draw:style-name="gr46" draw:text-style-name="P9" draw:layer="layout" svg:width="0.141cm" svg:height="0.173cm" svg:x="7.989cm" svg:y="5.659cm" svg:viewBox="0 0 142 174" draw:points="113,174 20,26 21,174 0,174 0,86 0,0 28,0 122,150 120,0 142,0 142,86 142,174">
          <text:p/>
        </draw:polygon>
        <draw:path draw:style-name="gr46" draw:text-style-name="P9" draw:layer="layout" svg:width="0.119cm" svg:height="0.139cm" svg:x="8.16cm" svg:y="5.696cm" svg:viewBox="0 0 120 140" svg:d="M61 0c43 0 59 26 59 71 1 44-19 69-60 69-42 0-59-27-60-69 0-47 20-71 61-71zM60 123c31 1 37-22 37-52s-6-54-36-54c-31 0-38 24-38 54s7 51 37 52z">
          <text:p/>
        </draw:path>
        <draw:path draw:style-name="gr46" draw:text-style-name="P9" draw:layer="layout" svg:width="0.108cm" svg:height="0.136cm" svg:x="8.305cm" svg:y="5.699cm" svg:viewBox="0 0 109 137" svg:d="M44 137c-63 3-38-81-42-137h22v43 42c0 22 5 35 27 34 51-1 32-70 35-119h23v134h-21c-1-7 0-17-2-23-8 15-19 25-42 26z">
          <text:p/>
        </draw:path>
        <draw:path draw:style-name="gr46" draw:text-style-name="P9" draw:layer="layout" svg:width="0.063cm" svg:height="0.135cm" svg:x="8.446cm" svg:y="5.697cm" svg:viewBox="0 0 64 136" svg:d="M64 21c-56-11-37 65-40 115h-23l-1-134h22c1 9-1 21 1 28 5-19 17-35 41-29v10z">
          <text:p/>
        </draw:path>
        <draw:path draw:style-name="gr46" draw:text-style-name="P9" draw:layer="layout" svg:width="0.063cm" svg:height="0.135cm" svg:x="8.529cm" svg:y="5.697cm" svg:viewBox="0 0 64 136" svg:d="M64 21c-55-11-38 65-41 115h-22l-1-134h21c1 9 0 21 2 28 4-19 16-35 41-29v10z">
          <text:p/>
        </draw:path>
        <draw:path draw:style-name="gr46" draw:text-style-name="P9" draw:layer="layout" svg:width="0.024cm" svg:height="0.182cm" svg:x="8.612cm" svg:y="5.65cm" svg:viewBox="0 0 25 183" svg:d="M0 21v-11-10h25v10 11zM0 183v-66-68h25v68 66z">
          <text:p/>
        </draw:path>
        <draw:path draw:style-name="gr46" draw:text-style-name="P9" draw:layer="layout" svg:width="0.065cm" svg:height="0.165cm" svg:x="8.654cm" svg:y="5.669cm" svg:viewBox="0 0 66 166" svg:d="M39 131c-1 17 13 21 27 16v8 8c-23 7-50 4-50-27v-44-45h-16v-8-8h17l7-31h15v15 16h25v8 8h-25v42z">
          <text:p/>
        </draw:path>
        <draw:path draw:style-name="gr46" draw:text-style-name="P9" draw:layer="layout" svg:width="0.108cm" svg:height="0.136cm" svg:x="8.737cm" svg:y="5.699cm" svg:viewBox="0 0 109 137" svg:d="M44 137c-64 3-38-81-43-137h22v43 42c0 22 5 35 28 34 51-1 31-70 35-119h22l1 134h-22c-1-7 1-17-1-23-8 15-20 25-42 26z">
          <text:p/>
        </draw:path>
        <draw:path draw:style-name="gr46" draw:text-style-name="P9" draw:layer="layout" svg:width="0.063cm" svg:height="0.135cm" svg:x="8.877cm" svg:y="5.697cm" svg:viewBox="0 0 64 136" svg:d="M64 21c-55-11-37 65-39 115h-24l-1-134h22c1 9 0 21 2 28 4-19 16-35 40-29v10z">
          <text:p/>
        </draw:path>
        <draw:path draw:style-name="gr46" draw:text-style-name="P9" draw:layer="layout" svg:width="0.119cm" svg:height="0.139cm" svg:x="8.954cm" svg:y="5.696cm" svg:viewBox="0 0 120 140" svg:d="M60 0c45 0 61 30 60 76h-96c0 28 10 46 37 47 19 1 31-8 35-20l20 5c-8 20-26 32-55 32-40 0-61-26-61-70 1-44 19-70 60-70zM97 58c4-43-54-55-69-19-2 4-4 11-4 19z">
          <text:p/>
        </draw:path>
        <draw:line draw:style-name="gr212" draw:text-style-name="P4" draw:layer="layout" svg:x1="8.528cm" svg:y1="6.378cm" svg:x2="8.528cm" svg:y2="7.055cm">
          <text:p/>
        </draw:line>
        <draw:polygon draw:style-name="gr46" draw:text-style-name="P9" draw:layer="layout" svg:width="0.029cm" svg:height="0.014cm" svg:x="8.513cm" svg:y="6.364cm" svg:viewBox="0 0 30 15" draw:points="30,15 0,15 0,0 30,0">
          <text:p/>
        </draw:polygon>
        <draw:polygon draw:style-name="gr213" draw:text-style-name="P9" draw:layer="layout" svg:width="0.132cm" svg:height="0.202cm" svg:x="8.461cm" svg:y="7.069cm" svg:viewBox="0 0 133 203" draw:points="67,203 0,0 133,0">
          <text:p/>
        </draw:polygon>
        <draw:polygon draw:style-name="gr44" draw:text-style-name="P8" draw:layer="layout" svg:width="4.43cm" svg:height="2.215cm" svg:x="6.312cm" svg:y="7.334cm" svg:viewBox="0 0 4431 2216" draw:points="2217,0 4431,1108 2217,2216 0,1108">
          <text:p/>
        </draw:polygon>
        <draw:polygon draw:style-name="gr212" draw:text-style-name="P4" draw:layer="layout" svg:width="4.43cm" svg:height="2.215cm" svg:x="6.312cm" svg:y="7.334cm" svg:viewBox="0 0 4431 2216" draw:points="2217,0 4431,1108 2217,2216 0,1108">
          <text:p/>
        </draw:polygon>
        <draw:polygon draw:style-name="gr46" draw:text-style-name="P9" draw:layer="layout" svg:width="0.122cm" svg:height="0.174cm" svg:x="6.867cm" svg:y="8.32cm" svg:viewBox="0 0 123 175" draw:points="23,20 23,52 23,85 120,85 120,95 120,105 23,105 23,140 23,175 0,175 0,88 0,0 123,0 123,10 123,20">
          <text:p/>
        </draw:polygon>
        <draw:path draw:style-name="gr46" draw:text-style-name="P9" draw:layer="layout" svg:width="0.129cm" svg:height="0.139cm" svg:x="7.01cm" svg:y="8.358cm" svg:viewBox="0 0 130 140" svg:d="M89 111c-11 14-22 29-48 29-26-1-41-16-41-41-1-45 45-44 88-44 2-25-6-38-29-38-17 1-28 5-29 22l-24-2c3-26 24-37 54-37 31 0 50 14 50 45v29 28c0 14 5 23 20 19v7 8c-22 6-43-1-41-25zM24 99c0 14 8 23 22 23 29-2 44-20 42-52-30 2-64-3-64 29z">
          <text:p/>
        </draw:path>
        <draw:path draw:style-name="gr46" draw:text-style-name="P9" draw:layer="layout" svg:width="0.022cm" svg:height="0.183cm" svg:x="7.156cm" svg:y="8.311cm" svg:viewBox="0 0 23 184" svg:d="M0 21v-10-11h23v11 10zM0 184v-68-66h23v66 68z">
          <text:p/>
        </draw:path>
        <draw:path draw:style-name="gr46" draw:text-style-name="P9" draw:layer="layout" svg:width="0.063cm" svg:height="0.135cm" svg:x="7.211cm" svg:y="8.358cm" svg:viewBox="0 0 64 136" svg:d="M64 21c-56-11-37 65-40 115h-23l-1-134h22c1 8-1 20 1 27 4-19 16-34 41-28v10z">
          <text:p/>
        </draw:path>
        <draw:path draw:style-name="gr46" draw:text-style-name="P9" draw:layer="layout" svg:width="0.118cm" svg:height="0.139cm" svg:x="7.288cm" svg:y="8.358cm" svg:viewBox="0 0 119 140" svg:d="M59 0c45 0 61 30 60 74h-95c0 28 9 47 37 48 18 1 31-8 35-20l19 5c-7 20-25 33-54 33-41 0-62-27-61-71 1-43 18-69 59-69zM97 57c4-42-55-54-69-20-2 5-4 12-4 20z">
          <text:p/>
        </draw:path>
        <draw:polygon draw:style-name="gr46" draw:text-style-name="P9" draw:layer="layout" svg:width="0.022cm" svg:height="0.183cm" svg:x="7.504cm" svg:y="8.311cm" svg:viewBox="0 0 23 184" draw:points="0,184 0,92 0,0 23,0 23,92 23,184">
          <text:p/>
        </draw:polygon>
        <draw:path draw:style-name="gr46" draw:text-style-name="P9" draw:layer="layout" svg:width="0.129cm" svg:height="0.139cm" svg:x="7.553cm" svg:y="8.358cm" svg:viewBox="0 0 130 140" svg:d="M88 111c-11 14-22 29-48 29-25-1-40-16-40-41-1-45 44-44 87-44 2-25-6-38-28-38-17 1-29 5-30 22l-23-2c4-26 23-37 53-37 32 0 51 14 51 45v29 28c-1 14 4 23 20 19v7 8c-23 6-44-1-42-25zM23 99c0 14 8 23 22 23 29-2 44-20 42-52-30 2-64-3-64 29z">
          <text:p/>
        </draw:path>
        <draw:path draw:style-name="gr46" draw:text-style-name="P9" draw:layer="layout" svg:width="0.108cm" svg:height="0.136cm" svg:x="7.769cm" svg:y="8.358cm" svg:viewBox="0 0 109 137" svg:d="M65 0c63-3 38 82 43 137h-23v-42-44c0-21-6-34-28-33-50 1-31 72-34 119h-22l-1-134h21c1 7-1 17 1 22 8-15 21-24 43-25z">
          <text:p/>
        </draw:path>
        <draw:path draw:style-name="gr46" draw:text-style-name="P9" draw:layer="layout" svg:width="0.119cm" svg:height="0.139cm" svg:x="7.902cm" svg:y="8.358cm" svg:viewBox="0 0 120 140" svg:d="M60 0c44 0 60 26 60 69 1 45-19 71-61 71-41 0-58-29-59-71 0-46 20-69 60-69zM59 122c32 1 38-22 38-53 0-30-5-52-36-52-30 0-37 22-37 52 0 31 7 52 35 53z">
          <text:p/>
        </draw:path>
        <draw:path draw:style-name="gr46" draw:text-style-name="P9" draw:layer="layout" svg:width="0.108cm" svg:height="0.136cm" svg:x="8.048cm" svg:y="8.361cm" svg:viewBox="0 0 109 137" svg:d="M45 137c-64 2-39-82-44-137h22v42 43c0 22 5 35 29 34 50-1 31-71 35-119h21l1 134h-21c-1-7 1-18-1-23-8 15-20 25-42 26z">
          <text:p/>
        </draw:path>
        <draw:path draw:style-name="gr46" draw:text-style-name="P9" draw:layer="layout" svg:width="0.063cm" svg:height="0.135cm" svg:x="8.188cm" svg:y="8.358cm" svg:viewBox="0 0 64 136" svg:d="M64 21c-55-11-38 65-40 115h-23l-1-134h21c1 8 0 20 2 27 5-19 17-34 41-28v10z">
          <text:p/>
        </draw:path>
        <draw:path draw:style-name="gr46" draw:text-style-name="P9" draw:layer="layout" svg:width="0.063cm" svg:height="0.135cm" svg:x="8.272cm" svg:y="8.358cm" svg:viewBox="0 0 64 136" svg:d="M64 21c-55-11-37 65-40 115h-24v-134h22c0 8-1 20 1 27 4-19 16-34 41-28v10z">
          <text:p/>
        </draw:path>
        <draw:path draw:style-name="gr46" draw:text-style-name="P9" draw:layer="layout" svg:width="0.022cm" svg:height="0.183cm" svg:x="8.355cm" svg:y="8.311cm" svg:viewBox="0 0 23 184" svg:d="M0 21v-10-11h23v11 10zM0 184v-68-66h23v66 68z">
          <text:p/>
        </draw:path>
        <draw:path draw:style-name="gr46" draw:text-style-name="P9" draw:layer="layout" svg:width="0.064cm" svg:height="0.166cm" svg:x="8.397cm" svg:y="8.331cm" svg:viewBox="0 0 65 167" svg:d="M39 131c-2 17 12 20 26 15v9 8c-23 8-50 4-50-27v-44-45h-15v-8-8h17l7-31h15v16 15h24v8 8h-24v42z">
          <text:p/>
        </draw:path>
        <draw:path draw:style-name="gr46" draw:text-style-name="P9" draw:layer="layout" svg:width="0.108cm" svg:height="0.136cm" svg:x="8.479cm" svg:y="8.361cm" svg:viewBox="0 0 109 137" svg:d="M45 137c-63 2-39-82-44-137h23v42 43c0 22 6 35 28 34 50-1 31-71 35-119h22v134h-21c0-7 1-18-1-23-8 15-20 25-42 26z">
          <text:p/>
        </draw:path>
        <draw:path draw:style-name="gr46" draw:text-style-name="P9" draw:layer="layout" svg:width="0.063cm" svg:height="0.135cm" svg:x="8.62cm" svg:y="8.358cm" svg:viewBox="0 0 64 136" svg:d="M64 21c-56-11-38 65-41 115h-22l-1-134h21c1 8-1 20 1 27 4-19 17-34 42-28v10z">
          <text:p/>
        </draw:path>
        <draw:path draw:style-name="gr46" draw:text-style-name="P9" draw:layer="layout" svg:width="0.118cm" svg:height="0.139cm" svg:x="8.697cm" svg:y="8.358cm" svg:viewBox="0 0 119 140" svg:d="M59 0c45 0 61 30 60 74h-95c0 28 9 47 37 48 18 1 30-8 35-20l19 5c-7 20-26 33-54 33-41 0-62-27-61-71 0-43 18-69 59-69zM97 57c4-42-55-54-69-20-2 5-4 12-4 20z">
          <text:p/>
        </draw:path>
        <draw:path draw:style-name="gr46" draw:text-style-name="P9" draw:layer="layout" svg:width="0.108cm" svg:height="0.136cm" svg:x="8.913cm" svg:y="8.358cm" svg:viewBox="0 0 109 137" svg:d="M66 0c62-3 37 82 42 137h-23v-42-44c0-21-5-34-27-33-51 1-31 72-34 119h-24v-134h21c0 7-1 17 2 22 8-15 20-24 43-25z">
          <text:p/>
        </draw:path>
        <draw:path draw:style-name="gr46" draw:text-style-name="P9" draw:layer="layout" svg:width="0.119cm" svg:height="0.139cm" svg:x="9.046cm" svg:y="8.358cm" svg:viewBox="0 0 120 140" svg:d="M60 0c44 0 60 26 60 69 1 45-19 71-61 71-41 0-58-29-59-71 0-46 20-69 60-69zM59 122c31 1 37-22 37-53 0-30-6-52-36-52s-37 22-37 52c0 31 7 52 36 53z">
          <text:p/>
        </draw:path>
        <draw:path draw:style-name="gr46" draw:text-style-name="P9" draw:layer="layout" svg:width="0.108cm" svg:height="0.136cm" svg:x="9.191cm" svg:y="8.361cm" svg:viewBox="0 0 109 137" svg:d="M43 137c-62 2-38-82-42-137h22v42 43c0 22 5 35 27 34 52-1 33-71 36-119h22l1 134h-21c-1-7 0-18-2-23-8 15-19 25-43 26z">
          <text:p/>
        </draw:path>
        <draw:path draw:style-name="gr46" draw:text-style-name="P9" draw:layer="layout" svg:width="0.11cm" svg:height="0.138cm" svg:x="9.322cm" svg:y="8.359cm" svg:viewBox="0 0 111 139" svg:d="M88 35c-2-24-60-27-61 0 10 37 81 8 84 63s-106 53-111 5l20-3c3 25 68 32 68 0-7-39-79-11-82-63-3-40 57-44 85-29 9 5 15 13 18 24z">
          <text:p/>
        </draw:path>
        <draw:path draw:style-name="gr46" draw:text-style-name="P9" draw:layer="layout" svg:width="0.178cm" svg:height="0.136cm" svg:x="9.527cm" svg:y="8.358cm" svg:viewBox="0 0 179 137" svg:d="M131 18c-48 2-27 74-32 119h-21v-42-44c0-20-4-35-25-33-46 3-26 73-31 119h-21l-1-134h21c1 7-1 17 1 22 7-30 70-35 75 0 8-14 19-24 42-25 59-1 33 84 38 137h-21v-42-44c0-20-4-34-25-33z">
          <text:p/>
        </draw:path>
        <draw:path draw:style-name="gr46" draw:text-style-name="P9" draw:layer="layout" svg:width="0.118cm" svg:height="0.186cm" svg:x="9.73cm" svg:y="8.311cm" svg:viewBox="0 0 119 187" svg:d="M60 47c44 0 60 30 59 75h-94c0 28 9 47 37 48 18 1 30-8 34-20l20 5c-8 20-26 32-54 32-41 0-63-26-62-70s19-70 60-70zM97 104c4-42-53-54-68-20-2 5-4 12-4 20zM74 0c9 12 21 21 28 35-22 2-27-14-40-21-14 7-19 23-42 21 7-15 21-23 29-35z">
          <text:p/>
        </draw:path>
        <draw:path draw:style-name="gr46" draw:text-style-name="P9" draw:layer="layout" svg:width="0.178cm" svg:height="0.136cm" svg:x="9.876cm" svg:y="8.358cm" svg:viewBox="0 0 179 137" svg:d="M131 18c-48 2-28 74-32 119h-21v-42-44c0-20-4-35-25-33-46 3-26 73-31 119h-21l-1-134h21c1 7-1 17 1 22 7-30 70-35 75 0 8-14 19-24 42-25 59-1 33 84 38 137h-21v-42-44c0-20-4-34-25-33z">
          <text:p/>
        </draw:path>
        <draw:path draw:style-name="gr46" draw:text-style-name="P9" draw:layer="layout" svg:width="0.118cm" svg:height="0.139cm" svg:x="10.079cm" svg:y="8.358cm" svg:viewBox="0 0 119 140" svg:d="M60 0c44 0 60 30 59 74h-94c0 28 9 47 37 48 18 1 30-8 34-20l19 5c-7 20-25 33-53 33-41 0-63-27-62-71 0-43 19-69 60-69zM97 57c4-42-54-54-68-20-2 5-4 12-4 20z">
          <text:p/>
        </draw:path>
        <draw:path draw:style-name="gr46" draw:text-style-name="P9" draw:layer="layout" svg:width="0.029cm" svg:height="0.959cm" svg:x="8.513cm" svg:y="9.579cm" svg:viewBox="0 0 30 960" svg:d="M30 960h-30v-204h30zM30 452h-30v-452h30z">
          <text:p/>
        </draw:path>
        <draw:polygon draw:style-name="gr46" draw:text-style-name="P9" draw:layer="layout" svg:width="0.029cm" svg:height="0.024cm" svg:x="8.513cm" svg:y="9.558cm" svg:viewBox="0 0 30 25" draw:points="30,25 0,25 0,0 16,8 30,0">
          <text:p/>
        </draw:polygon>
        <draw:polygon draw:style-name="gr46" draw:text-style-name="P9" draw:layer="layout" svg:width="0.132cm" svg:height="0.201cm" svg:x="8.461cm" svg:y="10.552cm" svg:viewBox="0 0 133 202" draw:points="67,202 0,0 133,0">
          <text:p/>
        </draw:polygon>
        <draw:path draw:style-name="gr46" draw:text-style-name="P9" draw:layer="layout" svg:width="0.172cm" svg:height="0.262cm" svg:x="8.441cm" svg:y="10.538cm" svg:viewBox="0 0 173 263" svg:d="M88 263l-88-263h173zM41 28l47 143 45-143z">
          <text:p/>
        </draw:path>
        <draw:path draw:style-name="gr46" draw:text-style-name="P9" draw:layer="layout" svg:width="0.172cm" svg:height="0.178cm" svg:x="8.343cm" svg:y="10.057cm" svg:viewBox="0 0 173 179" svg:d="M86 0c56 0 87 33 87 89 0 55-32 90-87 90-57 0-86-34-86-90s29-89 86-89zM86 159c44 0 62-28 62-70s-20-70-62-70c-43 0-63 28-63 70s20 70 63 70z">
          <text:p/>
        </draw:path>
        <draw:path draw:style-name="gr46" draw:text-style-name="P9" draw:layer="layout" svg:width="0.108cm" svg:height="0.136cm" svg:x="8.543cm" svg:y="10.099cm" svg:viewBox="0 0 109 137" svg:d="M43 137c-62 3-37-82-42-137h22v42 42c0 23 5 36 27 35 52-1 33-71 36-119h22l1 134h-21c-1-7 0-17-2-23-7 15-20 25-43 26z">
          <text:p/>
        </draw:path>
        <draw:path draw:style-name="gr46" draw:text-style-name="P9" draw:layer="layout" svg:width="0.023cm" svg:height="0.182cm" svg:x="8.683cm" svg:y="10.05cm" svg:viewBox="0 0 24 183" svg:d="M0 21v-11-10h24v10 11zM0 183v-66-68h24v68 66z">
          <text:p/>
        </draw:path>
        <draw:path draw:style-name="gr46" draw:text-style-name="P9" draw:layer="layout" svg:width="1.68cm" svg:height="0.028cm" svg:x="10.756cm" svg:y="8.427cm" svg:viewBox="0 0 1681 29" svg:d="M735 29h-735v-29h735zM1681 29h-486v-29h486z">
          <text:p/>
        </draw:path>
        <draw:path draw:style-name="gr46" draw:text-style-name="P9" draw:layer="layout" svg:width="0.011cm" svg:height="0.028cm" svg:x="10.745cm" svg:y="8.427cm" svg:viewBox="0 0 12 29" svg:d="M12 29h-12l12-4zM12 5l-12-5h12z">
          <text:p/>
        </draw:path>
        <draw:polygon draw:style-name="gr46" draw:text-style-name="P9" draw:layer="layout" svg:width="0.201cm" svg:height="0.131cm" svg:x="12.45cm" svg:y="8.376cm" svg:viewBox="0 0 202 132" draw:points="202,65 0,132 0,0">
          <text:p/>
        </draw:polygon>
        <draw:path draw:style-name="gr46" draw:text-style-name="P9" draw:layer="layout" svg:width="0.262cm" svg:height="0.171cm" svg:x="12.436cm" svg:y="8.356cm" svg:viewBox="0 0 263 172" svg:d="M263 85l-263 87v-172zM28 133l142-48-142-46z">
          <text:p/>
        </draw:path>
        <draw:polygon draw:style-name="gr46" draw:text-style-name="P9" draw:layer="layout" svg:width="0.141cm" svg:height="0.174cm" svg:x="11.509cm" svg:y="8.317cm" svg:viewBox="0 0 142 175" draw:points="113,175 20,26 21,175 0,175 0,88 0,0 28,0 122,150 120,0 142,0 142,88 142,175">
          <text:p/>
        </draw:polygon>
        <draw:path draw:style-name="gr46" draw:text-style-name="P9" draw:layer="layout" svg:width="0.119cm" svg:height="0.138cm" svg:x="11.68cm" svg:y="8.355cm" svg:viewBox="0 0 120 139" svg:d="M59 0c45-1 61 26 61 69 1 44-19 70-61 70s-58-28-59-70c0-46 20-69 59-69zM59 122c31 0 38-22 38-53 0-30-6-52-37-52-30 0-37 22-37 52s7 52 36 53z">
          <text:p/>
        </draw:path>
        <draw:path draw:style-name="gr46" draw:text-style-name="P9" draw:layer="layout" svg:width="0.107cm" svg:height="0.136cm" svg:x="11.826cm" svg:y="8.355cm" svg:viewBox="0 0 108 137" svg:d="M65 0c63-3 37 81 43 137h-23v-43-43c0-22-6-34-28-34-50 2-30 73-34 120h-22l-1-134h21c1 7-1 17 2 22 7-15 20-24 42-25z">
          <text:p/>
        </draw:path>
        <draw:path draw:style-name="gr44" draw:text-style-name="P8" draw:layer="layout" svg:width="2.265cm" svg:height="1.133cm" svg:x="12.712cm" svg:y="7.874cm" svg:viewBox="0 0 2266 1134" svg:d="M1812 0c250 0 454 255 454 567 0 314-204 567-454 567h-1359c-251 0-453-253-453-567 0-312 202-567 453-567z">
          <text:p/>
        </draw:path>
        <draw:path draw:style-name="gr212" draw:text-style-name="P4" draw:layer="layout" svg:width="2.265cm" svg:height="1.133cm" svg:x="12.712cm" svg:y="7.874cm" svg:viewBox="0 0 2266 1134" svg:d="M1812 0c250 0 454 255 454 567 0 314-204 567-454 567h-1359c-251 0-453-253-453-567 0-312 202-567 453-567z">
          <text:p/>
        </draw:path>
        <draw:path draw:style-name="gr46" draw:text-style-name="P9" draw:layer="layout" svg:width="0.166cm" svg:height="0.173cm" svg:x="13.173cm" svg:y="8.167cm" svg:viewBox="0 0 167 174" svg:d="M143 174l-19-50h-79l-20 50h-25l71-174h27l69 174zM117 105l-33-87c-8 31-22 58-32 87z">
          <text:p/>
        </draw:path>
        <draw:path draw:style-name="gr46" draw:text-style-name="P9" draw:layer="layout" svg:width="0.11cm" svg:height="0.138cm" svg:x="13.35cm" svg:y="8.205cm" svg:viewBox="0 0 111 139" svg:d="M58 17c-28 0-33 23-33 51 0 29 6 53 33 53 17 0 29-9 30-26l23 1c-5 26-22 43-52 43-41 0-53-29-59-70-7-65 72-92 104-45 3 5 4 10 5 15l-22 2c-3-14-11-24-29-24z">
          <text:p/>
        </draw:path>
        <draw:path draw:style-name="gr46" draw:text-style-name="P9" draw:layer="layout" svg:width="0.108cm" svg:height="0.183cm" svg:x="13.483cm" svg:y="8.157cm" svg:viewBox="0 0 109 184" svg:d="M58 65c-51 0-32 72-35 119h-23v-92-92h23l-1 73c8-15 21-26 44-26 62 0 37 82 42 137h-23v-42-44c2-22-5-34-27-33z">
          <text:p/>
        </draw:path>
        <draw:path draw:style-name="gr46" draw:text-style-name="P9" draw:layer="layout" svg:width="0.118cm" svg:height="0.139cm" svg:x="13.616cm" svg:y="8.204cm" svg:viewBox="0 0 119 140" svg:d="M61 0c44 0 60 31 58 75h-94c0 28 10 47 37 48 18 1 30-8 34-20l20 5c-8 20-26 32-54 32-41 0-63-26-62-70 1-43 19-70 61-70zM97 58c4-42-53-55-68-20-2 5-4 12-4 20z">
          <text:p/>
        </draw:path>
        <draw:path draw:style-name="gr46" draw:text-style-name="P9" draw:layer="layout" svg:width="0.064cm" svg:height="0.165cm" svg:x="13.749cm" svg:y="8.177cm" svg:viewBox="0 0 65 166" svg:d="M38 130c-2 17 13 20 27 15v9 9c-24 7-50 4-50-28v-44-45h-15v-8-8h17l6-30h15v15 15h25v8 8h-25v42z">
          <text:p/>
        </draw:path>
        <draw:path draw:style-name="gr46" draw:text-style-name="P9" draw:layer="layout" svg:width="0.118cm" svg:height="0.139cm" svg:x="13.826cm" svg:y="8.204cm" svg:viewBox="0 0 119 140" svg:d="M60 0c44 0 60 31 59 75h-95c0 28 9 47 38 48 18 1 30-8 34-20l20 5c-8 20-26 32-54 32-42 0-63-26-62-70 1-43 18-70 60-70zM97 58c4-42-53-55-69-20-2 5-4 12-4 20z">
          <text:p/>
        </draw:path>
        <draw:path draw:style-name="gr46" draw:text-style-name="P9" draw:layer="layout" svg:width="0.063cm" svg:height="0.135cm" svg:x="13.972cm" svg:y="8.205cm" svg:viewBox="0 0 64 136" svg:d="M64 21c-56-11-37 64-40 115h-23l-1-134h22c1 9-1 20 1 27 5-18 16-34 41-28v10z">
          <text:p/>
        </draw:path>
        <draw:path draw:style-name="gr46" draw:text-style-name="P9" draw:layer="layout" svg:width="0.113cm" svg:height="0.186cm" svg:x="14.119cm" svg:y="8.157cm" svg:viewBox="0 0 114 187" svg:d="M49 47c23 0 35 9 43 23l-1-70h23v184h-21c-1-7 0-16-2-22-7 16-19 25-42 25-37 0-48-27-49-69 0-47 16-71 49-71zM55 64c-28 0-32 25-32 54 0 28 4 51 32 51 30 0 36-22 36-53 0-29-6-53-36-52z">
          <text:p/>
        </draw:path>
        <draw:path draw:style-name="gr46" draw:text-style-name="P9" draw:layer="layout" svg:width="0.118cm" svg:height="0.139cm" svg:x="14.259cm" svg:y="8.204cm" svg:viewBox="0 0 119 140" svg:d="M59 0c45 0 61 31 60 75h-95c0 28 9 47 37 48 19 1 31-8 35-20l20 5c-8 20-26 32-55 32-41 0-62-26-61-70 1-43 18-70 59-70zM97 58c4-42-55-55-69-20-2 5-4 12-4 20z">
          <text:p/>
        </draw:path>
        <draw:path draw:style-name="gr46" draw:text-style-name="P9" draw:layer="layout" svg:width="0.11cm" svg:height="0.139cm" svg:x="14.395cm" svg:y="8.205cm" svg:viewBox="0 0 111 140" svg:d="M89 36c-3-24-62-27-62 0 10 37 81 8 84 63s-106 53-111 6l20-4c3 25 69 31 69 0-7-39-80-10-83-63-3-41 58-45 86-29 8 5 15 13 17 24z">
          <text:p/>
        </draw:path>
        <draw:path draw:style-name="gr46" draw:text-style-name="P9" draw:layer="layout" svg:width="0.113cm" svg:height="0.188cm" svg:x="12.959cm" svg:y="8.507cm" svg:viewBox="0 0 114 189" svg:d="M114 3c-7 88 29 206-78 183-16-4-26-14-31-30l23-4c10 33 71 23 62-19v-11-10c-8 14-20 25-43 25-37 0-47-29-47-67 0-39 11-69 50-70 20-1 33 12 41 26 0-7 0-16 1-23zM55 121c25 0 35-23 35-51 0-30-10-53-35-53-27 0-32 24-32 53 0 28 4 51 32 51z">
          <text:p/>
        </draw:path>
        <draw:path draw:style-name="gr46" draw:text-style-name="P9" draw:layer="layout" svg:width="0.129cm" svg:height="0.186cm" svg:x="13.099cm" svg:y="8.459cm" svg:viewBox="0 0 130 187" svg:d="M88 159c-11 15-22 29-48 28-25-1-40-15-40-40-1-46 44-45 87-45 2-24-6-38-29-38-16 1-28 5-29 22l-23-2c4-26 23-37 53-37 32 0 51 14 51 45v29 30c-1 14 4 22 20 18v7 7c-23 7-44-1-42-24zM23 147c0 14 8 23 22 23 29-2 44-20 42-53-30 2-64-3-64 30zM70 0c8 13 21 21 27 36-22 1-27-14-40-21-14 7-19 22-41 21 6-16 20-23 28-36z">
          <text:p/>
        </draw:path>
        <draw:path draw:style-name="gr46" draw:text-style-name="P9" draw:layer="layout" svg:width="0.064cm" svg:height="0.165cm" svg:x="13.232cm" svg:y="8.479cm" svg:viewBox="0 0 65 166" svg:d="M37 131c-1 17 14 21 28 16v8 8c-24 7-50 4-50-27v-44-45h-15v-8-8h16l7-31h14v15 16h26v8 8h-26v42z">
          <text:p/>
        </draw:path>
        <draw:path draw:style-name="gr46" draw:text-style-name="P9" draw:layer="layout" svg:width="0.118cm" svg:height="0.139cm" svg:x="13.309cm" svg:y="8.506cm" svg:viewBox="0 0 119 140" svg:d="M59 0c45 0 61 30 60 75h-96c0 28 10 47 37 48 19 1 31-9 36-21l19 5c-8 21-26 33-55 33-40 0-61-27-60-71 0-43 18-69 59-69zM96 57c4-42-54-54-69-19-2 4-4 11-4 19z">
          <text:p/>
        </draw:path>
        <draw:path draw:style-name="gr46" draw:text-style-name="P9" draw:layer="layout" svg:width="0.13cm" svg:height="0.139cm" svg:x="13.448cm" svg:y="8.506cm" svg:viewBox="0 0 131 140" svg:d="M89 111c-10 16-21 30-47 29s-42-15-42-41c0-45 45-44 89-44 2-24-7-38-29-38-17 1-30 5-30 22l-23-2c3-26 23-37 54-37s50 14 50 45v29 29c-1 14 5 23 20 19v7 7c-22 7-43-1-42-25zM23 99c0 14 9 24 24 24 28-2 44-21 42-53-30 2-66-3-66 29z">
          <text:p/>
        </draw:path>
        <draw:path draw:style-name="gr46" draw:text-style-name="P9" draw:layer="layout" svg:width="0.108cm" svg:height="0.136cm" svg:x="13.594cm" svg:y="8.509cm" svg:viewBox="0 0 109 137" svg:d="M43 137c-62 3-37-82-42-137h22v42 43c0 22 5 35 28 34 51-1 32-71 35-119h22l1 134h-21c-1-7 0-17-2-23-7 15-19 25-43 26z">
          <text:p/>
        </draw:path>
        <draw:polygon draw:style-name="gr46" draw:text-style-name="P9" draw:layer="layout" svg:width="0.121cm" svg:height="0.133cm" svg:x="13.72cm" svg:y="8.509cm" svg:viewBox="0 0 122 134" draw:points="97,134 61,80 25,134 0,134 49,66 2,0 28,0 61,53 94,0 119,0 74,66 122,134">
          <text:p/>
        </draw:polygon>
        <draw:path draw:style-name="gr46" draw:text-style-name="P9" draw:layer="layout" svg:width="0.064cm" svg:height="0.165cm" svg:x="13.917cm" svg:y="8.479cm" svg:viewBox="0 0 65 166" svg:d="M39 131c-2 17 12 21 26 16v8 8c-23 7-49 4-49-27v-44-45h-16v-8-8h18l6-31h15v15 16h24v8 8h-24v42z">
          <text:p/>
        </draw:path>
        <draw:path draw:style-name="gr46" draw:text-style-name="P9" draw:layer="layout" svg:width="0.119cm" svg:height="0.139cm" svg:x="13.994cm" svg:y="8.506cm" svg:viewBox="0 0 120 140" svg:d="M59 0c44 0 61 26 61 70s-20 70-61 70c-42 0-59-28-59-70 0-46 19-70 59-70zM59 123c30 1 37-23 37-53s-6-53-36-53-37 23-37 53 7 52 36 53z">
          <text:p/>
        </draw:path>
        <draw:path draw:style-name="gr46" draw:text-style-name="P9" draw:layer="layout" svg:width="0.108cm" svg:height="0.136cm" svg:x="14.139cm" svg:y="8.509cm" svg:viewBox="0 0 109 137" svg:d="M45 137c-63 3-39-82-44-137h23v42 43c0 22 4 35 28 34 50-1 31-71 35-119h22v134h-21c0-7 1-17-1-23-8 15-20 25-42 26z">
          <text:p/>
        </draw:path>
        <draw:path draw:style-name="gr46" draw:text-style-name="P9" draw:layer="layout" svg:width="0.065cm" svg:height="0.165cm" svg:x="14.266cm" svg:y="8.479cm" svg:viewBox="0 0 66 166" svg:d="M39 131c-2 17 13 21 27 16v8 8c-23 7-50 4-50-27v-44-45h-16v-8-8h17l7-31h15v15 16h25v8 8h-25v42z">
          <text:p/>
        </draw:path>
        <draw:path draw:style-name="gr46" draw:text-style-name="P9" draw:layer="layout" svg:width="0.067cm" svg:height="0.182cm" svg:x="14.406cm" svg:y="8.459cm" svg:viewBox="0 0 68 183" svg:d="M68 20c-22-7-29 7-26 30h26v8 8h-26v59 58h-23v-58-59h-19v-8-8h19c-5-36 12-58 49-48v9z">
          <text:p/>
        </draw:path>
        <draw:path draw:style-name="gr46" draw:text-style-name="P9" draw:layer="layout" svg:width="0.129cm" svg:height="0.139cm" svg:x="14.483cm" svg:y="8.506cm" svg:viewBox="0 0 130 140" svg:d="M89 111c-11 16-22 30-48 29s-41-15-41-41c-1-45 45-44 88-44 2-24-6-38-28-38-17 1-29 5-31 22l-23-2c4-26 23-37 54-37 32 0 51 14 51 45v29 29c-1 14 5 23 19 19v7 7c-21 7-42-1-41-25zM23 99c0 14 9 24 23 24 29-2 44-21 42-53-30 2-65-3-65 29z">
          <text:p/>
        </draw:path>
        <draw:path draw:style-name="gr46" draw:text-style-name="P9" draw:layer="layout" svg:width="0.022cm" svg:height="0.182cm" svg:x="14.629cm" svg:y="8.46cm" svg:viewBox="0 0 23 183" svg:d="M0 22v-11-11h23v11 11zM0 183v-66-67h23v67 66z">
          <text:p/>
        </draw:path>
        <draw:path draw:style-name="gr46" draw:text-style-name="P9" draw:layer="layout" svg:width="0.064cm" svg:height="0.165cm" svg:x="14.671cm" svg:y="8.479cm" svg:viewBox="0 0 65 166" svg:d="M39 131c-2 17 12 21 26 16v8 8c-23 7-50 4-50-27v-44-45h-15v-8-8h18l6-31h15v15 16h24v8 8h-24v42z">
          <text:p/>
        </draw:path>
        <draw:polygon draw:style-name="gr44" draw:text-style-name="P8" draw:layer="layout" svg:width="5.064cm" svg:height="2.287cm" svg:x="5.995cm" svg:y="10.815cm" svg:viewBox="0 0 5065 2288" draw:points="2534,0 5065,1144 2534,2288 0,1144">
          <text:p/>
        </draw:polygon>
        <draw:polygon draw:style-name="gr212" draw:text-style-name="P4" draw:layer="layout" svg:width="5.064cm" svg:height="2.287cm" svg:x="5.995cm" svg:y="10.815cm" svg:viewBox="0 0 5065 2288" draw:points="2534,0 5065,1144 2534,2288 0,1144">
          <text:p/>
        </draw:polygon>
        <draw:polygon draw:style-name="gr46" draw:text-style-name="P9" draw:layer="layout" svg:width="0.143cm" svg:height="0.174cm" svg:x="6.395cm" svg:y="11.837cm" svg:viewBox="0 0 144 175" draw:points="85,21 85,98 85,175 60,175 60,98 60,21 0,21 0,10 0,0 144,0 144,10 144,21">
          <text:p/>
        </draw:polygon>
        <draw:path draw:style-name="gr46" draw:text-style-name="P9" draw:layer="layout" svg:width="0.063cm" svg:height="0.135cm" svg:x="6.551cm" svg:y="11.875cm" svg:viewBox="0 0 64 136" svg:d="M64 21c-56-11-38 64-41 115h-23v-134h21c0 8-1 20 1 27 4-19 16-34 42-28v10z">
          <text:p/>
        </draw:path>
        <draw:path draw:style-name="gr46" draw:text-style-name="P9" draw:layer="layout" svg:width="0.118cm" svg:height="0.139cm" svg:x="6.628cm" svg:y="11.875cm" svg:viewBox="0 0 119 140" svg:d="M60 0c43-1 59 26 59 70 1 44-18 70-60 70s-59-28-59-70c0-47 19-70 60-70zM59 123c31 1 37-22 37-53s-5-53-35-53c-31 0-38 22-38 53 0 30 7 52 36 53z">
          <text:p/>
        </draw:path>
        <draw:path draw:style-name="gr46" draw:text-style-name="P9" draw:layer="layout" svg:width="0.108cm" svg:height="0.136cm" svg:x="6.773cm" svg:y="11.878cm" svg:viewBox="0 0 109 137" svg:d="M45 137c-64 2-39-82-44-137h23v42 43c0 22 5 35 28 34 50-1 31-71 35-119h21l1 134h-21c-1-7 1-18-1-23-8 15-20 25-42 26z">
          <text:p/>
        </draw:path>
        <draw:polygon draw:style-name="gr46" draw:text-style-name="P9" draw:layer="layout" svg:width="0.125cm" svg:height="0.133cm" svg:x="6.897cm" svg:y="11.878cm" svg:viewBox="0 0 126 134" draw:points="75,134 49,134 0,0 24,0 62,116 101,0 126,0">
          <text:p/>
        </draw:polygon>
        <draw:path draw:style-name="gr46" draw:text-style-name="P9" draw:layer="layout" svg:width="0.118cm" svg:height="0.139cm" svg:x="7.033cm" svg:y="11.875cm" svg:viewBox="0 0 119 140" svg:d="M60 0c44 0 61 30 59 75h-95c0 28 10 47 37 48 18 1 30-9 34-20l21 5c-8 20-27 32-55 32-41 0-62-26-61-70s18-70 60-70zM96 57c4-42-53-54-68-20-2 5-4 12-4 20z">
          <text:p/>
        </draw:path>
        <draw:polygon draw:style-name="gr46" draw:text-style-name="P9" draw:layer="layout" svg:width="0.11cm" svg:height="0.133cm" svg:x="7.169cm" svg:y="11.878cm" svg:viewBox="0 0 111 134" draw:points="0,134 0,125 0,117 82,17 5,17 5,8 5,0 106,0 106,8 106,17 24,117 111,117 111,125 111,134">
          <text:p/>
        </draw:polygon>
        <draw:path draw:style-name="gr46" draw:text-style-name="P9" draw:layer="layout" svg:width="0.113cm" svg:height="0.186cm" svg:x="7.369cm" svg:y="11.828cm" svg:viewBox="0 0 114 187" svg:d="M50 47c21 0 33 9 42 23l-1-70h22l1 184h-21c-1-7 0-16-2-22-7 16-20 25-41 25-38 0-49-28-50-69 0-47 16-71 50-71zM56 64c-29 0-33 24-33 53 0 28 4 52 32 52 30 0 36-22 36-53 0-30-6-53-35-52z">
          <text:p/>
        </draw:path>
        <draw:path draw:style-name="gr46" draw:text-style-name="P9" draw:layer="layout" svg:width="0.118cm" svg:height="0.139cm" svg:x="7.509cm" svg:y="11.875cm" svg:viewBox="0 0 119 140" svg:d="M59 0c45 0 61 30 60 75h-96c0 28 10 47 38 48 18 1 30-9 34-20l20 5c-7 20-27 32-54 32-41 0-62-26-61-70 0-44 18-70 59-70zM95 57c5-42-53-54-67-20-2 5-5 12-5 20z">
          <text:p/>
        </draw:path>
        <draw:path draw:style-name="gr46" draw:text-style-name="P9" draw:layer="layout" svg:width="0.11cm" svg:height="0.138cm" svg:x="7.645cm" svg:y="11.876cm" svg:viewBox="0 0 111 139" svg:d="M88 35c-2-24-61-27-61 0 10 38 81 8 84 64 3 54-106 52-111 5l20-3c2 25 68 31 69 0-7-39-80-11-83-64-3-40 58-44 86-29 8 4 15 13 17 24z">
          <text:p/>
        </draw:path>
        <draw:path draw:style-name="gr46" draw:text-style-name="P9" draw:layer="layout" svg:width="0.063cm" svg:height="0.135cm" svg:x="7.85cm" svg:y="11.875cm" svg:viewBox="0 0 64 136" svg:d="M64 21c-55-11-38 64-40 115h-23l-1-134h21c1 8 0 20 2 27 4-19 16-34 41-28v10z">
          <text:p/>
        </draw:path>
        <draw:path draw:style-name="gr46" draw:text-style-name="P9" draw:layer="layout" svg:width="0.119cm" svg:height="0.139cm" svg:x="7.927cm" svg:y="11.875cm" svg:viewBox="0 0 120 140" svg:d="M61 0c44 0 60 30 59 75h-96c0 28 10 47 38 48 18 1 30-9 34-20l20 5c-8 20-26 32-54 32-41 0-62-26-62-70 1-44 19-70 61-70zM97 57c4-42-53-54-69-20-2 5-4 12-4 20z">
          <text:p/>
        </draw:path>
        <draw:path draw:style-name="gr46" draw:text-style-name="P9" draw:layer="layout" svg:width="0.109cm" svg:height="0.138cm" svg:x="8.067cm" svg:y="11.876cm" svg:viewBox="0 0 110 139" svg:d="M58 17c-29 0-35 23-35 51s7 53 35 53c17 0 29-11 30-27l22 1c-4 27-21 44-51 44-43 0-55-30-59-71-7-65 72-91 104-44 3 5 4 9 5 15l-22 2c-3-15-12-24-29-24z">
          <text:p/>
        </draw:path>
        <draw:path draw:style-name="gr46" draw:text-style-name="P9" draw:layer="layout" svg:width="0.118cm" svg:height="0.139cm" svg:x="8.193cm" svg:y="11.875cm" svg:viewBox="0 0 119 140" svg:d="M61 0c44 0 60 30 58 75h-94c0 28 10 47 37 48 18 1 30-9 34-20l20 5c-8 20-26 32-54 32-41 0-63-26-62-70s19-70 61-70zM97 57c4-42-53-54-68-20-2 5-4 12-4 20z">
          <text:p/>
        </draw:path>
        <draw:path draw:style-name="gr46" draw:text-style-name="P9" draw:layer="layout" svg:width="0.064cm" svg:height="0.165cm" svg:x="8.326cm" svg:y="11.848cm" svg:viewBox="0 0 65 166" svg:d="M39 131c-2 17 12 20 26 15v9 8c-23 7-50 4-50-27v-46-44h-15v-8-8h17l6-30h16v15 15h24v8 8h-24v42z">
          <text:p/>
        </draw:path>
        <draw:path draw:style-name="gr46" draw:text-style-name="P9" draw:layer="layout" svg:width="0.064cm" svg:height="0.165cm" svg:x="8.396cm" svg:y="11.848cm" svg:viewBox="0 0 65 166" svg:d="M39 131c-2 17 12 20 26 15v9 8c-23 7-50 4-50-27v-46-44h-15v-8-8h17l7-30h15v15 15h24v8 8h-24v42z">
          <text:p/>
        </draw:path>
        <draw:path draw:style-name="gr46" draw:text-style-name="P9" draw:layer="layout" svg:width="0.118cm" svg:height="0.139cm" svg:x="8.473cm" svg:y="11.875cm" svg:viewBox="0 0 119 140" svg:d="M59 0c45 0 61 30 60 75h-95c0 28 9 47 37 48 18 1 31-9 35-20l19 5c-7 20-25 32-54 32-41 0-62-26-61-70 0-44 18-70 59-70zM97 57c4-42-55-54-69-20-2 5-4 12-4 20z">
          <text:p/>
        </draw:path>
        <draw:path draw:style-name="gr46" draw:text-style-name="P9" draw:layer="layout" svg:width="0.11cm" svg:height="0.138cm" svg:x="8.609cm" svg:y="11.876cm" svg:viewBox="0 0 111 139" svg:d="M89 35c-3-24-62-27-62 0 10 38 81 8 84 64 3 54-106 52-111 5l20-3c2 25 69 31 69 0-7-39-80-11-83-64-3-40 58-44 86-29 8 4 15 13 17 24z">
          <text:p/>
        </draw:path>
        <draw:path draw:style-name="gr46" draw:text-style-name="P9" draw:layer="layout" svg:width="0.11cm" svg:height="0.138cm" svg:x="8.805cm" svg:y="11.876cm" svg:viewBox="0 0 111 139" svg:d="M88 35c-2-24-61-27-61 0 10 38 81 8 84 64 3 54-106 52-111 5l20-3c2 25 68 31 69 0-7-39-80-11-83-64-3-40 57-44 86-29 8 4 15 13 17 24z">
          <text:p/>
        </draw:path>
        <draw:path draw:style-name="gr46" draw:text-style-name="P9" draw:layer="layout" svg:width="0.022cm" svg:height="0.183cm" svg:x="8.941cm" svg:y="11.828cm" svg:viewBox="0 0 23 184" svg:d="M0 21v-10-11h23v11 10zM0 184v-67-67h23v67 67z">
          <text:p/>
        </draw:path>
        <draw:path draw:style-name="gr46" draw:text-style-name="P9" draw:layer="layout" svg:width="0.177cm" svg:height="0.136cm" svg:x="8.996cm" svg:y="11.875cm" svg:viewBox="0 0 178 137" svg:d="M131 18c-48 2-28 74-32 119h-22v-42-44c0-20-3-35-24-33-46 2-27 73-31 119h-21l-1-134h21c1 7-1 17 1 22 7-30 69-35 75 0 8-14 19-24 42-25 59-1 32 84 38 137h-22v-42-44c0-20-3-34-24-33z">
          <text:p/>
        </draw:path>
        <draw:path draw:style-name="gr46" draw:text-style-name="P9" draw:layer="layout" svg:width="0.113cm" svg:height="0.188cm" svg:x="9.204cm" svg:y="11.875cm" svg:viewBox="0 0 114 189" svg:d="M66 0c38 1 48 29 48 70 0 40-11 68-48 70-22 0-35-9-42-24v73h-23l-1-186h23l1 21c7-15 20-24 42-24zM60 123c28 0 31-24 31-53s-4-52-31-52c-29 0-36 22-36 54 0 30 7 51 36 51z">
          <text:p/>
        </draw:path>
        <draw:polygon draw:style-name="gr46" draw:text-style-name="P9" draw:layer="layout" svg:width="0.022cm" svg:height="0.183cm" svg:x="9.345cm" svg:y="11.828cm" svg:viewBox="0 0 23 184" draw:points="0,184 0,92 0,0 23,0 23,92 23,184">
          <text:p/>
        </draw:polygon>
        <draw:path draw:style-name="gr46" draw:text-style-name="P9" draw:layer="layout" svg:width="0.118cm" svg:height="0.139cm" svg:x="9.394cm" svg:y="11.875cm" svg:viewBox="0 0 119 140" svg:d="M59 0c44 0 61 30 60 75h-96c0 28 10 47 38 48 18 1 30-9 34-20l20 5c-7 20-27 32-54 32-41 0-62-26-61-70 0-44 18-70 59-70zM95 57c5-42-53-54-67-20-2 5-5 12-5 20z">
          <text:p/>
        </draw:path>
        <draw:path draw:style-name="gr46" draw:text-style-name="P9" draw:layer="layout" svg:width="0.11cm" svg:height="0.138cm" svg:x="9.53cm" svg:y="11.876cm" svg:viewBox="0 0 111 139" svg:d="M88 35c-2-24-60-27-60 0 10 38 80 8 83 64 3 54-106 52-111 5l21-3c2 25 67 31 68 0-7-39-79-11-83-64-3-40 58-44 86-29 8 4 15 13 17 24z">
          <text:p/>
        </draw:path>
        <draw:path draw:style-name="gr46" draw:text-style-name="P9" draw:layer="layout" svg:width="0.129cm" svg:height="0.188cm" svg:x="9.729cm" svg:y="11.826cm" svg:viewBox="0 0 130 189" svg:d="M89 161c-11 14-22 28-48 28-25-1-41-15-41-40-1-46 45-45 88-45 2-25-6-38-28-38-17 1-29 5-30 22l-24-2c4-26 24-37 54-37 32 0 51 14 51 45v30 28c-1 14 4 23 19 19v7 7c-22 6-42-1-41-24zM24 149c0 14 8 23 22 23 29-2 44-20 42-52-30 2-64-3-64 29zM67 37l-40-34v-2-1h25c8 13 21 22 26 37z">
          <text:p/>
        </draw:path>
        <draw:path draw:style-name="gr46" draw:text-style-name="P9" draw:layer="layout" svg:width="0.063cm" svg:height="0.135cm" svg:x="9.945cm" svg:y="11.875cm" svg:viewBox="0 0 64 136" svg:d="M64 21c-55-11-37 64-40 115h-24v-134h22c0 8-1 20 1 27 4-19 16-34 41-28v10z">
          <text:p/>
        </draw:path>
        <draw:path draw:style-name="gr46" draw:text-style-name="P9" draw:layer="layout" svg:width="0.118cm" svg:height="0.188cm" svg:x="10.022cm" svg:y="11.826cm" svg:viewBox="0 0 119 189" svg:d="M59 49c45 0 61 30 60 75h-96c0 28 10 47 37 48 20 1 31-9 36-20l19 5c-7 20-26 32-55 32-40 0-61-26-60-70 0-44 18-70 59-70zM96 106c5-42-54-54-68-20-3 5-5 12-5 20zM44 37c5-16 19-24 27-37h25v1 2l-41 34z">
          <text:p/>
        </draw:path>
        <draw:path draw:style-name="gr46" draw:text-style-name="P9" draw:layer="layout" svg:width="0.13cm" svg:height="0.139cm" svg:x="10.161cm" svg:y="11.875cm" svg:viewBox="0 0 131 140" svg:d="M89 112c-11 14-22 28-48 28-25-1-41-15-41-40 0-46 44-45 88-45 2-25-6-38-29-38-17 1-29 5-29 22l-23-2c3-26 23-37 53-37 31 0 51 14 51 45v30 28c0 14 5 23 20 19v7 7c-22 6-44-1-42-24zM24 100c0 14 8 23 22 23 29-2 44-20 42-52-30 2-64-3-64 29z">
          <text:p/>
        </draw:path>
        <draw:polygon draw:style-name="gr46" draw:text-style-name="P9" draw:layer="layout" svg:width="0.022cm" svg:height="0.183cm" svg:x="10.308cm" svg:y="11.828cm" svg:viewBox="0 0 23 184" draw:points="0,184 0,92 0,0 23,0 23,92 23,184">
          <text:p/>
        </draw:polygon>
        <draw:path draw:style-name="gr46" draw:text-style-name="P9" draw:layer="layout" svg:width="0.022cm" svg:height="0.183cm" svg:x="10.363cm" svg:y="11.828cm" svg:viewBox="0 0 23 184" svg:d="M0 21v-10-11h23v11 10zM0 184v-67-67h23v67 67z">
          <text:p/>
        </draw:path>
        <draw:path draw:style-name="gr46" draw:text-style-name="P9" draw:layer="layout" svg:width="0.11cm" svg:height="0.138cm" svg:x="10.408cm" svg:y="11.876cm" svg:viewBox="0 0 111 139" svg:d="M89 35c-2-24-60-27-61 0 10 38 80 8 83 64 4 54-105 52-111 5l21-3c3 25 68 31 68 0-7-39-79-11-82-64-3-40 57-44 85-29 9 4 15 13 17 24z">
          <text:p/>
        </draw:path>
        <draw:path draw:style-name="gr46" draw:text-style-name="P9" draw:layer="layout" svg:width="0.118cm" svg:height="0.188cm" svg:x="10.538cm" svg:y="11.826cm" svg:viewBox="0 0 119 189" svg:d="M60 49c44 0 60 30 59 75h-95c0 28 10 47 37 48 19 1 30-9 35-20l19 5c-7 20-26 32-54 32-41 0-62-26-61-70 0-44 18-70 60-70zM96 106c5-42-53-54-67-20-3 5-5 12-5 20zM45 37c5-16 19-24 26-37h25v1 2l-40 34z">
          <text:p/>
        </draw:path>
        <draw:path draw:style-name="gr46" draw:text-style-name="P9" draw:layer="layout" svg:width="0.029cm" svg:height="1.286cm" svg:x="8.513cm" svg:y="13.131cm" svg:viewBox="0 0 30 1287" svg:d="M30 1287h-30v-368h30zM30 617h-30v-617h30z">
          <text:p/>
        </draw:path>
        <draw:polygon draw:style-name="gr46" draw:text-style-name="P9" draw:layer="layout" svg:width="0.029cm" svg:height="0.019cm" svg:x="8.513cm" svg:y="13.112cm" svg:viewBox="0 0 30 20" draw:points="30,20 0,20 0,0 16,5 30,0">
          <text:p/>
        </draw:polygon>
        <draw:polygon draw:style-name="gr46" draw:text-style-name="P9" draw:layer="layout" svg:width="0.132cm" svg:height="0.203cm" svg:x="8.461cm" svg:y="14.431cm" svg:viewBox="0 0 133 204" draw:points="67,204 0,0 133,0">
          <text:p/>
        </draw:polygon>
        <draw:path draw:style-name="gr46" draw:text-style-name="P9" draw:layer="layout" svg:width="0.172cm" svg:height="0.262cm" svg:x="8.441cm" svg:y="14.417cm" svg:viewBox="0 0 173 263" svg:d="M88 263l-88-263h173zM41 28l47 143 45-143z">
          <text:p/>
        </draw:path>
        <draw:path draw:style-name="gr46" draw:text-style-name="P9" draw:layer="layout" svg:width="0.172cm" svg:height="0.178cm" svg:x="8.343cm" svg:y="13.772cm" svg:viewBox="0 0 173 179" svg:d="M86 0c56 0 87 33 87 89 0 55-32 90-87 90-57 0-86-34-86-90s29-89 86-89zM86 160c44 0 62-29 62-71s-20-70-62-70c-43 0-63 28-63 70s20 70 63 71z">
          <text:p/>
        </draw:path>
        <draw:path draw:style-name="gr46" draw:text-style-name="P9" draw:layer="layout" svg:width="0.108cm" svg:height="0.136cm" svg:x="8.543cm" svg:y="13.814cm" svg:viewBox="0 0 109 137" svg:d="M43 137c-62 3-37-81-42-137h22v43 42c0 22 5 35 27 35 52-2 33-71 36-120h22l1 134h-21c-1-7 0-17-2-23-7 16-20 25-43 26z">
          <text:p/>
        </draw:path>
        <draw:path draw:style-name="gr46" draw:text-style-name="P9" draw:layer="layout" svg:width="0.023cm" svg:height="0.182cm" svg:x="8.683cm" svg:y="13.765cm" svg:viewBox="0 0 24 183" svg:d="M0 21v-11-10h24v10 11zM0 183v-67-67h24v67 67z">
          <text:p/>
        </draw:path>
        <draw:path draw:style-name="gr46" draw:text-style-name="P9" draw:layer="layout" svg:width="1.259cm" svg:height="0.028cm" svg:x="11.109cm" svg:y="11.945cm" svg:viewBox="0 0 1260 29" svg:d="M522 29h-522v-29h522zM1260 29h-275v-29h275z">
          <text:p/>
        </draw:path>
        <draw:polygon draw:style-name="gr46" draw:text-style-name="P9" draw:layer="layout" svg:width="0.048cm" svg:height="0.028cm" svg:x="11.062cm" svg:y="11.945cm" svg:viewBox="0 0 49 29" draw:points="49,29 0,29 34,14 0,0 49,0">
          <text:p/>
        </draw:polygon>
        <draw:polygon draw:style-name="gr46" draw:text-style-name="P9" draw:layer="layout" svg:width="0.202cm" svg:height="0.131cm" svg:x="12.382cm" svg:y="11.893cm" svg:viewBox="0 0 203 132" draw:points="203,66 0,132 0,0">
          <text:p/>
        </draw:polygon>
        <draw:path draw:style-name="gr46" draw:text-style-name="P9" draw:layer="layout" svg:width="0.262cm" svg:height="0.171cm" svg:x="12.368cm" svg:y="11.873cm" svg:viewBox="0 0 263 172" svg:d="M263 87l-263 85v-172zM28 132l144-45-144-47z">
          <text:p/>
        </draw:path>
        <draw:polygon draw:style-name="gr46" draw:text-style-name="P9" draw:layer="layout" svg:width="0.141cm" svg:height="0.174cm" svg:x="11.652cm" svg:y="11.834cm" svg:viewBox="0 0 142 175" draw:points="113,175 20,27 21,175 0,175 0,88 0,0 28,0 122,150 120,0 142,0 142,88 142,175">
          <text:p/>
        </draw:polygon>
        <draw:path draw:style-name="gr46" draw:text-style-name="P9" draw:layer="layout" svg:width="0.119cm" svg:height="0.138cm" svg:x="11.823cm" svg:y="11.872cm" svg:viewBox="0 0 120 139" svg:d="M60 0c44-1 60 26 60 70 1 44-19 69-60 69-43 0-59-27-60-69 0-47 20-70 60-70zM60 123c31 0 37-22 37-53s-6-53-36-53c-31 0-38 22-38 53 0 30 7 52 37 53z">
          <text:p/>
        </draw:path>
        <draw:path draw:style-name="gr46" draw:text-style-name="P9" draw:layer="layout" svg:width="0.108cm" svg:height="0.136cm" svg:x="11.969cm" svg:y="11.872cm" svg:viewBox="0 0 109 137" svg:d="M65 0c63-3 38 82 43 137h-22v-43-43c0-22-6-34-29-34-50 2-30 73-34 120h-22l-1-134h21c1 7-1 17 2 22 7-15 20-24 42-25z">
          <text:p/>
        </draw:path>
        <draw:path draw:style-name="gr44" draw:text-style-name="P8" draw:layer="layout" svg:width="2.265cm" svg:height="1.132cm" svg:x="12.644cm" svg:y="11.393cm" svg:viewBox="0 0 2266 1133" svg:d="M1812 0c251 0 454 253 454 567 0 312-203 566-454 566h-1359c-249 0-453-254-453-566 0-314 204-567 453-567z">
          <text:p/>
        </draw:path>
        <draw:path draw:style-name="gr212" draw:text-style-name="P4" draw:layer="layout" svg:width="2.265cm" svg:height="1.132cm" svg:x="12.644cm" svg:y="11.393cm" svg:viewBox="0 0 2266 1133" svg:d="M1812 0c251 0 454 253 454 567 0 312-203 566-454 566h-1359c-249 0-453-254-453-566 0-314 204-567 453-567z">
          <text:p/>
        </draw:path>
        <draw:path draw:style-name="gr46" draw:text-style-name="P9" draw:layer="layout" svg:width="0.167cm" svg:height="0.173cm" svg:x="13.106cm" svg:y="11.684cm" svg:viewBox="0 0 168 174" svg:d="M144 174l-20-51h-80l-19 51h-25l71-174h27l70 174zM117 104l-34-86c-8 31-21 57-32 86z">
          <text:p/>
        </draw:path>
        <draw:path draw:style-name="gr46" draw:text-style-name="P9" draw:layer="layout" svg:width="0.109cm" svg:height="0.138cm" svg:x="13.284cm" svg:y="11.722cm" svg:viewBox="0 0 110 139" svg:d="M57 17c-28 0-34 23-34 51s6 52 34 52c17 0 29-10 31-26l22 1c-4 26-22 44-53 44-41 0-53-30-57-70-7-66 72-93 104-45 2 5 3 10 5 15l-23 2c-3-14-11-24-29-24z">
          <text:p/>
        </draw:path>
        <draw:path draw:style-name="gr46" draw:text-style-name="P9" draw:layer="layout" svg:width="0.107cm" svg:height="0.183cm" svg:x="13.417cm" svg:y="11.674cm" svg:viewBox="0 0 108 184" svg:d="M56 66c-50 0-30 71-34 118h-22v-91-93h22l-1 73c9-15 20-26 43-26 63 0 38 82 43 137h-23v-42-43c1-22-6-35-28-33z">
          <text:p/>
        </draw:path>
        <draw:path draw:style-name="gr46" draw:text-style-name="P9" draw:layer="layout" svg:width="0.118cm" svg:height="0.139cm" svg:x="13.55cm" svg:y="11.721cm" svg:viewBox="0 0 119 140" svg:d="M59 0c45 0 61 30 60 74h-96c0 29 10 48 37 49 20 1 31-8 36-20l19 5c-7 20-26 32-55 32-40 0-61-26-60-71 0-43 18-69 59-69zM96 57c5-42-54-54-68-20-3 5-5 12-5 20z">
          <text:p/>
        </draw:path>
        <draw:path draw:style-name="gr46" draw:text-style-name="P9" draw:layer="layout" svg:width="0.065cm" svg:height="0.165cm" svg:x="13.682cm" svg:y="11.694cm" svg:viewBox="0 0 66 166" svg:d="M38 131c-1 17 14 20 28 15v9 8c-24 7-50 4-50-27v-45-45h-16v-8-8h17l6-30h15v15 15h26v8 8h-26v42z">
          <text:p/>
        </draw:path>
        <draw:path draw:style-name="gr46" draw:text-style-name="P9" draw:layer="layout" svg:width="0.119cm" svg:height="0.139cm" svg:x="13.759cm" svg:y="11.721cm" svg:viewBox="0 0 120 140" svg:d="M60 0c44 0 61 30 60 74h-96c0 29 10 48 37 49 18 1 30-8 34-20l21 5c-8 20-27 32-55 32-40 0-61-26-61-71 1-43 19-69 60-69zM96 57c4-42-53-54-68-20-2 5-4 12-4 20z">
          <text:p/>
        </draw:path>
        <draw:path draw:style-name="gr46" draw:text-style-name="P9" draw:layer="layout" svg:width="0.063cm" svg:height="0.135cm" svg:x="13.905cm" svg:y="11.722cm" svg:viewBox="0 0 64 136" svg:d="M64 21c-55-11-37 64-39 115h-24l-1-134h22c1 8 0 20 2 27 4-19 16-34 40-28v10z">
          <text:p/>
        </draw:path>
        <draw:path draw:style-name="gr46" draw:text-style-name="P9" draw:layer="layout" svg:width="0.114cm" svg:height="0.186cm" svg:x="14.052cm" svg:y="11.674cm" svg:viewBox="0 0 115 187" svg:d="M50 47c22 0 34 9 42 23v-70h22l1 184h-21c-2-7 0-16-2-22-7 16-20 25-42 25-38 0-49-28-50-69 0-47 18-71 50-71zM57 64c-28 0-32 25-32 54 0 27 4 51 31 51 29 0 36-22 36-53 0-29-7-53-35-52z">
          <text:p/>
        </draw:path>
        <draw:path draw:style-name="gr46" draw:text-style-name="P9" draw:layer="layout" svg:width="0.118cm" svg:height="0.139cm" svg:x="14.192cm" svg:y="11.721cm" svg:viewBox="0 0 119 140" svg:d="M61 0c44 0 60 30 58 74h-95c0 29 11 48 38 49 18 1 30-8 34-20l20 5c-8 20-26 32-54 32-41 0-62-26-62-71 1-43 18-69 61-69zM97 57c4-42-53-54-68-20-3 5-5 12-5 20z">
          <text:p/>
        </draw:path>
        <draw:path draw:style-name="gr46" draw:text-style-name="P9" draw:layer="layout" svg:width="0.109cm" svg:height="0.138cm" svg:x="14.329cm" svg:y="11.722cm" svg:viewBox="0 0 110 139" svg:d="M88 35c-2-24-60-27-61 0 11 37 81 8 83 64 3 54-104 52-110 5l20-3c3 25 68 31 69 0-7-40-79-11-83-64-4-40 58-44 86-29 8 5 14 13 16 24z">
          <text:p/>
        </draw:path>
        <draw:path draw:style-name="gr46" draw:text-style-name="P9" draw:layer="layout" svg:width="0.114cm" svg:height="0.188cm" svg:x="12.892cm" svg:y="12.024cm" svg:viewBox="0 0 115 189" svg:d="M115 2c-7 89 28 206-78 184-16-4-27-14-31-30l22-4c11 33 71 23 64-19v-11-10c-8 14-21 25-43 25-39 0-49-29-49-67 0-40 12-69 51-70 20-1 34 11 41 25 1-7 0-16 2-23zM57 121c25 0 35-23 35-51 0-30-10-54-35-54-29 0-34 25-34 54 0 28 5 51 34 51z">
          <text:p/>
        </draw:path>
        <draw:path draw:style-name="gr46" draw:text-style-name="P9" draw:layer="layout" svg:width="0.13cm" svg:height="0.186cm" svg:x="13.032cm" svg:y="11.976cm" svg:viewBox="0 0 131 187" svg:d="M89 159c-10 15-21 29-48 28-25-1-41-15-41-40-1-46 44-45 89-45 2-24-7-38-30-38-17 1-29 5-29 22l-24-2c4-26 24-37 54-37 32 0 51 14 51 45v29 30c-1 13 5 22 20 18v7 7c-22 7-43-1-42-24zM23 147c0 14 9 23 23 23 29-2 45-20 43-53-31 2-66-3-66 30zM71 0c9 12 21 21 27 36-21 1-26-14-40-21-14 7-19 22-42 21 7-16 21-24 29-36z">
          <text:p/>
        </draw:path>
        <draw:path draw:style-name="gr46" draw:text-style-name="P9" draw:layer="layout" svg:width="0.064cm" svg:height="0.165cm" svg:x="13.165cm" svg:y="11.996cm" svg:viewBox="0 0 65 166" svg:d="M38 130c-2 18 12 21 27 17v8 8c-24 7-50 4-50-27v-45-45h-15v-8-8h17l6-30h15v15 15h25v8 8h-25v42z">
          <text:p/>
        </draw:path>
        <draw:path draw:style-name="gr46" draw:text-style-name="P9" draw:layer="layout" svg:width="0.118cm" svg:height="0.139cm" svg:x="13.242cm" svg:y="12.023cm" svg:viewBox="0 0 119 140" svg:d="M60 0c44 0 61 30 59 76h-95c0 28 11 46 38 47 18 1 30-8 34-20l20 5c-8 20-26 32-54 32-42 0-63-26-62-70s18-70 60-70zM97 58c4-43-53-55-69-21-2 5-4 12-4 21z">
          <text:p/>
        </draw:path>
        <draw:path draw:style-name="gr46" draw:text-style-name="P9" draw:layer="layout" svg:width="0.129cm" svg:height="0.139cm" svg:x="13.382cm" svg:y="12.023cm" svg:viewBox="0 0 130 140" svg:d="M88 112c-11 15-22 29-48 28-25-1-40-15-40-40-1-45 44-44 87-44 2-25-6-39-28-39-17 1-29 5-30 22l-23-2c4-26 23-37 53-37 32 0 52 14 52 45v30 29c-1 13 4 22 19 18v7 7c-22 7-44-1-42-24zM23 100c0 14 8 23 22 23 29-2 44-20 42-52-30 2-64-3-64 29z">
          <text:p/>
        </draw:path>
        <draw:path draw:style-name="gr46" draw:text-style-name="P9" draw:layer="layout" svg:width="0.108cm" svg:height="0.136cm" svg:x="13.527cm" svg:y="12.026cm" svg:viewBox="0 0 109 137" svg:d="M45 137c-63 3-39-82-44-137h24v42 43c0 22 4 35 27 34 50-1 31-71 35-119h22v134h-21c0-7 1-17-1-23-8 15-20 25-42 26z">
          <text:p/>
        </draw:path>
        <draw:polygon draw:style-name="gr46" draw:text-style-name="P9" draw:layer="layout" svg:width="0.12cm" svg:height="0.133cm" svg:x="13.654cm" svg:y="12.026cm" svg:viewBox="0 0 121 134" draw:points="97,134 60,80 24,134 0,134 47,66 2,0 26,0 60,53 94,0 118,0 72,66 121,134">
          <text:p/>
        </draw:polygon>
        <draw:path draw:style-name="gr46" draw:text-style-name="P9" draw:layer="layout" svg:width="0.065cm" svg:height="0.165cm" svg:x="13.85cm" svg:y="11.996cm" svg:viewBox="0 0 66 166" svg:d="M39 130c-1 18 13 21 27 17v8 8c-23 7-49 4-49-27v-45-45h-17v-8-8h18l6-30h15v15 15h25v8 8h-25v42z">
          <text:p/>
        </draw:path>
        <draw:path draw:style-name="gr46" draw:text-style-name="P9" draw:layer="layout" svg:width="0.119cm" svg:height="0.139cm" svg:x="13.927cm" svg:y="12.023cm" svg:viewBox="0 0 120 140" svg:d="M61 0c43 0 59 26 59 71 1 44-19 69-60 69-42 0-59-27-60-69 0-47 20-71 61-71zM60 123c31 1 37-22 37-52 0-31-6-54-36-54-31 0-38 23-38 54 0 30 7 51 37 52z">
          <text:p/>
        </draw:path>
        <draw:path draw:style-name="gr46" draw:text-style-name="P9" draw:layer="layout" svg:width="0.108cm" svg:height="0.136cm" svg:x="14.073cm" svg:y="12.026cm" svg:viewBox="0 0 109 137" svg:d="M43 137c-63 3-37-82-42-137h22v42 43c0 22 5 35 27 34 51-1 32-71 35-119h23l1 134h-22c-1-7 0-17-2-23-7 15-19 25-42 26z">
          <text:p/>
        </draw:path>
        <draw:path draw:style-name="gr46" draw:text-style-name="P9" draw:layer="layout" svg:width="0.064cm" svg:height="0.165cm" svg:x="14.2cm" svg:y="11.996cm" svg:viewBox="0 0 65 166" svg:d="M38 130c-2 18 13 21 27 17v8 8c-23 7-50 4-50-27v-45-45h-15v-8-8h17l6-30h15v15 15h25v8 8h-25v42z">
          <text:p/>
        </draw:path>
        <draw:path draw:style-name="gr46" draw:text-style-name="P9" draw:layer="layout" svg:width="0.068cm" svg:height="0.182cm" svg:x="14.339cm" svg:y="11.976cm" svg:viewBox="0 0 69 183" svg:d="M69 18c-22-6-30 7-27 31h27v8 8h-27v59 59h-23v-59-59h-19v-8-8h19c-5-36 12-57 50-47v8z">
          <text:p/>
        </draw:path>
        <draw:path draw:style-name="gr46" draw:text-style-name="P9" draw:layer="layout" svg:width="0.13cm" svg:height="0.139cm" svg:x="14.416cm" svg:y="12.023cm" svg:viewBox="0 0 131 140" svg:d="M88 112c-10 15-21 29-47 28-25-1-41-15-41-40 0-45 44-44 88-44 2-25-7-39-29-39-17 1-29 5-29 22l-23-2c3-26 23-37 53-37 31 0 51 14 51 45v30 29c-1 13 5 22 20 18v7 7c-22 7-44-1-43-24zM23 100c0 14 9 23 23 23 28-2 44-20 42-52-30 2-65-3-65 29z">
          <text:p/>
        </draw:path>
        <draw:path draw:style-name="gr46" draw:text-style-name="P9" draw:layer="layout" svg:width="0.023cm" svg:height="0.182cm" svg:x="14.562cm" svg:y="11.977cm" svg:viewBox="0 0 24 183" svg:d="M0 21v-11-10h24v10 11zM0 183v-67-67h24v67 67z">
          <text:p/>
        </draw:path>
        <draw:path draw:style-name="gr46" draw:text-style-name="P9" draw:layer="layout" svg:width="0.065cm" svg:height="0.165cm" svg:x="14.604cm" svg:y="11.996cm" svg:viewBox="0 0 66 166" svg:d="M39 130c-1 18 13 21 27 17v8 8c-23 7-50 4-50-27v-45-45h-16v-8-8h17l7-30h15v15 15h25v8 8h-25v42z">
          <text:p/>
        </draw:path>
        <draw:polygon draw:style-name="gr44" draw:text-style-name="P8" draw:layer="layout" svg:width="2.265cm" svg:height="1.699cm" svg:x="7.395cm" svg:y="14.696cm" svg:viewBox="0 0 2266 1700" draw:points="1134,0 2266,849 1134,1700 0,849">
          <text:p/>
        </draw:polygon>
        <draw:polygon draw:style-name="gr212" draw:text-style-name="P4" draw:layer="layout" svg:width="2.265cm" svg:height="1.699cm" svg:x="7.395cm" svg:y="14.696cm" svg:viewBox="0 0 2266 1700" draw:points="1134,0 2266,849 1134,1700 0,849">
          <text:p/>
        </draw:polygon>
        <draw:path draw:style-name="gr46" draw:text-style-name="P9" draw:layer="layout" svg:width="0.166cm" svg:height="0.174cm" svg:x="7.629cm" svg:y="15.422cm" svg:viewBox="0 0 167 175" svg:d="M143 175l-19-51h-80l-20 51h-24l70-175h28l69 175zM117 106l-34-87c-9 31-22 58-32 87z">
          <text:p/>
        </draw:path>
        <draw:polygon draw:style-name="gr46" draw:text-style-name="P9" draw:layer="layout" svg:width="0.124cm" svg:height="0.133cm" svg:x="7.792cm" svg:y="15.463cm" svg:viewBox="0 0 125 134" draw:points="74,134 48,134 0,0 23,0 61,116 101,0 125,0">
          <text:p/>
        </draw:polygon>
        <draw:path draw:style-name="gr46" draw:text-style-name="P9" draw:layer="layout" svg:width="0.119cm" svg:height="0.139cm" svg:x="7.927cm" svg:y="15.46cm" svg:viewBox="0 0 120 140" svg:d="M61 0c43-1 59 26 59 70 1 44-19 70-60 70-42 0-59-28-60-70 0-47 20-70 61-70zM60 123c31 0 37-22 37-53s-6-53-36-53c-31 0-38 22-38 53 0 30 7 52 37 53z">
          <text:p/>
        </draw:path>
        <draw:path draw:style-name="gr46" draw:text-style-name="P9" draw:layer="layout" svg:width="0.023cm" svg:height="0.183cm" svg:x="8.073cm" svg:y="15.413cm" svg:viewBox="0 0 24 184" svg:d="M0 21v-10-11h24v11 10zM0 184v-68-66h24v66 68z">
          <text:p/>
        </draw:path>
        <draw:path draw:style-name="gr46" draw:text-style-name="P9" draw:layer="layout" svg:width="0.063cm" svg:height="0.136cm" svg:x="8.129cm" svg:y="15.46cm" svg:viewBox="0 0 64 137" svg:d="M64 22c-56-11-38 63-41 115h-23v-134h21c0 8-1 20 1 27 5-19 17-35 42-28v10z">
          <text:p/>
        </draw:path>
        <draw:polygon draw:style-name="gr46" draw:text-style-name="P9" draw:layer="layout" svg:width="0.022cm" svg:height="0.183cm" svg:x="8.282cm" svg:y="15.413cm" svg:viewBox="0 0 23 184" draw:points="0,184 0,92 0,0 23,0 23,92 23,184">
          <text:p/>
        </draw:polygon>
        <draw:path draw:style-name="gr46" draw:text-style-name="P9" draw:layer="layout" svg:width="0.118cm" svg:height="0.139cm" svg:x="8.331cm" svg:y="15.46cm" svg:viewBox="0 0 119 140" svg:d="M59 0c44 0 61 29 60 75h-96c0 28 10 47 38 48 18 0 30-9 34-21l20 6c-7 20-26 32-54 32-41 0-62-26-61-70 0-44 18-70 59-70zM96 57c4-42-54-54-68-20-2 5-5 12-5 20z">
          <text:p/>
        </draw:path>
        <draw:path draw:style-name="gr46" draw:text-style-name="P9" draw:layer="layout" svg:width="0.064cm" svg:height="0.165cm" svg:x="8.534cm" svg:y="15.433cm" svg:viewBox="0 0 65 166" svg:d="M38 130c-1 17 13 20 27 15v9 9c-23 7-49 4-49-28v-45-44h-16v-8-8h17l7-30h14v15 15h25v8 8h-25v42z">
          <text:p/>
        </draw:path>
        <draw:path draw:style-name="gr46" draw:text-style-name="P9" draw:layer="layout" svg:width="0.119cm" svg:height="0.139cm" svg:x="8.61cm" svg:y="15.46cm" svg:viewBox="0 0 120 140" svg:d="M60 0c45 0 61 29 60 75h-96c0 28 10 47 37 48 19 0 31-9 36-21l19 6c-8 20-26 32-55 32-40 0-61-26-61-70 1-44 19-70 60-70zM97 57c4-42-54-54-69-20-2 5-4 12-4 20z">
          <text:p/>
        </draw:path>
        <draw:path draw:style-name="gr46" draw:text-style-name="P9" draw:layer="layout" svg:width="0.177cm" svg:height="0.136cm" svg:x="8.757cm" svg:y="15.46cm" svg:viewBox="0 0 178 137" svg:d="M131 18c-47 2-27 73-31 119h-22v-44-42c0-20-3-35-24-33-46 2-27 72-31 119h-23v-134h22c0 7-1 17 1 22 7-31 69-36 75 0 7-14 19-24 40-25 61-1 33 83 39 137h-22v-44-42c0-20-3-34-24-33z">
          <text:p/>
        </draw:path>
        <draw:path draw:style-name="gr46" draw:text-style-name="P9" draw:layer="layout" svg:width="0.113cm" svg:height="0.188cm" svg:x="8.965cm" svg:y="15.46cm" svg:viewBox="0 0 114 189" svg:d="M65 0c39 1 49 29 49 70 0 39-11 68-49 70-21 0-34-10-42-24l1 73h-23l-1-186h23l1 21c7-15 20-24 41-24zM60 123c28 0 31-24 31-53s-4-52-31-52c-30 0-36 22-36 54 0 30 7 51 36 51z">
          <text:p/>
        </draw:path>
        <draw:path draw:style-name="gr46" draw:text-style-name="P9" draw:layer="layout" svg:width="0.109cm" svg:height="0.138cm" svg:x="9.096cm" svg:y="15.461cm" svg:viewBox="0 0 110 139" svg:d="M88 35c-2-24-60-27-61 0 11 38 81 8 83 64 3 54-105 51-110 5l20-3c3 25 68 31 69 0-7-40-79-11-84-64-2-40 59-44 87-29 8 4 14 13 16 24z">
          <text:p/>
        </draw:path>
        <draw:path draw:style-name="gr46" draw:text-style-name="P9" draw:layer="layout" svg:width="0.119cm" svg:height="0.176cm" svg:x="9.294cm" svg:y="15.42cm" svg:viewBox="0 0 120 177" svg:d="M62 0c60 0 78 69 32 94-14 7-27 17-28 37h-22c0-44 55-39 55-81 0-21-16-29-37-30-23 0-37 12-39 32l-23-1c5-32 24-51 62-51zM44 177v-12-13h23v13 12z">
          <text:p/>
        </draw:path>
        <draw:path draw:style-name="gr46" draw:text-style-name="P9" draw:layer="layout" svg:width="0.029cm" svg:height="1.17cm" svg:x="8.513cm" svg:y="16.428cm" svg:viewBox="0 0 30 1171" svg:d="M30 1171h-30v-310h30zM30 558h-30v-558h30z">
          <text:p/>
        </draw:path>
        <draw:polygon draw:style-name="gr46" draw:text-style-name="P9" draw:layer="layout" svg:width="0.029cm" svg:height="0.026cm" svg:x="8.513cm" svg:y="16.402cm" svg:viewBox="0 0 30 27" draw:points="30,27 0,27 0,0 16,12 30,0">
          <text:p/>
        </draw:polygon>
        <draw:polygon draw:style-name="gr46" draw:text-style-name="P9" draw:layer="layout" svg:width="0.132cm" svg:height="0.202cm" svg:x="8.461cm" svg:y="17.613cm" svg:viewBox="0 0 133 203" draw:points="67,203 0,0 133,0">
          <text:p/>
        </draw:polygon>
        <draw:path draw:style-name="gr46" draw:text-style-name="P9" draw:layer="layout" svg:width="0.172cm" svg:height="0.262cm" svg:x="8.441cm" svg:y="17.598cm" svg:viewBox="0 0 173 263" svg:d="M88 263l-88-263h173zM41 30l47 143 45-143z">
          <text:p/>
        </draw:path>
        <draw:path draw:style-name="gr46" draw:text-style-name="P9" draw:layer="layout" svg:width="0.172cm" svg:height="0.179cm" svg:x="8.343cm" svg:y="17.011cm" svg:viewBox="0 0 173 180" svg:d="M86 0c56 0 87 32 87 88s-32 92-87 92c-57 0-86-36-86-92s29-88 86-88zM86 159c44 0 62-29 62-71s-20-69-62-69c-43 0-63 27-63 69s20 70 63 71z">
          <text:p/>
        </draw:path>
        <draw:path draw:style-name="gr46" draw:text-style-name="P9" draw:layer="layout" svg:width="0.108cm" svg:height="0.136cm" svg:x="8.543cm" svg:y="17.054cm" svg:viewBox="0 0 109 137" svg:d="M43 137c-62 2-37-82-42-137h22v43 42c0 21 5 35 27 34 52-1 33-71 36-119h22l1 134h-21c-1-7 0-18-2-23-7 15-20 25-43 26z">
          <text:p/>
        </draw:path>
        <draw:path draw:style-name="gr46" draw:text-style-name="P9" draw:layer="layout" svg:width="0.023cm" svg:height="0.183cm" svg:x="8.683cm" svg:y="17.004cm" svg:viewBox="0 0 24 184" svg:d="M0 22v-11-11h24v11 11zM0 184v-67-66h24v66 67z">
          <text:p/>
        </draw:path>
        <draw:path draw:style-name="gr44" draw:text-style-name="P8" draw:layer="layout" svg:width="2.265cm" svg:height="1.127cm" svg:x="7.395cm" svg:y="17.875cm" svg:viewBox="0 0 2266 1128" svg:d="M1813 0c250 0 453 249 453 560 0 313-203 568-453 568h-1360c-251 0-453-255-453-568 0-311 202-560 453-560z">
          <text:p/>
        </draw:path>
        <draw:path draw:style-name="gr212" draw:text-style-name="P4" draw:layer="layout" svg:width="2.265cm" svg:height="1.127cm" svg:x="7.395cm" svg:y="17.875cm" svg:viewBox="0 0 2266 1128" svg:d="M1813 0c250 0 453 249 453 560 0 313-203 568-453 568h-1360c-251 0-453-255-453-568 0-311 202-560 453-560z">
          <text:p/>
        </draw:path>
        <draw:polygon draw:style-name="gr46" draw:text-style-name="P9" draw:layer="layout" svg:width="0.122cm" svg:height="0.173cm" svg:x="7.557cm" svg:y="18.161cm" svg:viewBox="0 0 123 174" draw:points="23,20 23,52 23,84 121,84 121,95 121,104 23,104 23,139 23,174 0,174 0,87 0,0 123,0 123,10 123,20">
          <text:p/>
        </draw:polygon>
        <draw:path draw:style-name="gr46" draw:text-style-name="P9" draw:layer="layout" svg:width="0.129cm" svg:height="0.138cm" svg:x="7.7cm" svg:y="18.199cm" svg:viewBox="0 0 130 139" svg:d="M88 111c-11 15-22 29-48 28-25 0-40-14-40-40-1-45 44-45 87-45 2-24-6-37-29-37-16 0-28 4-29 21l-23-2c4-26 23-36 53-36 32 0 52 14 52 45v28 30c-1 14 4 22 19 19v7 7c-22 6-44-2-42-25zM23 99c0 14 8 23 22 23 29-2 44-20 42-52-30 1-64-4-64 29z">
          <text:p/>
        </draw:path>
        <draw:path draw:style-name="gr46" draw:text-style-name="P9" draw:layer="layout" svg:width="0.022cm" svg:height="0.182cm" svg:x="7.846cm" svg:y="18.152cm" svg:viewBox="0 0 23 183" svg:d="M0 21v-11-10h23v10 11zM0 183v-67-66h23v66 67z">
          <text:p/>
        </draw:path>
        <draw:path draw:style-name="gr46" draw:text-style-name="P9" draw:layer="layout" svg:width="0.063cm" svg:height="0.135cm" svg:x="7.901cm" svg:y="18.199cm" svg:viewBox="0 0 64 136" svg:d="M64 21c-55-11-37 64-40 115h-23l-1-133h22c1 8-1 20 1 27 5-19 17-34 41-29v10z">
          <text:p/>
        </draw:path>
        <draw:path draw:style-name="gr46" draw:text-style-name="P9" draw:layer="layout" svg:width="0.118cm" svg:height="0.138cm" svg:x="7.978cm" svg:y="18.199cm" svg:viewBox="0 0 119 139" svg:d="M59 0c44 0 62 29 60 74h-95c0 29 10 48 37 48 18 1 30-8 34-20l21 6c-8 19-27 31-55 31-41 0-62-26-61-71 1-42 18-68 59-68zM96 56c4-42-53-53-68-19-2 5-4 12-4 19z">
          <text:p/>
        </draw:path>
        <draw:polygon draw:style-name="gr46" draw:text-style-name="P9" draw:layer="layout" svg:width="0.022cm" svg:height="0.182cm" svg:x="8.194cm" svg:y="18.152cm" svg:viewBox="0 0 23 183" draw:points="0,183 0,91 0,0 23,0 23,91 23,183">
          <text:p/>
        </draw:polygon>
        <draw:path draw:style-name="gr46" draw:text-style-name="P9" draw:layer="layout" svg:width="0.129cm" svg:height="0.138cm" svg:x="8.243cm" svg:y="18.199cm" svg:viewBox="0 0 130 139" svg:d="M89 111c-10 15-23 29-49 28-25 0-40-14-40-40-1-45 44-45 88-45 2-24-6-37-29-37-17 0-29 4-30 21l-23-2c4-26 23-36 53-36 33 0 52 14 52 45v28 30c-1 14 5 22 19 19v7 7c-21 6-42-2-41-25zM23 99c0 14 8 23 22 23 29-2 45-20 43-52-31 1-65-4-65 29z">
          <text:p/>
        </draw:path>
        <draw:path draw:style-name="gr46" draw:text-style-name="P9" draw:layer="layout" svg:width="0.108cm" svg:height="0.135cm" svg:x="8.459cm" svg:y="18.199cm" svg:viewBox="0 0 109 136" svg:d="M66 0c62-3 37 81 42 136h-22v-43-42c0-22-6-34-28-34-51 2-31 72-35 119h-22l-1-133h21c1 7-1 16 1 22 8-15 21-25 44-25z">
          <text:p/>
        </draw:path>
        <draw:path draw:style-name="gr46" draw:text-style-name="P9" draw:layer="layout" svg:width="0.118cm" svg:height="0.138cm" svg:x="8.593cm" svg:y="18.199cm" svg:viewBox="0 0 119 139" svg:d="M59 0c44-1 60 26 60 69 1 45-18 70-61 70-41 0-58-27-58-70 0-46 19-69 59-69zM58 122c32 1 38-21 38-53 0-30-5-52-36-52-30 0-37 22-37 52 0 31 7 53 35 53z">
          <text:p/>
        </draw:path>
        <draw:path draw:style-name="gr46" draw:text-style-name="P9" draw:layer="layout" svg:width="0.108cm" svg:height="0.135cm" svg:x="8.738cm" svg:y="18.202cm" svg:viewBox="0 0 109 136" svg:d="M44 136c-64 3-38-82-43-136h22v42 41c0 23 5 36 28 36 51-2 31-72 35-119h22l1 133h-22c-1-7 1-17-1-23-8 16-20 26-42 26z">
          <text:p/>
        </draw:path>
        <draw:path draw:style-name="gr46" draw:text-style-name="P9" draw:layer="layout" svg:width="0.063cm" svg:height="0.135cm" svg:x="8.879cm" svg:y="18.199cm" svg:viewBox="0 0 64 136" svg:d="M64 21c-56-11-38 64-40 115h-24v-133h22c0 8-1 20 1 27 4-19 16-34 41-29v10z">
          <text:p/>
        </draw:path>
        <draw:path draw:style-name="gr46" draw:text-style-name="P9" draw:layer="layout" svg:width="0.063cm" svg:height="0.135cm" svg:x="8.962cm" svg:y="18.199cm" svg:viewBox="0 0 64 136" svg:d="M64 21c-56-11-38 64-41 115h-23v-133h21c0 8-1 20 1 27 4-19 16-34 42-29v10z">
          <text:p/>
        </draw:path>
        <draw:path draw:style-name="gr46" draw:text-style-name="P9" draw:layer="layout" svg:width="0.022cm" svg:height="0.182cm" svg:x="9.045cm" svg:y="18.152cm" svg:viewBox="0 0 23 183" svg:d="M0 21v-11-10h23v10 11zM0 183v-67-66h23v66 67z">
          <text:p/>
        </draw:path>
        <draw:path draw:style-name="gr46" draw:text-style-name="P9" draw:layer="layout" svg:width="0.064cm" svg:height="0.165cm" svg:x="9.087cm" svg:y="18.172cm" svg:viewBox="0 0 65 166" svg:d="M39 131c-2 16 12 20 26 15v8 9c-23 7-50 3-50-28v-44-45h-15v-8-8h17l6-30h16v15 15h24v8 8h-24v43z">
          <text:p/>
        </draw:path>
        <draw:path draw:style-name="gr46" draw:text-style-name="P9" draw:layer="layout" svg:width="0.108cm" svg:height="0.135cm" svg:x="9.169cm" svg:y="18.202cm" svg:viewBox="0 0 109 136" svg:d="M44 136c-62 3-38-82-43-136h23v42 41c0 23 5 36 27 36 51-2 32-72 35-119h23v133h-22c0-7 2-17-1-23-8 16-20 26-42 26z">
          <text:p/>
        </draw:path>
        <draw:path draw:style-name="gr46" draw:text-style-name="P9" draw:layer="layout" svg:width="0.063cm" svg:height="0.135cm" svg:x="9.31cm" svg:y="18.199cm" svg:viewBox="0 0 64 136" svg:d="M64 21c-56-11-37 64-40 115h-23l-1-133h22c1 8-2 20 1 27 5-19 16-34 41-29v10z">
          <text:p/>
        </draw:path>
        <draw:path draw:style-name="gr46" draw:text-style-name="P9" draw:layer="layout" svg:width="0.118cm" svg:height="0.138cm" svg:x="9.387cm" svg:y="18.199cm" svg:viewBox="0 0 119 139" svg:d="M59 0c44 0 61 29 60 74h-95c0 29 9 48 37 48 18 1 30-8 34-20l21 6c-9 19-27 31-55 31-41 0-62-26-61-71 1-42 18-68 59-68zM96 56c4-42-53-53-68-19-2 5-4 12-4 19z">
          <text:p/>
        </draw:path>
        <draw:path draw:style-name="gr46" draw:text-style-name="P9" draw:layer="layout" svg:width="0.108cm" svg:height="0.136cm" svg:x="7.886cm" svg:y="18.501cm" svg:viewBox="0 0 109 137" svg:d="M65 0c64-3 38 82 43 137h-23v-43-43c0-22-6-34-27-34-51 2-31 73-35 120h-22l-1-134h21c1 7 0 16 2 22 7-15 20-24 42-25z">
          <text:p/>
        </draw:path>
        <draw:path draw:style-name="gr46" draw:text-style-name="P9" draw:layer="layout" svg:width="0.119cm" svg:height="0.138cm" svg:x="8.02cm" svg:y="18.501cm" svg:viewBox="0 0 120 139" svg:d="M59 0c45-1 61 26 61 70s-19 69-61 69-58-27-59-69c0-47 19-70 59-70zM59 123c31 0 38-22 38-53s-6-53-37-53c-30 0-37 22-37 53 0 30 7 52 36 53z">
          <text:p/>
        </draw:path>
        <draw:path draw:style-name="gr46" draw:text-style-name="P9" draw:layer="layout" svg:width="0.108cm" svg:height="0.135cm" svg:x="8.165cm" svg:y="18.504cm" svg:viewBox="0 0 109 136" svg:d="M45 136c-63 3-39-82-44-136h24v42 43c0 21 5 35 27 34 50-2 31-72 35-119h22v134h-21c0-7 1-18-1-24-8 16-20 26-42 26z">
          <text:p/>
        </draw:path>
        <draw:path draw:style-name="gr46" draw:text-style-name="P9" draw:layer="layout" svg:width="0.11cm" svg:height="0.138cm" svg:x="8.296cm" svg:y="18.502cm" svg:viewBox="0 0 111 139" svg:d="M88 35c-2-24-61-27-61 0 10 38 81 8 84 63s-106 52-111 6l20-3c2 25 68 31 69 0-7-40-80-11-83-64-3-40 58-44 86-30 8 5 15 14 17 25z">
          <text:p/>
        </draw:path>
        <draw:path draw:style-name="gr46" draw:text-style-name="P9" draw:layer="layout" svg:width="0.177cm" svg:height="0.136cm" svg:x="8.502cm" svg:y="18.501cm" svg:viewBox="0 0 178 137" svg:d="M131 17c-47 2-27 75-31 120h-23v-43-43c0-20-3-35-24-34-46 3-27 74-31 120h-22v-134h21c0 7-1 16 1 22 7-31 70-35 76 0 8-15 19-24 40-25 60-1 33 84 39 137h-22v-43-43c0-20-3-34-24-34z">
          <text:p/>
        </draw:path>
        <draw:path draw:style-name="gr46" draw:text-style-name="P9" draw:layer="layout" svg:width="0.119cm" svg:height="0.186cm" svg:x="8.704cm" svg:y="18.453cm" svg:viewBox="0 0 120 187" svg:d="M60 48c45 0 61 29 60 74h-96c0 29 10 48 37 49 18 0 31-9 36-21l19 6c-8 19-26 31-55 31-40 0-61-26-61-71 1-42 19-68 60-68zM97 105c4-42-54-54-69-20-2 5-4 12-4 20zM74 0c8 13 22 21 28 36-23 1-27-14-41-21-14 7-19 22-41 21 6-15 20-23 29-36z">
          <text:p/>
        </draw:path>
        <draw:path draw:style-name="gr46" draw:text-style-name="P9" draw:layer="layout" svg:width="0.177cm" svg:height="0.136cm" svg:x="8.851cm" svg:y="18.501cm" svg:viewBox="0 0 178 137" svg:d="M131 17c-48 2-27 75-31 120h-23v-43-43c0-20-3-35-24-34-46 3-27 74-31 120h-22v-134h21c0 7-1 16 1 22 7-31 70-35 76 0 7-15 19-24 40-25 60-1 33 84 39 137h-22v-43-43c0-20-3-34-24-34z">
          <text:p/>
        </draw:path>
        <draw:path draw:style-name="gr46" draw:text-style-name="P9" draw:layer="layout" svg:width="0.119cm" svg:height="0.138cm" svg:x="9.053cm" svg:y="18.501cm" svg:viewBox="0 0 120 139" svg:d="M60 0c45 0 61 29 60 75h-96c0 28 10 47 37 48 18 0 30-9 35-21l20 6c-8 19-27 31-55 31-40 0-61-26-61-70 1-43 19-69 60-69zM97 57c4-42-54-54-69-20-2 5-4 12-4 20z">
          <text:p/>
        </draw:path>
        <draw:path draw:style-name="gr46" draw:text-style-name="P9" draw:layer="layout" svg:width="1.871cm" svg:height="0.029cm" svg:x="9.697cm" svg:y="15.531cm" svg:viewBox="0 0 1872 30" svg:d="M831 30h-831v-30h831zM1872 30h-581v-30h581z">
          <text:p/>
        </draw:path>
        <draw:polygon draw:style-name="gr46" draw:text-style-name="P9" draw:layer="layout" svg:width="0.034cm" svg:height="0.029cm" svg:x="9.665cm" svg:y="15.531cm" svg:viewBox="0 0 35 30" draw:points="35,30 0,30 18,14 0,0 35,0">
          <text:p/>
        </draw:polygon>
        <draw:polygon draw:style-name="gr46" draw:text-style-name="P9" draw:layer="layout" svg:width="0.202cm" svg:height="0.132cm" svg:x="11.582cm" svg:y="15.48cm" svg:viewBox="0 0 203 133" draw:points="203,66 0,133 0,0">
          <text:p/>
        </draw:polygon>
        <draw:path draw:style-name="gr46" draw:text-style-name="P9" draw:layer="layout" svg:width="0.262cm" svg:height="0.171cm" svg:x="11.568cm" svg:y="15.461cm" svg:viewBox="0 0 263 172" svg:d="M263 85l-263 87v-172zM28 132l144-47-144-45z">
          <text:p/>
        </draw:path>
        <draw:polygon draw:style-name="gr46" draw:text-style-name="P9" draw:layer="layout" svg:width="0.14cm" svg:height="0.173cm" svg:x="10.547cm" svg:y="15.422cm" svg:viewBox="0 0 141 174" draw:points="112,174 19,26 20,174 0,174 0,88 0,0 28,0 121,150 119,0 141,0 141,88 141,174">
          <text:p/>
        </draw:polygon>
        <draw:path draw:style-name="gr46" draw:text-style-name="P9" draw:layer="layout" svg:width="0.119cm" svg:height="0.138cm" svg:x="10.717cm" svg:y="15.46cm" svg:viewBox="0 0 120 139" svg:d="M60 0c44-1 60 26 60 70 1 44-19 69-61 69-41 0-58-27-59-69 0-47 20-70 60-70zM59 122c32 1 38-21 38-52s-6-54-37-54c-30 0-37 23-37 54 0 30 7 52 36 52z">
          <text:p/>
        </draw:path>
        <draw:path draw:style-name="gr46" draw:text-style-name="P9" draw:layer="layout" svg:width="0.108cm" svg:height="0.135cm" svg:x="10.863cm" svg:y="15.46cm" svg:viewBox="0 0 109 136" svg:d="M65 0c64-4 37 81 43 136h-23v-43-42c0-22-6-35-27-34-51 2-31 71-35 119h-22l-1-134h21c1 7 0 17 2 23 7-16 20-25 42-25z">
          <text:p/>
        </draw:path>
        <draw:path draw:style-name="gr44" draw:text-style-name="P8" draw:layer="layout" svg:width="2.265cm" svg:height="1.133cm" svg:x="11.844cm" svg:y="14.979cm" svg:viewBox="0 0 2266 1134" svg:d="M1813 0c251 0 453 254 453 567s-202 567-453 567h-1360c-249 0-453-254-453-567s204-567 453-567z">
          <text:p/>
        </draw:path>
        <draw:path draw:style-name="gr212" draw:text-style-name="P4" draw:layer="layout" svg:width="2.265cm" svg:height="1.133cm" svg:x="11.844cm" svg:y="14.979cm" svg:viewBox="0 0 2266 1134" svg:d="M1813 0c251 0 453 254 453 567s-202 567-453 567h-1360c-249 0-453-254-453-567s204-567 453-567z">
          <text:p/>
        </draw:path>
        <draw:path draw:style-name="gr46" draw:text-style-name="P9" draw:layer="layout" svg:width="0.167cm" svg:height="0.174cm" svg:x="12.306cm" svg:y="15.271cm" svg:viewBox="0 0 168 175" svg:d="M144 175l-20-51h-80l-19 51h-25l72-175h26l70 175zM117 105l-33-87c-8 33-21 59-33 87z">
          <text:p/>
        </draw:path>
        <draw:path draw:style-name="gr46" draw:text-style-name="P9" draw:layer="layout" svg:width="0.11cm" svg:height="0.137cm" svg:x="12.484cm" svg:y="15.31cm" svg:viewBox="0 0 111 138" svg:d="M58 17c-28 0-34 23-34 51s6 53 34 53c16 0 28-10 30-28l23 2c-5 27-23 43-53 43-41 0-53-28-57-70-8-65 70-91 103-44 2 4 4 9 6 15l-24 2c-3-15-11-24-28-24z">
          <text:p/>
        </draw:path>
        <draw:path draw:style-name="gr46" draw:text-style-name="P9" draw:layer="layout" svg:width="0.107cm" svg:height="0.183cm" svg:x="12.617cm" svg:y="15.262cm" svg:viewBox="0 0 108 184" svg:d="M57 65c-51 0-31 72-35 119h-22v-93-91h22l-1 72c9-14 20-25 44-25 62 0 37 82 42 137h-22v-43-43c1-22-6-34-28-33z">
          <text:p/>
        </draw:path>
        <draw:path draw:style-name="gr46" draw:text-style-name="P9" draw:layer="layout" svg:width="0.118cm" svg:height="0.138cm" svg:x="12.75cm" svg:y="15.309cm" svg:viewBox="0 0 119 139" svg:d="M60 0c44 0 60 29 59 74h-96c0 29 10 48 38 49 19 0 30-9 35-21l19 6c-7 20-26 31-54 31-41 0-62-25-61-70 0-43 18-69 60-69zM96 57c5-42-54-54-68-20-3 5-5 12-5 20z">
          <text:p/>
        </draw:path>
        <draw:path draw:style-name="gr46" draw:text-style-name="P9" draw:layer="layout" svg:width="0.065cm" svg:height="0.165cm" svg:x="12.882cm" svg:y="15.282cm" svg:viewBox="0 0 66 166" svg:d="M39 130c-1 18 13 21 27 15v10 8c-23 7-49 3-49-28v-45-44h-17v-8-8h18l6-30h15v15 15h25v8 8h-25v42z">
          <text:p/>
        </draw:path>
        <draw:path draw:style-name="gr46" draw:text-style-name="P9" draw:layer="layout" svg:width="0.118cm" svg:height="0.138cm" svg:x="12.959cm" svg:y="15.309cm" svg:viewBox="0 0 119 139" svg:d="M60 0c45 0 61 29 59 74h-95c0 29 10 48 37 49 18 0 31-9 35-21l20 6c-8 20-26 31-55 31-40 0-61-25-61-70 1-43 19-69 60-69zM97 57c4-42-54-54-69-20-2 5-4 12-4 20z">
          <text:p/>
        </draw:path>
        <draw:path draw:style-name="gr46" draw:text-style-name="P9" draw:layer="layout" svg:width="0.063cm" svg:height="0.136cm" svg:x="13.105cm" svg:y="15.309cm" svg:viewBox="0 0 64 137" svg:d="M64 23c-54-12-37 63-39 114h-24l-1-134h22c1 8 0 21 2 28 4-20 16-35 40-30v11z">
          <text:p/>
        </draw:path>
        <draw:path draw:style-name="gr46" draw:text-style-name="P9" draw:layer="layout" svg:width="0.114cm" svg:height="0.185cm" svg:x="13.252cm" svg:y="15.262cm" svg:viewBox="0 0 115 186" svg:d="M50 48c22 0 34 9 42 23v-71h22l1 184h-21c-2-7 0-16-2-22-7 16-20 24-42 24-38 0-49-27-50-68 0-46 17-70 50-70zM57 65c-28 0-33 24-33 52s5 52 32 52c29 0 36-22 36-53 0-30-7-52-35-51z">
          <text:p/>
        </draw:path>
        <draw:path draw:style-name="gr46" draw:text-style-name="P9" draw:layer="layout" svg:width="0.118cm" svg:height="0.138cm" svg:x="13.392cm" svg:y="15.309cm" svg:viewBox="0 0 119 139" svg:d="M61 0c44 0 61 29 58 74h-94c0 29 10 48 37 49 18 0 30-9 34-21l20 6c-8 20-26 31-54 31-40 0-62-25-62-70 2-43 19-69 61-69zM97 57c4-42-53-54-68-20-2 5-4 12-4 20z">
          <text:p/>
        </draw:path>
        <draw:path draw:style-name="gr46" draw:text-style-name="P9" draw:layer="layout" svg:width="0.109cm" svg:height="0.138cm" svg:x="13.529cm" svg:y="15.31cm" svg:viewBox="0 0 110 139" svg:d="M88 35c-2-24-61-27-62 0 11 37 82 8 84 64 3 54-105 51-110 5l19-3c3 25 69 31 70 0-7-40-80-11-84-64-3-40 59-44 87-30 8 5 14 14 16 25z">
          <text:p/>
        </draw:path>
        <draw:path draw:style-name="gr46" draw:text-style-name="P9" draw:layer="layout" svg:width="0.114cm" svg:height="0.187cm" svg:x="12.092cm" svg:y="15.612cm" svg:viewBox="0 0 115 188" svg:d="M115 2c-7 88 28 207-78 183-16-4-27-14-31-30l22-3c11 33 71 22 64-20v-10-11c-8 15-21 26-44 26-38 0-48-29-48-68s12-68 50-69c21-1 35 12 42 25 1-7 0-16 2-23zM57 120c25 0 35-22 35-51s-10-52-35-52c-29 0-34 24-34 52 0 29 5 51 34 51z">
          <text:p/>
        </draw:path>
        <draw:path draw:style-name="gr46" draw:text-style-name="P9" draw:layer="layout" svg:width="0.13cm" svg:height="0.186cm" svg:x="12.232cm" svg:y="15.564cm" svg:viewBox="0 0 131 187" svg:d="M89 159c-11 14-22 28-48 28-25-1-41-15-41-40-1-45 44-44 89-44 2-25-8-39-30-39-17 1-29 6-29 23l-24-2c4-27 24-38 54-38 32 0 51 14 51 46v29 28c-1 14 5 23 20 19v7 7c-22 6-44-1-42-24zM23 147c0 14 9 23 23 23 28-2 45-20 43-52-31 1-66-3-66 29zM70 0c8 12 22 21 28 35-22 2-27-14-40-21-14 7-19 23-42 21 7-15 21-23 29-35z">
          <text:p/>
        </draw:path>
        <draw:path draw:style-name="gr46" draw:text-style-name="P9" draw:layer="layout" svg:width="0.064cm" svg:height="0.165cm" svg:x="12.365cm" svg:y="15.584cm" svg:viewBox="0 0 65 166" svg:d="M39 131c-2 17 12 20 26 15v9 8c-23 7-50 4-50-27v-45-44h-15v-8-8h17l7-31h15v16 15h24v8 8h-24v42z">
          <text:p/>
        </draw:path>
        <draw:path draw:style-name="gr46" draw:text-style-name="P9" draw:layer="layout" svg:width="0.118cm" svg:height="0.139cm" svg:x="12.442cm" svg:y="15.611cm" svg:viewBox="0 0 119 140" svg:d="M60 0c44 0 60 30 59 75h-94c0 28 9 47 37 48 18 1 30-9 34-20l20 5c-8 20-26 32-54 32-41 0-63-26-62-70s19-70 60-70zM97 58c4-43-53-55-68-21-2 5-4 12-4 21z">
          <text:p/>
        </draw:path>
        <draw:path draw:style-name="gr46" draw:text-style-name="P9" draw:layer="layout" svg:width="0.129cm" svg:height="0.139cm" svg:x="12.582cm" svg:y="15.611cm" svg:viewBox="0 0 130 140" svg:d="M88 112c-11 14-22 28-48 28-25-1-40-15-40-40-1-45 44-44 87-44 2-26-6-39-28-39-17 1-29 5-30 22l-23-2c4-26 23-37 53-37 32 0 51 14 51 45v30 28c-1 14 4 23 20 19v7 7c-23 6-44-1-42-24zM23 100c0 14 8 23 22 23 29-2 44-20 42-52-30 1-64-3-64 29z">
          <text:p/>
        </draw:path>
        <draw:path draw:style-name="gr46" draw:text-style-name="P9" draw:layer="layout" svg:width="0.108cm" svg:height="0.136cm" svg:x="12.727cm" svg:y="15.614cm" svg:viewBox="0 0 109 137" svg:d="M44 137c-62 2-38-82-43-137h23v42 42c0 22 4 36 27 35 51-1 32-71 36-119h21l1 134h-21c0-7 1-18-1-24-8 16-20 26-43 27z">
          <text:p/>
        </draw:path>
        <draw:polygon draw:style-name="gr46" draw:text-style-name="P9" draw:layer="layout" svg:width="0.12cm" svg:height="0.133cm" svg:x="12.854cm" svg:y="15.614cm" svg:viewBox="0 0 121 134" draw:points="97,134 61,79 24,134 0,134 48,65 2,0 26,0 61,53 94,0 118,0 73,65 121,134">
          <text:p/>
        </draw:polygon>
        <draw:path draw:style-name="gr46" draw:text-style-name="P9" draw:layer="layout" svg:width="0.065cm" svg:height="0.165cm" svg:x="13.05cm" svg:y="15.584cm" svg:viewBox="0 0 66 166" svg:d="M39 131c-2 17 13 20 27 15v9 8c-23 7-50 4-50-27v-45-44h-16v-8-8h17l6-31h16v16 15h25v8 8h-25v42z">
          <text:p/>
        </draw:path>
        <draw:path draw:style-name="gr46" draw:text-style-name="P9" draw:layer="layout" svg:width="0.119cm" svg:height="0.139cm" svg:x="13.127cm" svg:y="15.611cm" svg:viewBox="0 0 120 140" svg:d="M61 0c43-1 59 26 59 70 1 44-19 70-60 70-42 0-59-28-60-70 0-47 20-70 61-70zM60 123c31 1 37-22 37-53s-6-53-36-53c-31 0-38 22-38 53 0 30 8 52 37 53z">
          <text:p/>
        </draw:path>
        <draw:path draw:style-name="gr46" draw:text-style-name="P9" draw:layer="layout" svg:width="0.108cm" svg:height="0.136cm" svg:x="13.272cm" svg:y="15.614cm" svg:viewBox="0 0 109 137" svg:d="M43 137c-62 2-37-82-42-137h22v42 42c0 22 5 36 28 35 51-1 32-71 35-119h22l1 134h-21c-1-7 0-18-2-24-7 16-19 26-43 27z">
          <text:p/>
        </draw:path>
        <draw:path draw:style-name="gr46" draw:text-style-name="P9" draw:layer="layout" svg:width="0.064cm" svg:height="0.165cm" svg:x="13.4cm" svg:y="15.584cm" svg:viewBox="0 0 65 166" svg:d="M39 131c-2 17 12 20 26 15v9 8c-23 7-49 4-49-27v-45-44h-16v-8-8h18l6-31h15v16 15h24v8 8h-24v42z">
          <text:p/>
        </draw:path>
        <draw:path draw:style-name="gr46" draw:text-style-name="P9" draw:layer="layout" svg:width="0.068cm" svg:height="0.183cm" svg:x="13.539cm" svg:y="15.564cm" svg:viewBox="0 0 69 184" svg:d="M69 19c-22-6-30 7-27 31h27v8 8h-27v58 60h-23v-60-58h-19v-8-8h19c-5-36 13-58 50-48v9z">
          <text:p/>
        </draw:path>
        <draw:path draw:style-name="gr46" draw:text-style-name="P9" draw:layer="layout" svg:width="0.13cm" svg:height="0.139cm" svg:x="13.616cm" svg:y="15.611cm" svg:viewBox="0 0 131 140" svg:d="M88 112c-10 14-21 28-47 28-25-1-41-15-41-40 0-45 44-44 88-44 2-26-7-39-29-39-17 1-29 5-29 22l-23-2c3-26 23-37 53-37 31 0 50 14 50 45v30 28c-1 14 5 23 21 19v7 7c-23 6-44-1-43-24zM23 100c0 14 9 23 23 23 28-2 44-20 42-52-30 1-65-3-65 29z">
          <text:p/>
        </draw:path>
        <draw:path draw:style-name="gr46" draw:text-style-name="P9" draw:layer="layout" svg:width="0.023cm" svg:height="0.183cm" svg:x="13.762cm" svg:y="15.564cm" svg:viewBox="0 0 24 184" svg:d="M0 21v-10-11h24v11 10zM0 184v-68-66h24v66 68z">
          <text:p/>
        </draw:path>
        <draw:path draw:style-name="gr46" draw:text-style-name="P9" draw:layer="layout" svg:width="0.065cm" svg:height="0.165cm" svg:x="13.804cm" svg:y="15.584cm" svg:viewBox="0 0 66 166" svg:d="M38 131c-1 17 13 20 28 15v9 8c-24 7-50 4-50-27v-45-44h-16v-8-8h17l6-31h15v16 15h26v8 8h-26v42z">
          <text:p/>
        </draw:path>
        <draw:frame draw:style-name="gr147" draw:text-style-name="P7" draw:layer="layout" svg:width="0.425cm" svg:height="0.471cm" svg:x="10.294cm" svg:y="27.231cm">
          <draw:text-box>
            <text:p text:style-name="P1"><text:span text:style-name="T5">13</text:span></text:p>
          </draw:text-box>
        </draw:frame>
        <draw:frame draw:style-name="gr214" draw:text-style-name="P19" draw:layer="layout" svg:width="1.124cm" svg:height="0.285cm" svg:x="7.969cm" svg:y="5.606cm">
          <draw:text-box>
            <text:p text:style-name="P1"><text:span text:style-name="T19">Nourriture</text:span></text:p>
          </draw:text-box>
        </draw:frame>
        <draw:frame draw:style-name="gr215" draw:text-style-name="P19" draw:layer="layout" svg:width="3.389cm" svg:height="0.285cm" svg:x="6.846cm" svg:y="8.267cm">
          <draw:text-box>
            <text:p text:style-name="P1"><text:span text:style-name="T19">Faire la nourriture nous même</text:span></text:p>
          </draw:text-box>
        </draw:frame>
        <draw:frame draw:style-name="gr216" draw:text-style-name="P19" draw:layer="layout" svg:width="0.396cm" svg:height="0.285cm" svg:x="8.331cm" svg:y="10.005cm">
          <draw:text-box>
            <text:p text:style-name="P1"><text:span text:style-name="T19">Oui</text:span></text:p>
          </draw:text-box>
        </draw:frame>
        <draw:frame draw:style-name="gr217" draw:text-style-name="P19" draw:layer="layout" svg:width="0.463cm" svg:height="0.285cm" svg:x="11.489cm" svg:y="8.265cm">
          <draw:text-box>
            <text:p text:style-name="P1"><text:span text:style-name="T19">Non</text:span></text:p>
          </draw:text-box>
        </draw:frame>
        <draw:frame draw:style-name="gr218" draw:text-style-name="P19" draw:layer="layout" svg:width="1.424cm" svg:height="0.285cm" svg:x="13.172cm" svg:y="8.113cm">
          <draw:text-box>
            <text:p text:style-name="P1"><text:span text:style-name="T19">Acheter des </text:span></text:p>
          </draw:text-box>
        </draw:frame>
        <draw:frame draw:style-name="gr219" draw:text-style-name="P19" draw:layer="layout" svg:width="1.805cm" svg:height="0.285cm" svg:x="12.949cm" svg:y="8.415cm">
          <draw:text-box>
            <text:p text:style-name="P1"><text:span text:style-name="T19">gâteaux tout fait</text:span></text:p>
          </draw:text-box>
        </draw:frame>
        <draw:frame draw:style-name="gr220" draw:text-style-name="P19" draw:layer="layout" svg:width="4.32cm" svg:height="0.285cm" svg:x="6.39cm" svg:y="11.784cm">
          <draw:text-box>
            <text:p text:style-name="P1"><text:span text:style-name="T19">Trouvez des recettes simples à réalisé</text:span></text:p>
          </draw:text-box>
        </draw:frame>
        <draw:frame draw:style-name="gr216" draw:text-style-name="P19" draw:layer="layout" svg:width="0.396cm" svg:height="0.285cm" svg:x="8.331cm" svg:y="13.721cm">
          <draw:text-box>
            <text:p text:style-name="P1"><text:span text:style-name="T19">Oui</text:span></text:p>
          </draw:text-box>
        </draw:frame>
        <draw:frame draw:style-name="gr217" draw:text-style-name="P19" draw:layer="layout" svg:width="0.463cm" svg:height="0.285cm" svg:x="11.632cm" svg:y="11.782cm">
          <draw:text-box>
            <text:p text:style-name="P1"><text:span text:style-name="T19">Non</text:span></text:p>
          </draw:text-box>
        </draw:frame>
        <draw:frame draw:style-name="gr218" draw:text-style-name="P19" draw:layer="layout" svg:width="1.424cm" svg:height="0.285cm" svg:x="13.106cm" svg:y="11.63cm">
          <draw:text-box>
            <text:p text:style-name="P1"><text:span text:style-name="T19">Acheter des </text:span></text:p>
          </draw:text-box>
        </draw:frame>
        <draw:frame draw:style-name="gr219" draw:text-style-name="P19" draw:layer="layout" svg:width="1.805cm" svg:height="0.285cm" svg:x="12.882cm" svg:y="11.932cm">
          <draw:text-box>
            <text:p text:style-name="P1"><text:span text:style-name="T19">gâteaux tout fait</text:span></text:p>
          </draw:text-box>
        </draw:frame>
        <draw:frame draw:style-name="gr221" draw:text-style-name="P19" draw:layer="layout" svg:width="1.818cm" svg:height="0.285cm" svg:x="7.629cm" svg:y="15.368cm">
          <draw:text-box>
            <text:p text:style-name="P1"><text:span text:style-name="T19">Avoir le temps ?</text:span></text:p>
          </draw:text-box>
        </draw:frame>
        <draw:frame draw:style-name="gr216" draw:text-style-name="P19" draw:layer="layout" svg:width="0.396cm" svg:height="0.285cm" svg:x="8.331cm" svg:y="16.959cm">
          <draw:text-box>
            <text:p text:style-name="P1"><text:span text:style-name="T19">Oui</text:span></text:p>
          </draw:text-box>
        </draw:frame>
        <draw:frame draw:style-name="gr222" draw:text-style-name="P19" draw:layer="layout" svg:width="2.068cm" svg:height="0.285cm" svg:x="7.537cm" svg:y="18.113cm">
          <draw:text-box>
            <text:p text:style-name="P1"><text:span text:style-name="T19">Faire la nourriture </text:span></text:p>
          </draw:text-box>
        </draw:frame>
        <draw:frame draw:style-name="gr223" draw:text-style-name="P19" draw:layer="layout" svg:width="1.323cm" svg:height="0.285cm" svg:x="7.87cm" svg:y="18.415cm">
          <draw:text-box>
            <text:p text:style-name="P1"><text:span text:style-name="T19">nous même</text:span></text:p>
          </draw:text-box>
        </draw:frame>
        <draw:frame draw:style-name="gr217" draw:text-style-name="P19" draw:layer="layout" svg:width="0.463cm" svg:height="0.285cm" svg:x="10.526cm" svg:y="15.368cm">
          <draw:text-box>
            <text:p text:style-name="P1"><text:span text:style-name="T19">Non</text:span></text:p>
          </draw:text-box>
        </draw:frame>
        <draw:frame draw:style-name="gr218" draw:text-style-name="P19" draw:layer="layout" svg:width="1.424cm" svg:height="0.285cm" svg:x="12.306cm" svg:y="15.218cm">
          <draw:text-box>
            <text:p text:style-name="P1"><text:span text:style-name="T19">Acheter des </text:span></text:p>
          </draw:text-box>
        </draw:frame>
        <draw:frame draw:style-name="gr219" draw:text-style-name="P19" draw:layer="layout" svg:width="1.805cm" svg:height="0.285cm" svg:x="12.082cm" svg:y="15.519cm">
          <draw:text-box>
            <text:p text:style-name="P1"><text:span text:style-name="T19">gâteaux tout fait</text:span></text:p>
          </draw:text-box>
        </draw:frame>
      </draw:page>
      <draw:page draw:name="page14" draw:style-name="dp1" draw:master-page-name="master-page149">
        <draw:frame draw:style-name="gr224" draw:text-style-name="P3" draw:layer="layout" svg:width="6.708cm" svg:height="0.547cm" svg:x="3.256cm" svg:y="4.294cm">
          <draw:text-box>
            <text:p text:style-name="P1"><text:span text:style-name="T8">i. Le questionnaire de satisfaction</text:span></text:p>
          </draw:text-box>
        </draw:frame>
        <draw:frame draw:style-name="gr225" draw:text-style-name="P3" draw:layer="layout" svg:width="20.027cm" svg:height="0.547cm" svg:x="2.004cm" svg:y="5.43cm">
          <draw:text-box>
            <text:p text:style-name="P1"><text:span text:style-name="T2">A <text:s/>l’accueil <text:s text:c="2"/>du <text:s text:c="2"/>bâtiment <text:s/>E, <text:s/>un <text:s text:c="2"/>étudiants</text:span><text:span text:style-name="T18">(sans « s »</text:span><text:span text:style-name="T2"> <text:s/>pourrais</text:span><text:span text:style-name="T18">(t)</text:span><text:span text:style-name="T2"> <text:s/>récolter <text:s/>les <text:s/>adresses <text:s/>mails <text:s/>des</text:span></text:p>
          </draw:text-box>
        </draw:frame>
        <draw:frame draw:style-name="gr226" draw:text-style-name="P3" draw:layer="layout" svg:width="16.66cm" svg:height="0.547cm" svg:x="2.004cm" svg:y="5.998cm">
          <draw:text-box>
            <text:p text:style-name="P1"><text:span text:style-name="T2">visiteurs pour leurs envoyer un questionnaire de satisfaction deux-trois jours après. </text:span></text:p>
          </draw:text-box>
        </draw:frame>
        <draw:frame draw:style-name="gr147" draw:text-style-name="P7" draw:layer="layout" svg:width="0.425cm" svg:height="0.471cm" svg:x="10.294cm" svg:y="27.231cm">
          <draw:text-box>
            <text:p text:style-name="P1"><text:span text:style-name="T5">14</text:span></text:p>
          </draw:text-box>
        </draw:frame>
      </draw:page>
      <draw:page draw:name="page15" draw:style-name="dp1" draw:master-page-name="master-page152">
        <draw:frame draw:style-name="gr227" draw:text-style-name="P6" draw:layer="layout" svg:width="3.685cm" svg:height="0.784cm" svg:x="2.004cm" svg:y="2.031cm">
          <draw:text-box>
            <text:p text:style-name="P1"><text:span text:style-name="T4">6. Annexes :</text:span></text:p>
          </draw:text-box>
        </draw:frame>
        <draw:frame draw:style-name="gr228" draw:text-style-name="P2" draw:layer="layout" svg:width="3.638cm" svg:height="0.628cm" svg:x="2.004cm" svg:y="4.542cm">
          <draw:text-box>
            <text:p text:style-name="P1"><text:span text:style-name="T20"><text:s text:c="10"/></text:span><text:span text:style-name="T20">Annexe 1</text:span></text:p>
          </draw:text-box>
        </draw:frame>
        <draw:frame draw:style-name="gr229" draw:text-style-name="P2" draw:layer="layout" svg:width="0.563cm" svg:height="0.628cm" svg:x="3.411cm" svg:y="4.542cm">
          <draw:text-box>
            <text:p text:style-name="P1"><text:span text:style-name="T20"><text:s/></text:span></text:p>
          </draw:text-box>
        </draw:frame>
        <draw:line draw:style-name="gr230" draw:text-style-name="P4" draw:layer="layout" svg:x1="3.411cm" svg:y1="5.094cm" svg:x2="5.655cm" svg:y2="5.094cm">
          <text:p/>
        </draw:line>
        <draw:frame draw:style-name="gr229" draw:text-style-name="P2" draw:layer="layout" svg:width="0.563cm" svg:height="0.628cm" svg:x="5.513cm" svg:y="4.542cm">
          <draw:text-box>
            <text:p text:style-name="P1"><text:span text:style-name="T20"><text:s text:c="2"/></text:span></text:p>
          </draw:text-box>
        </draw:frame>
        <draw:line draw:style-name="gr230" draw:text-style-name="P4" draw:layer="layout" svg:x1="5.655cm" svg:y1="5.094cm" svg:x2="5.796cm" svg:y2="5.094cm">
          <text:p/>
        </draw:line>
        <draw:frame draw:style-name="gr229" draw:text-style-name="P2" draw:layer="layout" svg:width="0.563cm" svg:height="0.628cm" svg:x="5.655cm" svg:y="4.542cm">
          <draw:text-box>
            <text:p text:style-name="P1"><text:span text:style-name="T20"><text:s text:c="2"/></text:span><text:span text:style-name="T20">:</text:span></text:p>
          </draw:text-box>
        </draw:frame>
        <draw:line draw:style-name="gr230" draw:text-style-name="P4" draw:layer="layout" svg:x1="5.796cm" svg:y1="5.094cm" svg:x2="5.983cm" svg:y2="5.094cm">
          <text:p/>
        </draw:line>
        <draw:frame draw:style-name="gr229" draw:text-style-name="P2" draw:layer="layout" svg:width="0.563cm" svg:height="0.628cm" svg:x="5.796cm" svg:y="4.542cm">
          <draw:text-box>
            <text:p text:style-name="P1"><text:span text:style-name="T20"><text:s text:c="2"/></text:span><text:span text:style-name="T21"><text:s/></text:span></text:p>
          </draw:text-box>
        </draw:frame>
        <draw:line draw:style-name="gr231" draw:text-style-name="P4" draw:layer="layout" svg:x1="5.983cm" svg:y1="5.094cm" svg:x2="6.124cm" svg:y2="5.094cm">
          <text:p/>
        </draw:line>
        <draw:frame draw:style-name="gr229" draw:text-style-name="P2" draw:layer="layout" svg:width="0.563cm" svg:height="0.628cm" svg:x="5.983cm" svg:y="4.542cm">
          <draw:text-box>
            <text:p text:style-name="P1"><text:span text:style-name="T21"><text:s text:c="2"/></text:span></text:p>
          </draw:text-box>
        </draw:frame>
        <draw:frame draw:style-name="gr232" draw:text-style-name="P2" draw:layer="layout" svg:width="3.981cm" svg:height="0.628cm" svg:x="2.004cm" svg:y="5.84cm">
          <draw:text-box>
            <text:p text:style-name="P1"><text:span text:style-name="T1">Les 5 Pourquoi ? </text:span></text:p>
          </draw:text-box>
        </draw:frame>
        <draw:frame draw:style-name="gr233" draw:text-style-name="P3" draw:layer="layout" svg:width="10.62cm" svg:height="0.547cm" svg:x="2.004cm" svg:y="7.134cm">
          <draw:text-box>
            <text:p text:style-name="P1"><text:span text:style-name="T22">Pourquoi 1 ?</text:span><text:span text:style-name="T2"> Pour présenter en détaille la formation.</text:span></text:p>
          </draw:text-box>
        </draw:frame>
        <draw:frame draw:style-name="gr234" draw:text-style-name="P3" draw:layer="layout" svg:width="11.856cm" svg:height="0.547cm" svg:x="2.004cm" svg:y="8.27cm">
          <draw:text-box>
            <text:p text:style-name="P1"><text:span text:style-name="T22">Pourquoi 2 ?</text:span><text:span text:style-name="T2"> Pour </text:span><text:span text:style-name="T18">(</text:span><text:span text:style-name="T2">que) donner envie au</text:span><text:span text:style-name="T18">x</text:span><text:span text:style-name="T2"> futur</text:span><text:span text:style-name="T18">s</text:span><text:span text:style-name="T2"> étudiant</text:span><text:span text:style-name="T18">s</text:span><text:span text:style-name="T2">.</text:span></text:p>
          </draw:text-box>
        </draw:frame>
        <draw:frame draw:style-name="gr235" draw:text-style-name="P3" draw:layer="layout" svg:width="14.031cm" svg:height="0.547cm" svg:x="2.004cm" svg:y="9.406cm">
          <draw:text-box>
            <text:p text:style-name="P1"><text:span text:style-name="T22">Pourquoi 3 ?</text:span><text:span text:style-name="T2"> Pour que les étudiants ne se tromb</text:span><text:span text:style-name="T18">p</text:span><text:span text:style-name="T2">e</text:span><text:span text:style-name="T18">nt</text:span><text:span text:style-name="T2"> pas d’orientation</text:span></text:p>
          </draw:text-box>
        </draw:frame>
        <draw:frame draw:style-name="gr236" draw:text-style-name="P3" draw:layer="layout" svg:width="16.453cm" svg:height="0.547cm" svg:x="2.004cm" svg:y="10.542cm">
          <draw:text-box>
            <text:p text:style-name="P1"><text:span text:style-name="T22">Pourquoi 4 ?</text:span><text:span text:style-name="T2"> <text:s/>Pour montrer la motivation des étudiants qui veulent venir postuler,</text:span></text:p>
          </draw:text-box>
        </draw:frame>
        <draw:frame draw:style-name="gr237" draw:text-style-name="P3" draw:layer="layout" svg:width="8.613cm" svg:height="0.547cm" svg:x="2.004cm" svg:y="11.11cm">
          <draw:text-box>
            <text:p text:style-name="P1"><text:span text:style-name="T2">montrer qu’ils s’intéressent à la formation. </text:span></text:p>
          </draw:text-box>
        </draw:frame>
        <draw:frame draw:style-name="gr238" draw:text-style-name="P3" draw:layer="layout" svg:width="12.424cm" svg:height="0.547cm" svg:x="2.004cm" svg:y="12.246cm">
          <draw:text-box>
            <text:p text:style-name="P1"><text:span text:style-name="T22">Pourquoi 5 ?</text:span><text:span text:style-name="T2"> Pour que l’IUT garde son</text:span><text:span text:style-name="T18">(</text:span><text:span text:style-name="T2">t</text:span><text:span text:style-name="T18">)</text:span><text:span text:style-name="T2"> affectif d’étudiant</text:span><text:span text:style-name="T18">s</text:span><text:span text:style-name="T2">.</text:span></text:p>
          </draw:text-box>
        </draw:frame>
        <draw:frame draw:style-name="gr239" draw:text-style-name="P3" draw:layer="layout" svg:width="18.823cm" svg:height="0.547cm" svg:x="2.004cm" svg:y="13.382cm">
          <draw:text-box>
            <text:p text:style-name="P1"><text:span text:style-name="T22">Pourquoi <text:s text:c="2"/>6 ?</text:span><text:span text:style-name="T2"> <text:s/>Pour <text:s text:c="2"/>qu’un <text:s text:c="2"/>étudiant <text:s text:c="2"/>ne <text:s text:c="2"/>prenne</text:span><text:span text:style-name="T18">(</text:span><text:span text:style-name="T2">nt</text:span><text:span text:style-name="T18">)</text:span><text:span text:style-name="T2"> <text:s text:c="2"/>pas <text:s text:c="2"/>la <text:s text:c="2"/>place <text:s text:c="2"/>d’un <text:s text:c="2"/>étudiant <text:s text:c="2"/>si <text:s text:c="2"/>la</text:span></text:p>
          </draw:text-box>
        </draw:frame>
        <draw:frame draw:style-name="gr240" draw:text-style-name="P3" draw:layer="layout" svg:width="6.581cm" svg:height="0.547cm" svg:x="2.004cm" svg:y="13.95cm">
          <draw:text-box>
            <text:p text:style-name="P1"><text:span text:style-name="T2">formation ne lui correspond pas. </text:span></text:p>
          </draw:text-box>
        </draw:frame>
        <draw:frame draw:style-name="gr228" draw:text-style-name="P2" draw:layer="layout" svg:width="3.638cm" svg:height="0.628cm" svg:x="2.004cm" svg:y="16.794cm">
          <draw:text-box>
            <text:p text:style-name="P1"><text:span text:style-name="T23"><text:s text:c="10"/></text:span><text:span text:style-name="T20">Annexe 2</text:span></text:p>
          </draw:text-box>
        </draw:frame>
        <draw:frame draw:style-name="gr229" draw:text-style-name="P2" draw:layer="layout" svg:width="0.563cm" svg:height="0.628cm" svg:x="3.411cm" svg:y="16.794cm">
          <draw:text-box>
            <text:p text:style-name="P1"><text:span text:style-name="T20"><text:s/></text:span></text:p>
          </draw:text-box>
        </draw:frame>
        <draw:line draw:style-name="gr230" draw:text-style-name="P4" draw:layer="layout" svg:x1="3.411cm" svg:y1="17.346cm" svg:x2="5.655cm" svg:y2="17.346cm">
          <text:p/>
        </draw:line>
        <draw:frame draw:style-name="gr229" draw:text-style-name="P2" draw:layer="layout" svg:width="0.563cm" svg:height="0.628cm" svg:x="5.513cm" svg:y="16.794cm">
          <draw:text-box>
            <text:p text:style-name="P1"><text:span text:style-name="T20"><text:s text:c="2"/></text:span></text:p>
          </draw:text-box>
        </draw:frame>
        <draw:line draw:style-name="gr230" draw:text-style-name="P4" draw:layer="layout" svg:x1="5.655cm" svg:y1="17.346cm" svg:x2="5.796cm" svg:y2="17.346cm">
          <text:p/>
        </draw:line>
        <draw:frame draw:style-name="gr241" draw:text-style-name="P2" draw:layer="layout" svg:width="0.607cm" svg:height="0.628cm" svg:x="5.655cm" svg:y="16.794cm">
          <draw:text-box>
            <text:p text:style-name="P1"><text:span text:style-name="T20"><text:s text:c="2"/></text:span><text:span text:style-name="T20">: </text:span></text:p>
          </draw:text-box>
        </draw:frame>
        <draw:line draw:style-name="gr230" draw:text-style-name="P4" draw:layer="layout" svg:x1="5.796cm" svg:y1="17.346cm" svg:x2="6.127cm" svg:y2="17.346cm">
          <text:p/>
        </draw:line>
        <draw:frame draw:style-name="gr229" draw:text-style-name="P2" draw:layer="layout" svg:width="0.563cm" svg:height="0.628cm" svg:x="5.796cm" svg:y="16.794cm">
          <draw:text-box>
            <text:p text:style-name="P1"><text:span text:style-name="T20"><text:s text:c="2"/></text:span></text:p>
          </draw:text-box>
        </draw:frame>
        <draw:line draw:style-name="gr242" draw:text-style-name="P4" draw:layer="layout" svg:x1="1.991cm" svg:y1="19.757cm" svg:x2="19.009cm" svg:y2="19.757cm">
          <text:p/>
        </draw:line>
        <draw:line draw:style-name="gr242" draw:text-style-name="P4" draw:layer="layout" svg:x1="1.991cm" svg:y1="22.808cm" svg:x2="19.009cm" svg:y2="22.808cm">
          <text:p/>
        </draw:line>
        <draw:line draw:style-name="gr242" draw:text-style-name="P4" draw:layer="layout" svg:x1="1.991cm" svg:y1="26.428cm" svg:x2="19.009cm" svg:y2="26.428cm">
          <text:p/>
        </draw:line>
        <draw:line draw:style-name="gr242" draw:text-style-name="P4" draw:layer="layout" svg:x1="2cm" svg:y1="19.748cm" svg:x2="2cm" svg:y2="26.437cm">
          <text:p/>
        </draw:line>
        <draw:line draw:style-name="gr242" draw:text-style-name="P4" draw:layer="layout" svg:x1="10.498cm" svg:y1="19.748cm" svg:x2="10.498cm" svg:y2="26.437cm">
          <text:p/>
        </draw:line>
        <draw:line draw:style-name="gr242" draw:text-style-name="P4" draw:layer="layout" svg:x1="19cm" svg:y1="19.748cm" svg:x2="19cm" svg:y2="26.437cm">
          <text:p/>
        </draw:line>
        <draw:polygon draw:style-name="gr243" draw:text-style-name="P20" draw:layer="layout" svg:width="1.864cm" svg:height="0.566cm" svg:x="5.316cm" svg:y="19.861cm" svg:viewBox="0 0 1865 567" draw:points="0,567 1865,567 1865,0 0,0">
          <text:p/>
        </draw:polygon>
        <draw:frame draw:style-name="gr244" draw:text-style-name="P2" draw:layer="layout" svg:width="4.591cm" svg:height="0.628cm" svg:x="2.004cm" svg:y="18.78cm">
          <draw:text-box>
            <text:p text:style-name="P1"><text:span text:style-name="T1">La matrice SWOT : </text:span></text:p>
          </draw:text-box>
        </draw:frame>
        <draw:frame draw:style-name="gr245" draw:text-style-name="P3" draw:layer="layout" svg:width="1.869cm" svg:height="0.547cm" svg:x="5.32cm" svg:y="19.883cm">
          <draw:text-box>
            <text:p text:style-name="P1"><text:span text:style-name="T2">FORCES</text:span></text:p>
          </draw:text-box>
        </draw:frame>
        <draw:frame draw:style-name="gr246" draw:text-style-name="P3" draw:layer="layout" svg:width="4.908cm" svg:height="0.547cm" svg:x="2.103cm" svg:y="21.019cm">
          <draw:text-box>
            <text:p text:style-name="P1"><text:span text:style-name="T2">- on est aimable et gentil</text:span></text:p>
          </draw:text-box>
        </draw:frame>
        <draw:frame draw:style-name="gr247" draw:text-style-name="P3" draw:layer="layout" svg:width="5.752cm" svg:height="0.547cm" svg:x="2.103cm" svg:y="21.587cm">
          <draw:text-box>
            <text:p text:style-name="P1"><text:span text:style-name="T2">- on sait de quoi en</text:span><text:span text:style-name="T18">(on)</text:span><text:span text:style-name="T2"> parle</text:span></text:p>
          </draw:text-box>
        </draw:frame>
        <draw:polygon draw:style-name="gr243" draw:text-style-name="P20" draw:layer="layout" svg:width="2.816cm" svg:height="0.566cm" svg:x="13.342cm" svg:y="19.861cm" svg:viewBox="0 0 2817 567" draw:points="0,567 2817,567 2817,0 0,0">
          <text:p/>
        </draw:polygon>
        <draw:frame draw:style-name="gr248" draw:text-style-name="P3" draw:layer="layout" svg:width="3.99cm" svg:height="0.547cm" svg:x="2.103cm" svg:y="22.155cm">
          <draw:text-box>
            <text:p text:style-name="P1"><text:span text:style-name="T2">- on a le savoir faire</text:span></text:p>
          </draw:text-box>
        </draw:frame>
        <draw:frame draw:style-name="gr249" draw:text-style-name="P3" draw:layer="layout" svg:width="2.855cm" svg:height="0.547cm" svg:x="13.346cm" svg:y="19.883cm">
          <draw:text-box>
            <text:p text:style-name="P1"><text:span text:style-name="T2">FAIBLESSES</text:span></text:p>
          </draw:text-box>
        </draw:frame>
        <draw:frame draw:style-name="gr250" draw:text-style-name="P3" draw:layer="layout" svg:width="3.918cm" svg:height="0.547cm" svg:x="10.601cm" svg:y="21.019cm">
          <draw:text-box>
            <text:p text:style-name="P1"><text:span text:style-name="T2">- Pas assez de place</text:span></text:p>
          </draw:text-box>
        </draw:frame>
        <draw:polygon draw:style-name="gr243" draw:text-style-name="P20" draw:layer="layout" svg:width="3.618cm" svg:height="0.567cm" svg:x="4.441cm" svg:y="22.912cm" svg:viewBox="0 0 3619 568" draw:points="0,568 3619,568 3619,0 0,0">
          <text:p/>
        </draw:polygon>
        <draw:frame draw:style-name="gr251" draw:text-style-name="P3" draw:layer="layout" svg:width="8.079cm" svg:height="0.547cm" svg:x="10.601cm" svg:y="21.587cm">
          <draw:text-box>
            <text:p text:style-name="P1"><text:span text:style-name="T2">- Pas de motivation des étudiants actuels</text:span></text:p>
          </draw:text-box>
        </draw:frame>
        <draw:frame draw:style-name="gr252" draw:text-style-name="P3" draw:layer="layout" svg:width="3.647cm" svg:height="0.547cm" svg:x="4.445cm" svg:y="22.935cm">
          <draw:text-box>
            <text:p text:style-name="P1"><text:span text:style-name="T2">OPPORTUNITÉS</text:span></text:p>
          </draw:text-box>
        </draw:frame>
        <draw:frame draw:style-name="gr253" draw:text-style-name="P3" draw:layer="layout" svg:width="7.114cm" svg:height="0.547cm" svg:x="2.103cm" svg:y="24.071cm">
          <draw:text-box>
            <text:p text:style-name="P1"><text:span text:style-name="T2">- en savoir plus pour futur étudiant</text:span><text:span text:style-name="T18">s</text:span></text:p>
          </draw:text-box>
        </draw:frame>
        <draw:frame draw:style-name="gr254" draw:text-style-name="P3" draw:layer="layout" svg:width="8.109cm" svg:height="0.547cm" svg:x="2.103cm" svg:y="24.639cm">
          <draw:text-box>
            <text:p text:style-name="P1"><text:span text:style-name="T2">- rencontre avec les professeurs pour les </text:span></text:p>
          </draw:text-box>
        </draw:frame>
        <draw:frame draw:style-name="gr255" draw:text-style-name="P3" draw:layer="layout" svg:width="2.339cm" svg:height="0.547cm" svg:x="2.103cm" svg:y="25.207cm">
          <draw:text-box>
            <text:p text:style-name="P1"><text:span text:style-name="T2">futur élèves</text:span></text:p>
          </draw:text-box>
        </draw:frame>
        <draw:polygon draw:style-name="gr243" draw:text-style-name="P20" draw:layer="layout" svg:width="2.358cm" svg:height="0.567cm" svg:x="13.571cm" svg:y="22.912cm" svg:viewBox="0 0 2359 568" draw:points="0,568 2359,568 2359,0 0,0">
          <text:p/>
        </draw:polygon>
        <draw:frame draw:style-name="gr256" draw:text-style-name="P3" draw:layer="layout" svg:width="6.847cm" svg:height="0.547cm" svg:x="2.103cm" svg:y="25.775cm">
          <draw:text-box>
            <text:p text:style-name="P1"><text:span text:style-name="T2">- se rendre compte de la formation</text:span></text:p>
          </draw:text-box>
        </draw:frame>
        <draw:frame draw:style-name="gr257" draw:text-style-name="P3" draw:layer="layout" svg:width="2.36cm" svg:height="0.547cm" svg:x="13.575cm" svg:y="22.935cm">
          <draw:text-box>
            <text:p text:style-name="P1"><text:span text:style-name="T2">MENACES</text:span></text:p>
          </draw:text-box>
        </draw:frame>
        <draw:frame draw:style-name="gr258" draw:text-style-name="P3" draw:layer="layout" svg:width="4.35cm" svg:height="0.547cm" svg:x="10.601cm" svg:y="24.071cm">
          <draw:text-box>
            <text:p text:style-name="P1"><text:span text:style-name="T2">- Beaucoup de monde</text:span></text:p>
          </draw:text-box>
        </draw:frame>
        <draw:frame draw:style-name="gr259" draw:text-style-name="P3" draw:layer="layout" svg:width="6.686cm" svg:height="0.547cm" svg:x="10.601cm" svg:y="24.639cm">
          <draw:text-box>
            <text:p text:style-name="P1"><text:span text:style-name="T2">- Pas assez d’élèves présentateurs</text:span></text:p>
          </draw:text-box>
        </draw:frame>
        <draw:frame draw:style-name="gr147" draw:text-style-name="P7" draw:layer="layout" svg:width="0.425cm" svg:height="0.471cm" svg:x="10.294cm" svg:y="27.231cm">
          <draw:text-box>
            <text:p text:style-name="P1"><text:span text:style-name="T5">15</text:span></text:p>
          </draw:text-box>
        </draw:frame>
      </draw:page>
      <draw:page draw:name="page16" draw:style-name="dp1" draw:master-page-name="master-page171">
        <draw:frame draw:style-name="gr228" draw:text-style-name="P2" draw:layer="layout" svg:width="3.638cm" svg:height="0.628cm" svg:x="2.004cm" svg:y="2.594cm">
          <draw:text-box>
            <text:p text:style-name="P1"><text:span text:style-name="T20"><text:s text:c="10"/></text:span><text:span text:style-name="T20">Annexe 3</text:span></text:p>
          </draw:text-box>
        </draw:frame>
        <draw:frame draw:style-name="gr229" draw:text-style-name="P2" draw:layer="layout" svg:width="0.563cm" svg:height="0.628cm" svg:x="3.411cm" svg:y="2.594cm">
          <draw:text-box>
            <text:p text:style-name="P1"><text:span text:style-name="T20"><text:s/></text:span></text:p>
          </draw:text-box>
        </draw:frame>
        <draw:line draw:style-name="gr230" draw:text-style-name="P4" draw:layer="layout" svg:x1="3.411cm" svg:y1="3.146cm" svg:x2="5.655cm" svg:y2="3.146cm">
          <text:p/>
        </draw:line>
        <draw:frame draw:style-name="gr229" draw:text-style-name="P2" draw:layer="layout" svg:width="0.563cm" svg:height="0.628cm" svg:x="5.513cm" svg:y="2.594cm">
          <draw:text-box>
            <text:p text:style-name="P1"><text:span text:style-name="T20"><text:s text:c="2"/></text:span></text:p>
          </draw:text-box>
        </draw:frame>
        <draw:line draw:style-name="gr230" draw:text-style-name="P4" draw:layer="layout" svg:x1="5.655cm" svg:y1="3.146cm" svg:x2="5.796cm" svg:y2="3.146cm">
          <text:p/>
        </draw:line>
        <draw:frame draw:style-name="gr241" draw:text-style-name="P2" draw:layer="layout" svg:width="0.607cm" svg:height="0.628cm" svg:x="5.655cm" svg:y="2.594cm">
          <draw:text-box>
            <text:p text:style-name="P1"><text:span text:style-name="T20"><text:s text:c="2"/></text:span><text:span text:style-name="T20">: </text:span></text:p>
          </draw:text-box>
        </draw:frame>
        <draw:line draw:style-name="gr230" draw:text-style-name="P4" draw:layer="layout" svg:x1="5.796cm" svg:y1="3.146cm" svg:x2="6.127cm" svg:y2="3.146cm">
          <text:p/>
        </draw:line>
        <draw:frame draw:style-name="gr229" draw:text-style-name="P2" draw:layer="layout" svg:width="0.563cm" svg:height="0.628cm" svg:x="5.796cm" svg:y="2.594cm">
          <draw:text-box>
            <text:p text:style-name="P1"><text:span text:style-name="T20"><text:s text:c="2"/></text:span></text:p>
          </draw:text-box>
        </draw:frame>
        <draw:frame draw:style-name="gr260" draw:text-style-name="P2" draw:layer="layout" svg:width="3.02cm" svg:height="0.628cm" svg:x="2.004cm" svg:y="3.893cm">
          <draw:text-box>
            <text:p text:style-name="P1"><text:span text:style-name="T1">QQOQCPC !</text:span></text:p>
          </draw:text-box>
        </draw:frame>
        <draw:frame draw:style-name="gr261" draw:text-style-name="P3" draw:layer="layout" svg:width="0.493cm" svg:height="0.493cm" svg:x="2.639cm" svg:y="5.203cm">
          <draw:text-box>
            <text:p text:style-name="P1"><text:span text:style-name="T24">–</text:span></text:p>
          </draw:text-box>
        </draw:frame>
        <draw:frame draw:style-name="gr262" draw:text-style-name="P3" draw:layer="layout" svg:width="6.043cm" svg:height="0.547cm" svg:x="3.274cm" svg:y="5.106cm">
          <draw:text-box>
            <text:p text:style-name="P1"><text:span text:style-name="T25">Qui ?</text:span><text:span text:style-name="T2"> Pour les futurs étudiants</text:span></text:p>
          </draw:text-box>
        </draw:frame>
        <draw:frame draw:style-name="gr261" draw:text-style-name="P3" draw:layer="layout" svg:width="0.493cm" svg:height="0.493cm" svg:x="2.639cm" svg:y="5.775cm">
          <draw:text-box>
            <text:p text:style-name="P1"><text:span text:style-name="T24">–</text:span></text:p>
          </draw:text-box>
        </draw:frame>
        <draw:frame draw:style-name="gr263" draw:text-style-name="P3" draw:layer="layout" svg:width="9.151cm" svg:height="0.547cm" svg:x="3.274cm" svg:y="5.677cm">
          <draw:text-box>
            <text:p text:style-name="P1"><text:span text:style-name="T25">Quoi ?</text:span><text:span text:style-name="T2"> Montrer en détail le département MMI</text:span></text:p>
          </draw:text-box>
        </draw:frame>
        <draw:frame draw:style-name="gr261" draw:text-style-name="P3" draw:layer="layout" svg:width="0.493cm" svg:height="0.493cm" svg:x="2.639cm" svg:y="6.343cm">
          <draw:text-box>
            <text:p text:style-name="P1"><text:span text:style-name="T24">–</text:span></text:p>
          </draw:text-box>
        </draw:frame>
        <draw:frame draw:style-name="gr264" draw:text-style-name="P3" draw:layer="layout" svg:width="2.677cm" svg:height="0.547cm" svg:x="3.274cm" svg:y="6.245cm">
          <draw:text-box>
            <text:p text:style-name="P1"><text:span text:style-name="T25">Où ? </text:span><text:span text:style-name="T2">A l’IUT</text:span></text:p>
          </draw:text-box>
        </draw:frame>
        <draw:frame draw:style-name="gr261" draw:text-style-name="P3" draw:layer="layout" svg:width="0.493cm" svg:height="0.493cm" svg:x="2.639cm" svg:y="6.914cm">
          <draw:text-box>
            <text:p text:style-name="P1"><text:span text:style-name="T24">–</text:span></text:p>
          </draw:text-box>
        </draw:frame>
        <draw:frame draw:style-name="gr265" draw:text-style-name="P3" draw:layer="layout" svg:width="7.186cm" svg:height="0.547cm" svg:x="3.274cm" svg:y="6.817cm">
          <draw:text-box>
            <text:p text:style-name="P1"><text:span text:style-name="T25">Quand ?</text:span><text:span text:style-name="T2"> L’année prochaine en mars</text:span></text:p>
          </draw:text-box>
        </draw:frame>
        <draw:frame draw:style-name="gr261" draw:text-style-name="P3" draw:layer="layout" svg:width="0.493cm" svg:height="0.493cm" svg:x="2.639cm" svg:y="7.482cm">
          <draw:text-box>
            <text:p text:style-name="P1"><text:span text:style-name="T26">–</text:span></text:p>
          </draw:text-box>
        </draw:frame>
        <draw:frame draw:style-name="gr185" draw:text-style-name="P3" draw:layer="layout" svg:width="2.428cm" svg:height="0.547cm" svg:x="3.274cm" svg:y="7.385cm">
          <draw:text-box>
            <text:p text:style-name="P1"><text:span text:style-name="T25">Comment ? </text:span></text:p>
          </draw:text-box>
        </draw:frame>
        <draw:frame draw:style-name="gr261" draw:text-style-name="P3" draw:layer="layout" svg:width="0.493cm" svg:height="0.493cm" svg:x="2.639cm" svg:y="8.054cm">
          <draw:text-box>
            <text:p text:style-name="P1"><text:span text:style-name="T24">–</text:span></text:p>
          </draw:text-box>
        </draw:frame>
        <draw:frame draw:style-name="gr266" draw:text-style-name="P3" draw:layer="layout" svg:width="7.495cm" svg:height="0.547cm" svg:x="3.274cm" svg:y="7.956cm">
          <draw:text-box>
            <text:p text:style-name="P1"><text:span text:style-name="T25">Pourquoi ?</text:span><text:span text:style-name="T2"> Expliquer notre formation</text:span></text:p>
          </draw:text-box>
        </draw:frame>
        <draw:frame draw:style-name="gr261" draw:text-style-name="P3" draw:layer="layout" svg:width="0.493cm" svg:height="0.493cm" svg:x="2.639cm" svg:y="8.622cm">
          <draw:text-box>
            <text:p text:style-name="P1"><text:span text:style-name="T24">–</text:span></text:p>
          </draw:text-box>
        </draw:frame>
        <draw:frame draw:style-name="gr267" draw:text-style-name="P3" draw:layer="layout" svg:width="9.319cm" svg:height="0.547cm" svg:x="3.274cm" svg:y="8.524cm">
          <draw:text-box>
            <text:p text:style-name="P1"><text:span text:style-name="T25">Combien ?</text:span><text:span text:style-name="T2"> Budget à voir au moment d’acheter</text:span></text:p>
          </draw:text-box>
        </draw:frame>
        <draw:line draw:style-name="gr230" draw:text-style-name="P4" draw:layer="layout" svg:x1="3.414cm" svg:y1="10.784cm" svg:x2="5.655cm" svg:y2="10.784cm">
          <text:p/>
        </draw:line>
        <draw:frame draw:style-name="gr228" draw:text-style-name="P2" draw:layer="layout" svg:width="3.638cm" svg:height="0.628cm" svg:x="2.004cm" svg:y="10.232cm">
          <draw:text-box>
            <text:p text:style-name="P1"><text:span text:style-name="T23"><text:s text:c="10"/></text:span><text:span text:style-name="T20">Annexe 4</text:span></text:p>
          </draw:text-box>
        </draw:frame>
        <draw:line draw:style-name="gr242" draw:text-style-name="P4" draw:layer="layout" svg:x1="1.991cm" svg:y1="13.195cm" svg:x2="19.023cm" svg:y2="13.195cm">
          <text:p/>
        </draw:line>
        <draw:line draw:style-name="gr242" draw:text-style-name="P4" draw:layer="layout" svg:x1="1.991cm" svg:y1="13.975cm" svg:x2="19.023cm" svg:y2="13.975cm">
          <text:p/>
        </draw:line>
        <draw:line draw:style-name="gr242" draw:text-style-name="P4" draw:layer="layout" svg:x1="1.991cm" svg:y1="14.754cm" svg:x2="19.023cm" svg:y2="14.754cm">
          <text:p/>
        </draw:line>
        <draw:line draw:style-name="gr242" draw:text-style-name="P4" draw:layer="layout" svg:x1="1.991cm" svg:y1="15.534cm" svg:x2="19.023cm" svg:y2="15.534cm">
          <text:p/>
        </draw:line>
        <draw:line draw:style-name="gr242" draw:text-style-name="P4" draw:layer="layout" svg:x1="1.991cm" svg:y1="16.314cm" svg:x2="19.023cm" svg:y2="16.314cm">
          <text:p/>
        </draw:line>
        <draw:line draw:style-name="gr242" draw:text-style-name="P4" draw:layer="layout" svg:x1="1.991cm" svg:y1="17.661cm" svg:x2="19.023cm" svg:y2="17.661cm">
          <text:p/>
        </draw:line>
        <draw:line draw:style-name="gr242" draw:text-style-name="P4" draw:layer="layout" svg:x1="1.991cm" svg:y1="18.441cm" svg:x2="19.023cm" svg:y2="18.441cm">
          <text:p/>
        </draw:line>
        <draw:line draw:style-name="gr242" draw:text-style-name="P4" draw:layer="layout" svg:x1="2cm" svg:y1="13.186cm" svg:x2="2cm" svg:y2="18.45cm">
          <text:p/>
        </draw:line>
        <draw:line draw:style-name="gr242" draw:text-style-name="P4" draw:layer="layout" svg:x1="4.593cm" svg:y1="13.186cm" svg:x2="4.593cm" svg:y2="18.45cm">
          <text:p/>
        </draw:line>
        <draw:line draw:style-name="gr242" draw:text-style-name="P4" draw:layer="layout" svg:x1="19.014cm" svg:y1="13.186cm" svg:x2="19.014cm" svg:y2="18.45cm">
          <text:p/>
        </draw:line>
        <draw:frame draw:style-name="gr268" draw:text-style-name="P2" draw:layer="layout" svg:width="4.815cm" svg:height="0.628cm" svg:x="2.004cm" svg:y="12.218cm">
          <draw:text-box>
            <text:p text:style-name="P1"><text:span text:style-name="T1">La matrice SMART+</text:span></text:p>
          </draw:text-box>
        </draw:frame>
        <draw:frame draw:style-name="gr269" draw:text-style-name="P3" draw:layer="layout" svg:width="0.493cm" svg:height="0.547cm" svg:x="3.164cm" svg:y="13.325cm">
          <draw:text-box>
            <text:p text:style-name="P1"><text:span text:style-name="T22">S</text:span></text:p>
          </draw:text-box>
        </draw:frame>
        <draw:frame draw:style-name="gr270" draw:text-style-name="P3" draw:layer="layout" svg:width="2.669cm" svg:height="0.547cm" svg:x="4.695cm" svg:y="13.325cm">
          <draw:text-box>
            <text:p text:style-name="P1"><text:span text:style-name="T2">Porte ouverte</text:span></text:p>
          </draw:text-box>
        </draw:frame>
        <draw:frame draw:style-name="gr269" draw:text-style-name="P3" draw:layer="layout" svg:width="0.493cm" svg:height="0.547cm" svg:x="3.069cm" svg:y="14.105cm">
          <draw:text-box>
            <text:p text:style-name="P1"><text:span text:style-name="T22">M</text:span></text:p>
          </draw:text-box>
        </draw:frame>
        <draw:frame draw:style-name="gr271" draw:text-style-name="P3" draw:layer="layout" svg:width="7.135cm" svg:height="0.547cm" svg:x="4.695cm" svg:y="14.105cm">
          <draw:text-box>
            <text:p text:style-name="P1"><text:span text:style-name="T2">Présentation formation, une journée</text:span></text:p>
          </draw:text-box>
        </draw:frame>
        <draw:frame draw:style-name="gr269" draw:text-style-name="P3" draw:layer="layout" svg:width="0.493cm" svg:height="0.547cm" svg:x="3.122cm" svg:y="14.885cm">
          <draw:text-box>
            <text:p text:style-name="P1"><text:span text:style-name="T22">A</text:span></text:p>
          </draw:text-box>
        </draw:frame>
        <draw:frame draw:style-name="gr272" draw:text-style-name="P3" draw:layer="layout" svg:width="4.193cm" svg:height="0.547cm" svg:x="4.695cm" svg:y="14.885cm">
          <draw:text-box>
            <text:p text:style-name="P1"><text:span text:style-name="T2">Bon planning à avoir</text:span></text:p>
          </draw:text-box>
        </draw:frame>
        <draw:frame draw:style-name="gr269" draw:text-style-name="P3" draw:layer="layout" svg:width="0.493cm" svg:height="0.547cm" svg:x="3.122cm" svg:y="15.664cm">
          <draw:text-box>
            <text:p text:style-name="P1"><text:span text:style-name="T22">R</text:span></text:p>
          </draw:text-box>
        </draw:frame>
        <draw:frame draw:style-name="gr273" draw:text-style-name="P3" draw:layer="layout" svg:width="8.151cm" svg:height="0.547cm" svg:x="4.695cm" svg:y="15.664cm">
          <draw:text-box>
            <text:p text:style-name="P1"><text:span text:style-name="T2">Prendre des idées réalisable et non folle. </text:span></text:p>
          </draw:text-box>
        </draw:frame>
        <draw:frame draw:style-name="gr269" draw:text-style-name="P3" draw:layer="layout" svg:width="0.493cm" svg:height="0.547cm" svg:x="3.136cm" svg:y="16.444cm">
          <draw:text-box>
            <text:p text:style-name="P1"><text:span text:style-name="T22">T</text:span></text:p>
          </draw:text-box>
        </draw:frame>
        <draw:frame draw:style-name="gr274" draw:text-style-name="P3" draw:layer="layout" svg:width="13.498cm" svg:height="0.547cm" svg:x="4.695cm" svg:y="16.444cm">
          <draw:text-box>
            <text:p text:style-name="P1"><text:span text:style-name="T2">11 mois au total. 3 mois d’avant-projet. 7 mois de préparation. Une </text:span></text:p>
          </draw:text-box>
        </draw:frame>
        <draw:frame draw:style-name="gr275" draw:text-style-name="P3" draw:layer="layout" svg:width="4.536cm" svg:height="0.547cm" svg:x="4.695cm" svg:y="17.012cm">
          <draw:text-box>
            <text:p text:style-name="P1"><text:span text:style-name="T2">journée de réalisation. </text:span></text:p>
          </draw:text-box>
        </draw:frame>
        <draw:frame draw:style-name="gr269" draw:text-style-name="P3" draw:layer="layout" svg:width="0.493cm" svg:height="0.547cm" svg:x="3.161cm" svg:y="17.792cm">
          <draw:text-box>
            <text:p text:style-name="P1"><text:span text:style-name="T22">+</text:span></text:p>
          </draw:text-box>
        </draw:frame>
        <draw:frame draw:style-name="gr276" draw:text-style-name="P3" draw:layer="layout" svg:width="2.22cm" svg:height="0.547cm" svg:x="4.695cm" svg:y="17.792cm">
          <draw:text-box>
            <text:p text:style-name="P1"><text:span text:style-name="T2">Motivation</text:span></text:p>
          </draw:text-box>
        </draw:frame>
        <draw:frame draw:style-name="gr147" draw:text-style-name="P7" draw:layer="layout" svg:width="0.425cm" svg:height="0.471cm" svg:x="10.294cm" svg:y="27.231cm">
          <draw:text-box>
            <text:p text:style-name="P1"><text:span text:style-name="T5">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Liberation Serif2" svg:font-family="'Liberation Serif'"/>
    <style:font-face style:name="OpenSymbol1" svg:font-family="OpenSymbol"/>
    <style:font-face style:name="Helvetica" svg:font-family="Helvetica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2.5cm" fo:margin-bottom="1cm" fo:margin-left="1.9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6" style:page-layout-name="PM0" draw:style-name="Mdp1"/>
    <style:master-page style:name="master-page41" style:page-layout-name="PM0" draw:style-name="Mdp1"/>
    <style:master-page style:name="master-page46" style:page-layout-name="PM0" draw:style-name="Mdp1"/>
    <style:master-page style:name="master-page51" style:page-layout-name="PM0" draw:style-name="Mdp1"/>
    <style:master-page style:name="master-page66" style:page-layout-name="PM0" draw:style-name="Mdp1"/>
    <style:master-page style:name="master-page77" style:page-layout-name="PM0" draw:style-name="Mdp1"/>
    <style:master-page style:name="master-page88" style:page-layout-name="PM0" draw:style-name="Mdp1"/>
    <style:master-page style:name="master-page107" style:page-layout-name="PM0" draw:style-name="Mdp1"/>
    <style:master-page style:name="master-page118" style:page-layout-name="PM0" draw:style-name="Mdp1"/>
    <style:master-page style:name="master-page149" style:page-layout-name="PM0" draw:style-name="Mdp1"/>
    <style:master-page style:name="master-page152" style:page-layout-name="PM0" draw:style-name="Mdp1"/>
    <style:master-page style:name="master-page17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22T17:32:57.142000000</dc:date>
    <meta:editing-duration>PT2M58S</meta:editing-duration>
    <meta:editing-cycles>1</meta:editing-cycles>
    <meta:generator>LibreOffice/6.1.5.2$Windows_X86_64 LibreOffice_project/90f8dcf33c87b3705e78202e3df5142b201bd805</meta:generator>
    <meta:document-statistic meta:object-count="2049"/>
  </office:meta>
</office:document-meta>
</file>